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0.224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4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32cm" fo:break-before="auto" style:use-optimal-row-height="true"/>
    </style:style>
    <style:style style:name="ro3" style:family="table-row">
      <style:table-row-properties style:row-height="1.642cm" fo:break-before="auto" style:use-optimal-row-height="true"/>
    </style:style>
    <style:style style:name="ro4" style:family="table-row">
      <style:table-row-properties style:row-height="2.037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1.245cm" fo:break-before="auto" style:use-optimal-row-height="true"/>
    </style:style>
    <style:style style:name="ro7" style:family="table-row">
      <style:table-row-properties style:row-height="3.096cm" fo:break-before="auto" style:use-optimal-row-height="false"/>
    </style:style>
    <style:style style:name="ta1" style:family="table" style:master-page-name="PageStyle_5f_SAPBEXqueries">
      <style:table-properties table:display="false" style:writing-mode="lr-tb"/>
    </style:style>
    <style:style style:name="ta2" style:family="table" style:master-page-name="PageStyle_5f_SAPBEXfilters">
      <style:table-properties table:display="false" style:writing-mode="lr-tb"/>
    </style:style>
    <style:style style:name="ta3" style:family="table" style:master-page-name="PageStyle_5f_Tabelle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SAPBEXHLevel0X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353cm" style:writing-mode="page"/>
    </style:style>
    <style:style style:name="ce4" style:family="table-cell" style:parent-style-name="SAPBEXchaText" style:data-style-name="N0">
      <style:table-cell-properties style:cell-protect="none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SAPBEXHLevel0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SAPBEXHLevel1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706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SAPBEXchaText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SAPBEXHLevel0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SAPBEXHLevel1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SAPBEXHLevel0X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SAPBEXstdData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SAPBEXstdData" style:data-style-name="N3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SAPBEXstdDataEmph" style:data-style-name="N3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SAPBEXstdDataEmph" style:data-style-name="N0">
      <style:table-cell-properties style:cell-protect="protected" style:print-content="tru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63cm" fo:padding-bottom="0cm" fo:padding-left="0.076cm" fo:padding-right="0.076cm" fo:wrap-option="wrap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APBEXqueries" table:style-name="ta1" table:print="false">
        <table:table-column table:style-name="co1" table:number-columns-repeated="1024" table:default-cell-style-name="Default"/>
        <table:table-row table:style-name="ro1">
          <table:table-cell office:value-type="float" office:value="9">
            <text:p>9</text:p>
            <draw:g table:end-cell-address="SAPBEXqueries.A2" table:end-x="0.37cm" table:end-y="0.015cm" draw:z-index="0" draw:name="SAPBEXhierarchyPlus">
              <draw:custom-shape draw:name="Rectangle 5" draw:style-name="gr1" draw:text-style-name="P2" svg:width="0.441cm" svg:height="0.343cm" draw:transform="rotate (1.5707963267946) translate (0.027cm 0.466cm)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4_-4" draw:style-name="gr2" draw:text-style-name="P3" svg:width="0.298cm" svg:height="0.204cm" draw:transform="rotate (-1.57079632679579) translate (0.314cm 0.085cm)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6"/>
          <table:table-cell>
            <draw:g table:end-cell-address="SAPBEXqueries.H2" table:end-x="1.64cm" table:end-y="0.015cm" draw:z-index="1" draw:name="SAPBEXhierarchyMinus">
              <draw:custom-shape draw:name="Rectangle 2" draw:style-name="gr1" draw:text-style-name="P2" svg:width="0.441cm" svg:height="0.345cm" draw:transform="rotate (1.5707963267946) translate (1.295cm 0.466cm)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4_-4" draw:style-name="gr2" draw:text-style-name="P3" svg:width="0.233cm" svg:height="0.274cm" svg:x="1.36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SAPBEXqueries.I2" table:end-x="0.048cm" table:end-y="0.016cm" draw:z-index="2" draw:name="SAPBEXhierarchyMinusX">
              <draw:custom-shape draw:name="Rectangle 8" draw:style-name="gr1" draw:text-style-name="P2" svg:width="0.372cm" svg:height="0.441cm" svg:x="1.834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4_-4" draw:style-name="gr2" draw:text-style-name="P3" svg:width="0.251cm" svg:height="0.274cm" svg:x="1.904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4_-4" draw:style-name="gr2" draw:text-style-name="P3" svg:width="0.1cm" svg:height="0.107cm" svg:x="1.975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>
            <draw:g table:end-cell-address="SAPBEXqueries.I2" table:end-x="0.668cm" table:end-y="0.015cm" draw:z-index="3" draw:name="SAPBEXlinkDoc">
              <draw:custom-shape draw:name="Rectangle 13" draw:style-name="gr1" draw:text-style-name="P2" svg:width="0.441cm" svg:height="0.343cm" draw:transform="rotate (1.5707963267946) translate (0.325cm 0.466cm)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AutoShape 23" draw:style-name="gr2" draw:text-style-name="P3" svg:width="0.185cm" svg:height="0.255cm" svg:x="0.408cm" svg:y="0.118cm">
                <text:p/>
                <draw:enhanced-geometry svg:viewBox="0 0 21600 21600" draw:glue-points="10800 0 0 10800 10800 21600 21600 10800" draw:text-areas="0 0 21600 ?f11" draw:type="paper" draw:modifiers="12343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9"/>
          <table:table-cell office:value-type="float" office:value="4">
            <text:p>4</text:p>
          </table:table-cell>
          <table:table-cell table:number-columns-repeated="59"/>
          <table:table-cell office:value-type="float" office:value="36">
            <text:p>36</text:p>
          </table:table-cell>
          <table:table-cell table:number-columns-repeated="19"/>
          <table:table-cell office:value-type="float" office:value="5">
            <text:p>5</text:p>
          </table:table-cell>
          <table:table-cell table:number-columns-repeated="19"/>
          <table:table-cell office:value-type="float" office:value="203">
            <text:p>203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49"/>
          <table:table-cell office:value-type="float" office:value="32">
            <text:p>32</text:p>
          </table:table-cell>
          <table:table-cell table:number-columns-repeated="793"/>
        </table:table-row>
        <table:table-row table:style-name="ro1">
          <table:table-cell office:value-type="float" office:value="24">
            <text:p>24</text:p>
          </table:table-cell>
          <table:table-cell table:number-columns-repeated="29"/>
          <table:table-cell office:value-type="float" office:value="54">
            <text:p>54</text:p>
          </table:table-cell>
          <table:table-cell table:number-columns-repeated="59"/>
          <table:table-cell office:value-type="float" office:value="9">
            <text:p>9</text:p>
          </table:table-cell>
          <table:table-cell table:number-columns-repeated="19"/>
          <table:table-cell office:value-type="float" office:value="11">
            <text:p>11</text:p>
          </table:table-cell>
          <table:table-cell table:number-columns-repeated="19"/>
          <table:table-cell office:value-type="float" office:value="13">
            <text:p>13</text:p>
          </table:table-cell>
          <table:table-cell table:number-columns-repeated="19"/>
          <table:table-cell office:value-type="float" office:value="11">
            <text:p>11</text:p>
          </table:table-cell>
          <table:table-cell table:number-columns-repeated="29"/>
          <table:table-cell office:value-type="float" office:value="20">
            <text:p>20</text:p>
          </table:table-cell>
          <table:table-cell table:number-columns-repeated="49"/>
          <table:table-cell office:value-type="float" office:value="2">
            <text:p>2</text:p>
          </table:table-cell>
          <table:table-cell table:number-columns-repeated="79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1O88HOK0KR5GFQ8LL3SZLEGXO</text:p>
          </table:table-cell>
          <table:table-cell table:style-name="ce1" table:formula="of:=TRUE()" office:value-type="boolean" office:boolean-value="true">
            <text:p>WAHR</text:p>
          </table:table-cell>
          <table:table-cell table:style-name="ce1" table:formula="of:=TRUE()" office:value-type="boolean" office:boolean-value="true">
            <text:p>WAHR</text:p>
          </table:table-cell>
          <table:table-cell office:value-type="string">
            <text:p>SAPBEXq00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table:formula="of:=TRUE()" office:value-type="boolean" office:boolean-value="true">
            <text:p>WAHR</text:p>
          </table:table-cell>
          <table:table-cell table:number-columns-repeated="2"/>
          <table:table-cell table:style-name="ce1" table:formula="of:=TRUE()" office:value-type="boolean" office:boolean-value="true">
            <text:p>WAHR</text:p>
          </table:table-cell>
          <table:table-cell table:style-name="ce1" table:formula="of:=FALSE()" office:value-type="boolean" office:boolean-value="false">
            <text:p>FALSCH</text:p>
          </table:table-cell>
          <table:table-cell/>
          <table:table-cell table:style-name="ce1" table:formula="of:=TRUE()" office:value-type="boolean" office:boolean-value="true">
            <text:p>WAHR</text:p>
          </table:table-cell>
          <table:table-cell table:style-name="ce1" table:formula="of:=FALSE()" office:value-type="boolean" office:boolean-value="false">
            <text:p>FALSCH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1" table:formula="of:=TRUE()" office:value-type="boolean" office:boolean-value="true">
            <text:p>WAHR</text:p>
          </table:table-cell>
          <table:table-cell table:style-name="ce1" table:formula="of:=FALSE()" office:value-type="boolean" office:boolean-value="false">
            <text:p>FALSCH</text:p>
          </table:table-cell>
          <table:table-cell table:number-columns-repeated="3"/>
          <table:table-cell table:style-name="ce1" table:formula="of:=FALSE()" office:value-type="boolean" office:boolean-value="false">
            <text:p>FALSCH</text:p>
          </table:table-cell>
          <table:table-cell table:style-name="ce1" table:formula="of:=FALSE()" office:value-type="boolean" office:boolean-value="false">
            <text:p>FALSCH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NKF_KOPL</text:p>
          </table:table-cell>
          <table:table-cell office:value-type="string">
            <text:p>Kontenpla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01</text:p>
          </table:table-cell>
          <table:table-cell table:number-columns-repeated="7"/>
          <table:table-cell office:value-type="string">
            <text:p>0</text:p>
          </table:table-cell>
          <table:table-cell office:value-type="string">
            <text:p>00</text:p>
          </table:table-cell>
          <table:table-cell table:number-columns-repeated="3"/>
          <table:table-cell office:value-type="string">
            <text:p>00000000</text:p>
          </table:table-cell>
          <table:table-cell office:value-type="string">
            <text:p>K</text:p>
          </table:table-cell>
          <table:table-cell office:value-type="string">
            <text:p>NKF_KOPL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</text:p>
          </table:table-cell>
          <table:table-cell table:number-columns-repeated="5"/>
          <table:table-cell office:value-type="string">
            <text:p>00000000</text:p>
          </table:table-cell>
          <table:table-cell office:value-type="string">
            <text:p>0000</text:p>
          </table:table-cell>
          <table:table-cell/>
          <table:table-cell office:value-type="string">
            <text:p>0</text:p>
          </table:table-cell>
          <table:table-cell table:number-columns-repeated="4"/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/>
          <table:table-cell office:value-type="string">
            <text:p>2</text:p>
          </table:table-cell>
          <table:table-cell/>
          <table:table-cell office:value-type="string">
            <text:p>0</text:p>
          </table:table-cell>
          <table:table-cell office:value-type="string">
            <text:p>ETD6L0IBALXCIKZ29LDET8NJW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EXMMVOFI1DEOSXC6OWSGHVXVG</text:p>
          </table:table-cell>
          <table:table-cell office:value-type="string">
            <text:p>1 Steuern und ähnliche Abgaben</text:p>
          </table:table-cell>
          <table:table-cell office:value-type="string">
            <text:p>0001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NKF_PRCTR</text:p>
          </table:table-cell>
          <table:table-cell office:value-type="string">
            <text:p>0LOGSYS</text:p>
          </table:table-cell>
          <table:table-cell office:value-type="string">
            <text:p>Quellsystem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0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Ergebnisplan Plan/Ist Kämmerer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0001</text:p>
          </table:table-cell>
          <table:table-cell table:number-columns-repeated="6"/>
          <table:table-cell office:value-type="string">
            <text:p>U</text:p>
          </table:table-cell>
          <table:table-cell/>
          <table:table-cell office:value-type="string">
            <text:p>00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EVHWQCGWNZO0NR5MH92XNKAPO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00000000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 office:value-type="string">
            <text:p>0</text:p>
          </table:table-cell>
          <table:table-cell table:number-columns-repeated="4"/>
          <table:table-cell table:number-columns-repeated="5" office:value-type="string">
            <text:p>0</text:p>
          </table:table-cell>
          <table:table-cell table:number-columns-repeated="5"/>
          <table:table-cell office:value-type="string">
            <text:p>EVHWQCGWNZO0NR5MH92XNKAPO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CX6JF8IB05LVJMLGJYC7ETCFW</text:p>
          </table:table-cell>
          <table:table-cell office:value-type="string">
            <text:p>Ergebnis 2009</text:p>
          </table:table-cell>
          <table:table-cell office:value-type="string">
            <text:p>0001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NKF_PRCTR</text:p>
          </table:table-cell>
          <table:table-cell office:value-type="string">
            <text:p>0OBJ_CURR</text:p>
          </table:table-cell>
          <table:table-cell office:value-type="string">
            <text:p>O.Währung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8</text:p>
          </table:table-cell>
          <table:table-cell office:value-type="string">
            <text:p>4</text:p>
          </table:table-cell>
          <table:table-cell table:number-columns-repeated="791"/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  <table:table-cell office:value-type="string">
            <text:p>NKF_PRCTR</text:p>
          </table:table-cell>
          <table:table-cell office:value-type="string">
            <text:p>Profit Center</text:p>
          </table:table-cell>
          <table:table-cell office:value-type="string">
            <text:p>X</text:p>
          </table:table-cell>
          <table:table-cell/>
          <table:table-cell office:value-type="string">
            <text:p>Y</text:p>
          </table:table-cell>
          <table:table-cell office:value-type="string">
            <text:p>0001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03</text:p>
          </table:table-cell>
          <table:table-cell/>
          <table:table-cell office:value-type="string">
            <text:p>B6K100C1</text:p>
          </table:table-cell>
          <table:table-cell/>
          <table:table-cell office:value-type="string">
            <text:p>00000000</text:p>
          </table:table-cell>
          <table:table-cell office:value-type="string">
            <text:p>K</text:p>
          </table:table-cell>
          <table:table-cell office:value-type="string">
            <text:p>NKF_PRCTR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NKF_PRCTR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00000000</text:p>
          </table:table-cell>
          <table:table-cell office:value-type="string">
            <text:p>000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2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/>
          <table:table-cell office:value-type="string">
            <text:p>0</text:p>
          </table:table-cell>
          <table:table-cell office:value-type="string">
            <text:p>1JYS70MTTZO45DVH5SDXWR6M4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EZRD10E3ER5CY3IQWKHZC7L18</text:p>
          </table:table-cell>
          <table:table-cell office:value-type="string">
            <text:p>2 + Zuwendungen und allgemeine Umlagen</text:p>
          </table:table-cell>
          <table:table-cell office:value-type="string">
            <text:p>0002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NKF_PRCTR</text:p>
          </table:table-cell>
          <table:table-cell office:value-type="string">
            <text:p>NKF_PSPEL</text:p>
          </table:table-cell>
          <table:table-cell office:value-type="string">
            <text:p>Projektstrukturplane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1</text:p>
          </table:table-cell>
          <table:table-cell table:number-columns-repeated="792"/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Struktur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0002</text:p>
          </table:table-cell>
          <table:table-cell table:number-columns-repeated="6"/>
          <table:table-cell office:value-type="string">
            <text:p>U</text:p>
          </table:table-cell>
          <table:table-cell/>
          <table:table-cell office:value-type="string">
            <text:p>00</text:p>
          </table:table-cell>
          <table:table-cell table:number-columns-repeated="4"/>
          <table:table-cell office:value-type="string">
            <text:p>K</text:p>
          </table:table-cell>
          <table:table-cell office:value-type="string">
            <text:p>CV1T9WJPMRV7EGEWCAMOKHPA4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00000000</text:p>
          </table:table-cell>
          <table:table-cell office:value-type="string">
            <text:p>0000</text:p>
          </table:table-cell>
          <table:table-cell/>
          <table:table-cell office:value-type="string">
            <text:p>0</text:p>
          </table:table-cell>
          <table:table-cell table:number-columns-repeated="4"/>
          <table:table-cell table:number-columns-repeated="5" office:value-type="string">
            <text:p>0</text:p>
          </table:table-cell>
          <table:table-cell table:number-columns-repeated="5"/>
          <table:table-cell office:value-type="string">
            <text:p>CV1T9WJPMRV7EGEWCAMOKHPA4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CZB9KKGWDJCJOSS0RM1Q94ZLO</text:p>
          </table:table-cell>
          <table:table-cell office:value-type="string">
            <text:p>Ansatz 2010</text:p>
          </table:table-cell>
          <table:table-cell office:value-type="string">
            <text:p>0002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NKF_PRCTR</text:p>
          </table:table-cell>
          <table:table-cell office:value-type="string">
            <text:p>NKF_VA</text:p>
          </table:table-cell>
          <table:table-cell office:value-type="string">
            <text:p>Verantwortlicher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4</text:p>
          </table:table-cell>
          <table:table-cell office:value-type="string">
            <text:p>1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F1W36CCOS4W139PB487I6J870</text:p>
          </table:table-cell>
          <table:table-cell office:value-type="string">
            <text:p>3 + Sonstige Transfererträge</text:p>
          </table:table-cell>
          <table:table-cell office:value-type="string">
            <text:p>0003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NKF_KOPL</text:p>
          </table:table-cell>
          <table:table-cell office:value-type="string">
            <text:p>0LOGSYS</text:p>
          </table:table-cell>
          <table:table-cell office:value-type="string">
            <text:p>Quellsystem</text:p>
          </table:table-cell>
          <table:table-cell office:value-type="string">
            <text:p>0000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0</text:p>
          </table:table-cell>
          <table:table-cell table:number-columns-repeated="1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3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D1FZPWFHQX37TYYKZ9R93GMRG</text:p>
          </table:table-cell>
          <table:table-cell office:value-type="string">
            <text:p>Ansatz 2011</text:p>
          </table:table-cell>
          <table:table-cell office:value-type="string">
            <text:p>0003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2</text:p>
          </table:table-cell>
          <table:table-cell office:value-type="string">
            <text:p>1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D3KPV8E34ATVZ5556XGRXS9X8</text:p>
          </table:table-cell>
          <table:table-cell office:value-type="string">
            <text:p>Plan 2012</text:p>
          </table:table-cell>
          <table:table-cell office:value-type="string">
            <text:p>0004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0JWCDNE62EOEX4VMNYC0CGFW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9000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F40TBOBA5IMP8FVVBVX10UVCS</text:p>
          </table:table-cell>
          <table:table-cell office:value-type="string">
            <text:p>4 + Öffentlich-rechtliche Leistungsentgelte</text:p>
          </table:table-cell>
          <table:table-cell office:value-type="string">
            <text:p>0004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7</text:p>
          </table:table-cell>
          <table:table-cell office:value-type="string">
            <text:p>ECBDECTKBJZZD7IKKBP82NI9O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D5PG0KCOHOKK4BBPEL6AS3X30</text:p>
          </table:table-cell>
          <table:table-cell office:value-type="string">
            <text:p>Plan 2013</text:p>
          </table:table-cell>
          <table:table-cell office:value-type="string">
            <text:p>00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10001</text:p>
          </table:table-cell>
          <table:table-cell office:value-type="string">
            <text:p>1O88HOK0KR5GFQ8LL3SZLEGXO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0JWCDNE62EOEX4VMNYC0CGFW</text:p>
          </table:table-cell>
          <table:table-cell office:value-type="string">
            <text:p>5 + Privatrechtliche Leistungsentgelte</text:p>
          </table:table-cell>
          <table:table-cell office:value-type="string">
            <text:p>000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10003</text:p>
          </table:table-cell>
          <table:table-cell office:value-type="string">
            <text:p>NKF_MPPCA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3IBNG9GWI878BV2JTO9J1BBY4</text:p>
          </table:table-cell>
          <table:table-cell office:value-type="string">
            <text:p>Plan 2014</text:p>
          </table:table-cell>
          <table:table-cell office:value-type="string">
            <text:p>0006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10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2OMHPLZJG5CK3BFUBNUUO3LO</text:p>
          </table:table-cell>
          <table:table-cell office:value-type="string">
            <text:p>6 + Kostenerstattungen und Kostenumlagen</text:p>
          </table:table-cell>
          <table:table-cell office:value-type="string">
            <text:p>0006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9</text:p>
          </table:table-cell>
          <table:table-cell office:value-type="string">
            <text:p>2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4TCN1KKWTW0P9I01ZDDOZQRG</text:p>
          </table:table-cell>
          <table:table-cell office:value-type="string">
            <text:p>7 + Sonstige ordentliche Ertäge</text:p>
          </table:table-cell>
          <table:table-cell office:value-type="string">
            <text:p>0007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13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CV1T9WJPMRV7EGEWCAMOKHPA4</text:p>
          </table:table-cell>
          <table:table-cell office:value-type="string">
            <text:p>3OR11YUNTW780GIYNIP6O4TH8</text:p>
          </table:table-cell>
          <table:table-cell office:value-type="string">
            <text:p>Plan 2015</text:p>
          </table:table-cell>
          <table:table-cell office:value-type="string">
            <text:p>0007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2OMHPLZJG5CK3BFUBNUUO3LO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9002</text:p>
          </table:table-cell>
          <table:table-cell office:value-type="string">
            <text:p>EVHWQCGWNZO0NR5MH92XNKAPO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6Y2SDJ6A7MOUFOK9N2WJBDX8</text:p>
          </table:table-cell>
          <table:table-cell office:value-type="string">
            <text:p>8 + Aktivierte Eigenleistungen</text:p>
          </table:table-cell>
          <table:table-cell office:value-type="string">
            <text:p>000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20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92SXPHRNLDCZLV4HASFDN130</text:p>
          </table:table-cell>
          <table:table-cell office:value-type="string">
            <text:p>9 +/- Bestandsveränderungen</text:p>
          </table:table-cell>
          <table:table-cell office:value-type="string">
            <text:p>0009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21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B7J31GD0Z414S1OOYHY7YO8S</text:p>
          </table:table-cell>
          <table:table-cell office:value-type="string">
            <text:p>10 = Ordentliche Erträge</text:p>
          </table:table-cell>
          <table:table-cell office:value-type="string">
            <text:p>0010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23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DC98DEYECUP9Y88WM7H2ABEK</text:p>
          </table:table-cell>
          <table:table-cell office:value-type="string">
            <text:p>11 - Personalaufwendungen</text:p>
          </table:table-cell>
          <table:table-cell office:value-type="string">
            <text:p>0011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22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FGZDPDJRQLDF4ET49WZWLYKC</text:p>
          </table:table-cell>
          <table:table-cell office:value-type="string">
            <text:p>12 - Versorgungsaufwendungen</text:p>
          </table:table-cell>
          <table:table-cell office:value-type="string">
            <text:p>0012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21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HLPJ1C554C1KALDBXMIQXLQ4</text:p>
          </table:table-cell>
          <table:table-cell office:value-type="string">
            <text:p>13 - Aufwendungen für Sach- und Dienstleistungen</text:p>
          </table:table-cell>
          <table:table-cell office:value-type="string">
            <text:p>0013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30</text:p>
          </table:table-cell>
          <table:table-cell table:number-columns-repeated="79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JQFODAQII2PPGRXJLC1L98VW</text:p>
          </table:table-cell>
          <table:table-cell office:value-type="string">
            <text:p>14 - Bilanzielle Abschreibungen</text:p>
          </table:table-cell>
          <table:table-cell office:value-type="string">
            <text:p>0014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4TCN1KKWTW0P9I01ZDDOZQRG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40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LV5TP9BVVTDUMYHR91KFKW1O</text:p>
          </table:table-cell>
          <table:table-cell office:value-type="string">
            <text:p>15 - Transferaufwendungen</text:p>
          </table:table-cell>
          <table:table-cell office:value-type="string">
            <text:p>0015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41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NZVZ17X99K1ZT51YWR39WJ7G</text:p>
          </table:table-cell>
          <table:table-cell office:value-type="string">
            <text:p>16 - Sonstige ordentliche Aufwendungen</text:p>
          </table:table-cell>
          <table:table-cell office:value-type="string">
            <text:p>0016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42</text:p>
          </table:table-cell>
          <table:table-cell office:value-type="string">
            <text:p>02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Q4M4D6IMNAQ4ZBM6KGM486D8</text:p>
          </table:table-cell>
          <table:table-cell office:value-type="string">
            <text:p>17 = Ordentliche Aufwendungen</text:p>
          </table:table-cell>
          <table:table-cell office:value-type="string">
            <text:p>0017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043</text:p>
          </table:table-cell>
          <table:table-cell office:value-type="string">
            <text:p>01</text:p>
          </table:table-cell>
          <table:table-cell table:number-columns-repeated="791"/>
        </table:table-row>
        <table:table-row table:style-name="ro2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S9C9P54011EA5I6E864YJTJ0</text:p>
          </table:table-cell>
          <table:table-cell table:style-name="ce2" office:value-type="string">
            <text:p>18 = Ergebnis der laufenden Verwaltungstätigk. </text:p>
            <text:p>(= 10 + 17)</text:p>
          </table:table-cell>
          <table:table-cell office:value-type="string">
            <text:p>0018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9001</text:p>
          </table:table-cell>
          <table:table-cell office:value-type="string">
            <text:p>Ergebnisplan_Kämmerer_060911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UE2F13PDES2FBOQLVVNSVGOS</text:p>
          </table:table-cell>
          <table:table-cell office:value-type="string">
            <text:p>19 + Finanzerträge</text:p>
          </table:table-cell>
          <table:table-cell office:value-type="string">
            <text:p>0019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10002</text:p>
          </table:table-cell>
          <table:table-cell office:value-type="string">
            <text:p>ECBDECTKBJZZD7IKKBP82NI9O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WISKD2AQSIQKHVATJL6N73UK</text:p>
          </table:table-cell>
          <table:table-cell office:value-type="string">
            <text:p>20 - Zinsen und ähnliche Finanzaufwendungen</text:p>
          </table:table-cell>
          <table:table-cell office:value-type="string">
            <text:p>0020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5</text:p>
          </table:table-cell>
          <table:table-cell table:number-columns-repeated="792"/>
        </table:table-row>
        <table:table-row table:style-name="ro3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0YNIPP0W469EPO1V17APHIR0C</text:p>
          </table:table-cell>
          <table:table-cell table:style-name="ce2" office:value-type="string">
            <text:p>21 = Finanzergebnis</text:p>
            <text:p>(= 19 + 20)</text:p>
          </table:table-cell>
          <table:table-cell office:value-type="string">
            <text:p>0021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6Y2SDJ6A7MOUFOK9N2WJBDX8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06</text:p>
          </table:table-cell>
          <table:table-cell table:number-columns-repeated="792"/>
        </table:table-row>
        <table:table-row table:style-name="ro3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0S8V0ZHHK02UU8F8V08BUE64</text:p>
          </table:table-cell>
          <table:table-cell table:style-name="ce2" office:value-type="string">
            <text:p>22 = Ordentliches Ergebnis</text:p>
            <text:p>(= 18 + 21))</text:p>
          </table:table-cell>
          <table:table-cell office:value-type="string">
            <text:p>0022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12</text:p>
          </table:table-cell>
          <table:table-cell office:value-type="string">
            <text:p>0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2WZ0CY2UXQR00EZGIPR661BW</text:p>
          </table:table-cell>
          <table:table-cell office:value-type="string">
            <text:p>23 + Außerordentliche Erträge</text:p>
          </table:table-cell>
          <table:table-cell office:value-type="string">
            <text:p>0023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200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51P5OWO8BHF56LJO6FA0HOHO</text:p>
          </table:table-cell>
          <table:table-cell office:value-type="string">
            <text:p>24 - Außerordentliche Aufwendungen</text:p>
          </table:table-cell>
          <table:table-cell office:value-type="string">
            <text:p>0024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4000</text:p>
          </table:table-cell>
          <table:table-cell office:value-type="string">
            <text:p>X</text:p>
          </table:table-cell>
          <table:table-cell table:number-columns-repeated="791"/>
        </table:table-row>
        <table:table-row table:style-name="ro4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76FB0V9LP83ACS3VU4SUTBNG</text:p>
          </table:table-cell>
          <table:table-cell table:style-name="ce2" office:value-type="string">
            <text:p>25 = Außerordentliches Ergebnis</text:p>
            <text:p>(= 23 + 24)</text:p>
          </table:table-cell>
          <table:table-cell office:value-type="string">
            <text:p>0025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"/>
          <table:table-cell office:value-type="float" office:value="4">
            <text:p>4</text:p>
          </table:table-cell>
          <table:table-cell office:value-type="string">
            <text:p>0000000114</text:p>
          </table:table-cell>
          <table:table-cell office:value-type="string">
            <text:p>2</text:p>
          </table:table-cell>
          <table:table-cell table:number-columns-repeated="791"/>
        </table:table-row>
        <table:table-row table:style-name="ro3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9B5GCTUZ2YRFIYO3HUBP4YT8</text:p>
          </table:table-cell>
          <table:table-cell table:style-name="ce2" office:value-type="string">
            <text:p>26 = Jahresergebnis</text:p>
            <text:p>(= 22 + 25)</text:p>
          </table:table-cell>
          <table:table-cell office:value-type="string">
            <text:p>0026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BFVLOSGCGPFKP58B5JUJGLZ0</text:p>
          </table:table-cell>
          <table:table-cell office:value-type="string">
            <text:p>27 + Erträge aus internen Leistungsbeziehungen</text:p>
          </table:table-cell>
          <table:table-cell office:value-type="string">
            <text:p>0027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DKLR0R1PUG3PVBSIT9DDS94S</text:p>
          </table:table-cell>
          <table:table-cell office:value-type="string">
            <text:p>28 - Aufwendungen aus internen Leistungsbeziehungen</text:p>
          </table:table-cell>
          <table:table-cell office:value-type="string">
            <text:p>0028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30"/>
          <table:table-cell office:value-type="float" office:value="4">
            <text:p>4</text:p>
          </table:table-cell>
          <table:table-cell office:value-type="string">
            <text:p>092SXPHRNLDCZLV4HASFDN130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3">
          <table:table-cell table:number-columns-repeated="90"/>
          <table:table-cell office:value-type="float" office:value="4">
            <text:p>4</text:p>
          </table:table-cell>
          <table:table-cell office:value-type="string">
            <text:p>EVHWQCGWNZO0NR5MH92XNKAPO</text:p>
          </table:table-cell>
          <table:table-cell office:value-type="string">
            <text:p>1FPBWCPN386RV1ICQGYW83WAK</text:p>
          </table:table-cell>
          <table:table-cell table:style-name="ce2" office:value-type="string">
            <text:p>29 = Ergebnis</text:p>
            <text:p>(= 26, 27, 28)</text:p>
          </table:table-cell>
          <table:table-cell office:value-type="string">
            <text:p>0029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L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B7J31GD0Z414S1OOYHY7YO8S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DC98DEYECUP9Y88WM7H2ABEK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FGZDPDJRQLDF4ET49WZWLYKC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HLPJ1C554C1KALDBXMIQXLQ4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JQFODAQII2PPGRXJLC1L98VW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LV5TP9BVVTDUMYHR91KFKW1O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NZVZ17X99K1ZT51YWR39WJ7G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Q4M4D6IMNAQ4ZBM6KGM486D8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S9C9P54011EA5I6E864YJTJ0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UE2F13PDES2FBOQLVVNSVGOS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WISKD2AQSIQKHVATJL6N73UK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0YNIPP0W469EPO1V17APHIR0C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0S8V0ZHHK02UU8F8V08BUE64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2WZ0CY2UXQR00EZGIPR661BW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51P5OWO8BHF56LJO6FA0HOHO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76FB0V9LP83ACS3VU4SUTBNG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9B5GCTUZ2YRFIYO3HUBP4YT8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BFVLOSGCGPFKP58B5JUJGLZ0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DKLR0R1PUG3PVBSIT9DDS94S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1FPBWCPN386RV1ICQGYW83WAK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XMMVOFI1DEOSXC6OWSGHVXVG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EZRD10E3ER5CY3IQWKHZC7L18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1W36CCOS4W139PB487I6J870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3IBNG9GWI878BV2JTO9J1BBY4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3OR11YUNTW780GIYNIP6O4TH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CX6JF8IB05LVJMLGJYC7ETCFW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CZB9KKGWDJCJOSS0RM1Q94ZLO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D1FZPWFHQX37TYYKZ9R93GMRG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D3KPV8E34ATVZ5556XGRXS9X8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>
          <table:table-cell table:number-columns-repeated="130"/>
          <table:table-cell office:value-type="float" office:value="4">
            <text:p>4</text:p>
          </table:table-cell>
          <table:table-cell office:value-type="string">
            <text:p>F40TBOBA5IMP8FVVBVX10UVCS</text:p>
          </table:table-cell>
          <table:table-cell office:value-type="string">
            <text:p>D5PG0KCOHOKK4BBPEL6AS3X30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00</text:p>
          </table:table-cell>
          <table:table-cell office:value-type="string">
            <text:p>X</text:p>
          </table:table-cell>
          <table:table-cell table:number-columns-repeated="2" office:value-type="string">
            <text:p>0</text:p>
          </table:table-cell>
          <table:table-cell table:number-columns-repeated="882"/>
        </table:table-row>
        <table:table-row table:style-name="ro1" table:number-rows-repeated="794">
          <table:table-cell table:number-columns-repeated="1024"/>
        </table:table-row>
        <table:table-row table:style-name="ro5">
          <table:table-cell table:number-columns-repeated="251"/>
          <table:table-cell table:style-name="ce3" office:value-type="string">
            <text:p/>
            <text:p>X</text:p>
          </table:table-cell>
          <table:table-cell table:number-columns-repeated="772"/>
        </table:table-row>
        <table:table-row table:style-name="ro6">
          <table:table-cell table:number-columns-repeated="251"/>
          <table:table-cell table:style-name="ce3" office:value-type="string">
            <text:p/>
            <text:p/>
            <text:p>X</text:p>
          </table:table-cell>
          <table:table-cell table:number-columns-repeated="772"/>
        </table:table-row>
      </table:table>
      <table:table table:name="SAPBEXfilters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00"/>
          <table:table-cell office:value-type="float" office:value="0">
            <text:p>0</text:p>
          </table:table-cell>
          <table:table-cell table:number-columns-repeated="54"/>
          <table:table-cell office:value-type="float" office:value="0">
            <text:p>0</text:p>
          </table:table-cell>
          <table:table-cell table:number-columns-repeated="49"/>
          <table:table-cell office:value-type="float" office:value="0">
            <text:p>0</text:p>
          </table:table-cell>
          <table:table-cell table:number-columns-repeated="818"/>
        </table:table-row>
        <table:table-row table:style-name="ro1">
          <table:table-cell table:number-columns-repeated="100"/>
          <table:table-cell office:value-type="float" office:value="8">
            <text:p>8</text:p>
          </table:table-cell>
          <table:table-cell table:number-columns-repeated="54"/>
          <table:table-cell office:value-type="float" office:value="7">
            <text:p>7</text:p>
          </table:table-cell>
          <table:table-cell table:number-columns-repeated="49"/>
          <table:table-cell office:value-type="float" office:value="31">
            <text:p>31</text:p>
          </table:table-cell>
          <table:table-cell table:number-columns-repeated="818"/>
        </table:table-row>
      </table:table>
      <table:table table:name="Tabelle1" table:style-name="ta3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4" table:default-cell-style-name="ce12"/>
        <table:table-column table:style-name="co5" table:default-cell-style-name="ce11"/>
        <table:table-column table:style-name="co4" table:number-columns-repeated="2" table:default-cell-style-name="ce11"/>
        <table:table-column table:style-name="co4" table:default-cell-style-name="ce12"/>
        <table:table-column table:style-name="co6" table:default-cell-style-name="ce11"/>
        <table:table-column table:style-name="co7" table:default-cell-style-name="ce11"/>
        <table:table-column table:style-name="co4" table:default-cell-style-name="ce13"/>
        <table:table-column table:style-name="co8" table:default-cell-style-name="ce12"/>
        <table:table-column table:style-name="co4" table:number-columns-repeated="3" table:default-cell-style-name="ce12"/>
        <table:table-column table:style-name="co4" table:default-cell-style-name="ce11"/>
        <table:table-column table:style-name="co4" table:default-cell-style-name="ce12"/>
        <table:table-column table:style-name="co4" table:number-columns-repeated="2" table:default-cell-style-name="ce13"/>
        <table:table-column table:style-name="co4" table:number-columns-repeated="2" table:default-cell-style-name="ce11"/>
        <table:table-column table:style-name="co4" table:default-cell-style-name="ce14"/>
        <table:table-column table:style-name="co4" table:default-cell-style-name="ce13"/>
        <table:table-column table:style-name="co4" table:number-columns-repeated="2" table:default-cell-style-name="ce11"/>
        <table:table-column table:style-name="co4" table:default-cell-style-name="ce14"/>
        <table:table-column table:style-name="co4" table:default-cell-style-name="ce13"/>
        <table:table-column table:style-name="co4" table:number-columns-repeated="3" table:default-cell-style-name="ce12"/>
        <table:table-column table:style-name="co4" table:default-cell-style-name="Default"/>
        <table:table-column table:style-name="co1" table:number-columns-repeated="993" table:default-cell-style-name="Default"/>
        <table:table-row table:style-name="ro7">
          <table:table-cell table:style-name="ce4" office:value-type="string">
            <text:p>Profit Center</text:p>
          </table:table-cell>
          <table:table-cell table:style-name="ce7" office:value-type="string">
            <text:p>Ergebnisplan Plan/Ist Kämmerer</text:p>
          </table:table-cell>
          <table:table-cell table:style-name="ce10" office:value-type="string">
            <text:p>1 Steuern und ähnliche Abgaben</text:p>
          </table:table-cell>
          <table:table-cell table:style-name="ce10" office:value-type="string">
            <text:p>2 + Zuwendungen und allgemeine Umlagen</text:p>
          </table:table-cell>
          <table:table-cell table:style-name="ce10" office:value-type="string">
            <text:p>3 + Sonstige Transfererträge</text:p>
          </table:table-cell>
          <table:table-cell table:style-name="ce10" office:value-type="string">
            <text:p>4 + Öffentlich-rechtliche Leistungsent-gelte</text:p>
          </table:table-cell>
          <table:table-cell table:style-name="ce10" office:value-type="string">
            <text:p>5 + Privatrecht-liche Leistungs-entgelte</text:p>
          </table:table-cell>
          <table:table-cell table:style-name="ce10" office:value-type="string">
            <text:p>6 + Kostenerstatt-ungen und Kostenumlagen</text:p>
          </table:table-cell>
          <table:table-cell table:style-name="ce10" office:value-type="string">
            <text:p>7 + Sonstige ordentliche Ertäge</text:p>
          </table:table-cell>
          <table:table-cell table:style-name="ce10" office:value-type="string">
            <text:p>8 + Aktivierte Eigenleistungen</text:p>
          </table:table-cell>
          <table:table-cell table:style-name="ce10" office:value-type="string">
            <text:p>10 = Ordentliche Erträge</text:p>
          </table:table-cell>
          <table:table-cell table:style-name="ce10" office:value-type="string">
            <text:p>11 - Personalauf-wendungen</text:p>
          </table:table-cell>
          <table:table-cell table:style-name="ce10" office:value-type="string">
            <text:p>12 - Versorgungsaufwendungen</text:p>
          </table:table-cell>
          <table:table-cell table:style-name="ce10" office:value-type="string">
            <text:p>13 - Aufwendungen für Sach- und Dienstleis-tungen</text:p>
          </table:table-cell>
          <table:table-cell table:style-name="ce10" office:value-type="string">
            <text:p>14 - Bilanzielle Abschreibungen</text:p>
          </table:table-cell>
          <table:table-cell table:style-name="ce10" office:value-type="string">
            <text:p>15 - Transferaufwen-dungen</text:p>
          </table:table-cell>
          <table:table-cell table:style-name="ce10" office:value-type="string">
            <text:p>16 - Sonstige ordentliche Aufwendungen</text:p>
          </table:table-cell>
          <table:table-cell table:style-name="ce10" office:value-type="string">
            <text:p>17 = Ordentliche Aufwendungen</text:p>
          </table:table-cell>
          <table:table-cell table:style-name="ce10" office:value-type="string">
            <text:p>18 = Ergebnis der laufenden Verwaltungs-tätigkeit</text:p>
            <text:p>(= 10 + 17)</text:p>
          </table:table-cell>
          <table:table-cell table:style-name="ce10" office:value-type="string">
            <text:p>19 + Finanzerträge</text:p>
          </table:table-cell>
          <table:table-cell table:style-name="ce10" office:value-type="string">
            <text:p>20 - Zinsen und ähnliche Finanzaufwen-dungen</text:p>
          </table:table-cell>
          <table:table-cell table:style-name="ce10" office:value-type="string">
            <text:p>21 = Finanzergebnis</text:p>
            <text:p>(= 19 + 20)</text:p>
          </table:table-cell>
          <table:table-cell table:style-name="ce10" office:value-type="string">
            <text:p>22 = Ordentliches Ergebnis</text:p>
            <text:p>(= 18 + 21))</text:p>
          </table:table-cell>
          <table:table-cell table:style-name="ce10" office:value-type="string">
            <text:p>23 + Außerordent-liche Erträge</text:p>
          </table:table-cell>
          <table:table-cell table:style-name="ce10" office:value-type="string">
            <text:p>24 - Außerordent-liche Aufwendungen</text:p>
          </table:table-cell>
          <table:table-cell table:style-name="ce10" office:value-type="string">
            <text:p>25 = Außerordent-liches Ergebnis</text:p>
            <text:p>(= 23 + 24)</text:p>
          </table:table-cell>
          <table:table-cell table:style-name="ce10" office:value-type="string">
            <text:p>26 = Jahresergebnis</text:p>
            <text:p>(= 22 + 25)</text:p>
          </table:table-cell>
          <table:table-cell table:style-name="ce10" office:value-type="string">
            <text:p>27 + Erträge aus internen Leistungsbe-ziehungen</text:p>
          </table:table-cell>
          <table:table-cell table:style-name="ce10" office:value-type="string">
            <text:p>28 - Aufwendungen aus internen Leistungsbe-ziehungen</text:p>
          </table:table-cell>
          <table:table-cell table:style-name="ce10" office:value-type="string">
            <text:p>29 = Ergebnis</text:p>
            <text:p>(= 26, 27, 28)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1</text:p>
            <draw:g table:end-cell-address="Tabelle1.A3" table:end-x="0.41cm" table:end-y="0.016cm" draw:z-index="0" draw:name="SAPBEXq0001 U13C0F4E5B820">
              <draw:custom-shape draw:name="SAPBEXq0001 U13C0F4E5B82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olitische Gremi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" table:end-x="0.41cm" table:end-y="0.016cm" draw:z-index="106" draw:name="SAPBEXq0001 U13C0F4CFB071">
              <draw:custom-shape draw:name="SAPBEXq0001 U13C0F4CFB07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95517.15">
            <text:p>-495.517</text:p>
          </table:table-cell>
          <table:table-cell table:number-columns-repeated="2"/>
          <table:table-cell table:style-name="ce12" office:value-type="float" office:value="-134750">
            <text:p>-134.750</text:p>
          </table:table-cell>
          <table:table-cell office:value-type="float" office:value="-166434.56">
            <text:p>-166.435</text:p>
          </table:table-cell>
          <table:table-cell table:style-name="ce12" office:value-type="float" office:value="-81995.47">
            <text:p>-81.995</text:p>
          </table:table-cell>
          <table:table-cell/>
          <table:table-cell office:value-type="float" office:value="-878697.18">
            <text:p>-878.697</text:p>
          </table:table-cell>
          <table:table-cell office:value-type="float" office:value="442000">
            <text:p>442.000</text:p>
          </table:table-cell>
          <table:table-cell office:value-type="float" office:value="210043.4">
            <text:p>210.043</text:p>
          </table:table-cell>
          <table:table-cell office:value-type="float" office:value="459353.8">
            <text:p>459.354</text:p>
          </table:table-cell>
          <table:table-cell office:value-type="float" office:value="109176.39">
            <text:p>109.176</text:p>
          </table:table-cell>
          <table:table-cell/>
          <table:table-cell office:value-type="float" office:value="3132850.05">
            <text:p>3.132.850</text:p>
          </table:table-cell>
          <table:table-cell office:value-type="float" office:value="4353423.64">
            <text:p>4.353.424</text:p>
          </table:table-cell>
          <table:table-cell office:value-type="float" office:value="3474726.46">
            <text:p>3.474.726</text:p>
          </table:table-cell>
          <table:table-cell table:number-columns-repeated="3"/>
          <table:table-cell office:value-type="float" office:value="3474726.46">
            <text:p>3.474.726</text:p>
          </table:table-cell>
          <table:table-cell table:style-name="ce12" office:value-type="float" office:value="-13.85">
            <text:p>-14</text:p>
          </table:table-cell>
          <table:table-cell table:style-name="ce12" office:value-type="float" office:value="27.06">
            <text:p>27</text:p>
          </table:table-cell>
          <table:table-cell table:style-name="ce13" office:value-type="float" office:value="13.21">
            <text:p>13</text:p>
          </table:table-cell>
          <table:table-cell office:value-type="float" office:value="3474739.67">
            <text:p>3.474.740</text:p>
          </table:table-cell>
          <table:table-cell office:value-type="float" office:value="-3848054.46">
            <text:p>-3.848.054</text:p>
          </table:table-cell>
          <table:table-cell office:value-type="float" office:value="317814.08">
            <text:p>317.814</text:p>
          </table:table-cell>
          <table:table-cell office:value-type="float" office:value="-55500.71">
            <text:p>-55.50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3.84">
            <text:p>-34</text:p>
          </table:table-cell>
          <table:table-cell table:number-columns-repeated="3"/>
          <table:table-cell office:value-type="float" office:value="-210092.16">
            <text:p>-210.092</text:p>
          </table:table-cell>
          <table:table-cell table:number-columns-repeated="2"/>
          <table:table-cell office:value-type="float" office:value="-210126">
            <text:p>-210.126</text:p>
          </table:table-cell>
          <table:table-cell office:value-type="float" office:value="405094.78">
            <text:p>405.095</text:p>
          </table:table-cell>
          <table:table-cell office:value-type="float" office:value="66510.35">
            <text:p>66.510</text:p>
          </table:table-cell>
          <table:table-cell office:value-type="float" office:value="184174.88">
            <text:p>184.175</text:p>
          </table:table-cell>
          <table:table-cell office:value-type="float" office:value="3566.8">
            <text:p>3.567</text:p>
          </table:table-cell>
          <table:table-cell/>
          <table:table-cell office:value-type="float" office:value="3091441.32">
            <text:p>3.091.441</text:p>
          </table:table-cell>
          <table:table-cell office:value-type="float" office:value="3750788.13">
            <text:p>3.750.788</text:p>
          </table:table-cell>
          <table:table-cell office:value-type="float" office:value="3540662.13">
            <text:p>3.540.662</text:p>
          </table:table-cell>
          <table:table-cell table:number-columns-repeated="3"/>
          <table:table-cell office:value-type="float" office:value="3540662.13">
            <text:p>3.540.662</text:p>
          </table:table-cell>
          <table:table-cell table:number-columns-repeated="3"/>
          <table:table-cell office:value-type="float" office:value="3540662.13">
            <text:p>3.540.662</text:p>
          </table:table-cell>
          <table:table-cell office:value-type="float" office:value="-3842269.14">
            <text:p>-3.842.269</text:p>
          </table:table-cell>
          <table:table-cell office:value-type="float" office:value="301607.01">
            <text:p>301.607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10092.16">
            <text:p>-210.092</text:p>
          </table:table-cell>
          <table:table-cell table:number-columns-repeated="2"/>
          <table:table-cell office:value-type="float" office:value="-210092.16">
            <text:p>-210.092</text:p>
          </table:table-cell>
          <table:table-cell office:value-type="float" office:value="450336.93">
            <text:p>450.337</text:p>
          </table:table-cell>
          <table:table-cell office:value-type="float" office:value="95193.43">
            <text:p>95.193</text:p>
          </table:table-cell>
          <table:table-cell office:value-type="float" office:value="189419.07">
            <text:p>189.419</text:p>
          </table:table-cell>
          <table:table-cell table:style-name="ce11"/>
          <table:table-cell/>
          <table:table-cell office:value-type="float" office:value="3082171.28">
            <text:p>3.082.171</text:p>
          </table:table-cell>
          <table:table-cell office:value-type="float" office:value="3817120.71">
            <text:p>3.817.121</text:p>
          </table:table-cell>
          <table:table-cell office:value-type="float" office:value="3607028.55">
            <text:p>3.607.029</text:p>
          </table:table-cell>
          <table:table-cell table:number-columns-repeated="3"/>
          <table:table-cell office:value-type="float" office:value="3607028.55">
            <text:p>3.607.029</text:p>
          </table:table-cell>
          <table:table-cell table:number-columns-repeated="3"/>
          <table:table-cell office:value-type="float" office:value="3607028.55">
            <text:p>3.607.029</text:p>
          </table:table-cell>
          <table:table-cell office:value-type="float" office:value="-3852878.04">
            <text:p>-3.852.878</text:p>
          </table:table-cell>
          <table:table-cell office:value-type="float" office:value="272849.49">
            <text:p>272.849</text:p>
          </table:table-cell>
          <table:table-cell office:value-type="float" office:value="27000">
            <text:p>27.0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460.16">
            <text:p>-1.460</text:p>
          </table:table-cell>
          <table:table-cell table:number-columns-repeated="3"/>
          <table:table-cell office:value-type="float" office:value="-283000">
            <text:p>-283.000</text:p>
          </table:table-cell>
          <table:table-cell table:number-columns-repeated="2"/>
          <table:table-cell office:value-type="float" office:value="-284460.16">
            <text:p>-284.460</text:p>
          </table:table-cell>
          <table:table-cell office:value-type="float" office:value="492570.96">
            <text:p>492.571</text:p>
          </table:table-cell>
          <table:table-cell office:value-type="float" office:value="68203.4">
            <text:p>68.203</text:p>
          </table:table-cell>
          <table:table-cell office:value-type="float" office:value="196626.16">
            <text:p>196.626</text:p>
          </table:table-cell>
          <table:table-cell office:value-type="float" office:value="63732.24">
            <text:p>63.732</text:p>
          </table:table-cell>
          <table:table-cell/>
          <table:table-cell office:value-type="float" office:value="3069279.68">
            <text:p>3.069.280</text:p>
          </table:table-cell>
          <table:table-cell office:value-type="float" office:value="3890412.44">
            <text:p>3.890.412</text:p>
          </table:table-cell>
          <table:table-cell office:value-type="float" office:value="3605952.28">
            <text:p>3.605.952</text:p>
          </table:table-cell>
          <table:table-cell table:number-columns-repeated="3"/>
          <table:table-cell office:value-type="float" office:value="3605952.28">
            <text:p>3.605.952</text:p>
          </table:table-cell>
          <table:table-cell table:number-columns-repeated="3"/>
          <table:table-cell office:value-type="float" office:value="3605952.28">
            <text:p>3.605.952</text:p>
          </table:table-cell>
          <table:table-cell office:value-type="float" office:value="-3925853.46">
            <text:p>-3.925.853</text:p>
          </table:table-cell>
          <table:table-cell office:value-type="float" office:value="319901.18">
            <text:p>319.901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456.73">
            <text:p>-1.457</text:p>
          </table:table-cell>
          <table:table-cell table:number-columns-repeated="3"/>
          <table:table-cell office:value-type="float" office:value="-283000">
            <text:p>-283.000</text:p>
          </table:table-cell>
          <table:table-cell table:number-columns-repeated="2"/>
          <table:table-cell office:value-type="float" office:value="-284456.73">
            <text:p>-284.457</text:p>
          </table:table-cell>
          <table:table-cell office:value-type="float" office:value="454473.28">
            <text:p>454.473</text:p>
          </table:table-cell>
          <table:table-cell office:value-type="float" office:value="83697.64">
            <text:p>83.698</text:p>
          </table:table-cell>
          <table:table-cell office:value-type="float" office:value="196469.2">
            <text:p>196.469</text:p>
          </table:table-cell>
          <table:table-cell office:value-type="float" office:value="63691.45">
            <text:p>63.691</text:p>
          </table:table-cell>
          <table:table-cell/>
          <table:table-cell office:value-type="float" office:value="3059550">
            <text:p>3.059.550</text:p>
          </table:table-cell>
          <table:table-cell office:value-type="float" office:value="3857881.57">
            <text:p>3.857.882</text:p>
          </table:table-cell>
          <table:table-cell office:value-type="float" office:value="3573424.84">
            <text:p>3.573.425</text:p>
          </table:table-cell>
          <table:table-cell table:number-columns-repeated="3"/>
          <table:table-cell office:value-type="float" office:value="3573424.84">
            <text:p>3.573.425</text:p>
          </table:table-cell>
          <table:table-cell table:number-columns-repeated="3"/>
          <table:table-cell office:value-type="float" office:value="3573424.84">
            <text:p>3.573.425</text:p>
          </table:table-cell>
          <table:table-cell office:value-type="float" office:value="-3883733.62">
            <text:p>-3.883.734</text:p>
          </table:table-cell>
          <table:table-cell office:value-type="float" office:value="310308.78">
            <text:p>310.309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426.33">
            <text:p>-1.426</text:p>
          </table:table-cell>
          <table:table-cell table:number-columns-repeated="3"/>
          <table:table-cell office:value-type="float" office:value="-283000">
            <text:p>-283.000</text:p>
          </table:table-cell>
          <table:table-cell table:number-columns-repeated="2"/>
          <table:table-cell office:value-type="float" office:value="-284426.33">
            <text:p>-284.426</text:p>
          </table:table-cell>
          <table:table-cell office:value-type="float" office:value="387363.6">
            <text:p>387.364</text:p>
          </table:table-cell>
          <table:table-cell office:value-type="float" office:value="68851.32">
            <text:p>68.851</text:p>
          </table:table-cell>
          <table:table-cell office:value-type="float" office:value="199548.08">
            <text:p>199.548</text:p>
          </table:table-cell>
          <table:table-cell office:value-type="float" office:value="64467.33">
            <text:p>64.467</text:p>
          </table:table-cell>
          <table:table-cell/>
          <table:table-cell office:value-type="float" office:value="3031538.96">
            <text:p>3.031.539</text:p>
          </table:table-cell>
          <table:table-cell office:value-type="float" office:value="3751769.29">
            <text:p>3.751.769</text:p>
          </table:table-cell>
          <table:table-cell office:value-type="float" office:value="3467342.96">
            <text:p>3.467.343</text:p>
          </table:table-cell>
          <table:table-cell table:number-columns-repeated="3"/>
          <table:table-cell office:value-type="float" office:value="3467342.96">
            <text:p>3.467.343</text:p>
          </table:table-cell>
          <table:table-cell table:number-columns-repeated="3"/>
          <table:table-cell office:value-type="float" office:value="3467342.96">
            <text:p>3.467.343</text:p>
          </table:table-cell>
          <table:table-cell office:value-type="float" office:value="-3770821.78">
            <text:p>-3.770.822</text:p>
          </table:table-cell>
          <table:table-cell office:value-type="float" office:value="303478.82">
            <text:p>303.479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426.34">
            <text:p>-1.426</text:p>
          </table:table-cell>
          <table:table-cell table:number-columns-repeated="3"/>
          <table:table-cell office:value-type="float" office:value="-283000">
            <text:p>-283.000</text:p>
          </table:table-cell>
          <table:table-cell table:number-columns-repeated="2"/>
          <table:table-cell office:value-type="float" office:value="-284426.34">
            <text:p>-284.426</text:p>
          </table:table-cell>
          <table:table-cell office:value-type="float" office:value="324982.71">
            <text:p>324.983</text:p>
          </table:table-cell>
          <table:table-cell office:value-type="float" office:value="54505.8">
            <text:p>54.506</text:p>
          </table:table-cell>
          <table:table-cell office:value-type="float" office:value="199548.08">
            <text:p>199.548</text:p>
          </table:table-cell>
          <table:table-cell office:value-type="float" office:value="64459.94">
            <text:p>64.460</text:p>
          </table:table-cell>
          <table:table-cell/>
          <table:table-cell office:value-type="float" office:value="2967556.8">
            <text:p>2.967.557</text:p>
          </table:table-cell>
          <table:table-cell office:value-type="float" office:value="3611053.33">
            <text:p>3.611.053</text:p>
          </table:table-cell>
          <table:table-cell office:value-type="float" office:value="3326626.99">
            <text:p>3.326.627</text:p>
          </table:table-cell>
          <table:table-cell table:number-columns-repeated="3"/>
          <table:table-cell office:value-type="float" office:value="3326626.99">
            <text:p>3.326.627</text:p>
          </table:table-cell>
          <table:table-cell table:number-columns-repeated="3"/>
          <table:table-cell office:value-type="float" office:value="3326626.99">
            <text:p>3.326.627</text:p>
          </table:table-cell>
          <table:table-cell office:value-type="float" office:value="-3625534.17">
            <text:p>-3.625.534</text:p>
          </table:table-cell>
          <table:table-cell office:value-type="float" office:value="298907.18">
            <text:p>298.907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5" office:value-type="string">
            <text:p>1102</text:p>
            <draw:g table:end-cell-address="Tabelle1.A11" table:end-x="0.41cm" table:end-y="0.016cm" draw:z-index="1" draw:name="SAPBEXq0001 U13C0F4E5B821">
              <draw:custom-shape draw:name="SAPBEXq0001 U13C0F4E5B82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1" table:end-x="0.41cm" table:end-y="0.016cm" draw:z-index="107" draw:name="SAPBEXq0001 U13C0F4CFB071">
              <draw:custom-shape draw:name="SAPBEXq0001 U13C0F4CFB07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erwaltungslei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2" table:end-x="0.41cm" table:end-y="0.016cm" draw:z-index="108" draw:name="SAPBEXq0001 U13C0F4CFB072">
              <draw:custom-shape draw:name="SAPBEXq0001 U13C0F4CFB07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751.7">
            <text:p>-1.752</text:p>
          </table:table-cell>
          <table:table-cell table:number-columns-repeated="2"/>
          <table:table-cell table:style-name="ce12" office:value-type="float" office:value="-73591.06">
            <text:p>-73.591</text:p>
          </table:table-cell>
          <table:table-cell office:value-type="float" office:value="-30204.02">
            <text:p>-30.204</text:p>
          </table:table-cell>
          <table:table-cell table:style-name="ce12" office:value-type="float" office:value="-466287.56">
            <text:p>-466.288</text:p>
          </table:table-cell>
          <table:table-cell/>
          <table:table-cell office:value-type="float" office:value="-571834.34">
            <text:p>-571.834</text:p>
          </table:table-cell>
          <table:table-cell office:value-type="float" office:value="2972953.24">
            <text:p>2.972.953</text:p>
          </table:table-cell>
          <table:table-cell office:value-type="float" office:value="975848.65">
            <text:p>975.849</text:p>
          </table:table-cell>
          <table:table-cell office:value-type="float" office:value="357139.12">
            <text:p>357.139</text:p>
          </table:table-cell>
          <table:table-cell office:value-type="float" office:value="2588.69">
            <text:p>2.589</text:p>
          </table:table-cell>
          <table:table-cell table:style-name="ce12" office:value-type="float" office:value="17249.29">
            <text:p>17.249</text:p>
          </table:table-cell>
          <table:table-cell office:value-type="float" office:value="469793.33">
            <text:p>469.793</text:p>
          </table:table-cell>
          <table:table-cell office:value-type="float" office:value="4795572.32">
            <text:p>4.795.572</text:p>
          </table:table-cell>
          <table:table-cell office:value-type="float" office:value="4223737.98">
            <text:p>4.223.738</text:p>
          </table:table-cell>
          <table:table-cell table:number-columns-repeated="3"/>
          <table:table-cell office:value-type="float" office:value="4223737.98">
            <text:p>4.223.738</text:p>
          </table:table-cell>
          <table:table-cell table:style-name="ce12" office:value-type="float" office:value="13.85">
            <text:p>14</text:p>
          </table:table-cell>
          <table:table-cell table:style-name="ce12" office:value-type="float" office:value="-27.06">
            <text:p>-27</text:p>
          </table:table-cell>
          <table:table-cell table:style-name="ce13" office:value-type="float" office:value="-13.21">
            <text:p>-13</text:p>
          </table:table-cell>
          <table:table-cell office:value-type="float" office:value="4223724.77">
            <text:p>4.223.725</text:p>
          </table:table-cell>
          <table:table-cell office:value-type="float" office:value="-4552038.39">
            <text:p>-4.552.038</text:p>
          </table:table-cell>
          <table:table-cell office:value-type="float" office:value="264019.05">
            <text:p>264.019</text:p>
          </table:table-cell>
          <table:table-cell office:value-type="float" office:value="-64294.57">
            <text:p>-64.29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80.31">
            <text:p>-180</text:p>
          </table:table-cell>
          <table:table-cell table:number-columns-repeated="2"/>
          <table:table-cell table:style-name="ce12" office:value-type="float" office:value="-60000">
            <text:p>-60.000</text:p>
          </table:table-cell>
          <table:table-cell office:value-type="float" office:value="-52436.12">
            <text:p>-52.436</text:p>
          </table:table-cell>
          <table:table-cell table:number-columns-repeated="2"/>
          <table:table-cell office:value-type="float" office:value="-112616.43">
            <text:p>-112.616</text:p>
          </table:table-cell>
          <table:table-cell office:value-type="float" office:value="2762966.64">
            <text:p>2.762.967</text:p>
          </table:table-cell>
          <table:table-cell office:value-type="float" office:value="298926.71">
            <text:p>298.927</text:p>
          </table:table-cell>
          <table:table-cell office:value-type="float" office:value="260983.14">
            <text:p>260.983</text:p>
          </table:table-cell>
          <table:table-cell office:value-type="float" office:value="5854.63">
            <text:p>5.855</text:p>
          </table:table-cell>
          <table:table-cell table:style-name="ce12" office:value-type="float" office:value="27800">
            <text:p>27.800</text:p>
          </table:table-cell>
          <table:table-cell office:value-type="float" office:value="477834.68">
            <text:p>477.835</text:p>
          </table:table-cell>
          <table:table-cell office:value-type="float" office:value="3834365.8">
            <text:p>3.834.366</text:p>
          </table:table-cell>
          <table:table-cell office:value-type="float" office:value="3721749.37">
            <text:p>3.721.749</text:p>
          </table:table-cell>
          <table:table-cell table:number-columns-repeated="3"/>
          <table:table-cell office:value-type="float" office:value="3721749.37">
            <text:p>3.721.749</text:p>
          </table:table-cell>
          <table:table-cell table:number-columns-repeated="3"/>
          <table:table-cell office:value-type="float" office:value="3721749.37">
            <text:p>3.721.749</text:p>
          </table:table-cell>
          <table:table-cell office:value-type="float" office:value="-3829022.41">
            <text:p>-3.829.022</text:p>
          </table:table-cell>
          <table:table-cell office:value-type="float" office:value="262926.39">
            <text:p>262.926</text:p>
          </table:table-cell>
          <table:table-cell office:value-type="float" office:value="155653.35">
            <text:p>155.65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60000">
            <text:p>-60.000</text:p>
          </table:table-cell>
          <table:table-cell office:value-type="float" office:value="-52455.92">
            <text:p>-52.456</text:p>
          </table:table-cell>
          <table:table-cell table:number-columns-repeated="2"/>
          <table:table-cell office:value-type="float" office:value="-112455.92">
            <text:p>-112.456</text:p>
          </table:table-cell>
          <table:table-cell office:value-type="float" office:value="3002762.66">
            <text:p>3.002.763</text:p>
          </table:table-cell>
          <table:table-cell office:value-type="float" office:value="407537.04">
            <text:p>407.537</text:p>
          </table:table-cell>
          <table:table-cell office:value-type="float" office:value="283286.46">
            <text:p>283.286</text:p>
          </table:table-cell>
          <table:table-cell table:style-name="ce11"/>
          <table:table-cell table:style-name="ce12" office:value-type="float" office:value="11800">
            <text:p>11.800</text:p>
          </table:table-cell>
          <table:table-cell office:value-type="float" office:value="477664.72">
            <text:p>477.665</text:p>
          </table:table-cell>
          <table:table-cell office:value-type="float" office:value="4183050.88">
            <text:p>4.183.051</text:p>
          </table:table-cell>
          <table:table-cell office:value-type="float" office:value="4070594.96">
            <text:p>4.070.595</text:p>
          </table:table-cell>
          <table:table-cell table:number-columns-repeated="3"/>
          <table:table-cell office:value-type="float" office:value="4070594.96">
            <text:p>4.070.595</text:p>
          </table:table-cell>
          <table:table-cell table:number-columns-repeated="3"/>
          <table:table-cell office:value-type="float" office:value="4070594.96">
            <text:p>4.070.595</text:p>
          </table:table-cell>
          <table:table-cell office:value-type="float" office:value="-4168291.43">
            <text:p>-4.168.291</text:p>
          </table:table-cell>
          <table:table-cell office:value-type="float" office:value="262049.06">
            <text:p>262.049</text:p>
          </table:table-cell>
          <table:table-cell office:value-type="float" office:value="164352.59">
            <text:p>164.35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/>
          <table:table-cell table:style-name="ce12" office:value-type="float" office:value="-65000">
            <text:p>-65.000</text:p>
          </table:table-cell>
          <table:table-cell office:value-type="float" office:value="-257.93">
            <text:p>-258</text:p>
          </table:table-cell>
          <table:table-cell table:number-columns-repeated="3"/>
          <table:table-cell office:value-type="float" office:value="-76800">
            <text:p>-76.8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42157.93">
            <text:p>-142.158</text:p>
          </table:table-cell>
          <table:table-cell office:value-type="float" office:value="3007448.16">
            <text:p>3.007.448</text:p>
          </table:table-cell>
          <table:table-cell office:value-type="float" office:value="309977.52">
            <text:p>309.978</text:p>
          </table:table-cell>
          <table:table-cell office:value-type="float" office:value="282695.44">
            <text:p>282.695</text:p>
          </table:table-cell>
          <table:table-cell office:value-type="float" office:value="44697.92">
            <text:p>44.698</text:p>
          </table:table-cell>
          <table:table-cell table:style-name="ce12" office:value-type="float" office:value="10800">
            <text:p>10.800</text:p>
          </table:table-cell>
          <table:table-cell office:value-type="float" office:value="466684.64">
            <text:p>466.685</text:p>
          </table:table-cell>
          <table:table-cell office:value-type="float" office:value="4122303.68">
            <text:p>4.122.304</text:p>
          </table:table-cell>
          <table:table-cell office:value-type="float" office:value="3980145.75">
            <text:p>3.980.146</text:p>
          </table:table-cell>
          <table:table-cell table:number-columns-repeated="3"/>
          <table:table-cell office:value-type="float" office:value="3980145.75">
            <text:p>3.980.146</text:p>
          </table:table-cell>
          <table:table-cell table:number-columns-repeated="3"/>
          <table:table-cell office:value-type="float" office:value="3980145.75">
            <text:p>3.980.146</text:p>
          </table:table-cell>
          <table:table-cell office:value-type="float" office:value="-4038882.41">
            <text:p>-4.038.882</text:p>
          </table:table-cell>
          <table:table-cell office:value-type="float" office:value="228080.86">
            <text:p>228.081</text:p>
          </table:table-cell>
          <table:table-cell office:value-type="float" office:value="169344.2">
            <text:p>169.34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/>
          <table:table-cell table:style-name="ce12" office:value-type="float" office:value="-65000">
            <text:p>-65.000</text:p>
          </table:table-cell>
          <table:table-cell office:value-type="float" office:value="-255.92">
            <text:p>-256</text:p>
          </table:table-cell>
          <table:table-cell table:number-columns-repeated="3"/>
          <table:table-cell office:value-type="float" office:value="-76800">
            <text:p>-76.8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42155.92">
            <text:p>-142.156</text:p>
          </table:table-cell>
          <table:table-cell office:value-type="float" office:value="3015283.48">
            <text:p>3.015.283</text:p>
          </table:table-cell>
          <table:table-cell office:value-type="float" office:value="458294.03">
            <text:p>458.294</text:p>
          </table:table-cell>
          <table:table-cell office:value-type="float" office:value="282223.2">
            <text:p>282.223</text:p>
          </table:table-cell>
          <table:table-cell office:value-type="float" office:value="44791.78">
            <text:p>44.792</text:p>
          </table:table-cell>
          <table:table-cell table:style-name="ce12" office:value-type="float" office:value="10800">
            <text:p>10.800</text:p>
          </table:table-cell>
          <table:table-cell office:value-type="float" office:value="464871.36">
            <text:p>464.871</text:p>
          </table:table-cell>
          <table:table-cell office:value-type="float" office:value="4276263.85">
            <text:p>4.276.264</text:p>
          </table:table-cell>
          <table:table-cell office:value-type="float" office:value="4134107.93">
            <text:p>4.134.108</text:p>
          </table:table-cell>
          <table:table-cell table:number-columns-repeated="3"/>
          <table:table-cell office:value-type="float" office:value="4134107.93">
            <text:p>4.134.108</text:p>
          </table:table-cell>
          <table:table-cell table:number-columns-repeated="3"/>
          <table:table-cell office:value-type="float" office:value="4134107.93">
            <text:p>4.134.108</text:p>
          </table:table-cell>
          <table:table-cell office:value-type="float" office:value="-4188642.71">
            <text:p>-4.188.643</text:p>
          </table:table-cell>
          <table:table-cell office:value-type="float" office:value="223155.86">
            <text:p>223.156</text:p>
          </table:table-cell>
          <table:table-cell office:value-type="float" office:value="168621.08">
            <text:p>168.62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/>
          <table:table-cell table:style-name="ce12" office:value-type="float" office:value="-65000">
            <text:p>-65.000</text:p>
          </table:table-cell>
          <table:table-cell office:value-type="float" office:value="-238.03">
            <text:p>-238</text:p>
          </table:table-cell>
          <table:table-cell table:number-columns-repeated="3"/>
          <table:table-cell office:value-type="float" office:value="-76800">
            <text:p>-76.8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42138.03">
            <text:p>-142.138</text:p>
          </table:table-cell>
          <table:table-cell office:value-type="float" office:value="2784988.38">
            <text:p>2.784.988</text:p>
          </table:table-cell>
          <table:table-cell office:value-type="float" office:value="438162.68">
            <text:p>438.163</text:p>
          </table:table-cell>
          <table:table-cell office:value-type="float" office:value="277626.44">
            <text:p>277.626</text:p>
          </table:table-cell>
          <table:table-cell office:value-type="float" office:value="43392.91">
            <text:p>43.393</text:p>
          </table:table-cell>
          <table:table-cell table:style-name="ce12" office:value-type="float" office:value="4700">
            <text:p>4.700</text:p>
          </table:table-cell>
          <table:table-cell office:value-type="float" office:value="455732.08">
            <text:p>455.732</text:p>
          </table:table-cell>
          <table:table-cell office:value-type="float" office:value="4004602.49">
            <text:p>4.004.602</text:p>
          </table:table-cell>
          <table:table-cell office:value-type="float" office:value="3862464.46">
            <text:p>3.862.464</text:p>
          </table:table-cell>
          <table:table-cell table:number-columns-repeated="3"/>
          <table:table-cell office:value-type="float" office:value="3862464.46">
            <text:p>3.862.464</text:p>
          </table:table-cell>
          <table:table-cell table:number-columns-repeated="3"/>
          <table:table-cell office:value-type="float" office:value="3862464.46">
            <text:p>3.862.464</text:p>
          </table:table-cell>
          <table:table-cell office:value-type="float" office:value="-3911816.54">
            <text:p>-3.911.817</text:p>
          </table:table-cell>
          <table:table-cell office:value-type="float" office:value="209592.16">
            <text:p>209.592</text:p>
          </table:table-cell>
          <table:table-cell office:value-type="float" office:value="160240.08">
            <text:p>160.24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/>
          <table:table-cell table:style-name="ce12" office:value-type="float" office:value="-65000">
            <text:p>-65.000</text:p>
          </table:table-cell>
          <table:table-cell office:value-type="float" office:value="-238.05">
            <text:p>-238</text:p>
          </table:table-cell>
          <table:table-cell table:number-columns-repeated="3"/>
          <table:table-cell office:value-type="float" office:value="-76800">
            <text:p>-76.8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42138.05">
            <text:p>-142.138</text:p>
          </table:table-cell>
          <table:table-cell office:value-type="float" office:value="2708398.8">
            <text:p>2.708.399</text:p>
          </table:table-cell>
          <table:table-cell office:value-type="float" office:value="418567.72">
            <text:p>418.568</text:p>
          </table:table-cell>
          <table:table-cell office:value-type="float" office:value="277626.44">
            <text:p>277.626</text:p>
          </table:table-cell>
          <table:table-cell office:value-type="float" office:value="43440.18">
            <text:p>43.440</text:p>
          </table:table-cell>
          <table:table-cell table:style-name="ce12" office:value-type="float" office:value="1700">
            <text:p>1.700</text:p>
          </table:table-cell>
          <table:table-cell office:value-type="float" office:value="455534.92">
            <text:p>455.535</text:p>
          </table:table-cell>
          <table:table-cell office:value-type="float" office:value="3905268.06">
            <text:p>3.905.268</text:p>
          </table:table-cell>
          <table:table-cell office:value-type="float" office:value="3763130.01">
            <text:p>3.763.130</text:p>
          </table:table-cell>
          <table:table-cell table:number-columns-repeated="3"/>
          <table:table-cell office:value-type="float" office:value="3763130.01">
            <text:p>3.763.130</text:p>
          </table:table-cell>
          <table:table-cell table:number-columns-repeated="3"/>
          <table:table-cell office:value-type="float" office:value="3763130.01">
            <text:p>3.763.130</text:p>
          </table:table-cell>
          <table:table-cell office:value-type="float" office:value="-3816587.71">
            <text:p>-3.816.588</text:p>
          </table:table-cell>
          <table:table-cell office:value-type="float" office:value="204674.1">
            <text:p>204.674</text:p>
          </table:table-cell>
          <table:table-cell office:value-type="float" office:value="151216.4">
            <text:p>151.21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3</text:p>
            <draw:g table:end-cell-address="Tabelle1.A19" table:end-x="0.41cm" table:end-y="0.016cm" draw:z-index="2" draw:name="SAPBEXq0001 U13C0F4E5B822">
              <draw:custom-shape draw:name="SAPBEXq0001 U13C0F4E5B82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9" table:end-x="0.41cm" table:end-y="0.016cm" draw:z-index="109" draw:name="SAPBEXq0001 U13C0F4CFB072">
              <draw:custom-shape draw:name="SAPBEXq0001 U13C0F4CFB07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9" table:end-x="0.41cm" table:end-y="0.016cm" draw:z-index="111" draw:name="SAPBEXq0001 U13C0F4CFB072">
              <draw:custom-shape draw:name="SAPBEXq0001 U13C0F4CFB07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Gleichstellung von Mann und Frau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0" table:end-x="0.41cm" table:end-y="0.016cm" draw:z-index="110" draw:name="SAPBEXq0001 U13C0F4CFB073">
              <draw:custom-shape draw:name="SAPBEXq0001 U13C0F4CFB07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0" table:end-x="0.41cm" table:end-y="0.016cm" draw:z-index="112" draw:name="SAPBEXq0001 U13C0F4CFB073">
              <draw:custom-shape draw:name="SAPBEXq0001 U13C0F4CFB07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6559.09">
            <text:p>-6.559</text:p>
          </table:table-cell>
          <table:table-cell/>
          <table:table-cell table:style-name="ce12" office:value-type="float" office:value="-1">
            <text:p>-1</text:p>
          </table:table-cell>
          <table:table-cell table:style-name="ce12" office:value-type="float" office:value="-1579.42">
            <text:p>-1.579</text:p>
          </table:table-cell>
          <table:table-cell office:value-type="float" office:value="-155.14">
            <text:p>-155</text:p>
          </table:table-cell>
          <table:table-cell table:style-name="ce12" office:value-type="float" office:value="-55884.37">
            <text:p>-55.884</text:p>
          </table:table-cell>
          <table:table-cell/>
          <table:table-cell office:value-type="float" office:value="-64179.02">
            <text:p>-64.179</text:p>
          </table:table-cell>
          <table:table-cell office:value-type="float" office:value="387882.01">
            <text:p>387.882</text:p>
          </table:table-cell>
          <table:table-cell office:value-type="float" office:value="129310.99">
            <text:p>129.311</text:p>
          </table:table-cell>
          <table:table-cell office:value-type="float" office:value="16266.44">
            <text:p>16.266</text:p>
          </table:table-cell>
          <table:table-cell office:value-type="float" office:value="1279.09">
            <text:p>1.279</text:p>
          </table:table-cell>
          <table:table-cell/>
          <table:table-cell office:value-type="float" office:value="52115.27">
            <text:p>52.115</text:p>
          </table:table-cell>
          <table:table-cell office:value-type="float" office:value="586853.8">
            <text:p>586.854</text:p>
          </table:table-cell>
          <table:table-cell office:value-type="float" office:value="522674.78">
            <text:p>522.675</text:p>
          </table:table-cell>
          <table:table-cell table:number-columns-repeated="3"/>
          <table:table-cell office:value-type="float" office:value="522674.78">
            <text:p>522.675</text:p>
          </table:table-cell>
          <table:table-cell table:number-columns-repeated="3"/>
          <table:table-cell office:value-type="float" office:value="522674.78">
            <text:p>522.675</text:p>
          </table:table-cell>
          <table:table-cell office:value-type="float" office:value="-316406.6">
            <text:p>-316.407</text:p>
          </table:table-cell>
          <table:table-cell office:value-type="float" office:value="40362.98">
            <text:p>40.363</text:p>
          </table:table-cell>
          <table:table-cell office:value-type="float" office:value="246631.16">
            <text:p>246.63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office:value-type="float" office:value="-81.48">
            <text:p>-81</text:p>
          </table:table-cell>
          <table:table-cell table:number-columns-repeated="2"/>
          <table:table-cell office:value-type="float" office:value="-1981.48">
            <text:p>-1.981</text:p>
          </table:table-cell>
          <table:table-cell office:value-type="float" office:value="341510.07">
            <text:p>341.510</text:p>
          </table:table-cell>
          <table:table-cell office:value-type="float" office:value="43276.27">
            <text:p>43.276</text:p>
          </table:table-cell>
          <table:table-cell office:value-type="float" office:value="25374.96">
            <text:p>25.375</text:p>
          </table:table-cell>
          <table:table-cell office:value-type="float" office:value="1279.09">
            <text:p>1.279</text:p>
          </table:table-cell>
          <table:table-cell/>
          <table:table-cell office:value-type="float" office:value="75187">
            <text:p>75.187</text:p>
          </table:table-cell>
          <table:table-cell office:value-type="float" office:value="486627.39">
            <text:p>486.627</text:p>
          </table:table-cell>
          <table:table-cell office:value-type="float" office:value="484645.91">
            <text:p>484.646</text:p>
          </table:table-cell>
          <table:table-cell table:number-columns-repeated="3"/>
          <table:table-cell office:value-type="float" office:value="484645.91">
            <text:p>484.646</text:p>
          </table:table-cell>
          <table:table-cell table:number-columns-repeated="3"/>
          <table:table-cell office:value-type="float" office:value="484645.91">
            <text:p>484.646</text:p>
          </table:table-cell>
          <table:table-cell office:value-type="float" office:value="-235280.8">
            <text:p>-235.281</text:p>
          </table:table-cell>
          <table:table-cell office:value-type="float" office:value="47515.42">
            <text:p>47.515</text:p>
          </table:table-cell>
          <table:table-cell office:value-type="float" office:value="296880.53">
            <text:p>296.88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office:value-type="float" office:value="-81.48">
            <text:p>-81</text:p>
          </table:table-cell>
          <table:table-cell table:number-columns-repeated="2"/>
          <table:table-cell office:value-type="float" office:value="-1981.48">
            <text:p>-1.981</text:p>
          </table:table-cell>
          <table:table-cell office:value-type="float" office:value="351197.4">
            <text:p>351.197</text:p>
          </table:table-cell>
          <table:table-cell office:value-type="float" office:value="57763.49">
            <text:p>57.763</text:p>
          </table:table-cell>
          <table:table-cell office:value-type="float" office:value="26410.49">
            <text:p>26.410</text:p>
          </table:table-cell>
          <table:table-cell table:style-name="ce11"/>
          <table:table-cell/>
          <table:table-cell office:value-type="float" office:value="76687">
            <text:p>76.687</text:p>
          </table:table-cell>
          <table:table-cell office:value-type="float" office:value="512058.38">
            <text:p>512.058</text:p>
          </table:table-cell>
          <table:table-cell office:value-type="float" office:value="510076.9">
            <text:p>510.077</text:p>
          </table:table-cell>
          <table:table-cell table:number-columns-repeated="3"/>
          <table:table-cell office:value-type="float" office:value="510076.9">
            <text:p>510.077</text:p>
          </table:table-cell>
          <table:table-cell table:number-columns-repeated="3"/>
          <table:table-cell office:value-type="float" office:value="510076.9">
            <text:p>510.077</text:p>
          </table:table-cell>
          <table:table-cell office:value-type="float" office:value="-245223.88">
            <text:p>-245.224</text:p>
          </table:table-cell>
          <table:table-cell office:value-type="float" office:value="45969.5">
            <text:p>45.970</text:p>
          </table:table-cell>
          <table:table-cell office:value-type="float" office:value="310822.52">
            <text:p>310.82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91838.46">
            <text:p>-91.838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table:style-name="ce11"/>
          <table:table-cell table:number-columns-repeated="2"/>
          <table:table-cell office:value-type="float" office:value="-93538.46">
            <text:p>-93.538</text:p>
          </table:table-cell>
          <table:table-cell office:value-type="float" office:value="325051.8">
            <text:p>325.052</text:p>
          </table:table-cell>
          <table:table-cell office:value-type="float" office:value="43272.08">
            <text:p>43.272</text:p>
          </table:table-cell>
          <table:table-cell office:value-type="float" office:value="40494.02">
            <text:p>40.494</text:p>
          </table:table-cell>
          <table:table-cell office:value-type="float" office:value="1279.26">
            <text:p>1.279</text:p>
          </table:table-cell>
          <table:table-cell/>
          <table:table-cell office:value-type="float" office:value="100161.76">
            <text:p>100.162</text:p>
          </table:table-cell>
          <table:table-cell office:value-type="float" office:value="510258.92">
            <text:p>510.259</text:p>
          </table:table-cell>
          <table:table-cell office:value-type="float" office:value="416720.46">
            <text:p>416.720</text:p>
          </table:table-cell>
          <table:table-cell table:number-columns-repeated="3"/>
          <table:table-cell office:value-type="float" office:value="416720.46">
            <text:p>416.720</text:p>
          </table:table-cell>
          <table:table-cell table:number-columns-repeated="3"/>
          <table:table-cell office:value-type="float" office:value="416720.46">
            <text:p>416.720</text:p>
          </table:table-cell>
          <table:table-cell office:value-type="float" office:value="-263574.82">
            <text:p>-263.575</text:p>
          </table:table-cell>
          <table:table-cell office:value-type="float" office:value="35970">
            <text:p>35.970</text:p>
          </table:table-cell>
          <table:table-cell office:value-type="float" office:value="189115.64">
            <text:p>189.11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8430.04">
            <text:p>-28.430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table:style-name="ce11"/>
          <table:table-cell table:number-columns-repeated="2"/>
          <table:table-cell office:value-type="float" office:value="-30130.04">
            <text:p>-30.130</text:p>
          </table:table-cell>
          <table:table-cell office:value-type="float" office:value="314804.52">
            <text:p>314.805</text:p>
          </table:table-cell>
          <table:table-cell office:value-type="float" office:value="63295.32">
            <text:p>63.295</text:p>
          </table:table-cell>
          <table:table-cell office:value-type="float" office:value="26744.55">
            <text:p>26.745</text:p>
          </table:table-cell>
          <table:table-cell office:value-type="float" office:value="1279.09">
            <text:p>1.279</text:p>
          </table:table-cell>
          <table:table-cell/>
          <table:table-cell office:value-type="float" office:value="85263.59">
            <text:p>85.264</text:p>
          </table:table-cell>
          <table:table-cell office:value-type="float" office:value="491387.07">
            <text:p>491.387</text:p>
          </table:table-cell>
          <table:table-cell office:value-type="float" office:value="461257.03">
            <text:p>461.257</text:p>
          </table:table-cell>
          <table:table-cell table:number-columns-repeated="3"/>
          <table:table-cell office:value-type="float" office:value="461257.03">
            <text:p>461.257</text:p>
          </table:table-cell>
          <table:table-cell table:number-columns-repeated="3"/>
          <table:table-cell office:value-type="float" office:value="461257.03">
            <text:p>461.257</text:p>
          </table:table-cell>
          <table:table-cell office:value-type="float" office:value="-288034.19">
            <text:p>-288.034</text:p>
          </table:table-cell>
          <table:table-cell office:value-type="float" office:value="33868.84">
            <text:p>33.869</text:p>
          </table:table-cell>
          <table:table-cell office:value-type="float" office:value="207091.68">
            <text:p>207.09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479.26">
            <text:p>-1.479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table:style-name="ce11"/>
          <table:table-cell table:number-columns-repeated="2"/>
          <table:table-cell office:value-type="float" office:value="-3179.26">
            <text:p>-3.179</text:p>
          </table:table-cell>
          <table:table-cell office:value-type="float" office:value="314828.08">
            <text:p>314.828</text:p>
          </table:table-cell>
          <table:table-cell office:value-type="float" office:value="62547.66">
            <text:p>62.548</text:p>
          </table:table-cell>
          <table:table-cell office:value-type="float" office:value="25244.55">
            <text:p>25.245</text:p>
          </table:table-cell>
          <table:table-cell office:value-type="float" office:value="1279.26">
            <text:p>1.279</text:p>
          </table:table-cell>
          <table:table-cell/>
          <table:table-cell office:value-type="float" office:value="75381.04">
            <text:p>75.381</text:p>
          </table:table-cell>
          <table:table-cell office:value-type="float" office:value="479280.59">
            <text:p>479.281</text:p>
          </table:table-cell>
          <table:table-cell office:value-type="float" office:value="476101.33">
            <text:p>476.101</text:p>
          </table:table-cell>
          <table:table-cell table:number-columns-repeated="3"/>
          <table:table-cell office:value-type="float" office:value="476101.33">
            <text:p>476.101</text:p>
          </table:table-cell>
          <table:table-cell table:number-columns-repeated="3"/>
          <table:table-cell office:value-type="float" office:value="476101.33">
            <text:p>476.101</text:p>
          </table:table-cell>
          <table:table-cell office:value-type="float" office:value="-285325.93">
            <text:p>-285.326</text:p>
          </table:table-cell>
          <table:table-cell office:value-type="float" office:value="29357.1">
            <text:p>29.357</text:p>
          </table:table-cell>
          <table:table-cell office:value-type="float" office:value="220132.5">
            <text:p>220.13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479.08">
            <text:p>-1.479</text:p>
          </table:table-cell>
          <table:table-cell table:number-columns-repeated="2"/>
          <table:table-cell table:style-name="ce12" office:value-type="float" office:value="-1700">
            <text:p>-1.700</text:p>
          </table:table-cell>
          <table:table-cell table:style-name="ce11"/>
          <table:table-cell table:number-columns-repeated="2"/>
          <table:table-cell office:value-type="float" office:value="-3179.08">
            <text:p>-3.179</text:p>
          </table:table-cell>
          <table:table-cell office:value-type="float" office:value="316123.68">
            <text:p>316.124</text:p>
          </table:table-cell>
          <table:table-cell office:value-type="float" office:value="62755">
            <text:p>62.755</text:p>
          </table:table-cell>
          <table:table-cell office:value-type="float" office:value="25244.02">
            <text:p>25.244</text:p>
          </table:table-cell>
          <table:table-cell office:value-type="float" office:value="1279.08">
            <text:p>1.279</text:p>
          </table:table-cell>
          <table:table-cell/>
          <table:table-cell office:value-type="float" office:value="75385.48">
            <text:p>75.385</text:p>
          </table:table-cell>
          <table:table-cell office:value-type="float" office:value="480787.26">
            <text:p>480.787</text:p>
          </table:table-cell>
          <table:table-cell office:value-type="float" office:value="477608.18">
            <text:p>477.608</text:p>
          </table:table-cell>
          <table:table-cell table:number-columns-repeated="3"/>
          <table:table-cell office:value-type="float" office:value="477608.18">
            <text:p>477.608</text:p>
          </table:table-cell>
          <table:table-cell table:number-columns-repeated="3"/>
          <table:table-cell office:value-type="float" office:value="477608.18">
            <text:p>477.608</text:p>
          </table:table-cell>
          <table:table-cell office:value-type="float" office:value="-286179.61">
            <text:p>-286.180</text:p>
          </table:table-cell>
          <table:table-cell office:value-type="float" office:value="29438.39">
            <text:p>29.438</text:p>
          </table:table-cell>
          <table:table-cell office:value-type="float" office:value="220866.96">
            <text:p>220.86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4</text:p>
            <draw:g table:end-cell-address="Tabelle1.A27" table:end-x="0.41cm" table:end-y="0.016cm" draw:z-index="3" draw:name="SAPBEXq0001 U13C0F4E5B823">
              <draw:custom-shape draw:name="SAPBEXq0001 U13C0F4E5B82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7" table:end-x="0.41cm" table:end-y="0.016cm" draw:z-index="113" draw:name="SAPBEXq0001 U13C0F4CFB073">
              <draw:custom-shape draw:name="SAPBEXq0001 U13C0F4CFB07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Rechnungsprüf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8" table:end-x="0.41cm" table:end-y="0.016cm" draw:z-index="114" draw:name="SAPBEXq0001 U13C0F4CFB074">
              <draw:custom-shape draw:name="SAPBEXq0001 U13C0F4CFB07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57.47">
            <text:p>-757</text:p>
          </table:table-cell>
          <table:table-cell table:number-columns-repeated="3"/>
          <table:table-cell office:value-type="float" office:value="-3486.32">
            <text:p>-3.486</text:p>
          </table:table-cell>
          <table:table-cell table:style-name="ce12" office:value-type="float" office:value="-222455.51">
            <text:p>-222.456</text:p>
          </table:table-cell>
          <table:table-cell/>
          <table:table-cell office:value-type="float" office:value="-226699.3">
            <text:p>-226.699</text:p>
          </table:table-cell>
          <table:table-cell office:value-type="float" office:value="1845423.01">
            <text:p>1.845.423</text:p>
          </table:table-cell>
          <table:table-cell office:value-type="float" office:value="545138.17">
            <text:p>545.138</text:p>
          </table:table-cell>
          <table:table-cell office:value-type="float" office:value="104917.94">
            <text:p>104.918</text:p>
          </table:table-cell>
          <table:table-cell office:value-type="float" office:value="37256.68">
            <text:p>37.257</text:p>
          </table:table-cell>
          <table:table-cell/>
          <table:table-cell office:value-type="float" office:value="36364.15">
            <text:p>36.364</text:p>
          </table:table-cell>
          <table:table-cell office:value-type="float" office:value="2569099.95">
            <text:p>2.569.100</text:p>
          </table:table-cell>
          <table:table-cell office:value-type="float" office:value="2342400.65">
            <text:p>2.342.401</text:p>
          </table:table-cell>
          <table:table-cell table:number-columns-repeated="3"/>
          <table:table-cell office:value-type="float" office:value="2342400.65">
            <text:p>2.342.401</text:p>
          </table:table-cell>
          <table:table-cell table:number-columns-repeated="3"/>
          <table:table-cell office:value-type="float" office:value="2342400.65">
            <text:p>2.342.401</text:p>
          </table:table-cell>
          <table:table-cell office:value-type="float" office:value="-2109230.77">
            <text:p>-2.109.231</text:p>
          </table:table-cell>
          <table:table-cell office:value-type="float" office:value="104263.1">
            <text:p>104.263</text:p>
          </table:table-cell>
          <table:table-cell office:value-type="float" office:value="337432.98">
            <text:p>337.43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52.42">
            <text:p>-252</text:p>
          </table:table-cell>
          <table:table-cell table:number-columns-repeated="3"/>
          <table:table-cell office:value-type="float" office:value="-22485.36">
            <text:p>-22.485</text:p>
          </table:table-cell>
          <table:table-cell table:number-columns-repeated="2"/>
          <table:table-cell office:value-type="float" office:value="-22737.78">
            <text:p>-22.738</text:p>
          </table:table-cell>
          <table:table-cell office:value-type="float" office:value="1868399.18">
            <text:p>1.868.399</text:p>
          </table:table-cell>
          <table:table-cell office:value-type="float" office:value="180003.32">
            <text:p>180.003</text:p>
          </table:table-cell>
          <table:table-cell office:value-type="float" office:value="125720.97">
            <text:p>125.721</text:p>
          </table:table-cell>
          <table:table-cell office:value-type="float" office:value="899.8">
            <text:p>900</text:p>
          </table:table-cell>
          <table:table-cell/>
          <table:table-cell office:value-type="float" office:value="27481">
            <text:p>27.481</text:p>
          </table:table-cell>
          <table:table-cell office:value-type="float" office:value="2202504.27">
            <text:p>2.202.504</text:p>
          </table:table-cell>
          <table:table-cell office:value-type="float" office:value="2179766.49">
            <text:p>2.179.766</text:p>
          </table:table-cell>
          <table:table-cell table:number-columns-repeated="3"/>
          <table:table-cell office:value-type="float" office:value="2179766.49">
            <text:p>2.179.766</text:p>
          </table:table-cell>
          <table:table-cell table:number-columns-repeated="3"/>
          <table:table-cell office:value-type="float" office:value="2179766.49">
            <text:p>2.179.766</text:p>
          </table:table-cell>
          <table:table-cell office:value-type="float" office:value="-2251702.53">
            <text:p>-2.251.703</text:p>
          </table:table-cell>
          <table:table-cell office:value-type="float" office:value="129439.36">
            <text:p>129.439</text:p>
          </table:table-cell>
          <table:table-cell office:value-type="float" office:value="57503.32">
            <text:p>57.50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112485.24">
            <text:p>-112.485</text:p>
          </table:table-cell>
          <table:table-cell table:number-columns-repeated="2"/>
          <table:table-cell office:value-type="float" office:value="-112485.24">
            <text:p>-112.485</text:p>
          </table:table-cell>
          <table:table-cell office:value-type="float" office:value="1737784.01">
            <text:p>1.737.784</text:p>
          </table:table-cell>
          <table:table-cell office:value-type="float" office:value="231614.83">
            <text:p>231.615</text:p>
          </table:table-cell>
          <table:table-cell office:value-type="float" office:value="126455.37">
            <text:p>126.455</text:p>
          </table:table-cell>
          <table:table-cell office:value-type="float" office:value="3199">
            <text:p>3.199</text:p>
          </table:table-cell>
          <table:table-cell/>
          <table:table-cell office:value-type="float" office:value="27381">
            <text:p>27.381</text:p>
          </table:table-cell>
          <table:table-cell office:value-type="float" office:value="2126434.21">
            <text:p>2.126.434</text:p>
          </table:table-cell>
          <table:table-cell office:value-type="float" office:value="2013948.97">
            <text:p>2.013.949</text:p>
          </table:table-cell>
          <table:table-cell table:number-columns-repeated="3"/>
          <table:table-cell office:value-type="float" office:value="2013948.97">
            <text:p>2.013.949</text:p>
          </table:table-cell>
          <table:table-cell table:number-columns-repeated="3"/>
          <table:table-cell office:value-type="float" office:value="2013948.97">
            <text:p>2.013.949</text:p>
          </table:table-cell>
          <table:table-cell office:value-type="float" office:value="-2174669">
            <text:p>-2.174.669</text:p>
          </table:table-cell>
          <table:table-cell office:value-type="float" office:value="124585.26">
            <text:p>124.585</text:p>
          </table:table-cell>
          <table:table-cell office:value-type="float" office:value="-36134.77">
            <text:p>-36.13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39.43">
            <text:p>-639</text:p>
          </table:table-cell>
          <table:table-cell table:number-columns-repeated="3"/>
          <table:table-cell office:value-type="float" office:value="-13656">
            <text:p>-13.656</text:p>
          </table:table-cell>
          <table:table-cell table:number-columns-repeated="2"/>
          <table:table-cell office:value-type="float" office:value="-14295.43">
            <text:p>-14.295</text:p>
          </table:table-cell>
          <table:table-cell office:value-type="float" office:value="1658486.48">
            <text:p>1.658.486</text:p>
          </table:table-cell>
          <table:table-cell office:value-type="float" office:value="173399.72">
            <text:p>173.400</text:p>
          </table:table-cell>
          <table:table-cell office:value-type="float" office:value="132200">
            <text:p>132.200</text:p>
          </table:table-cell>
          <table:table-cell office:value-type="float" office:value="38414.74">
            <text:p>38.415</text:p>
          </table:table-cell>
          <table:table-cell/>
          <table:table-cell office:value-type="float" office:value="25906.08">
            <text:p>25.906</text:p>
          </table:table-cell>
          <table:table-cell office:value-type="float" office:value="2028407.02">
            <text:p>2.028.407</text:p>
          </table:table-cell>
          <table:table-cell office:value-type="float" office:value="2014111.59">
            <text:p>2.014.112</text:p>
          </table:table-cell>
          <table:table-cell table:number-columns-repeated="3"/>
          <table:table-cell office:value-type="float" office:value="2014111.59">
            <text:p>2.014.112</text:p>
          </table:table-cell>
          <table:table-cell table:number-columns-repeated="3"/>
          <table:table-cell office:value-type="float" office:value="2014111.59">
            <text:p>2.014.112</text:p>
          </table:table-cell>
          <table:table-cell office:value-type="float" office:value="-2066575.13">
            <text:p>-2.066.575</text:p>
          </table:table-cell>
          <table:table-cell office:value-type="float" office:value="126182.6">
            <text:p>126.183</text:p>
          </table:table-cell>
          <table:table-cell office:value-type="float" office:value="73719.06">
            <text:p>73.719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39.47">
            <text:p>-639</text:p>
          </table:table-cell>
          <table:table-cell table:number-columns-repeated="3"/>
          <table:table-cell office:value-type="float" office:value="-13656">
            <text:p>-13.656</text:p>
          </table:table-cell>
          <table:table-cell table:number-columns-repeated="2"/>
          <table:table-cell office:value-type="float" office:value="-14295.47">
            <text:p>-14.295</text:p>
          </table:table-cell>
          <table:table-cell office:value-type="float" office:value="1728632.84">
            <text:p>1.728.633</text:p>
          </table:table-cell>
          <table:table-cell office:value-type="float" office:value="253796.28">
            <text:p>253.796</text:p>
          </table:table-cell>
          <table:table-cell office:value-type="float" office:value="132200">
            <text:p>132.200</text:p>
          </table:table-cell>
          <table:table-cell office:value-type="float" office:value="38415.73">
            <text:p>38.416</text:p>
          </table:table-cell>
          <table:table-cell/>
          <table:table-cell office:value-type="float" office:value="26931.48">
            <text:p>26.931</text:p>
          </table:table-cell>
          <table:table-cell office:value-type="float" office:value="2179976.33">
            <text:p>2.179.976</text:p>
          </table:table-cell>
          <table:table-cell office:value-type="float" office:value="2165680.86">
            <text:p>2.165.681</text:p>
          </table:table-cell>
          <table:table-cell table:number-columns-repeated="3"/>
          <table:table-cell office:value-type="float" office:value="2165680.86">
            <text:p>2.165.681</text:p>
          </table:table-cell>
          <table:table-cell table:number-columns-repeated="3"/>
          <table:table-cell office:value-type="float" office:value="2165680.86">
            <text:p>2.165.681</text:p>
          </table:table-cell>
          <table:table-cell office:value-type="float" office:value="-2213073.54">
            <text:p>-2.213.074</text:p>
          </table:table-cell>
          <table:table-cell office:value-type="float" office:value="126875.34">
            <text:p>126.875</text:p>
          </table:table-cell>
          <table:table-cell office:value-type="float" office:value="79482.66">
            <text:p>79.48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39.43">
            <text:p>-639</text:p>
          </table:table-cell>
          <table:table-cell table:number-columns-repeated="3"/>
          <table:table-cell office:value-type="float" office:value="-13656">
            <text:p>-13.656</text:p>
          </table:table-cell>
          <table:table-cell table:number-columns-repeated="2"/>
          <table:table-cell office:value-type="float" office:value="-14295.43">
            <text:p>-14.295</text:p>
          </table:table-cell>
          <table:table-cell office:value-type="float" office:value="1736565.12">
            <text:p>1.736.565</text:p>
          </table:table-cell>
          <table:table-cell office:value-type="float" office:value="250761.58">
            <text:p>250.762</text:p>
          </table:table-cell>
          <table:table-cell office:value-type="float" office:value="132200">
            <text:p>132.200</text:p>
          </table:table-cell>
          <table:table-cell office:value-type="float" office:value="38415.75">
            <text:p>38.416</text:p>
          </table:table-cell>
          <table:table-cell/>
          <table:table-cell office:value-type="float" office:value="26604.84">
            <text:p>26.605</text:p>
          </table:table-cell>
          <table:table-cell office:value-type="float" office:value="2184547.29">
            <text:p>2.184.547</text:p>
          </table:table-cell>
          <table:table-cell office:value-type="float" office:value="2170251.86">
            <text:p>2.170.252</text:p>
          </table:table-cell>
          <table:table-cell table:number-columns-repeated="3"/>
          <table:table-cell office:value-type="float" office:value="2170251.86">
            <text:p>2.170.252</text:p>
          </table:table-cell>
          <table:table-cell table:number-columns-repeated="3"/>
          <table:table-cell office:value-type="float" office:value="2170251.86">
            <text:p>2.170.252</text:p>
          </table:table-cell>
          <table:table-cell office:value-type="float" office:value="-2216931.29">
            <text:p>-2.216.931</text:p>
          </table:table-cell>
          <table:table-cell office:value-type="float" office:value="126343.53">
            <text:p>126.344</text:p>
          </table:table-cell>
          <table:table-cell office:value-type="float" office:value="79664.1">
            <text:p>79.66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39.47">
            <text:p>-639</text:p>
          </table:table-cell>
          <table:table-cell table:number-columns-repeated="3"/>
          <table:table-cell office:value-type="float" office:value="-13656">
            <text:p>-13.656</text:p>
          </table:table-cell>
          <table:table-cell table:number-columns-repeated="2"/>
          <table:table-cell office:value-type="float" office:value="-14295.47">
            <text:p>-14.295</text:p>
          </table:table-cell>
          <table:table-cell office:value-type="float" office:value="1746488.44">
            <text:p>1.746.488</text:p>
          </table:table-cell>
          <table:table-cell office:value-type="float" office:value="251632.94">
            <text:p>251.633</text:p>
          </table:table-cell>
          <table:table-cell office:value-type="float" office:value="132200">
            <text:p>132.200</text:p>
          </table:table-cell>
          <table:table-cell office:value-type="float" office:value="38390.64">
            <text:p>38.391</text:p>
          </table:table-cell>
          <table:table-cell/>
          <table:table-cell office:value-type="float" office:value="26622.84">
            <text:p>26.623</text:p>
          </table:table-cell>
          <table:table-cell office:value-type="float" office:value="2195334.86">
            <text:p>2.195.335</text:p>
          </table:table-cell>
          <table:table-cell office:value-type="float" office:value="2181039.39">
            <text:p>2.181.039</text:p>
          </table:table-cell>
          <table:table-cell table:number-columns-repeated="3"/>
          <table:table-cell office:value-type="float" office:value="2181039.39">
            <text:p>2.181.039</text:p>
          </table:table-cell>
          <table:table-cell table:number-columns-repeated="3"/>
          <table:table-cell office:value-type="float" office:value="2181039.39">
            <text:p>2.181.039</text:p>
          </table:table-cell>
          <table:table-cell office:value-type="float" office:value="-2227326.14">
            <text:p>-2.227.326</text:p>
          </table:table-cell>
          <table:table-cell office:value-type="float" office:value="126390.53">
            <text:p>126.391</text:p>
          </table:table-cell>
          <table:table-cell office:value-type="float" office:value="80103.78">
            <text:p>80.10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5</text:p>
            <draw:g table:end-cell-address="Tabelle1.A35" table:end-x="0.41cm" table:end-y="0.016cm" draw:z-index="4" draw:name="SAPBEXq0001 U13C0F4E5B824">
              <draw:custom-shape draw:name="SAPBEXq0001 U13C0F4E5B82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5" table:end-x="0.41cm" table:end-y="0.016cm" draw:z-index="115" draw:name="SAPBEXq0001 U13C0F4CFB074">
              <draw:custom-shape draw:name="SAPBEXq0001 U13C0F4CFB07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resse- und Öffentlichkeitsarbei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6" table:end-x="0.41cm" table:end-y="0.016cm" draw:z-index="116" draw:name="SAPBEXq0001 U13C0F4CFB075">
              <draw:custom-shape draw:name="SAPBEXq0001 U13C0F4CFB07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842.83">
            <text:p>-843</text:p>
          </table:table-cell>
          <table:table-cell/>
          <table:table-cell table:style-name="ce12" office:value-type="float" office:value="-506.51">
            <text:p>-507</text:p>
          </table:table-cell>
          <table:table-cell table:style-name="ce12" office:value-type="float" office:value="-11170.74">
            <text:p>-11.171</text:p>
          </table:table-cell>
          <table:table-cell office:value-type="float" office:value="-232.56">
            <text:p>-233</text:p>
          </table:table-cell>
          <table:table-cell table:style-name="ce12" office:value-type="float" office:value="-80552.11">
            <text:p>-80.552</text:p>
          </table:table-cell>
          <table:table-cell/>
          <table:table-cell office:value-type="float" office:value="-93304.75">
            <text:p>-93.305</text:p>
          </table:table-cell>
          <table:table-cell office:value-type="float" office:value="1162107.95">
            <text:p>1.162.108</text:p>
          </table:table-cell>
          <table:table-cell office:value-type="float" office:value="198247.81">
            <text:p>198.248</text:p>
          </table:table-cell>
          <table:table-cell office:value-type="float" office:value="48444.38">
            <text:p>48.444</text:p>
          </table:table-cell>
          <table:table-cell office:value-type="float" office:value="9178.3">
            <text:p>9.178</text:p>
          </table:table-cell>
          <table:table-cell/>
          <table:table-cell office:value-type="float" office:value="144085.53">
            <text:p>144.086</text:p>
          </table:table-cell>
          <table:table-cell office:value-type="float" office:value="1562063.97">
            <text:p>1.562.064</text:p>
          </table:table-cell>
          <table:table-cell office:value-type="float" office:value="1468759.22">
            <text:p>1.468.759</text:p>
          </table:table-cell>
          <table:table-cell table:number-columns-repeated="3"/>
          <table:table-cell office:value-type="float" office:value="1468759.22">
            <text:p>1.468.759</text:p>
          </table:table-cell>
          <table:table-cell table:number-columns-repeated="3"/>
          <table:table-cell office:value-type="float" office:value="1468759.22">
            <text:p>1.468.759</text:p>
          </table:table-cell>
          <table:table-cell office:value-type="float" office:value="-1077404.07">
            <text:p>-1.077.404</text:p>
          </table:table-cell>
          <table:table-cell office:value-type="float" office:value="212267.29">
            <text:p>212.267</text:p>
          </table:table-cell>
          <table:table-cell office:value-type="float" office:value="603622.44">
            <text:p>603.62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8000">
            <text:p>-18.000</text:p>
          </table:table-cell>
          <table:table-cell office:value-type="float" office:value="-122.4">
            <text:p>-122</text:p>
          </table:table-cell>
          <table:table-cell table:number-columns-repeated="2"/>
          <table:table-cell office:value-type="float" office:value="-18122.4">
            <text:p>-18.122</text:p>
          </table:table-cell>
          <table:table-cell office:value-type="float" office:value="1126360.36">
            <text:p>1.126.360</text:p>
          </table:table-cell>
          <table:table-cell office:value-type="float" office:value="70589.42">
            <text:p>70.589</text:p>
          </table:table-cell>
          <table:table-cell office:value-type="float" office:value="69643.9">
            <text:p>69.644</text:p>
          </table:table-cell>
          <table:table-cell office:value-type="float" office:value="1530.24">
            <text:p>1.530</text:p>
          </table:table-cell>
          <table:table-cell/>
          <table:table-cell office:value-type="float" office:value="186162">
            <text:p>186.162</text:p>
          </table:table-cell>
          <table:table-cell office:value-type="float" office:value="1454285.92">
            <text:p>1.454.286</text:p>
          </table:table-cell>
          <table:table-cell office:value-type="float" office:value="1436163.52">
            <text:p>1.436.164</text:p>
          </table:table-cell>
          <table:table-cell table:number-columns-repeated="3"/>
          <table:table-cell office:value-type="float" office:value="1436163.52">
            <text:p>1.436.164</text:p>
          </table:table-cell>
          <table:table-cell table:number-columns-repeated="3"/>
          <table:table-cell office:value-type="float" office:value="1436163.52">
            <text:p>1.436.164</text:p>
          </table:table-cell>
          <table:table-cell office:value-type="float" office:value="-1299997.8">
            <text:p>-1.299.998</text:p>
          </table:table-cell>
          <table:table-cell office:value-type="float" office:value="181776.94">
            <text:p>181.777</text:p>
          </table:table-cell>
          <table:table-cell office:value-type="float" office:value="317942.66">
            <text:p>317.94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24000">
            <text:p>-24.000</text:p>
          </table:table-cell>
          <table:table-cell office:value-type="float" office:value="-122.28">
            <text:p>-122</text:p>
          </table:table-cell>
          <table:table-cell table:number-columns-repeated="2"/>
          <table:table-cell office:value-type="float" office:value="-24122.28">
            <text:p>-24.122</text:p>
          </table:table-cell>
          <table:table-cell office:value-type="float" office:value="971379.14">
            <text:p>971.379</text:p>
          </table:table-cell>
          <table:table-cell office:value-type="float" office:value="91981.57">
            <text:p>91.982</text:p>
          </table:table-cell>
          <table:table-cell office:value-type="float" office:value="67652.08">
            <text:p>67.652</text:p>
          </table:table-cell>
          <table:table-cell office:value-type="float" office:value="300">
            <text:p>300</text:p>
          </table:table-cell>
          <table:table-cell/>
          <table:table-cell office:value-type="float" office:value="213201">
            <text:p>213.201</text:p>
          </table:table-cell>
          <table:table-cell office:value-type="float" office:value="1344513.79">
            <text:p>1.344.514</text:p>
          </table:table-cell>
          <table:table-cell office:value-type="float" office:value="1320391.51">
            <text:p>1.320.392</text:p>
          </table:table-cell>
          <table:table-cell table:number-columns-repeated="3"/>
          <table:table-cell office:value-type="float" office:value="1320391.51">
            <text:p>1.320.392</text:p>
          </table:table-cell>
          <table:table-cell table:number-columns-repeated="3"/>
          <table:table-cell office:value-type="float" office:value="1320391.51">
            <text:p>1.320.392</text:p>
          </table:table-cell>
          <table:table-cell office:value-type="float" office:value="-1156689.17">
            <text:p>-1.156.689</text:p>
          </table:table-cell>
          <table:table-cell office:value-type="float" office:value="179713.99">
            <text:p>179.714</text:p>
          </table:table-cell>
          <table:table-cell office:value-type="float" office:value="343416.33">
            <text:p>343.41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752.74">
            <text:p>-753</text:p>
          </table:table-cell>
          <table:table-cell table:number-columns-repeated="2"/>
          <table:table-cell table:style-name="ce12" office:value-type="float" office:value="-24000">
            <text:p>-24.000</text:p>
          </table:table-cell>
          <table:table-cell table:style-name="ce11"/>
          <table:table-cell table:number-columns-repeated="2"/>
          <table:table-cell office:value-type="float" office:value="-24752.74">
            <text:p>-24.753</text:p>
          </table:table-cell>
          <table:table-cell office:value-type="float" office:value="972770.83">
            <text:p>972.771</text:p>
          </table:table-cell>
          <table:table-cell office:value-type="float" office:value="68917.89">
            <text:p>68.918</text:p>
          </table:table-cell>
          <table:table-cell office:value-type="float" office:value="68380.86">
            <text:p>68.381</text:p>
          </table:table-cell>
          <table:table-cell office:value-type="float" office:value="9689.16">
            <text:p>9.689</text:p>
          </table:table-cell>
          <table:table-cell/>
          <table:table-cell office:value-type="float" office:value="212242.4">
            <text:p>212.242</text:p>
          </table:table-cell>
          <table:table-cell office:value-type="float" office:value="1332001.14">
            <text:p>1.332.001</text:p>
          </table:table-cell>
          <table:table-cell office:value-type="float" office:value="1307248.4">
            <text:p>1.307.248</text:p>
          </table:table-cell>
          <table:table-cell table:number-columns-repeated="3"/>
          <table:table-cell office:value-type="float" office:value="1307248.4">
            <text:p>1.307.248</text:p>
          </table:table-cell>
          <table:table-cell table:number-columns-repeated="3"/>
          <table:table-cell office:value-type="float" office:value="1307248.4">
            <text:p>1.307.248</text:p>
          </table:table-cell>
          <table:table-cell office:value-type="float" office:value="-1144340.52">
            <text:p>-1.144.341</text:p>
          </table:table-cell>
          <table:table-cell office:value-type="float" office:value="174574.38">
            <text:p>174.574</text:p>
          </table:table-cell>
          <table:table-cell office:value-type="float" office:value="337482.26">
            <text:p>337.48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02.3">
            <text:p>-602</text:p>
          </table:table-cell>
          <table:table-cell table:number-columns-repeated="2"/>
          <table:table-cell table:style-name="ce12" office:value-type="float" office:value="-30000">
            <text:p>-30.000</text:p>
          </table:table-cell>
          <table:table-cell table:style-name="ce11"/>
          <table:table-cell table:number-columns-repeated="2"/>
          <table:table-cell office:value-type="float" office:value="-30602.3">
            <text:p>-30.602</text:p>
          </table:table-cell>
          <table:table-cell office:value-type="float" office:value="1004496.57">
            <text:p>1.004.497</text:p>
          </table:table-cell>
          <table:table-cell office:value-type="float" office:value="100811.94">
            <text:p>100.812</text:p>
          </table:table-cell>
          <table:table-cell office:value-type="float" office:value="68381.87">
            <text:p>68.382</text:p>
          </table:table-cell>
          <table:table-cell office:value-type="float" office:value="9738.71">
            <text:p>9.739</text:p>
          </table:table-cell>
          <table:table-cell/>
          <table:table-cell office:value-type="float" office:value="212642.36">
            <text:p>212.642</text:p>
          </table:table-cell>
          <table:table-cell office:value-type="float" office:value="1396071.45">
            <text:p>1.396.071</text:p>
          </table:table-cell>
          <table:table-cell office:value-type="float" office:value="1365469.15">
            <text:p>1.365.469</text:p>
          </table:table-cell>
          <table:table-cell table:number-columns-repeated="3"/>
          <table:table-cell office:value-type="float" office:value="1365469.15">
            <text:p>1.365.469</text:p>
          </table:table-cell>
          <table:table-cell table:number-columns-repeated="3"/>
          <table:table-cell office:value-type="float" office:value="1365469.15">
            <text:p>1.365.469</text:p>
          </table:table-cell>
          <table:table-cell office:value-type="float" office:value="-1183528.17">
            <text:p>-1.183.528</text:p>
          </table:table-cell>
          <table:table-cell office:value-type="float" office:value="175261.94">
            <text:p>175.262</text:p>
          </table:table-cell>
          <table:table-cell office:value-type="float" office:value="357202.92">
            <text:p>357.20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500.64">
            <text:p>-501</text:p>
          </table:table-cell>
          <table:table-cell table:number-columns-repeated="2"/>
          <table:table-cell table:style-name="ce12" office:value-type="float" office:value="-31000">
            <text:p>-31.000</text:p>
          </table:table-cell>
          <table:table-cell table:style-name="ce11"/>
          <table:table-cell table:number-columns-repeated="2"/>
          <table:table-cell office:value-type="float" office:value="-31500.64">
            <text:p>-31.501</text:p>
          </table:table-cell>
          <table:table-cell office:value-type="float" office:value="1011129.91">
            <text:p>1.011.130</text:p>
          </table:table-cell>
          <table:table-cell office:value-type="float" office:value="99663.3">
            <text:p>99.663</text:p>
          </table:table-cell>
          <table:table-cell office:value-type="float" office:value="68381.87">
            <text:p>68.382</text:p>
          </table:table-cell>
          <table:table-cell office:value-type="float" office:value="9837.06">
            <text:p>9.837</text:p>
          </table:table-cell>
          <table:table-cell/>
          <table:table-cell office:value-type="float" office:value="212515.16">
            <text:p>212.515</text:p>
          </table:table-cell>
          <table:table-cell office:value-type="float" office:value="1401527.3">
            <text:p>1.401.527</text:p>
          </table:table-cell>
          <table:table-cell office:value-type="float" office:value="1370026.66">
            <text:p>1.370.027</text:p>
          </table:table-cell>
          <table:table-cell table:number-columns-repeated="3"/>
          <table:table-cell office:value-type="float" office:value="1370026.66">
            <text:p>1.370.027</text:p>
          </table:table-cell>
          <table:table-cell table:number-columns-repeated="3"/>
          <table:table-cell office:value-type="float" office:value="1370026.66">
            <text:p>1.370.027</text:p>
          </table:table-cell>
          <table:table-cell office:value-type="float" office:value="-1186795.64">
            <text:p>-1.186.796</text:p>
          </table:table-cell>
          <table:table-cell office:value-type="float" office:value="174831.96">
            <text:p>174.832</text:p>
          </table:table-cell>
          <table:table-cell office:value-type="float" office:value="358062.98">
            <text:p>358.06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99.4">
            <text:p>-299</text:p>
          </table:table-cell>
          <table:table-cell table:number-columns-repeated="2"/>
          <table:table-cell table:style-name="ce12" office:value-type="float" office:value="-32000">
            <text:p>-32.000</text:p>
          </table:table-cell>
          <table:table-cell table:style-name="ce11"/>
          <table:table-cell table:number-columns-repeated="2"/>
          <table:table-cell office:value-type="float" office:value="-32299.4">
            <text:p>-32.299</text:p>
          </table:table-cell>
          <table:table-cell office:value-type="float" office:value="953449.84">
            <text:p>953.450</text:p>
          </table:table-cell>
          <table:table-cell office:value-type="float" office:value="99951.62">
            <text:p>99.952</text:p>
          </table:table-cell>
          <table:table-cell office:value-type="float" office:value="68380.86">
            <text:p>68.381</text:p>
          </table:table-cell>
          <table:table-cell office:value-type="float" office:value="9797.35">
            <text:p>9.797</text:p>
          </table:table-cell>
          <table:table-cell/>
          <table:table-cell office:value-type="float" office:value="212522">
            <text:p>212.522</text:p>
          </table:table-cell>
          <table:table-cell office:value-type="float" office:value="1344101.67">
            <text:p>1.344.102</text:p>
          </table:table-cell>
          <table:table-cell office:value-type="float" office:value="1311802.27">
            <text:p>1.311.802</text:p>
          </table:table-cell>
          <table:table-cell table:number-columns-repeated="3"/>
          <table:table-cell office:value-type="float" office:value="1311802.27">
            <text:p>1.311.802</text:p>
          </table:table-cell>
          <table:table-cell table:number-columns-repeated="3"/>
          <table:table-cell office:value-type="float" office:value="1311802.27">
            <text:p>1.311.802</text:p>
          </table:table-cell>
          <table:table-cell office:value-type="float" office:value="-1141898.52">
            <text:p>-1.141.899</text:p>
          </table:table-cell>
          <table:table-cell office:value-type="float" office:value="174576.39">
            <text:p>174.576</text:p>
          </table:table-cell>
          <table:table-cell office:value-type="float" office:value="344480.14">
            <text:p>344.48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6</text:p>
            <draw:g table:end-cell-address="Tabelle1.A43" table:end-x="0.41cm" table:end-y="0.016cm" draw:z-index="5" draw:name="SAPBEXq0001 U13C0F4E5B825">
              <draw:custom-shape draw:name="SAPBEXq0001 U13C0F4E5B82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2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2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3" table:end-x="0.41cm" table:end-y="0.016cm" draw:z-index="117" draw:name="SAPBEXq0001 U13C0F4CFB075">
              <draw:custom-shape draw:name="SAPBEXq0001 U13C0F4CFB07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7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7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Organisation und Personal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4" table:end-x="0.41cm" table:end-y="0.016cm" draw:z-index="118" draw:name="SAPBEXq0001 U13C0FC5126">
              <draw:custom-shape draw:name="SAPBEXq0001 U13C0FC512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978.16">
            <text:p>-7.978</text:p>
          </table:table-cell>
          <table:table-cell table:number-columns-repeated="3"/>
          <table:table-cell office:value-type="float" office:value="-1247603.19">
            <text:p>-1.247.603</text:p>
          </table:table-cell>
          <table:table-cell table:style-name="ce12" office:value-type="float" office:value="-1313881.29">
            <text:p>-1.313.881</text:p>
          </table:table-cell>
          <table:table-cell/>
          <table:table-cell office:value-type="float" office:value="-2569462.64">
            <text:p>-2.569.463</text:p>
          </table:table-cell>
          <table:table-cell office:value-type="float" office:value="8638118.65">
            <text:p>8.638.119</text:p>
          </table:table-cell>
          <table:table-cell office:value-type="float" office:value="2762136.8">
            <text:p>2.762.137</text:p>
          </table:table-cell>
          <table:table-cell office:value-type="float" office:value="299336.79">
            <text:p>299.337</text:p>
          </table:table-cell>
          <table:table-cell office:value-type="float" office:value="74895.69">
            <text:p>74.896</text:p>
          </table:table-cell>
          <table:table-cell table:style-name="ce12" office:value-type="float" office:value="365455.33">
            <text:p>365.455</text:p>
          </table:table-cell>
          <table:table-cell office:value-type="float" office:value="1655363.28">
            <text:p>1.655.363</text:p>
          </table:table-cell>
          <table:table-cell office:value-type="float" office:value="13795306.54">
            <text:p>13.795.307</text:p>
          </table:table-cell>
          <table:table-cell office:value-type="float" office:value="11225843.9">
            <text:p>11.225.844</text:p>
          </table:table-cell>
          <table:table-cell table:style-name="ce12" office:value-type="float" office:value="-19747.26">
            <text:p>-19.747</text:p>
          </table:table-cell>
          <table:table-cell/>
          <table:table-cell table:style-name="ce13" office:value-type="float" office:value="-19747.26">
            <text:p>-19.747</text:p>
          </table:table-cell>
          <table:table-cell office:value-type="float" office:value="11206096.64">
            <text:p>11.206.097</text:p>
          </table:table-cell>
          <table:table-cell table:number-columns-repeated="3"/>
          <table:table-cell office:value-type="float" office:value="11206096.64">
            <text:p>11.206.097</text:p>
          </table:table-cell>
          <table:table-cell office:value-type="float" office:value="-11417090.67">
            <text:p>-11.417.091</text:p>
          </table:table-cell>
          <table:table-cell office:value-type="float" office:value="1517298.52">
            <text:p>1.517.299</text:p>
          </table:table-cell>
          <table:table-cell office:value-type="float" office:value="1306304.49">
            <text:p>1.306.30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7679.36">
            <text:p>-7.679</text:p>
          </table:table-cell>
          <table:table-cell table:number-columns-repeated="3"/>
          <table:table-cell office:value-type="float" office:value="-2769160.24">
            <text:p>-2.769.160</text:p>
          </table:table-cell>
          <table:table-cell table:number-columns-repeated="2"/>
          <table:table-cell office:value-type="float" office:value="-2776839.6">
            <text:p>-2.776.840</text:p>
          </table:table-cell>
          <table:table-cell office:value-type="float" office:value="8221289.76">
            <text:p>8.221.290</text:p>
          </table:table-cell>
          <table:table-cell office:value-type="float" office:value="734619.6">
            <text:p>734.620</text:p>
          </table:table-cell>
          <table:table-cell office:value-type="float" office:value="317900.07">
            <text:p>317.900</text:p>
          </table:table-cell>
          <table:table-cell office:value-type="float" office:value="23691.15">
            <text:p>23.691</text:p>
          </table:table-cell>
          <table:table-cell table:style-name="ce12" office:value-type="float" office:value="370000">
            <text:p>370.000</text:p>
          </table:table-cell>
          <table:table-cell office:value-type="float" office:value="1728400">
            <text:p>1.728.400</text:p>
          </table:table-cell>
          <table:table-cell office:value-type="float" office:value="11395900.58">
            <text:p>11.395.901</text:p>
          </table:table-cell>
          <table:table-cell office:value-type="float" office:value="8619060.98">
            <text:p>8.619.061</text:p>
          </table:table-cell>
          <table:table-cell table:number-columns-repeated="3"/>
          <table:table-cell office:value-type="float" office:value="8619060.98">
            <text:p>8.619.061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8626860.98">
            <text:p>8.626.861</text:p>
          </table:table-cell>
          <table:table-cell office:value-type="float" office:value="-11092166.03">
            <text:p>-11.092.166</text:p>
          </table:table-cell>
          <table:table-cell office:value-type="float" office:value="1828996.19">
            <text:p>1.828.996</text:p>
          </table:table-cell>
          <table:table-cell office:value-type="float" office:value="-636308.86">
            <text:p>-636.30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6127.66">
            <text:p>-6.128</text:p>
          </table:table-cell>
          <table:table-cell table:number-columns-repeated="3"/>
          <table:table-cell office:value-type="float" office:value="-2756158.92">
            <text:p>-2.756.159</text:p>
          </table:table-cell>
          <table:table-cell table:number-columns-repeated="2"/>
          <table:table-cell office:value-type="float" office:value="-2762286.58">
            <text:p>-2.762.287</text:p>
          </table:table-cell>
          <table:table-cell office:value-type="float" office:value="8318202.76">
            <text:p>8.318.203</text:p>
          </table:table-cell>
          <table:table-cell office:value-type="float" office:value="944553.77">
            <text:p>944.554</text:p>
          </table:table-cell>
          <table:table-cell office:value-type="float" office:value="306869.51">
            <text:p>306.870</text:p>
          </table:table-cell>
          <table:table-cell office:value-type="float" office:value="11729.77">
            <text:p>11.730</text:p>
          </table:table-cell>
          <table:table-cell table:style-name="ce12" office:value-type="float" office:value="370000">
            <text:p>370.000</text:p>
          </table:table-cell>
          <table:table-cell office:value-type="float" office:value="1800600">
            <text:p>1.800.600</text:p>
          </table:table-cell>
          <table:table-cell office:value-type="float" office:value="11751955.81">
            <text:p>11.751.956</text:p>
          </table:table-cell>
          <table:table-cell office:value-type="float" office:value="8989669.23">
            <text:p>8.989.669</text:p>
          </table:table-cell>
          <table:table-cell table:number-columns-repeated="3"/>
          <table:table-cell office:value-type="float" office:value="8989669.23">
            <text:p>8.989.669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8997469.23">
            <text:p>8.997.469</text:p>
          </table:table-cell>
          <table:table-cell office:value-type="float" office:value="-9881526.54">
            <text:p>-9.881.527</text:p>
          </table:table-cell>
          <table:table-cell office:value-type="float" office:value="1854097.37">
            <text:p>1.854.097</text:p>
          </table:table-cell>
          <table:table-cell office:value-type="float" office:value="970040.06">
            <text:p>970.04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949.68">
            <text:p>-10.950</text:p>
          </table:table-cell>
          <table:table-cell table:number-columns-repeated="3"/>
          <table:table-cell office:value-type="float" office:value="-2596400">
            <text:p>-2.596.400</text:p>
          </table:table-cell>
          <table:table-cell table:number-columns-repeated="2"/>
          <table:table-cell office:value-type="float" office:value="-2607349.68">
            <text:p>-2.607.350</text:p>
          </table:table-cell>
          <table:table-cell office:value-type="float" office:value="8143346.63">
            <text:p>8.143.347</text:p>
          </table:table-cell>
          <table:table-cell office:value-type="float" office:value="683637.88">
            <text:p>683.638</text:p>
          </table:table-cell>
          <table:table-cell office:value-type="float" office:value="412080.98">
            <text:p>412.081</text:p>
          </table:table-cell>
          <table:table-cell office:value-type="float" office:value="85026.85">
            <text:p>85.027</text:p>
          </table:table-cell>
          <table:table-cell table:style-name="ce12" office:value-type="float" office:value="370000">
            <text:p>370.000</text:p>
          </table:table-cell>
          <table:table-cell office:value-type="float" office:value="1852711.48">
            <text:p>1.852.711</text:p>
          </table:table-cell>
          <table:table-cell office:value-type="float" office:value="11546803.82">
            <text:p>11.546.804</text:p>
          </table:table-cell>
          <table:table-cell office:value-type="float" office:value="8939454.14">
            <text:p>8.939.454</text:p>
          </table:table-cell>
          <table:table-cell table:number-columns-repeated="3"/>
          <table:table-cell office:value-type="float" office:value="8939454.14">
            <text:p>8.939.454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8947254.14">
            <text:p>8.947.254</text:p>
          </table:table-cell>
          <table:table-cell office:value-type="float" office:value="-9771587.41">
            <text:p>-9.771.587</text:p>
          </table:table-cell>
          <table:table-cell office:value-type="float" office:value="1418467.08">
            <text:p>1.418.467</text:p>
          </table:table-cell>
          <table:table-cell office:value-type="float" office:value="594133.81">
            <text:p>594.13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8333.93">
            <text:p>-18.334</text:p>
          </table:table-cell>
          <table:table-cell table:number-columns-repeated="3"/>
          <table:table-cell office:value-type="float" office:value="-2582200">
            <text:p>-2.582.200</text:p>
          </table:table-cell>
          <table:table-cell table:number-columns-repeated="2"/>
          <table:table-cell office:value-type="float" office:value="-2600533.93">
            <text:p>-2.600.534</text:p>
          </table:table-cell>
          <table:table-cell office:value-type="float" office:value="8401114">
            <text:p>8.401.114</text:p>
          </table:table-cell>
          <table:table-cell office:value-type="float" office:value="993072.28">
            <text:p>993.072</text:p>
          </table:table-cell>
          <table:table-cell office:value-type="float" office:value="461086.75">
            <text:p>461.087</text:p>
          </table:table-cell>
          <table:table-cell office:value-type="float" office:value="91950.54">
            <text:p>91.951</text:p>
          </table:table-cell>
          <table:table-cell table:style-name="ce12" office:value-type="float" office:value="370000">
            <text:p>370.000</text:p>
          </table:table-cell>
          <table:table-cell office:value-type="float" office:value="1883648.68">
            <text:p>1.883.649</text:p>
          </table:table-cell>
          <table:table-cell office:value-type="float" office:value="12200872.25">
            <text:p>12.200.872</text:p>
          </table:table-cell>
          <table:table-cell office:value-type="float" office:value="9600338.32">
            <text:p>9.600.338</text:p>
          </table:table-cell>
          <table:table-cell table:number-columns-repeated="3"/>
          <table:table-cell office:value-type="float" office:value="9600338.32">
            <text:p>9.600.338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9608138.32">
            <text:p>9.608.138</text:p>
          </table:table-cell>
          <table:table-cell office:value-type="float" office:value="-9886194.21">
            <text:p>-9.886.194</text:p>
          </table:table-cell>
          <table:table-cell office:value-type="float" office:value="1445325.32">
            <text:p>1.445.325</text:p>
          </table:table-cell>
          <table:table-cell office:value-type="float" office:value="1167269.43">
            <text:p>1.167.26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6515.21">
            <text:p>-26.515</text:p>
          </table:table-cell>
          <table:table-cell table:number-columns-repeated="3"/>
          <table:table-cell office:value-type="float" office:value="-2582600">
            <text:p>-2.582.600</text:p>
          </table:table-cell>
          <table:table-cell table:number-columns-repeated="2"/>
          <table:table-cell office:value-type="float" office:value="-2609115.21">
            <text:p>-2.609.115</text:p>
          </table:table-cell>
          <table:table-cell office:value-type="float" office:value="8258875.54">
            <text:p>8.258.876</text:p>
          </table:table-cell>
          <table:table-cell office:value-type="float" office:value="953930.18">
            <text:p>953.930</text:p>
          </table:table-cell>
          <table:table-cell office:value-type="float" office:value="463086.75">
            <text:p>463.087</text:p>
          </table:table-cell>
          <table:table-cell office:value-type="float" office:value="98826.36">
            <text:p>98.826</text:p>
          </table:table-cell>
          <table:table-cell table:style-name="ce12" office:value-type="float" office:value="370000">
            <text:p>370.000</text:p>
          </table:table-cell>
          <table:table-cell office:value-type="float" office:value="1845285.21">
            <text:p>1.845.285</text:p>
          </table:table-cell>
          <table:table-cell office:value-type="float" office:value="11990004.04">
            <text:p>11.990.004</text:p>
          </table:table-cell>
          <table:table-cell office:value-type="float" office:value="9380888.83">
            <text:p>9.380.889</text:p>
          </table:table-cell>
          <table:table-cell table:number-columns-repeated="3"/>
          <table:table-cell office:value-type="float" office:value="9380888.83">
            <text:p>9.380.889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9388688.83">
            <text:p>9.388.689</text:p>
          </table:table-cell>
          <table:table-cell office:value-type="float" office:value="-9915947.75">
            <text:p>-9.915.948</text:p>
          </table:table-cell>
          <table:table-cell office:value-type="float" office:value="1430145.35">
            <text:p>1.430.145</text:p>
          </table:table-cell>
          <table:table-cell office:value-type="float" office:value="902886.43">
            <text:p>902.88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5759.49">
            <text:p>-35.759</text:p>
          </table:table-cell>
          <table:table-cell table:number-columns-repeated="3"/>
          <table:table-cell office:value-type="float" office:value="-2580900">
            <text:p>-2.580.900</text:p>
          </table:table-cell>
          <table:table-cell table:number-columns-repeated="2"/>
          <table:table-cell office:value-type="float" office:value="-2616659.49">
            <text:p>-2.616.659</text:p>
          </table:table-cell>
          <table:table-cell office:value-type="float" office:value="7963765.25">
            <text:p>7.963.765</text:p>
          </table:table-cell>
          <table:table-cell office:value-type="float" office:value="916716.34">
            <text:p>916.716</text:p>
          </table:table-cell>
          <table:table-cell office:value-type="float" office:value="465080.98">
            <text:p>465.081</text:p>
          </table:table-cell>
          <table:table-cell office:value-type="float" office:value="105702.06">
            <text:p>105.702</text:p>
          </table:table-cell>
          <table:table-cell table:style-name="ce12" office:value-type="float" office:value="370000">
            <text:p>370.000</text:p>
          </table:table-cell>
          <table:table-cell office:value-type="float" office:value="1872190.92">
            <text:p>1.872.191</text:p>
          </table:table-cell>
          <table:table-cell office:value-type="float" office:value="11693455.55">
            <text:p>11.693.456</text:p>
          </table:table-cell>
          <table:table-cell office:value-type="float" office:value="9076796.06">
            <text:p>9.076.796</text:p>
          </table:table-cell>
          <table:table-cell table:number-columns-repeated="3"/>
          <table:table-cell office:value-type="float" office:value="9076796.06">
            <text:p>9.076.796</text:p>
          </table:table-cell>
          <table:table-cell/>
          <table:table-cell table:style-name="ce12" office:value-type="float" office:value="7800">
            <text:p>7.800</text:p>
          </table:table-cell>
          <table:table-cell table:style-name="ce13" office:value-type="float" office:value="7800">
            <text:p>7.800</text:p>
          </table:table-cell>
          <table:table-cell office:value-type="float" office:value="9084596.06">
            <text:p>9.084.596</text:p>
          </table:table-cell>
          <table:table-cell office:value-type="float" office:value="-9863591">
            <text:p>-9.863.591</text:p>
          </table:table-cell>
          <table:table-cell office:value-type="float" office:value="1425610.96">
            <text:p>1.425.611</text:p>
          </table:table-cell>
          <table:table-cell office:value-type="float" office:value="646616.02">
            <text:p>646.61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7</text:p>
            <draw:g table:end-cell-address="Tabelle1.A51" table:end-x="0.41cm" table:end-y="0.016cm" draw:z-index="6" draw:name="SAPBEXq0001 U13C0F4E5B846">
              <draw:custom-shape draw:name="SAPBEXq0001 U13C0F4E5B84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1" table:end-x="0.41cm" table:end-y="0.016cm" draw:z-index="119" draw:name="SAPBEXq0001 U13C0FC5126">
              <draw:custom-shape draw:name="SAPBEXq0001 U13C0FC512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Finanzmanagement und Rechnungswes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2" table:end-x="0.41cm" table:end-y="0.016cm" draw:z-index="120" draw:name="SAPBEXq0001 U13C0FC5127">
              <draw:custom-shape draw:name="SAPBEXq0001 U13C0FC512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68166.32">
            <text:p>-268.166</text:p>
          </table:table-cell>
          <table:table-cell/>
          <table:table-cell table:style-name="ce12" office:value-type="float" office:value="-50527030.6">
            <text:p>-50.527.031</text:p>
          </table:table-cell>
          <table:table-cell table:style-name="ce12" office:value-type="float" office:value="-13286.5">
            <text:p>-13.287</text:p>
          </table:table-cell>
          <table:table-cell office:value-type="float" office:value="-8875.21">
            <text:p>-8.875</text:p>
          </table:table-cell>
          <table:table-cell table:style-name="ce12" office:value-type="float" office:value="-4369320.22">
            <text:p>-4.369.320</text:p>
          </table:table-cell>
          <table:table-cell/>
          <table:table-cell office:value-type="float" office:value="-55186678.85">
            <text:p>-55.186.679</text:p>
          </table:table-cell>
          <table:table-cell office:value-type="float" office:value="10422874.72">
            <text:p>10.422.875</text:p>
          </table:table-cell>
          <table:table-cell office:value-type="float" office:value="2867666.75">
            <text:p>2.867.667</text:p>
          </table:table-cell>
          <table:table-cell office:value-type="float" office:value="13313529.36">
            <text:p>13.313.529</text:p>
          </table:table-cell>
          <table:table-cell office:value-type="float" office:value="375125.77">
            <text:p>375.126</text:p>
          </table:table-cell>
          <table:table-cell table:style-name="ce12" office:value-type="float" office:value="302846.83">
            <text:p>302.847</text:p>
          </table:table-cell>
          <table:table-cell office:value-type="float" office:value="46919025.22">
            <text:p>46.919.025</text:p>
          </table:table-cell>
          <table:table-cell office:value-type="float" office:value="74201068.65">
            <text:p>74.201.069</text:p>
          </table:table-cell>
          <table:table-cell office:value-type="float" office:value="19014389.8">
            <text:p>19.014.390</text:p>
          </table:table-cell>
          <table:table-cell table:style-name="ce12" office:value-type="float" office:value="-671701.06">
            <text:p>-671.701</text:p>
          </table:table-cell>
          <table:table-cell table:style-name="ce12" office:value-type="float" office:value="37411.6">
            <text:p>37.412</text:p>
          </table:table-cell>
          <table:table-cell table:style-name="ce13" office:value-type="float" office:value="-634289.46">
            <text:p>-634.289</text:p>
          </table:table-cell>
          <table:table-cell office:value-type="float" office:value="18380100.34">
            <text:p>18.380.100</text:p>
          </table:table-cell>
          <table:table-cell table:style-name="ce12" office:value-type="float" office:value="-0.32">
            <text:p>0</text:p>
          </table:table-cell>
          <table:table-cell table:style-name="ce12" office:value-type="float" office:value="0.89">
            <text:p>1</text:p>
          </table:table-cell>
          <table:table-cell table:style-name="ce13" office:value-type="float" office:value="0.57">
            <text:p>1</text:p>
          </table:table-cell>
          <table:table-cell office:value-type="float" office:value="18380100.91">
            <text:p>18.380.101</text:p>
          </table:table-cell>
          <table:table-cell office:value-type="float" office:value="-13864928.15">
            <text:p>-13.864.928</text:p>
          </table:table-cell>
          <table:table-cell office:value-type="float" office:value="4538924.96">
            <text:p>4.538.925</text:p>
          </table:table-cell>
          <table:table-cell office:value-type="float" office:value="9054097.72">
            <text:p>9.054.09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5881544.36">
            <text:p>-15.881.544</text:p>
          </table:table-cell>
          <table:table-cell/>
          <table:table-cell table:style-name="ce12" office:value-type="float" office:value="-53514700">
            <text:p>-53.514.700</text:p>
          </table:table-cell>
          <table:table-cell/>
          <table:table-cell office:value-type="float" office:value="-42176.56">
            <text:p>-42.177</text:p>
          </table:table-cell>
          <table:table-cell table:style-name="ce12" office:value-type="float" office:value="-6208039.2">
            <text:p>-6.208.039</text:p>
          </table:table-cell>
          <table:table-cell/>
          <table:table-cell office:value-type="float" office:value="-75646460.12">
            <text:p>-75.646.460</text:p>
          </table:table-cell>
          <table:table-cell office:value-type="float" office:value="9627310.67">
            <text:p>9.627.311</text:p>
          </table:table-cell>
          <table:table-cell office:value-type="float" office:value="932459.55">
            <text:p>932.460</text:p>
          </table:table-cell>
          <table:table-cell office:value-type="float" office:value="7830877.12">
            <text:p>7.830.877</text:p>
          </table:table-cell>
          <table:table-cell office:value-type="float" office:value="59817976.54">
            <text:p>59.817.977</text:p>
          </table:table-cell>
          <table:table-cell table:style-name="ce12" office:value-type="float" office:value="278000">
            <text:p>278.000</text:p>
          </table:table-cell>
          <table:table-cell office:value-type="float" office:value="61465483.68">
            <text:p>61.465.484</text:p>
          </table:table-cell>
          <table:table-cell office:value-type="float" office:value="139952107.56">
            <text:p>139.952.108</text:p>
          </table:table-cell>
          <table:table-cell office:value-type="float" office:value="64305647.44">
            <text:p>64.305.647</text:p>
          </table:table-cell>
          <table:table-cell table:style-name="ce12" office:value-type="float" office:value="-300300">
            <text:p>-300.300</text:p>
          </table:table-cell>
          <table:table-cell table:style-name="ce12" office:value-type="float" office:value="340000">
            <text:p>340.000</text:p>
          </table:table-cell>
          <table:table-cell table:style-name="ce13" office:value-type="float" office:value="39700">
            <text:p>39.700</text:p>
          </table:table-cell>
          <table:table-cell office:value-type="float" office:value="64345347.44">
            <text:p>64.345.347</text:p>
          </table:table-cell>
          <table:table-cell table:number-columns-repeated="3"/>
          <table:table-cell office:value-type="float" office:value="64345347.44">
            <text:p>64.345.347</text:p>
          </table:table-cell>
          <table:table-cell office:value-type="float" office:value="-15321104.9">
            <text:p>-15.321.105</text:p>
          </table:table-cell>
          <table:table-cell office:value-type="float" office:value="4627623.68">
            <text:p>4.627.624</text:p>
          </table:table-cell>
          <table:table-cell office:value-type="float" office:value="53651866.22">
            <text:p>53.651.86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0951577.64">
            <text:p>-10.951.578</text:p>
          </table:table-cell>
          <table:table-cell/>
          <table:table-cell table:style-name="ce12" office:value-type="float" office:value="-55216625">
            <text:p>-55.216.625</text:p>
          </table:table-cell>
          <table:table-cell/>
          <table:table-cell office:value-type="float" office:value="-1054475.12">
            <text:p>-1.054.475</text:p>
          </table:table-cell>
          <table:table-cell table:style-name="ce12" office:value-type="float" office:value="-6301663.2">
            <text:p>-6.301.663</text:p>
          </table:table-cell>
          <table:table-cell/>
          <table:table-cell office:value-type="float" office:value="-73524340.96">
            <text:p>-73.524.341</text:p>
          </table:table-cell>
          <table:table-cell office:value-type="float" office:value="10261665.3">
            <text:p>10.261.665</text:p>
          </table:table-cell>
          <table:table-cell office:value-type="float" office:value="1282667.67">
            <text:p>1.282.668</text:p>
          </table:table-cell>
          <table:table-cell office:value-type="float" office:value="2439008.37">
            <text:p>2.439.008</text:p>
          </table:table-cell>
          <table:table-cell office:value-type="float" office:value="62063186.3">
            <text:p>62.063.186</text:p>
          </table:table-cell>
          <table:table-cell table:style-name="ce12" office:value-type="float" office:value="251000">
            <text:p>251.000</text:p>
          </table:table-cell>
          <table:table-cell office:value-type="float" office:value="62944456.92">
            <text:p>62.944.457</text:p>
          </table:table-cell>
          <table:table-cell office:value-type="float" office:value="139241984.56">
            <text:p>139.241.985</text:p>
          </table:table-cell>
          <table:table-cell office:value-type="float" office:value="65717643.6">
            <text:p>65.717.644</text:p>
          </table:table-cell>
          <table:table-cell table:style-name="ce12" office:value-type="float" office:value="-299300">
            <text:p>-299.300</text:p>
          </table:table-cell>
          <table:table-cell table:style-name="ce12" office:value-type="float" office:value="340000">
            <text:p>340.000</text:p>
          </table:table-cell>
          <table:table-cell table:style-name="ce13" office:value-type="float" office:value="40700">
            <text:p>40.700</text:p>
          </table:table-cell>
          <table:table-cell office:value-type="float" office:value="65758343.6">
            <text:p>65.758.344</text:p>
          </table:table-cell>
          <table:table-cell table:number-columns-repeated="3"/>
          <table:table-cell office:value-type="float" office:value="65758343.6">
            <text:p>65.758.344</text:p>
          </table:table-cell>
          <table:table-cell office:value-type="float" office:value="-32038719.69">
            <text:p>-32.038.720</text:p>
          </table:table-cell>
          <table:table-cell office:value-type="float" office:value="21956690.2">
            <text:p>21.956.690</text:p>
          </table:table-cell>
          <table:table-cell office:value-type="float" office:value="55676314.11">
            <text:p>55.676.31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29231.74">
            <text:p>-229.232</text:p>
          </table:table-cell>
          <table:table-cell/>
          <table:table-cell table:style-name="ce12" office:value-type="float" office:value="-57906028">
            <text:p>-57.906.028</text:p>
          </table:table-cell>
          <table:table-cell/>
          <table:table-cell office:value-type="float" office:value="-1052600">
            <text:p>-1.052.600</text:p>
          </table:table-cell>
          <table:table-cell table:style-name="ce12" office:value-type="float" office:value="-6175900">
            <text:p>-6.175.900</text:p>
          </table:table-cell>
          <table:table-cell/>
          <table:table-cell office:value-type="float" office:value="-65363759.74">
            <text:p>-65.363.760</text:p>
          </table:table-cell>
          <table:table-cell office:value-type="float" office:value="10223760.78">
            <text:p>10.223.761</text:p>
          </table:table-cell>
          <table:table-cell office:value-type="float" office:value="952490.83">
            <text:p>952.491</text:p>
          </table:table-cell>
          <table:table-cell office:value-type="float" office:value="3915613.58">
            <text:p>3.915.614</text:p>
          </table:table-cell>
          <table:table-cell office:value-type="float" office:value="1123584.52">
            <text:p>1.123.585</text:p>
          </table:table-cell>
          <table:table-cell table:style-name="ce12" office:value-type="float" office:value="143000">
            <text:p>143.000</text:p>
          </table:table-cell>
          <table:table-cell office:value-type="float" office:value="64413744.64">
            <text:p>64.413.745</text:p>
          </table:table-cell>
          <table:table-cell office:value-type="float" office:value="80772194.35">
            <text:p>80.772.194</text:p>
          </table:table-cell>
          <table:table-cell office:value-type="float" office:value="15408434.61">
            <text:p>15.408.435</text:p>
          </table:table-cell>
          <table:table-cell table:style-name="ce12" office:value-type="float" office:value="-258000">
            <text:p>-258.000</text:p>
          </table:table-cell>
          <table:table-cell table:style-name="ce12" office:value-type="float" office:value="343000">
            <text:p>343.000</text:p>
          </table:table-cell>
          <table:table-cell table:style-name="ce13" office:value-type="float" office:value="85000">
            <text:p>85.000</text:p>
          </table:table-cell>
          <table:table-cell office:value-type="float" office:value="15493434.61">
            <text:p>15.493.435</text:p>
          </table:table-cell>
          <table:table-cell table:number-columns-repeated="3"/>
          <table:table-cell office:value-type="float" office:value="15493434.61">
            <text:p>15.493.435</text:p>
          </table:table-cell>
          <table:table-cell office:value-type="float" office:value="-24840071.92">
            <text:p>-24.840.072</text:p>
          </table:table-cell>
          <table:table-cell office:value-type="float" office:value="21600891.23">
            <text:p>21.600.891</text:p>
          </table:table-cell>
          <table:table-cell office:value-type="float" office:value="12254253.92">
            <text:p>12.254.25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568942.81">
            <text:p>-568.943</text:p>
          </table:table-cell>
          <table:table-cell/>
          <table:table-cell table:style-name="ce12" office:value-type="float" office:value="-58835300">
            <text:p>-58.835.300</text:p>
          </table:table-cell>
          <table:table-cell/>
          <table:table-cell office:value-type="float" office:value="-1052600">
            <text:p>-1.052.600</text:p>
          </table:table-cell>
          <table:table-cell table:style-name="ce12" office:value-type="float" office:value="-6266300">
            <text:p>-6.266.300</text:p>
          </table:table-cell>
          <table:table-cell/>
          <table:table-cell office:value-type="float" office:value="-66723142.81">
            <text:p>-66.723.143</text:p>
          </table:table-cell>
          <table:table-cell office:value-type="float" office:value="10514407.84">
            <text:p>10.514.408</text:p>
          </table:table-cell>
          <table:table-cell office:value-type="float" office:value="1375913.48">
            <text:p>1.375.913</text:p>
          </table:table-cell>
          <table:table-cell office:value-type="float" office:value="4088115.43">
            <text:p>4.088.115</text:p>
          </table:table-cell>
          <table:table-cell office:value-type="float" office:value="1366728.64">
            <text:p>1.366.729</text:p>
          </table:table-cell>
          <table:table-cell table:style-name="ce12" office:value-type="float" office:value="75000">
            <text:p>75.000</text:p>
          </table:table-cell>
          <table:table-cell office:value-type="float" office:value="65261754.16">
            <text:p>65.261.754</text:p>
          </table:table-cell>
          <table:table-cell office:value-type="float" office:value="82681919.55">
            <text:p>82.681.920</text:p>
          </table:table-cell>
          <table:table-cell office:value-type="float" office:value="15958776.74">
            <text:p>15.958.777</text:p>
          </table:table-cell>
          <table:table-cell table:style-name="ce12" office:value-type="float" office:value="-260000">
            <text:p>-260.000</text:p>
          </table:table-cell>
          <table:table-cell table:style-name="ce12" office:value-type="float" office:value="343000">
            <text:p>343.000</text:p>
          </table:table-cell>
          <table:table-cell table:style-name="ce13" office:value-type="float" office:value="83000">
            <text:p>83.000</text:p>
          </table:table-cell>
          <table:table-cell office:value-type="float" office:value="16041776.74">
            <text:p>16.041.777</text:p>
          </table:table-cell>
          <table:table-cell table:number-columns-repeated="3"/>
          <table:table-cell office:value-type="float" office:value="16041776.74">
            <text:p>16.041.777</text:p>
          </table:table-cell>
          <table:table-cell office:value-type="float" office:value="-25679817.45">
            <text:p>-25.679.817</text:p>
          </table:table-cell>
          <table:table-cell office:value-type="float" office:value="22156957.88">
            <text:p>22.156.958</text:p>
          </table:table-cell>
          <table:table-cell office:value-type="float" office:value="12518917.17">
            <text:p>12.518.91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27211.85">
            <text:p>-827.212</text:p>
          </table:table-cell>
          <table:table-cell/>
          <table:table-cell table:style-name="ce12" office:value-type="float" office:value="-59991300">
            <text:p>-59.991.300</text:p>
          </table:table-cell>
          <table:table-cell/>
          <table:table-cell office:value-type="float" office:value="-1052600">
            <text:p>-1.052.600</text:p>
          </table:table-cell>
          <table:table-cell table:style-name="ce12" office:value-type="float" office:value="-6358500">
            <text:p>-6.358.500</text:p>
          </table:table-cell>
          <table:table-cell/>
          <table:table-cell office:value-type="float" office:value="-68229611.85">
            <text:p>-68.229.612</text:p>
          </table:table-cell>
          <table:table-cell office:value-type="float" office:value="10269299.83">
            <text:p>10.269.300</text:p>
          </table:table-cell>
          <table:table-cell office:value-type="float" office:value="1315491.78">
            <text:p>1.315.492</text:p>
          </table:table-cell>
          <table:table-cell office:value-type="float" office:value="3868115.43">
            <text:p>3.868.115</text:p>
          </table:table-cell>
          <table:table-cell office:value-type="float" office:value="1501772.18">
            <text:p>1.501.772</text:p>
          </table:table-cell>
          <table:table-cell table:style-name="ce12" office:value-type="float" office:value="37000">
            <text:p>37.000</text:p>
          </table:table-cell>
          <table:table-cell office:value-type="float" office:value="66523822">
            <text:p>66.523.822</text:p>
          </table:table-cell>
          <table:table-cell office:value-type="float" office:value="83515501.22">
            <text:p>83.515.501</text:p>
          </table:table-cell>
          <table:table-cell office:value-type="float" office:value="15285889.37">
            <text:p>15.285.889</text:p>
          </table:table-cell>
          <table:table-cell table:style-name="ce12" office:value-type="float" office:value="-262000">
            <text:p>-262.000</text:p>
          </table:table-cell>
          <table:table-cell table:style-name="ce12" office:value-type="float" office:value="343000">
            <text:p>343.000</text:p>
          </table:table-cell>
          <table:table-cell table:style-name="ce13" office:value-type="float" office:value="81000">
            <text:p>81.000</text:p>
          </table:table-cell>
          <table:table-cell office:value-type="float" office:value="15366889.37">
            <text:p>15.366.889</text:p>
          </table:table-cell>
          <table:table-cell table:number-columns-repeated="3"/>
          <table:table-cell office:value-type="float" office:value="15366889.37">
            <text:p>15.366.889</text:p>
          </table:table-cell>
          <table:table-cell office:value-type="float" office:value="-25195564.6">
            <text:p>-25.195.565</text:p>
          </table:table-cell>
          <table:table-cell office:value-type="float" office:value="21820281.36">
            <text:p>21.820.281</text:p>
          </table:table-cell>
          <table:table-cell office:value-type="float" office:value="11991606.13">
            <text:p>11.991.60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049365.26">
            <text:p>-1.049.365</text:p>
          </table:table-cell>
          <table:table-cell/>
          <table:table-cell table:style-name="ce12" office:value-type="float" office:value="-61170300">
            <text:p>-61.170.300</text:p>
          </table:table-cell>
          <table:table-cell/>
          <table:table-cell office:value-type="float" office:value="-1052600">
            <text:p>-1.052.600</text:p>
          </table:table-cell>
          <table:table-cell table:style-name="ce12" office:value-type="float" office:value="-6452500">
            <text:p>-6.452.500</text:p>
          </table:table-cell>
          <table:table-cell/>
          <table:table-cell office:value-type="float" office:value="-69724765.26">
            <text:p>-69.724.765</text:p>
          </table:table-cell>
          <table:table-cell office:value-type="float" office:value="9417995.04">
            <text:p>9.417.995</text:p>
          </table:table-cell>
          <table:table-cell office:value-type="float" office:value="1192126.72">
            <text:p>1.192.127</text:p>
          </table:table-cell>
          <table:table-cell office:value-type="float" office:value="3768113.58">
            <text:p>3.768.114</text:p>
          </table:table-cell>
          <table:table-cell office:value-type="float" office:value="1573185.5">
            <text:p>1.573.186</text:p>
          </table:table-cell>
          <table:table-cell table:style-name="ce12" office:value-type="float" office:value="22000">
            <text:p>22.000</text:p>
          </table:table-cell>
          <table:table-cell office:value-type="float" office:value="67739902">
            <text:p>67.739.902</text:p>
          </table:table-cell>
          <table:table-cell office:value-type="float" office:value="83713322.84">
            <text:p>83.713.323</text:p>
          </table:table-cell>
          <table:table-cell office:value-type="float" office:value="13988557.58">
            <text:p>13.988.558</text:p>
          </table:table-cell>
          <table:table-cell table:style-name="ce12" office:value-type="float" office:value="-270000">
            <text:p>-270.000</text:p>
          </table:table-cell>
          <table:table-cell table:style-name="ce12" office:value-type="float" office:value="343000">
            <text:p>343.000</text:p>
          </table:table-cell>
          <table:table-cell table:style-name="ce13" office:value-type="float" office:value="73000">
            <text:p>73.000</text:p>
          </table:table-cell>
          <table:table-cell office:value-type="float" office:value="14061557.58">
            <text:p>14.061.558</text:p>
          </table:table-cell>
          <table:table-cell table:number-columns-repeated="3"/>
          <table:table-cell office:value-type="float" office:value="14061557.58">
            <text:p>14.061.558</text:p>
          </table:table-cell>
          <table:table-cell office:value-type="float" office:value="-25469216.46">
            <text:p>-25.469.216</text:p>
          </table:table-cell>
          <table:table-cell office:value-type="float" office:value="24487187.52">
            <text:p>24.487.188</text:p>
          </table:table-cell>
          <table:table-cell office:value-type="float" office:value="13079528.64">
            <text:p>13.079.52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8</text:p>
            <draw:g table:end-cell-address="Tabelle1.A59" table:end-x="0.41cm" table:end-y="0.016cm" draw:z-index="7" draw:name="SAPBEXq0001 U13C0F4E5B847">
              <draw:custom-shape draw:name="SAPBEXq0001 U13C0F4E5B84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9" table:end-x="0.41cm" table:end-y="0.016cm" draw:z-index="121" draw:name="SAPBEXq0001 U13C0FC5127">
              <draw:custom-shape draw:name="SAPBEXq0001 U13C0FC512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Technikunterst. Informationsverarbei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0" table:end-x="0.41cm" table:end-y="0.016cm" draw:z-index="122" draw:name="SAPBEXq0001 U13C0FC5128">
              <draw:custom-shape draw:name="SAPBEXq0001 U13C0FC512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027.1">
            <text:p>-3.027</text:p>
          </table:table-cell>
          <table:table-cell table:number-columns-repeated="2"/>
          <table:table-cell table:style-name="ce12" office:value-type="float" office:value="-2432323.78">
            <text:p>-2.432.324</text:p>
          </table:table-cell>
          <table:table-cell office:value-type="float" office:value="-188314.54">
            <text:p>-188.315</text:p>
          </table:table-cell>
          <table:table-cell table:style-name="ce12" office:value-type="float" office:value="-744779.48">
            <text:p>-744.779</text:p>
          </table:table-cell>
          <table:table-cell/>
          <table:table-cell office:value-type="float" office:value="-3368444.9">
            <text:p>-3.368.445</text:p>
          </table:table-cell>
          <table:table-cell office:value-type="float" office:value="6136631.67">
            <text:p>6.136.632</text:p>
          </table:table-cell>
          <table:table-cell office:value-type="float" office:value="1813788.31">
            <text:p>1.813.788</text:p>
          </table:table-cell>
          <table:table-cell office:value-type="float" office:value="5681979.1">
            <text:p>5.681.979</text:p>
          </table:table-cell>
          <table:table-cell office:value-type="float" office:value="524311.48">
            <text:p>524.311</text:p>
          </table:table-cell>
          <table:table-cell/>
          <table:table-cell office:value-type="float" office:value="3083233.42">
            <text:p>3.083.233</text:p>
          </table:table-cell>
          <table:table-cell office:value-type="float" office:value="17239943.98">
            <text:p>17.239.944</text:p>
          </table:table-cell>
          <table:table-cell office:value-type="float" office:value="13871499.08">
            <text:p>13.871.499</text:p>
          </table:table-cell>
          <table:table-cell table:number-columns-repeated="3"/>
          <table:table-cell office:value-type="float" office:value="13871499.08">
            <text:p>13.871.499</text:p>
          </table:table-cell>
          <table:table-cell table:number-columns-repeated="3"/>
          <table:table-cell office:value-type="float" office:value="13871499.08">
            <text:p>13.871.499</text:p>
          </table:table-cell>
          <table:table-cell office:value-type="float" office:value="-14439004.07">
            <text:p>-14.439.004</text:p>
          </table:table-cell>
          <table:table-cell office:value-type="float" office:value="1413329.91">
            <text:p>1.413.330</text:p>
          </table:table-cell>
          <table:table-cell office:value-type="float" office:value="845824.92">
            <text:p>845.82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33.33">
            <text:p>-833</text:p>
          </table:table-cell>
          <table:table-cell table:number-columns-repeated="2"/>
          <table:table-cell table:style-name="ce12" office:value-type="float" office:value="-2141648">
            <text:p>-2.141.648</text:p>
          </table:table-cell>
          <table:table-cell office:value-type="float" office:value="-958.2">
            <text:p>-958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2143939.53">
            <text:p>-2.143.940</text:p>
          </table:table-cell>
          <table:table-cell office:value-type="float" office:value="5765277.91">
            <text:p>5.765.278</text:p>
          </table:table-cell>
          <table:table-cell office:value-type="float" office:value="577019.19">
            <text:p>577.019</text:p>
          </table:table-cell>
          <table:table-cell office:value-type="float" office:value="5915839.96">
            <text:p>5.915.840</text:p>
          </table:table-cell>
          <table:table-cell office:value-type="float" office:value="848354.92">
            <text:p>848.355</text:p>
          </table:table-cell>
          <table:table-cell/>
          <table:table-cell office:value-type="float" office:value="3353900">
            <text:p>3.353.900</text:p>
          </table:table-cell>
          <table:table-cell office:value-type="float" office:value="16460391.98">
            <text:p>16.460.392</text:p>
          </table:table-cell>
          <table:table-cell office:value-type="float" office:value="14316452.45">
            <text:p>14.316.452</text:p>
          </table:table-cell>
          <table:table-cell table:number-columns-repeated="3"/>
          <table:table-cell office:value-type="float" office:value="14316452.45">
            <text:p>14.316.452</text:p>
          </table:table-cell>
          <table:table-cell table:style-name="ce12" office:value-type="float" office:value="-2000">
            <text:p>-2.000</text:p>
          </table:table-cell>
          <table:table-cell/>
          <table:table-cell table:style-name="ce13" office:value-type="float" office:value="-2000">
            <text:p>-2.000</text:p>
          </table:table-cell>
          <table:table-cell office:value-type="float" office:value="14314452.45">
            <text:p>14.314.452</text:p>
          </table:table-cell>
          <table:table-cell office:value-type="float" office:value="-15821821.79">
            <text:p>-15.821.822</text:p>
          </table:table-cell>
          <table:table-cell office:value-type="float" office:value="1452559.01">
            <text:p>1.452.559</text:p>
          </table:table-cell>
          <table:table-cell office:value-type="float" office:value="-54810.33">
            <text:p>-54.81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2174848">
            <text:p>-2.174.848</text:p>
          </table:table-cell>
          <table:table-cell office:value-type="float" office:value="-957">
            <text:p>-957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2176305">
            <text:p>-2.176.305</text:p>
          </table:table-cell>
          <table:table-cell office:value-type="float" office:value="5701726.45">
            <text:p>5.701.726</text:p>
          </table:table-cell>
          <table:table-cell office:value-type="float" office:value="745641.64">
            <text:p>745.642</text:p>
          </table:table-cell>
          <table:table-cell office:value-type="float" office:value="6307027.38">
            <text:p>6.307.027</text:p>
          </table:table-cell>
          <table:table-cell office:value-type="float" office:value="837738">
            <text:p>837.738</text:p>
          </table:table-cell>
          <table:table-cell/>
          <table:table-cell office:value-type="float" office:value="3282100">
            <text:p>3.282.100</text:p>
          </table:table-cell>
          <table:table-cell office:value-type="float" office:value="16874233.47">
            <text:p>16.874.233</text:p>
          </table:table-cell>
          <table:table-cell office:value-type="float" office:value="14697928.47">
            <text:p>14.697.928</text:p>
          </table:table-cell>
          <table:table-cell table:number-columns-repeated="3"/>
          <table:table-cell office:value-type="float" office:value="14697928.47">
            <text:p>14.697.928</text:p>
          </table:table-cell>
          <table:table-cell table:style-name="ce12" office:value-type="float" office:value="-2000">
            <text:p>-2.000</text:p>
          </table:table-cell>
          <table:table-cell/>
          <table:table-cell table:style-name="ce13" office:value-type="float" office:value="-2000">
            <text:p>-2.000</text:p>
          </table:table-cell>
          <table:table-cell office:value-type="float" office:value="14695928.47">
            <text:p>14.695.928</text:p>
          </table:table-cell>
          <table:table-cell office:value-type="float" office:value="-13638229.42">
            <text:p>-13.638.229</text:p>
          </table:table-cell>
          <table:table-cell office:value-type="float" office:value="1452511.47">
            <text:p>1.452.511</text:p>
          </table:table-cell>
          <table:table-cell office:value-type="float" office:value="2510210.52">
            <text:p>2.510.21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02.36">
            <text:p>-502</text:p>
          </table:table-cell>
          <table:table-cell table:number-columns-repeated="2"/>
          <table:table-cell table:style-name="ce12" office:value-type="float" office:value="-2045000">
            <text:p>-2.045.000</text:p>
          </table:table-cell>
          <table:table-cell office:value-type="float" office:value="-155000">
            <text:p>-155.000</text:p>
          </table:table-cell>
          <table:table-cell table:number-columns-repeated="2"/>
          <table:table-cell office:value-type="float" office:value="-2200502.36">
            <text:p>-2.200.502</text:p>
          </table:table-cell>
          <table:table-cell office:value-type="float" office:value="5626601.44">
            <text:p>5.626.601</text:p>
          </table:table-cell>
          <table:table-cell office:value-type="float" office:value="551252.64">
            <text:p>551.253</text:p>
          </table:table-cell>
          <table:table-cell office:value-type="float" office:value="6111805.38">
            <text:p>6.111.805</text:p>
          </table:table-cell>
          <table:table-cell office:value-type="float" office:value="723906.7">
            <text:p>723.907</text:p>
          </table:table-cell>
          <table:table-cell/>
          <table:table-cell office:value-type="float" office:value="3349180.28">
            <text:p>3.349.180</text:p>
          </table:table-cell>
          <table:table-cell office:value-type="float" office:value="16362746.44">
            <text:p>16.362.746</text:p>
          </table:table-cell>
          <table:table-cell office:value-type="float" office:value="14162244.08">
            <text:p>14.162.244</text:p>
          </table:table-cell>
          <table:table-cell table:number-columns-repeated="3"/>
          <table:table-cell office:value-type="float" office:value="14162244.08">
            <text:p>14.162.244</text:p>
          </table:table-cell>
          <table:table-cell table:number-columns-repeated="3"/>
          <table:table-cell office:value-type="float" office:value="14162244.08">
            <text:p>14.162.244</text:p>
          </table:table-cell>
          <table:table-cell office:value-type="float" office:value="-12923771.06">
            <text:p>-12.923.771</text:p>
          </table:table-cell>
          <table:table-cell office:value-type="float" office:value="1195446.66">
            <text:p>1.195.447</text:p>
          </table:table-cell>
          <table:table-cell office:value-type="float" office:value="2433919.68">
            <text:p>2.433.92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18.39">
            <text:p>-318</text:p>
          </table:table-cell>
          <table:table-cell table:number-columns-repeated="2"/>
          <table:table-cell table:style-name="ce12" office:value-type="float" office:value="-2045000">
            <text:p>-2.045.000</text:p>
          </table:table-cell>
          <table:table-cell office:value-type="float" office:value="-155000">
            <text:p>-155.000</text:p>
          </table:table-cell>
          <table:table-cell table:number-columns-repeated="2"/>
          <table:table-cell office:value-type="float" office:value="-2200318.39">
            <text:p>-2.200.318</text:p>
          </table:table-cell>
          <table:table-cell office:value-type="float" office:value="5854816.2">
            <text:p>5.854.816</text:p>
          </table:table-cell>
          <table:table-cell office:value-type="float" office:value="806072.24">
            <text:p>806.072</text:p>
          </table:table-cell>
          <table:table-cell office:value-type="float" office:value="6158038.18">
            <text:p>6.158.038</text:p>
          </table:table-cell>
          <table:table-cell office:value-type="float" office:value="932260.7">
            <text:p>932.261</text:p>
          </table:table-cell>
          <table:table-cell/>
          <table:table-cell office:value-type="float" office:value="3310998.86">
            <text:p>3.310.999</text:p>
          </table:table-cell>
          <table:table-cell office:value-type="float" office:value="17062186.18">
            <text:p>17.062.186</text:p>
          </table:table-cell>
          <table:table-cell office:value-type="float" office:value="14861867.79">
            <text:p>14.861.868</text:p>
          </table:table-cell>
          <table:table-cell table:number-columns-repeated="3"/>
          <table:table-cell office:value-type="float" office:value="14861867.79">
            <text:p>14.861.868</text:p>
          </table:table-cell>
          <table:table-cell table:number-columns-repeated="3"/>
          <table:table-cell office:value-type="float" office:value="14861867.79">
            <text:p>14.861.868</text:p>
          </table:table-cell>
          <table:table-cell office:value-type="float" office:value="-14450175.53">
            <text:p>-14.450.176</text:p>
          </table:table-cell>
          <table:table-cell office:value-type="float" office:value="1245940.46">
            <text:p>1.245.940</text:p>
          </table:table-cell>
          <table:table-cell office:value-type="float" office:value="1657632.72">
            <text:p>1.657.63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69.88">
            <text:p>-270</text:p>
          </table:table-cell>
          <table:table-cell table:number-columns-repeated="2"/>
          <table:table-cell table:style-name="ce12" office:value-type="float" office:value="-2045000">
            <text:p>-2.045.000</text:p>
          </table:table-cell>
          <table:table-cell office:value-type="float" office:value="-155000">
            <text:p>-155.000</text:p>
          </table:table-cell>
          <table:table-cell table:number-columns-repeated="2"/>
          <table:table-cell office:value-type="float" office:value="-2200269.88">
            <text:p>-2.200.270</text:p>
          </table:table-cell>
          <table:table-cell office:value-type="float" office:value="5886688.52">
            <text:p>5.886.689</text:p>
          </table:table-cell>
          <table:table-cell office:value-type="float" office:value="796099.88">
            <text:p>796.100</text:p>
          </table:table-cell>
          <table:table-cell office:value-type="float" office:value="6077103.38">
            <text:p>6.077.103</text:p>
          </table:table-cell>
          <table:table-cell office:value-type="float" office:value="982938.66">
            <text:p>982.939</text:p>
          </table:table-cell>
          <table:table-cell/>
          <table:table-cell office:value-type="float" office:value="3335673.58">
            <text:p>3.335.674</text:p>
          </table:table-cell>
          <table:table-cell office:value-type="float" office:value="17078504.02">
            <text:p>17.078.504</text:p>
          </table:table-cell>
          <table:table-cell office:value-type="float" office:value="14878234.14">
            <text:p>14.878.234</text:p>
          </table:table-cell>
          <table:table-cell table:number-columns-repeated="3"/>
          <table:table-cell office:value-type="float" office:value="14878234.14">
            <text:p>14.878.234</text:p>
          </table:table-cell>
          <table:table-cell table:number-columns-repeated="3"/>
          <table:table-cell office:value-type="float" office:value="14878234.14">
            <text:p>14.878.234</text:p>
          </table:table-cell>
          <table:table-cell office:value-type="float" office:value="-12892727.99">
            <text:p>-12.892.728</text:p>
          </table:table-cell>
          <table:table-cell office:value-type="float" office:value="1235691.62">
            <text:p>1.235.692</text:p>
          </table:table-cell>
          <table:table-cell office:value-type="float" office:value="3221197.77">
            <text:p>3.221.19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69.88">
            <text:p>-270</text:p>
          </table:table-cell>
          <table:table-cell table:number-columns-repeated="2"/>
          <table:table-cell table:style-name="ce12" office:value-type="float" office:value="-2045000">
            <text:p>-2.045.000</text:p>
          </table:table-cell>
          <table:table-cell office:value-type="float" office:value="-155000">
            <text:p>-155.000</text:p>
          </table:table-cell>
          <table:table-cell table:number-columns-repeated="2"/>
          <table:table-cell office:value-type="float" office:value="-2200269.88">
            <text:p>-2.200.270</text:p>
          </table:table-cell>
          <table:table-cell office:value-type="float" office:value="5924036.01">
            <text:p>5.924.036</text:p>
          </table:table-cell>
          <table:table-cell office:value-type="float" office:value="797870.41">
            <text:p>797.870</text:p>
          </table:table-cell>
          <table:table-cell office:value-type="float" office:value="6041703.38">
            <text:p>6.041.703</text:p>
          </table:table-cell>
          <table:table-cell office:value-type="float" office:value="1054753.64">
            <text:p>1.054.754</text:p>
          </table:table-cell>
          <table:table-cell/>
          <table:table-cell office:value-type="float" office:value="3298221.76">
            <text:p>3.298.222</text:p>
          </table:table-cell>
          <table:table-cell office:value-type="float" office:value="17116585.2">
            <text:p>17.116.585</text:p>
          </table:table-cell>
          <table:table-cell office:value-type="float" office:value="14916315.32">
            <text:p>14.916.315</text:p>
          </table:table-cell>
          <table:table-cell table:number-columns-repeated="3"/>
          <table:table-cell office:value-type="float" office:value="14916315.32">
            <text:p>14.916.315</text:p>
          </table:table-cell>
          <table:table-cell table:number-columns-repeated="3"/>
          <table:table-cell office:value-type="float" office:value="14916315.32">
            <text:p>14.916.315</text:p>
          </table:table-cell>
          <table:table-cell office:value-type="float" office:value="-15852309.03">
            <text:p>-15.852.309</text:p>
          </table:table-cell>
          <table:table-cell office:value-type="float" office:value="1242386.07">
            <text:p>1.242.386</text:p>
          </table:table-cell>
          <table:table-cell office:value-type="float" office:value="306392.36">
            <text:p>306.39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09</text:p>
            <draw:g table:end-cell-address="Tabelle1.A67" table:end-x="0.41cm" table:end-y="0.016cm" draw:z-index="8" draw:name="SAPBEXq0001 U13C0F4E5B848">
              <draw:custom-shape draw:name="SAPBEXq0001 U13C0F4E5B84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7" table:end-x="0.41cm" table:end-y="0.016cm" draw:z-index="123" draw:name="SAPBEXq0001 U13C0FC5128">
              <draw:custom-shape draw:name="SAPBEXq0001 U13C0FC512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Technischer Betrieb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8" table:end-x="0.41cm" table:end-y="0.016cm" draw:z-index="124" draw:name="SAPBEXq0001 U13C0FC5129">
              <draw:custom-shape draw:name="SAPBEXq0001 U13C0FC512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923936.94">
            <text:p>-923.937</text:p>
          </table:table-cell>
          <table:table-cell table:number-columns-repeated="2"/>
          <table:table-cell table:style-name="ce12" office:value-type="float" office:value="-94182.71">
            <text:p>-94.183</text:p>
          </table:table-cell>
          <table:table-cell office:value-type="float" office:value="-21475.18">
            <text:p>-21.475</text:p>
          </table:table-cell>
          <table:table-cell table:style-name="ce12" office:value-type="float" office:value="-272586.2">
            <text:p>-272.586</text:p>
          </table:table-cell>
          <table:table-cell/>
          <table:table-cell office:value-type="float" office:value="-1312181.03">
            <text:p>-1.312.181</text:p>
          </table:table-cell>
          <table:table-cell office:value-type="float" office:value="23545169.13">
            <text:p>23.545.169</text:p>
          </table:table-cell>
          <table:table-cell office:value-type="float" office:value="416091.56">
            <text:p>416.092</text:p>
          </table:table-cell>
          <table:table-cell office:value-type="float" office:value="3980684.69">
            <text:p>3.980.685</text:p>
          </table:table-cell>
          <table:table-cell office:value-type="float" office:value="1521689.55">
            <text:p>1.521.690</text:p>
          </table:table-cell>
          <table:table-cell/>
          <table:table-cell office:value-type="float" office:value="671307.65">
            <text:p>671.308</text:p>
          </table:table-cell>
          <table:table-cell office:value-type="float" office:value="30134942.58">
            <text:p>30.134.943</text:p>
          </table:table-cell>
          <table:table-cell office:value-type="float" office:value="28822761.55">
            <text:p>28.822.762</text:p>
          </table:table-cell>
          <table:table-cell table:number-columns-repeated="3"/>
          <table:table-cell office:value-type="float" office:value="28822761.55">
            <text:p>28.822.762</text:p>
          </table:table-cell>
          <table:table-cell table:number-columns-repeated="3"/>
          <table:table-cell office:value-type="float" office:value="28822761.55">
            <text:p>28.822.762</text:p>
          </table:table-cell>
          <table:table-cell office:value-type="float" office:value="-24152404.13">
            <text:p>-24.152.404</text:p>
          </table:table-cell>
          <table:table-cell office:value-type="float" office:value="2279133.42">
            <text:p>2.279.133</text:p>
          </table:table-cell>
          <table:table-cell office:value-type="float" office:value="6949490.84">
            <text:p>6.949.49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4000">
            <text:p>-4.000</text:p>
          </table:table-cell>
          <table:table-cell table:number-columns-repeated="2"/>
          <table:table-cell table:style-name="ce12" office:value-type="float" office:value="-101000">
            <text:p>-101.000</text:p>
          </table:table-cell>
          <table:table-cell office:value-type="float" office:value="-12594.64">
            <text:p>-12.595</text:p>
          </table:table-cell>
          <table:table-cell table:style-name="ce12" office:value-type="float" office:value="-2800">
            <text:p>-2.800</text:p>
          </table:table-cell>
          <table:table-cell/>
          <table:table-cell office:value-type="float" office:value="-120394.64">
            <text:p>-120.395</text:p>
          </table:table-cell>
          <table:table-cell office:value-type="float" office:value="23623739.14">
            <text:p>23.623.739</text:p>
          </table:table-cell>
          <table:table-cell office:value-type="float" office:value="126082.72">
            <text:p>126.083</text:p>
          </table:table-cell>
          <table:table-cell office:value-type="float" office:value="4302590.61">
            <text:p>4.302.591</text:p>
          </table:table-cell>
          <table:table-cell office:value-type="float" office:value="1045560.2">
            <text:p>1.045.560</text:p>
          </table:table-cell>
          <table:table-cell/>
          <table:table-cell office:value-type="float" office:value="787387.2">
            <text:p>787.387</text:p>
          </table:table-cell>
          <table:table-cell office:value-type="float" office:value="29885359.87">
            <text:p>29.885.360</text:p>
          </table:table-cell>
          <table:table-cell office:value-type="float" office:value="29764965.23">
            <text:p>29.764.965</text:p>
          </table:table-cell>
          <table:table-cell table:number-columns-repeated="3"/>
          <table:table-cell office:value-type="float" office:value="29764965.23">
            <text:p>29.764.965</text:p>
          </table:table-cell>
          <table:table-cell/>
          <table:table-cell table:style-name="ce12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office:value-type="float" office:value="29765065.23">
            <text:p>29.765.065</text:p>
          </table:table-cell>
          <table:table-cell office:value-type="float" office:value="-30814560.08">
            <text:p>-30.814.560</text:p>
          </table:table-cell>
          <table:table-cell office:value-type="float" office:value="2910137.87">
            <text:p>2.910.138</text:p>
          </table:table-cell>
          <table:table-cell office:value-type="float" office:value="1860643.02">
            <text:p>1.860.64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38700">
            <text:p>-138.700</text:p>
          </table:table-cell>
          <table:table-cell office:value-type="float" office:value="-14494.52">
            <text:p>-14.495</text:p>
          </table:table-cell>
          <table:table-cell table:style-name="ce12" office:value-type="float" office:value="-3200">
            <text:p>-3.200</text:p>
          </table:table-cell>
          <table:table-cell/>
          <table:table-cell office:value-type="float" office:value="-156394.52">
            <text:p>-156.395</text:p>
          </table:table-cell>
          <table:table-cell office:value-type="float" office:value="22176892.09">
            <text:p>22.176.892</text:p>
          </table:table-cell>
          <table:table-cell office:value-type="float" office:value="174431.88">
            <text:p>174.432</text:p>
          </table:table-cell>
          <table:table-cell office:value-type="float" office:value="3815046.95">
            <text:p>3.815.047</text:p>
          </table:table-cell>
          <table:table-cell office:value-type="float" office:value="241661.88">
            <text:p>241.662</text:p>
          </table:table-cell>
          <table:table-cell/>
          <table:table-cell office:value-type="float" office:value="627117.76">
            <text:p>627.118</text:p>
          </table:table-cell>
          <table:table-cell office:value-type="float" office:value="27035150.56">
            <text:p>27.035.151</text:p>
          </table:table-cell>
          <table:table-cell office:value-type="float" office:value="26878756.04">
            <text:p>26.878.756</text:p>
          </table:table-cell>
          <table:table-cell table:number-columns-repeated="3"/>
          <table:table-cell office:value-type="float" office:value="26878756.04">
            <text:p>26.878.756</text:p>
          </table:table-cell>
          <table:table-cell/>
          <table:table-cell table:style-name="ce12" office:value-type="float" office:value="100">
            <text:p>100</text:p>
          </table:table-cell>
          <table:table-cell table:style-name="ce13" office:value-type="float" office:value="100">
            <text:p>100</text:p>
          </table:table-cell>
          <table:table-cell office:value-type="float" office:value="26878856.04">
            <text:p>26.878.856</text:p>
          </table:table-cell>
          <table:table-cell office:value-type="float" office:value="-24964778.16">
            <text:p>-24.964.778</text:p>
          </table:table-cell>
          <table:table-cell office:value-type="float" office:value="2316782.45">
            <text:p>2.316.782</text:p>
          </table:table-cell>
          <table:table-cell office:value-type="float" office:value="4230860.33">
            <text:p>4.230.86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06834.42">
            <text:p>-506.834</text:p>
          </table:table-cell>
          <table:table-cell table:number-columns-repeated="2"/>
          <table:table-cell table:style-name="ce12" office:value-type="float" office:value="-146600">
            <text:p>-146.600</text:p>
          </table:table-cell>
          <table:table-cell office:value-type="float" office:value="-7600">
            <text:p>-7.600</text:p>
          </table:table-cell>
          <table:table-cell table:number-columns-repeated="2"/>
          <table:table-cell office:value-type="float" office:value="-661034.42">
            <text:p>-661.034</text:p>
          </table:table-cell>
          <table:table-cell office:value-type="float" office:value="21222596.4">
            <text:p>21.222.596</text:p>
          </table:table-cell>
          <table:table-cell office:value-type="float" office:value="136562.64">
            <text:p>136.563</text:p>
          </table:table-cell>
          <table:table-cell office:value-type="float" office:value="3902388.65">
            <text:p>3.902.389</text:p>
          </table:table-cell>
          <table:table-cell office:value-type="float" office:value="952333.03">
            <text:p>952.333</text:p>
          </table:table-cell>
          <table:table-cell/>
          <table:table-cell office:value-type="float" office:value="648701">
            <text:p>648.701</text:p>
          </table:table-cell>
          <table:table-cell office:value-type="float" office:value="26862581.72">
            <text:p>26.862.582</text:p>
          </table:table-cell>
          <table:table-cell office:value-type="float" office:value="26201547.3">
            <text:p>26.201.547</text:p>
          </table:table-cell>
          <table:table-cell table:number-columns-repeated="3"/>
          <table:table-cell office:value-type="float" office:value="26201547.3">
            <text:p>26.201.547</text:p>
          </table:table-cell>
          <table:table-cell/>
          <table:table-cell table:style-name="ce12" office:value-type="float" office:value="95.88">
            <text:p>96</text:p>
          </table:table-cell>
          <table:table-cell table:style-name="ce13" office:value-type="float" office:value="95.88">
            <text:p>96</text:p>
          </table:table-cell>
          <table:table-cell office:value-type="float" office:value="26201643.18">
            <text:p>26.201.643</text:p>
          </table:table-cell>
          <table:table-cell office:value-type="float" office:value="-27678641.96">
            <text:p>-27.678.642</text:p>
          </table:table-cell>
          <table:table-cell office:value-type="float" office:value="2013733.11">
            <text:p>2.013.733</text:p>
          </table:table-cell>
          <table:table-cell office:value-type="float" office:value="536734.33">
            <text:p>536.73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19692.25">
            <text:p>-419.692</text:p>
          </table:table-cell>
          <table:table-cell table:number-columns-repeated="2"/>
          <table:table-cell table:style-name="ce12" office:value-type="float" office:value="-146600">
            <text:p>-146.600</text:p>
          </table:table-cell>
          <table:table-cell office:value-type="float" office:value="-7600">
            <text:p>-7.600</text:p>
          </table:table-cell>
          <table:table-cell table:number-columns-repeated="2"/>
          <table:table-cell office:value-type="float" office:value="-573892.25">
            <text:p>-573.892</text:p>
          </table:table-cell>
          <table:table-cell office:value-type="float" office:value="19823251.92">
            <text:p>19.823.252</text:p>
          </table:table-cell>
          <table:table-cell office:value-type="float" office:value="199816.4">
            <text:p>199.816</text:p>
          </table:table-cell>
          <table:table-cell office:value-type="float" office:value="3357867.12">
            <text:p>3.357.867</text:p>
          </table:table-cell>
          <table:table-cell office:value-type="float" office:value="1356299.01">
            <text:p>1.356.299</text:p>
          </table:table-cell>
          <table:table-cell/>
          <table:table-cell office:value-type="float" office:value="640709.84">
            <text:p>640.710</text:p>
          </table:table-cell>
          <table:table-cell office:value-type="float" office:value="25377944.29">
            <text:p>25.377.944</text:p>
          </table:table-cell>
          <table:table-cell office:value-type="float" office:value="24804052.04">
            <text:p>24.804.052</text:p>
          </table:table-cell>
          <table:table-cell table:number-columns-repeated="3"/>
          <table:table-cell office:value-type="float" office:value="24804052.04">
            <text:p>24.804.052</text:p>
          </table:table-cell>
          <table:table-cell/>
          <table:table-cell table:style-name="ce12" office:value-type="float" office:value="95.88">
            <text:p>96</text:p>
          </table:table-cell>
          <table:table-cell table:style-name="ce13" office:value-type="float" office:value="95.88">
            <text:p>96</text:p>
          </table:table-cell>
          <table:table-cell office:value-type="float" office:value="24804147.92">
            <text:p>24.804.148</text:p>
          </table:table-cell>
          <table:table-cell office:value-type="float" office:value="-27678815.02">
            <text:p>-27.678.815</text:p>
          </table:table-cell>
          <table:table-cell office:value-type="float" office:value="2002080.51">
            <text:p>2.002.081</text:p>
          </table:table-cell>
          <table:table-cell office:value-type="float" office:value="-872586.59">
            <text:p>-872.58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50718.45">
            <text:p>-350.718</text:p>
          </table:table-cell>
          <table:table-cell table:number-columns-repeated="2"/>
          <table:table-cell table:style-name="ce12" office:value-type="float" office:value="-146600">
            <text:p>-146.600</text:p>
          </table:table-cell>
          <table:table-cell office:value-type="float" office:value="-7600">
            <text:p>-7.600</text:p>
          </table:table-cell>
          <table:table-cell table:number-columns-repeated="2"/>
          <table:table-cell office:value-type="float" office:value="-504918.45">
            <text:p>-504.918</text:p>
          </table:table-cell>
          <table:table-cell office:value-type="float" office:value="19813145.02">
            <text:p>19.813.145</text:p>
          </table:table-cell>
          <table:table-cell office:value-type="float" office:value="197400.64">
            <text:p>197.401</text:p>
          </table:table-cell>
          <table:table-cell office:value-type="float" office:value="3038898.72">
            <text:p>3.038.899</text:p>
          </table:table-cell>
          <table:table-cell office:value-type="float" office:value="1485245.5">
            <text:p>1.485.246</text:p>
          </table:table-cell>
          <table:table-cell/>
          <table:table-cell office:value-type="float" office:value="624214.4">
            <text:p>624.214</text:p>
          </table:table-cell>
          <table:table-cell office:value-type="float" office:value="25158904.28">
            <text:p>25.158.904</text:p>
          </table:table-cell>
          <table:table-cell office:value-type="float" office:value="24653985.83">
            <text:p>24.653.986</text:p>
          </table:table-cell>
          <table:table-cell table:number-columns-repeated="3"/>
          <table:table-cell office:value-type="float" office:value="24653985.83">
            <text:p>24.653.986</text:p>
          </table:table-cell>
          <table:table-cell/>
          <table:table-cell table:style-name="ce12" office:value-type="float" office:value="95.88">
            <text:p>96</text:p>
          </table:table-cell>
          <table:table-cell table:style-name="ce13" office:value-type="float" office:value="95.88">
            <text:p>96</text:p>
          </table:table-cell>
          <table:table-cell office:value-type="float" office:value="24654081.71">
            <text:p>24.654.082</text:p>
          </table:table-cell>
          <table:table-cell office:value-type="float" office:value="-27678262.76">
            <text:p>-27.678.263</text:p>
          </table:table-cell>
          <table:table-cell office:value-type="float" office:value="1975407.68">
            <text:p>1.975.408</text:p>
          </table:table-cell>
          <table:table-cell office:value-type="float" office:value="-1048773.37">
            <text:p>-1.048.77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45775.69">
            <text:p>-245.776</text:p>
          </table:table-cell>
          <table:table-cell table:number-columns-repeated="2"/>
          <table:table-cell table:style-name="ce12" office:value-type="float" office:value="-146600">
            <text:p>-146.600</text:p>
          </table:table-cell>
          <table:table-cell office:value-type="float" office:value="-7600">
            <text:p>-7.600</text:p>
          </table:table-cell>
          <table:table-cell table:number-columns-repeated="2"/>
          <table:table-cell office:value-type="float" office:value="-399975.69">
            <text:p>-399.976</text:p>
          </table:table-cell>
          <table:table-cell office:value-type="float" office:value="19742255.08">
            <text:p>19.742.255</text:p>
          </table:table-cell>
          <table:table-cell office:value-type="float" office:value="198059.26">
            <text:p>198.059</text:p>
          </table:table-cell>
          <table:table-cell office:value-type="float" office:value="2961735.26">
            <text:p>2.961.735</text:p>
          </table:table-cell>
          <table:table-cell office:value-type="float" office:value="1543103.1">
            <text:p>1.543.103</text:p>
          </table:table-cell>
          <table:table-cell/>
          <table:table-cell office:value-type="float" office:value="609177.36">
            <text:p>609.177</text:p>
          </table:table-cell>
          <table:table-cell office:value-type="float" office:value="25054330.06">
            <text:p>25.054.330</text:p>
          </table:table-cell>
          <table:table-cell office:value-type="float" office:value="24654354.37">
            <text:p>24.654.354</text:p>
          </table:table-cell>
          <table:table-cell table:number-columns-repeated="3"/>
          <table:table-cell office:value-type="float" office:value="24654354.37">
            <text:p>24.654.354</text:p>
          </table:table-cell>
          <table:table-cell/>
          <table:table-cell table:style-name="ce12" office:value-type="float" office:value="95.88">
            <text:p>96</text:p>
          </table:table-cell>
          <table:table-cell table:style-name="ce13" office:value-type="float" office:value="95.88">
            <text:p>96</text:p>
          </table:table-cell>
          <table:table-cell office:value-type="float" office:value="24654450.25">
            <text:p>24.654.450</text:p>
          </table:table-cell>
          <table:table-cell office:value-type="float" office:value="-27678566.45">
            <text:p>-27.678.566</text:p>
          </table:table-cell>
          <table:table-cell office:value-type="float" office:value="1978132.37">
            <text:p>1.978.132</text:p>
          </table:table-cell>
          <table:table-cell office:value-type="float" office:value="-1045983.83">
            <text:p>-1.045.98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0</text:p>
            <draw:g table:end-cell-address="Tabelle1.A75" table:end-x="0.41cm" table:end-y="0.016cm" draw:z-index="9" draw:name="SAPBEXq0001 U13C0F4E5B849">
              <draw:custom-shape draw:name="SAPBEXq0001 U13C0F4E5B84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5" table:end-x="0.41cm" table:end-y="0.016cm" draw:z-index="125" draw:name="SAPBEXq0001 U13C0FC5129">
              <draw:custom-shape draw:name="SAPBEXq0001 U13C0FC512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Rechtsangelegenhei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6" table:end-x="0.41cm" table:end-y="0.016cm" draw:z-index="126" draw:name="SAPBEXq0001 U13C0FC512A">
              <draw:custom-shape draw:name="SAPBEXq0001 U13C0FC512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81.28">
            <text:p>-81</text:p>
          </table:table-cell>
          <table:table-cell table:number-columns-repeated="3"/>
          <table:table-cell office:value-type="float" office:value="-33582.03">
            <text:p>-33.582</text:p>
          </table:table-cell>
          <table:table-cell table:style-name="ce12" office:value-type="float" office:value="-178050.3">
            <text:p>-178.050</text:p>
          </table:table-cell>
          <table:table-cell/>
          <table:table-cell office:value-type="float" office:value="-211713.61">
            <text:p>-211.714</text:p>
          </table:table-cell>
          <table:table-cell office:value-type="float" office:value="1034628.89">
            <text:p>1.034.629</text:p>
          </table:table-cell>
          <table:table-cell office:value-type="float" office:value="403762.1">
            <text:p>403.762</text:p>
          </table:table-cell>
          <table:table-cell office:value-type="float" office:value="112146.81">
            <text:p>112.147</text:p>
          </table:table-cell>
          <table:table-cell office:value-type="float" office:value="6636.69">
            <text:p>6.637</text:p>
          </table:table-cell>
          <table:table-cell/>
          <table:table-cell office:value-type="float" office:value="1555058.69">
            <text:p>1.555.059</text:p>
          </table:table-cell>
          <table:table-cell office:value-type="float" office:value="3112233.18">
            <text:p>3.112.233</text:p>
          </table:table-cell>
          <table:table-cell office:value-type="float" office:value="2900519.57">
            <text:p>2.900.520</text:p>
          </table:table-cell>
          <table:table-cell table:number-columns-repeated="3"/>
          <table:table-cell office:value-type="float" office:value="2900519.57">
            <text:p>2.900.520</text:p>
          </table:table-cell>
          <table:table-cell table:style-name="ce12" office:value-type="float" office:value="10.32">
            <text:p>10</text:p>
          </table:table-cell>
          <table:table-cell table:style-name="ce12" office:value-type="float" office:value="-19.53">
            <text:p>-20</text:p>
          </table:table-cell>
          <table:table-cell table:style-name="ce13" office:value-type="float" office:value="-9.21">
            <text:p>-9</text:p>
          </table:table-cell>
          <table:table-cell office:value-type="float" office:value="2900510.36">
            <text:p>2.900.510</text:p>
          </table:table-cell>
          <table:table-cell office:value-type="float" office:value="-1631914.72">
            <text:p>-1.631.915</text:p>
          </table:table-cell>
          <table:table-cell office:value-type="float" office:value="184923.18">
            <text:p>184.923</text:p>
          </table:table-cell>
          <table:table-cell office:value-type="float" office:value="1453518.82">
            <text:p>1.453.51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325520.58">
            <text:p>-325.521</text:p>
          </table:table-cell>
          <table:table-cell table:style-name="ce12" office:value-type="float" office:value="-3100">
            <text:p>-3.100</text:p>
          </table:table-cell>
          <table:table-cell/>
          <table:table-cell office:value-type="float" office:value="-328620.58">
            <text:p>-328.621</text:p>
          </table:table-cell>
          <table:table-cell office:value-type="float" office:value="970305.64">
            <text:p>970.306</text:p>
          </table:table-cell>
          <table:table-cell office:value-type="float" office:value="142913.03">
            <text:p>142.913</text:p>
          </table:table-cell>
          <table:table-cell office:value-type="float" office:value="105659.89">
            <text:p>105.660</text:p>
          </table:table-cell>
          <table:table-cell office:value-type="float" office:value="2455.09">
            <text:p>2.455</text:p>
          </table:table-cell>
          <table:table-cell/>
          <table:table-cell office:value-type="float" office:value="1633595.8">
            <text:p>1.633.596</text:p>
          </table:table-cell>
          <table:table-cell office:value-type="float" office:value="2854929.45">
            <text:p>2.854.929</text:p>
          </table:table-cell>
          <table:table-cell office:value-type="float" office:value="2526308.87">
            <text:p>2.526.309</text:p>
          </table:table-cell>
          <table:table-cell table:number-columns-repeated="3"/>
          <table:table-cell office:value-type="float" office:value="2526308.87">
            <text:p>2.526.309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03700">
            <text:p>303.700</text:p>
          </table:table-cell>
          <table:table-cell table:style-name="ce13" office:value-type="float" office:value="288700">
            <text:p>288.700</text:p>
          </table:table-cell>
          <table:table-cell office:value-type="float" office:value="2815008.87">
            <text:p>2.815.009</text:p>
          </table:table-cell>
          <table:table-cell office:value-type="float" office:value="-2312019.11">
            <text:p>-2.312.019</text:p>
          </table:table-cell>
          <table:table-cell office:value-type="float" office:value="206554.12">
            <text:p>206.554</text:p>
          </table:table-cell>
          <table:table-cell office:value-type="float" office:value="709543.88">
            <text:p>709.54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325515.42">
            <text:p>-325.515</text:p>
          </table:table-cell>
          <table:table-cell table:style-name="ce12" office:value-type="float" office:value="-3100">
            <text:p>-3.100</text:p>
          </table:table-cell>
          <table:table-cell/>
          <table:table-cell office:value-type="float" office:value="-328615.42">
            <text:p>-328.615</text:p>
          </table:table-cell>
          <table:table-cell office:value-type="float" office:value="1009823.82">
            <text:p>1.009.824</text:p>
          </table:table-cell>
          <table:table-cell office:value-type="float" office:value="191007.55">
            <text:p>191.008</text:p>
          </table:table-cell>
          <table:table-cell office:value-type="float" office:value="104686.52">
            <text:p>104.687</text:p>
          </table:table-cell>
          <table:table-cell office:value-type="float" office:value="1553.44">
            <text:p>1.553</text:p>
          </table:table-cell>
          <table:table-cell/>
          <table:table-cell office:value-type="float" office:value="1578294.38">
            <text:p>1.578.294</text:p>
          </table:table-cell>
          <table:table-cell office:value-type="float" office:value="2885365.71">
            <text:p>2.885.366</text:p>
          </table:table-cell>
          <table:table-cell office:value-type="float" office:value="2556750.29">
            <text:p>2.556.750</text:p>
          </table:table-cell>
          <table:table-cell table:number-columns-repeated="3"/>
          <table:table-cell office:value-type="float" office:value="2556750.29">
            <text:p>2.556.750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03700">
            <text:p>303.700</text:p>
          </table:table-cell>
          <table:table-cell table:style-name="ce13" office:value-type="float" office:value="288700">
            <text:p>288.700</text:p>
          </table:table-cell>
          <table:table-cell office:value-type="float" office:value="2845450.29">
            <text:p>2.845.450</text:p>
          </table:table-cell>
          <table:table-cell office:value-type="float" office:value="-1767505.6">
            <text:p>-1.767.506</text:p>
          </table:table-cell>
          <table:table-cell office:value-type="float" office:value="205864.89">
            <text:p>205.865</text:p>
          </table:table-cell>
          <table:table-cell office:value-type="float" office:value="1283809.58">
            <text:p>1.283.81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66500">
            <text:p>-266.500</text:p>
          </table:table-cell>
          <table:table-cell table:style-name="ce12" office:value-type="float" office:value="-2600">
            <text:p>-2.600</text:p>
          </table:table-cell>
          <table:table-cell/>
          <table:table-cell office:value-type="float" office:value="-269100">
            <text:p>-269.100</text:p>
          </table:table-cell>
          <table:table-cell office:value-type="float" office:value="1068378.98">
            <text:p>1.068.379</text:p>
          </table:table-cell>
          <table:table-cell office:value-type="float" office:value="158080.63">
            <text:p>158.081</text:p>
          </table:table-cell>
          <table:table-cell office:value-type="float" office:value="150706.25">
            <text:p>150.706</text:p>
          </table:table-cell>
          <table:table-cell office:value-type="float" office:value="14645.72">
            <text:p>14.646</text:p>
          </table:table-cell>
          <table:table-cell/>
          <table:table-cell office:value-type="float" office:value="1468867.47">
            <text:p>1.468.867</text:p>
          </table:table-cell>
          <table:table-cell office:value-type="float" office:value="2860679.05">
            <text:p>2.860.679</text:p>
          </table:table-cell>
          <table:table-cell office:value-type="float" office:value="2591579.05">
            <text:p>2.591.579</text:p>
          </table:table-cell>
          <table:table-cell table:number-columns-repeated="3"/>
          <table:table-cell office:value-type="float" office:value="2591579.05">
            <text:p>2.591.579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75700">
            <text:p>375.700</text:p>
          </table:table-cell>
          <table:table-cell table:style-name="ce13" office:value-type="float" office:value="360700">
            <text:p>360.700</text:p>
          </table:table-cell>
          <table:table-cell office:value-type="float" office:value="2952279.05">
            <text:p>2.952.279</text:p>
          </table:table-cell>
          <table:table-cell office:value-type="float" office:value="-1887486.87">
            <text:p>-1.887.487</text:p>
          </table:table-cell>
          <table:table-cell office:value-type="float" office:value="180280.1">
            <text:p>180.280</text:p>
          </table:table-cell>
          <table:table-cell office:value-type="float" office:value="1245072.28">
            <text:p>1.245.07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66500">
            <text:p>-266.5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66600">
            <text:p>-266.600</text:p>
          </table:table-cell>
          <table:table-cell office:value-type="float" office:value="1125924.4">
            <text:p>1.125.924</text:p>
          </table:table-cell>
          <table:table-cell office:value-type="float" office:value="229615.83">
            <text:p>229.616</text:p>
          </table:table-cell>
          <table:table-cell office:value-type="float" office:value="363784.85">
            <text:p>363.785</text:p>
          </table:table-cell>
          <table:table-cell office:value-type="float" office:value="13700.98">
            <text:p>13.701</text:p>
          </table:table-cell>
          <table:table-cell/>
          <table:table-cell office:value-type="float" office:value="1469573.27">
            <text:p>1.469.573</text:p>
          </table:table-cell>
          <table:table-cell office:value-type="float" office:value="3202599.33">
            <text:p>3.202.599</text:p>
          </table:table-cell>
          <table:table-cell office:value-type="float" office:value="2935999.33">
            <text:p>2.935.999</text:p>
          </table:table-cell>
          <table:table-cell table:number-columns-repeated="3"/>
          <table:table-cell office:value-type="float" office:value="2935999.33">
            <text:p>2.935.999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75700">
            <text:p>375.700</text:p>
          </table:table-cell>
          <table:table-cell table:style-name="ce13" office:value-type="float" office:value="360700">
            <text:p>360.700</text:p>
          </table:table-cell>
          <table:table-cell office:value-type="float" office:value="3296699.33">
            <text:p>3.296.699</text:p>
          </table:table-cell>
          <table:table-cell office:value-type="float" office:value="-1973370.73">
            <text:p>-1.973.371</text:p>
          </table:table-cell>
          <table:table-cell office:value-type="float" office:value="189776.63">
            <text:p>189.777</text:p>
          </table:table-cell>
          <table:table-cell office:value-type="float" office:value="1513105.23">
            <text:p>1.513.10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66500">
            <text:p>-266.5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66600">
            <text:p>-266.600</text:p>
          </table:table-cell>
          <table:table-cell office:value-type="float" office:value="1069249.12">
            <text:p>1.069.249</text:p>
          </table:table-cell>
          <table:table-cell office:value-type="float" office:value="214329.19">
            <text:p>214.329</text:p>
          </table:table-cell>
          <table:table-cell office:value-type="float" office:value="150093.93">
            <text:p>150.094</text:p>
          </table:table-cell>
          <table:table-cell office:value-type="float" office:value="14347.15">
            <text:p>14.347</text:p>
          </table:table-cell>
          <table:table-cell/>
          <table:table-cell office:value-type="float" office:value="1469009.87">
            <text:p>1.469.010</text:p>
          </table:table-cell>
          <table:table-cell office:value-type="float" office:value="2917029.26">
            <text:p>2.917.029</text:p>
          </table:table-cell>
          <table:table-cell office:value-type="float" office:value="2650429.26">
            <text:p>2.650.429</text:p>
          </table:table-cell>
          <table:table-cell table:number-columns-repeated="3"/>
          <table:table-cell office:value-type="float" office:value="2650429.26">
            <text:p>2.650.429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75700">
            <text:p>375.700</text:p>
          </table:table-cell>
          <table:table-cell table:style-name="ce13" office:value-type="float" office:value="360700">
            <text:p>360.700</text:p>
          </table:table-cell>
          <table:table-cell office:value-type="float" office:value="3011129.26">
            <text:p>3.011.129</text:p>
          </table:table-cell>
          <table:table-cell office:value-type="float" office:value="-1888234.25">
            <text:p>-1.888.234</text:p>
          </table:table-cell>
          <table:table-cell office:value-type="float" office:value="182790.29">
            <text:p>182.790</text:p>
          </table:table-cell>
          <table:table-cell office:value-type="float" office:value="1305685.3">
            <text:p>1.305.68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66500">
            <text:p>-266.5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66600">
            <text:p>-266.600</text:p>
          </table:table-cell>
          <table:table-cell office:value-type="float" office:value="1071344.66">
            <text:p>1.071.345</text:p>
          </table:table-cell>
          <table:table-cell office:value-type="float" office:value="214777.31">
            <text:p>214.777</text:p>
          </table:table-cell>
          <table:table-cell office:value-type="float" office:value="150088.08">
            <text:p>150.088</text:p>
          </table:table-cell>
          <table:table-cell office:value-type="float" office:value="13592.04">
            <text:p>13.592</text:p>
          </table:table-cell>
          <table:table-cell/>
          <table:table-cell office:value-type="float" office:value="1469019.88">
            <text:p>1.469.020</text:p>
          </table:table-cell>
          <table:table-cell office:value-type="float" office:value="2918821.97">
            <text:p>2.918.822</text:p>
          </table:table-cell>
          <table:table-cell office:value-type="float" office:value="2652221.97">
            <text:p>2.652.222</text:p>
          </table:table-cell>
          <table:table-cell table:number-columns-repeated="3"/>
          <table:table-cell office:value-type="float" office:value="2652221.97">
            <text:p>2.652.222</text:p>
          </table:table-cell>
          <table:table-cell table:style-name="ce12" office:value-type="float" office:value="-15000">
            <text:p>-15.000</text:p>
          </table:table-cell>
          <table:table-cell table:style-name="ce12" office:value-type="float" office:value="375700">
            <text:p>375.700</text:p>
          </table:table-cell>
          <table:table-cell table:style-name="ce13" office:value-type="float" office:value="360700">
            <text:p>360.700</text:p>
          </table:table-cell>
          <table:table-cell office:value-type="float" office:value="3012921.97">
            <text:p>3.012.922</text:p>
          </table:table-cell>
          <table:table-cell office:value-type="float" office:value="-1902065.39">
            <text:p>-1.902.065</text:p>
          </table:table-cell>
          <table:table-cell office:value-type="float" office:value="183610.52">
            <text:p>183.611</text:p>
          </table:table-cell>
          <table:table-cell office:value-type="float" office:value="1294467.1">
            <text:p>1.294.46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1</text:p>
            <draw:g table:end-cell-address="Tabelle1.A83" table:end-x="0.41cm" table:end-y="0.016cm" draw:z-index="10" draw:name="SAPBEXq0001 U13C0F4E5B84A">
              <draw:custom-shape draw:name="SAPBEXq0001 U13C0F4E5B84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3" table:end-x="0.41cm" table:end-y="0.016cm" draw:z-index="127" draw:name="SAPBEXq0001 U13C0FC512A">
              <draw:custom-shape draw:name="SAPBEXq0001 U13C0FC512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Liegenschaftsmanagemen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4" table:end-x="0.41cm" table:end-y="0.016cm" draw:z-index="128" draw:name="SAPBEXq0001 U13C0FC512B">
              <draw:custom-shape draw:name="SAPBEXq0001 U13C0FC512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0284.17">
            <text:p>-50.284</text:p>
          </table:table-cell>
          <table:table-cell/>
          <table:table-cell table:style-name="ce12" office:value-type="float" office:value="21664.73">
            <text:p>21.665</text:p>
          </table:table-cell>
          <table:table-cell table:style-name="ce12" office:value-type="float" office:value="-2724893.99">
            <text:p>-2.724.894</text:p>
          </table:table-cell>
          <table:table-cell office:value-type="float" office:value="-16505.37">
            <text:p>-16.505</text:p>
          </table:table-cell>
          <table:table-cell table:style-name="ce12" office:value-type="float" office:value="-86871.33">
            <text:p>-86.871</text:p>
          </table:table-cell>
          <table:table-cell table:style-name="ce12" office:value-type="float" office:value="-3770.34">
            <text:p>-3.770</text:p>
          </table:table-cell>
          <table:table-cell office:value-type="float" office:value="-2860660.47">
            <text:p>-2.860.660</text:p>
          </table:table-cell>
          <table:table-cell office:value-type="float" office:value="1700780.76">
            <text:p>1.700.781</text:p>
          </table:table-cell>
          <table:table-cell office:value-type="float" office:value="307176.91">
            <text:p>307.177</text:p>
          </table:table-cell>
          <table:table-cell office:value-type="float" office:value="5816440.44">
            <text:p>5.816.440</text:p>
          </table:table-cell>
          <table:table-cell office:value-type="float" office:value="735221.5">
            <text:p>735.222</text:p>
          </table:table-cell>
          <table:table-cell/>
          <table:table-cell office:value-type="float" office:value="198923.2">
            <text:p>198.923</text:p>
          </table:table-cell>
          <table:table-cell office:value-type="float" office:value="8758542.81">
            <text:p>8.758.543</text:p>
          </table:table-cell>
          <table:table-cell office:value-type="float" office:value="5897882.34">
            <text:p>5.897.882</text:p>
          </table:table-cell>
          <table:table-cell table:style-name="ce12" office:value-type="float" office:value="-1613.34">
            <text:p>-1.613</text:p>
          </table:table-cell>
          <table:table-cell table:style-name="ce12" office:value-type="float" office:value="16445">
            <text:p>16.445</text:p>
          </table:table-cell>
          <table:table-cell table:style-name="ce13" office:value-type="float" office:value="14831.66">
            <text:p>14.832</text:p>
          </table:table-cell>
          <table:table-cell office:value-type="float" office:value="5912714">
            <text:p>5.912.714</text:p>
          </table:table-cell>
          <table:table-cell table:style-name="ce12" office:value-type="float" office:value="29.68">
            <text:p>30</text:p>
          </table:table-cell>
          <table:table-cell table:style-name="ce12" office:value-type="float" office:value="-64.32">
            <text:p>-64</text:p>
          </table:table-cell>
          <table:table-cell table:style-name="ce13" office:value-type="float" office:value="-34.64">
            <text:p>-35</text:p>
          </table:table-cell>
          <table:table-cell office:value-type="float" office:value="5912679.36">
            <text:p>5.912.679</text:p>
          </table:table-cell>
          <table:table-cell office:value-type="float" office:value="-223145.5">
            <text:p>-223.146</text:p>
          </table:table-cell>
          <table:table-cell office:value-type="float" office:value="1036430.8">
            <text:p>1.036.431</text:p>
          </table:table-cell>
          <table:table-cell office:value-type="float" office:value="6725964.66">
            <text:p>6.725.96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07.14">
            <text:p>-207</text:p>
          </table:table-cell>
          <table:table-cell/>
          <table:table-cell table:style-name="ce12" office:value-type="float" office:value="-28300">
            <text:p>-28.300</text:p>
          </table:table-cell>
          <table:table-cell table:style-name="ce12" office:value-type="float" office:value="-1689800">
            <text:p>-1.689.800</text:p>
          </table:table-cell>
          <table:table-cell office:value-type="float" office:value="-152.76">
            <text:p>-153</text:p>
          </table:table-cell>
          <table:table-cell table:style-name="ce12" office:value-type="float" office:value="-2002100">
            <text:p>-2.002.100</text:p>
          </table:table-cell>
          <table:table-cell/>
          <table:table-cell office:value-type="float" office:value="-3720559.9">
            <text:p>-3.720.560</text:p>
          </table:table-cell>
          <table:table-cell office:value-type="float" office:value="1639150.35">
            <text:p>1.639.150</text:p>
          </table:table-cell>
          <table:table-cell office:value-type="float" office:value="97611.59">
            <text:p>97.612</text:p>
          </table:table-cell>
          <table:table-cell office:value-type="float" office:value="4253288.67">
            <text:p>4.253.289</text:p>
          </table:table-cell>
          <table:table-cell office:value-type="float" office:value="5331.33">
            <text:p>5.331</text:p>
          </table:table-cell>
          <table:table-cell/>
          <table:table-cell office:value-type="float" office:value="181887.28">
            <text:p>181.887</text:p>
          </table:table-cell>
          <table:table-cell office:value-type="float" office:value="6177269.22">
            <text:p>6.177.269</text:p>
          </table:table-cell>
          <table:table-cell office:value-type="float" office:value="2456709.32">
            <text:p>2.456.709</text:p>
          </table:table-cell>
          <table:table-cell table:style-name="ce12" office:value-type="float" office:value="-1500">
            <text:p>-1.500</text:p>
          </table:table-cell>
          <table:table-cell/>
          <table:table-cell table:style-name="ce13" office:value-type="float" office:value="-1500">
            <text:p>-1.500</text:p>
          </table:table-cell>
          <table:table-cell office:value-type="float" office:value="2455209.32">
            <text:p>2.455.209</text:p>
          </table:table-cell>
          <table:table-cell table:number-columns-repeated="3"/>
          <table:table-cell office:value-type="float" office:value="2455209.32">
            <text:p>2.455.209</text:p>
          </table:table-cell>
          <table:table-cell office:value-type="float" office:value="-162440.78">
            <text:p>-162.441</text:p>
          </table:table-cell>
          <table:table-cell office:value-type="float" office:value="536279.4">
            <text:p>536.279</text:p>
          </table:table-cell>
          <table:table-cell office:value-type="float" office:value="2829047.94">
            <text:p>2.829.04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28300">
            <text:p>-28.300</text:p>
          </table:table-cell>
          <table:table-cell table:style-name="ce12" office:value-type="float" office:value="-6201400">
            <text:p>-6.201.400</text:p>
          </table:table-cell>
          <table:table-cell office:value-type="float" office:value="-152.64">
            <text:p>-153</text:p>
          </table:table-cell>
          <table:table-cell table:style-name="ce12" office:value-type="float" office:value="-2002100">
            <text:p>-2.002.100</text:p>
          </table:table-cell>
          <table:table-cell/>
          <table:table-cell office:value-type="float" office:value="-8231952.64">
            <text:p>-8.231.953</text:p>
          </table:table-cell>
          <table:table-cell office:value-type="float" office:value="1578270.85">
            <text:p>1.578.271</text:p>
          </table:table-cell>
          <table:table-cell office:value-type="float" office:value="130925.89">
            <text:p>130.926</text:p>
          </table:table-cell>
          <table:table-cell office:value-type="float" office:value="8123101.25">
            <text:p>8.123.101</text:p>
          </table:table-cell>
          <table:table-cell office:value-type="float" office:value="85589.63">
            <text:p>85.590</text:p>
          </table:table-cell>
          <table:table-cell/>
          <table:table-cell office:value-type="float" office:value="1229521.68">
            <text:p>1.229.522</text:p>
          </table:table-cell>
          <table:table-cell office:value-type="float" office:value="11147409.3">
            <text:p>11.147.409</text:p>
          </table:table-cell>
          <table:table-cell office:value-type="float" office:value="2915456.66">
            <text:p>2.915.457</text:p>
          </table:table-cell>
          <table:table-cell table:style-name="ce12" office:value-type="float" office:value="-1500">
            <text:p>-1.500</text:p>
          </table:table-cell>
          <table:table-cell/>
          <table:table-cell table:style-name="ce13" office:value-type="float" office:value="-1500">
            <text:p>-1.500</text:p>
          </table:table-cell>
          <table:table-cell office:value-type="float" office:value="2913956.66">
            <text:p>2.913.957</text:p>
          </table:table-cell>
          <table:table-cell table:number-columns-repeated="3"/>
          <table:table-cell office:value-type="float" office:value="2913956.66">
            <text:p>2.913.957</text:p>
          </table:table-cell>
          <table:table-cell office:value-type="float" office:value="-161034">
            <text:p>-161.034</text:p>
          </table:table-cell>
          <table:table-cell office:value-type="float" office:value="712586.93">
            <text:p>712.587</text:p>
          </table:table-cell>
          <table:table-cell office:value-type="float" office:value="3465509.59">
            <text:p>3.465.51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0175.2">
            <text:p>-50.175</text:p>
          </table:table-cell>
          <table:table-cell/>
          <table:table-cell table:style-name="ce12" office:value-type="float" office:value="-32000">
            <text:p>-32.000</text:p>
          </table:table-cell>
          <table:table-cell table:style-name="ce12" office:value-type="float" office:value="-6203000">
            <text:p>-6.203.000</text:p>
          </table:table-cell>
          <table:table-cell table:style-name="ce11"/>
          <table:table-cell table:style-name="ce12" office:value-type="float" office:value="-2002700">
            <text:p>-2.002.700</text:p>
          </table:table-cell>
          <table:table-cell/>
          <table:table-cell office:value-type="float" office:value="-8287875.2">
            <text:p>-8.287.875</text:p>
          </table:table-cell>
          <table:table-cell office:value-type="float" office:value="1810667.53">
            <text:p>1.810.668</text:p>
          </table:table-cell>
          <table:table-cell office:value-type="float" office:value="106120.32">
            <text:p>106.120</text:p>
          </table:table-cell>
          <table:table-cell office:value-type="float" office:value="7887024.5">
            <text:p>7.887.025</text:p>
          </table:table-cell>
          <table:table-cell office:value-type="float" office:value="285061.02">
            <text:p>285.061</text:p>
          </table:table-cell>
          <table:table-cell/>
          <table:table-cell office:value-type="float" office:value="1224841.72">
            <text:p>1.224.842</text:p>
          </table:table-cell>
          <table:table-cell office:value-type="float" office:value="11313715.09">
            <text:p>11.313.715</text:p>
          </table:table-cell>
          <table:table-cell office:value-type="float" office:value="3025839.89">
            <text:p>3.025.840</text:p>
          </table:table-cell>
          <table:table-cell table:number-columns-repeated="3"/>
          <table:table-cell office:value-type="float" office:value="3025839.89">
            <text:p>3.025.840</text:p>
          </table:table-cell>
          <table:table-cell table:number-columns-repeated="3"/>
          <table:table-cell office:value-type="float" office:value="3025839.89">
            <text:p>3.025.840</text:p>
          </table:table-cell>
          <table:table-cell office:value-type="float" office:value="-160934.5">
            <text:p>-160.935</text:p>
          </table:table-cell>
          <table:table-cell office:value-type="float" office:value="866908.01">
            <text:p>866.908</text:p>
          </table:table-cell>
          <table:table-cell office:value-type="float" office:value="3731813.4">
            <text:p>3.731.81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9620.48">
            <text:p>-49.620</text:p>
          </table:table-cell>
          <table:table-cell/>
          <table:table-cell table:style-name="ce12" office:value-type="float" office:value="-32000">
            <text:p>-32.000</text:p>
          </table:table-cell>
          <table:table-cell table:style-name="ce12" office:value-type="float" office:value="-6203000">
            <text:p>-6.203.000</text:p>
          </table:table-cell>
          <table:table-cell table:style-name="ce11"/>
          <table:table-cell table:style-name="ce12" office:value-type="float" office:value="-2002700">
            <text:p>-2.002.700</text:p>
          </table:table-cell>
          <table:table-cell/>
          <table:table-cell office:value-type="float" office:value="-8287320.48">
            <text:p>-8.287.320</text:p>
          </table:table-cell>
          <table:table-cell office:value-type="float" office:value="1815065.75">
            <text:p>1.815.066</text:p>
          </table:table-cell>
          <table:table-cell office:value-type="float" office:value="155333.56">
            <text:p>155.334</text:p>
          </table:table-cell>
          <table:table-cell office:value-type="float" office:value="7672024.51">
            <text:p>7.672.025</text:p>
          </table:table-cell>
          <table:table-cell office:value-type="float" office:value="286349.62">
            <text:p>286.350</text:p>
          </table:table-cell>
          <table:table-cell/>
          <table:table-cell office:value-type="float" office:value="1225483">
            <text:p>1.225.483</text:p>
          </table:table-cell>
          <table:table-cell office:value-type="float" office:value="11154256.44">
            <text:p>11.154.256</text:p>
          </table:table-cell>
          <table:table-cell office:value-type="float" office:value="2866935.96">
            <text:p>2.866.936</text:p>
          </table:table-cell>
          <table:table-cell table:number-columns-repeated="3"/>
          <table:table-cell office:value-type="float" office:value="2866935.96">
            <text:p>2.866.936</text:p>
          </table:table-cell>
          <table:table-cell table:number-columns-repeated="3"/>
          <table:table-cell office:value-type="float" office:value="2866935.96">
            <text:p>2.866.936</text:p>
          </table:table-cell>
          <table:table-cell office:value-type="float" office:value="-161162.1">
            <text:p>-161.162</text:p>
          </table:table-cell>
          <table:table-cell office:value-type="float" office:value="872671.97">
            <text:p>872.672</text:p>
          </table:table-cell>
          <table:table-cell office:value-type="float" office:value="3578445.83">
            <text:p>3.578.446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9562.49">
            <text:p>-49.562</text:p>
          </table:table-cell>
          <table:table-cell/>
          <table:table-cell table:style-name="ce12" office:value-type="float" office:value="-32000">
            <text:p>-32.000</text:p>
          </table:table-cell>
          <table:table-cell table:style-name="ce12" office:value-type="float" office:value="-6203000">
            <text:p>-6.203.000</text:p>
          </table:table-cell>
          <table:table-cell table:style-name="ce11"/>
          <table:table-cell table:style-name="ce12" office:value-type="float" office:value="-2002700">
            <text:p>-2.002.700</text:p>
          </table:table-cell>
          <table:table-cell/>
          <table:table-cell office:value-type="float" office:value="-8287262.49">
            <text:p>-8.287.262</text:p>
          </table:table-cell>
          <table:table-cell office:value-type="float" office:value="1794204.86">
            <text:p>1.794.205</text:p>
          </table:table-cell>
          <table:table-cell office:value-type="float" office:value="153440.06">
            <text:p>153.440</text:p>
          </table:table-cell>
          <table:table-cell office:value-type="float" office:value="7672024.51">
            <text:p>7.672.025</text:p>
          </table:table-cell>
          <table:table-cell office:value-type="float" office:value="287919.63">
            <text:p>287.920</text:p>
          </table:table-cell>
          <table:table-cell/>
          <table:table-cell office:value-type="float" office:value="1225278.28">
            <text:p>1.225.278</text:p>
          </table:table-cell>
          <table:table-cell office:value-type="float" office:value="11132867.34">
            <text:p>11.132.867</text:p>
          </table:table-cell>
          <table:table-cell office:value-type="float" office:value="2845604.85">
            <text:p>2.845.605</text:p>
          </table:table-cell>
          <table:table-cell table:number-columns-repeated="3"/>
          <table:table-cell office:value-type="float" office:value="2845604.85">
            <text:p>2.845.605</text:p>
          </table:table-cell>
          <table:table-cell table:number-columns-repeated="3"/>
          <table:table-cell office:value-type="float" office:value="2845604.85">
            <text:p>2.845.605</text:p>
          </table:table-cell>
          <table:table-cell office:value-type="float" office:value="-160935.7">
            <text:p>-160.936</text:p>
          </table:table-cell>
          <table:table-cell office:value-type="float" office:value="866084.9">
            <text:p>866.085</text:p>
          </table:table-cell>
          <table:table-cell office:value-type="float" office:value="3550754.05">
            <text:p>3.550.75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9330.54">
            <text:p>-49.331</text:p>
          </table:table-cell>
          <table:table-cell/>
          <table:table-cell table:style-name="ce12" office:value-type="float" office:value="-32000">
            <text:p>-32.000</text:p>
          </table:table-cell>
          <table:table-cell table:style-name="ce12" office:value-type="float" office:value="-6203000">
            <text:p>-6.203.000</text:p>
          </table:table-cell>
          <table:table-cell table:style-name="ce11"/>
          <table:table-cell table:style-name="ce12" office:value-type="float" office:value="-2002700">
            <text:p>-2.002.700</text:p>
          </table:table-cell>
          <table:table-cell/>
          <table:table-cell office:value-type="float" office:value="-8287030.54">
            <text:p>-8.287.031</text:p>
          </table:table-cell>
          <table:table-cell office:value-type="float" office:value="1653816.77">
            <text:p>1.653.817</text:p>
          </table:table-cell>
          <table:table-cell office:value-type="float" office:value="145487.94">
            <text:p>145.488</text:p>
          </table:table-cell>
          <table:table-cell office:value-type="float" office:value="7185325.65">
            <text:p>7.185.326</text:p>
          </table:table-cell>
          <table:table-cell office:value-type="float" office:value="289295.18">
            <text:p>289.295</text:p>
          </table:table-cell>
          <table:table-cell/>
          <table:table-cell office:value-type="float" office:value="1225255.48">
            <text:p>1.225.255</text:p>
          </table:table-cell>
          <table:table-cell office:value-type="float" office:value="10499181.02">
            <text:p>10.499.181</text:p>
          </table:table-cell>
          <table:table-cell office:value-type="float" office:value="2212150.48">
            <text:p>2.212.150</text:p>
          </table:table-cell>
          <table:table-cell table:number-columns-repeated="3"/>
          <table:table-cell office:value-type="float" office:value="2212150.48">
            <text:p>2.212.150</text:p>
          </table:table-cell>
          <table:table-cell table:number-columns-repeated="3"/>
          <table:table-cell office:value-type="float" office:value="2212150.48">
            <text:p>2.212.150</text:p>
          </table:table-cell>
          <table:table-cell office:value-type="float" office:value="-160935.78">
            <text:p>-160.936</text:p>
          </table:table-cell>
          <table:table-cell office:value-type="float" office:value="851356.47">
            <text:p>851.356</text:p>
          </table:table-cell>
          <table:table-cell office:value-type="float" office:value="2902571.17">
            <text:p>2.902.57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2</text:p>
            <draw:g table:end-cell-address="Tabelle1.A91" table:end-x="0.41cm" table:end-y="0.016cm" draw:z-index="11" draw:name="SAPBEXq0001 U13C0F4E5B84B">
              <draw:custom-shape draw:name="SAPBEXq0001 U13C0F4E5B84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91" table:end-x="0.41cm" table:end-y="0.016cm" draw:z-index="129" draw:name="SAPBEXq0001 U13C0FC512B">
              <draw:custom-shape draw:name="SAPBEXq0001 U13C0FC512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Integrationsbüro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92" table:end-x="0.41cm" table:end-y="0.016cm" draw:z-index="130" draw:name="SAPBEXq0001 U13C0FC512C">
              <draw:custom-shape draw:name="SAPBEXq0001 U13C0FC512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97492.38">
            <text:p>-197.492</text:p>
          </table:table-cell>
          <table:table-cell table:number-columns-repeated="2"/>
          <table:table-cell table:style-name="ce12" office:value-type="float" office:value="-675">
            <text:p>-675</text:p>
          </table:table-cell>
          <table:table-cell office:value-type="float" office:value="-72.41">
            <text:p>-72</text:p>
          </table:table-cell>
          <table:table-cell table:style-name="ce12" office:value-type="float" office:value="-18461.3">
            <text:p>-18.461</text:p>
          </table:table-cell>
          <table:table-cell/>
          <table:table-cell office:value-type="float" office:value="-216701.09">
            <text:p>-216.701</text:p>
          </table:table-cell>
          <table:table-cell office:value-type="float" office:value="439314.48">
            <text:p>439.314</text:p>
          </table:table-cell>
          <table:table-cell office:value-type="float" office:value="37633.36">
            <text:p>37.633</text:p>
          </table:table-cell>
          <table:table-cell office:value-type="float" office:value="191640.82">
            <text:p>191.641</text:p>
          </table:table-cell>
          <table:table-cell office:value-type="float" office:value="9678.42">
            <text:p>9.678</text:p>
          </table:table-cell>
          <table:table-cell table:style-name="ce12" office:value-type="float" office:value="11475">
            <text:p>11.475</text:p>
          </table:table-cell>
          <table:table-cell office:value-type="float" office:value="97868.04">
            <text:p>97.868</text:p>
          </table:table-cell>
          <table:table-cell office:value-type="float" office:value="787610.12">
            <text:p>787.610</text:p>
          </table:table-cell>
          <table:table-cell office:value-type="float" office:value="570909.03">
            <text:p>570.909</text:p>
          </table:table-cell>
          <table:table-cell table:number-columns-repeated="3"/>
          <table:table-cell office:value-type="float" office:value="570909.03">
            <text:p>570.909</text:p>
          </table:table-cell>
          <table:table-cell table:style-name="ce12" office:value-type="float" office:value="2.92">
            <text:p>3</text:p>
          </table:table-cell>
          <table:table-cell table:style-name="ce12" office:value-type="float" office:value="-6.48">
            <text:p>-6</text:p>
          </table:table-cell>
          <table:table-cell table:style-name="ce13" office:value-type="float" office:value="-3.56">
            <text:p>-4</text:p>
          </table:table-cell>
          <table:table-cell office:value-type="float" office:value="570905.47">
            <text:p>570.905</text:p>
          </table:table-cell>
          <table:table-cell office:value-type="float" office:value="-371264.32">
            <text:p>-371.264</text:p>
          </table:table-cell>
          <table:table-cell office:value-type="float" office:value="63754.51">
            <text:p>63.755</text:p>
          </table:table-cell>
          <table:table-cell office:value-type="float" office:value="263395.66">
            <text:p>263.39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16073.48">
            <text:p>-316.073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37.56">
            <text:p>-38</text:p>
          </table:table-cell>
          <table:table-cell table:number-columns-repeated="2"/>
          <table:table-cell office:value-type="float" office:value="-316211.04">
            <text:p>-316.211</text:p>
          </table:table-cell>
          <table:table-cell office:value-type="float" office:value="501304.12">
            <text:p>501.304</text:p>
          </table:table-cell>
          <table:table-cell office:value-type="float" office:value="13954.08">
            <text:p>13.954</text:p>
          </table:table-cell>
          <table:table-cell office:value-type="float" office:value="278294.37">
            <text:p>278.294</text:p>
          </table:table-cell>
          <table:table-cell office:value-type="float" office:value="3151.09">
            <text:p>3.151</text:p>
          </table:table-cell>
          <table:table-cell table:style-name="ce12" office:value-type="float" office:value="15000">
            <text:p>15.000</text:p>
          </table:table-cell>
          <table:table-cell office:value-type="float" office:value="124300.4">
            <text:p>124.300</text:p>
          </table:table-cell>
          <table:table-cell office:value-type="float" office:value="936004.06">
            <text:p>936.004</text:p>
          </table:table-cell>
          <table:table-cell office:value-type="float" office:value="619793.02">
            <text:p>619.793</text:p>
          </table:table-cell>
          <table:table-cell table:number-columns-repeated="3"/>
          <table:table-cell office:value-type="float" office:value="619793.02">
            <text:p>619.793</text:p>
          </table:table-cell>
          <table:table-cell table:number-columns-repeated="3"/>
          <table:table-cell office:value-type="float" office:value="619793.02">
            <text:p>619.793</text:p>
          </table:table-cell>
          <table:table-cell office:value-type="float" office:value="-335638.34">
            <text:p>-335.638</text:p>
          </table:table-cell>
          <table:table-cell office:value-type="float" office:value="66417.45">
            <text:p>66.417</text:p>
          </table:table-cell>
          <table:table-cell office:value-type="float" office:value="350572.13">
            <text:p>350.57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372374">
            <text:p>-372.374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40.8">
            <text:p>-41</text:p>
          </table:table-cell>
          <table:table-cell table:number-columns-repeated="2"/>
          <table:table-cell office:value-type="float" office:value="-372514.8">
            <text:p>-372.515</text:p>
          </table:table-cell>
          <table:table-cell office:value-type="float" office:value="588071.58">
            <text:p>588.072</text:p>
          </table:table-cell>
          <table:table-cell office:value-type="float" office:value="20411.84">
            <text:p>20.412</text:p>
          </table:table-cell>
          <table:table-cell office:value-type="float" office:value="273958.53">
            <text:p>273.959</text:p>
          </table:table-cell>
          <table:table-cell office:value-type="float" office:value="899">
            <text:p>899</text:p>
          </table:table-cell>
          <table:table-cell table:style-name="ce12" office:value-type="float" office:value="15000">
            <text:p>15.000</text:p>
          </table:table-cell>
          <table:table-cell office:value-type="float" office:value="123800">
            <text:p>123.800</text:p>
          </table:table-cell>
          <table:table-cell office:value-type="float" office:value="1022140.95">
            <text:p>1.022.141</text:p>
          </table:table-cell>
          <table:table-cell office:value-type="float" office:value="649626.15">
            <text:p>649.626</text:p>
          </table:table-cell>
          <table:table-cell table:number-columns-repeated="3"/>
          <table:table-cell office:value-type="float" office:value="649626.15">
            <text:p>649.626</text:p>
          </table:table-cell>
          <table:table-cell table:number-columns-repeated="3"/>
          <table:table-cell office:value-type="float" office:value="649626.15">
            <text:p>649.626</text:p>
          </table:table-cell>
          <table:table-cell office:value-type="float" office:value="-387360.15">
            <text:p>-387.360</text:p>
          </table:table-cell>
          <table:table-cell office:value-type="float" office:value="62122.14">
            <text:p>62.122</text:p>
          </table:table-cell>
          <table:table-cell office:value-type="float" office:value="324388.14">
            <text:p>324.38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77638.81">
            <text:p>-377.639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377738.81">
            <text:p>-377.739</text:p>
          </table:table-cell>
          <table:table-cell office:value-type="float" office:value="590481.2">
            <text:p>590.481</text:p>
          </table:table-cell>
          <table:table-cell office:value-type="float" office:value="15325.56">
            <text:p>15.326</text:p>
          </table:table-cell>
          <table:table-cell office:value-type="float" office:value="268550">
            <text:p>268.550</text:p>
          </table:table-cell>
          <table:table-cell office:value-type="float" office:value="7010.3">
            <text:p>7.010</text:p>
          </table:table-cell>
          <table:table-cell table:style-name="ce12" office:value-type="float" office:value="15000">
            <text:p>15.000</text:p>
          </table:table-cell>
          <table:table-cell office:value-type="float" office:value="119918.04">
            <text:p>119.918</text:p>
          </table:table-cell>
          <table:table-cell office:value-type="float" office:value="1016285.1">
            <text:p>1.016.285</text:p>
          </table:table-cell>
          <table:table-cell office:value-type="float" office:value="638546.29">
            <text:p>638.546</text:p>
          </table:table-cell>
          <table:table-cell table:number-columns-repeated="3"/>
          <table:table-cell office:value-type="float" office:value="638546.29">
            <text:p>638.546</text:p>
          </table:table-cell>
          <table:table-cell table:number-columns-repeated="3"/>
          <table:table-cell office:value-type="float" office:value="638546.29">
            <text:p>638.546</text:p>
          </table:table-cell>
          <table:table-cell office:value-type="float" office:value="-370159.86">
            <text:p>-370.160</text:p>
          </table:table-cell>
          <table:table-cell office:value-type="float" office:value="65905.33">
            <text:p>65.905</text:p>
          </table:table-cell>
          <table:table-cell office:value-type="float" office:value="334291.76">
            <text:p>334.29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70812.43">
            <text:p>-270.812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270912.43">
            <text:p>-270.912</text:p>
          </table:table-cell>
          <table:table-cell office:value-type="float" office:value="524469.84">
            <text:p>524.470</text:p>
          </table:table-cell>
          <table:table-cell office:value-type="float" office:value="22406.56">
            <text:p>22.407</text:p>
          </table:table-cell>
          <table:table-cell office:value-type="float" office:value="259400">
            <text:p>259.400</text:p>
          </table:table-cell>
          <table:table-cell office:value-type="float" office:value="7184.92">
            <text:p>7.185</text:p>
          </table:table-cell>
          <table:table-cell table:style-name="ce12" office:value-type="float" office:value="15000">
            <text:p>15.000</text:p>
          </table:table-cell>
          <table:table-cell office:value-type="float" office:value="108795.56">
            <text:p>108.796</text:p>
          </table:table-cell>
          <table:table-cell office:value-type="float" office:value="937256.88">
            <text:p>937.257</text:p>
          </table:table-cell>
          <table:table-cell office:value-type="float" office:value="666344.45">
            <text:p>666.344</text:p>
          </table:table-cell>
          <table:table-cell table:number-columns-repeated="3"/>
          <table:table-cell office:value-type="float" office:value="666344.45">
            <text:p>666.344</text:p>
          </table:table-cell>
          <table:table-cell table:number-columns-repeated="3"/>
          <table:table-cell office:value-type="float" office:value="666344.45">
            <text:p>666.344</text:p>
          </table:table-cell>
          <table:table-cell office:value-type="float" office:value="-391040.64">
            <text:p>-391.041</text:p>
          </table:table-cell>
          <table:table-cell office:value-type="float" office:value="64749.33">
            <text:p>64.749</text:p>
          </table:table-cell>
          <table:table-cell office:value-type="float" office:value="340053.14">
            <text:p>340.05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0634.27">
            <text:p>-80.634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80734.27">
            <text:p>-80.734</text:p>
          </table:table-cell>
          <table:table-cell office:value-type="float" office:value="452002.86">
            <text:p>452.003</text:p>
          </table:table-cell>
          <table:table-cell office:value-type="float" office:value="22129.9">
            <text:p>22.130</text:p>
          </table:table-cell>
          <table:table-cell office:value-type="float" office:value="161900">
            <text:p>161.900</text:p>
          </table:table-cell>
          <table:table-cell office:value-type="float" office:value="7106.75">
            <text:p>7.107</text:p>
          </table:table-cell>
          <table:table-cell table:style-name="ce12" office:value-type="float" office:value="15000">
            <text:p>15.000</text:p>
          </table:table-cell>
          <table:table-cell office:value-type="float" office:value="101110.84">
            <text:p>101.111</text:p>
          </table:table-cell>
          <table:table-cell office:value-type="float" office:value="759250.35">
            <text:p>759.250</text:p>
          </table:table-cell>
          <table:table-cell office:value-type="float" office:value="678516.08">
            <text:p>678.516</text:p>
          </table:table-cell>
          <table:table-cell table:number-columns-repeated="3"/>
          <table:table-cell office:value-type="float" office:value="678516.08">
            <text:p>678.516</text:p>
          </table:table-cell>
          <table:table-cell table:number-columns-repeated="3"/>
          <table:table-cell office:value-type="float" office:value="678516.08">
            <text:p>678.516</text:p>
          </table:table-cell>
          <table:table-cell office:value-type="float" office:value="-384916.17">
            <text:p>-384.916</text:p>
          </table:table-cell>
          <table:table-cell office:value-type="float" office:value="58519.41">
            <text:p>58.519</text:p>
          </table:table-cell>
          <table:table-cell office:value-type="float" office:value="352119.32">
            <text:p>352.11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0634.25">
            <text:p>-80.634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80734.25">
            <text:p>-80.734</text:p>
          </table:table-cell>
          <table:table-cell office:value-type="float" office:value="455299.66">
            <text:p>455.300</text:p>
          </table:table-cell>
          <table:table-cell office:value-type="float" office:value="22123.63">
            <text:p>22.124</text:p>
          </table:table-cell>
          <table:table-cell office:value-type="float" office:value="161900">
            <text:p>161.900</text:p>
          </table:table-cell>
          <table:table-cell office:value-type="float" office:value="7306.74">
            <text:p>7.307</text:p>
          </table:table-cell>
          <table:table-cell table:style-name="ce12" office:value-type="float" office:value="15000">
            <text:p>15.000</text:p>
          </table:table-cell>
          <table:table-cell office:value-type="float" office:value="96112.04">
            <text:p>96.112</text:p>
          </table:table-cell>
          <table:table-cell office:value-type="float" office:value="757742.07">
            <text:p>757.742</text:p>
          </table:table-cell>
          <table:table-cell office:value-type="float" office:value="677007.82">
            <text:p>677.008</text:p>
          </table:table-cell>
          <table:table-cell table:number-columns-repeated="3"/>
          <table:table-cell office:value-type="float" office:value="677007.82">
            <text:p>677.008</text:p>
          </table:table-cell>
          <table:table-cell table:number-columns-repeated="3"/>
          <table:table-cell office:value-type="float" office:value="677007.82">
            <text:p>677.008</text:p>
          </table:table-cell>
          <table:table-cell office:value-type="float" office:value="-386957.98">
            <text:p>-386.958</text:p>
          </table:table-cell>
          <table:table-cell office:value-type="float" office:value="58540.13">
            <text:p>58.540</text:p>
          </table:table-cell>
          <table:table-cell office:value-type="float" office:value="348589.97">
            <text:p>348.59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3</text:p>
            <draw:g table:end-cell-address="Tabelle1.A99" table:end-x="0.41cm" table:end-y="0.016cm" draw:z-index="12" draw:name="SAPBEXq0001 U13C0F4E5B84C">
              <draw:custom-shape draw:name="SAPBEXq0001 U13C0F4E5B84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99" table:end-x="0.41cm" table:end-y="0.016cm" draw:z-index="131" draw:name="SAPBEXq0001 U13C0FC512C">
              <draw:custom-shape draw:name="SAPBEXq0001 U13C0FC512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eniorenvertre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00" table:end-x="0.41cm" table:end-y="0.016cm" draw:z-index="132" draw:name="SAPBEXq0001 U13C0FC512D">
              <draw:custom-shape draw:name="SAPBEXq0001 U13C0FC512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31.22">
            <text:p>-531</text:p>
          </table:table-cell>
          <table:table-cell table:number-columns-repeated="3"/>
          <table:table-cell office:value-type="float" office:value="-5.97">
            <text:p>-6</text:p>
          </table:table-cell>
          <table:table-cell table:style-name="ce12" office:value-type="float" office:value="-1102.19">
            <text:p>-1.102</text:p>
          </table:table-cell>
          <table:table-cell/>
          <table:table-cell office:value-type="float" office:value="-1639.38">
            <text:p>-1.639</text:p>
          </table:table-cell>
          <table:table-cell office:value-type="float" office:value="19116.5">
            <text:p>19.117</text:p>
          </table:table-cell>
          <table:table-cell office:value-type="float" office:value="2310.29">
            <text:p>2.310</text:p>
          </table:table-cell>
          <table:table-cell office:value-type="float" office:value="9257.71">
            <text:p>9.258</text:p>
          </table:table-cell>
          <table:table-cell office:value-type="float" office:value="1076.91">
            <text:p>1.077</text:p>
          </table:table-cell>
          <table:table-cell table:style-name="ce12" office:value-type="float" office:value="2025">
            <text:p>2.025</text:p>
          </table:table-cell>
          <table:table-cell office:value-type="float" office:value="11853.79">
            <text:p>11.854</text:p>
          </table:table-cell>
          <table:table-cell office:value-type="float" office:value="45640.2">
            <text:p>45.640</text:p>
          </table:table-cell>
          <table:table-cell office:value-type="float" office:value="44000.82">
            <text:p>44.001</text:p>
          </table:table-cell>
          <table:table-cell table:number-columns-repeated="3"/>
          <table:table-cell office:value-type="float" office:value="44000.82">
            <text:p>44.001</text:p>
          </table:table-cell>
          <table:table-cell table:style-name="ce12" office:value-type="float" office:value="-2.92">
            <text:p>-3</text:p>
          </table:table-cell>
          <table:table-cell table:style-name="ce12" office:value-type="float" office:value="6.48">
            <text:p>6</text:p>
          </table:table-cell>
          <table:table-cell table:style-name="ce13" office:value-type="float" office:value="3.56">
            <text:p>4</text:p>
          </table:table-cell>
          <table:table-cell office:value-type="float" office:value="44004.38">
            <text:p>44.004</text:p>
          </table:table-cell>
          <table:table-cell office:value-type="float" office:value="-48037.98">
            <text:p>-48.038</text:p>
          </table:table-cell>
          <table:table-cell office:value-type="float" office:value="4033.6">
            <text:p>4.034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4.87">
            <text:p>-5</text:p>
          </table:table-cell>
          <table:table-cell table:number-columns-repeated="3"/>
          <table:table-cell office:value-type="float" office:value="-3.24">
            <text:p>-3</text:p>
          </table:table-cell>
          <table:table-cell table:number-columns-repeated="2"/>
          <table:table-cell office:value-type="float" office:value="-8.11">
            <text:p>-8</text:p>
          </table:table-cell>
          <table:table-cell office:value-type="float" office:value="46926.63">
            <text:p>46.927</text:p>
          </table:table-cell>
          <table:table-cell office:value-type="float" office:value="909.36">
            <text:p>909</text:p>
          </table:table-cell>
          <table:table-cell office:value-type="float" office:value="4688.48">
            <text:p>4.688</text:p>
          </table:table-cell>
          <table:table-cell office:value-type="float" office:value="255.55">
            <text:p>256</text:p>
          </table:table-cell>
          <table:table-cell/>
          <table:table-cell office:value-type="float" office:value="13706.6">
            <text:p>13.707</text:p>
          </table:table-cell>
          <table:table-cell office:value-type="float" office:value="66486.62">
            <text:p>66.487</text:p>
          </table:table-cell>
          <table:table-cell office:value-type="float" office:value="66478.51">
            <text:p>66.479</text:p>
          </table:table-cell>
          <table:table-cell table:number-columns-repeated="3"/>
          <table:table-cell office:value-type="float" office:value="66478.51">
            <text:p>66.479</text:p>
          </table:table-cell>
          <table:table-cell table:number-columns-repeated="3"/>
          <table:table-cell office:value-type="float" office:value="66478.51">
            <text:p>66.479</text:p>
          </table:table-cell>
          <table:table-cell office:value-type="float" office:value="-70452.61">
            <text:p>-70.453</text:p>
          </table:table-cell>
          <table:table-cell office:value-type="float" office:value="3974.1">
            <text:p>3.974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.76">
            <text:p>-3</text:p>
          </table:table-cell>
          <table:table-cell table:number-columns-repeated="2"/>
          <table:table-cell office:value-type="float" office:value="-2.76">
            <text:p>-3</text:p>
          </table:table-cell>
          <table:table-cell office:value-type="float" office:value="15204.72">
            <text:p>15.205</text:p>
          </table:table-cell>
          <table:table-cell office:value-type="float" office:value="2786.16">
            <text:p>2.786</text:p>
          </table:table-cell>
          <table:table-cell office:value-type="float" office:value="3079.24">
            <text:p>3.079</text:p>
          </table:table-cell>
          <table:table-cell table:style-name="ce11"/>
          <table:table-cell/>
          <table:table-cell office:value-type="float" office:value="7166.08">
            <text:p>7.166</text:p>
          </table:table-cell>
          <table:table-cell office:value-type="float" office:value="28236.2">
            <text:p>28.236</text:p>
          </table:table-cell>
          <table:table-cell office:value-type="float" office:value="28233.44">
            <text:p>28.233</text:p>
          </table:table-cell>
          <table:table-cell table:number-columns-repeated="3"/>
          <table:table-cell office:value-type="float" office:value="28233.44">
            <text:p>28.233</text:p>
          </table:table-cell>
          <table:table-cell table:number-columns-repeated="3"/>
          <table:table-cell office:value-type="float" office:value="28233.44">
            <text:p>28.233</text:p>
          </table:table-cell>
          <table:table-cell office:value-type="float" office:value="-29466.71">
            <text:p>-29.467</text:p>
          </table:table-cell>
          <table:table-cell office:value-type="float" office:value="1233.27">
            <text:p>1.233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office:value-type="float" office:value="12641.12">
            <text:p>12.641</text:p>
          </table:table-cell>
          <table:table-cell office:value-type="float" office:value="1739.52">
            <text:p>1.740</text:p>
          </table:table-cell>
          <table:table-cell office:value-type="float" office:value="2785.78">
            <text:p>2.786</text:p>
          </table:table-cell>
          <table:table-cell office:value-type="float" office:value="373.92">
            <text:p>374</text:p>
          </table:table-cell>
          <table:table-cell/>
          <table:table-cell office:value-type="float" office:value="6990.04">
            <text:p>6.990</text:p>
          </table:table-cell>
          <table:table-cell table:number-columns-repeated="2" office:value-type="float" office:value="24530.38">
            <text:p>24.530</text:p>
          </table:table-cell>
          <table:table-cell table:number-columns-repeated="3"/>
          <table:table-cell office:value-type="float" office:value="24530.38">
            <text:p>24.530</text:p>
          </table:table-cell>
          <table:table-cell table:number-columns-repeated="3"/>
          <table:table-cell office:value-type="float" office:value="24530.38">
            <text:p>24.530</text:p>
          </table:table-cell>
          <table:table-cell office:value-type="float" office:value="-25467.1">
            <text:p>-25.467</text:p>
          </table:table-cell>
          <table:table-cell office:value-type="float" office:value="936.72">
            <text:p>937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office:value-type="float" office:value="13303.52">
            <text:p>13.304</text:p>
          </table:table-cell>
          <table:table-cell office:value-type="float" office:value="2543.16">
            <text:p>2.543</text:p>
          </table:table-cell>
          <table:table-cell office:value-type="float" office:value="2785.87">
            <text:p>2.786</text:p>
          </table:table-cell>
          <table:table-cell office:value-type="float" office:value="373.92">
            <text:p>374</text:p>
          </table:table-cell>
          <table:table-cell/>
          <table:table-cell office:value-type="float" office:value="7000.84">
            <text:p>7.001</text:p>
          </table:table-cell>
          <table:table-cell table:number-columns-repeated="2" office:value-type="float" office:value="26007.31">
            <text:p>26.007</text:p>
          </table:table-cell>
          <table:table-cell table:number-columns-repeated="3"/>
          <table:table-cell office:value-type="float" office:value="26007.31">
            <text:p>26.007</text:p>
          </table:table-cell>
          <table:table-cell table:number-columns-repeated="3"/>
          <table:table-cell office:value-type="float" office:value="26007.31">
            <text:p>26.007</text:p>
          </table:table-cell>
          <table:table-cell office:value-type="float" office:value="-26949.91">
            <text:p>-26.950</text:p>
          </table:table-cell>
          <table:table-cell office:value-type="float" office:value="942.6">
            <text:p>943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office:value-type="float" office:value="13348.56">
            <text:p>13.349</text:p>
          </table:table-cell>
          <table:table-cell office:value-type="float" office:value="2511.68">
            <text:p>2.512</text:p>
          </table:table-cell>
          <table:table-cell office:value-type="float" office:value="2785.87">
            <text:p>2.786</text:p>
          </table:table-cell>
          <table:table-cell office:value-type="float" office:value="373.92">
            <text:p>374</text:p>
          </table:table-cell>
          <table:table-cell/>
          <table:table-cell office:value-type="float" office:value="6997.36">
            <text:p>6.997</text:p>
          </table:table-cell>
          <table:table-cell table:number-columns-repeated="2" office:value-type="float" office:value="26017.39">
            <text:p>26.017</text:p>
          </table:table-cell>
          <table:table-cell table:number-columns-repeated="3"/>
          <table:table-cell office:value-type="float" office:value="26017.39">
            <text:p>26.017</text:p>
          </table:table-cell>
          <table:table-cell table:number-columns-repeated="3"/>
          <table:table-cell office:value-type="float" office:value="26017.39">
            <text:p>26.017</text:p>
          </table:table-cell>
          <table:table-cell office:value-type="float" office:value="-26954.23">
            <text:p>-26.954</text:p>
          </table:table-cell>
          <table:table-cell office:value-type="float" office:value="936.84">
            <text:p>937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office:value-type="float" office:value="13476.72">
            <text:p>13.477</text:p>
          </table:table-cell>
          <table:table-cell office:value-type="float" office:value="2525.84">
            <text:p>2.526</text:p>
          </table:table-cell>
          <table:table-cell office:value-type="float" office:value="2785.78">
            <text:p>2.786</text:p>
          </table:table-cell>
          <table:table-cell office:value-type="float" office:value="373.92">
            <text:p>374</text:p>
          </table:table-cell>
          <table:table-cell/>
          <table:table-cell office:value-type="float" office:value="6997.6">
            <text:p>6.998</text:p>
          </table:table-cell>
          <table:table-cell table:number-columns-repeated="2" office:value-type="float" office:value="26159.86">
            <text:p>26.160</text:p>
          </table:table-cell>
          <table:table-cell table:number-columns-repeated="3"/>
          <table:table-cell office:value-type="float" office:value="26159.86">
            <text:p>26.160</text:p>
          </table:table-cell>
          <table:table-cell table:number-columns-repeated="3"/>
          <table:table-cell office:value-type="float" office:value="26159.86">
            <text:p>26.160</text:p>
          </table:table-cell>
          <table:table-cell office:value-type="float" office:value="-27096.7">
            <text:p>-27.097</text:p>
          </table:table-cell>
          <table:table-cell office:value-type="float" office:value="936.84">
            <text:p>937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5" office:value-type="string">
            <text:p>1114</text:p>
            <draw:g table:end-cell-address="Tabelle1.A107" table:end-x="0.41cm" table:end-y="0.016cm" draw:z-index="13" draw:name="SAPBEXq0001 U13C0F4E5B84D">
              <draw:custom-shape draw:name="SAPBEXq0001 U13C0F4E5B84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4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4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07" table:end-x="0.41cm" table:end-y="0.016cm" draw:z-index="133" draw:name="SAPBEXq0001 U13C0FC512D">
              <draw:custom-shape draw:name="SAPBEXq0001 U13C0FC512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rategische Soziale Plan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08" table:end-x="0.41cm" table:end-y="0.016cm" draw:z-index="134" draw:name="SAPBEXq0001 U13C0FC512E">
              <draw:custom-shape draw:name="SAPBEXq0001 U13C0FC512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78.72">
            <text:p>-479</text:p>
          </table:table-cell>
          <table:table-cell table:number-columns-repeated="3"/>
          <table:table-cell office:value-type="float" office:value="-38.42">
            <text:p>-38</text:p>
          </table:table-cell>
          <table:table-cell table:style-name="ce12" office:value-type="float" office:value="-40533.11">
            <text:p>-40.533</text:p>
          </table:table-cell>
          <table:table-cell/>
          <table:table-cell office:value-type="float" office:value="-41050.25">
            <text:p>-41.050</text:p>
          </table:table-cell>
          <table:table-cell office:value-type="float" office:value="416681.64">
            <text:p>416.682</text:p>
          </table:table-cell>
          <table:table-cell office:value-type="float" office:value="21382.23">
            <text:p>21.382</text:p>
          </table:table-cell>
          <table:table-cell office:value-type="float" office:value="14389.74">
            <text:p>14.390</text:p>
          </table:table-cell>
          <table:table-cell office:value-type="float" office:value="5552.9">
            <text:p>5.553</text:p>
          </table:table-cell>
          <table:table-cell/>
          <table:table-cell office:value-type="float" office:value="3158.96">
            <text:p>3.159</text:p>
          </table:table-cell>
          <table:table-cell office:value-type="float" office:value="461165.47">
            <text:p>461.165</text:p>
          </table:table-cell>
          <table:table-cell office:value-type="float" office:value="420115.22">
            <text:p>420.115</text:p>
          </table:table-cell>
          <table:table-cell table:number-columns-repeated="3"/>
          <table:table-cell office:value-type="float" office:value="420115.22">
            <text:p>420.115</text:p>
          </table:table-cell>
          <table:table-cell table:number-columns-repeated="3"/>
          <table:table-cell office:value-type="float" office:value="420115.22">
            <text:p>420.115</text:p>
          </table:table-cell>
          <table:table-cell office:value-type="float" office:value="-307838.44">
            <text:p>-307.838</text:p>
          </table:table-cell>
          <table:table-cell office:value-type="float" office:value="37244.2">
            <text:p>37.244</text:p>
          </table:table-cell>
          <table:table-cell office:value-type="float" office:value="149520.98">
            <text:p>149.52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0.4">
            <text:p>-20</text:p>
          </table:table-cell>
          <table:table-cell table:number-columns-repeated="2"/>
          <table:table-cell office:value-type="float" office:value="-20.4">
            <text:p>-20</text:p>
          </table:table-cell>
          <table:table-cell office:value-type="float" office:value="429263.31">
            <text:p>429.263</text:p>
          </table:table-cell>
          <table:table-cell office:value-type="float" office:value="7972.32">
            <text:p>7.972</text:p>
          </table:table-cell>
          <table:table-cell office:value-type="float" office:value="24800.02">
            <text:p>24.800</text:p>
          </table:table-cell>
          <table:table-cell office:value-type="float" office:value="149.72">
            <text:p>150</text:p>
          </table:table-cell>
          <table:table-cell/>
          <table:table-cell office:value-type="float" office:value="9400">
            <text:p>9.400</text:p>
          </table:table-cell>
          <table:table-cell office:value-type="float" office:value="471585.37">
            <text:p>471.585</text:p>
          </table:table-cell>
          <table:table-cell office:value-type="float" office:value="471564.97">
            <text:p>471.565</text:p>
          </table:table-cell>
          <table:table-cell table:number-columns-repeated="3"/>
          <table:table-cell office:value-type="float" office:value="471564.97">
            <text:p>471.565</text:p>
          </table:table-cell>
          <table:table-cell table:number-columns-repeated="3"/>
          <table:table-cell office:value-type="float" office:value="471564.97">
            <text:p>471.565</text:p>
          </table:table-cell>
          <table:table-cell office:value-type="float" office:value="-433356.56">
            <text:p>-433.357</text:p>
          </table:table-cell>
          <table:table-cell office:value-type="float" office:value="42718.55">
            <text:p>42.719</text:p>
          </table:table-cell>
          <table:table-cell office:value-type="float" office:value="80926.96">
            <text:p>80.92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0.4">
            <text:p>-20</text:p>
          </table:table-cell>
          <table:table-cell table:number-columns-repeated="2"/>
          <table:table-cell office:value-type="float" office:value="-20.4">
            <text:p>-20</text:p>
          </table:table-cell>
          <table:table-cell office:value-type="float" office:value="419392.44">
            <text:p>419.392</text:p>
          </table:table-cell>
          <table:table-cell office:value-type="float" office:value="10819.26">
            <text:p>10.819</text:p>
          </table:table-cell>
          <table:table-cell office:value-type="float" office:value="16581.62">
            <text:p>16.582</text:p>
          </table:table-cell>
          <table:table-cell table:style-name="ce11"/>
          <table:table-cell/>
          <table:table-cell office:value-type="float" office:value="17700">
            <text:p>17.700</text:p>
          </table:table-cell>
          <table:table-cell office:value-type="float" office:value="464493.32">
            <text:p>464.493</text:p>
          </table:table-cell>
          <table:table-cell office:value-type="float" office:value="464472.92">
            <text:p>464.473</text:p>
          </table:table-cell>
          <table:table-cell table:number-columns-repeated="3"/>
          <table:table-cell office:value-type="float" office:value="464472.92">
            <text:p>464.473</text:p>
          </table:table-cell>
          <table:table-cell table:number-columns-repeated="3"/>
          <table:table-cell office:value-type="float" office:value="464472.92">
            <text:p>464.473</text:p>
          </table:table-cell>
          <table:table-cell office:value-type="float" office:value="-433356.56">
            <text:p>-433.357</text:p>
          </table:table-cell>
          <table:table-cell office:value-type="float" office:value="40319.73">
            <text:p>40.320</text:p>
          </table:table-cell>
          <table:table-cell office:value-type="float" office:value="71436.09">
            <text:p>71.43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449.84">
            <text:p>-450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449.84">
            <text:p>-450</text:p>
          </table:table-cell>
          <table:table-cell office:value-type="float" office:value="420030.88">
            <text:p>420.031</text:p>
          </table:table-cell>
          <table:table-cell office:value-type="float" office:value="8109.48">
            <text:p>8.109</text:p>
          </table:table-cell>
          <table:table-cell office:value-type="float" office:value="22282.22">
            <text:p>22.282</text:p>
          </table:table-cell>
          <table:table-cell office:value-type="float" office:value="5492.48">
            <text:p>5.492</text:p>
          </table:table-cell>
          <table:table-cell/>
          <table:table-cell office:value-type="float" office:value="12004.32">
            <text:p>12.004</text:p>
          </table:table-cell>
          <table:table-cell office:value-type="float" office:value="467919.38">
            <text:p>467.919</text:p>
          </table:table-cell>
          <table:table-cell office:value-type="float" office:value="467469.54">
            <text:p>467.470</text:p>
          </table:table-cell>
          <table:table-cell table:number-columns-repeated="3"/>
          <table:table-cell office:value-type="float" office:value="467469.54">
            <text:p>467.470</text:p>
          </table:table-cell>
          <table:table-cell table:number-columns-repeated="3"/>
          <table:table-cell office:value-type="float" office:value="467469.54">
            <text:p>467.470</text:p>
          </table:table-cell>
          <table:table-cell office:value-type="float" office:value="-488944.46">
            <text:p>-488.944</text:p>
          </table:table-cell>
          <table:table-cell office:value-type="float" office:value="34360.52">
            <text:p>34.361</text:p>
          </table:table-cell>
          <table:table-cell office:value-type="float" office:value="12885.6">
            <text:p>12.88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49.82">
            <text:p>-450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449.82">
            <text:p>-450</text:p>
          </table:table-cell>
          <table:table-cell office:value-type="float" office:value="424465.96">
            <text:p>424.466</text:p>
          </table:table-cell>
          <table:table-cell office:value-type="float" office:value="11868.01">
            <text:p>11.868</text:p>
          </table:table-cell>
          <table:table-cell office:value-type="float" office:value="22282.52">
            <text:p>22.283</text:p>
          </table:table-cell>
          <table:table-cell office:value-type="float" office:value="5492.46">
            <text:p>5.492</text:p>
          </table:table-cell>
          <table:table-cell/>
          <table:table-cell office:value-type="float" office:value="12046.44">
            <text:p>12.046</text:p>
          </table:table-cell>
          <table:table-cell office:value-type="float" office:value="476155.39">
            <text:p>476.155</text:p>
          </table:table-cell>
          <table:table-cell office:value-type="float" office:value="475705.57">
            <text:p>475.706</text:p>
          </table:table-cell>
          <table:table-cell table:number-columns-repeated="3"/>
          <table:table-cell office:value-type="float" office:value="475705.57">
            <text:p>475.706</text:p>
          </table:table-cell>
          <table:table-cell table:number-columns-repeated="3"/>
          <table:table-cell office:value-type="float" office:value="475705.57">
            <text:p>475.706</text:p>
          </table:table-cell>
          <table:table-cell office:value-type="float" office:value="-467271.74">
            <text:p>-467.272</text:p>
          </table:table-cell>
          <table:table-cell office:value-type="float" office:value="35238.34">
            <text:p>35.238</text:p>
          </table:table-cell>
          <table:table-cell office:value-type="float" office:value="43672.17">
            <text:p>43.67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49.84">
            <text:p>-450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449.84">
            <text:p>-450</text:p>
          </table:table-cell>
          <table:table-cell office:value-type="float" office:value="425755.83">
            <text:p>425.756</text:p>
          </table:table-cell>
          <table:table-cell office:value-type="float" office:value="11715.81">
            <text:p>11.716</text:p>
          </table:table-cell>
          <table:table-cell office:value-type="float" office:value="22282.52">
            <text:p>22.283</text:p>
          </table:table-cell>
          <table:table-cell office:value-type="float" office:value="5492.48">
            <text:p>5.492</text:p>
          </table:table-cell>
          <table:table-cell/>
          <table:table-cell office:value-type="float" office:value="12033">
            <text:p>12.033</text:p>
          </table:table-cell>
          <table:table-cell office:value-type="float" office:value="477279.64">
            <text:p>477.280</text:p>
          </table:table-cell>
          <table:table-cell office:value-type="float" office:value="476829.8">
            <text:p>476.830</text:p>
          </table:table-cell>
          <table:table-cell table:number-columns-repeated="3"/>
          <table:table-cell office:value-type="float" office:value="476829.8">
            <text:p>476.830</text:p>
          </table:table-cell>
          <table:table-cell table:number-columns-repeated="3"/>
          <table:table-cell office:value-type="float" office:value="476829.8">
            <text:p>476.830</text:p>
          </table:table-cell>
          <table:table-cell office:value-type="float" office:value="-467271.74">
            <text:p>-467.272</text:p>
          </table:table-cell>
          <table:table-cell office:value-type="float" office:value="34794.84">
            <text:p>34.795</text:p>
          </table:table-cell>
          <table:table-cell office:value-type="float" office:value="44352.9">
            <text:p>44.35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49.82">
            <text:p>-450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449.82">
            <text:p>-450</text:p>
          </table:table-cell>
          <table:table-cell office:value-type="float" office:value="426843.96">
            <text:p>426.844</text:p>
          </table:table-cell>
          <table:table-cell office:value-type="float" office:value="11697.81">
            <text:p>11.698</text:p>
          </table:table-cell>
          <table:table-cell office:value-type="float" office:value="22282.22">
            <text:p>22.282</text:p>
          </table:table-cell>
          <table:table-cell office:value-type="float" office:value="5491.09">
            <text:p>5.491</text:p>
          </table:table-cell>
          <table:table-cell/>
          <table:table-cell office:value-type="float" office:value="12033.6">
            <text:p>12.034</text:p>
          </table:table-cell>
          <table:table-cell office:value-type="float" office:value="478348.68">
            <text:p>478.349</text:p>
          </table:table-cell>
          <table:table-cell office:value-type="float" office:value="477898.86">
            <text:p>477.899</text:p>
          </table:table-cell>
          <table:table-cell table:number-columns-repeated="3"/>
          <table:table-cell office:value-type="float" office:value="477898.86">
            <text:p>477.899</text:p>
          </table:table-cell>
          <table:table-cell table:number-columns-repeated="3"/>
          <table:table-cell office:value-type="float" office:value="477898.86">
            <text:p>477.899</text:p>
          </table:table-cell>
          <table:table-cell office:value-type="float" office:value="-467271.74">
            <text:p>-467.272</text:p>
          </table:table-cell>
          <table:table-cell office:value-type="float" office:value="34965.09">
            <text:p>34.965</text:p>
          </table:table-cell>
          <table:table-cell office:value-type="float" office:value="45592.21">
            <text:p>45.59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5</text:p>
            <draw:g table:end-cell-address="Tabelle1.A115" table:end-x="0.41cm" table:end-y="0.016cm" draw:z-index="14" draw:name="SAPBEXq0001 U13C0F4E5B85E">
              <draw:custom-shape draw:name="SAPBEXq0001 U13C0F4E5B85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15" table:end-x="0.41cm" table:end-y="0.016cm" draw:z-index="135" draw:name="SAPBEXq0001 U13C0FC512E">
              <draw:custom-shape draw:name="SAPBEXq0001 U13C0FC512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C512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C512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rukturmanagemen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16" table:end-x="0.41cm" table:end-y="0.016cm" draw:z-index="136" draw:name="SAPBEXq0001 U13C0F4CFB0AF">
              <draw:custom-shape draw:name="SAPBEXq0001 U13C0F4CFB0A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73.82">
            <text:p>-474</text:p>
          </table:table-cell>
          <table:table-cell table:number-columns-repeated="3"/>
          <table:table-cell office:value-type="float" office:value="-40.54">
            <text:p>-41</text:p>
          </table:table-cell>
          <table:table-cell table:style-name="ce12" office:value-type="float" office:value="-10904.15">
            <text:p>-10.904</text:p>
          </table:table-cell>
          <table:table-cell/>
          <table:table-cell office:value-type="float" office:value="-11418.51">
            <text:p>-11.419</text:p>
          </table:table-cell>
          <table:table-cell office:value-type="float" office:value="721410.84">
            <text:p>721.411</text:p>
          </table:table-cell>
          <table:table-cell table:style-name="ce11"/>
          <table:table-cell office:value-type="float" office:value="7724.69">
            <text:p>7.725</text:p>
          </table:table-cell>
          <table:table-cell office:value-type="float" office:value="2456.03">
            <text:p>2.456</text:p>
          </table:table-cell>
          <table:table-cell/>
          <table:table-cell office:value-type="float" office:value="167.91">
            <text:p>168</text:p>
          </table:table-cell>
          <table:table-cell office:value-type="float" office:value="731759.47">
            <text:p>731.759</text:p>
          </table:table-cell>
          <table:table-cell office:value-type="float" office:value="720340.96">
            <text:p>720.341</text:p>
          </table:table-cell>
          <table:table-cell table:number-columns-repeated="3"/>
          <table:table-cell office:value-type="float" office:value="720340.96">
            <text:p>720.341</text:p>
          </table:table-cell>
          <table:table-cell table:number-columns-repeated="3"/>
          <table:table-cell office:value-type="float" office:value="720340.96">
            <text:p>720.341</text:p>
          </table:table-cell>
          <table:table-cell office:value-type="float" office:value="72.62">
            <text:p>73</text:p>
          </table:table-cell>
          <table:table-cell office:value-type="float" office:value="14255.15">
            <text:p>14.255</text:p>
          </table:table-cell>
          <table:table-cell office:value-type="float" office:value="734668.73">
            <text:p>734.66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51.9">
            <text:p>-52</text:p>
          </table:table-cell>
          <table:table-cell table:number-columns-repeated="3"/>
          <table:table-cell office:value-type="float" office:value="-20.4">
            <text:p>-20</text:p>
          </table:table-cell>
          <table:table-cell table:number-columns-repeated="2"/>
          <table:table-cell office:value-type="float" office:value="-72.3">
            <text:p>-72</text:p>
          </table:table-cell>
          <table:table-cell office:value-type="float" office:value="83379.16">
            <text:p>83.379</text:p>
          </table:table-cell>
          <table:table-cell office:value-type="float" office:value="2313.36">
            <text:p>2.313</text:p>
          </table:table-cell>
          <table:table-cell office:value-type="float" office:value="10043.77">
            <text:p>10.044</text:p>
          </table:table-cell>
          <table:table-cell office:value-type="float" office:value="271.65">
            <text:p>272</text:p>
          </table:table-cell>
          <table:table-cell/>
          <table:table-cell office:value-type="float" office:value="2060">
            <text:p>2.060</text:p>
          </table:table-cell>
          <table:table-cell office:value-type="float" office:value="98067.94">
            <text:p>98.068</text:p>
          </table:table-cell>
          <table:table-cell office:value-type="float" office:value="97995.64">
            <text:p>97.996</text:p>
          </table:table-cell>
          <table:table-cell table:number-columns-repeated="3"/>
          <table:table-cell office:value-type="float" office:value="97995.64">
            <text:p>97.996</text:p>
          </table:table-cell>
          <table:table-cell table:number-columns-repeated="3"/>
          <table:table-cell office:value-type="float" office:value="97995.64">
            <text:p>97.996</text:p>
          </table:table-cell>
          <table:table-cell office:value-type="float" office:value="-19.63">
            <text:p>-20</text:p>
          </table:table-cell>
          <table:table-cell office:value-type="float" office:value="15509.02">
            <text:p>15.509</text:p>
          </table:table-cell>
          <table:table-cell office:value-type="float" office:value="113485.03">
            <text:p>113.485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5" office:value-type="string">
            <text:p>1116</text:p>
            <draw:g table:end-cell-address="Tabelle1.A123" table:end-x="0.41cm" table:end-y="0.016cm" draw:z-index="15" draw:name="SAPBEXq0001 U13C0F4E5B85F">
              <draw:custom-shape draw:name="SAPBEXq0001 U13C0F4E5B85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23" table:end-x="0.41cm" table:end-y="0.016cm" draw:z-index="137" draw:name="SAPBEXq0001 U13C0F4CFB0AF">
              <draw:custom-shape draw:name="SAPBEXq0001 U13C0F4CFB0A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ersonalvertre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24" table:end-x="0.41cm" table:end-y="0.016cm" draw:z-index="138" draw:name="SAPBEXq0001 U13C0F4CFB0A10">
              <draw:custom-shape draw:name="SAPBEXq0001 U13C0F4CFB0A1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380.53">
            <text:p>-1.381</text:p>
          </table:table-cell>
          <table:table-cell table:number-columns-repeated="3"/>
          <table:table-cell office:value-type="float" office:value="-153.58">
            <text:p>-154</text:p>
          </table:table-cell>
          <table:table-cell table:style-name="ce12" office:value-type="float" office:value="-69578.37">
            <text:p>-69.578</text:p>
          </table:table-cell>
          <table:table-cell/>
          <table:table-cell office:value-type="float" office:value="-71112.48">
            <text:p>-71.112</text:p>
          </table:table-cell>
          <table:table-cell office:value-type="float" office:value="928359.82">
            <text:p>928.360</text:p>
          </table:table-cell>
          <table:table-cell office:value-type="float" office:value="157599.81">
            <text:p>157.600</text:p>
          </table:table-cell>
          <table:table-cell office:value-type="float" office:value="29291.35">
            <text:p>29.291</text:p>
          </table:table-cell>
          <table:table-cell office:value-type="float" office:value="9666.97">
            <text:p>9.667</text:p>
          </table:table-cell>
          <table:table-cell table:style-name="ce12" office:value-type="float" office:value="240">
            <text:p>240</text:p>
          </table:table-cell>
          <table:table-cell office:value-type="float" office:value="42921.25">
            <text:p>42.921</text:p>
          </table:table-cell>
          <table:table-cell office:value-type="float" office:value="1168079.2">
            <text:p>1.168.079</text:p>
          </table:table-cell>
          <table:table-cell office:value-type="float" office:value="1096966.72">
            <text:p>1.096.967</text:p>
          </table:table-cell>
          <table:table-cell table:number-columns-repeated="3"/>
          <table:table-cell office:value-type="float" office:value="1096966.72">
            <text:p>1.096.967</text:p>
          </table:table-cell>
          <table:table-cell table:number-columns-repeated="3"/>
          <table:table-cell office:value-type="float" office:value="1096966.72">
            <text:p>1.096.967</text:p>
          </table:table-cell>
          <table:table-cell office:value-type="float" office:value="-793079.76">
            <text:p>-793.080</text:p>
          </table:table-cell>
          <table:table-cell office:value-type="float" office:value="54808.96">
            <text:p>54.809</text:p>
          </table:table-cell>
          <table:table-cell office:value-type="float" office:value="358695.92">
            <text:p>358.69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78.31">
            <text:p>-78</text:p>
          </table:table-cell>
          <table:table-cell table:number-columns-repeated="3"/>
          <table:table-cell office:value-type="float" office:value="-81.48">
            <text:p>-81</text:p>
          </table:table-cell>
          <table:table-cell table:number-columns-repeated="2"/>
          <table:table-cell office:value-type="float" office:value="-159.79">
            <text:p>-160</text:p>
          </table:table-cell>
          <table:table-cell office:value-type="float" office:value="889827.76">
            <text:p>889.828</text:p>
          </table:table-cell>
          <table:table-cell office:value-type="float" office:value="51327.67">
            <text:p>51.328</text:p>
          </table:table-cell>
          <table:table-cell office:value-type="float" office:value="34373.78">
            <text:p>34.374</text:p>
          </table:table-cell>
          <table:table-cell office:value-type="float" office:value="1318.34">
            <text:p>1.318</text:p>
          </table:table-cell>
          <table:table-cell/>
          <table:table-cell office:value-type="float" office:value="47600">
            <text:p>47.600</text:p>
          </table:table-cell>
          <table:table-cell office:value-type="float" office:value="1024447.55">
            <text:p>1.024.448</text:p>
          </table:table-cell>
          <table:table-cell office:value-type="float" office:value="1024287.76">
            <text:p>1.024.288</text:p>
          </table:table-cell>
          <table:table-cell table:number-columns-repeated="3"/>
          <table:table-cell office:value-type="float" office:value="1024287.76">
            <text:p>1.024.288</text:p>
          </table:table-cell>
          <table:table-cell table:number-columns-repeated="3"/>
          <table:table-cell office:value-type="float" office:value="1024287.76">
            <text:p>1.024.288</text:p>
          </table:table-cell>
          <table:table-cell office:value-type="float" office:value="-1086973.09">
            <text:p>-1.086.973</text:p>
          </table:table-cell>
          <table:table-cell office:value-type="float" office:value="62685.33">
            <text:p>62.685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81.48">
            <text:p>-81</text:p>
          </table:table-cell>
          <table:table-cell table:number-columns-repeated="2"/>
          <table:table-cell office:value-type="float" office:value="-81.48">
            <text:p>-81</text:p>
          </table:table-cell>
          <table:table-cell office:value-type="float" office:value="973913.28">
            <text:p>973.913</text:p>
          </table:table-cell>
          <table:table-cell office:value-type="float" office:value="71073.24">
            <text:p>71.073</text:p>
          </table:table-cell>
          <table:table-cell office:value-type="float" office:value="34419.11">
            <text:p>34.419</text:p>
          </table:table-cell>
          <table:table-cell office:value-type="float" office:value="999">
            <text:p>999</text:p>
          </table:table-cell>
          <table:table-cell/>
          <table:table-cell office:value-type="float" office:value="47600">
            <text:p>47.600</text:p>
          </table:table-cell>
          <table:table-cell office:value-type="float" office:value="1128004.63">
            <text:p>1.128.005</text:p>
          </table:table-cell>
          <table:table-cell office:value-type="float" office:value="1127923.15">
            <text:p>1.127.923</text:p>
          </table:table-cell>
          <table:table-cell table:number-columns-repeated="3"/>
          <table:table-cell office:value-type="float" office:value="1127923.15">
            <text:p>1.127.923</text:p>
          </table:table-cell>
          <table:table-cell table:number-columns-repeated="3"/>
          <table:table-cell office:value-type="float" office:value="1127923.15">
            <text:p>1.127.923</text:p>
          </table:table-cell>
          <table:table-cell office:value-type="float" office:value="-1187841.64">
            <text:p>-1.187.842</text:p>
          </table:table-cell>
          <table:table-cell office:value-type="float" office:value="59918.49">
            <text:p>59.918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35.65">
            <text:p>-23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35.65">
            <text:p>-236</text:p>
          </table:table-cell>
          <table:table-cell office:value-type="float" office:value="977520.56">
            <text:p>977.521</text:p>
          </table:table-cell>
          <table:table-cell office:value-type="float" office:value="53190.28">
            <text:p>53.190</text:p>
          </table:table-cell>
          <table:table-cell office:value-type="float" office:value="34260.6">
            <text:p>34.261</text:p>
          </table:table-cell>
          <table:table-cell office:value-type="float" office:value="9756.98">
            <text:p>9.757</text:p>
          </table:table-cell>
          <table:table-cell/>
          <table:table-cell office:value-type="float" office:value="47633">
            <text:p>47.633</text:p>
          </table:table-cell>
          <table:table-cell office:value-type="float" office:value="1122361.42">
            <text:p>1.122.361</text:p>
          </table:table-cell>
          <table:table-cell office:value-type="float" office:value="1122125.77">
            <text:p>1.122.126</text:p>
          </table:table-cell>
          <table:table-cell table:number-columns-repeated="3"/>
          <table:table-cell office:value-type="float" office:value="1122125.77">
            <text:p>1.122.126</text:p>
          </table:table-cell>
          <table:table-cell table:number-columns-repeated="3"/>
          <table:table-cell office:value-type="float" office:value="1122125.77">
            <text:p>1.122.126</text:p>
          </table:table-cell>
          <table:table-cell office:value-type="float" office:value="-1182487.17">
            <text:p>-1.182.487</text:p>
          </table:table-cell>
          <table:table-cell office:value-type="float" office:value="60361.4">
            <text:p>60.361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35.65">
            <text:p>-23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35.65">
            <text:p>-236</text:p>
          </table:table-cell>
          <table:table-cell office:value-type="float" office:value="1005999.96">
            <text:p>1.006.000</text:p>
          </table:table-cell>
          <table:table-cell office:value-type="float" office:value="77854.08">
            <text:p>77.854</text:p>
          </table:table-cell>
          <table:table-cell office:value-type="float" office:value="34261.36">
            <text:p>34.261</text:p>
          </table:table-cell>
          <table:table-cell office:value-type="float" office:value="9757.97">
            <text:p>9.758</text:p>
          </table:table-cell>
          <table:table-cell/>
          <table:table-cell office:value-type="float" office:value="47952.56">
            <text:p>47.953</text:p>
          </table:table-cell>
          <table:table-cell office:value-type="float" office:value="1175825.93">
            <text:p>1.175.826</text:p>
          </table:table-cell>
          <table:table-cell office:value-type="float" office:value="1175590.28">
            <text:p>1.175.590</text:p>
          </table:table-cell>
          <table:table-cell table:number-columns-repeated="3"/>
          <table:table-cell office:value-type="float" office:value="1175590.28">
            <text:p>1.175.590</text:p>
          </table:table-cell>
          <table:table-cell table:number-columns-repeated="3"/>
          <table:table-cell office:value-type="float" office:value="1175590.28">
            <text:p>1.175.590</text:p>
          </table:table-cell>
          <table:table-cell office:value-type="float" office:value="-1236198.66">
            <text:p>-1.236.199</text:p>
          </table:table-cell>
          <table:table-cell office:value-type="float" office:value="60608.38">
            <text:p>60.608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35.65">
            <text:p>-23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35.65">
            <text:p>-236</text:p>
          </table:table-cell>
          <table:table-cell office:value-type="float" office:value="1014270.3">
            <text:p>1.014.270</text:p>
          </table:table-cell>
          <table:table-cell office:value-type="float" office:value="76930.28">
            <text:p>76.930</text:p>
          </table:table-cell>
          <table:table-cell office:value-type="float" office:value="34261.36">
            <text:p>34.261</text:p>
          </table:table-cell>
          <table:table-cell office:value-type="float" office:value="9757.98">
            <text:p>9.758</text:p>
          </table:table-cell>
          <table:table-cell/>
          <table:table-cell office:value-type="float" office:value="47850.8">
            <text:p>47.851</text:p>
          </table:table-cell>
          <table:table-cell office:value-type="float" office:value="1183070.72">
            <text:p>1.183.071</text:p>
          </table:table-cell>
          <table:table-cell office:value-type="float" office:value="1182835.07">
            <text:p>1.182.835</text:p>
          </table:table-cell>
          <table:table-cell table:number-columns-repeated="3"/>
          <table:table-cell office:value-type="float" office:value="1182835.07">
            <text:p>1.182.835</text:p>
          </table:table-cell>
          <table:table-cell table:number-columns-repeated="3"/>
          <table:table-cell office:value-type="float" office:value="1182835.07">
            <text:p>1.182.835</text:p>
          </table:table-cell>
          <table:table-cell office:value-type="float" office:value="-1243176.43">
            <text:p>-1.243.176</text:p>
          </table:table-cell>
          <table:table-cell office:value-type="float" office:value="60341.36">
            <text:p>60.341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35.65">
            <text:p>-23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35.65">
            <text:p>-236</text:p>
          </table:table-cell>
          <table:table-cell office:value-type="float" office:value="1021851.91">
            <text:p>1.021.852</text:p>
          </table:table-cell>
          <table:table-cell office:value-type="float" office:value="77192.18">
            <text:p>77.192</text:p>
          </table:table-cell>
          <table:table-cell office:value-type="float" office:value="34260.6">
            <text:p>34.261</text:p>
          </table:table-cell>
          <table:table-cell office:value-type="float" office:value="9757.97">
            <text:p>9.758</text:p>
          </table:table-cell>
          <table:table-cell/>
          <table:table-cell office:value-type="float" office:value="47856.44">
            <text:p>47.856</text:p>
          </table:table-cell>
          <table:table-cell office:value-type="float" office:value="1190919.1">
            <text:p>1.190.919</text:p>
          </table:table-cell>
          <table:table-cell office:value-type="float" office:value="1190683.45">
            <text:p>1.190.683</text:p>
          </table:table-cell>
          <table:table-cell table:number-columns-repeated="3"/>
          <table:table-cell office:value-type="float" office:value="1190683.45">
            <text:p>1.190.683</text:p>
          </table:table-cell>
          <table:table-cell table:number-columns-repeated="3"/>
          <table:table-cell office:value-type="float" office:value="1190683.45">
            <text:p>1.190.683</text:p>
          </table:table-cell>
          <table:table-cell office:value-type="float" office:value="-1251018.45">
            <text:p>-1.251.018</text:p>
          </table:table-cell>
          <table:table-cell office:value-type="float" office:value="60335">
            <text:p>60.335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5" office:value-type="string">
            <text:p>1117</text:p>
            <draw:g table:end-cell-address="Tabelle1.A131" table:end-x="0.41cm" table:end-y="0.016cm" draw:z-index="16" draw:name="SAPBEXq0001 U13C0F4E5B8510">
              <draw:custom-shape draw:name="SAPBEXq0001 U13C0F4E5B851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1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1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31" table:end-x="0.41cm" table:end-y="0.016cm" draw:z-index="139" draw:name="SAPBEXq0001 U13C0F4CFB0A10">
              <draw:custom-shape draw:name="SAPBEXq0001 U13C0F4CFB0A1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ertretung der Schwerbehinder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32" table:end-x="0.41cm" table:end-y="0.016cm" draw:z-index="140" draw:name="SAPBEXq0001 U13C0F4CFB0A11">
              <draw:custom-shape draw:name="SAPBEXq0001 U13C0F4CFB0A1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40.42">
            <text:p>-540</text:p>
          </table:table-cell>
          <table:table-cell table:number-columns-repeated="3"/>
          <table:table-cell table:style-name="ce11"/>
          <table:table-cell table:style-name="ce12" office:value-type="float" office:value="-19843.79">
            <text:p>-19.844</text:p>
          </table:table-cell>
          <table:table-cell/>
          <table:table-cell office:value-type="float" office:value="-20384.21">
            <text:p>-20.384</text:p>
          </table:table-cell>
          <table:table-cell office:value-type="float" office:value="160116.26">
            <text:p>160.116</text:p>
          </table:table-cell>
          <table:table-cell table:style-name="ce11"/>
          <table:table-cell office:value-type="float" office:value="3747">
            <text:p>3.747</text:p>
          </table:table-cell>
          <table:table-cell office:value-type="float" office:value="820.58">
            <text:p>821</text:p>
          </table:table-cell>
          <table:table-cell/>
          <table:table-cell office:value-type="float" office:value="22701.53">
            <text:p>22.702</text:p>
          </table:table-cell>
          <table:table-cell office:value-type="float" office:value="187385.37">
            <text:p>187.385</text:p>
          </table:table-cell>
          <table:table-cell office:value-type="float" office:value="167001.16">
            <text:p>167.001</text:p>
          </table:table-cell>
          <table:table-cell table:number-columns-repeated="3"/>
          <table:table-cell office:value-type="float" office:value="167001.16">
            <text:p>167.001</text:p>
          </table:table-cell>
          <table:table-cell table:number-columns-repeated="3"/>
          <table:table-cell office:value-type="float" office:value="167001.16">
            <text:p>167.001</text:p>
          </table:table-cell>
          <table:table-cell office:value-type="float" office:value="-195076.73">
            <text:p>-195.077</text:p>
          </table:table-cell>
          <table:table-cell office:value-type="float" office:value="14575.85">
            <text:p>14.576</text:p>
          </table:table-cell>
          <table:table-cell office:value-type="float" office:value="-13499.72">
            <text:p>-13.50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84.44">
            <text:p>-38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384.44">
            <text:p>-384</text:p>
          </table:table-cell>
          <table:table-cell office:value-type="float" office:value="167289.31">
            <text:p>167.289</text:p>
          </table:table-cell>
          <table:table-cell table:style-name="ce11"/>
          <table:table-cell office:value-type="float" office:value="6650">
            <text:p>6.650</text:p>
          </table:table-cell>
          <table:table-cell office:value-type="float" office:value="1263.6">
            <text:p>1.264</text:p>
          </table:table-cell>
          <table:table-cell/>
          <table:table-cell office:value-type="float" office:value="31100">
            <text:p>31.100</text:p>
          </table:table-cell>
          <table:table-cell office:value-type="float" office:value="206302.91">
            <text:p>206.303</text:p>
          </table:table-cell>
          <table:table-cell office:value-type="float" office:value="205918.47">
            <text:p>205.918</text:p>
          </table:table-cell>
          <table:table-cell table:number-columns-repeated="3"/>
          <table:table-cell office:value-type="float" office:value="205918.47">
            <text:p>205.918</text:p>
          </table:table-cell>
          <table:table-cell table:number-columns-repeated="3"/>
          <table:table-cell office:value-type="float" office:value="205918.47">
            <text:p>205.918</text:p>
          </table:table-cell>
          <table:table-cell office:value-type="float" office:value="-221439.27">
            <text:p>-221.439</text:p>
          </table:table-cell>
          <table:table-cell office:value-type="float" office:value="15520.8">
            <text:p>15.521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3"/>
          <table:table-cell office:value-type="float" office:value="171192.36">
            <text:p>171.192</text:p>
          </table:table-cell>
          <table:table-cell table:style-name="ce11"/>
          <table:table-cell office:value-type="float" office:value="6670.4">
            <text:p>6.670</text:p>
          </table:table-cell>
          <table:table-cell office:value-type="float" office:value="599">
            <text:p>599</text:p>
          </table:table-cell>
          <table:table-cell/>
          <table:table-cell office:value-type="float" office:value="25800">
            <text:p>25.800</text:p>
          </table:table-cell>
          <table:table-cell table:number-columns-repeated="2" office:value-type="float" office:value="204261.76">
            <text:p>204.262</text:p>
          </table:table-cell>
          <table:table-cell table:number-columns-repeated="3"/>
          <table:table-cell office:value-type="float" office:value="204261.76">
            <text:p>204.262</text:p>
          </table:table-cell>
          <table:table-cell table:number-columns-repeated="3"/>
          <table:table-cell office:value-type="float" office:value="204261.76">
            <text:p>204.262</text:p>
          </table:table-cell>
          <table:table-cell office:value-type="float" office:value="-218101.36">
            <text:p>-218.101</text:p>
          </table:table-cell>
          <table:table-cell office:value-type="float" office:value="13839.6">
            <text:p>13.840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84.44">
            <text:p>-38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384.44">
            <text:p>-384</text:p>
          </table:table-cell>
          <table:table-cell office:value-type="float" office:value="172694.76">
            <text:p>172.695</text:p>
          </table:table-cell>
          <table:table-cell table:style-name="ce11"/>
          <table:table-cell office:value-type="float" office:value="6670.55">
            <text:p>6.671</text:p>
          </table:table-cell>
          <table:table-cell office:value-type="float" office:value="1263.61">
            <text:p>1.264</text:p>
          </table:table-cell>
          <table:table-cell/>
          <table:table-cell office:value-type="float" office:value="47000">
            <text:p>47.000</text:p>
          </table:table-cell>
          <table:table-cell office:value-type="float" office:value="227628.92">
            <text:p>227.629</text:p>
          </table:table-cell>
          <table:table-cell office:value-type="float" office:value="227244.48">
            <text:p>227.244</text:p>
          </table:table-cell>
          <table:table-cell table:number-columns-repeated="3"/>
          <table:table-cell office:value-type="float" office:value="227244.48">
            <text:p>227.244</text:p>
          </table:table-cell>
          <table:table-cell table:number-columns-repeated="3"/>
          <table:table-cell office:value-type="float" office:value="227244.48">
            <text:p>227.244</text:p>
          </table:table-cell>
          <table:table-cell office:value-type="float" office:value="-241326.84">
            <text:p>-241.327</text:p>
          </table:table-cell>
          <table:table-cell office:value-type="float" office:value="14082.36">
            <text:p>14.082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84.42">
            <text:p>-38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384.42">
            <text:p>-384</text:p>
          </table:table-cell>
          <table:table-cell office:value-type="float" office:value="175195.96">
            <text:p>175.196</text:p>
          </table:table-cell>
          <table:table-cell table:style-name="ce11"/>
          <table:table-cell office:value-type="float" office:value="6670.63">
            <text:p>6.671</text:p>
          </table:table-cell>
          <table:table-cell office:value-type="float" office:value="1264.57">
            <text:p>1.265</text:p>
          </table:table-cell>
          <table:table-cell/>
          <table:table-cell office:value-type="float" office:value="47000">
            <text:p>47.000</text:p>
          </table:table-cell>
          <table:table-cell office:value-type="float" office:value="230131.16">
            <text:p>230.131</text:p>
          </table:table-cell>
          <table:table-cell office:value-type="float" office:value="229746.74">
            <text:p>229.747</text:p>
          </table:table-cell>
          <table:table-cell table:number-columns-repeated="3"/>
          <table:table-cell office:value-type="float" office:value="229746.74">
            <text:p>229.747</text:p>
          </table:table-cell>
          <table:table-cell table:number-columns-repeated="3"/>
          <table:table-cell office:value-type="float" office:value="229746.74">
            <text:p>229.747</text:p>
          </table:table-cell>
          <table:table-cell office:value-type="float" office:value="-243893.9">
            <text:p>-243.894</text:p>
          </table:table-cell>
          <table:table-cell office:value-type="float" office:value="14147.16">
            <text:p>14.147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70.86">
            <text:p>-371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370.86">
            <text:p>-371</text:p>
          </table:table-cell>
          <table:table-cell office:value-type="float" office:value="176997.4">
            <text:p>176.997</text:p>
          </table:table-cell>
          <table:table-cell table:style-name="ce11"/>
          <table:table-cell office:value-type="float" office:value="6670.63">
            <text:p>6.671</text:p>
          </table:table-cell>
          <table:table-cell office:value-type="float" office:value="1246.73">
            <text:p>1.247</text:p>
          </table:table-cell>
          <table:table-cell/>
          <table:table-cell office:value-type="float" office:value="47000">
            <text:p>47.000</text:p>
          </table:table-cell>
          <table:table-cell office:value-type="float" office:value="231914.76">
            <text:p>231.915</text:p>
          </table:table-cell>
          <table:table-cell office:value-type="float" office:value="231543.9">
            <text:p>231.544</text:p>
          </table:table-cell>
          <table:table-cell table:number-columns-repeated="3"/>
          <table:table-cell office:value-type="float" office:value="231543.9">
            <text:p>231.544</text:p>
          </table:table-cell>
          <table:table-cell table:number-columns-repeated="3"/>
          <table:table-cell office:value-type="float" office:value="231543.9">
            <text:p>231.544</text:p>
          </table:table-cell>
          <table:table-cell office:value-type="float" office:value="-245618.62">
            <text:p>-245.619</text:p>
          </table:table-cell>
          <table:table-cell office:value-type="float" office:value="14074.72">
            <text:p>14.075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55.21">
            <text:p>-255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55.21">
            <text:p>-255</text:p>
          </table:table-cell>
          <table:table-cell office:value-type="float" office:value="178397.64">
            <text:p>178.398</text:p>
          </table:table-cell>
          <table:table-cell table:style-name="ce11"/>
          <table:table-cell office:value-type="float" office:value="6670.55">
            <text:p>6.671</text:p>
          </table:table-cell>
          <table:table-cell office:value-type="float" office:value="1088.7">
            <text:p>1.089</text:p>
          </table:table-cell>
          <table:table-cell/>
          <table:table-cell office:value-type="float" office:value="47000">
            <text:p>47.000</text:p>
          </table:table-cell>
          <table:table-cell office:value-type="float" office:value="233156.89">
            <text:p>233.157</text:p>
          </table:table-cell>
          <table:table-cell office:value-type="float" office:value="232901.68">
            <text:p>232.902</text:p>
          </table:table-cell>
          <table:table-cell table:number-columns-repeated="3"/>
          <table:table-cell office:value-type="float" office:value="232901.68">
            <text:p>232.902</text:p>
          </table:table-cell>
          <table:table-cell table:number-columns-repeated="3"/>
          <table:table-cell office:value-type="float" office:value="232901.68">
            <text:p>232.902</text:p>
          </table:table-cell>
          <table:table-cell office:value-type="float" office:value="-246973.84">
            <text:p>-246.974</text:p>
          </table:table-cell>
          <table:table-cell office:value-type="float" office:value="14072.16">
            <text:p>14.072</text:p>
          </table:table-cell>
          <table:table-cell table:style-name="ce11"/>
          <table:table-cell table:number-columns-repeated="994"/>
        </table:table-row>
        <table:table-row table:style-name="ro1">
          <table:table-cell table:style-name="ce5" office:value-type="string">
            <text:p>1118</text:p>
            <draw:g table:end-cell-address="Tabelle1.A139" table:end-x="0.41cm" table:end-y="0.016cm" draw:z-index="17" draw:name="SAPBEXq0001 U13C0F4E5B8511">
              <draw:custom-shape draw:name="SAPBEXq0001 U13C0F4E5B851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1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1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39" table:end-x="0.41cm" table:end-y="0.016cm" draw:z-index="141" draw:name="SAPBEXq0001 U13C0F4CFB0A11">
              <draw:custom-shape draw:name="SAPBEXq0001 U13C0F4CFB0A1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lanungs- u. Baumanagemen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40" table:end-x="0.41cm" table:end-y="0.016cm" draw:z-index="142" draw:name="SAPBEXq0001 U13C0F4CFB0A12">
              <draw:custom-shape draw:name="SAPBEXq0001 U13C0F4CFB0A1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53.6">
            <text:p>-154</text:p>
          </table:table-cell>
          <table:table-cell table:number-columns-repeated="3"/>
          <table:table-cell office:value-type="float" office:value="-80.48">
            <text:p>-80</text:p>
          </table:table-cell>
          <table:table-cell table:style-name="ce12" office:value-type="float" office:value="-31339.47">
            <text:p>-31.339</text:p>
          </table:table-cell>
          <table:table-cell/>
          <table:table-cell office:value-type="float" office:value="-31573.55">
            <text:p>-31.574</text:p>
          </table:table-cell>
          <table:table-cell office:value-type="float" office:value="246723.91">
            <text:p>246.724</text:p>
          </table:table-cell>
          <table:table-cell office:value-type="float" office:value="59686.37">
            <text:p>59.686</text:p>
          </table:table-cell>
          <table:table-cell office:value-type="float" office:value="11035.16">
            <text:p>11.035</text:p>
          </table:table-cell>
          <table:table-cell office:value-type="float" office:value="3012.54">
            <text:p>3.013</text:p>
          </table:table-cell>
          <table:table-cell/>
          <table:table-cell office:value-type="float" office:value="35836.25">
            <text:p>35.836</text:p>
          </table:table-cell>
          <table:table-cell office:value-type="float" office:value="356294.23">
            <text:p>356.294</text:p>
          </table:table-cell>
          <table:table-cell office:value-type="float" office:value="324720.68">
            <text:p>324.721</text:p>
          </table:table-cell>
          <table:table-cell table:number-columns-repeated="3"/>
          <table:table-cell office:value-type="float" office:value="324720.68">
            <text:p>324.721</text:p>
          </table:table-cell>
          <table:table-cell table:number-columns-repeated="3"/>
          <table:table-cell office:value-type="float" office:value="324720.68">
            <text:p>324.721</text:p>
          </table:table-cell>
          <table:table-cell office:value-type="float" office:value="-275150.24">
            <text:p>-275.150</text:p>
          </table:table-cell>
          <table:table-cell office:value-type="float" office:value="30781.73">
            <text:p>30.782</text:p>
          </table:table-cell>
          <table:table-cell office:value-type="float" office:value="80352.17">
            <text:p>80.35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61.2">
            <text:p>-61</text:p>
          </table:table-cell>
          <table:table-cell table:number-columns-repeated="2"/>
          <table:table-cell office:value-type="float" office:value="-61.2">
            <text:p>-61</text:p>
          </table:table-cell>
          <table:table-cell office:value-type="float" office:value="195493.93">
            <text:p>195.494</text:p>
          </table:table-cell>
          <table:table-cell office:value-type="float" office:value="22835.81">
            <text:p>22.836</text:p>
          </table:table-cell>
          <table:table-cell office:value-type="float" office:value="12200">
            <text:p>12.200</text:p>
          </table:table-cell>
          <table:table-cell office:value-type="float" office:value="153.6">
            <text:p>154</text:p>
          </table:table-cell>
          <table:table-cell/>
          <table:table-cell office:value-type="float" office:value="46400">
            <text:p>46.400</text:p>
          </table:table-cell>
          <table:table-cell office:value-type="float" office:value="277083.34">
            <text:p>277.083</text:p>
          </table:table-cell>
          <table:table-cell office:value-type="float" office:value="277022.14">
            <text:p>277.022</text:p>
          </table:table-cell>
          <table:table-cell table:number-columns-repeated="3"/>
          <table:table-cell office:value-type="float" office:value="277022.14">
            <text:p>277.022</text:p>
          </table:table-cell>
          <table:table-cell table:number-columns-repeated="3"/>
          <table:table-cell office:value-type="float" office:value="277022.14">
            <text:p>277.022</text:p>
          </table:table-cell>
          <table:table-cell office:value-type="float" office:value="-230781.8">
            <text:p>-230.782</text:p>
          </table:table-cell>
          <table:table-cell office:value-type="float" office:value="37242.54">
            <text:p>37.243</text:p>
          </table:table-cell>
          <table:table-cell office:value-type="float" office:value="83482.88">
            <text:p>83.48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61.08">
            <text:p>-61</text:p>
          </table:table-cell>
          <table:table-cell table:number-columns-repeated="2"/>
          <table:table-cell office:value-type="float" office:value="-61.08">
            <text:p>-61</text:p>
          </table:table-cell>
          <table:table-cell office:value-type="float" office:value="148254.92">
            <text:p>148.255</text:p>
          </table:table-cell>
          <table:table-cell office:value-type="float" office:value="34790.76">
            <text:p>34.791</text:p>
          </table:table-cell>
          <table:table-cell office:value-type="float" office:value="12259.84">
            <text:p>12.260</text:p>
          </table:table-cell>
          <table:table-cell table:style-name="ce11"/>
          <table:table-cell/>
          <table:table-cell office:value-type="float" office:value="46400">
            <text:p>46.400</text:p>
          </table:table-cell>
          <table:table-cell office:value-type="float" office:value="241705.52">
            <text:p>241.706</text:p>
          </table:table-cell>
          <table:table-cell office:value-type="float" office:value="241644.44">
            <text:p>241.644</text:p>
          </table:table-cell>
          <table:table-cell table:number-columns-repeated="3"/>
          <table:table-cell office:value-type="float" office:value="241644.44">
            <text:p>241.644</text:p>
          </table:table-cell>
          <table:table-cell table:number-columns-repeated="3"/>
          <table:table-cell office:value-type="float" office:value="241644.44">
            <text:p>241.644</text:p>
          </table:table-cell>
          <table:table-cell office:value-type="float" office:value="-221661.84">
            <text:p>-221.662</text:p>
          </table:table-cell>
          <table:table-cell office:value-type="float" office:value="33659.3">
            <text:p>33.659</text:p>
          </table:table-cell>
          <table:table-cell office:value-type="float" office:value="53641.9">
            <text:p>53.64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431953.6">
            <text:p>-8.431.95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431953.6">
            <text:p>-8.431.954</text:p>
          </table:table-cell>
          <table:table-cell office:value-type="float" office:value="459423.76">
            <text:p>459.424</text:p>
          </table:table-cell>
          <table:table-cell office:value-type="float" office:value="60103.8">
            <text:p>60.104</text:p>
          </table:table-cell>
          <table:table-cell office:value-type="float" office:value="10922134.28">
            <text:p>10.922.134</text:p>
          </table:table-cell>
          <table:table-cell office:value-type="float" office:value="3330.24">
            <text:p>3.330</text:p>
          </table:table-cell>
          <table:table-cell/>
          <table:table-cell office:value-type="float" office:value="53869.48">
            <text:p>53.869</text:p>
          </table:table-cell>
          <table:table-cell office:value-type="float" office:value="11498861.56">
            <text:p>11.498.862</text:p>
          </table:table-cell>
          <table:table-cell office:value-type="float" office:value="3066907.96">
            <text:p>3.066.908</text:p>
          </table:table-cell>
          <table:table-cell table:number-columns-repeated="3"/>
          <table:table-cell office:value-type="float" office:value="3066907.96">
            <text:p>3.066.908</text:p>
          </table:table-cell>
          <table:table-cell table:number-columns-repeated="3"/>
          <table:table-cell office:value-type="float" office:value="3066907.96">
            <text:p>3.066.908</text:p>
          </table:table-cell>
          <table:table-cell office:value-type="float" office:value="-291795.56">
            <text:p>-291.796</text:p>
          </table:table-cell>
          <table:table-cell office:value-type="float" office:value="349906.88">
            <text:p>349.907</text:p>
          </table:table-cell>
          <table:table-cell office:value-type="float" office:value="3125019.28">
            <text:p>3.125.019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441753.6">
            <text:p>-1.441.75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441753.6">
            <text:p>-1.441.754</text:p>
          </table:table-cell>
          <table:table-cell office:value-type="float" office:value="430604.12">
            <text:p>430.604</text:p>
          </table:table-cell>
          <table:table-cell office:value-type="float" office:value="75657.68">
            <text:p>75.658</text:p>
          </table:table-cell>
          <table:table-cell office:value-type="float" office:value="4947534.5">
            <text:p>4.947.535</text:p>
          </table:table-cell>
          <table:table-cell office:value-type="float" office:value="3330.24">
            <text:p>3.330</text:p>
          </table:table-cell>
          <table:table-cell/>
          <table:table-cell office:value-type="float" office:value="54154.84">
            <text:p>54.155</text:p>
          </table:table-cell>
          <table:table-cell office:value-type="float" office:value="5511281.38">
            <text:p>5.511.281</text:p>
          </table:table-cell>
          <table:table-cell office:value-type="float" office:value="4069527.78">
            <text:p>4.069.528</text:p>
          </table:table-cell>
          <table:table-cell table:number-columns-repeated="3"/>
          <table:table-cell office:value-type="float" office:value="4069527.78">
            <text:p>4.069.528</text:p>
          </table:table-cell>
          <table:table-cell table:number-columns-repeated="3"/>
          <table:table-cell office:value-type="float" office:value="4069527.78">
            <text:p>4.069.528</text:p>
          </table:table-cell>
          <table:table-cell office:value-type="float" office:value="-282764.68">
            <text:p>-282.765</text:p>
          </table:table-cell>
          <table:table-cell office:value-type="float" office:value="116397.68">
            <text:p>116.398</text:p>
          </table:table-cell>
          <table:table-cell office:value-type="float" office:value="3903160.78">
            <text:p>3.903.16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53.6">
            <text:p>-15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3.6">
            <text:p>-154</text:p>
          </table:table-cell>
          <table:table-cell office:value-type="float" office:value="394846.96">
            <text:p>394.847</text:p>
          </table:table-cell>
          <table:table-cell office:value-type="float" office:value="67267.44">
            <text:p>67.267</text:p>
          </table:table-cell>
          <table:table-cell office:value-type="float" office:value="2384934.5">
            <text:p>2.384.935</text:p>
          </table:table-cell>
          <table:table-cell office:value-type="float" office:value="3330.24">
            <text:p>3.330</text:p>
          </table:table-cell>
          <table:table-cell/>
          <table:table-cell office:value-type="float" office:value="54032.32">
            <text:p>54.032</text:p>
          </table:table-cell>
          <table:table-cell office:value-type="float" office:value="2904411.46">
            <text:p>2.904.411</text:p>
          </table:table-cell>
          <table:table-cell office:value-type="float" office:value="2904257.86">
            <text:p>2.904.258</text:p>
          </table:table-cell>
          <table:table-cell table:number-columns-repeated="3"/>
          <table:table-cell office:value-type="float" office:value="2904257.86">
            <text:p>2.904.258</text:p>
          </table:table-cell>
          <table:table-cell table:number-columns-repeated="3"/>
          <table:table-cell office:value-type="float" office:value="2904257.86">
            <text:p>2.904.258</text:p>
          </table:table-cell>
          <table:table-cell office:value-type="float" office:value="-275794.2">
            <text:p>-275.794</text:p>
          </table:table-cell>
          <table:table-cell office:value-type="float" office:value="59981.4">
            <text:p>59.981</text:p>
          </table:table-cell>
          <table:table-cell office:value-type="float" office:value="2688445.06">
            <text:p>2.688.44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53.6">
            <text:p>-15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3.6">
            <text:p>-154</text:p>
          </table:table-cell>
          <table:table-cell office:value-type="float" office:value="382949.46">
            <text:p>382.949</text:p>
          </table:table-cell>
          <table:table-cell office:value-type="float" office:value="64901.73">
            <text:p>64.902</text:p>
          </table:table-cell>
          <table:table-cell office:value-type="float" office:value="34934.28">
            <text:p>34.934</text:p>
          </table:table-cell>
          <table:table-cell office:value-type="float" office:value="3329.59">
            <text:p>3.330</text:p>
          </table:table-cell>
          <table:table-cell/>
          <table:table-cell office:value-type="float" office:value="54026.68">
            <text:p>54.027</text:p>
          </table:table-cell>
          <table:table-cell office:value-type="float" office:value="540141.74">
            <text:p>540.142</text:p>
          </table:table-cell>
          <table:table-cell office:value-type="float" office:value="539988.14">
            <text:p>539.988</text:p>
          </table:table-cell>
          <table:table-cell table:number-columns-repeated="3"/>
          <table:table-cell office:value-type="float" office:value="539988.14">
            <text:p>539.988</text:p>
          </table:table-cell>
          <table:table-cell table:number-columns-repeated="3"/>
          <table:table-cell office:value-type="float" office:value="539988.14">
            <text:p>539.988</text:p>
          </table:table-cell>
          <table:table-cell office:value-type="float" office:value="-273166.08">
            <text:p>-273.166</text:p>
          </table:table-cell>
          <table:table-cell office:value-type="float" office:value="59747.96">
            <text:p>59.748</text:p>
          </table:table-cell>
          <table:table-cell office:value-type="float" office:value="326570.02">
            <text:p>326.57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19</text:p>
            <draw:g table:end-cell-address="Tabelle1.A147" table:end-x="0.41cm" table:end-y="0.016cm" draw:z-index="18" draw:name="SAPBEXq0001 U13C0F4E5B8512">
              <draw:custom-shape draw:name="SAPBEXq0001 U13C0F4E5B851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1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1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47" table:end-x="0.41cm" table:end-y="0.016cm" draw:z-index="143" draw:name="SAPBEXq0001 U13C0F4CFB0A12">
              <draw:custom-shape draw:name="SAPBEXq0001 U13C0F4CFB0A1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rbeitsschutz,-medizin,Gesundh.i.Betrieb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48" table:end-x="0.41cm" table:end-y="0.016cm" draw:z-index="144" draw:name="SAPBEXq0001 U13C0F4CFB0A13">
              <draw:custom-shape draw:name="SAPBEXq0001 U13C0F4CFB0A1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3689.85">
            <text:p>-23.690</text:p>
          </table:table-cell>
          <table:table-cell table:style-name="ce12" office:value-type="float" office:value="-4822.39">
            <text:p>-4.822</text:p>
          </table:table-cell>
          <table:table-cell/>
          <table:table-cell office:value-type="float" office:value="-28512.24">
            <text:p>-28.512</text:p>
          </table:table-cell>
          <table:table-cell office:value-type="float" office:value="350858.67">
            <text:p>350.859</text:p>
          </table:table-cell>
          <table:table-cell table:style-name="ce11"/>
          <table:table-cell office:value-type="float" office:value="26031.32">
            <text:p>26.031</text:p>
          </table:table-cell>
          <table:table-cell office:value-type="float" office:value="5780.72">
            <text:p>5.781</text:p>
          </table:table-cell>
          <table:table-cell/>
          <table:table-cell office:value-type="float" office:value="13179.2">
            <text:p>13.179</text:p>
          </table:table-cell>
          <table:table-cell office:value-type="float" office:value="395849.91">
            <text:p>395.850</text:p>
          </table:table-cell>
          <table:table-cell office:value-type="float" office:value="367337.67">
            <text:p>367.338</text:p>
          </table:table-cell>
          <table:table-cell table:number-columns-repeated="3"/>
          <table:table-cell office:value-type="float" office:value="367337.67">
            <text:p>367.338</text:p>
          </table:table-cell>
          <table:table-cell table:number-columns-repeated="3"/>
          <table:table-cell office:value-type="float" office:value="367337.67">
            <text:p>367.338</text:p>
          </table:table-cell>
          <table:table-cell office:value-type="float" office:value="-372969.93">
            <text:p>-372.970</text:p>
          </table:table-cell>
          <table:table-cell office:value-type="float" office:value="20159.94">
            <text:p>20.160</text:p>
          </table:table-cell>
          <table:table-cell office:value-type="float" office:value="14527.68">
            <text:p>14.52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5700">
            <text:p>-25.700</text:p>
          </table:table-cell>
          <table:table-cell table:number-columns-repeated="2"/>
          <table:table-cell office:value-type="float" office:value="-25700">
            <text:p>-25.700</text:p>
          </table:table-cell>
          <table:table-cell office:value-type="float" office:value="364211.91">
            <text:p>364.212</text:p>
          </table:table-cell>
          <table:table-cell table:style-name="ce11"/>
          <table:table-cell office:value-type="float" office:value="26490.4">
            <text:p>26.490</text:p>
          </table:table-cell>
          <table:table-cell table:style-name="ce11"/>
          <table:table-cell/>
          <table:table-cell office:value-type="float" office:value="14350">
            <text:p>14.350</text:p>
          </table:table-cell>
          <table:table-cell office:value-type="float" office:value="405052.31">
            <text:p>405.052</text:p>
          </table:table-cell>
          <table:table-cell office:value-type="float" office:value="379352.31">
            <text:p>379.352</text:p>
          </table:table-cell>
          <table:table-cell table:number-columns-repeated="3"/>
          <table:table-cell office:value-type="float" office:value="379352.31">
            <text:p>379.352</text:p>
          </table:table-cell>
          <table:table-cell table:number-columns-repeated="3"/>
          <table:table-cell office:value-type="float" office:value="379352.31">
            <text:p>379.352</text:p>
          </table:table-cell>
          <table:table-cell office:value-type="float" office:value="-416717.49">
            <text:p>-416.717</text:p>
          </table:table-cell>
          <table:table-cell office:value-type="float" office:value="37365.18">
            <text:p>37.365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78040.8">
            <text:p>-78.041</text:p>
          </table:table-cell>
          <table:table-cell table:number-columns-repeated="2"/>
          <table:table-cell office:value-type="float" office:value="-78040.8">
            <text:p>-78.041</text:p>
          </table:table-cell>
          <table:table-cell office:value-type="float" office:value="830759.44">
            <text:p>830.759</text:p>
          </table:table-cell>
          <table:table-cell office:value-type="float" office:value="43680.6">
            <text:p>43.681</text:p>
          </table:table-cell>
          <table:table-cell office:value-type="float" office:value="37934.16">
            <text:p>37.934</text:p>
          </table:table-cell>
          <table:table-cell office:value-type="float" office:value="499">
            <text:p>499</text:p>
          </table:table-cell>
          <table:table-cell/>
          <table:table-cell office:value-type="float" office:value="52380">
            <text:p>52.380</text:p>
          </table:table-cell>
          <table:table-cell office:value-type="float" office:value="965253.2">
            <text:p>965.253</text:p>
          </table:table-cell>
          <table:table-cell office:value-type="float" office:value="887212.4">
            <text:p>887.212</text:p>
          </table:table-cell>
          <table:table-cell table:number-columns-repeated="3"/>
          <table:table-cell office:value-type="float" office:value="887212.4">
            <text:p>887.212</text:p>
          </table:table-cell>
          <table:table-cell table:number-columns-repeated="3"/>
          <table:table-cell office:value-type="float" office:value="887212.4">
            <text:p>887.212</text:p>
          </table:table-cell>
          <table:table-cell office:value-type="float" office:value="-951587.74">
            <text:p>-951.588</text:p>
          </table:table-cell>
          <table:table-cell office:value-type="float" office:value="64375.34">
            <text:p>64.375</text:p>
          </table:table-cell>
          <table:table-cell table:style-name="ce11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78000">
            <text:p>-78.000</text:p>
          </table:table-cell>
          <table:table-cell table:number-columns-repeated="2"/>
          <table:table-cell office:value-type="float" office:value="-78000">
            <text:p>-78.000</text:p>
          </table:table-cell>
          <table:table-cell office:value-type="float" office:value="837599.42">
            <text:p>837.599</text:p>
          </table:table-cell>
          <table:table-cell office:value-type="float" office:value="32794.04">
            <text:p>32.794</text:p>
          </table:table-cell>
          <table:table-cell office:value-type="float" office:value="37935.22">
            <text:p>37.935</text:p>
          </table:table-cell>
          <table:table-cell office:value-type="float" office:value="6920.48">
            <text:p>6.920</text:p>
          </table:table-cell>
          <table:table-cell/>
          <table:table-cell office:value-type="float" office:value="52401.24">
            <text:p>52.401</text:p>
          </table:table-cell>
          <table:table-cell office:value-type="float" office:value="967650.4">
            <text:p>967.650</text:p>
          </table:table-cell>
          <table:table-cell office:value-type="float" office:value="889650.4">
            <text:p>889.650</text:p>
          </table:table-cell>
          <table:table-cell table:number-columns-repeated="3"/>
          <table:table-cell office:value-type="float" office:value="889650.4">
            <text:p>889.650</text:p>
          </table:table-cell>
          <table:table-cell table:number-columns-repeated="3"/>
          <table:table-cell office:value-type="float" office:value="889650.4">
            <text:p>889.650</text:p>
          </table:table-cell>
          <table:table-cell office:value-type="float" office:value="-953423.86">
            <text:p>-953.424</text:p>
          </table:table-cell>
          <table:table-cell office:value-type="float" office:value="63773.42">
            <text:p>63.773</text:p>
          </table:table-cell>
          <table:table-cell office:value-type="float" office:value="-0.04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78000">
            <text:p>-78.000</text:p>
          </table:table-cell>
          <table:table-cell table:number-columns-repeated="2"/>
          <table:table-cell office:value-type="float" office:value="-78000">
            <text:p>-78.000</text:p>
          </table:table-cell>
          <table:table-cell office:value-type="float" office:value="860754.36">
            <text:p>860.754</text:p>
          </table:table-cell>
          <table:table-cell office:value-type="float" office:value="48216.84">
            <text:p>48.217</text:p>
          </table:table-cell>
          <table:table-cell office:value-type="float" office:value="37935.75">
            <text:p>37.936</text:p>
          </table:table-cell>
          <table:table-cell office:value-type="float" office:value="7171.48">
            <text:p>7.171</text:p>
          </table:table-cell>
          <table:table-cell/>
          <table:table-cell office:value-type="float" office:value="52607.28">
            <text:p>52.607</text:p>
          </table:table-cell>
          <table:table-cell office:value-type="float" office:value="1006685.71">
            <text:p>1.006.686</text:p>
          </table:table-cell>
          <table:table-cell office:value-type="float" office:value="928685.71">
            <text:p>928.686</text:p>
          </table:table-cell>
          <table:table-cell table:number-columns-repeated="3"/>
          <table:table-cell office:value-type="float" office:value="928685.71">
            <text:p>928.686</text:p>
          </table:table-cell>
          <table:table-cell table:number-columns-repeated="3"/>
          <table:table-cell office:value-type="float" office:value="928685.71">
            <text:p>928.686</text:p>
          </table:table-cell>
          <table:table-cell office:value-type="float" office:value="-992697.77">
            <text:p>-992.698</text:p>
          </table:table-cell>
          <table:table-cell office:value-type="float" office:value="64012.1">
            <text:p>64.012</text:p>
          </table:table-cell>
          <table:table-cell office:value-type="float" office:value="0.04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78000">
            <text:p>-78.000</text:p>
          </table:table-cell>
          <table:table-cell table:number-columns-repeated="2"/>
          <table:table-cell office:value-type="float" office:value="-78000">
            <text:p>-78.000</text:p>
          </table:table-cell>
          <table:table-cell office:value-type="float" office:value="871223.4">
            <text:p>871.223</text:p>
          </table:table-cell>
          <table:table-cell office:value-type="float" office:value="47910.64">
            <text:p>47.911</text:p>
          </table:table-cell>
          <table:table-cell office:value-type="float" office:value="37935.75">
            <text:p>37.936</text:p>
          </table:table-cell>
          <table:table-cell office:value-type="float" office:value="7171.48">
            <text:p>7.171</text:p>
          </table:table-cell>
          <table:table-cell/>
          <table:table-cell office:value-type="float" office:value="52542.84">
            <text:p>52.543</text:p>
          </table:table-cell>
          <table:table-cell office:value-type="float" office:value="1016784.11">
            <text:p>1.016.784</text:p>
          </table:table-cell>
          <table:table-cell office:value-type="float" office:value="938784.11">
            <text:p>938.784</text:p>
          </table:table-cell>
          <table:table-cell table:number-columns-repeated="3"/>
          <table:table-cell office:value-type="float" office:value="938784.11">
            <text:p>938.784</text:p>
          </table:table-cell>
          <table:table-cell table:number-columns-repeated="3"/>
          <table:table-cell office:value-type="float" office:value="938784.11">
            <text:p>938.784</text:p>
          </table:table-cell>
          <table:table-cell office:value-type="float" office:value="-1002555.89">
            <text:p>-1.002.556</text:p>
          </table:table-cell>
          <table:table-cell office:value-type="float" office:value="63771.86">
            <text:p>63.772</text:p>
          </table:table-cell>
          <table:table-cell office:value-type="float" office:value="0.08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78000">
            <text:p>-78.000</text:p>
          </table:table-cell>
          <table:table-cell table:number-columns-repeated="2"/>
          <table:table-cell office:value-type="float" office:value="-78000">
            <text:p>-78.000</text:p>
          </table:table-cell>
          <table:table-cell office:value-type="float" office:value="881616.56">
            <text:p>881.617</text:p>
          </table:table-cell>
          <table:table-cell office:value-type="float" office:value="48422.11">
            <text:p>48.422</text:p>
          </table:table-cell>
          <table:table-cell office:value-type="float" office:value="37935.22">
            <text:p>37.935</text:p>
          </table:table-cell>
          <table:table-cell office:value-type="float" office:value="7171.48">
            <text:p>7.171</text:p>
          </table:table-cell>
          <table:table-cell/>
          <table:table-cell office:value-type="float" office:value="52547.64">
            <text:p>52.548</text:p>
          </table:table-cell>
          <table:table-cell office:value-type="float" office:value="1027693.01">
            <text:p>1.027.693</text:p>
          </table:table-cell>
          <table:table-cell office:value-type="float" office:value="949693.01">
            <text:p>949.693</text:p>
          </table:table-cell>
          <table:table-cell table:number-columns-repeated="3"/>
          <table:table-cell office:value-type="float" office:value="949693.01">
            <text:p>949.693</text:p>
          </table:table-cell>
          <table:table-cell table:number-columns-repeated="3"/>
          <table:table-cell office:value-type="float" office:value="949693.01">
            <text:p>949.693</text:p>
          </table:table-cell>
          <table:table-cell office:value-type="float" office:value="-1013464.19">
            <text:p>-1.013.464</text:p>
          </table:table-cell>
          <table:table-cell office:value-type="float" office:value="63771.26">
            <text:p>63.771</text:p>
          </table:table-cell>
          <table:table-cell office:value-type="float" office:value="0.08">
            <text:p>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0</text:p>
            <draw:g table:end-cell-address="Tabelle1.A155" table:end-x="0.41cm" table:end-y="0.016cm" draw:z-index="19" draw:name="SAPBEXq0001 U13C0F4E5B8513">
              <draw:custom-shape draw:name="SAPBEXq0001 U13C0F4E5B851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1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1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55" table:end-x="0.41cm" table:end-y="0.016cm" draw:z-index="145" draw:name="SAPBEXq0001 U13C0F4CFB0A13">
              <draw:custom-shape draw:name="SAPBEXq0001 U13C0F4CFB0A1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Information, Beratung, Service Amt 33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56" table:end-x="0.41cm" table:end-y="0.016cm" draw:z-index="146" draw:name="SAPBEXq0001 U13C0F4CFB0A14">
              <draw:custom-shape draw:name="SAPBEXq0001 U13C0F4CFB0A1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96.36">
            <text:p>-296</text:p>
          </table:table-cell>
          <table:table-cell/>
          <table:table-cell table:style-name="ce12" office:value-type="float" office:value="-2235.4">
            <text:p>-2.235</text:p>
          </table:table-cell>
          <table:table-cell table:style-name="ce12" office:value-type="float" office:value="-7353">
            <text:p>-7.353</text:p>
          </table:table-cell>
          <table:table-cell office:value-type="float" office:value="-43.55">
            <text:p>-44</text:p>
          </table:table-cell>
          <table:table-cell table:style-name="ce12" office:value-type="float" office:value="-16415.57">
            <text:p>-16.416</text:p>
          </table:table-cell>
          <table:table-cell/>
          <table:table-cell office:value-type="float" office:value="-26343.88">
            <text:p>-26.344</text:p>
          </table:table-cell>
          <table:table-cell office:value-type="float" office:value="154041.16">
            <text:p>154.041</text:p>
          </table:table-cell>
          <table:table-cell office:value-type="float" office:value="35196.01">
            <text:p>35.196</text:p>
          </table:table-cell>
          <table:table-cell office:value-type="float" office:value="29880.3">
            <text:p>29.880</text:p>
          </table:table-cell>
          <table:table-cell office:value-type="float" office:value="9985.39">
            <text:p>9.985</text:p>
          </table:table-cell>
          <table:table-cell/>
          <table:table-cell office:value-type="float" office:value="17295.3">
            <text:p>17.295</text:p>
          </table:table-cell>
          <table:table-cell office:value-type="float" office:value="246398.16">
            <text:p>246.398</text:p>
          </table:table-cell>
          <table:table-cell office:value-type="float" office:value="220054.28">
            <text:p>220.054</text:p>
          </table:table-cell>
          <table:table-cell table:number-columns-repeated="3"/>
          <table:table-cell office:value-type="float" office:value="220054.28">
            <text:p>220.054</text:p>
          </table:table-cell>
          <table:table-cell table:style-name="ce12" office:value-type="float" office:value="-21.84">
            <text:p>-22</text:p>
          </table:table-cell>
          <table:table-cell table:style-name="ce12" office:value-type="float" office:value="56.66">
            <text:p>57</text:p>
          </table:table-cell>
          <table:table-cell table:style-name="ce13" office:value-type="float" office:value="34.82">
            <text:p>35</text:p>
          </table:table-cell>
          <table:table-cell office:value-type="float" office:value="220089.1">
            <text:p>220.089</text:p>
          </table:table-cell>
          <table:table-cell table:style-name="ce11"/>
          <table:table-cell office:value-type="float" office:value="46093.59">
            <text:p>46.094</text:p>
          </table:table-cell>
          <table:table-cell office:value-type="float" office:value="266182.69">
            <text:p>266.18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13.76">
            <text:p>-114</text:p>
          </table:table-cell>
          <table:table-cell table:number-columns-repeated="2"/>
          <table:table-cell table:style-name="ce12" office:value-type="float" office:value="-10200">
            <text:p>-10.200</text:p>
          </table:table-cell>
          <table:table-cell office:value-type="float" office:value="-21.84">
            <text:p>-2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0435.6">
            <text:p>-10.436</text:p>
          </table:table-cell>
          <table:table-cell office:value-type="float" office:value="488224.41">
            <text:p>488.224</text:p>
          </table:table-cell>
          <table:table-cell office:value-type="float" office:value="11749.08">
            <text:p>11.749</text:p>
          </table:table-cell>
          <table:table-cell office:value-type="float" office:value="29692.72">
            <text:p>29.693</text:p>
          </table:table-cell>
          <table:table-cell office:value-type="float" office:value="4118.58">
            <text:p>4.119</text:p>
          </table:table-cell>
          <table:table-cell/>
          <table:table-cell office:value-type="float" office:value="16506.88">
            <text:p>16.507</text:p>
          </table:table-cell>
          <table:table-cell office:value-type="float" office:value="550291.67">
            <text:p>550.292</text:p>
          </table:table-cell>
          <table:table-cell office:value-type="float" office:value="539856.07">
            <text:p>539.856</text:p>
          </table:table-cell>
          <table:table-cell table:number-columns-repeated="3"/>
          <table:table-cell office:value-type="float" office:value="539856.07">
            <text:p>539.856</text:p>
          </table:table-cell>
          <table:table-cell table:number-columns-repeated="3"/>
          <table:table-cell office:value-type="float" office:value="539856.07">
            <text:p>539.856</text:p>
          </table:table-cell>
          <table:table-cell table:style-name="ce11"/>
          <table:table-cell office:value-type="float" office:value="54741.34">
            <text:p>54.741</text:p>
          </table:table-cell>
          <table:table-cell office:value-type="float" office:value="594597.41">
            <text:p>594.59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200">
            <text:p>-10.200</text:p>
          </table:table-cell>
          <table:table-cell office:value-type="float" office:value="-21.72">
            <text:p>-2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0321.72">
            <text:p>-10.322</text:p>
          </table:table-cell>
          <table:table-cell office:value-type="float" office:value="538182.38">
            <text:p>538.182</text:p>
          </table:table-cell>
          <table:table-cell office:value-type="float" office:value="15514.56">
            <text:p>15.515</text:p>
          </table:table-cell>
          <table:table-cell office:value-type="float" office:value="39721.96">
            <text:p>39.722</text:p>
          </table:table-cell>
          <table:table-cell office:value-type="float" office:value="224.1">
            <text:p>224</text:p>
          </table:table-cell>
          <table:table-cell/>
          <table:table-cell office:value-type="float" office:value="19060.96">
            <text:p>19.061</text:p>
          </table:table-cell>
          <table:table-cell office:value-type="float" office:value="612703.96">
            <text:p>612.704</text:p>
          </table:table-cell>
          <table:table-cell office:value-type="float" office:value="602382.24">
            <text:p>602.382</text:p>
          </table:table-cell>
          <table:table-cell table:number-columns-repeated="3"/>
          <table:table-cell office:value-type="float" office:value="602382.24">
            <text:p>602.382</text:p>
          </table:table-cell>
          <table:table-cell table:number-columns-repeated="3"/>
          <table:table-cell office:value-type="float" office:value="602382.24">
            <text:p>602.382</text:p>
          </table:table-cell>
          <table:table-cell table:style-name="ce11"/>
          <table:table-cell office:value-type="float" office:value="56348.61">
            <text:p>56.349</text:p>
          </table:table-cell>
          <table:table-cell office:value-type="float" office:value="658730.85">
            <text:p>658.73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33.86">
            <text:p>-134</text:p>
          </table:table-cell>
          <table:table-cell table:number-columns-repeated="2"/>
          <table:table-cell table:style-name="ce12" office:value-type="float" office:value="-8000">
            <text:p>-8.0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233.86">
            <text:p>-8.234</text:p>
          </table:table-cell>
          <table:table-cell office:value-type="float" office:value="381865.8">
            <text:p>381.866</text:p>
          </table:table-cell>
          <table:table-cell office:value-type="float" office:value="7273.2">
            <text:p>7.273</text:p>
          </table:table-cell>
          <table:table-cell office:value-type="float" office:value="26095">
            <text:p>26.095</text:p>
          </table:table-cell>
          <table:table-cell office:value-type="float" office:value="6443.98">
            <text:p>6.444</text:p>
          </table:table-cell>
          <table:table-cell/>
          <table:table-cell office:value-type="float" office:value="12470.68">
            <text:p>12.471</text:p>
          </table:table-cell>
          <table:table-cell office:value-type="float" office:value="434148.66">
            <text:p>434.149</text:p>
          </table:table-cell>
          <table:table-cell office:value-type="float" office:value="425914.8">
            <text:p>425.915</text:p>
          </table:table-cell>
          <table:table-cell table:number-columns-repeated="3"/>
          <table:table-cell office:value-type="float" office:value="425914.8">
            <text:p>425.915</text:p>
          </table:table-cell>
          <table:table-cell table:number-columns-repeated="3"/>
          <table:table-cell office:value-type="float" office:value="425914.8">
            <text:p>425.915</text:p>
          </table:table-cell>
          <table:table-cell table:style-name="ce11"/>
          <table:table-cell office:value-type="float" office:value="31278.55">
            <text:p>31.279</text:p>
          </table:table-cell>
          <table:table-cell office:value-type="float" office:value="457193.35">
            <text:p>457.19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24.84">
            <text:p>-125</text:p>
          </table:table-cell>
          <table:table-cell table:number-columns-repeated="2"/>
          <table:table-cell table:style-name="ce12" office:value-type="float" office:value="-8000">
            <text:p>-8.0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224.84">
            <text:p>-8.225</text:p>
          </table:table-cell>
          <table:table-cell office:value-type="float" office:value="388729.86">
            <text:p>388.730</text:p>
          </table:table-cell>
          <table:table-cell office:value-type="float" office:value="10642.68">
            <text:p>10.643</text:p>
          </table:table-cell>
          <table:table-cell office:value-type="float" office:value="26095">
            <text:p>26.095</text:p>
          </table:table-cell>
          <table:table-cell office:value-type="float" office:value="6434.92">
            <text:p>6.435</text:p>
          </table:table-cell>
          <table:table-cell/>
          <table:table-cell office:value-type="float" office:value="12512.72">
            <text:p>12.513</text:p>
          </table:table-cell>
          <table:table-cell office:value-type="float" office:value="444415.18">
            <text:p>444.415</text:p>
          </table:table-cell>
          <table:table-cell office:value-type="float" office:value="436190.34">
            <text:p>436.190</text:p>
          </table:table-cell>
          <table:table-cell table:number-columns-repeated="3"/>
          <table:table-cell office:value-type="float" office:value="436190.34">
            <text:p>436.190</text:p>
          </table:table-cell>
          <table:table-cell table:number-columns-repeated="3"/>
          <table:table-cell office:value-type="float" office:value="436190.34">
            <text:p>436.190</text:p>
          </table:table-cell>
          <table:table-cell table:style-name="ce11"/>
          <table:table-cell office:value-type="float" office:value="32034.04">
            <text:p>32.034</text:p>
          </table:table-cell>
          <table:table-cell office:value-type="float" office:value="468224.38">
            <text:p>468.22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0.96">
            <text:p>-31</text:p>
          </table:table-cell>
          <table:table-cell table:number-columns-repeated="2"/>
          <table:table-cell table:style-name="ce12" office:value-type="float" office:value="-8000">
            <text:p>-8.0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130.96">
            <text:p>-8.131</text:p>
          </table:table-cell>
          <table:table-cell office:value-type="float" office:value="392263.24">
            <text:p>392.263</text:p>
          </table:table-cell>
          <table:table-cell office:value-type="float" office:value="10514.16">
            <text:p>10.514</text:p>
          </table:table-cell>
          <table:table-cell office:value-type="float" office:value="26095">
            <text:p>26.095</text:p>
          </table:table-cell>
          <table:table-cell office:value-type="float" office:value="4430.66">
            <text:p>4.431</text:p>
          </table:table-cell>
          <table:table-cell/>
          <table:table-cell office:value-type="float" office:value="12499.28">
            <text:p>12.499</text:p>
          </table:table-cell>
          <table:table-cell office:value-type="float" office:value="445802.34">
            <text:p>445.802</text:p>
          </table:table-cell>
          <table:table-cell office:value-type="float" office:value="437671.38">
            <text:p>437.671</text:p>
          </table:table-cell>
          <table:table-cell table:number-columns-repeated="3"/>
          <table:table-cell office:value-type="float" office:value="437671.38">
            <text:p>437.671</text:p>
          </table:table-cell>
          <table:table-cell table:number-columns-repeated="3"/>
          <table:table-cell office:value-type="float" office:value="437671.38">
            <text:p>437.671</text:p>
          </table:table-cell>
          <table:table-cell table:style-name="ce11"/>
          <table:table-cell office:value-type="float" office:value="31776.95">
            <text:p>31.777</text:p>
          </table:table-cell>
          <table:table-cell office:value-type="float" office:value="469448.33">
            <text:p>469.44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7.09">
            <text:p>-27</text:p>
          </table:table-cell>
          <table:table-cell table:number-columns-repeated="2"/>
          <table:table-cell table:style-name="ce12" office:value-type="float" office:value="-8000">
            <text:p>-8.0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127.09">
            <text:p>-8.127</text:p>
          </table:table-cell>
          <table:table-cell office:value-type="float" office:value="393853.68">
            <text:p>393.854</text:p>
          </table:table-cell>
          <table:table-cell office:value-type="float" office:value="10544.88">
            <text:p>10.545</text:p>
          </table:table-cell>
          <table:table-cell office:value-type="float" office:value="26095">
            <text:p>26.095</text:p>
          </table:table-cell>
          <table:table-cell office:value-type="float" office:value="4425.68">
            <text:p>4.426</text:p>
          </table:table-cell>
          <table:table-cell/>
          <table:table-cell office:value-type="float" office:value="12500">
            <text:p>12.500</text:p>
          </table:table-cell>
          <table:table-cell office:value-type="float" office:value="447419.24">
            <text:p>447.419</text:p>
          </table:table-cell>
          <table:table-cell office:value-type="float" office:value="439292.15">
            <text:p>439.292</text:p>
          </table:table-cell>
          <table:table-cell table:number-columns-repeated="3"/>
          <table:table-cell office:value-type="float" office:value="439292.15">
            <text:p>439.292</text:p>
          </table:table-cell>
          <table:table-cell table:number-columns-repeated="3"/>
          <table:table-cell office:value-type="float" office:value="439292.15">
            <text:p>439.292</text:p>
          </table:table-cell>
          <table:table-cell table:style-name="ce11"/>
          <table:table-cell office:value-type="float" office:value="31957.77">
            <text:p>31.958</text:p>
          </table:table-cell>
          <table:table-cell office:value-type="float" office:value="471249.92">
            <text:p>471.25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1</text:p>
            <draw:g table:end-cell-address="Tabelle1.A163" table:end-x="0.41cm" table:end-y="0.016cm" draw:z-index="20" draw:name="SAPBEXq0001 U13C0F4E5B8514">
              <draw:custom-shape draw:name="SAPBEXq0001 U13C0F4E5B851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51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51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63" table:end-x="0.41cm" table:end-y="0.016cm" draw:z-index="147" draw:name="SAPBEXq0001 U13C0F4CFB0A14">
              <draw:custom-shape draw:name="SAPBEXq0001 U13C0F4CFB0A1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Mitt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64" table:end-x="0.41cm" table:end-y="0.016cm" draw:z-index="148" draw:name="SAPBEXq0001 U13C0F4CFB0A15">
              <draw:custom-shape draw:name="SAPBEXq0001 U13C0F4CFB0A1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03.53">
            <text:p>-304</text:p>
          </table:table-cell>
          <table:table-cell table:number-columns-repeated="3"/>
          <table:table-cell office:value-type="float" office:value="-38.42">
            <text:p>-38</text:p>
          </table:table-cell>
          <table:table-cell table:style-name="ce12" office:value-type="float" office:value="-56611.83">
            <text:p>-56.612</text:p>
          </table:table-cell>
          <table:table-cell/>
          <table:table-cell office:value-type="float" office:value="-56953.78">
            <text:p>-56.954</text:p>
          </table:table-cell>
          <table:table-cell office:value-type="float" office:value="116631.99">
            <text:p>116.632</text:p>
          </table:table-cell>
          <table:table-cell office:value-type="float" office:value="47406.4">
            <text:p>47.406</text:p>
          </table:table-cell>
          <table:table-cell office:value-type="float" office:value="15879.91">
            <text:p>15.880</text:p>
          </table:table-cell>
          <table:table-cell office:value-type="float" office:value="3295.23">
            <text:p>3.295</text:p>
          </table:table-cell>
          <table:table-cell table:style-name="ce12" office:value-type="float" office:value="13957.93">
            <text:p>13.958</text:p>
          </table:table-cell>
          <table:table-cell office:value-type="float" office:value="11588.16">
            <text:p>11.588</text:p>
          </table:table-cell>
          <table:table-cell office:value-type="float" office:value="208759.62">
            <text:p>208.760</text:p>
          </table:table-cell>
          <table:table-cell office:value-type="float" office:value="151805.84">
            <text:p>151.806</text:p>
          </table:table-cell>
          <table:table-cell table:number-columns-repeated="3"/>
          <table:table-cell office:value-type="float" office:value="151805.84">
            <text:p>151.806</text:p>
          </table:table-cell>
          <table:table-cell table:number-columns-repeated="3"/>
          <table:table-cell office:value-type="float" office:value="151805.84">
            <text:p>151.806</text:p>
          </table:table-cell>
          <table:table-cell table:style-name="ce11"/>
          <table:table-cell office:value-type="float" office:value="15858.86">
            <text:p>15.859</text:p>
          </table:table-cell>
          <table:table-cell office:value-type="float" office:value="167664.7">
            <text:p>167.66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20.4">
            <text:p>-20</text:p>
          </table:table-cell>
          <table:table-cell table:number-columns-repeated="2"/>
          <table:table-cell office:value-type="float" office:value="-120.4">
            <text:p>-120</text:p>
          </table:table-cell>
          <table:table-cell office:value-type="float" office:value="108541.88">
            <text:p>108.542</text:p>
          </table:table-cell>
          <table:table-cell office:value-type="float" office:value="14850.51">
            <text:p>14.851</text:p>
          </table:table-cell>
          <table:table-cell office:value-type="float" office:value="207514.87">
            <text:p>207.515</text:p>
          </table:table-cell>
          <table:table-cell table:style-name="ce11"/>
          <table:table-cell table:style-name="ce12" office:value-type="float" office:value="57200">
            <text:p>57.200</text:p>
          </table:table-cell>
          <table:table-cell office:value-type="float" office:value="10900">
            <text:p>10.900</text:p>
          </table:table-cell>
          <table:table-cell office:value-type="float" office:value="399007.26">
            <text:p>399.007</text:p>
          </table:table-cell>
          <table:table-cell office:value-type="float" office:value="398886.86">
            <text:p>398.887</text:p>
          </table:table-cell>
          <table:table-cell table:number-columns-repeated="3"/>
          <table:table-cell office:value-type="float" office:value="398886.86">
            <text:p>398.887</text:p>
          </table:table-cell>
          <table:table-cell table:number-columns-repeated="3"/>
          <table:table-cell office:value-type="float" office:value="398886.86">
            <text:p>398.887</text:p>
          </table:table-cell>
          <table:table-cell table:style-name="ce11"/>
          <table:table-cell office:value-type="float" office:value="18006.23">
            <text:p>18.006</text:p>
          </table:table-cell>
          <table:table-cell office:value-type="float" office:value="416893.09">
            <text:p>416.89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17.64">
            <text:p>-18</text:p>
          </table:table-cell>
          <table:table-cell table:number-columns-repeated="2"/>
          <table:table-cell office:value-type="float" office:value="-117.64">
            <text:p>-118</text:p>
          </table:table-cell>
          <table:table-cell office:value-type="float" office:value="97462.56">
            <text:p>97.463</text:p>
          </table:table-cell>
          <table:table-cell office:value-type="float" office:value="17859.71">
            <text:p>17.860</text:p>
          </table:table-cell>
          <table:table-cell office:value-type="float" office:value="118497.29">
            <text:p>118.497</text:p>
          </table:table-cell>
          <table:table-cell table:style-name="ce11"/>
          <table:table-cell table:style-name="ce12" office:value-type="float" office:value="57100">
            <text:p>57.100</text:p>
          </table:table-cell>
          <table:table-cell office:value-type="float" office:value="9833.92">
            <text:p>9.834</text:p>
          </table:table-cell>
          <table:table-cell office:value-type="float" office:value="300753.48">
            <text:p>300.753</text:p>
          </table:table-cell>
          <table:table-cell office:value-type="float" office:value="300635.84">
            <text:p>300.636</text:p>
          </table:table-cell>
          <table:table-cell table:number-columns-repeated="3"/>
          <table:table-cell office:value-type="float" office:value="300635.84">
            <text:p>300.636</text:p>
          </table:table-cell>
          <table:table-cell table:number-columns-repeated="3"/>
          <table:table-cell office:value-type="float" office:value="300635.84">
            <text:p>300.636</text:p>
          </table:table-cell>
          <table:table-cell office:value-type="float" office:value="-1233.27">
            <text:p>-1.233</text:p>
          </table:table-cell>
          <table:table-cell office:value-type="float" office:value="17411.74">
            <text:p>17.412</text:p>
          </table:table-cell>
          <table:table-cell office:value-type="float" office:value="316814.31">
            <text:p>316.81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100">
            <text:p>-100</text:p>
          </table:table-cell>
          <table:table-cell office:value-type="float" office:value="99696.07">
            <text:p>99.696</text:p>
          </table:table-cell>
          <table:table-cell office:value-type="float" office:value="13719.24">
            <text:p>13.719</text:p>
          </table:table-cell>
          <table:table-cell office:value-type="float" office:value="882515.38">
            <text:p>882.515</text:p>
          </table:table-cell>
          <table:table-cell office:value-type="float" office:value="2948.52">
            <text:p>2.949</text:p>
          </table:table-cell>
          <table:table-cell table:style-name="ce12" office:value-type="float" office:value="57000">
            <text:p>57.000</text:p>
          </table:table-cell>
          <table:table-cell office:value-type="float" office:value="10019.8">
            <text:p>10.020</text:p>
          </table:table-cell>
          <table:table-cell office:value-type="float" office:value="1065899.01">
            <text:p>1.065.899</text:p>
          </table:table-cell>
          <table:table-cell office:value-type="float" office:value="1065799.01">
            <text:p>1.065.799</text:p>
          </table:table-cell>
          <table:table-cell table:number-columns-repeated="3"/>
          <table:table-cell office:value-type="float" office:value="1065799.01">
            <text:p>1.065.799</text:p>
          </table:table-cell>
          <table:table-cell table:number-columns-repeated="3"/>
          <table:table-cell office:value-type="float" office:value="1065799.01">
            <text:p>1.065.799</text:p>
          </table:table-cell>
          <table:table-cell office:value-type="float" office:value="-936.72">
            <text:p>-937</text:p>
          </table:table-cell>
          <table:table-cell office:value-type="float" office:value="38140.64">
            <text:p>38.141</text:p>
          </table:table-cell>
          <table:table-cell office:value-type="float" office:value="1103002.93">
            <text:p>1.103.00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100">
            <text:p>-100</text:p>
          </table:table-cell>
          <table:table-cell office:value-type="float" office:value="104920.51">
            <text:p>104.921</text:p>
          </table:table-cell>
          <table:table-cell office:value-type="float" office:value="20057.52">
            <text:p>20.058</text:p>
          </table:table-cell>
          <table:table-cell office:value-type="float" office:value="1034915.65">
            <text:p>1.034.916</text:p>
          </table:table-cell>
          <table:table-cell office:value-type="float" office:value="2948.52">
            <text:p>2.949</text:p>
          </table:table-cell>
          <table:table-cell table:style-name="ce12" office:value-type="float" office:value="57000">
            <text:p>57.000</text:p>
          </table:table-cell>
          <table:table-cell office:value-type="float" office:value="10104.52">
            <text:p>10.105</text:p>
          </table:table-cell>
          <table:table-cell office:value-type="float" office:value="1229946.72">
            <text:p>1.229.947</text:p>
          </table:table-cell>
          <table:table-cell office:value-type="float" office:value="1229846.72">
            <text:p>1.229.847</text:p>
          </table:table-cell>
          <table:table-cell table:number-columns-repeated="3"/>
          <table:table-cell office:value-type="float" office:value="1229846.72">
            <text:p>1.229.847</text:p>
          </table:table-cell>
          <table:table-cell table:number-columns-repeated="3"/>
          <table:table-cell office:value-type="float" office:value="1229846.72">
            <text:p>1.229.847</text:p>
          </table:table-cell>
          <table:table-cell office:value-type="float" office:value="-942.6">
            <text:p>-943</text:p>
          </table:table-cell>
          <table:table-cell office:value-type="float" office:value="43777.56">
            <text:p>43.778</text:p>
          </table:table-cell>
          <table:table-cell office:value-type="float" office:value="1272681.68">
            <text:p>1.272.68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100">
            <text:p>-100</text:p>
          </table:table-cell>
          <table:table-cell office:value-type="float" office:value="105275.87">
            <text:p>105.276</text:p>
          </table:table-cell>
          <table:table-cell office:value-type="float" office:value="19808.52">
            <text:p>19.809</text:p>
          </table:table-cell>
          <table:table-cell office:value-type="float" office:value="1034915.65">
            <text:p>1.034.916</text:p>
          </table:table-cell>
          <table:table-cell office:value-type="float" office:value="2948.52">
            <text:p>2.949</text:p>
          </table:table-cell>
          <table:table-cell table:style-name="ce12" office:value-type="float" office:value="57000">
            <text:p>57.000</text:p>
          </table:table-cell>
          <table:table-cell office:value-type="float" office:value="10077.52">
            <text:p>10.078</text:p>
          </table:table-cell>
          <table:table-cell office:value-type="float" office:value="1230026.08">
            <text:p>1.230.026</text:p>
          </table:table-cell>
          <table:table-cell office:value-type="float" office:value="1229926.08">
            <text:p>1.229.926</text:p>
          </table:table-cell>
          <table:table-cell table:number-columns-repeated="3"/>
          <table:table-cell office:value-type="float" office:value="1229926.08">
            <text:p>1.229.926</text:p>
          </table:table-cell>
          <table:table-cell table:number-columns-repeated="3"/>
          <table:table-cell office:value-type="float" office:value="1229926.08">
            <text:p>1.229.926</text:p>
          </table:table-cell>
          <table:table-cell office:value-type="float" office:value="-936.84">
            <text:p>-937</text:p>
          </table:table-cell>
          <table:table-cell office:value-type="float" office:value="43158.32">
            <text:p>43.158</text:p>
          </table:table-cell>
          <table:table-cell office:value-type="float" office:value="1272147.56">
            <text:p>1.272.14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100">
            <text:p>-100</text:p>
          </table:table-cell>
          <table:table-cell office:value-type="float" office:value="106286.47">
            <text:p>106.286</text:p>
          </table:table-cell>
          <table:table-cell office:value-type="float" office:value="19920.33">
            <text:p>19.920</text:p>
          </table:table-cell>
          <table:table-cell office:value-type="float" office:value="1034915.38">
            <text:p>1.034.915</text:p>
          </table:table-cell>
          <table:table-cell office:value-type="float" office:value="2948.52">
            <text:p>2.949</text:p>
          </table:table-cell>
          <table:table-cell table:style-name="ce12" office:value-type="float" office:value="57000">
            <text:p>57.000</text:p>
          </table:table-cell>
          <table:table-cell office:value-type="float" office:value="10079.08">
            <text:p>10.079</text:p>
          </table:table-cell>
          <table:table-cell office:value-type="float" office:value="1231149.78">
            <text:p>1.231.150</text:p>
          </table:table-cell>
          <table:table-cell office:value-type="float" office:value="1231049.78">
            <text:p>1.231.050</text:p>
          </table:table-cell>
          <table:table-cell table:number-columns-repeated="3"/>
          <table:table-cell office:value-type="float" office:value="1231049.78">
            <text:p>1.231.050</text:p>
          </table:table-cell>
          <table:table-cell table:number-columns-repeated="3"/>
          <table:table-cell office:value-type="float" office:value="1231049.78">
            <text:p>1.231.050</text:p>
          </table:table-cell>
          <table:table-cell office:value-type="float" office:value="-936.84">
            <text:p>-937</text:p>
          </table:table-cell>
          <table:table-cell office:value-type="float" office:value="43549.16">
            <text:p>43.549</text:p>
          </table:table-cell>
          <table:table-cell office:value-type="float" office:value="1273662.1">
            <text:p>1.273.66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2</text:p>
            <draw:g table:end-cell-address="Tabelle1.A171" table:end-x="0.41cm" table:end-y="0.016cm" draw:z-index="21" draw:name="SAPBEXq0001 U13C0F4E5B8715">
              <draw:custom-shape draw:name="SAPBEXq0001 U13C0F4E5B871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71" table:end-x="0.41cm" table:end-y="0.016cm" draw:z-index="149" draw:name="SAPBEXq0001 U13C0F4CFB0A15">
              <draw:custom-shape draw:name="SAPBEXq0001 U13C0F4CFB0A1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A1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A1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Wattenscheid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72" table:end-x="0.41cm" table:end-y="0.016cm" draw:z-index="150" draw:name="SAPBEXq0001 U13C0F4CFB0C16">
              <draw:custom-shape draw:name="SAPBEXq0001 U13C0F4CFB0C1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146.66">
            <text:p>-1.147</text:p>
          </table:table-cell>
          <table:table-cell table:number-columns-repeated="2"/>
          <table:table-cell table:style-name="ce12" office:value-type="float" office:value="-833">
            <text:p>-833</text:p>
          </table:table-cell>
          <table:table-cell office:value-type="float" office:value="-73.22">
            <text:p>-73</text:p>
          </table:table-cell>
          <table:table-cell table:style-name="ce12" office:value-type="float" office:value="-43079.26">
            <text:p>-43.079</text:p>
          </table:table-cell>
          <table:table-cell/>
          <table:table-cell office:value-type="float" office:value="-45132.14">
            <text:p>-45.132</text:p>
          </table:table-cell>
          <table:table-cell office:value-type="float" office:value="1069621.17">
            <text:p>1.069.621</text:p>
          </table:table-cell>
          <table:table-cell office:value-type="float" office:value="96142.09">
            <text:p>96.142</text:p>
          </table:table-cell>
          <table:table-cell office:value-type="float" office:value="105882.89">
            <text:p>105.883</text:p>
          </table:table-cell>
          <table:table-cell office:value-type="float" office:value="36056.52">
            <text:p>36.057</text:p>
          </table:table-cell>
          <table:table-cell table:style-name="ce12" office:value-type="float" office:value="20765">
            <text:p>20.765</text:p>
          </table:table-cell>
          <table:table-cell office:value-type="float" office:value="22227.86">
            <text:p>22.228</text:p>
          </table:table-cell>
          <table:table-cell office:value-type="float" office:value="1350695.53">
            <text:p>1.350.696</text:p>
          </table:table-cell>
          <table:table-cell office:value-type="float" office:value="1305563.39">
            <text:p>1.305.563</text:p>
          </table:table-cell>
          <table:table-cell table:number-columns-repeated="3"/>
          <table:table-cell office:value-type="float" office:value="1305563.39">
            <text:p>1.305.563</text:p>
          </table:table-cell>
          <table:table-cell table:style-name="ce12" office:value-type="float" office:value="136.74">
            <text:p>137</text:p>
          </table:table-cell>
          <table:table-cell table:style-name="ce12" office:value-type="float" office:value="-288.57">
            <text:p>-289</text:p>
          </table:table-cell>
          <table:table-cell table:style-name="ce13" office:value-type="float" office:value="-151.83">
            <text:p>-152</text:p>
          </table:table-cell>
          <table:table-cell office:value-type="float" office:value="1305411.56">
            <text:p>1.305.412</text:p>
          </table:table-cell>
          <table:table-cell office:value-type="float" office:value="-161894.91">
            <text:p>-161.895</text:p>
          </table:table-cell>
          <table:table-cell office:value-type="float" office:value="208299.74">
            <text:p>208.300</text:p>
          </table:table-cell>
          <table:table-cell office:value-type="float" office:value="1351816.39">
            <text:p>1.351.81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49.9">
            <text:p>-250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39.84">
            <text:p>-40</text:p>
          </table:table-cell>
          <table:table-cell table:number-columns-repeated="2"/>
          <table:table-cell office:value-type="float" office:value="-389.74">
            <text:p>-390</text:p>
          </table:table-cell>
          <table:table-cell office:value-type="float" office:value="419415.42">
            <text:p>419.415</text:p>
          </table:table-cell>
          <table:table-cell office:value-type="float" office:value="30649.16">
            <text:p>30.649</text:p>
          </table:table-cell>
          <table:table-cell office:value-type="float" office:value="129231.04">
            <text:p>129.231</text:p>
          </table:table-cell>
          <table:table-cell office:value-type="float" office:value="715.02">
            <text:p>715</text:p>
          </table:table-cell>
          <table:table-cell table:style-name="ce12" office:value-type="float" office:value="42600">
            <text:p>42.600</text:p>
          </table:table-cell>
          <table:table-cell office:value-type="float" office:value="11491.08">
            <text:p>11.491</text:p>
          </table:table-cell>
          <table:table-cell office:value-type="float" office:value="634101.72">
            <text:p>634.102</text:p>
          </table:table-cell>
          <table:table-cell office:value-type="float" office:value="633711.98">
            <text:p>633.712</text:p>
          </table:table-cell>
          <table:table-cell table:number-columns-repeated="3"/>
          <table:table-cell office:value-type="float" office:value="633711.98">
            <text:p>633.712</text:p>
          </table:table-cell>
          <table:table-cell table:number-columns-repeated="3"/>
          <table:table-cell office:value-type="float" office:value="633711.98">
            <text:p>633.712</text:p>
          </table:table-cell>
          <table:table-cell office:value-type="float" office:value="-152403.09">
            <text:p>-152.403</text:p>
          </table:table-cell>
          <table:table-cell office:value-type="float" office:value="204336.73">
            <text:p>204.337</text:p>
          </table:table-cell>
          <table:table-cell office:value-type="float" office:value="685645.62">
            <text:p>685.64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39.72">
            <text:p>-40</text:p>
          </table:table-cell>
          <table:table-cell table:number-columns-repeated="2"/>
          <table:table-cell office:value-type="float" office:value="-139.72">
            <text:p>-140</text:p>
          </table:table-cell>
          <table:table-cell office:value-type="float" office:value="446100.14">
            <text:p>446.100</text:p>
          </table:table-cell>
          <table:table-cell office:value-type="float" office:value="42979.85">
            <text:p>42.980</text:p>
          </table:table-cell>
          <table:table-cell office:value-type="float" office:value="134072.68">
            <text:p>134.073</text:p>
          </table:table-cell>
          <table:table-cell table:style-name="ce11"/>
          <table:table-cell table:style-name="ce12" office:value-type="float" office:value="42500">
            <text:p>42.500</text:p>
          </table:table-cell>
          <table:table-cell office:value-type="float" office:value="11488.04">
            <text:p>11.488</text:p>
          </table:table-cell>
          <table:table-cell office:value-type="float" office:value="677140.71">
            <text:p>677.141</text:p>
          </table:table-cell>
          <table:table-cell office:value-type="float" office:value="677000.99">
            <text:p>677.001</text:p>
          </table:table-cell>
          <table:table-cell table:number-columns-repeated="3"/>
          <table:table-cell office:value-type="float" office:value="677000.99">
            <text:p>677.001</text:p>
          </table:table-cell>
          <table:table-cell table:number-columns-repeated="3"/>
          <table:table-cell office:value-type="float" office:value="677000.99">
            <text:p>677.001</text:p>
          </table:table-cell>
          <table:table-cell office:value-type="float" office:value="-134045.38">
            <text:p>-134.045</text:p>
          </table:table-cell>
          <table:table-cell office:value-type="float" office:value="185568.22">
            <text:p>185.568</text:p>
          </table:table-cell>
          <table:table-cell office:value-type="float" office:value="728523.83">
            <text:p>728.52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470">
            <text:p>-470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70">
            <text:p>-570</text:p>
          </table:table-cell>
          <table:table-cell office:value-type="float" office:value="430988.93">
            <text:p>430.989</text:p>
          </table:table-cell>
          <table:table-cell office:value-type="float" office:value="31859.24">
            <text:p>31.859</text:p>
          </table:table-cell>
          <table:table-cell office:value-type="float" office:value="841142.16">
            <text:p>841.142</text:p>
          </table:table-cell>
          <table:table-cell office:value-type="float" office:value="35666.11">
            <text:p>35.666</text:p>
          </table:table-cell>
          <table:table-cell table:style-name="ce12" office:value-type="float" office:value="42300">
            <text:p>42.300</text:p>
          </table:table-cell>
          <table:table-cell office:value-type="float" office:value="11421.12">
            <text:p>11.421</text:p>
          </table:table-cell>
          <table:table-cell office:value-type="float" office:value="1393377.56">
            <text:p>1.393.378</text:p>
          </table:table-cell>
          <table:table-cell office:value-type="float" office:value="1392807.56">
            <text:p>1.392.808</text:p>
          </table:table-cell>
          <table:table-cell table:number-columns-repeated="3"/>
          <table:table-cell office:value-type="float" office:value="1392807.56">
            <text:p>1.392.808</text:p>
          </table:table-cell>
          <table:table-cell table:number-columns-repeated="3"/>
          <table:table-cell office:value-type="float" office:value="1392807.56">
            <text:p>1.392.808</text:p>
          </table:table-cell>
          <table:table-cell office:value-type="float" office:value="-138445.64">
            <text:p>-138.446</text:p>
          </table:table-cell>
          <table:table-cell office:value-type="float" office:value="204648.42">
            <text:p>204.648</text:p>
          </table:table-cell>
          <table:table-cell office:value-type="float" office:value="1459010.34">
            <text:p>1.459.01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69.99">
            <text:p>-470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69.99">
            <text:p>-570</text:p>
          </table:table-cell>
          <table:table-cell office:value-type="float" office:value="446433.31">
            <text:p>446.433</text:p>
          </table:table-cell>
          <table:table-cell office:value-type="float" office:value="46650.8">
            <text:p>46.651</text:p>
          </table:table-cell>
          <table:table-cell office:value-type="float" office:value="841142.12">
            <text:p>841.142</text:p>
          </table:table-cell>
          <table:table-cell office:value-type="float" office:value="35666.1">
            <text:p>35.666</text:p>
          </table:table-cell>
          <table:table-cell table:style-name="ce12" office:value-type="float" office:value="42300">
            <text:p>42.300</text:p>
          </table:table-cell>
          <table:table-cell office:value-type="float" office:value="11620.56">
            <text:p>11.621</text:p>
          </table:table-cell>
          <table:table-cell office:value-type="float" office:value="1423812.89">
            <text:p>1.423.813</text:p>
          </table:table-cell>
          <table:table-cell office:value-type="float" office:value="1423242.9">
            <text:p>1.423.243</text:p>
          </table:table-cell>
          <table:table-cell table:number-columns-repeated="3"/>
          <table:table-cell office:value-type="float" office:value="1423242.9">
            <text:p>1.423.243</text:p>
          </table:table-cell>
          <table:table-cell table:number-columns-repeated="3"/>
          <table:table-cell office:value-type="float" office:value="1423242.9">
            <text:p>1.423.243</text:p>
          </table:table-cell>
          <table:table-cell office:value-type="float" office:value="-139152.44">
            <text:p>-139.152</text:p>
          </table:table-cell>
          <table:table-cell office:value-type="float" office:value="207523.87">
            <text:p>207.524</text:p>
          </table:table-cell>
          <table:table-cell office:value-type="float" office:value="1491614.33">
            <text:p>1.491.61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70.02">
            <text:p>-470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70.02">
            <text:p>-570</text:p>
          </table:table-cell>
          <table:table-cell office:value-type="float" office:value="450069.32">
            <text:p>450.069</text:p>
          </table:table-cell>
          <table:table-cell office:value-type="float" office:value="46077.36">
            <text:p>46.077</text:p>
          </table:table-cell>
          <table:table-cell office:value-type="float" office:value="841142.12">
            <text:p>841.142</text:p>
          </table:table-cell>
          <table:table-cell office:value-type="float" office:value="35666.12">
            <text:p>35.666</text:p>
          </table:table-cell>
          <table:table-cell table:style-name="ce12" office:value-type="float" office:value="42300">
            <text:p>42.300</text:p>
          </table:table-cell>
          <table:table-cell office:value-type="float" office:value="11556.92">
            <text:p>11.557</text:p>
          </table:table-cell>
          <table:table-cell office:value-type="float" office:value="1426811.84">
            <text:p>1.426.812</text:p>
          </table:table-cell>
          <table:table-cell office:value-type="float" office:value="1426241.82">
            <text:p>1.426.242</text:p>
          </table:table-cell>
          <table:table-cell table:number-columns-repeated="3"/>
          <table:table-cell office:value-type="float" office:value="1426241.82">
            <text:p>1.426.242</text:p>
          </table:table-cell>
          <table:table-cell table:number-columns-repeated="3"/>
          <table:table-cell office:value-type="float" office:value="1426241.82">
            <text:p>1.426.242</text:p>
          </table:table-cell>
          <table:table-cell office:value-type="float" office:value="-138449.04">
            <text:p>-138.449</text:p>
          </table:table-cell>
          <table:table-cell office:value-type="float" office:value="206119.3">
            <text:p>206.119</text:p>
          </table:table-cell>
          <table:table-cell office:value-type="float" office:value="1493912.08">
            <text:p>1.493.912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69.99">
            <text:p>-470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69.99">
            <text:p>-570</text:p>
          </table:table-cell>
          <table:table-cell office:value-type="float" office:value="456669.33">
            <text:p>456.669</text:p>
          </table:table-cell>
          <table:table-cell office:value-type="float" office:value="46386.8">
            <text:p>46.387</text:p>
          </table:table-cell>
          <table:table-cell office:value-type="float" office:value="841142.12">
            <text:p>841.142</text:p>
          </table:table-cell>
          <table:table-cell office:value-type="float" office:value="35640.91">
            <text:p>35.641</text:p>
          </table:table-cell>
          <table:table-cell table:style-name="ce12" office:value-type="float" office:value="42300">
            <text:p>42.300</text:p>
          </table:table-cell>
          <table:table-cell office:value-type="float" office:value="11560.92">
            <text:p>11.561</text:p>
          </table:table-cell>
          <table:table-cell office:value-type="float" office:value="1433700.08">
            <text:p>1.433.700</text:p>
          </table:table-cell>
          <table:table-cell office:value-type="float" office:value="1433130.09">
            <text:p>1.433.130</text:p>
          </table:table-cell>
          <table:table-cell table:number-columns-repeated="3"/>
          <table:table-cell office:value-type="float" office:value="1433130.09">
            <text:p>1.433.130</text:p>
          </table:table-cell>
          <table:table-cell table:number-columns-repeated="3"/>
          <table:table-cell office:value-type="float" office:value="1433130.09">
            <text:p>1.433.130</text:p>
          </table:table-cell>
          <table:table-cell office:value-type="float" office:value="-138449.84">
            <text:p>-138.450</text:p>
          </table:table-cell>
          <table:table-cell office:value-type="float" office:value="206737.53">
            <text:p>206.738</text:p>
          </table:table-cell>
          <table:table-cell office:value-type="float" office:value="1501417.78">
            <text:p>1.501.41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3</text:p>
            <draw:g table:end-cell-address="Tabelle1.A179" table:end-x="0.41cm" table:end-y="0.016cm" draw:z-index="22" draw:name="SAPBEXq0001 U13C0F4E5B8716">
              <draw:custom-shape draw:name="SAPBEXq0001 U13C0F4E5B871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79" table:end-x="0.41cm" table:end-y="0.016cm" draw:z-index="151" draw:name="SAPBEXq0001 U13C0F4CFB0C16">
              <draw:custom-shape draw:name="SAPBEXq0001 U13C0F4CFB0C1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Nord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80" table:end-x="0.41cm" table:end-y="0.016cm" draw:z-index="152" draw:name="SAPBEXq0001 U13C0F4CFB0C17">
              <draw:custom-shape draw:name="SAPBEXq0001 U13C0F4CFB0C1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265.66">
            <text:p>-1.266</text:p>
          </table:table-cell>
          <table:table-cell table:number-columns-repeated="3"/>
          <table:table-cell office:value-type="float" office:value="-151.22">
            <text:p>-151</text:p>
          </table:table-cell>
          <table:table-cell table:style-name="ce12" office:value-type="float" office:value="-21428.38">
            <text:p>-21.428</text:p>
          </table:table-cell>
          <table:table-cell/>
          <table:table-cell office:value-type="float" office:value="-22845.26">
            <text:p>-22.845</text:p>
          </table:table-cell>
          <table:table-cell office:value-type="float" office:value="299984.3">
            <text:p>299.984</text:p>
          </table:table-cell>
          <table:table-cell office:value-type="float" office:value="40606.76">
            <text:p>40.607</text:p>
          </table:table-cell>
          <table:table-cell office:value-type="float" office:value="60512.52">
            <text:p>60.513</text:p>
          </table:table-cell>
          <table:table-cell office:value-type="float" office:value="22436.97">
            <text:p>22.437</text:p>
          </table:table-cell>
          <table:table-cell table:style-name="ce12" office:value-type="float" office:value="12369.48">
            <text:p>12.369</text:p>
          </table:table-cell>
          <table:table-cell office:value-type="float" office:value="6761.13">
            <text:p>6.761</text:p>
          </table:table-cell>
          <table:table-cell office:value-type="float" office:value="442671.16">
            <text:p>442.671</text:p>
          </table:table-cell>
          <table:table-cell office:value-type="float" office:value="419825.9">
            <text:p>419.826</text:p>
          </table:table-cell>
          <table:table-cell table:number-columns-repeated="3"/>
          <table:table-cell office:value-type="float" office:value="419825.9">
            <text:p>419.826</text:p>
          </table:table-cell>
          <table:table-cell table:style-name="ce12" office:value-type="float" office:value="28.29">
            <text:p>28</text:p>
          </table:table-cell>
          <table:table-cell table:style-name="ce12" office:value-type="float" office:value="-50.9">
            <text:p>-51</text:p>
          </table:table-cell>
          <table:table-cell table:style-name="ce13" office:value-type="float" office:value="-22.61">
            <text:p>-23</text:p>
          </table:table-cell>
          <table:table-cell office:value-type="float" office:value="419803.29">
            <text:p>419.803</text:p>
          </table:table-cell>
          <table:table-cell office:value-type="float" office:value="-43106.05">
            <text:p>-43.106</text:p>
          </table:table-cell>
          <table:table-cell office:value-type="float" office:value="71209.38">
            <text:p>71.209</text:p>
          </table:table-cell>
          <table:table-cell office:value-type="float" office:value="447906.62">
            <text:p>447.90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20.4">
            <text:p>-2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20.4">
            <text:p>-220</text:p>
          </table:table-cell>
          <table:table-cell office:value-type="float" office:value="127256.03">
            <text:p>127.256</text:p>
          </table:table-cell>
          <table:table-cell office:value-type="float" office:value="13033.2">
            <text:p>13.033</text:p>
          </table:table-cell>
          <table:table-cell office:value-type="float" office:value="73724">
            <text:p>73.724</text:p>
          </table:table-cell>
          <table:table-cell office:value-type="float" office:value="868.72">
            <text:p>869</text:p>
          </table:table-cell>
          <table:table-cell table:style-name="ce12" office:value-type="float" office:value="5900">
            <text:p>5.900</text:p>
          </table:table-cell>
          <table:table-cell office:value-type="float" office:value="8200">
            <text:p>8.200</text:p>
          </table:table-cell>
          <table:table-cell office:value-type="float" office:value="228981.95">
            <text:p>228.982</text:p>
          </table:table-cell>
          <table:table-cell office:value-type="float" office:value="228761.55">
            <text:p>228.762</text:p>
          </table:table-cell>
          <table:table-cell table:number-columns-repeated="3"/>
          <table:table-cell office:value-type="float" office:value="228761.55">
            <text:p>228.762</text:p>
          </table:table-cell>
          <table:table-cell table:number-columns-repeated="3"/>
          <table:table-cell office:value-type="float" office:value="228761.55">
            <text:p>228.762</text:p>
          </table:table-cell>
          <table:table-cell office:value-type="float" office:value="-420281.33">
            <text:p>-420.281</text:p>
          </table:table-cell>
          <table:table-cell office:value-type="float" office:value="573611.38">
            <text:p>573.611</text:p>
          </table:table-cell>
          <table:table-cell office:value-type="float" office:value="382091.6">
            <text:p>382.09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20.4">
            <text:p>-2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20.4">
            <text:p>-220</text:p>
          </table:table-cell>
          <table:table-cell office:value-type="float" office:value="117577.81">
            <text:p>117.578</text:p>
          </table:table-cell>
          <table:table-cell office:value-type="float" office:value="18381.01">
            <text:p>18.381</text:p>
          </table:table-cell>
          <table:table-cell office:value-type="float" office:value="47901.89">
            <text:p>47.902</text:p>
          </table:table-cell>
          <table:table-cell table:style-name="ce11"/>
          <table:table-cell table:style-name="ce12" office:value-type="float" office:value="31300">
            <text:p>31.300</text:p>
          </table:table-cell>
          <table:table-cell office:value-type="float" office:value="8200">
            <text:p>8.200</text:p>
          </table:table-cell>
          <table:table-cell office:value-type="float" office:value="223360.71">
            <text:p>223.361</text:p>
          </table:table-cell>
          <table:table-cell office:value-type="float" office:value="223140.31">
            <text:p>223.140</text:p>
          </table:table-cell>
          <table:table-cell table:number-columns-repeated="3"/>
          <table:table-cell office:value-type="float" office:value="223140.31">
            <text:p>223.140</text:p>
          </table:table-cell>
          <table:table-cell table:number-columns-repeated="3"/>
          <table:table-cell office:value-type="float" office:value="223140.31">
            <text:p>223.140</text:p>
          </table:table-cell>
          <table:table-cell office:value-type="float" office:value="-30555.29">
            <text:p>-30.555</text:p>
          </table:table-cell>
          <table:table-cell office:value-type="float" office:value="53724.17">
            <text:p>53.724</text:p>
          </table:table-cell>
          <table:table-cell office:value-type="float" office:value="246309.19">
            <text:p>246.30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68.72">
            <text:p>-869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68.72">
            <text:p>-1.069</text:p>
          </table:table-cell>
          <table:table-cell office:value-type="float" office:value="111233.09">
            <text:p>111.233</text:p>
          </table:table-cell>
          <table:table-cell office:value-type="float" office:value="13761.08">
            <text:p>13.761</text:p>
          </table:table-cell>
          <table:table-cell office:value-type="float" office:value="573501.86">
            <text:p>573.502</text:p>
          </table:table-cell>
          <table:table-cell office:value-type="float" office:value="22039.96">
            <text:p>22.040</text:p>
          </table:table-cell>
          <table:table-cell table:style-name="ce12" office:value-type="float" office:value="31300">
            <text:p>31.300</text:p>
          </table:table-cell>
          <table:table-cell office:value-type="float" office:value="8208.64">
            <text:p>8.209</text:p>
          </table:table-cell>
          <table:table-cell office:value-type="float" office:value="760044.63">
            <text:p>760.045</text:p>
          </table:table-cell>
          <table:table-cell office:value-type="float" office:value="758975.91">
            <text:p>758.976</text:p>
          </table:table-cell>
          <table:table-cell table:number-columns-repeated="3"/>
          <table:table-cell office:value-type="float" office:value="758975.91">
            <text:p>758.976</text:p>
          </table:table-cell>
          <table:table-cell table:number-columns-repeated="3"/>
          <table:table-cell office:value-type="float" office:value="758975.91">
            <text:p>758.976</text:p>
          </table:table-cell>
          <table:table-cell office:value-type="float" office:value="-30994.6">
            <text:p>-30.995</text:p>
          </table:table-cell>
          <table:table-cell office:value-type="float" office:value="65467.92">
            <text:p>65.468</text:p>
          </table:table-cell>
          <table:table-cell office:value-type="float" office:value="793449.23">
            <text:p>793.449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68.74">
            <text:p>-869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68.74">
            <text:p>-1.069</text:p>
          </table:table-cell>
          <table:table-cell office:value-type="float" office:value="116079.95">
            <text:p>116.080</text:p>
          </table:table-cell>
          <table:table-cell office:value-type="float" office:value="20103.96">
            <text:p>20.104</text:p>
          </table:table-cell>
          <table:table-cell office:value-type="float" office:value="573501.88">
            <text:p>573.502</text:p>
          </table:table-cell>
          <table:table-cell office:value-type="float" office:value="22039.98">
            <text:p>22.040</text:p>
          </table:table-cell>
          <table:table-cell table:style-name="ce12" office:value-type="float" office:value="31300">
            <text:p>31.300</text:p>
          </table:table-cell>
          <table:table-cell office:value-type="float" office:value="8291.68">
            <text:p>8.292</text:p>
          </table:table-cell>
          <table:table-cell office:value-type="float" office:value="771317.45">
            <text:p>771.317</text:p>
          </table:table-cell>
          <table:table-cell office:value-type="float" office:value="770248.71">
            <text:p>770.249</text:p>
          </table:table-cell>
          <table:table-cell table:number-columns-repeated="3"/>
          <table:table-cell office:value-type="float" office:value="770248.71">
            <text:p>770.249</text:p>
          </table:table-cell>
          <table:table-cell table:number-columns-repeated="3"/>
          <table:table-cell office:value-type="float" office:value="770248.71">
            <text:p>770.249</text:p>
          </table:table-cell>
          <table:table-cell office:value-type="float" office:value="-31132">
            <text:p>-31.132</text:p>
          </table:table-cell>
          <table:table-cell office:value-type="float" office:value="66621.72">
            <text:p>66.622</text:p>
          </table:table-cell>
          <table:table-cell office:value-type="float" office:value="805738.43">
            <text:p>805.73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68.72">
            <text:p>-869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68.72">
            <text:p>-1.069</text:p>
          </table:table-cell>
          <table:table-cell office:value-type="float" office:value="116112.76">
            <text:p>116.113</text:p>
          </table:table-cell>
          <table:table-cell office:value-type="float" office:value="19843.7">
            <text:p>19.844</text:p>
          </table:table-cell>
          <table:table-cell office:value-type="float" office:value="573501.88">
            <text:p>573.502</text:p>
          </table:table-cell>
          <table:table-cell office:value-type="float" office:value="22039.96">
            <text:p>22.040</text:p>
          </table:table-cell>
          <table:table-cell table:style-name="ce12" office:value-type="float" office:value="31300">
            <text:p>31.300</text:p>
          </table:table-cell>
          <table:table-cell office:value-type="float" office:value="8265.16">
            <text:p>8.265</text:p>
          </table:table-cell>
          <table:table-cell office:value-type="float" office:value="771063.46">
            <text:p>771.063</text:p>
          </table:table-cell>
          <table:table-cell office:value-type="float" office:value="769994.74">
            <text:p>769.995</text:p>
          </table:table-cell>
          <table:table-cell table:number-columns-repeated="3"/>
          <table:table-cell office:value-type="float" office:value="769994.74">
            <text:p>769.995</text:p>
          </table:table-cell>
          <table:table-cell table:number-columns-repeated="3"/>
          <table:table-cell office:value-type="float" office:value="769994.74">
            <text:p>769.995</text:p>
          </table:table-cell>
          <table:table-cell office:value-type="float" office:value="-30995.44">
            <text:p>-30.995</text:p>
          </table:table-cell>
          <table:table-cell office:value-type="float" office:value="66065.03">
            <text:p>66.065</text:p>
          </table:table-cell>
          <table:table-cell office:value-type="float" office:value="805064.33">
            <text:p>805.06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57.6">
            <text:p>-658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57.6">
            <text:p>-858</text:p>
          </table:table-cell>
          <table:table-cell office:value-type="float" office:value="116255.56">
            <text:p>116.256</text:p>
          </table:table-cell>
          <table:table-cell office:value-type="float" office:value="19902.19">
            <text:p>19.902</text:p>
          </table:table-cell>
          <table:table-cell office:value-type="float" office:value="573501.88">
            <text:p>573.502</text:p>
          </table:table-cell>
          <table:table-cell office:value-type="float" office:value="21828.84">
            <text:p>21.829</text:p>
          </table:table-cell>
          <table:table-cell table:style-name="ce12" office:value-type="float" office:value="31300">
            <text:p>31.300</text:p>
          </table:table-cell>
          <table:table-cell office:value-type="float" office:value="8266.48">
            <text:p>8.266</text:p>
          </table:table-cell>
          <table:table-cell office:value-type="float" office:value="771054.95">
            <text:p>771.055</text:p>
          </table:table-cell>
          <table:table-cell office:value-type="float" office:value="770197.35">
            <text:p>770.197</text:p>
          </table:table-cell>
          <table:table-cell table:number-columns-repeated="3"/>
          <table:table-cell office:value-type="float" office:value="770197.35">
            <text:p>770.197</text:p>
          </table:table-cell>
          <table:table-cell table:number-columns-repeated="3"/>
          <table:table-cell office:value-type="float" office:value="770197.35">
            <text:p>770.197</text:p>
          </table:table-cell>
          <table:table-cell office:value-type="float" office:value="-30995.68">
            <text:p>-30.996</text:p>
          </table:table-cell>
          <table:table-cell office:value-type="float" office:value="66298.12">
            <text:p>66.298</text:p>
          </table:table-cell>
          <table:table-cell office:value-type="float" office:value="805499.79">
            <text:p>805.5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4</text:p>
            <draw:g table:end-cell-address="Tabelle1.A187" table:end-x="0.41cm" table:end-y="0.016cm" draw:z-index="23" draw:name="SAPBEXq0001 U13C0F4E5B8717">
              <draw:custom-shape draw:name="SAPBEXq0001 U13C0F4E5B871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87" table:end-x="0.41cm" table:end-y="0.016cm" draw:z-index="153" draw:name="SAPBEXq0001 U13C0F4CFB0C17">
              <draw:custom-shape draw:name="SAPBEXq0001 U13C0F4CFB0C1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Os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88" table:end-x="0.41cm" table:end-y="0.016cm" draw:z-index="154" draw:name="SAPBEXq0001 U13C0F4CFB0C18">
              <draw:custom-shape draw:name="SAPBEXq0001 U13C0F4CFB0C1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38">
            <text:p>-238</text:p>
          </table:table-cell>
          <table:table-cell/>
          <table:table-cell table:style-name="ce12" office:value-type="float" office:value="-2290">
            <text:p>-2.290</text:p>
          </table:table-cell>
          <table:table-cell/>
          <table:table-cell office:value-type="float" office:value="-78.71">
            <text:p>-79</text:p>
          </table:table-cell>
          <table:table-cell table:style-name="ce12" office:value-type="float" office:value="-39277.32">
            <text:p>-39.277</text:p>
          </table:table-cell>
          <table:table-cell/>
          <table:table-cell office:value-type="float" office:value="-41884.03">
            <text:p>-41.884</text:p>
          </table:table-cell>
          <table:table-cell office:value-type="float" office:value="439659.97">
            <text:p>439.660</text:p>
          </table:table-cell>
          <table:table-cell office:value-type="float" office:value="85450.39">
            <text:p>85.450</text:p>
          </table:table-cell>
          <table:table-cell office:value-type="float" office:value="131330.48">
            <text:p>131.330</text:p>
          </table:table-cell>
          <table:table-cell office:value-type="float" office:value="28551.65">
            <text:p>28.552</text:p>
          </table:table-cell>
          <table:table-cell table:style-name="ce12" office:value-type="float" office:value="29074.69">
            <text:p>29.075</text:p>
          </table:table-cell>
          <table:table-cell office:value-type="float" office:value="13041.3">
            <text:p>13.041</text:p>
          </table:table-cell>
          <table:table-cell office:value-type="float" office:value="727108.48">
            <text:p>727.108</text:p>
          </table:table-cell>
          <table:table-cell office:value-type="float" office:value="685224.45">
            <text:p>685.224</text:p>
          </table:table-cell>
          <table:table-cell table:number-columns-repeated="3"/>
          <table:table-cell office:value-type="float" office:value="685224.45">
            <text:p>685.224</text:p>
          </table:table-cell>
          <table:table-cell table:style-name="ce12" office:value-type="float" office:value="44.58">
            <text:p>45</text:p>
          </table:table-cell>
          <table:table-cell table:style-name="ce12" office:value-type="float" office:value="-90.5">
            <text:p>-91</text:p>
          </table:table-cell>
          <table:table-cell table:style-name="ce13" office:value-type="float" office:value="-45.92">
            <text:p>-46</text:p>
          </table:table-cell>
          <table:table-cell office:value-type="float" office:value="685178.53">
            <text:p>685.179</text:p>
          </table:table-cell>
          <table:table-cell office:value-type="float" office:value="-58536.09">
            <text:p>-58.536</text:p>
          </table:table-cell>
          <table:table-cell office:value-type="float" office:value="94706.58">
            <text:p>94.707</text:p>
          </table:table-cell>
          <table:table-cell office:value-type="float" office:value="721349.02">
            <text:p>721.34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61.2">
            <text:p>-61</text:p>
          </table:table-cell>
          <table:table-cell table:number-columns-repeated="2"/>
          <table:table-cell office:value-type="float" office:value="-161.2">
            <text:p>-161</text:p>
          </table:table-cell>
          <table:table-cell office:value-type="float" office:value="195971.1">
            <text:p>195.971</text:p>
          </table:table-cell>
          <table:table-cell office:value-type="float" office:value="29046.85">
            <text:p>29.047</text:p>
          </table:table-cell>
          <table:table-cell office:value-type="float" office:value="213790">
            <text:p>213.790</text:p>
          </table:table-cell>
          <table:table-cell office:value-type="float" office:value="493.36">
            <text:p>493</text:p>
          </table:table-cell>
          <table:table-cell table:style-name="ce12" office:value-type="float" office:value="36700">
            <text:p>36.700</text:p>
          </table:table-cell>
          <table:table-cell office:value-type="float" office:value="15550">
            <text:p>15.550</text:p>
          </table:table-cell>
          <table:table-cell office:value-type="float" office:value="491551.31">
            <text:p>491.551</text:p>
          </table:table-cell>
          <table:table-cell office:value-type="float" office:value="491390.11">
            <text:p>491.390</text:p>
          </table:table-cell>
          <table:table-cell table:number-columns-repeated="3"/>
          <table:table-cell office:value-type="float" office:value="491390.11">
            <text:p>491.390</text:p>
          </table:table-cell>
          <table:table-cell table:number-columns-repeated="3"/>
          <table:table-cell office:value-type="float" office:value="491390.11">
            <text:p>491.390</text:p>
          </table:table-cell>
          <table:table-cell office:value-type="float" office:value="-906571.12">
            <text:p>-906.571</text:p>
          </table:table-cell>
          <table:table-cell office:value-type="float" office:value="1282143.81">
            <text:p>1.282.144</text:p>
          </table:table-cell>
          <table:table-cell office:value-type="float" office:value="866962.8">
            <text:p>866.96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61.08">
            <text:p>-61</text:p>
          </table:table-cell>
          <table:table-cell table:number-columns-repeated="2"/>
          <table:table-cell office:value-type="float" office:value="-161.08">
            <text:p>-161</text:p>
          </table:table-cell>
          <table:table-cell office:value-type="float" office:value="167591.04">
            <text:p>167.591</text:p>
          </table:table-cell>
          <table:table-cell office:value-type="float" office:value="27686.02">
            <text:p>27.686</text:p>
          </table:table-cell>
          <table:table-cell office:value-type="float" office:value="149329.36">
            <text:p>149.329</text:p>
          </table:table-cell>
          <table:table-cell table:style-name="ce11"/>
          <table:table-cell table:style-name="ce12" office:value-type="float" office:value="36600">
            <text:p>36.600</text:p>
          </table:table-cell>
          <table:table-cell office:value-type="float" office:value="15550">
            <text:p>15.550</text:p>
          </table:table-cell>
          <table:table-cell office:value-type="float" office:value="396756.42">
            <text:p>396.756</text:p>
          </table:table-cell>
          <table:table-cell office:value-type="float" office:value="396595.34">
            <text:p>396.595</text:p>
          </table:table-cell>
          <table:table-cell table:number-columns-repeated="3"/>
          <table:table-cell office:value-type="float" office:value="396595.34">
            <text:p>396.595</text:p>
          </table:table-cell>
          <table:table-cell table:number-columns-repeated="3"/>
          <table:table-cell office:value-type="float" office:value="396595.34">
            <text:p>396.595</text:p>
          </table:table-cell>
          <table:table-cell office:value-type="float" office:value="-52351.48">
            <text:p>-52.351</text:p>
          </table:table-cell>
          <table:table-cell office:value-type="float" office:value="93083">
            <text:p>93.083</text:p>
          </table:table-cell>
          <table:table-cell office:value-type="float" office:value="437326.86">
            <text:p>437.327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38">
            <text:p>-238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338">
            <text:p>-338</text:p>
          </table:table-cell>
          <table:table-cell office:value-type="float" office:value="160678.44">
            <text:p>160.678</text:p>
          </table:table-cell>
          <table:table-cell office:value-type="float" office:value="18363.48">
            <text:p>18.363</text:p>
          </table:table-cell>
          <table:table-cell office:value-type="float" office:value="783210">
            <text:p>783.210</text:p>
          </table:table-cell>
          <table:table-cell office:value-type="float" office:value="27971.68">
            <text:p>27.972</text:p>
          </table:table-cell>
          <table:table-cell table:style-name="ce12" office:value-type="float" office:value="36500">
            <text:p>36.500</text:p>
          </table:table-cell>
          <table:table-cell office:value-type="float" office:value="14710.32">
            <text:p>14.710</text:p>
          </table:table-cell>
          <table:table-cell office:value-type="float" office:value="1041433.92">
            <text:p>1.041.434</text:p>
          </table:table-cell>
          <table:table-cell office:value-type="float" office:value="1041095.92">
            <text:p>1.041.096</text:p>
          </table:table-cell>
          <table:table-cell table:number-columns-repeated="3"/>
          <table:table-cell office:value-type="float" office:value="1041095.92">
            <text:p>1.041.096</text:p>
          </table:table-cell>
          <table:table-cell table:number-columns-repeated="3"/>
          <table:table-cell office:value-type="float" office:value="1041095.92">
            <text:p>1.041.096</text:p>
          </table:table-cell>
          <table:table-cell office:value-type="float" office:value="-51891.52">
            <text:p>-51.892</text:p>
          </table:table-cell>
          <table:table-cell office:value-type="float" office:value="105424.9">
            <text:p>105.425</text:p>
          </table:table-cell>
          <table:table-cell office:value-type="float" office:value="1094629.3">
            <text:p>1.094.629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38">
            <text:p>-238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338">
            <text:p>-338</text:p>
          </table:table-cell>
          <table:table-cell office:value-type="float" office:value="173725.81">
            <text:p>173.726</text:p>
          </table:table-cell>
          <table:table-cell office:value-type="float" office:value="30091.68">
            <text:p>30.092</text:p>
          </table:table-cell>
          <table:table-cell office:value-type="float" office:value="783210">
            <text:p>783.210</text:p>
          </table:table-cell>
          <table:table-cell office:value-type="float" office:value="27756.87">
            <text:p>27.757</text:p>
          </table:table-cell>
          <table:table-cell table:style-name="ce12" office:value-type="float" office:value="36500">
            <text:p>36.500</text:p>
          </table:table-cell>
          <table:table-cell office:value-type="float" office:value="14809.08">
            <text:p>14.809</text:p>
          </table:table-cell>
          <table:table-cell office:value-type="float" office:value="1066093.44">
            <text:p>1.066.093</text:p>
          </table:table-cell>
          <table:table-cell office:value-type="float" office:value="1065755.44">
            <text:p>1.065.755</text:p>
          </table:table-cell>
          <table:table-cell table:number-columns-repeated="3"/>
          <table:table-cell office:value-type="float" office:value="1065755.44">
            <text:p>1.065.755</text:p>
          </table:table-cell>
          <table:table-cell table:number-columns-repeated="3"/>
          <table:table-cell office:value-type="float" office:value="1065755.44">
            <text:p>1.065.755</text:p>
          </table:table-cell>
          <table:table-cell office:value-type="float" office:value="-53067.04">
            <text:p>-53.067</text:p>
          </table:table-cell>
          <table:table-cell office:value-type="float" office:value="109240.47">
            <text:p>109.240</text:p>
          </table:table-cell>
          <table:table-cell office:value-type="float" office:value="1121928.87">
            <text:p>1.121.92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38">
            <text:p>-238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338">
            <text:p>-338</text:p>
          </table:table-cell>
          <table:table-cell office:value-type="float" office:value="173622.68">
            <text:p>173.623</text:p>
          </table:table-cell>
          <table:table-cell office:value-type="float" office:value="29559.48">
            <text:p>29.559</text:p>
          </table:table-cell>
          <table:table-cell office:value-type="float" office:value="783210">
            <text:p>783.210</text:p>
          </table:table-cell>
          <table:table-cell office:value-type="float" office:value="27551.44">
            <text:p>27.551</text:p>
          </table:table-cell>
          <table:table-cell table:style-name="ce12" office:value-type="float" office:value="36500">
            <text:p>36.500</text:p>
          </table:table-cell>
          <table:table-cell office:value-type="float" office:value="14776.92">
            <text:p>14.777</text:p>
          </table:table-cell>
          <table:table-cell office:value-type="float" office:value="1065220.52">
            <text:p>1.065.221</text:p>
          </table:table-cell>
          <table:table-cell office:value-type="float" office:value="1064882.52">
            <text:p>1.064.883</text:p>
          </table:table-cell>
          <table:table-cell table:number-columns-repeated="3"/>
          <table:table-cell office:value-type="float" office:value="1064882.52">
            <text:p>1.064.883</text:p>
          </table:table-cell>
          <table:table-cell table:number-columns-repeated="3"/>
          <table:table-cell office:value-type="float" office:value="1064882.52">
            <text:p>1.064.883</text:p>
          </table:table-cell>
          <table:table-cell office:value-type="float" office:value="-52826.8">
            <text:p>-52.827</text:p>
          </table:table-cell>
          <table:table-cell office:value-type="float" office:value="108384.7">
            <text:p>108.385</text:p>
          </table:table-cell>
          <table:table-cell office:value-type="float" office:value="1120440.42">
            <text:p>1.120.44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38">
            <text:p>-238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338">
            <text:p>-338</text:p>
          </table:table-cell>
          <table:table-cell office:value-type="float" office:value="173552.01">
            <text:p>173.552</text:p>
          </table:table-cell>
          <table:table-cell office:value-type="float" office:value="29337.76">
            <text:p>29.338</text:p>
          </table:table-cell>
          <table:table-cell office:value-type="float" office:value="783210">
            <text:p>783.210</text:p>
          </table:table-cell>
          <table:table-cell office:value-type="float" office:value="27470.5">
            <text:p>27.471</text:p>
          </table:table-cell>
          <table:table-cell table:style-name="ce12" office:value-type="float" office:value="36500">
            <text:p>36.500</text:p>
          </table:table-cell>
          <table:table-cell office:value-type="float" office:value="14777.64">
            <text:p>14.778</text:p>
          </table:table-cell>
          <table:table-cell office:value-type="float" office:value="1064847.91">
            <text:p>1.064.848</text:p>
          </table:table-cell>
          <table:table-cell office:value-type="float" office:value="1064509.91">
            <text:p>1.064.510</text:p>
          </table:table-cell>
          <table:table-cell table:number-columns-repeated="3"/>
          <table:table-cell office:value-type="float" office:value="1064509.91">
            <text:p>1.064.510</text:p>
          </table:table-cell>
          <table:table-cell table:number-columns-repeated="3"/>
          <table:table-cell office:value-type="float" office:value="1064509.91">
            <text:p>1.064.510</text:p>
          </table:table-cell>
          <table:table-cell office:value-type="float" office:value="-52825.84">
            <text:p>-52.826</text:p>
          </table:table-cell>
          <table:table-cell office:value-type="float" office:value="108688.37">
            <text:p>108.688</text:p>
          </table:table-cell>
          <table:table-cell office:value-type="float" office:value="1120372.44">
            <text:p>1.120.37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5</text:p>
            <draw:g table:end-cell-address="Tabelle1.A195" table:end-x="0.41cm" table:end-y="0.016cm" draw:z-index="24" draw:name="SAPBEXq0001 U13C0F4E5B8718">
              <draw:custom-shape draw:name="SAPBEXq0001 U13C0F4E5B871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195" table:end-x="0.41cm" table:end-y="0.016cm" draw:z-index="155" draw:name="SAPBEXq0001 U13C0F4CFB0C18">
              <draw:custom-shape draw:name="SAPBEXq0001 U13C0F4CFB0C1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Süd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196" table:end-x="0.41cm" table:end-y="0.016cm" draw:z-index="156" draw:name="SAPBEXq0001 U13C0F4CFB0C19">
              <draw:custom-shape draw:name="SAPBEXq0001 U13C0F4CFB0C1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613.83">
            <text:p>-1.614</text:p>
          </table:table-cell>
          <table:table-cell table:number-columns-repeated="3"/>
          <table:table-cell office:value-type="float" office:value="-136.06">
            <text:p>-136</text:p>
          </table:table-cell>
          <table:table-cell table:style-name="ce12" office:value-type="float" office:value="-40952.62">
            <text:p>-40.953</text:p>
          </table:table-cell>
          <table:table-cell/>
          <table:table-cell office:value-type="float" office:value="-42702.51">
            <text:p>-42.703</text:p>
          </table:table-cell>
          <table:table-cell office:value-type="float" office:value="389536.12">
            <text:p>389.536</text:p>
          </table:table-cell>
          <table:table-cell office:value-type="float" office:value="94553.98">
            <text:p>94.554</text:p>
          </table:table-cell>
          <table:table-cell office:value-type="float" office:value="7720.83">
            <text:p>7.721</text:p>
          </table:table-cell>
          <table:table-cell office:value-type="float" office:value="2713.83">
            <text:p>2.714</text:p>
          </table:table-cell>
          <table:table-cell table:style-name="ce12" office:value-type="float" office:value="-1288.43">
            <text:p>-1.288</text:p>
          </table:table-cell>
          <table:table-cell office:value-type="float" office:value="31317.83">
            <text:p>31.318</text:p>
          </table:table-cell>
          <table:table-cell office:value-type="float" office:value="524554.16">
            <text:p>524.554</text:p>
          </table:table-cell>
          <table:table-cell office:value-type="float" office:value="481851.65">
            <text:p>481.852</text:p>
          </table:table-cell>
          <table:table-cell table:number-columns-repeated="3"/>
          <table:table-cell office:value-type="float" office:value="481851.65">
            <text:p>481.852</text:p>
          </table:table-cell>
          <table:table-cell table:style-name="ce12" office:value-type="float" office:value="32.28">
            <text:p>32</text:p>
          </table:table-cell>
          <table:table-cell table:style-name="ce12" office:value-type="float" office:value="-66.78">
            <text:p>-67</text:p>
          </table:table-cell>
          <table:table-cell table:style-name="ce13" office:value-type="float" office:value="-34.5">
            <text:p>-35</text:p>
          </table:table-cell>
          <table:table-cell office:value-type="float" office:value="481817.15">
            <text:p>481.817</text:p>
          </table:table-cell>
          <table:table-cell office:value-type="float" office:value="-47212.28">
            <text:p>-47.212</text:p>
          </table:table-cell>
          <table:table-cell office:value-type="float" office:value="72358.16">
            <text:p>72.358</text:p>
          </table:table-cell>
          <table:table-cell office:value-type="float" office:value="506963.03">
            <text:p>506.96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40.8">
            <text:p>-41</text:p>
          </table:table-cell>
          <table:table-cell table:number-columns-repeated="2"/>
          <table:table-cell office:value-type="float" office:value="-40.8">
            <text:p>-41</text:p>
          </table:table-cell>
          <table:table-cell office:value-type="float" office:value="200126.01">
            <text:p>200.126</text:p>
          </table:table-cell>
          <table:table-cell office:value-type="float" office:value="29585.98">
            <text:p>29.586</text:p>
          </table:table-cell>
          <table:table-cell office:value-type="float" office:value="13008.31">
            <text:p>13.008</text:p>
          </table:table-cell>
          <table:table-cell office:value-type="float" office:value="1351.88">
            <text:p>1.352</text:p>
          </table:table-cell>
          <table:table-cell table:style-name="ce12" office:value-type="float" office:value="35400">
            <text:p>35.400</text:p>
          </table:table-cell>
          <table:table-cell office:value-type="float" office:value="30447.04">
            <text:p>30.447</text:p>
          </table:table-cell>
          <table:table-cell office:value-type="float" office:value="309919.22">
            <text:p>309.919</text:p>
          </table:table-cell>
          <table:table-cell office:value-type="float" office:value="309878.42">
            <text:p>309.878</text:p>
          </table:table-cell>
          <table:table-cell table:number-columns-repeated="3"/>
          <table:table-cell office:value-type="float" office:value="309878.42">
            <text:p>309.878</text:p>
          </table:table-cell>
          <table:table-cell table:number-columns-repeated="3"/>
          <table:table-cell office:value-type="float" office:value="309878.42">
            <text:p>309.878</text:p>
          </table:table-cell>
          <table:table-cell office:value-type="float" office:value="-47900.1">
            <text:p>-47.900</text:p>
          </table:table-cell>
          <table:table-cell office:value-type="float" office:value="76367.52">
            <text:p>76.368</text:p>
          </table:table-cell>
          <table:table-cell office:value-type="float" office:value="338345.84">
            <text:p>338.34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40.68">
            <text:p>-41</text:p>
          </table:table-cell>
          <table:table-cell table:number-columns-repeated="2"/>
          <table:table-cell office:value-type="float" office:value="-40.68">
            <text:p>-41</text:p>
          </table:table-cell>
          <table:table-cell office:value-type="float" office:value="208375.57">
            <text:p>208.376</text:p>
          </table:table-cell>
          <table:table-cell office:value-type="float" office:value="19698.28">
            <text:p>19.698</text:p>
          </table:table-cell>
          <table:table-cell office:value-type="float" office:value="12925">
            <text:p>12.925</text:p>
          </table:table-cell>
          <table:table-cell table:style-name="ce11"/>
          <table:table-cell table:style-name="ce12" office:value-type="float" office:value="35300">
            <text:p>35.300</text:p>
          </table:table-cell>
          <table:table-cell office:value-type="float" office:value="30447.04">
            <text:p>30.447</text:p>
          </table:table-cell>
          <table:table-cell office:value-type="float" office:value="306745.89">
            <text:p>306.746</text:p>
          </table:table-cell>
          <table:table-cell office:value-type="float" office:value="306705.21">
            <text:p>306.705</text:p>
          </table:table-cell>
          <table:table-cell table:number-columns-repeated="3"/>
          <table:table-cell office:value-type="float" office:value="306705.21">
            <text:p>306.705</text:p>
          </table:table-cell>
          <table:table-cell table:number-columns-repeated="3"/>
          <table:table-cell office:value-type="float" office:value="306705.21">
            <text:p>306.705</text:p>
          </table:table-cell>
          <table:table-cell office:value-type="float" office:value="-32172.12">
            <text:p>-32.172</text:p>
          </table:table-cell>
          <table:table-cell office:value-type="float" office:value="59901.84">
            <text:p>59.902</text:p>
          </table:table-cell>
          <table:table-cell office:value-type="float" office:value="334434.93">
            <text:p>334.43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15.54">
            <text:p>-21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15.54">
            <text:p>-216</text:p>
          </table:table-cell>
          <table:table-cell office:value-type="float" office:value="251545.5">
            <text:p>251.546</text:p>
          </table:table-cell>
          <table:table-cell office:value-type="float" office:value="23948.04">
            <text:p>23.948</text:p>
          </table:table-cell>
          <table:table-cell office:value-type="float" office:value="441307.32">
            <text:p>441.307</text:p>
          </table:table-cell>
          <table:table-cell office:value-type="float" office:value="215.54">
            <text:p>216</text:p>
          </table:table-cell>
          <table:table-cell table:style-name="ce12" office:value-type="float" office:value="35300">
            <text:p>35.300</text:p>
          </table:table-cell>
          <table:table-cell office:value-type="float" office:value="34668.16">
            <text:p>34.668</text:p>
          </table:table-cell>
          <table:table-cell office:value-type="float" office:value="786984.56">
            <text:p>786.985</text:p>
          </table:table-cell>
          <table:table-cell office:value-type="float" office:value="786769.02">
            <text:p>786.769</text:p>
          </table:table-cell>
          <table:table-cell table:number-columns-repeated="3"/>
          <table:table-cell office:value-type="float" office:value="786769.02">
            <text:p>786.769</text:p>
          </table:table-cell>
          <table:table-cell table:number-columns-repeated="3"/>
          <table:table-cell office:value-type="float" office:value="786769.02">
            <text:p>786.769</text:p>
          </table:table-cell>
          <table:table-cell office:value-type="float" office:value="-41979.68">
            <text:p>-41.980</text:p>
          </table:table-cell>
          <table:table-cell office:value-type="float" office:value="80925.36">
            <text:p>80.925</text:p>
          </table:table-cell>
          <table:table-cell office:value-type="float" office:value="825714.7">
            <text:p>825.71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15.54">
            <text:p>-21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15.54">
            <text:p>-216</text:p>
          </table:table-cell>
          <table:table-cell office:value-type="float" office:value="205443.72">
            <text:p>205.444</text:p>
          </table:table-cell>
          <table:table-cell office:value-type="float" office:value="21174.36">
            <text:p>21.174</text:p>
          </table:table-cell>
          <table:table-cell office:value-type="float" office:value="541307.32">
            <text:p>541.307</text:p>
          </table:table-cell>
          <table:table-cell office:value-type="float" office:value="215.54">
            <text:p>216</text:p>
          </table:table-cell>
          <table:table-cell table:style-name="ce12" office:value-type="float" office:value="35300">
            <text:p>35.300</text:p>
          </table:table-cell>
          <table:table-cell office:value-type="float" office:value="34732.48">
            <text:p>34.732</text:p>
          </table:table-cell>
          <table:table-cell office:value-type="float" office:value="838173.42">
            <text:p>838.173</text:p>
          </table:table-cell>
          <table:table-cell office:value-type="float" office:value="837957.88">
            <text:p>837.958</text:p>
          </table:table-cell>
          <table:table-cell table:number-columns-repeated="3"/>
          <table:table-cell office:value-type="float" office:value="837957.88">
            <text:p>837.958</text:p>
          </table:table-cell>
          <table:table-cell table:number-columns-repeated="3"/>
          <table:table-cell office:value-type="float" office:value="837957.88">
            <text:p>837.958</text:p>
          </table:table-cell>
          <table:table-cell office:value-type="float" office:value="-42151.4">
            <text:p>-42.151</text:p>
          </table:table-cell>
          <table:table-cell office:value-type="float" office:value="83298.28">
            <text:p>83.298</text:p>
          </table:table-cell>
          <table:table-cell office:value-type="float" office:value="879104.76">
            <text:p>879.10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15.54">
            <text:p>-21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15.54">
            <text:p>-216</text:p>
          </table:table-cell>
          <table:table-cell office:value-type="float" office:value="206349.5">
            <text:p>206.350</text:p>
          </table:table-cell>
          <table:table-cell office:value-type="float" office:value="20669.36">
            <text:p>20.669</text:p>
          </table:table-cell>
          <table:table-cell office:value-type="float" office:value="541307.32">
            <text:p>541.307</text:p>
          </table:table-cell>
          <table:table-cell office:value-type="float" office:value="215.54">
            <text:p>216</text:p>
          </table:table-cell>
          <table:table-cell table:style-name="ce12" office:value-type="float" office:value="35300">
            <text:p>35.300</text:p>
          </table:table-cell>
          <table:table-cell office:value-type="float" office:value="34708.72">
            <text:p>34.709</text:p>
          </table:table-cell>
          <table:table-cell office:value-type="float" office:value="838550.44">
            <text:p>838.550</text:p>
          </table:table-cell>
          <table:table-cell office:value-type="float" office:value="838334.9">
            <text:p>838.335</text:p>
          </table:table-cell>
          <table:table-cell table:number-columns-repeated="3"/>
          <table:table-cell office:value-type="float" office:value="838334.9">
            <text:p>838.335</text:p>
          </table:table-cell>
          <table:table-cell table:number-columns-repeated="3"/>
          <table:table-cell office:value-type="float" office:value="838334.9">
            <text:p>838.335</text:p>
          </table:table-cell>
          <table:table-cell office:value-type="float" office:value="-41981">
            <text:p>-41.981</text:p>
          </table:table-cell>
          <table:table-cell office:value-type="float" office:value="82674.57">
            <text:p>82.675</text:p>
          </table:table-cell>
          <table:table-cell office:value-type="float" office:value="879028.47">
            <text:p>879.02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15.54">
            <text:p>-21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15.54">
            <text:p>-216</text:p>
          </table:table-cell>
          <table:table-cell office:value-type="float" office:value="206663">
            <text:p>206.663</text:p>
          </table:table-cell>
          <table:table-cell office:value-type="float" office:value="20342.94">
            <text:p>20.343</text:p>
          </table:table-cell>
          <table:table-cell office:value-type="float" office:value="541307.32">
            <text:p>541.307</text:p>
          </table:table-cell>
          <table:table-cell office:value-type="float" office:value="215.54">
            <text:p>216</text:p>
          </table:table-cell>
          <table:table-cell table:style-name="ce12" office:value-type="float" office:value="35300">
            <text:p>35.300</text:p>
          </table:table-cell>
          <table:table-cell office:value-type="float" office:value="34708.6">
            <text:p>34.709</text:p>
          </table:table-cell>
          <table:table-cell office:value-type="float" office:value="838537.4">
            <text:p>838.537</text:p>
          </table:table-cell>
          <table:table-cell office:value-type="float" office:value="838321.86">
            <text:p>838.322</text:p>
          </table:table-cell>
          <table:table-cell table:number-columns-repeated="3"/>
          <table:table-cell office:value-type="float" office:value="838321.86">
            <text:p>838.322</text:p>
          </table:table-cell>
          <table:table-cell table:number-columns-repeated="3"/>
          <table:table-cell office:value-type="float" office:value="838321.86">
            <text:p>838.322</text:p>
          </table:table-cell>
          <table:table-cell office:value-type="float" office:value="-42083.12">
            <text:p>-42.083</text:p>
          </table:table-cell>
          <table:table-cell office:value-type="float" office:value="83023.68">
            <text:p>83.024</text:p>
          </table:table-cell>
          <table:table-cell office:value-type="float" office:value="879262.42">
            <text:p>879.26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6</text:p>
            <draw:g table:end-cell-address="Tabelle1.A203" table:end-x="0.41cm" table:end-y="0.016cm" draw:z-index="25" draw:name="SAPBEXq0001 U13C0F4E5B8719">
              <draw:custom-shape draw:name="SAPBEXq0001 U13C0F4E5B871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03" table:end-x="0.41cm" table:end-y="0.016cm" draw:z-index="157" draw:name="SAPBEXq0001 U13C0F4CFB0C19">
              <draw:custom-shape draw:name="SAPBEXq0001 U13C0F4CFB0C1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zirksverwaltung Südwes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04" table:end-x="0.41cm" table:end-y="0.016cm" draw:z-index="158" draw:name="SAPBEXq0001 U13C0F4CFB0C1A">
              <draw:custom-shape draw:name="SAPBEXq0001 U13C0F4CFB0C1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86.74">
            <text:p>-587</text:p>
          </table:table-cell>
          <table:table-cell table:number-columns-repeated="3"/>
          <table:table-cell office:value-type="float" office:value="-76.75">
            <text:p>-77</text:p>
          </table:table-cell>
          <table:table-cell table:style-name="ce12" office:value-type="float" office:value="-16124.7">
            <text:p>-16.125</text:p>
          </table:table-cell>
          <table:table-cell/>
          <table:table-cell office:value-type="float" office:value="-16788.19">
            <text:p>-16.788</text:p>
          </table:table-cell>
          <table:table-cell office:value-type="float" office:value="252581.33">
            <text:p>252.581</text:p>
          </table:table-cell>
          <table:table-cell office:value-type="float" office:value="42824.58">
            <text:p>42.825</text:p>
          </table:table-cell>
          <table:table-cell office:value-type="float" office:value="22745.32">
            <text:p>22.745</text:p>
          </table:table-cell>
          <table:table-cell office:value-type="float" office:value="12522.47">
            <text:p>12.522</text:p>
          </table:table-cell>
          <table:table-cell table:style-name="ce12" office:value-type="float" office:value="19505.06">
            <text:p>19.505</text:p>
          </table:table-cell>
          <table:table-cell office:value-type="float" office:value="8511.32">
            <text:p>8.511</text:p>
          </table:table-cell>
          <table:table-cell office:value-type="float" office:value="358690.08">
            <text:p>358.690</text:p>
          </table:table-cell>
          <table:table-cell office:value-type="float" office:value="341901.89">
            <text:p>341.902</text:p>
          </table:table-cell>
          <table:table-cell table:number-columns-repeated="3"/>
          <table:table-cell office:value-type="float" office:value="341901.89">
            <text:p>341.902</text:p>
          </table:table-cell>
          <table:table-cell table:style-name="ce12" office:value-type="float" office:value="40.8">
            <text:p>41</text:p>
          </table:table-cell>
          <table:table-cell table:style-name="ce12" office:value-type="float" office:value="-84.58">
            <text:p>-85</text:p>
          </table:table-cell>
          <table:table-cell table:style-name="ce13" office:value-type="float" office:value="-43.78">
            <text:p>-44</text:p>
          </table:table-cell>
          <table:table-cell office:value-type="float" office:value="341858.11">
            <text:p>341.858</text:p>
          </table:table-cell>
          <table:table-cell office:value-type="float" office:value="-49826.77">
            <text:p>-49.827</text:p>
          </table:table-cell>
          <table:table-cell office:value-type="float" office:value="78233.01">
            <text:p>78.233</text:p>
          </table:table-cell>
          <table:table-cell office:value-type="float" office:value="370264.35">
            <text:p>370.26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40.8">
            <text:p>-41</text:p>
          </table:table-cell>
          <table:table-cell table:number-columns-repeated="2"/>
          <table:table-cell office:value-type="float" office:value="-140.8">
            <text:p>-141</text:p>
          </table:table-cell>
          <table:table-cell office:value-type="float" office:value="124055.83">
            <text:p>124.056</text:p>
          </table:table-cell>
          <table:table-cell office:value-type="float" office:value="17301.91">
            <text:p>17.302</text:p>
          </table:table-cell>
          <table:table-cell office:value-type="float" office:value="145307.05">
            <text:p>145.307</text:p>
          </table:table-cell>
          <table:table-cell office:value-type="float" office:value="401.98">
            <text:p>402</text:p>
          </table:table-cell>
          <table:table-cell table:style-name="ce12" office:value-type="float" office:value="37100">
            <text:p>37.100</text:p>
          </table:table-cell>
          <table:table-cell office:value-type="float" office:value="10650">
            <text:p>10.650</text:p>
          </table:table-cell>
          <table:table-cell office:value-type="float" office:value="334816.77">
            <text:p>334.817</text:p>
          </table:table-cell>
          <table:table-cell office:value-type="float" office:value="334675.97">
            <text:p>334.676</text:p>
          </table:table-cell>
          <table:table-cell table:number-columns-repeated="3"/>
          <table:table-cell office:value-type="float" office:value="334675.97">
            <text:p>334.676</text:p>
          </table:table-cell>
          <table:table-cell table:number-columns-repeated="3"/>
          <table:table-cell office:value-type="float" office:value="334675.97">
            <text:p>334.676</text:p>
          </table:table-cell>
          <table:table-cell office:value-type="float" office:value="-65829.06">
            <text:p>-65.829</text:p>
          </table:table-cell>
          <table:table-cell office:value-type="float" office:value="137594.39">
            <text:p>137.594</text:p>
          </table:table-cell>
          <table:table-cell office:value-type="float" office:value="406441.3">
            <text:p>406.44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00">
            <text:p>-100</text:p>
          </table:table-cell>
          <table:table-cell office:value-type="float" office:value="-40.68">
            <text:p>-41</text:p>
          </table:table-cell>
          <table:table-cell table:number-columns-repeated="2"/>
          <table:table-cell office:value-type="float" office:value="-140.68">
            <text:p>-141</text:p>
          </table:table-cell>
          <table:table-cell office:value-type="float" office:value="112936.7">
            <text:p>112.937</text:p>
          </table:table-cell>
          <table:table-cell office:value-type="float" office:value="13958.64">
            <text:p>13.959</text:p>
          </table:table-cell>
          <table:table-cell office:value-type="float" office:value="145541.56">
            <text:p>145.542</text:p>
          </table:table-cell>
          <table:table-cell office:value-type="float" office:value="270.86">
            <text:p>271</text:p>
          </table:table-cell>
          <table:table-cell table:style-name="ce12" office:value-type="float" office:value="37000">
            <text:p>37.000</text:p>
          </table:table-cell>
          <table:table-cell office:value-type="float" office:value="10600">
            <text:p>10.600</text:p>
          </table:table-cell>
          <table:table-cell office:value-type="float" office:value="320307.76">
            <text:p>320.308</text:p>
          </table:table-cell>
          <table:table-cell office:value-type="float" office:value="320167.08">
            <text:p>320.167</text:p>
          </table:table-cell>
          <table:table-cell table:number-columns-repeated="3"/>
          <table:table-cell office:value-type="float" office:value="320167.08">
            <text:p>320.167</text:p>
          </table:table-cell>
          <table:table-cell table:number-columns-repeated="3"/>
          <table:table-cell office:value-type="float" office:value="320167.08">
            <text:p>320.167</text:p>
          </table:table-cell>
          <table:table-cell office:value-type="float" office:value="-40625.97">
            <text:p>-40.626</text:p>
          </table:table-cell>
          <table:table-cell office:value-type="float" office:value="70034.31">
            <text:p>70.034</text:p>
          </table:table-cell>
          <table:table-cell office:value-type="float" office:value="349575.42">
            <text:p>349.57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401.98">
            <text:p>-402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01.98">
            <text:p>-502</text:p>
          </table:table-cell>
          <table:table-cell office:value-type="float" office:value="97619.97">
            <text:p>97.620</text:p>
          </table:table-cell>
          <table:table-cell office:value-type="float" office:value="8109.48">
            <text:p>8.109</text:p>
          </table:table-cell>
          <table:table-cell office:value-type="float" office:value="633443.33">
            <text:p>633.443</text:p>
          </table:table-cell>
          <table:table-cell office:value-type="float" office:value="12293.27">
            <text:p>12.293</text:p>
          </table:table-cell>
          <table:table-cell table:style-name="ce12" office:value-type="float" office:value="37000">
            <text:p>37.000</text:p>
          </table:table-cell>
          <table:table-cell office:value-type="float" office:value="10604.32">
            <text:p>10.604</text:p>
          </table:table-cell>
          <table:table-cell office:value-type="float" office:value="799070.37">
            <text:p>799.070</text:p>
          </table:table-cell>
          <table:table-cell office:value-type="float" office:value="798568.39">
            <text:p>798.568</text:p>
          </table:table-cell>
          <table:table-cell table:number-columns-repeated="3"/>
          <table:table-cell office:value-type="float" office:value="798568.39">
            <text:p>798.568</text:p>
          </table:table-cell>
          <table:table-cell table:number-columns-repeated="3"/>
          <table:table-cell office:value-type="float" office:value="798568.39">
            <text:p>798.568</text:p>
          </table:table-cell>
          <table:table-cell office:value-type="float" office:value="-47705.61">
            <text:p>-47.706</text:p>
          </table:table-cell>
          <table:table-cell office:value-type="float" office:value="84713.44">
            <text:p>84.713</text:p>
          </table:table-cell>
          <table:table-cell office:value-type="float" office:value="835576.22">
            <text:p>835.57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01.97">
            <text:p>-402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01.97">
            <text:p>-502</text:p>
          </table:table-cell>
          <table:table-cell office:value-type="float" office:value="100618.7">
            <text:p>100.619</text:p>
          </table:table-cell>
          <table:table-cell office:value-type="float" office:value="11673.48">
            <text:p>11.673</text:p>
          </table:table-cell>
          <table:table-cell office:value-type="float" office:value="633444.17">
            <text:p>633.444</text:p>
          </table:table-cell>
          <table:table-cell office:value-type="float" office:value="12293.26">
            <text:p>12.293</text:p>
          </table:table-cell>
          <table:table-cell table:style-name="ce12" office:value-type="float" office:value="37000">
            <text:p>37.000</text:p>
          </table:table-cell>
          <table:table-cell office:value-type="float" office:value="10645.36">
            <text:p>10.645</text:p>
          </table:table-cell>
          <table:table-cell office:value-type="float" office:value="805674.97">
            <text:p>805.675</text:p>
          </table:table-cell>
          <table:table-cell office:value-type="float" office:value="805173">
            <text:p>805.173</text:p>
          </table:table-cell>
          <table:table-cell table:number-columns-repeated="3"/>
          <table:table-cell office:value-type="float" office:value="805173">
            <text:p>805.173</text:p>
          </table:table-cell>
          <table:table-cell table:number-columns-repeated="3"/>
          <table:table-cell office:value-type="float" office:value="805173">
            <text:p>805.173</text:p>
          </table:table-cell>
          <table:table-cell office:value-type="float" office:value="-47945.73">
            <text:p>-47.946</text:p>
          </table:table-cell>
          <table:table-cell office:value-type="float" office:value="85852.75">
            <text:p>85.853</text:p>
          </table:table-cell>
          <table:table-cell office:value-type="float" office:value="843080.02">
            <text:p>843.08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01.98">
            <text:p>-402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01.98">
            <text:p>-502</text:p>
          </table:table-cell>
          <table:table-cell office:value-type="float" office:value="100854.95">
            <text:p>100.855</text:p>
          </table:table-cell>
          <table:table-cell office:value-type="float" office:value="11398.32">
            <text:p>11.398</text:p>
          </table:table-cell>
          <table:table-cell office:value-type="float" office:value="633444.17">
            <text:p>633.444</text:p>
          </table:table-cell>
          <table:table-cell office:value-type="float" office:value="12293.27">
            <text:p>12.293</text:p>
          </table:table-cell>
          <table:table-cell table:style-name="ce12" office:value-type="float" office:value="37000">
            <text:p>37.000</text:p>
          </table:table-cell>
          <table:table-cell office:value-type="float" office:value="10631.8">
            <text:p>10.632</text:p>
          </table:table-cell>
          <table:table-cell office:value-type="float" office:value="805622.51">
            <text:p>805.623</text:p>
          </table:table-cell>
          <table:table-cell office:value-type="float" office:value="805120.53">
            <text:p>805.121</text:p>
          </table:table-cell>
          <table:table-cell table:number-columns-repeated="3"/>
          <table:table-cell office:value-type="float" office:value="805120.53">
            <text:p>805.121</text:p>
          </table:table-cell>
          <table:table-cell table:number-columns-repeated="3"/>
          <table:table-cell office:value-type="float" office:value="805120.53">
            <text:p>805.121</text:p>
          </table:table-cell>
          <table:table-cell office:value-type="float" office:value="-47706.93">
            <text:p>-47.707</text:p>
          </table:table-cell>
          <table:table-cell office:value-type="float" office:value="85200.22">
            <text:p>85.200</text:p>
          </table:table-cell>
          <table:table-cell office:value-type="float" office:value="842613.82">
            <text:p>842.61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01.97">
            <text:p>-402</text:p>
          </table:table-cell>
          <table:table-cell table:number-columns-repeated="2"/>
          <table:table-cell table:style-name="ce12" office:value-type="float" office:value="-100">
            <text:p>-100</text:p>
          </table:table-cell>
          <table:table-cell table:style-name="ce11"/>
          <table:table-cell table:number-columns-repeated="2"/>
          <table:table-cell office:value-type="float" office:value="-501.97">
            <text:p>-502</text:p>
          </table:table-cell>
          <table:table-cell office:value-type="float" office:value="94359.91">
            <text:p>94.360</text:p>
          </table:table-cell>
          <table:table-cell office:value-type="float" office:value="7854.6">
            <text:p>7.855</text:p>
          </table:table-cell>
          <table:table-cell office:value-type="float" office:value="633443.33">
            <text:p>633.443</text:p>
          </table:table-cell>
          <table:table-cell office:value-type="float" office:value="12293.26">
            <text:p>12.293</text:p>
          </table:table-cell>
          <table:table-cell table:style-name="ce12" office:value-type="float" office:value="37000">
            <text:p>37.000</text:p>
          </table:table-cell>
          <table:table-cell office:value-type="float" office:value="10631.56">
            <text:p>10.632</text:p>
          </table:table-cell>
          <table:table-cell office:value-type="float" office:value="795582.66">
            <text:p>795.583</text:p>
          </table:table-cell>
          <table:table-cell office:value-type="float" office:value="795080.69">
            <text:p>795.081</text:p>
          </table:table-cell>
          <table:table-cell table:number-columns-repeated="3"/>
          <table:table-cell office:value-type="float" office:value="795080.69">
            <text:p>795.081</text:p>
          </table:table-cell>
          <table:table-cell table:number-columns-repeated="3"/>
          <table:table-cell office:value-type="float" office:value="795080.69">
            <text:p>795.081</text:p>
          </table:table-cell>
          <table:table-cell office:value-type="float" office:value="-47707.17">
            <text:p>-47.707</text:p>
          </table:table-cell>
          <table:table-cell office:value-type="float" office:value="84189.19">
            <text:p>84.189</text:p>
          </table:table-cell>
          <table:table-cell office:value-type="float" office:value="831562.71">
            <text:p>831.56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7</text:p>
            <draw:g table:end-cell-address="Tabelle1.A211" table:end-x="0.41cm" table:end-y="0.016cm" draw:z-index="26" draw:name="SAPBEXq0001 U13C0F4E5B871A">
              <draw:custom-shape draw:name="SAPBEXq0001 U13C0F4E5B871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11" table:end-x="0.41cm" table:end-y="0.016cm" draw:z-index="159" draw:name="SAPBEXq0001 U13C0F4CFB0C1A">
              <draw:custom-shape draw:name="SAPBEXq0001 U13C0F4CFB0C1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llgemeine Personalwirt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12" table:end-x="0.41cm" table:end-y="0.016cm" draw:z-index="160" draw:name="SAPBEXq0001 U13C0F4CFB0C1B">
              <draw:custom-shape draw:name="SAPBEXq0001 U13C0F4CFB0C1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3248194.41">
            <text:p>-23.248.194</text:p>
          </table:table-cell>
          <table:table-cell table:style-name="ce12" office:value-type="float" office:value="-2425348.57">
            <text:p>-2.425.349</text:p>
          </table:table-cell>
          <table:table-cell/>
          <table:table-cell office:value-type="float" office:value="-25673542.98">
            <text:p>-25.673.543</text:p>
          </table:table-cell>
          <table:table-cell office:value-type="float" office:value="19128552.69">
            <text:p>19.128.553</text:p>
          </table:table-cell>
          <table:table-cell office:value-type="float" office:value="6466367.62">
            <text:p>6.466.368</text:p>
          </table:table-cell>
          <table:table-cell office:value-type="float" office:value="729.18">
            <text:p>729</text:p>
          </table:table-cell>
          <table:table-cell table:style-name="ce11"/>
          <table:table-cell/>
          <table:table-cell office:value-type="float" office:value="58061.83">
            <text:p>58.062</text:p>
          </table:table-cell>
          <table:table-cell office:value-type="float" office:value="25653711.32">
            <text:p>25.653.711</text:p>
          </table:table-cell>
          <table:table-cell office:value-type="float" office:value="-19831.66">
            <text:p>-19.832</text:p>
          </table:table-cell>
          <table:table-cell table:number-columns-repeated="3"/>
          <table:table-cell office:value-type="float" office:value="-19831.66">
            <text:p>-19.832</text:p>
          </table:table-cell>
          <table:table-cell table:number-columns-repeated="3"/>
          <table:table-cell office:value-type="float" office:value="-19831.66">
            <text:p>-19.832</text:p>
          </table:table-cell>
          <table:table-cell table:style-name="ce11"/>
          <table:table-cell office:value-type="float" office:value="1956143.53">
            <text:p>1.956.144</text:p>
          </table:table-cell>
          <table:table-cell office:value-type="float" office:value="1936311.87">
            <text:p>1.936.31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1524915.08">
            <text:p>-21.524.915</text:p>
          </table:table-cell>
          <table:table-cell table:number-columns-repeated="2"/>
          <table:table-cell office:value-type="float" office:value="-21524915.08">
            <text:p>-21.524.915</text:p>
          </table:table-cell>
          <table:table-cell office:value-type="float" office:value="17978290.54">
            <text:p>17.978.291</text:p>
          </table:table-cell>
          <table:table-cell office:value-type="float" office:value="2120286.46">
            <text:p>2.120.286</text:p>
          </table:table-cell>
          <table:table-cell office:value-type="float" office:value="700">
            <text:p>700</text:p>
          </table:table-cell>
          <table:table-cell table:style-name="ce11"/>
          <table:table-cell/>
          <table:table-cell office:value-type="float" office:value="5300">
            <text:p>5.300</text:p>
          </table:table-cell>
          <table:table-cell office:value-type="float" office:value="20104577">
            <text:p>20.104.577</text:p>
          </table:table-cell>
          <table:table-cell office:value-type="float" office:value="-1420338.08">
            <text:p>-1.420.338</text:p>
          </table:table-cell>
          <table:table-cell table:number-columns-repeated="3"/>
          <table:table-cell office:value-type="float" office:value="-1420338.08">
            <text:p>-1.420.338</text:p>
          </table:table-cell>
          <table:table-cell table:number-columns-repeated="3"/>
          <table:table-cell office:value-type="float" office:value="-1420338.08">
            <text:p>-1.420.338</text:p>
          </table:table-cell>
          <table:table-cell table:style-name="ce11"/>
          <table:table-cell office:value-type="float" office:value="2159765.24">
            <text:p>2.159.765</text:p>
          </table:table-cell>
          <table:table-cell office:value-type="float" office:value="739427.16">
            <text:p>739.42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2406591.92">
            <text:p>-22.406.592</text:p>
          </table:table-cell>
          <table:table-cell table:number-columns-repeated="2"/>
          <table:table-cell office:value-type="float" office:value="-22406591.92">
            <text:p>-22.406.592</text:p>
          </table:table-cell>
          <table:table-cell office:value-type="float" office:value="18208436.71">
            <text:p>18.208.437</text:p>
          </table:table-cell>
          <table:table-cell office:value-type="float" office:value="2804484.91">
            <text:p>2.804.485</text:p>
          </table:table-cell>
          <table:table-cell table:style-name="ce11" table:number-columns-repeated="2"/>
          <table:table-cell/>
          <table:table-cell table:style-name="ce11"/>
          <table:table-cell office:value-type="float" office:value="21012921.62">
            <text:p>21.012.922</text:p>
          </table:table-cell>
          <table:table-cell office:value-type="float" office:value="-1393670.3">
            <text:p>-1.393.670</text:p>
          </table:table-cell>
          <table:table-cell table:number-columns-repeated="3"/>
          <table:table-cell office:value-type="float" office:value="-1393670.3">
            <text:p>-1.393.670</text:p>
          </table:table-cell>
          <table:table-cell table:number-columns-repeated="3"/>
          <table:table-cell office:value-type="float" office:value="-1393670.3">
            <text:p>-1.393.670</text:p>
          </table:table-cell>
          <table:table-cell table:style-name="ce11"/>
          <table:table-cell office:value-type="float" office:value="1204209.52">
            <text:p>1.204.210</text:p>
          </table:table-cell>
          <table:table-cell office:value-type="float" office:value="-189460.78">
            <text:p>-189.46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0856300">
            <text:p>-20.856.300</text:p>
          </table:table-cell>
          <table:table-cell table:number-columns-repeated="2"/>
          <table:table-cell office:value-type="float" office:value="-20856300">
            <text:p>-20.856.300</text:p>
          </table:table-cell>
          <table:table-cell office:value-type="float" office:value="18321578.96">
            <text:p>18.321.579</text:p>
          </table:table-cell>
          <table:table-cell office:value-type="float" office:value="2159143.6">
            <text:p>2.159.144</text:p>
          </table:table-cell>
          <table:table-cell table:style-name="ce11" table:number-columns-repeated="2"/>
          <table:table-cell/>
          <table:table-cell office:value-type="float" office:value="919.92">
            <text:p>920</text:p>
          </table:table-cell>
          <table:table-cell office:value-type="float" office:value="20481642.48">
            <text:p>20.481.642</text:p>
          </table:table-cell>
          <table:table-cell office:value-type="float" office:value="-374657.52">
            <text:p>-374.658</text:p>
          </table:table-cell>
          <table:table-cell table:number-columns-repeated="3"/>
          <table:table-cell office:value-type="float" office:value="-374657.52">
            <text:p>-374.658</text:p>
          </table:table-cell>
          <table:table-cell table:number-columns-repeated="3"/>
          <table:table-cell office:value-type="float" office:value="-374657.52">
            <text:p>-374.658</text:p>
          </table:table-cell>
          <table:table-cell table:style-name="ce11"/>
          <table:table-cell office:value-type="float" office:value="955739.46">
            <text:p>955.739</text:p>
          </table:table-cell>
          <table:table-cell office:value-type="float" office:value="581081.94">
            <text:p>581.08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2679000">
            <text:p>-22.679.000</text:p>
          </table:table-cell>
          <table:table-cell table:number-columns-repeated="2"/>
          <table:table-cell office:value-type="float" office:value="-22679000">
            <text:p>-22.679.000</text:p>
          </table:table-cell>
          <table:table-cell office:value-type="float" office:value="19307236.42">
            <text:p>19.307.236</text:p>
          </table:table-cell>
          <table:table-cell office:value-type="float" office:value="3166412.47">
            <text:p>3.166.412</text:p>
          </table:table-cell>
          <table:table-cell table:style-name="ce11" table:number-columns-repeated="2"/>
          <table:table-cell/>
          <table:table-cell office:value-type="float" office:value="9899.04">
            <text:p>9.899</text:p>
          </table:table-cell>
          <table:table-cell office:value-type="float" office:value="22483547.93">
            <text:p>22.483.548</text:p>
          </table:table-cell>
          <table:table-cell office:value-type="float" office:value="-195452.07">
            <text:p>-195.452</text:p>
          </table:table-cell>
          <table:table-cell table:number-columns-repeated="3"/>
          <table:table-cell office:value-type="float" office:value="-195452.07">
            <text:p>-195.452</text:p>
          </table:table-cell>
          <table:table-cell table:number-columns-repeated="3"/>
          <table:table-cell office:value-type="float" office:value="-195452.07">
            <text:p>-195.452</text:p>
          </table:table-cell>
          <table:table-cell table:style-name="ce11"/>
          <table:table-cell office:value-type="float" office:value="1035399.04">
            <text:p>1.035.399</text:p>
          </table:table-cell>
          <table:table-cell office:value-type="float" office:value="839946.97">
            <text:p>839.94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2824200">
            <text:p>-22.824.200</text:p>
          </table:table-cell>
          <table:table-cell table:number-columns-repeated="2"/>
          <table:table-cell office:value-type="float" office:value="-22824200">
            <text:p>-22.824.200</text:p>
          </table:table-cell>
          <table:table-cell office:value-type="float" office:value="19436928.73">
            <text:p>19.436.929</text:p>
          </table:table-cell>
          <table:table-cell office:value-type="float" office:value="3132770.68">
            <text:p>3.132.771</text:p>
          </table:table-cell>
          <table:table-cell table:style-name="ce11" table:number-columns-repeated="2"/>
          <table:table-cell/>
          <table:table-cell office:value-type="float" office:value="7041.16">
            <text:p>7.041</text:p>
          </table:table-cell>
          <table:table-cell office:value-type="float" office:value="22576740.57">
            <text:p>22.576.741</text:p>
          </table:table-cell>
          <table:table-cell office:value-type="float" office:value="-247459.43">
            <text:p>-247.459</text:p>
          </table:table-cell>
          <table:table-cell table:number-columns-repeated="3"/>
          <table:table-cell office:value-type="float" office:value="-247459.43">
            <text:p>-247.459</text:p>
          </table:table-cell>
          <table:table-cell table:number-columns-repeated="3"/>
          <table:table-cell office:value-type="float" office:value="-247459.43">
            <text:p>-247.459</text:p>
          </table:table-cell>
          <table:table-cell table:style-name="ce11"/>
          <table:table-cell office:value-type="float" office:value="1022324.25">
            <text:p>1.022.324</text:p>
          </table:table-cell>
          <table:table-cell office:value-type="float" office:value="774864.82">
            <text:p>774.86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2930800">
            <text:p>-22.930.800</text:p>
          </table:table-cell>
          <table:table-cell table:number-columns-repeated="2"/>
          <table:table-cell office:value-type="float" office:value="-22930800">
            <text:p>-22.930.800</text:p>
          </table:table-cell>
          <table:table-cell office:value-type="float" office:value="19562067.44">
            <text:p>19.562.067</text:p>
          </table:table-cell>
          <table:table-cell office:value-type="float" office:value="3132811.31">
            <text:p>3.132.811</text:p>
          </table:table-cell>
          <table:table-cell table:style-name="ce11" table:number-columns-repeated="2"/>
          <table:table-cell/>
          <table:table-cell office:value-type="float" office:value="7199.76">
            <text:p>7.200</text:p>
          </table:table-cell>
          <table:table-cell office:value-type="float" office:value="22702078.51">
            <text:p>22.702.079</text:p>
          </table:table-cell>
          <table:table-cell office:value-type="float" office:value="-228721.49">
            <text:p>-228.721</text:p>
          </table:table-cell>
          <table:table-cell table:number-columns-repeated="3"/>
          <table:table-cell office:value-type="float" office:value="-228721.49">
            <text:p>-228.721</text:p>
          </table:table-cell>
          <table:table-cell table:number-columns-repeated="3"/>
          <table:table-cell office:value-type="float" office:value="-228721.49">
            <text:p>-228.721</text:p>
          </table:table-cell>
          <table:table-cell table:style-name="ce11"/>
          <table:table-cell office:value-type="float" office:value="1032443.28">
            <text:p>1.032.443</text:p>
          </table:table-cell>
          <table:table-cell office:value-type="float" office:value="803721.79">
            <text:p>803.72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128</text:p>
            <draw:g table:end-cell-address="Tabelle1.A219" table:end-x="0.41cm" table:end-y="0.016cm" draw:z-index="27" draw:name="SAPBEXq0001 U13C0F4E5B871B">
              <draw:custom-shape draw:name="SAPBEXq0001 U13C0F4E5B871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19" table:end-x="0.41cm" table:end-y="0.016cm" draw:z-index="161" draw:name="SAPBEXq0001 U13C0F4CFB0C1B">
              <draw:custom-shape draw:name="SAPBEXq0001 U13C0F4CFB0C1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bstelle für Kultur, Bildung und Wiss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20" table:end-x="0.41cm" table:end-y="0.016cm" draw:z-index="162" draw:name="SAPBEXq0001 U13C0F4CFB0C1C">
              <draw:custom-shape draw:name="SAPBEXq0001 U13C0F4CFB0C1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923.91">
            <text:p>-924</text:p>
          </table:table-cell>
          <table:table-cell table:number-columns-repeated="3"/>
          <table:table-cell office:value-type="float" office:value="-38.42">
            <text:p>-38</text:p>
          </table:table-cell>
          <table:table-cell table:style-name="ce12" office:value-type="float" office:value="-16642.67">
            <text:p>-16.643</text:p>
          </table:table-cell>
          <table:table-cell/>
          <table:table-cell office:value-type="float" office:value="-17605">
            <text:p>-17.605</text:p>
          </table:table-cell>
          <table:table-cell office:value-type="float" office:value="222559.22">
            <text:p>222.559</text:p>
          </table:table-cell>
          <table:table-cell office:value-type="float" office:value="37488.58">
            <text:p>37.489</text:p>
          </table:table-cell>
          <table:table-cell office:value-type="float" office:value="7426.27">
            <text:p>7.426</text:p>
          </table:table-cell>
          <table:table-cell office:value-type="float" office:value="4034.74">
            <text:p>4.035</text:p>
          </table:table-cell>
          <table:table-cell/>
          <table:table-cell office:value-type="float" office:value="4845.06">
            <text:p>4.845</text:p>
          </table:table-cell>
          <table:table-cell office:value-type="float" office:value="276353.87">
            <text:p>276.354</text:p>
          </table:table-cell>
          <table:table-cell office:value-type="float" office:value="258748.87">
            <text:p>258.749</text:p>
          </table:table-cell>
          <table:table-cell table:number-columns-repeated="3"/>
          <table:table-cell office:value-type="float" office:value="258748.87">
            <text:p>258.749</text:p>
          </table:table-cell>
          <table:table-cell table:number-columns-repeated="3"/>
          <table:table-cell office:value-type="float" office:value="258748.87">
            <text:p>258.749</text:p>
          </table:table-cell>
          <table:table-cell office:value-type="float" office:value="-13113.42">
            <text:p>-13.113</text:p>
          </table:table-cell>
          <table:table-cell office:value-type="float" office:value="22519.2">
            <text:p>22.519</text:p>
          </table:table-cell>
          <table:table-cell office:value-type="float" office:value="268154.65">
            <text:p>268.15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19.2">
            <text:p>-19</text:p>
          </table:table-cell>
          <table:table-cell table:number-columns-repeated="2"/>
          <table:table-cell office:value-type="float" office:value="-19.2">
            <text:p>-19</text:p>
          </table:table-cell>
          <table:table-cell office:value-type="float" office:value="212891.24">
            <text:p>212.891</text:p>
          </table:table-cell>
          <table:table-cell office:value-type="float" office:value="11386">
            <text:p>11.386</text:p>
          </table:table-cell>
          <table:table-cell office:value-type="float" office:value="7614.06">
            <text:p>7.614</text:p>
          </table:table-cell>
          <table:table-cell office:value-type="float" office:value="294.4">
            <text:p>294</text:p>
          </table:table-cell>
          <table:table-cell/>
          <table:table-cell office:value-type="float" office:value="5827.88">
            <text:p>5.828</text:p>
          </table:table-cell>
          <table:table-cell office:value-type="float" office:value="238013.58">
            <text:p>238.014</text:p>
          </table:table-cell>
          <table:table-cell office:value-type="float" office:value="237994.38">
            <text:p>237.994</text:p>
          </table:table-cell>
          <table:table-cell table:number-columns-repeated="3"/>
          <table:table-cell office:value-type="float" office:value="237994.38">
            <text:p>237.994</text:p>
          </table:table-cell>
          <table:table-cell table:number-columns-repeated="3"/>
          <table:table-cell office:value-type="float" office:value="237994.38">
            <text:p>237.994</text:p>
          </table:table-cell>
          <table:table-cell office:value-type="float" office:value="-18768.8">
            <text:p>-18.769</text:p>
          </table:table-cell>
          <table:table-cell office:value-type="float" office:value="26222.16">
            <text:p>26.222</text:p>
          </table:table-cell>
          <table:table-cell office:value-type="float" office:value="245447.74">
            <text:p>245.44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19.2">
            <text:p>-19</text:p>
          </table:table-cell>
          <table:table-cell table:number-columns-repeated="2"/>
          <table:table-cell office:value-type="float" office:value="-19.2">
            <text:p>-19</text:p>
          </table:table-cell>
          <table:table-cell office:value-type="float" office:value="204729.74">
            <text:p>204.730</text:p>
          </table:table-cell>
          <table:table-cell office:value-type="float" office:value="11882.54">
            <text:p>11.883</text:p>
          </table:table-cell>
          <table:table-cell office:value-type="float" office:value="7665.22">
            <text:p>7.665</text:p>
          </table:table-cell>
          <table:table-cell table:style-name="ce11"/>
          <table:table-cell/>
          <table:table-cell office:value-type="float" office:value="5827.88">
            <text:p>5.828</text:p>
          </table:table-cell>
          <table:table-cell office:value-type="float" office:value="230105.38">
            <text:p>230.105</text:p>
          </table:table-cell>
          <table:table-cell office:value-type="float" office:value="230086.18">
            <text:p>230.086</text:p>
          </table:table-cell>
          <table:table-cell table:number-columns-repeated="3"/>
          <table:table-cell office:value-type="float" office:value="230086.18">
            <text:p>230.086</text:p>
          </table:table-cell>
          <table:table-cell table:number-columns-repeated="3"/>
          <table:table-cell office:value-type="float" office:value="230086.18">
            <text:p>230.086</text:p>
          </table:table-cell>
          <table:table-cell office:value-type="float" office:value="-18263.74">
            <text:p>-18.264</text:p>
          </table:table-cell>
          <table:table-cell office:value-type="float" office:value="25318.36">
            <text:p>25.318</text:p>
          </table:table-cell>
          <table:table-cell office:value-type="float" office:value="237140.8">
            <text:p>237.14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58.41">
            <text:p>-158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8.41">
            <text:p>-158</text:p>
          </table:table-cell>
          <table:table-cell office:value-type="float" office:value="212322.88">
            <text:p>212.323</text:p>
          </table:table-cell>
          <table:table-cell office:value-type="float" office:value="9209.6">
            <text:p>9.210</text:p>
          </table:table-cell>
          <table:table-cell office:value-type="float" office:value="7328.12">
            <text:p>7.328</text:p>
          </table:table-cell>
          <table:table-cell office:value-type="float" office:value="3175.86">
            <text:p>3.176</text:p>
          </table:table-cell>
          <table:table-cell/>
          <table:table-cell office:value-type="float" office:value="6601.08">
            <text:p>6.601</text:p>
          </table:table-cell>
          <table:table-cell office:value-type="float" office:value="238637.54">
            <text:p>238.638</text:p>
          </table:table-cell>
          <table:table-cell office:value-type="float" office:value="238479.13">
            <text:p>238.479</text:p>
          </table:table-cell>
          <table:table-cell table:number-columns-repeated="3"/>
          <table:table-cell office:value-type="float" office:value="238479.13">
            <text:p>238.479</text:p>
          </table:table-cell>
          <table:table-cell table:number-columns-repeated="3"/>
          <table:table-cell office:value-type="float" office:value="238479.13">
            <text:p>238.479</text:p>
          </table:table-cell>
          <table:table-cell office:value-type="float" office:value="-20760.14">
            <text:p>-20.760</text:p>
          </table:table-cell>
          <table:table-cell office:value-type="float" office:value="21124.79">
            <text:p>21.125</text:p>
          </table:table-cell>
          <table:table-cell office:value-type="float" office:value="238843.78">
            <text:p>238.84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58.4">
            <text:p>-158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8.4">
            <text:p>-158</text:p>
          </table:table-cell>
          <table:table-cell office:value-type="float" office:value="217796.92">
            <text:p>217.797</text:p>
          </table:table-cell>
          <table:table-cell office:value-type="float" office:value="13461.72">
            <text:p>13.462</text:p>
          </table:table-cell>
          <table:table-cell office:value-type="float" office:value="7328.32">
            <text:p>7.328</text:p>
          </table:table-cell>
          <table:table-cell office:value-type="float" office:value="3175.85">
            <text:p>3.176</text:p>
          </table:table-cell>
          <table:table-cell/>
          <table:table-cell office:value-type="float" office:value="6651.72">
            <text:p>6.652</text:p>
          </table:table-cell>
          <table:table-cell office:value-type="float" office:value="248414.53">
            <text:p>248.415</text:p>
          </table:table-cell>
          <table:table-cell office:value-type="float" office:value="248256.13">
            <text:p>248.256</text:p>
          </table:table-cell>
          <table:table-cell table:number-columns-repeated="3"/>
          <table:table-cell office:value-type="float" office:value="248256.13">
            <text:p>248.256</text:p>
          </table:table-cell>
          <table:table-cell table:number-columns-repeated="3"/>
          <table:table-cell office:value-type="float" office:value="248256.13">
            <text:p>248.256</text:p>
          </table:table-cell>
          <table:table-cell office:value-type="float" office:value="-21032.15">
            <text:p>-21.032</text:p>
          </table:table-cell>
          <table:table-cell office:value-type="float" office:value="21683.76">
            <text:p>21.684</text:p>
          </table:table-cell>
          <table:table-cell office:value-type="float" office:value="248907.74">
            <text:p>248.90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58.41">
            <text:p>-158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8.41">
            <text:p>-158</text:p>
          </table:table-cell>
          <table:table-cell office:value-type="float" office:value="219704.56">
            <text:p>219.705</text:p>
          </table:table-cell>
          <table:table-cell office:value-type="float" office:value="13304.36">
            <text:p>13.304</text:p>
          </table:table-cell>
          <table:table-cell office:value-type="float" office:value="7328.32">
            <text:p>7.328</text:p>
          </table:table-cell>
          <table:table-cell office:value-type="float" office:value="3175.85">
            <text:p>3.176</text:p>
          </table:table-cell>
          <table:table-cell/>
          <table:table-cell office:value-type="float" office:value="6635.64">
            <text:p>6.636</text:p>
          </table:table-cell>
          <table:table-cell office:value-type="float" office:value="250148.73">
            <text:p>250.149</text:p>
          </table:table-cell>
          <table:table-cell office:value-type="float" office:value="249990.32">
            <text:p>249.990</text:p>
          </table:table-cell>
          <table:table-cell table:number-columns-repeated="3"/>
          <table:table-cell office:value-type="float" office:value="249990.32">
            <text:p>249.990</text:p>
          </table:table-cell>
          <table:table-cell table:number-columns-repeated="3"/>
          <table:table-cell office:value-type="float" office:value="249990.32">
            <text:p>249.990</text:p>
          </table:table-cell>
          <table:table-cell office:value-type="float" office:value="-21250.06">
            <text:p>-21.250</text:p>
          </table:table-cell>
          <table:table-cell office:value-type="float" office:value="21541.24">
            <text:p>21.541</text:p>
          </table:table-cell>
          <table:table-cell office:value-type="float" office:value="250281.5">
            <text:p>250.282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58.4">
            <text:p>-158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58.4">
            <text:p>-158</text:p>
          </table:table-cell>
          <table:table-cell office:value-type="float" office:value="221167.84">
            <text:p>221.168</text:p>
          </table:table-cell>
          <table:table-cell office:value-type="float" office:value="13290.08">
            <text:p>13.290</text:p>
          </table:table-cell>
          <table:table-cell office:value-type="float" office:value="7328.12">
            <text:p>7.328</text:p>
          </table:table-cell>
          <table:table-cell office:value-type="float" office:value="3175.84">
            <text:p>3.176</text:p>
          </table:table-cell>
          <table:table-cell/>
          <table:table-cell office:value-type="float" office:value="6636.36">
            <text:p>6.636</text:p>
          </table:table-cell>
          <table:table-cell office:value-type="float" office:value="251598.24">
            <text:p>251.598</text:p>
          </table:table-cell>
          <table:table-cell office:value-type="float" office:value="251439.84">
            <text:p>251.440</text:p>
          </table:table-cell>
          <table:table-cell table:number-columns-repeated="3"/>
          <table:table-cell office:value-type="float" office:value="251439.84">
            <text:p>251.440</text:p>
          </table:table-cell>
          <table:table-cell table:number-columns-repeated="3"/>
          <table:table-cell office:value-type="float" office:value="251439.84">
            <text:p>251.440</text:p>
          </table:table-cell>
          <table:table-cell office:value-type="float" office:value="-21390.02">
            <text:p>-21.390</text:p>
          </table:table-cell>
          <table:table-cell office:value-type="float" office:value="21658.45">
            <text:p>21.658</text:p>
          </table:table-cell>
          <table:table-cell office:value-type="float" office:value="251708.27">
            <text:p>251.70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1</text:p>
            <draw:g table:end-cell-address="Tabelle1.A227" table:end-x="0.41cm" table:end-y="0.016cm" draw:z-index="28" draw:name="SAPBEXq0001 U13C0F4E5B871C">
              <draw:custom-shape draw:name="SAPBEXq0001 U13C0F4E5B871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71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71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27" table:end-x="0.41cm" table:end-y="0.016cm" draw:z-index="163" draw:name="SAPBEXq0001 U13C0F4CFB0C1C">
              <draw:custom-shape draw:name="SAPBEXq0001 U13C0F4CFB0C1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C1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C1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Einwohnerangelegenhei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28" table:end-x="0.41cm" table:end-y="0.016cm" draw:z-index="164" draw:name="SAPBEXq0001 U13C0F4CFB0D1D">
              <draw:custom-shape draw:name="SAPBEXq0001 U13C0F4CFB0D1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5998">
            <text:p>-15.998</text:p>
          </table:table-cell>
          <table:table-cell/>
          <table:table-cell table:style-name="ce12" office:value-type="float" office:value="-2111905.11">
            <text:p>-2.111.905</text:p>
          </table:table-cell>
          <table:table-cell table:style-name="ce12" office:value-type="float" office:value="-42161.61">
            <text:p>-42.162</text:p>
          </table:table-cell>
          <table:table-cell office:value-type="float" office:value="-8796.55">
            <text:p>-8.797</text:p>
          </table:table-cell>
          <table:table-cell table:style-name="ce12" office:value-type="float" office:value="-477260.66">
            <text:p>-477.261</text:p>
          </table:table-cell>
          <table:table-cell/>
          <table:table-cell office:value-type="float" office:value="-2656121.93">
            <text:p>-2.656.122</text:p>
          </table:table-cell>
          <table:table-cell office:value-type="float" office:value="5656920.96">
            <text:p>5.656.921</text:p>
          </table:table-cell>
          <table:table-cell office:value-type="float" office:value="1114992.02">
            <text:p>1.114.992</text:p>
          </table:table-cell>
          <table:table-cell office:value-type="float" office:value="540940.78">
            <text:p>540.941</text:p>
          </table:table-cell>
          <table:table-cell office:value-type="float" office:value="180222.17">
            <text:p>180.222</text:p>
          </table:table-cell>
          <table:table-cell table:style-name="ce12" office:value-type="float" office:value="150">
            <text:p>150</text:p>
          </table:table-cell>
          <table:table-cell office:value-type="float" office:value="1372799.95">
            <text:p>1.372.800</text:p>
          </table:table-cell>
          <table:table-cell office:value-type="float" office:value="8866025.88">
            <text:p>8.866.026</text:p>
          </table:table-cell>
          <table:table-cell office:value-type="float" office:value="6209903.95">
            <text:p>6.209.904</text:p>
          </table:table-cell>
          <table:table-cell table:number-columns-repeated="3"/>
          <table:table-cell office:value-type="float" office:value="6209903.95">
            <text:p>6.209.904</text:p>
          </table:table-cell>
          <table:table-cell table:style-name="ce12" office:value-type="float" office:value="-63.12">
            <text:p>-63</text:p>
          </table:table-cell>
          <table:table-cell table:style-name="ce12" office:value-type="float" office:value="129.42">
            <text:p>129</text:p>
          </table:table-cell>
          <table:table-cell table:style-name="ce13" office:value-type="float" office:value="66.3">
            <text:p>66</text:p>
          </table:table-cell>
          <table:table-cell office:value-type="float" office:value="6209970.25">
            <text:p>6.209.970</text:p>
          </table:table-cell>
          <table:table-cell office:value-type="float" office:value="-47034.43">
            <text:p>-47.034</text:p>
          </table:table-cell>
          <table:table-cell office:value-type="float" office:value="1588096.69">
            <text:p>1.588.097</text:p>
          </table:table-cell>
          <table:table-cell office:value-type="float" office:value="7751032.51">
            <text:p>7.751.03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741.76">
            <text:p>-1.742</text:p>
          </table:table-cell>
          <table:table-cell/>
          <table:table-cell table:style-name="ce12" office:value-type="float" office:value="-2255200">
            <text:p>-2.255.200</text:p>
          </table:table-cell>
          <table:table-cell table:style-name="ce12" office:value-type="float" office:value="-30500">
            <text:p>-30.500</text:p>
          </table:table-cell>
          <table:table-cell office:value-type="float" office:value="-22916.08">
            <text:p>-22.916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2326457.84">
            <text:p>-2.326.458</text:p>
          </table:table-cell>
          <table:table-cell office:value-type="float" office:value="5825179.15">
            <text:p>5.825.179</text:p>
          </table:table-cell>
          <table:table-cell office:value-type="float" office:value="390659.56">
            <text:p>390.660</text:p>
          </table:table-cell>
          <table:table-cell office:value-type="float" office:value="653410.71">
            <text:p>653.411</text:p>
          </table:table-cell>
          <table:table-cell office:value-type="float" office:value="62203.9">
            <text:p>62.204</text:p>
          </table:table-cell>
          <table:table-cell table:style-name="ce12" office:value-type="float" office:value="150">
            <text:p>150</text:p>
          </table:table-cell>
          <table:table-cell office:value-type="float" office:value="1567217.6">
            <text:p>1.567.218</text:p>
          </table:table-cell>
          <table:table-cell office:value-type="float" office:value="8498820.92">
            <text:p>8.498.821</text:p>
          </table:table-cell>
          <table:table-cell office:value-type="float" office:value="6172363.08">
            <text:p>6.172.363</text:p>
          </table:table-cell>
          <table:table-cell table:number-columns-repeated="3"/>
          <table:table-cell office:value-type="float" office:value="6172363.08">
            <text:p>6.172.363</text:p>
          </table:table-cell>
          <table:table-cell table:number-columns-repeated="3"/>
          <table:table-cell office:value-type="float" office:value="6172363.08">
            <text:p>6.172.363</text:p>
          </table:table-cell>
          <table:table-cell office:value-type="float" office:value="-40234.73">
            <text:p>-40.235</text:p>
          </table:table-cell>
          <table:table-cell office:value-type="float" office:value="1677660.96">
            <text:p>1.677.661</text:p>
          </table:table-cell>
          <table:table-cell office:value-type="float" office:value="7809789.31">
            <text:p>7.809.78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3355000">
            <text:p>-3.355.000</text:p>
          </table:table-cell>
          <table:table-cell table:style-name="ce12" office:value-type="float" office:value="-30500">
            <text:p>-30.500</text:p>
          </table:table-cell>
          <table:table-cell office:value-type="float" office:value="-22915.36">
            <text:p>-22.915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3424515.36">
            <text:p>-3.424.515</text:p>
          </table:table-cell>
          <table:table-cell office:value-type="float" office:value="6342191.18">
            <text:p>6.342.191</text:p>
          </table:table-cell>
          <table:table-cell office:value-type="float" office:value="503759.05">
            <text:p>503.759</text:p>
          </table:table-cell>
          <table:table-cell office:value-type="float" office:value="685170.01">
            <text:p>685.170</text:p>
          </table:table-cell>
          <table:table-cell office:value-type="float" office:value="10120">
            <text:p>10.120</text:p>
          </table:table-cell>
          <table:table-cell table:style-name="ce12" office:value-type="float" office:value="150">
            <text:p>150</text:p>
          </table:table-cell>
          <table:table-cell office:value-type="float" office:value="2595179.52">
            <text:p>2.595.180</text:p>
          </table:table-cell>
          <table:table-cell office:value-type="float" office:value="10136569.76">
            <text:p>10.136.570</text:p>
          </table:table-cell>
          <table:table-cell office:value-type="float" office:value="6712054.4">
            <text:p>6.712.054</text:p>
          </table:table-cell>
          <table:table-cell table:number-columns-repeated="3"/>
          <table:table-cell office:value-type="float" office:value="6712054.4">
            <text:p>6.712.054</text:p>
          </table:table-cell>
          <table:table-cell table:number-columns-repeated="3"/>
          <table:table-cell office:value-type="float" office:value="6712054.4">
            <text:p>6.712.054</text:p>
          </table:table-cell>
          <table:table-cell office:value-type="float" office:value="-39145.46">
            <text:p>-39.145</text:p>
          </table:table-cell>
          <table:table-cell office:value-type="float" office:value="1195776.19">
            <text:p>1.195.776</text:p>
          </table:table-cell>
          <table:table-cell office:value-type="float" office:value="7868685.13">
            <text:p>7.868.68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7764.68">
            <text:p>-7.765</text:p>
          </table:table-cell>
          <table:table-cell/>
          <table:table-cell table:style-name="ce12" office:value-type="float" office:value="-3227400">
            <text:p>-3.227.400</text:p>
          </table:table-cell>
          <table:table-cell table:style-name="ce12" office:value-type="float" office:value="-33000">
            <text:p>-33.000</text:p>
          </table:table-cell>
          <table:table-cell office:value-type="float" office:value="-21650">
            <text:p>-21.650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3305914.68">
            <text:p>-3.305.915</text:p>
          </table:table-cell>
          <table:table-cell office:value-type="float" office:value="6327586">
            <text:p>6.327.586</text:p>
          </table:table-cell>
          <table:table-cell office:value-type="float" office:value="375798.36">
            <text:p>375.798</text:p>
          </table:table-cell>
          <table:table-cell office:value-type="float" office:value="658658.95">
            <text:p>658.659</text:p>
          </table:table-cell>
          <table:table-cell office:value-type="float" office:value="190067.42">
            <text:p>190.067</text:p>
          </table:table-cell>
          <table:table-cell table:style-name="ce12" office:value-type="float" office:value="150">
            <text:p>150</text:p>
          </table:table-cell>
          <table:table-cell office:value-type="float" office:value="2387487.04">
            <text:p>2.387.487</text:p>
          </table:table-cell>
          <table:table-cell office:value-type="float" office:value="9939747.77">
            <text:p>9.939.748</text:p>
          </table:table-cell>
          <table:table-cell office:value-type="float" office:value="6633833.09">
            <text:p>6.633.833</text:p>
          </table:table-cell>
          <table:table-cell table:number-columns-repeated="3"/>
          <table:table-cell office:value-type="float" office:value="6633833.09">
            <text:p>6.633.833</text:p>
          </table:table-cell>
          <table:table-cell table:number-columns-repeated="3"/>
          <table:table-cell office:value-type="float" office:value="6633833.09">
            <text:p>6.633.833</text:p>
          </table:table-cell>
          <table:table-cell office:value-type="float" office:value="-202726.52">
            <text:p>-202.727</text:p>
          </table:table-cell>
          <table:table-cell office:value-type="float" office:value="1621714.14">
            <text:p>1.621.714</text:p>
          </table:table-cell>
          <table:table-cell office:value-type="float" office:value="8052820.71">
            <text:p>8.052.82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7416.49">
            <text:p>-7.416</text:p>
          </table:table-cell>
          <table:table-cell/>
          <table:table-cell table:style-name="ce12" office:value-type="float" office:value="-3170700">
            <text:p>-3.170.700</text:p>
          </table:table-cell>
          <table:table-cell table:style-name="ce12" office:value-type="float" office:value="-33000">
            <text:p>-33.000</text:p>
          </table:table-cell>
          <table:table-cell office:value-type="float" office:value="-21650">
            <text:p>-21.650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3248866.49">
            <text:p>-3.248.866</text:p>
          </table:table-cell>
          <table:table-cell office:value-type="float" office:value="6528557.42">
            <text:p>6.528.557</text:p>
          </table:table-cell>
          <table:table-cell office:value-type="float" office:value="553051.24">
            <text:p>553.051</text:p>
          </table:table-cell>
          <table:table-cell office:value-type="float" office:value="658660.54">
            <text:p>658.661</text:p>
          </table:table-cell>
          <table:table-cell office:value-type="float" office:value="185915.91">
            <text:p>185.916</text:p>
          </table:table-cell>
          <table:table-cell table:style-name="ce12" office:value-type="float" office:value="150">
            <text:p>150</text:p>
          </table:table-cell>
          <table:table-cell office:value-type="float" office:value="2322055">
            <text:p>2.322.055</text:p>
          </table:table-cell>
          <table:table-cell office:value-type="float" office:value="10248390.11">
            <text:p>10.248.390</text:p>
          </table:table-cell>
          <table:table-cell office:value-type="float" office:value="6999523.62">
            <text:p>6.999.524</text:p>
          </table:table-cell>
          <table:table-cell table:number-columns-repeated="3"/>
          <table:table-cell office:value-type="float" office:value="6999523.62">
            <text:p>6.999.524</text:p>
          </table:table-cell>
          <table:table-cell table:number-columns-repeated="3"/>
          <table:table-cell office:value-type="float" office:value="6999523.62">
            <text:p>6.999.524</text:p>
          </table:table-cell>
          <table:table-cell office:value-type="float" office:value="-202843.57">
            <text:p>-202.844</text:p>
          </table:table-cell>
          <table:table-cell office:value-type="float" office:value="3242082.34">
            <text:p>3.242.082</text:p>
          </table:table-cell>
          <table:table-cell office:value-type="float" office:value="10038762.39">
            <text:p>10.038.76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082.76">
            <text:p>-6.083</text:p>
          </table:table-cell>
          <table:table-cell/>
          <table:table-cell table:style-name="ce12" office:value-type="float" office:value="-3095400">
            <text:p>-3.095.400</text:p>
          </table:table-cell>
          <table:table-cell table:style-name="ce12" office:value-type="float" office:value="-33000">
            <text:p>-33.000</text:p>
          </table:table-cell>
          <table:table-cell office:value-type="float" office:value="-21650">
            <text:p>-21.650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3172232.76">
            <text:p>-3.172.233</text:p>
          </table:table-cell>
          <table:table-cell office:value-type="float" office:value="6583284.5">
            <text:p>6.583.285</text:p>
          </table:table-cell>
          <table:table-cell office:value-type="float" office:value="546348.4">
            <text:p>546.348</text:p>
          </table:table-cell>
          <table:table-cell office:value-type="float" office:value="658660.61">
            <text:p>658.661</text:p>
          </table:table-cell>
          <table:table-cell office:value-type="float" office:value="160261.83">
            <text:p>160.262</text:p>
          </table:table-cell>
          <table:table-cell table:style-name="ce12" office:value-type="float" office:value="150">
            <text:p>150</text:p>
          </table:table-cell>
          <table:table-cell office:value-type="float" office:value="2274943.52">
            <text:p>2.274.944</text:p>
          </table:table-cell>
          <table:table-cell office:value-type="float" office:value="10223648.86">
            <text:p>10.223.649</text:p>
          </table:table-cell>
          <table:table-cell office:value-type="float" office:value="7051416.1">
            <text:p>7.051.416</text:p>
          </table:table-cell>
          <table:table-cell table:number-columns-repeated="3"/>
          <table:table-cell office:value-type="float" office:value="7051416.1">
            <text:p>7.051.416</text:p>
          </table:table-cell>
          <table:table-cell table:number-columns-repeated="3"/>
          <table:table-cell office:value-type="float" office:value="7051416.1">
            <text:p>7.051.416</text:p>
          </table:table-cell>
          <table:table-cell office:value-type="float" office:value="-202726.34">
            <text:p>-202.726</text:p>
          </table:table-cell>
          <table:table-cell office:value-type="float" office:value="1634565.54">
            <text:p>1.634.566</text:p>
          </table:table-cell>
          <table:table-cell office:value-type="float" office:value="8483255.3">
            <text:p>8.483.25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694.65">
            <text:p>-5.695</text:p>
          </table:table-cell>
          <table:table-cell/>
          <table:table-cell table:style-name="ce12" office:value-type="float" office:value="-3095400">
            <text:p>-3.095.400</text:p>
          </table:table-cell>
          <table:table-cell table:style-name="ce12" office:value-type="float" office:value="-33000">
            <text:p>-33.000</text:p>
          </table:table-cell>
          <table:table-cell office:value-type="float" office:value="-21650">
            <text:p>-21.650</text:p>
          </table:table-cell>
          <table:table-cell table:style-name="ce12" office:value-type="float" office:value="-16100">
            <text:p>-16.100</text:p>
          </table:table-cell>
          <table:table-cell/>
          <table:table-cell office:value-type="float" office:value="-3171844.65">
            <text:p>-3.171.845</text:p>
          </table:table-cell>
          <table:table-cell office:value-type="float" office:value="6630286.76">
            <text:p>6.630.287</text:p>
          </table:table-cell>
          <table:table-cell office:value-type="float" office:value="547391.11">
            <text:p>547.391</text:p>
          </table:table-cell>
          <table:table-cell office:value-type="float" office:value="658658.87">
            <text:p>658.659</text:p>
          </table:table-cell>
          <table:table-cell office:value-type="float" office:value="157050.19">
            <text:p>157.050</text:p>
          </table:table-cell>
          <table:table-cell table:style-name="ce12" office:value-type="float" office:value="150">
            <text:p>150</text:p>
          </table:table-cell>
          <table:table-cell office:value-type="float" office:value="2274978.68">
            <text:p>2.274.979</text:p>
          </table:table-cell>
          <table:table-cell office:value-type="float" office:value="10268515.61">
            <text:p>10.268.516</text:p>
          </table:table-cell>
          <table:table-cell office:value-type="float" office:value="7096670.96">
            <text:p>7.096.671</text:p>
          </table:table-cell>
          <table:table-cell table:number-columns-repeated="3"/>
          <table:table-cell office:value-type="float" office:value="7096670.96">
            <text:p>7.096.671</text:p>
          </table:table-cell>
          <table:table-cell table:number-columns-repeated="3"/>
          <table:table-cell office:value-type="float" office:value="7096670.96">
            <text:p>7.096.671</text:p>
          </table:table-cell>
          <table:table-cell office:value-type="float" office:value="-202726.41">
            <text:p>-202.726</text:p>
          </table:table-cell>
          <table:table-cell office:value-type="float" office:value="1639010.45">
            <text:p>1.639.010</text:p>
          </table:table-cell>
          <table:table-cell office:value-type="float" office:value="8532955">
            <text:p>8.532.95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2</text:p>
            <draw:g table:end-cell-address="Tabelle1.A235" table:end-x="0.41cm" table:end-y="0.016cm" draw:z-index="29" draw:name="SAPBEXq0001 U13C0F7D5F41D">
              <draw:custom-shape draw:name="SAPBEXq0001 U13C0F7D5F41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1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1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35" table:end-x="0.41cm" table:end-y="0.016cm" draw:z-index="165" draw:name="SAPBEXq0001 U13C0F4CFB0D1D">
              <draw:custom-shape draw:name="SAPBEXq0001 U13C0F4CFB0D1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Wahlen und Abstimm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36" table:end-x="0.41cm" table:end-y="0.016cm" draw:z-index="166" draw:name="SAPBEXq0001 U13C0F4CFB0D1E">
              <draw:custom-shape draw:name="SAPBEXq0001 U13C0F4CFB0D1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199.35">
            <text:p>-2.199</text:p>
          </table:table-cell>
          <table:table-cell/>
          <table:table-cell table:style-name="ce12" office:value-type="float" office:value="-30">
            <text:p>-30</text:p>
          </table:table-cell>
          <table:table-cell table:style-name="ce12" office:value-type="float" office:value="-85">
            <text:p>-85</text:p>
          </table:table-cell>
          <table:table-cell office:value-type="float" office:value="-667716.07">
            <text:p>-667.716</text:p>
          </table:table-cell>
          <table:table-cell table:style-name="ce12" office:value-type="float" office:value="-86041.3">
            <text:p>-86.041</text:p>
          </table:table-cell>
          <table:table-cell/>
          <table:table-cell office:value-type="float" office:value="-756071.72">
            <text:p>-756.072</text:p>
          </table:table-cell>
          <table:table-cell office:value-type="float" office:value="1209082.37">
            <text:p>1.209.082</text:p>
          </table:table-cell>
          <table:table-cell office:value-type="float" office:value="228187.13">
            <text:p>228.187</text:p>
          </table:table-cell>
          <table:table-cell office:value-type="float" office:value="72857.15">
            <text:p>72.857</text:p>
          </table:table-cell>
          <table:table-cell office:value-type="float" office:value="2616.26">
            <text:p>2.616</text:p>
          </table:table-cell>
          <table:table-cell/>
          <table:table-cell office:value-type="float" office:value="1097939.47">
            <text:p>1.097.939</text:p>
          </table:table-cell>
          <table:table-cell office:value-type="float" office:value="2610682.38">
            <text:p>2.610.682</text:p>
          </table:table-cell>
          <table:table-cell office:value-type="float" office:value="1854610.66">
            <text:p>1.854.611</text:p>
          </table:table-cell>
          <table:table-cell table:number-columns-repeated="3"/>
          <table:table-cell office:value-type="float" office:value="1854610.66">
            <text:p>1.854.611</text:p>
          </table:table-cell>
          <table:table-cell table:style-name="ce12" office:value-type="float" office:value="-1.32">
            <text:p>-1</text:p>
          </table:table-cell>
          <table:table-cell table:style-name="ce12" office:value-type="float" office:value="2.72">
            <text:p>3</text:p>
          </table:table-cell>
          <table:table-cell table:style-name="ce13" office:value-type="float" office:value="1.4">
            <text:p>1</text:p>
          </table:table-cell>
          <table:table-cell office:value-type="float" office:value="1854612.06">
            <text:p>1.854.612</text:p>
          </table:table-cell>
          <table:table-cell table:style-name="ce11"/>
          <table:table-cell office:value-type="float" office:value="208631.29">
            <text:p>208.631</text:p>
          </table:table-cell>
          <table:table-cell office:value-type="float" office:value="2063243.35">
            <text:p>2.063.24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4.26">
            <text:p>-84</text:p>
          </table:table-cell>
          <table:table-cell table:number-columns-repeated="3"/>
          <table:table-cell office:value-type="float" office:value="-249346.16">
            <text:p>-249.346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49530.42">
            <text:p>-249.530</text:p>
          </table:table-cell>
          <table:table-cell office:value-type="float" office:value="560789.75">
            <text:p>560.790</text:p>
          </table:table-cell>
          <table:table-cell office:value-type="float" office:value="78191.03">
            <text:p>78.191</text:p>
          </table:table-cell>
          <table:table-cell office:value-type="float" office:value="64352.19">
            <text:p>64.352</text:p>
          </table:table-cell>
          <table:table-cell office:value-type="float" office:value="2329.3">
            <text:p>2.329</text:p>
          </table:table-cell>
          <table:table-cell/>
          <table:table-cell office:value-type="float" office:value="380475.36">
            <text:p>380.475</text:p>
          </table:table-cell>
          <table:table-cell office:value-type="float" office:value="1086137.63">
            <text:p>1.086.138</text:p>
          </table:table-cell>
          <table:table-cell office:value-type="float" office:value="836607.21">
            <text:p>836.607</text:p>
          </table:table-cell>
          <table:table-cell table:number-columns-repeated="3"/>
          <table:table-cell office:value-type="float" office:value="836607.21">
            <text:p>836.607</text:p>
          </table:table-cell>
          <table:table-cell table:number-columns-repeated="3"/>
          <table:table-cell office:value-type="float" office:value="836607.21">
            <text:p>836.607</text:p>
          </table:table-cell>
          <table:table-cell table:style-name="ce11"/>
          <table:table-cell office:value-type="float" office:value="186533.1">
            <text:p>186.533</text:p>
          </table:table-cell>
          <table:table-cell office:value-type="float" office:value="1023140.31">
            <text:p>1.023.14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146.04">
            <text:p>-146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46.04">
            <text:p>-246</text:p>
          </table:table-cell>
          <table:table-cell office:value-type="float" office:value="591466.47">
            <text:p>591.466</text:p>
          </table:table-cell>
          <table:table-cell office:value-type="float" office:value="103257.22">
            <text:p>103.257</text:p>
          </table:table-cell>
          <table:table-cell office:value-type="float" office:value="58808.44">
            <text:p>58.808</text:p>
          </table:table-cell>
          <table:table-cell office:value-type="float" office:value="713.9">
            <text:p>714</text:p>
          </table:table-cell>
          <table:table-cell/>
          <table:table-cell office:value-type="float" office:value="28586.96">
            <text:p>28.587</text:p>
          </table:table-cell>
          <table:table-cell office:value-type="float" office:value="782832.99">
            <text:p>782.833</text:p>
          </table:table-cell>
          <table:table-cell office:value-type="float" office:value="782586.95">
            <text:p>782.587</text:p>
          </table:table-cell>
          <table:table-cell table:number-columns-repeated="3"/>
          <table:table-cell office:value-type="float" office:value="782586.95">
            <text:p>782.587</text:p>
          </table:table-cell>
          <table:table-cell table:number-columns-repeated="3"/>
          <table:table-cell office:value-type="float" office:value="782586.95">
            <text:p>782.587</text:p>
          </table:table-cell>
          <table:table-cell table:style-name="ce11"/>
          <table:table-cell office:value-type="float" office:value="127402.66">
            <text:p>127.403</text:p>
          </table:table-cell>
          <table:table-cell office:value-type="float" office:value="909989.61">
            <text:p>909.99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4.26">
            <text:p>-8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4.26">
            <text:p>-84</text:p>
          </table:table-cell>
          <table:table-cell office:value-type="float" office:value="351313.8">
            <text:p>351.314</text:p>
          </table:table-cell>
          <table:table-cell office:value-type="float" office:value="46348.84">
            <text:p>46.349</text:p>
          </table:table-cell>
          <table:table-cell office:value-type="float" office:value="58771.64">
            <text:p>58.772</text:p>
          </table:table-cell>
          <table:table-cell office:value-type="float" office:value="890.02">
            <text:p>890</text:p>
          </table:table-cell>
          <table:table-cell/>
          <table:table-cell office:value-type="float" office:value="15330.2">
            <text:p>15.330</text:p>
          </table:table-cell>
          <table:table-cell office:value-type="float" office:value="472654.5">
            <text:p>472.655</text:p>
          </table:table-cell>
          <table:table-cell office:value-type="float" office:value="472570.24">
            <text:p>472.570</text:p>
          </table:table-cell>
          <table:table-cell table:number-columns-repeated="3"/>
          <table:table-cell office:value-type="float" office:value="472570.24">
            <text:p>472.570</text:p>
          </table:table-cell>
          <table:table-cell table:number-columns-repeated="3"/>
          <table:table-cell office:value-type="float" office:value="472570.24">
            <text:p>472.570</text:p>
          </table:table-cell>
          <table:table-cell table:style-name="ce11"/>
          <table:table-cell office:value-type="float" office:value="89879.5">
            <text:p>89.880</text:p>
          </table:table-cell>
          <table:table-cell office:value-type="float" office:value="562449.74">
            <text:p>562.45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4.26">
            <text:p>-84</text:p>
          </table:table-cell>
          <table:table-cell table:number-columns-repeated="3"/>
          <table:table-cell office:value-type="float" office:value="-310000">
            <text:p>-310.000</text:p>
          </table:table-cell>
          <table:table-cell table:number-columns-repeated="2"/>
          <table:table-cell office:value-type="float" office:value="-310084.26">
            <text:p>-310.084</text:p>
          </table:table-cell>
          <table:table-cell office:value-type="float" office:value="368809.68">
            <text:p>368.810</text:p>
          </table:table-cell>
          <table:table-cell office:value-type="float" office:value="67788.2">
            <text:p>67.788</text:p>
          </table:table-cell>
          <table:table-cell office:value-type="float" office:value="61423.26">
            <text:p>61.423</text:p>
          </table:table-cell>
          <table:table-cell office:value-type="float" office:value="891.01">
            <text:p>891</text:p>
          </table:table-cell>
          <table:table-cell/>
          <table:table-cell office:value-type="float" office:value="412097.36">
            <text:p>412.097</text:p>
          </table:table-cell>
          <table:table-cell office:value-type="float" office:value="911009.51">
            <text:p>911.010</text:p>
          </table:table-cell>
          <table:table-cell office:value-type="float" office:value="600925.25">
            <text:p>600.925</text:p>
          </table:table-cell>
          <table:table-cell table:number-columns-repeated="3"/>
          <table:table-cell office:value-type="float" office:value="600925.25">
            <text:p>600.925</text:p>
          </table:table-cell>
          <table:table-cell table:number-columns-repeated="3"/>
          <table:table-cell office:value-type="float" office:value="600925.25">
            <text:p>600.925</text:p>
          </table:table-cell>
          <table:table-cell table:style-name="ce11"/>
          <table:table-cell office:value-type="float" office:value="102967.41">
            <text:p>102.967</text:p>
          </table:table-cell>
          <table:table-cell office:value-type="float" office:value="703892.66">
            <text:p>703.89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4.26">
            <text:p>-84</text:p>
          </table:table-cell>
          <table:table-cell table:number-columns-repeated="3"/>
          <table:table-cell office:value-type="float" office:value="-250000">
            <text:p>-250.000</text:p>
          </table:table-cell>
          <table:table-cell table:number-columns-repeated="2"/>
          <table:table-cell office:value-type="float" office:value="-250084.26">
            <text:p>-250.084</text:p>
          </table:table-cell>
          <table:table-cell office:value-type="float" office:value="370498.64">
            <text:p>370.499</text:p>
          </table:table-cell>
          <table:table-cell office:value-type="float" office:value="66975.44">
            <text:p>66.975</text:p>
          </table:table-cell>
          <table:table-cell office:value-type="float" office:value="66773.25">
            <text:p>66.773</text:p>
          </table:table-cell>
          <table:table-cell office:value-type="float" office:value="891.02">
            <text:p>891</text:p>
          </table:table-cell>
          <table:table-cell/>
          <table:table-cell office:value-type="float" office:value="497111.56">
            <text:p>497.112</text:p>
          </table:table-cell>
          <table:table-cell office:value-type="float" office:value="1002249.91">
            <text:p>1.002.250</text:p>
          </table:table-cell>
          <table:table-cell office:value-type="float" office:value="752165.65">
            <text:p>752.166</text:p>
          </table:table-cell>
          <table:table-cell table:number-columns-repeated="3"/>
          <table:table-cell office:value-type="float" office:value="752165.65">
            <text:p>752.166</text:p>
          </table:table-cell>
          <table:table-cell table:number-columns-repeated="3"/>
          <table:table-cell office:value-type="float" office:value="752165.65">
            <text:p>752.166</text:p>
          </table:table-cell>
          <table:table-cell table:style-name="ce11"/>
          <table:table-cell office:value-type="float" office:value="104985.19">
            <text:p>104.985</text:p>
          </table:table-cell>
          <table:table-cell office:value-type="float" office:value="857150.84">
            <text:p>857.15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4.26">
            <text:p>-84</text:p>
          </table:table-cell>
          <table:table-cell table:number-columns-repeated="3"/>
          <table:table-cell office:value-type="float" office:value="-285000">
            <text:p>-285.000</text:p>
          </table:table-cell>
          <table:table-cell table:number-columns-repeated="2"/>
          <table:table-cell office:value-type="float" office:value="-285084.26">
            <text:p>-285.084</text:p>
          </table:table-cell>
          <table:table-cell office:value-type="float" office:value="373213.88">
            <text:p>373.214</text:p>
          </table:table-cell>
          <table:table-cell office:value-type="float" office:value="67164.04">
            <text:p>67.164</text:p>
          </table:table-cell>
          <table:table-cell office:value-type="float" office:value="64821.62">
            <text:p>64.822</text:p>
          </table:table-cell>
          <table:table-cell office:value-type="float" office:value="891">
            <text:p>891</text:p>
          </table:table-cell>
          <table:table-cell/>
          <table:table-cell office:value-type="float" office:value="968516.36">
            <text:p>968.516</text:p>
          </table:table-cell>
          <table:table-cell office:value-type="float" office:value="1474606.9">
            <text:p>1.474.607</text:p>
          </table:table-cell>
          <table:table-cell office:value-type="float" office:value="1189522.64">
            <text:p>1.189.523</text:p>
          </table:table-cell>
          <table:table-cell table:number-columns-repeated="3"/>
          <table:table-cell office:value-type="float" office:value="1189522.64">
            <text:p>1.189.523</text:p>
          </table:table-cell>
          <table:table-cell table:number-columns-repeated="3"/>
          <table:table-cell office:value-type="float" office:value="1189522.64">
            <text:p>1.189.523</text:p>
          </table:table-cell>
          <table:table-cell table:style-name="ce11"/>
          <table:table-cell office:value-type="float" office:value="118730.25">
            <text:p>118.730</text:p>
          </table:table-cell>
          <table:table-cell office:value-type="float" office:value="1308252.89">
            <text:p>1.308.25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3</text:p>
            <draw:g table:end-cell-address="Tabelle1.A243" table:end-x="0.41cm" table:end-y="0.016cm" draw:z-index="30" draw:name="SAPBEXq0001 U13C0F7D5F41E">
              <draw:custom-shape draw:name="SAPBEXq0001 U13C0F7D5F41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1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1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43" table:end-x="0.41cm" table:end-y="0.016cm" draw:z-index="167" draw:name="SAPBEXq0001 U13C0F4CFB0D1E">
              <draw:custom-shape draw:name="SAPBEXq0001 U13C0F4CFB0D1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tistische Angelegenhei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44" table:end-x="0.41cm" table:end-y="0.016cm" draw:z-index="168" draw:name="SAPBEXq0001 U13C0F4CFB0D1F">
              <draw:custom-shape draw:name="SAPBEXq0001 U13C0F4CFB0D1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018.12">
            <text:p>-2.018</text:p>
          </table:table-cell>
          <table:table-cell table:number-columns-repeated="2"/>
          <table:table-cell table:style-name="ce12" office:value-type="float" office:value="-561.2">
            <text:p>-561</text:p>
          </table:table-cell>
          <table:table-cell office:value-type="float" office:value="-746.42">
            <text:p>-746</text:p>
          </table:table-cell>
          <table:table-cell table:style-name="ce12" office:value-type="float" office:value="-20002.64">
            <text:p>-20.003</text:p>
          </table:table-cell>
          <table:table-cell/>
          <table:table-cell office:value-type="float" office:value="-23328.38">
            <text:p>-23.328</text:p>
          </table:table-cell>
          <table:table-cell office:value-type="float" office:value="381734.2">
            <text:p>381.734</text:p>
          </table:table-cell>
          <table:table-cell office:value-type="float" office:value="38129.15">
            <text:p>38.129</text:p>
          </table:table-cell>
          <table:table-cell office:value-type="float" office:value="15954.14">
            <text:p>15.954</text:p>
          </table:table-cell>
          <table:table-cell office:value-type="float" office:value="5973.16">
            <text:p>5.973</text:p>
          </table:table-cell>
          <table:table-cell/>
          <table:table-cell office:value-type="float" office:value="5633.41">
            <text:p>5.633</text:p>
          </table:table-cell>
          <table:table-cell office:value-type="float" office:value="447424.06">
            <text:p>447.424</text:p>
          </table:table-cell>
          <table:table-cell office:value-type="float" office:value="424095.68">
            <text:p>424.096</text:p>
          </table:table-cell>
          <table:table-cell table:number-columns-repeated="3"/>
          <table:table-cell office:value-type="float" office:value="424095.68">
            <text:p>424.096</text:p>
          </table:table-cell>
          <table:table-cell table:number-columns-repeated="3"/>
          <table:table-cell office:value-type="float" office:value="424095.68">
            <text:p>424.096</text:p>
          </table:table-cell>
          <table:table-cell table:style-name="ce11"/>
          <table:table-cell office:value-type="float" office:value="54760.7">
            <text:p>54.761</text:p>
          </table:table-cell>
          <table:table-cell office:value-type="float" office:value="478856.38">
            <text:p>478.85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5090.72">
            <text:p>-15.091</text:p>
          </table:table-cell>
          <table:table-cell table:number-columns-repeated="2"/>
          <table:table-cell table:style-name="ce12" office:value-type="float" office:value="-1400">
            <text:p>-1.400</text:p>
          </table:table-cell>
          <table:table-cell office:value-type="float" office:value="-120.4">
            <text:p>-120</text:p>
          </table:table-cell>
          <table:table-cell table:number-columns-repeated="2"/>
          <table:table-cell office:value-type="float" office:value="-16611.12">
            <text:p>-16.611</text:p>
          </table:table-cell>
          <table:table-cell office:value-type="float" office:value="383675.84">
            <text:p>383.676</text:p>
          </table:table-cell>
          <table:table-cell office:value-type="float" office:value="12573.12">
            <text:p>12.573</text:p>
          </table:table-cell>
          <table:table-cell office:value-type="float" office:value="37001.55">
            <text:p>37.002</text:p>
          </table:table-cell>
          <table:table-cell office:value-type="float" office:value="474.73">
            <text:p>475</text:p>
          </table:table-cell>
          <table:table-cell/>
          <table:table-cell office:value-type="float" office:value="7920">
            <text:p>7.920</text:p>
          </table:table-cell>
          <table:table-cell office:value-type="float" office:value="441645.24">
            <text:p>441.645</text:p>
          </table:table-cell>
          <table:table-cell office:value-type="float" office:value="425034.12">
            <text:p>425.034</text:p>
          </table:table-cell>
          <table:table-cell table:number-columns-repeated="3"/>
          <table:table-cell office:value-type="float" office:value="425034.12">
            <text:p>425.034</text:p>
          </table:table-cell>
          <table:table-cell table:number-columns-repeated="3"/>
          <table:table-cell office:value-type="float" office:value="425034.12">
            <text:p>425.034</text:p>
          </table:table-cell>
          <table:table-cell table:style-name="ce11"/>
          <table:table-cell office:value-type="float" office:value="65198.76">
            <text:p>65.199</text:p>
          </table:table-cell>
          <table:table-cell office:value-type="float" office:value="490232.88">
            <text:p>490.23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490000">
            <text:p>-490.000</text:p>
          </table:table-cell>
          <table:table-cell table:number-columns-repeated="2"/>
          <table:table-cell table:style-name="ce12" office:value-type="float" office:value="-1400">
            <text:p>-1.400</text:p>
          </table:table-cell>
          <table:table-cell office:value-type="float" office:value="-120.4">
            <text:p>-120</text:p>
          </table:table-cell>
          <table:table-cell table:number-columns-repeated="2"/>
          <table:table-cell office:value-type="float" office:value="-491520.4">
            <text:p>-491.520</text:p>
          </table:table-cell>
          <table:table-cell office:value-type="float" office:value="386978">
            <text:p>386.978</text:p>
          </table:table-cell>
          <table:table-cell office:value-type="float" office:value="17853.6">
            <text:p>17.854</text:p>
          </table:table-cell>
          <table:table-cell office:value-type="float" office:value="493908.62">
            <text:p>493.909</text:p>
          </table:table-cell>
          <table:table-cell table:style-name="ce11"/>
          <table:table-cell/>
          <table:table-cell office:value-type="float" office:value="7920">
            <text:p>7.920</text:p>
          </table:table-cell>
          <table:table-cell office:value-type="float" office:value="906660.22">
            <text:p>906.660</text:p>
          </table:table-cell>
          <table:table-cell office:value-type="float" office:value="415139.82">
            <text:p>415.140</text:p>
          </table:table-cell>
          <table:table-cell table:number-columns-repeated="3"/>
          <table:table-cell office:value-type="float" office:value="415139.82">
            <text:p>415.140</text:p>
          </table:table-cell>
          <table:table-cell table:number-columns-repeated="3"/>
          <table:table-cell office:value-type="float" office:value="415139.82">
            <text:p>415.140</text:p>
          </table:table-cell>
          <table:table-cell table:style-name="ce11"/>
          <table:table-cell office:value-type="float" office:value="62985.54">
            <text:p>62.986</text:p>
          </table:table-cell>
          <table:table-cell office:value-type="float" office:value="478125.36">
            <text:p>478.12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400">
            <text:p>-1.400</text:p>
          </table:table-cell>
          <table:table-cell table:style-name="ce11"/>
          <table:table-cell table:number-columns-repeated="2"/>
          <table:table-cell office:value-type="float" office:value="-1400">
            <text:p>-1.400</text:p>
          </table:table-cell>
          <table:table-cell office:value-type="float" office:value="497266.28">
            <text:p>497.266</text:p>
          </table:table-cell>
          <table:table-cell office:value-type="float" office:value="40572.04">
            <text:p>40.572</text:p>
          </table:table-cell>
          <table:table-cell office:value-type="float" office:value="21878.4">
            <text:p>21.878</text:p>
          </table:table-cell>
          <table:table-cell office:value-type="float" office:value="5160.33">
            <text:p>5.160</text:p>
          </table:table-cell>
          <table:table-cell/>
          <table:table-cell office:value-type="float" office:value="6116.56">
            <text:p>6.117</text:p>
          </table:table-cell>
          <table:table-cell office:value-type="float" office:value="570993.61">
            <text:p>570.994</text:p>
          </table:table-cell>
          <table:table-cell office:value-type="float" office:value="569593.61">
            <text:p>569.594</text:p>
          </table:table-cell>
          <table:table-cell table:number-columns-repeated="3"/>
          <table:table-cell office:value-type="float" office:value="569593.61">
            <text:p>569.594</text:p>
          </table:table-cell>
          <table:table-cell table:number-columns-repeated="3"/>
          <table:table-cell office:value-type="float" office:value="569593.61">
            <text:p>569.594</text:p>
          </table:table-cell>
          <table:table-cell table:style-name="ce11"/>
          <table:table-cell office:value-type="float" office:value="53781.02">
            <text:p>53.781</text:p>
          </table:table-cell>
          <table:table-cell office:value-type="float" office:value="623374.63">
            <text:p>623.37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400">
            <text:p>-1.400</text:p>
          </table:table-cell>
          <table:table-cell table:style-name="ce11"/>
          <table:table-cell table:number-columns-repeated="2"/>
          <table:table-cell office:value-type="float" office:value="-1400">
            <text:p>-1.400</text:p>
          </table:table-cell>
          <table:table-cell office:value-type="float" office:value="361064.84">
            <text:p>361.065</text:p>
          </table:table-cell>
          <table:table-cell office:value-type="float" office:value="21141.52">
            <text:p>21.142</text:p>
          </table:table-cell>
          <table:table-cell office:value-type="float" office:value="22407.6">
            <text:p>22.408</text:p>
          </table:table-cell>
          <table:table-cell office:value-type="float" office:value="5297.28">
            <text:p>5.297</text:p>
          </table:table-cell>
          <table:table-cell/>
          <table:table-cell office:value-type="float" office:value="5697.32">
            <text:p>5.697</text:p>
          </table:table-cell>
          <table:table-cell office:value-type="float" office:value="415608.56">
            <text:p>415.609</text:p>
          </table:table-cell>
          <table:table-cell office:value-type="float" office:value="414208.56">
            <text:p>414.209</text:p>
          </table:table-cell>
          <table:table-cell table:number-columns-repeated="3"/>
          <table:table-cell office:value-type="float" office:value="414208.56">
            <text:p>414.209</text:p>
          </table:table-cell>
          <table:table-cell table:number-columns-repeated="3"/>
          <table:table-cell office:value-type="float" office:value="414208.56">
            <text:p>414.209</text:p>
          </table:table-cell>
          <table:table-cell table:style-name="ce11"/>
          <table:table-cell office:value-type="float" office:value="32073.96">
            <text:p>32.074</text:p>
          </table:table-cell>
          <table:table-cell office:value-type="float" office:value="446282.52">
            <text:p>446.28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400">
            <text:p>-1.400</text:p>
          </table:table-cell>
          <table:table-cell table:style-name="ce11"/>
          <table:table-cell table:number-columns-repeated="2"/>
          <table:table-cell office:value-type="float" office:value="-1400">
            <text:p>-1.400</text:p>
          </table:table-cell>
          <table:table-cell office:value-type="float" office:value="354176.96">
            <text:p>354.177</text:p>
          </table:table-cell>
          <table:table-cell office:value-type="float" office:value="21526.44">
            <text:p>21.526</text:p>
          </table:table-cell>
          <table:table-cell office:value-type="float" office:value="23525.48">
            <text:p>23.525</text:p>
          </table:table-cell>
          <table:table-cell office:value-type="float" office:value="5598">
            <text:p>5.598</text:p>
          </table:table-cell>
          <table:table-cell/>
          <table:table-cell office:value-type="float" office:value="5971.76">
            <text:p>5.972</text:p>
          </table:table-cell>
          <table:table-cell office:value-type="float" office:value="410798.64">
            <text:p>410.799</text:p>
          </table:table-cell>
          <table:table-cell office:value-type="float" office:value="409398.64">
            <text:p>409.399</text:p>
          </table:table-cell>
          <table:table-cell table:number-columns-repeated="3"/>
          <table:table-cell office:value-type="float" office:value="409398.64">
            <text:p>409.399</text:p>
          </table:table-cell>
          <table:table-cell table:number-columns-repeated="3"/>
          <table:table-cell office:value-type="float" office:value="409398.64">
            <text:p>409.399</text:p>
          </table:table-cell>
          <table:table-cell table:style-name="ce11"/>
          <table:table-cell office:value-type="float" office:value="31650.72">
            <text:p>31.651</text:p>
          </table:table-cell>
          <table:table-cell office:value-type="float" office:value="441049.36">
            <text:p>441.04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400">
            <text:p>-1.400</text:p>
          </table:table-cell>
          <table:table-cell table:style-name="ce11"/>
          <table:table-cell table:number-columns-repeated="2"/>
          <table:table-cell office:value-type="float" office:value="-1400">
            <text:p>-1.400</text:p>
          </table:table-cell>
          <table:table-cell office:value-type="float" office:value="340597.08">
            <text:p>340.597</text:p>
          </table:table-cell>
          <table:table-cell office:value-type="float" office:value="21142.4">
            <text:p>21.142</text:p>
          </table:table-cell>
          <table:table-cell office:value-type="float" office:value="23525.48">
            <text:p>23.525</text:p>
          </table:table-cell>
          <table:table-cell office:value-type="float" office:value="5597.83">
            <text:p>5.598</text:p>
          </table:table-cell>
          <table:table-cell/>
          <table:table-cell office:value-type="float" office:value="6071.52">
            <text:p>6.072</text:p>
          </table:table-cell>
          <table:table-cell office:value-type="float" office:value="396934.31">
            <text:p>396.934</text:p>
          </table:table-cell>
          <table:table-cell office:value-type="float" office:value="395534.31">
            <text:p>395.534</text:p>
          </table:table-cell>
          <table:table-cell table:number-columns-repeated="3"/>
          <table:table-cell office:value-type="float" office:value="395534.31">
            <text:p>395.534</text:p>
          </table:table-cell>
          <table:table-cell table:number-columns-repeated="3"/>
          <table:table-cell office:value-type="float" office:value="395534.31">
            <text:p>395.534</text:p>
          </table:table-cell>
          <table:table-cell table:style-name="ce11"/>
          <table:table-cell office:value-type="float" office:value="30183.71">
            <text:p>30.184</text:p>
          </table:table-cell>
          <table:table-cell office:value-type="float" office:value="425718.02">
            <text:p>425.71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4</text:p>
            <draw:g table:end-cell-address="Tabelle1.A251" table:end-x="0.41cm" table:end-y="0.016cm" draw:z-index="31" draw:name="SAPBEXq0001 U13C0F7D5F41F">
              <draw:custom-shape draw:name="SAPBEXq0001 U13C0F7D5F41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1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1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51" table:end-x="0.41cm" table:end-y="0.016cm" draw:z-index="169" draw:name="SAPBEXq0001 U13C0F4CFB0D1F">
              <draw:custom-shape draw:name="SAPBEXq0001 U13C0F4CFB0D1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1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1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onn-/Feiertagsschutz, Bühnenpyrotechnik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52" table:end-x="0.41cm" table:end-y="0.016cm" draw:z-index="170" draw:name="SAPBEXq0001 U13C0F4CFB0D20">
              <draw:custom-shape draw:name="SAPBEXq0001 U13C0F4CFB0D2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3.43">
            <text:p>-13</text:p>
          </table:table-cell>
          <table:table-cell/>
          <table:table-cell table:style-name="ce12" office:value-type="float" office:value="-3727.5">
            <text:p>-3.728</text:p>
          </table:table-cell>
          <table:table-cell/>
          <table:table-cell office:value-type="float" office:value="-5820.8">
            <text:p>-5.821</text:p>
          </table:table-cell>
          <table:table-cell table:style-name="ce12" office:value-type="float" office:value="-4560.71">
            <text:p>-4.561</text:p>
          </table:table-cell>
          <table:table-cell/>
          <table:table-cell office:value-type="float" office:value="-14122.44">
            <text:p>-14.122</text:p>
          </table:table-cell>
          <table:table-cell office:value-type="float" office:value="32433.23">
            <text:p>32.433</text:p>
          </table:table-cell>
          <table:table-cell office:value-type="float" office:value="11484.62">
            <text:p>11.485</text:p>
          </table:table-cell>
          <table:table-cell office:value-type="float" office:value="675.94">
            <text:p>676</text:p>
          </table:table-cell>
          <table:table-cell office:value-type="float" office:value="315.68">
            <text:p>316</text:p>
          </table:table-cell>
          <table:table-cell/>
          <table:table-cell office:value-type="float" office:value="1496.06">
            <text:p>1.496</text:p>
          </table:table-cell>
          <table:table-cell office:value-type="float" office:value="46405.53">
            <text:p>46.406</text:p>
          </table:table-cell>
          <table:table-cell office:value-type="float" office:value="32283.09">
            <text:p>32.283</text:p>
          </table:table-cell>
          <table:table-cell table:number-columns-repeated="3"/>
          <table:table-cell office:value-type="float" office:value="32283.09">
            <text:p>32.283</text:p>
          </table:table-cell>
          <table:table-cell table:style-name="ce12" office:value-type="float" office:value="-2.15">
            <text:p>-2</text:p>
          </table:table-cell>
          <table:table-cell table:style-name="ce12" office:value-type="float" office:value="4.64">
            <text:p>5</text:p>
          </table:table-cell>
          <table:table-cell table:style-name="ce13" office:value-type="float" office:value="2.49">
            <text:p>2</text:p>
          </table:table-cell>
          <table:table-cell office:value-type="float" office:value="32285.58">
            <text:p>32.286</text:p>
          </table:table-cell>
          <table:table-cell table:style-name="ce11"/>
          <table:table-cell office:value-type="float" office:value="7141.36">
            <text:p>7.141</text:p>
          </table:table-cell>
          <table:table-cell office:value-type="float" office:value="39426.94">
            <text:p>39.42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.36">
            <text:p>-3</text:p>
          </table:table-cell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4646.16">
            <text:p>-4.646</text:p>
          </table:table-cell>
          <table:table-cell table:number-columns-repeated="2"/>
          <table:table-cell office:value-type="float" office:value="-5349.52">
            <text:p>-5.350</text:p>
          </table:table-cell>
          <table:table-cell office:value-type="float" office:value="31223.24">
            <text:p>31.223</text:p>
          </table:table-cell>
          <table:table-cell office:value-type="float" office:value="3767.84">
            <text:p>3.768</text:p>
          </table:table-cell>
          <table:table-cell office:value-type="float" office:value="1740.6">
            <text:p>1.741</text:p>
          </table:table-cell>
          <table:table-cell office:value-type="float" office:value="11.06">
            <text:p>11</text:p>
          </table:table-cell>
          <table:table-cell/>
          <table:table-cell office:value-type="float" office:value="2723.76">
            <text:p>2.724</text:p>
          </table:table-cell>
          <table:table-cell office:value-type="float" office:value="39466.5">
            <text:p>39.467</text:p>
          </table:table-cell>
          <table:table-cell office:value-type="float" office:value="34116.98">
            <text:p>34.117</text:p>
          </table:table-cell>
          <table:table-cell table:number-columns-repeated="3"/>
          <table:table-cell office:value-type="float" office:value="34116.98">
            <text:p>34.117</text:p>
          </table:table-cell>
          <table:table-cell table:number-columns-repeated="3"/>
          <table:table-cell office:value-type="float" office:value="34116.98">
            <text:p>34.117</text:p>
          </table:table-cell>
          <table:table-cell table:style-name="ce11"/>
          <table:table-cell office:value-type="float" office:value="10304.99">
            <text:p>10.305</text:p>
          </table:table-cell>
          <table:table-cell office:value-type="float" office:value="44421.97">
            <text:p>44.42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4646.16">
            <text:p>-4.646</text:p>
          </table:table-cell>
          <table:table-cell table:number-columns-repeated="2"/>
          <table:table-cell office:value-type="float" office:value="-5346.16">
            <text:p>-5.346</text:p>
          </table:table-cell>
          <table:table-cell office:value-type="float" office:value="30796.8">
            <text:p>30.797</text:p>
          </table:table-cell>
          <table:table-cell office:value-type="float" office:value="4581">
            <text:p>4.581</text:p>
          </table:table-cell>
          <table:table-cell office:value-type="float" office:value="1714.8">
            <text:p>1.715</text:p>
          </table:table-cell>
          <table:table-cell office:value-type="float" office:value="5.18">
            <text:p>5</text:p>
          </table:table-cell>
          <table:table-cell/>
          <table:table-cell office:value-type="float" office:value="2723.76">
            <text:p>2.724</text:p>
          </table:table-cell>
          <table:table-cell office:value-type="float" office:value="39821.54">
            <text:p>39.822</text:p>
          </table:table-cell>
          <table:table-cell office:value-type="float" office:value="34475.38">
            <text:p>34.475</text:p>
          </table:table-cell>
          <table:table-cell table:number-columns-repeated="3"/>
          <table:table-cell office:value-type="float" office:value="34475.38">
            <text:p>34.475</text:p>
          </table:table-cell>
          <table:table-cell table:number-columns-repeated="3"/>
          <table:table-cell office:value-type="float" office:value="34475.38">
            <text:p>34.475</text:p>
          </table:table-cell>
          <table:table-cell table:style-name="ce11"/>
          <table:table-cell office:value-type="float" office:value="10209.31">
            <text:p>10.209</text:p>
          </table:table-cell>
          <table:table-cell office:value-type="float" office:value="44684.69">
            <text:p>44.68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7.32">
            <text:p>-7</text:p>
          </table:table-cell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5132.4">
            <text:p>-5.132</text:p>
          </table:table-cell>
          <table:table-cell table:number-columns-repeated="2"/>
          <table:table-cell office:value-type="float" office:value="-5839.72">
            <text:p>-5.840</text:p>
          </table:table-cell>
          <table:table-cell office:value-type="float" office:value="32195.04">
            <text:p>32.195</text:p>
          </table:table-cell>
          <table:table-cell office:value-type="float" office:value="3572.96">
            <text:p>3.573</text:p>
          </table:table-cell>
          <table:table-cell office:value-type="float" office:value="1727.52">
            <text:p>1.728</text:p>
          </table:table-cell>
          <table:table-cell office:value-type="float" office:value="25.84">
            <text:p>26</text:p>
          </table:table-cell>
          <table:table-cell/>
          <table:table-cell office:value-type="float" office:value="2834.4">
            <text:p>2.834</text:p>
          </table:table-cell>
          <table:table-cell office:value-type="float" office:value="40355.76">
            <text:p>40.356</text:p>
          </table:table-cell>
          <table:table-cell office:value-type="float" office:value="34516.04">
            <text:p>34.516</text:p>
          </table:table-cell>
          <table:table-cell table:number-columns-repeated="3"/>
          <table:table-cell office:value-type="float" office:value="34516.04">
            <text:p>34.516</text:p>
          </table:table-cell>
          <table:table-cell table:number-columns-repeated="3"/>
          <table:table-cell office:value-type="float" office:value="34516.04">
            <text:p>34.516</text:p>
          </table:table-cell>
          <table:table-cell table:style-name="ce11"/>
          <table:table-cell office:value-type="float" office:value="3742.21">
            <text:p>3.742</text:p>
          </table:table-cell>
          <table:table-cell office:value-type="float" office:value="38258.25">
            <text:p>38.25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7.32">
            <text:p>-7</text:p>
          </table:table-cell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5132.4">
            <text:p>-5.132</text:p>
          </table:table-cell>
          <table:table-cell table:number-columns-repeated="2"/>
          <table:table-cell office:value-type="float" office:value="-5839.72">
            <text:p>-5.840</text:p>
          </table:table-cell>
          <table:table-cell office:value-type="float" office:value="34707.2">
            <text:p>34.707</text:p>
          </table:table-cell>
          <table:table-cell office:value-type="float" office:value="5621.32">
            <text:p>5.621</text:p>
          </table:table-cell>
          <table:table-cell office:value-type="float" office:value="1325.28">
            <text:p>1.325</text:p>
          </table:table-cell>
          <table:table-cell office:value-type="float" office:value="26.85">
            <text:p>27</text:p>
          </table:table-cell>
          <table:table-cell/>
          <table:table-cell office:value-type="float" office:value="2840.2">
            <text:p>2.840</text:p>
          </table:table-cell>
          <table:table-cell office:value-type="float" office:value="44520.85">
            <text:p>44.521</text:p>
          </table:table-cell>
          <table:table-cell office:value-type="float" office:value="38681.13">
            <text:p>38.681</text:p>
          </table:table-cell>
          <table:table-cell table:number-columns-repeated="3"/>
          <table:table-cell office:value-type="float" office:value="38681.13">
            <text:p>38.681</text:p>
          </table:table-cell>
          <table:table-cell table:number-columns-repeated="3"/>
          <table:table-cell office:value-type="float" office:value="38681.13">
            <text:p>38.681</text:p>
          </table:table-cell>
          <table:table-cell table:style-name="ce11"/>
          <table:table-cell office:value-type="float" office:value="3903.83">
            <text:p>3.904</text:p>
          </table:table-cell>
          <table:table-cell office:value-type="float" office:value="42584.96">
            <text:p>42.58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.84">
            <text:p>-7</text:p>
          </table:table-cell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5132.4">
            <text:p>-5.132</text:p>
          </table:table-cell>
          <table:table-cell table:number-columns-repeated="2"/>
          <table:table-cell office:value-type="float" office:value="-5839.24">
            <text:p>-5.839</text:p>
          </table:table-cell>
          <table:table-cell office:value-type="float" office:value="33633.16">
            <text:p>33.633</text:p>
          </table:table-cell>
          <table:table-cell office:value-type="float" office:value="5244.28">
            <text:p>5.244</text:p>
          </table:table-cell>
          <table:table-cell office:value-type="float" office:value="1325.28">
            <text:p>1.325</text:p>
          </table:table-cell>
          <table:table-cell office:value-type="float" office:value="17.12">
            <text:p>17</text:p>
          </table:table-cell>
          <table:table-cell/>
          <table:table-cell office:value-type="float" office:value="2831.72">
            <text:p>2.832</text:p>
          </table:table-cell>
          <table:table-cell office:value-type="float" office:value="43051.56">
            <text:p>43.052</text:p>
          </table:table-cell>
          <table:table-cell office:value-type="float" office:value="37212.32">
            <text:p>37.212</text:p>
          </table:table-cell>
          <table:table-cell table:number-columns-repeated="3"/>
          <table:table-cell office:value-type="float" office:value="37212.32">
            <text:p>37.212</text:p>
          </table:table-cell>
          <table:table-cell table:number-columns-repeated="3"/>
          <table:table-cell office:value-type="float" office:value="37212.32">
            <text:p>37.212</text:p>
          </table:table-cell>
          <table:table-cell table:style-name="ce11"/>
          <table:table-cell office:value-type="float" office:value="3831.06">
            <text:p>3.831</text:p>
          </table:table-cell>
          <table:table-cell office:value-type="float" office:value="41043.38">
            <text:p>41.04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.6">
            <text:p>-7</text:p>
          </table:table-cell>
          <table:table-cell/>
          <table:table-cell table:style-name="ce12" office:value-type="float" office:value="-700">
            <text:p>-700</text:p>
          </table:table-cell>
          <table:table-cell/>
          <table:table-cell office:value-type="float" office:value="-5132.4">
            <text:p>-5.132</text:p>
          </table:table-cell>
          <table:table-cell table:number-columns-repeated="2"/>
          <table:table-cell office:value-type="float" office:value="-5839">
            <text:p>-5.839</text:p>
          </table:table-cell>
          <table:table-cell office:value-type="float" office:value="33823.16">
            <text:p>33.823</text:p>
          </table:table-cell>
          <table:table-cell office:value-type="float" office:value="5257.12">
            <text:p>5.257</text:p>
          </table:table-cell>
          <table:table-cell office:value-type="float" office:value="1325.28">
            <text:p>1.325</text:p>
          </table:table-cell>
          <table:table-cell office:value-type="float" office:value="17.75">
            <text:p>18</text:p>
          </table:table-cell>
          <table:table-cell/>
          <table:table-cell office:value-type="float" office:value="2832.08">
            <text:p>2.832</text:p>
          </table:table-cell>
          <table:table-cell office:value-type="float" office:value="43255.39">
            <text:p>43.255</text:p>
          </table:table-cell>
          <table:table-cell office:value-type="float" office:value="37416.39">
            <text:p>37.416</text:p>
          </table:table-cell>
          <table:table-cell table:number-columns-repeated="3"/>
          <table:table-cell office:value-type="float" office:value="37416.39">
            <text:p>37.416</text:p>
          </table:table-cell>
          <table:table-cell table:number-columns-repeated="3"/>
          <table:table-cell office:value-type="float" office:value="37416.39">
            <text:p>37.416</text:p>
          </table:table-cell>
          <table:table-cell table:style-name="ce11"/>
          <table:table-cell office:value-type="float" office:value="3848.43">
            <text:p>3.848</text:p>
          </table:table-cell>
          <table:table-cell office:value-type="float" office:value="41264.82">
            <text:p>41.26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5</text:p>
            <draw:g table:end-cell-address="Tabelle1.A259" table:end-x="0.41cm" table:end-y="0.016cm" draw:z-index="32" draw:name="SAPBEXq0001 U13C0F7D5F420">
              <draw:custom-shape draw:name="SAPBEXq0001 U13C0F7D5F42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2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2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59" table:end-x="0.41cm" table:end-y="0.016cm" draw:z-index="171" draw:name="SAPBEXq0001 U13C0F4CFB0D20">
              <draw:custom-shape draw:name="SAPBEXq0001 U13C0F4CFB0D2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räventio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60" table:end-x="0.41cm" table:end-y="0.016cm" draw:z-index="172" draw:name="SAPBEXq0001 U13C0F4CFB0D21">
              <draw:custom-shape draw:name="SAPBEXq0001 U13C0F4CFB0D2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63583.93">
            <text:p>-63.584</text:p>
          </table:table-cell>
          <table:table-cell/>
          <table:table-cell table:style-name="ce12" office:value-type="float" office:value="-26836">
            <text:p>-26.836</text:p>
          </table:table-cell>
          <table:table-cell table:style-name="ce12" office:value-type="float" office:value="-596417.6">
            <text:p>-596.418</text:p>
          </table:table-cell>
          <table:table-cell office:value-type="float" office:value="-12532.96">
            <text:p>-12.533</text:p>
          </table:table-cell>
          <table:table-cell table:style-name="ce12" office:value-type="float" office:value="-310848.96">
            <text:p>-310.849</text:p>
          </table:table-cell>
          <table:table-cell/>
          <table:table-cell office:value-type="float" office:value="-1010219.45">
            <text:p>-1.010.219</text:p>
          </table:table-cell>
          <table:table-cell office:value-type="float" office:value="1996056.88">
            <text:p>1.996.057</text:p>
          </table:table-cell>
          <table:table-cell office:value-type="float" office:value="731576.07">
            <text:p>731.576</text:p>
          </table:table-cell>
          <table:table-cell office:value-type="float" office:value="208903.79">
            <text:p>208.904</text:p>
          </table:table-cell>
          <table:table-cell office:value-type="float" office:value="87133.65">
            <text:p>87.134</text:p>
          </table:table-cell>
          <table:table-cell/>
          <table:table-cell office:value-type="float" office:value="81482.28">
            <text:p>81.482</text:p>
          </table:table-cell>
          <table:table-cell office:value-type="float" office:value="3105152.67">
            <text:p>3.105.153</text:p>
          </table:table-cell>
          <table:table-cell office:value-type="float" office:value="2094933.22">
            <text:p>2.094.933</text:p>
          </table:table-cell>
          <table:table-cell/>
          <table:table-cell table:style-name="ce12" office:value-type="float" office:value="501.63">
            <text:p>502</text:p>
          </table:table-cell>
          <table:table-cell table:style-name="ce13" office:value-type="float" office:value="501.63">
            <text:p>502</text:p>
          </table:table-cell>
          <table:table-cell office:value-type="float" office:value="2095434.85">
            <text:p>2.095.435</text:p>
          </table:table-cell>
          <table:table-cell table:style-name="ce12" office:value-type="float" office:value="-18.69">
            <text:p>-19</text:p>
          </table:table-cell>
          <table:table-cell table:style-name="ce12" office:value-type="float" office:value="168.74">
            <text:p>169</text:p>
          </table:table-cell>
          <table:table-cell table:style-name="ce13" office:value-type="float" office:value="150.05">
            <text:p>150</text:p>
          </table:table-cell>
          <table:table-cell office:value-type="float" office:value="2095584.9">
            <text:p>2.095.585</text:p>
          </table:table-cell>
          <table:table-cell office:value-type="float" office:value="-183707.29">
            <text:p>-183.707</text:p>
          </table:table-cell>
          <table:table-cell office:value-type="float" office:value="248695.98">
            <text:p>248.696</text:p>
          </table:table-cell>
          <table:table-cell office:value-type="float" office:value="2160573.59">
            <text:p>2.160.57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64555.07">
            <text:p>-64.555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36400">
            <text:p>-536.400</text:p>
          </table:table-cell>
          <table:table-cell office:value-type="float" office:value="-415.68">
            <text:p>-416</text:p>
          </table:table-cell>
          <table:table-cell table:number-columns-repeated="2"/>
          <table:table-cell office:value-type="float" office:value="-630870.75">
            <text:p>-630.871</text:p>
          </table:table-cell>
          <table:table-cell office:value-type="float" office:value="1821601.14">
            <text:p>1.821.601</text:p>
          </table:table-cell>
          <table:table-cell office:value-type="float" office:value="238712.76">
            <text:p>238.713</text:p>
          </table:table-cell>
          <table:table-cell office:value-type="float" office:value="219940.78">
            <text:p>219.941</text:p>
          </table:table-cell>
          <table:table-cell office:value-type="float" office:value="146309.55">
            <text:p>146.310</text:p>
          </table:table-cell>
          <table:table-cell/>
          <table:table-cell office:value-type="float" office:value="71282.02">
            <text:p>71.282</text:p>
          </table:table-cell>
          <table:table-cell office:value-type="float" office:value="2497846.25">
            <text:p>2.497.846</text:p>
          </table:table-cell>
          <table:table-cell office:value-type="float" office:value="1866975.5">
            <text:p>1.866.976</text:p>
          </table:table-cell>
          <table:table-cell table:number-columns-repeated="3"/>
          <table:table-cell office:value-type="float" office:value="1866975.5">
            <text:p>1.866.976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1861212.5">
            <text:p>1.861.213</text:p>
          </table:table-cell>
          <table:table-cell office:value-type="float" office:value="-78961.93">
            <text:p>-78.962</text:p>
          </table:table-cell>
          <table:table-cell office:value-type="float" office:value="296433.13">
            <text:p>296.433</text:p>
          </table:table-cell>
          <table:table-cell office:value-type="float" office:value="2078683.7">
            <text:p>2.078.68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49423.43">
            <text:p>-49.423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80700">
            <text:p>-580.700</text:p>
          </table:table-cell>
          <table:table-cell office:value-type="float" office:value="-417.82">
            <text:p>-418</text:p>
          </table:table-cell>
          <table:table-cell table:number-columns-repeated="2"/>
          <table:table-cell office:value-type="float" office:value="-660041.25">
            <text:p>-660.041</text:p>
          </table:table-cell>
          <table:table-cell office:value-type="float" office:value="1930300.27">
            <text:p>1.930.300</text:p>
          </table:table-cell>
          <table:table-cell office:value-type="float" office:value="329760.62">
            <text:p>329.761</text:p>
          </table:table-cell>
          <table:table-cell office:value-type="float" office:value="223905.16">
            <text:p>223.905</text:p>
          </table:table-cell>
          <table:table-cell office:value-type="float" office:value="112414.88">
            <text:p>112.415</text:p>
          </table:table-cell>
          <table:table-cell/>
          <table:table-cell office:value-type="float" office:value="71911.06">
            <text:p>71.911</text:p>
          </table:table-cell>
          <table:table-cell office:value-type="float" office:value="2668291.99">
            <text:p>2.668.292</text:p>
          </table:table-cell>
          <table:table-cell office:value-type="float" office:value="2008250.74">
            <text:p>2.008.251</text:p>
          </table:table-cell>
          <table:table-cell table:number-columns-repeated="3"/>
          <table:table-cell office:value-type="float" office:value="2008250.74">
            <text:p>2.008.251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2002487.74">
            <text:p>2.002.488</text:p>
          </table:table-cell>
          <table:table-cell office:value-type="float" office:value="-68033.69">
            <text:p>-68.034</text:p>
          </table:table-cell>
          <table:table-cell office:value-type="float" office:value="297492.42">
            <text:p>297.492</text:p>
          </table:table-cell>
          <table:table-cell office:value-type="float" office:value="2231946.47">
            <text:p>2.231.94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8040.57">
            <text:p>-68.041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93700">
            <text:p>-593.700</text:p>
          </table:table-cell>
          <table:table-cell table:style-name="ce11"/>
          <table:table-cell table:number-columns-repeated="2"/>
          <table:table-cell office:value-type="float" office:value="-691240.57">
            <text:p>-691.241</text:p>
          </table:table-cell>
          <table:table-cell office:value-type="float" office:value="1727610.12">
            <text:p>1.727.610</text:p>
          </table:table-cell>
          <table:table-cell office:value-type="float" office:value="230333.75">
            <text:p>230.334</text:p>
          </table:table-cell>
          <table:table-cell office:value-type="float" office:value="217208.34">
            <text:p>217.208</text:p>
          </table:table-cell>
          <table:table-cell office:value-type="float" office:value="79342.78">
            <text:p>79.343</text:p>
          </table:table-cell>
          <table:table-cell/>
          <table:table-cell office:value-type="float" office:value="75364.31">
            <text:p>75.364</text:p>
          </table:table-cell>
          <table:table-cell office:value-type="float" office:value="2329859.3">
            <text:p>2.329.859</text:p>
          </table:table-cell>
          <table:table-cell office:value-type="float" office:value="1638618.73">
            <text:p>1.638.619</text:p>
          </table:table-cell>
          <table:table-cell table:number-columns-repeated="3"/>
          <table:table-cell office:value-type="float" office:value="1638618.73">
            <text:p>1.638.619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1632855.73">
            <text:p>1.632.856</text:p>
          </table:table-cell>
          <table:table-cell office:value-type="float" office:value="-149260.35">
            <text:p>-149.260</text:p>
          </table:table-cell>
          <table:table-cell office:value-type="float" office:value="252609.3">
            <text:p>252.609</text:p>
          </table:table-cell>
          <table:table-cell office:value-type="float" office:value="1736204.68">
            <text:p>1.736.20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5719.89">
            <text:p>-65.720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95700">
            <text:p>-595.700</text:p>
          </table:table-cell>
          <table:table-cell table:style-name="ce11"/>
          <table:table-cell table:number-columns-repeated="2"/>
          <table:table-cell office:value-type="float" office:value="-690919.89">
            <text:p>-690.920</text:p>
          </table:table-cell>
          <table:table-cell office:value-type="float" office:value="1755817.41">
            <text:p>1.755.817</text:p>
          </table:table-cell>
          <table:table-cell office:value-type="float" office:value="327705.08">
            <text:p>327.705</text:p>
          </table:table-cell>
          <table:table-cell office:value-type="float" office:value="218617.5">
            <text:p>218.618</text:p>
          </table:table-cell>
          <table:table-cell office:value-type="float" office:value="78069.27">
            <text:p>78.069</text:p>
          </table:table-cell>
          <table:table-cell/>
          <table:table-cell office:value-type="float" office:value="76487.56">
            <text:p>76.488</text:p>
          </table:table-cell>
          <table:table-cell office:value-type="float" office:value="2456696.82">
            <text:p>2.456.697</text:p>
          </table:table-cell>
          <table:table-cell office:value-type="float" office:value="1765776.93">
            <text:p>1.765.777</text:p>
          </table:table-cell>
          <table:table-cell table:number-columns-repeated="3"/>
          <table:table-cell office:value-type="float" office:value="1765776.93">
            <text:p>1.765.777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1760013.93">
            <text:p>1.760.014</text:p>
          </table:table-cell>
          <table:table-cell office:value-type="float" office:value="-145394.85">
            <text:p>-145.395</text:p>
          </table:table-cell>
          <table:table-cell office:value-type="float" office:value="259838.69">
            <text:p>259.839</text:p>
          </table:table-cell>
          <table:table-cell office:value-type="float" office:value="1874457.77">
            <text:p>1.874.45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71605.07">
            <text:p>-71.605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97700">
            <text:p>-597.700</text:p>
          </table:table-cell>
          <table:table-cell table:style-name="ce11"/>
          <table:table-cell table:number-columns-repeated="2"/>
          <table:table-cell office:value-type="float" office:value="-698805.07">
            <text:p>-698.805</text:p>
          </table:table-cell>
          <table:table-cell office:value-type="float" office:value="1742153.12">
            <text:p>1.742.153</text:p>
          </table:table-cell>
          <table:table-cell office:value-type="float" office:value="314488.53">
            <text:p>314.489</text:p>
          </table:table-cell>
          <table:table-cell office:value-type="float" office:value="217855.88">
            <text:p>217.856</text:p>
          </table:table-cell>
          <table:table-cell office:value-type="float" office:value="76349.91">
            <text:p>76.350</text:p>
          </table:table-cell>
          <table:table-cell/>
          <table:table-cell office:value-type="float" office:value="75435.59">
            <text:p>75.436</text:p>
          </table:table-cell>
          <table:table-cell office:value-type="float" office:value="2426283.03">
            <text:p>2.426.283</text:p>
          </table:table-cell>
          <table:table-cell office:value-type="float" office:value="1727477.96">
            <text:p>1.727.478</text:p>
          </table:table-cell>
          <table:table-cell table:number-columns-repeated="3"/>
          <table:table-cell office:value-type="float" office:value="1727477.96">
            <text:p>1.727.478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1721714.96">
            <text:p>1.721.715</text:p>
          </table:table-cell>
          <table:table-cell office:value-type="float" office:value="-148546.14">
            <text:p>-148.546</text:p>
          </table:table-cell>
          <table:table-cell office:value-type="float" office:value="255610.86">
            <text:p>255.611</text:p>
          </table:table-cell>
          <table:table-cell office:value-type="float" office:value="1828779.68">
            <text:p>1.828.78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6491.45">
            <text:p>-66.491</text:p>
          </table:table-cell>
          <table:table-cell/>
          <table:table-cell table:style-name="ce12" office:value-type="float" office:value="-29500">
            <text:p>-29.500</text:p>
          </table:table-cell>
          <table:table-cell table:style-name="ce12" office:value-type="float" office:value="-599700">
            <text:p>-599.700</text:p>
          </table:table-cell>
          <table:table-cell table:style-name="ce11"/>
          <table:table-cell table:number-columns-repeated="2"/>
          <table:table-cell office:value-type="float" office:value="-695691.45">
            <text:p>-695.691</text:p>
          </table:table-cell>
          <table:table-cell office:value-type="float" office:value="1745465.15">
            <text:p>1.745.465</text:p>
          </table:table-cell>
          <table:table-cell office:value-type="float" office:value="313664.79">
            <text:p>313.665</text:p>
          </table:table-cell>
          <table:table-cell office:value-type="float" office:value="217895.82">
            <text:p>217.896</text:p>
          </table:table-cell>
          <table:table-cell office:value-type="float" office:value="76723.67">
            <text:p>76.724</text:p>
          </table:table-cell>
          <table:table-cell/>
          <table:table-cell office:value-type="float" office:value="75383.34">
            <text:p>75.383</text:p>
          </table:table-cell>
          <table:table-cell office:value-type="float" office:value="2429132.77">
            <text:p>2.429.133</text:p>
          </table:table-cell>
          <table:table-cell office:value-type="float" office:value="1733441.32">
            <text:p>1.733.441</text:p>
          </table:table-cell>
          <table:table-cell table:number-columns-repeated="3"/>
          <table:table-cell office:value-type="float" office:value="1733441.32">
            <text:p>1.733.441</text:p>
          </table:table-cell>
          <table:table-cell table:style-name="ce12" office:value-type="float" office:value="-5763">
            <text:p>-5.763</text:p>
          </table:table-cell>
          <table:table-cell/>
          <table:table-cell table:style-name="ce13" office:value-type="float" office:value="-5763">
            <text:p>-5.763</text:p>
          </table:table-cell>
          <table:table-cell office:value-type="float" office:value="1727678.32">
            <text:p>1.727.678</text:p>
          </table:table-cell>
          <table:table-cell office:value-type="float" office:value="-145411.39">
            <text:p>-145.411</text:p>
          </table:table-cell>
          <table:table-cell office:value-type="float" office:value="257307.09">
            <text:p>257.307</text:p>
          </table:table-cell>
          <table:table-cell office:value-type="float" office:value="1839574.02">
            <text:p>1.839.57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6</text:p>
            <draw:g table:end-cell-address="Tabelle1.A267" table:end-x="0.41cm" table:end-y="0.016cm" draw:z-index="33" draw:name="SAPBEXq0001 U13C0F7D5F421">
              <draw:custom-shape draw:name="SAPBEXq0001 U13C0F7D5F42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2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2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67" table:end-x="0.41cm" table:end-y="0.016cm" draw:z-index="173" draw:name="SAPBEXq0001 U13C0F4CFB0D21">
              <draw:custom-shape draw:name="SAPBEXq0001 U13C0F4CFB0D2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Interventio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68" table:end-x="0.41cm" table:end-y="0.016cm" draw:z-index="174" draw:name="SAPBEXq0001 U13C0F4CFB0D22">
              <draw:custom-shape draw:name="SAPBEXq0001 U13C0F4CFB0D2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89609.85">
            <text:p>-589.610</text:p>
          </table:table-cell>
          <table:table-cell/>
          <table:table-cell table:style-name="ce12" office:value-type="float" office:value="-65668.5">
            <text:p>-65.669</text:p>
          </table:table-cell>
          <table:table-cell table:style-name="ce12" office:value-type="float" office:value="-21173.3">
            <text:p>-21.173</text:p>
          </table:table-cell>
          <table:table-cell office:value-type="float" office:value="-61902.44">
            <text:p>-61.902</text:p>
          </table:table-cell>
          <table:table-cell table:style-name="ce12" office:value-type="float" office:value="-5043114.73">
            <text:p>-5.043.115</text:p>
          </table:table-cell>
          <table:table-cell/>
          <table:table-cell office:value-type="float" office:value="-5781468.82">
            <text:p>-5.781.469</text:p>
          </table:table-cell>
          <table:table-cell office:value-type="float" office:value="17427219.8">
            <text:p>17.427.220</text:p>
          </table:table-cell>
          <table:table-cell office:value-type="float" office:value="9564388.76">
            <text:p>9.564.389</text:p>
          </table:table-cell>
          <table:table-cell office:value-type="float" office:value="1520442.65">
            <text:p>1.520.443</text:p>
          </table:table-cell>
          <table:table-cell office:value-type="float" office:value="936081.88">
            <text:p>936.082</text:p>
          </table:table-cell>
          <table:table-cell/>
          <table:table-cell office:value-type="float" office:value="494156.46">
            <text:p>494.156</text:p>
          </table:table-cell>
          <table:table-cell office:value-type="float" office:value="29942289.55">
            <text:p>29.942.290</text:p>
          </table:table-cell>
          <table:table-cell office:value-type="float" office:value="24160820.73">
            <text:p>24.160.821</text:p>
          </table:table-cell>
          <table:table-cell/>
          <table:table-cell table:style-name="ce12" office:value-type="float" office:value="3678.37">
            <text:p>3.678</text:p>
          </table:table-cell>
          <table:table-cell table:style-name="ce13" office:value-type="float" office:value="3678.37">
            <text:p>3.678</text:p>
          </table:table-cell>
          <table:table-cell office:value-type="float" office:value="24164499.1">
            <text:p>24.164.499</text:p>
          </table:table-cell>
          <table:table-cell table:style-name="ce12" office:value-type="float" office:value="87.08">
            <text:p>87</text:p>
          </table:table-cell>
          <table:table-cell table:style-name="ce12" office:value-type="float" office:value="-767.24">
            <text:p>-767</text:p>
          </table:table-cell>
          <table:table-cell table:style-name="ce13" office:value-type="float" office:value="-680.16">
            <text:p>-680</text:p>
          </table:table-cell>
          <table:table-cell office:value-type="float" office:value="24163818.94">
            <text:p>24.163.819</text:p>
          </table:table-cell>
          <table:table-cell office:value-type="float" office:value="-121731.2">
            <text:p>-121.731</text:p>
          </table:table-cell>
          <table:table-cell office:value-type="float" office:value="1312106.63">
            <text:p>1.312.107</text:p>
          </table:table-cell>
          <table:table-cell office:value-type="float" office:value="25354194.37">
            <text:p>25.354.19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577401.57">
            <text:p>-577.402</text:p>
          </table:table-cell>
          <table:table-cell/>
          <table:table-cell table:style-name="ce12" office:value-type="float" office:value="-72500">
            <text:p>-72.500</text:p>
          </table:table-cell>
          <table:table-cell table:style-name="ce12" office:value-type="float" office:value="-9550">
            <text:p>-9.550</text:p>
          </table:table-cell>
          <table:table-cell office:value-type="float" office:value="-11445.52">
            <text:p>-11.446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671097.09">
            <text:p>-671.097</text:p>
          </table:table-cell>
          <table:table-cell office:value-type="float" office:value="15269901.03">
            <text:p>15.269.901</text:p>
          </table:table-cell>
          <table:table-cell office:value-type="float" office:value="3063679.59">
            <text:p>3.063.680</text:p>
          </table:table-cell>
          <table:table-cell office:value-type="float" office:value="1639133.25">
            <text:p>1.639.133</text:p>
          </table:table-cell>
          <table:table-cell office:value-type="float" office:value="1571254.45">
            <text:p>1.571.254</text:p>
          </table:table-cell>
          <table:table-cell/>
          <table:table-cell office:value-type="float" office:value="454652.66">
            <text:p>454.653</text:p>
          </table:table-cell>
          <table:table-cell office:value-type="float" office:value="21998620.98">
            <text:p>21.998.621</text:p>
          </table:table-cell>
          <table:table-cell office:value-type="float" office:value="21327523.89">
            <text:p>21.327.524</text:p>
          </table:table-cell>
          <table:table-cell table:number-columns-repeated="3"/>
          <table:table-cell office:value-type="float" office:value="21327523.89">
            <text:p>21.327.524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1302586.89">
            <text:p>21.302.587</text:p>
          </table:table-cell>
          <table:table-cell office:value-type="float" office:value="-139233.41">
            <text:p>-139.233</text:p>
          </table:table-cell>
          <table:table-cell office:value-type="float" office:value="1879015.17">
            <text:p>1.879.015</text:p>
          </table:table-cell>
          <table:table-cell office:value-type="float" office:value="23042368.65">
            <text:p>23.042.36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427848.7">
            <text:p>-427.849</text:p>
          </table:table-cell>
          <table:table-cell/>
          <table:table-cell table:style-name="ce12" office:value-type="float" office:value="-74000">
            <text:p>-74.000</text:p>
          </table:table-cell>
          <table:table-cell table:style-name="ce12" office:value-type="float" office:value="-9550">
            <text:p>-9.550</text:p>
          </table:table-cell>
          <table:table-cell office:value-type="float" office:value="-11439.18">
            <text:p>-11.439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523037.88">
            <text:p>-523.038</text:p>
          </table:table-cell>
          <table:table-cell office:value-type="float" office:value="16439914.3">
            <text:p>16.439.914</text:p>
          </table:table-cell>
          <table:table-cell office:value-type="float" office:value="4201220.51">
            <text:p>4.201.221</text:p>
          </table:table-cell>
          <table:table-cell office:value-type="float" office:value="1655032.77">
            <text:p>1.655.033</text:p>
          </table:table-cell>
          <table:table-cell office:value-type="float" office:value="1180763.88">
            <text:p>1.180.764</text:p>
          </table:table-cell>
          <table:table-cell/>
          <table:table-cell office:value-type="float" office:value="454723.62">
            <text:p>454.724</text:p>
          </table:table-cell>
          <table:table-cell office:value-type="float" office:value="23931655.08">
            <text:p>23.931.655</text:p>
          </table:table-cell>
          <table:table-cell office:value-type="float" office:value="23408617.2">
            <text:p>23.408.617</text:p>
          </table:table-cell>
          <table:table-cell table:number-columns-repeated="3"/>
          <table:table-cell office:value-type="float" office:value="23408617.2">
            <text:p>23.408.617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3383680.2">
            <text:p>23.383.680</text:p>
          </table:table-cell>
          <table:table-cell office:value-type="float" office:value="-135497.79">
            <text:p>-135.498</text:p>
          </table:table-cell>
          <table:table-cell office:value-type="float" office:value="1863056.03">
            <text:p>1.863.056</text:p>
          </table:table-cell>
          <table:table-cell office:value-type="float" office:value="25111238.44">
            <text:p>25.111.23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38097.43">
            <text:p>-538.097</text:p>
          </table:table-cell>
          <table:table-cell/>
          <table:table-cell table:style-name="ce12" office:value-type="float" office:value="-74000">
            <text:p>-74.000</text:p>
          </table:table-cell>
          <table:table-cell table:style-name="ce12" office:value-type="float" office:value="-9550">
            <text:p>-9.550</text:p>
          </table:table-cell>
          <table:table-cell office:value-type="float" office:value="-5800">
            <text:p>-5.8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627647.43">
            <text:p>-627.647</text:p>
          </table:table-cell>
          <table:table-cell office:value-type="float" office:value="16076871.33">
            <text:p>16.076.871</text:p>
          </table:table-cell>
          <table:table-cell office:value-type="float" office:value="3099047.48">
            <text:p>3.099.047</text:p>
          </table:table-cell>
          <table:table-cell office:value-type="float" office:value="1745090.12">
            <text:p>1.745.090</text:p>
          </table:table-cell>
          <table:table-cell office:value-type="float" office:value="948774.08">
            <text:p>948.774</text:p>
          </table:table-cell>
          <table:table-cell/>
          <table:table-cell office:value-type="float" office:value="457772.45">
            <text:p>457.772</text:p>
          </table:table-cell>
          <table:table-cell office:value-type="float" office:value="22327555.46">
            <text:p>22.327.555</text:p>
          </table:table-cell>
          <table:table-cell office:value-type="float" office:value="21699908.03">
            <text:p>21.699.908</text:p>
          </table:table-cell>
          <table:table-cell table:number-columns-repeated="3"/>
          <table:table-cell office:value-type="float" office:value="21699908.03">
            <text:p>21.699.908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1674971.03">
            <text:p>21.674.971</text:p>
          </table:table-cell>
          <table:table-cell office:value-type="float" office:value="-135451.5">
            <text:p>-135.452</text:p>
          </table:table-cell>
          <table:table-cell office:value-type="float" office:value="1525696.74">
            <text:p>1.525.697</text:p>
          </table:table-cell>
          <table:table-cell office:value-type="float" office:value="23065216.27">
            <text:p>23.065.21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546017.92">
            <text:p>-546.018</text:p>
          </table:table-cell>
          <table:table-cell/>
          <table:table-cell table:style-name="ce12" office:value-type="float" office:value="-74000">
            <text:p>-74.000</text:p>
          </table:table-cell>
          <table:table-cell table:style-name="ce12" office:value-type="float" office:value="-9550">
            <text:p>-9.550</text:p>
          </table:table-cell>
          <table:table-cell office:value-type="float" office:value="-5800">
            <text:p>-5.8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635567.92">
            <text:p>-635.568</text:p>
          </table:table-cell>
          <table:table-cell office:value-type="float" office:value="16563398.81">
            <text:p>16.563.399</text:p>
          </table:table-cell>
          <table:table-cell office:value-type="float" office:value="4389316.04">
            <text:p>4.389.316</text:p>
          </table:table-cell>
          <table:table-cell office:value-type="float" office:value="1599377.86">
            <text:p>1.599.378</text:p>
          </table:table-cell>
          <table:table-cell office:value-type="float" office:value="996840.13">
            <text:p>996.840</text:p>
          </table:table-cell>
          <table:table-cell/>
          <table:table-cell office:value-type="float" office:value="475154.6">
            <text:p>475.155</text:p>
          </table:table-cell>
          <table:table-cell office:value-type="float" office:value="24024087.44">
            <text:p>24.024.087</text:p>
          </table:table-cell>
          <table:table-cell office:value-type="float" office:value="23388519.52">
            <text:p>23.388.520</text:p>
          </table:table-cell>
          <table:table-cell table:number-columns-repeated="3"/>
          <table:table-cell office:value-type="float" office:value="23388519.52">
            <text:p>23.388.520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3363582.52">
            <text:p>23.363.583</text:p>
          </table:table-cell>
          <table:table-cell office:value-type="float" office:value="-136615.22">
            <text:p>-136.615</text:p>
          </table:table-cell>
          <table:table-cell office:value-type="float" office:value="1600305.11">
            <text:p>1.600.305</text:p>
          </table:table-cell>
          <table:table-cell office:value-type="float" office:value="24827272.41">
            <text:p>24.827.27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14248.45">
            <text:p>-614.248</text:p>
          </table:table-cell>
          <table:table-cell/>
          <table:table-cell table:style-name="ce12" office:value-type="float" office:value="-74000">
            <text:p>-74.000</text:p>
          </table:table-cell>
          <table:table-cell table:style-name="ce12" office:value-type="float" office:value="-9550">
            <text:p>-9.550</text:p>
          </table:table-cell>
          <table:table-cell office:value-type="float" office:value="-5800">
            <text:p>-5.8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703798.45">
            <text:p>-703.798</text:p>
          </table:table-cell>
          <table:table-cell office:value-type="float" office:value="17292870.34">
            <text:p>17.292.870</text:p>
          </table:table-cell>
          <table:table-cell office:value-type="float" office:value="4509187.02">
            <text:p>4.509.187</text:p>
          </table:table-cell>
          <table:table-cell office:value-type="float" office:value="1634909.69">
            <text:p>1.634.910</text:p>
          </table:table-cell>
          <table:table-cell office:value-type="float" office:value="1045685.13">
            <text:p>1.045.685</text:p>
          </table:table-cell>
          <table:table-cell/>
          <table:table-cell office:value-type="float" office:value="470929.85">
            <text:p>470.930</text:p>
          </table:table-cell>
          <table:table-cell office:value-type="float" office:value="24953582.03">
            <text:p>24.953.582</text:p>
          </table:table-cell>
          <table:table-cell office:value-type="float" office:value="24249783.58">
            <text:p>24.249.784</text:p>
          </table:table-cell>
          <table:table-cell table:number-columns-repeated="3"/>
          <table:table-cell office:value-type="float" office:value="24249783.58">
            <text:p>24.249.784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4224846.58">
            <text:p>24.224.847</text:p>
          </table:table-cell>
          <table:table-cell office:value-type="float" office:value="-134950.18">
            <text:p>-134.950</text:p>
          </table:table-cell>
          <table:table-cell office:value-type="float" office:value="1608754.34">
            <text:p>1.608.754</text:p>
          </table:table-cell>
          <table:table-cell office:value-type="float" office:value="25698650.74">
            <text:p>25.698.65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88141.02">
            <text:p>-588.141</text:p>
          </table:table-cell>
          <table:table-cell/>
          <table:table-cell table:style-name="ce12" office:value-type="float" office:value="-74000">
            <text:p>-74.000</text:p>
          </table:table-cell>
          <table:table-cell table:style-name="ce12" office:value-type="float" office:value="-9550">
            <text:p>-9.550</text:p>
          </table:table-cell>
          <table:table-cell office:value-type="float" office:value="-5800">
            <text:p>-5.8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677691.02">
            <text:p>-677.691</text:p>
          </table:table-cell>
          <table:table-cell office:value-type="float" office:value="17372747.9">
            <text:p>17.372.748</text:p>
          </table:table-cell>
          <table:table-cell office:value-type="float" office:value="4515947.83">
            <text:p>4.515.948</text:p>
          </table:table-cell>
          <table:table-cell office:value-type="float" office:value="1609357.42">
            <text:p>1.609.357</text:p>
          </table:table-cell>
          <table:table-cell office:value-type="float" office:value="1108081.17">
            <text:p>1.108.081</text:p>
          </table:table-cell>
          <table:table-cell/>
          <table:table-cell office:value-type="float" office:value="471285.5">
            <text:p>471.286</text:p>
          </table:table-cell>
          <table:table-cell office:value-type="float" office:value="25077419.82">
            <text:p>25.077.420</text:p>
          </table:table-cell>
          <table:table-cell office:value-type="float" office:value="24399728.8">
            <text:p>24.399.729</text:p>
          </table:table-cell>
          <table:table-cell table:number-columns-repeated="3"/>
          <table:table-cell office:value-type="float" office:value="24399728.8">
            <text:p>24.399.729</text:p>
          </table:table-cell>
          <table:table-cell table:style-name="ce12" office:value-type="float" office:value="-26437">
            <text:p>-26.437</text:p>
          </table:table-cell>
          <table:table-cell table:style-name="ce12" office:value-type="float" office:value="1500">
            <text:p>1.500</text:p>
          </table:table-cell>
          <table:table-cell table:style-name="ce13" office:value-type="float" office:value="-24937">
            <text:p>-24.937</text:p>
          </table:table-cell>
          <table:table-cell office:value-type="float" office:value="24374791.8">
            <text:p>24.374.792</text:p>
          </table:table-cell>
          <table:table-cell office:value-type="float" office:value="-140403.08">
            <text:p>-140.403</text:p>
          </table:table-cell>
          <table:table-cell office:value-type="float" office:value="1636451.16">
            <text:p>1.636.451</text:p>
          </table:table-cell>
          <table:table-cell office:value-type="float" office:value="25870839.88">
            <text:p>25.870.84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7</text:p>
            <draw:g table:end-cell-address="Tabelle1.A275" table:end-x="0.41cm" table:end-y="0.016cm" draw:z-index="34" draw:name="SAPBEXq0001 U13C0F7D5F422">
              <draw:custom-shape draw:name="SAPBEXq0001 U13C0F7D5F42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2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2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75" table:end-x="0.41cm" table:end-y="0.016cm" draw:z-index="175" draw:name="SAPBEXq0001 U13C0F4CFB0D22">
              <draw:custom-shape draw:name="SAPBEXq0001 U13C0F4CFB0D2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Rettungsdiens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76" table:end-x="0.41cm" table:end-y="0.016cm" draw:z-index="176" draw:name="SAPBEXq0001 U13C0F4CFB0D23">
              <draw:custom-shape draw:name="SAPBEXq0001 U13C0F4CFB0D2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26081.61">
            <text:p>-126.082</text:p>
          </table:table-cell>
          <table:table-cell/>
          <table:table-cell table:style-name="ce12" office:value-type="float" office:value="-8005233.59">
            <text:p>-8.005.234</text:p>
          </table:table-cell>
          <table:table-cell table:style-name="ce12" office:value-type="float" office:value="-4269.79">
            <text:p>-4.270</text:p>
          </table:table-cell>
          <table:table-cell office:value-type="float" office:value="-23727.82">
            <text:p>-23.728</text:p>
          </table:table-cell>
          <table:table-cell table:style-name="ce12" office:value-type="float" office:value="-864502.78">
            <text:p>-864.503</text:p>
          </table:table-cell>
          <table:table-cell/>
          <table:table-cell office:value-type="float" office:value="-9023815.59">
            <text:p>-9.023.816</text:p>
          </table:table-cell>
          <table:table-cell office:value-type="float" office:value="4581328.77">
            <text:p>4.581.329</text:p>
          </table:table-cell>
          <table:table-cell office:value-type="float" office:value="2224342.61">
            <text:p>2.224.343</text:p>
          </table:table-cell>
          <table:table-cell office:value-type="float" office:value="695939.63">
            <text:p>695.940</text:p>
          </table:table-cell>
          <table:table-cell office:value-type="float" office:value="374005.11">
            <text:p>374.005</text:p>
          </table:table-cell>
          <table:table-cell/>
          <table:table-cell office:value-type="float" office:value="2714774.2">
            <text:p>2.714.774</text:p>
          </table:table-cell>
          <table:table-cell office:value-type="float" office:value="10590390.32">
            <text:p>10.590.390</text:p>
          </table:table-cell>
          <table:table-cell office:value-type="float" office:value="1566574.73">
            <text:p>1.566.575</text:p>
          </table:table-cell>
          <table:table-cell/>
          <table:table-cell table:style-name="ce12" office:value-type="float" office:value="3858.47">
            <text:p>3.858</text:p>
          </table:table-cell>
          <table:table-cell table:style-name="ce13" office:value-type="float" office:value="3858.47">
            <text:p>3.858</text:p>
          </table:table-cell>
          <table:table-cell office:value-type="float" office:value="1570433.2">
            <text:p>1.570.433</text:p>
          </table:table-cell>
          <table:table-cell table:style-name="ce12" office:value-type="float" office:value="-68.39">
            <text:p>-68</text:p>
          </table:table-cell>
          <table:table-cell table:style-name="ce12" office:value-type="float" office:value="598.5">
            <text:p>599</text:p>
          </table:table-cell>
          <table:table-cell table:style-name="ce13" office:value-type="float" office:value="530.11">
            <text:p>530</text:p>
          </table:table-cell>
          <table:table-cell office:value-type="float" office:value="1570963.31">
            <text:p>1.570.963</text:p>
          </table:table-cell>
          <table:table-cell office:value-type="float" office:value="-29395.15">
            <text:p>-29.395</text:p>
          </table:table-cell>
          <table:table-cell office:value-type="float" office:value="522695.44">
            <text:p>522.695</text:p>
          </table:table-cell>
          <table:table-cell office:value-type="float" office:value="2064263.6">
            <text:p>2.064.26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05260.73">
            <text:p>-105.261</text:p>
          </table:table-cell>
          <table:table-cell/>
          <table:table-cell table:style-name="ce12" office:value-type="float" office:value="-8545000">
            <text:p>-8.545.000</text:p>
          </table:table-cell>
          <table:table-cell/>
          <table:table-cell office:value-type="float" office:value="-1357.32">
            <text:p>-1.357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8651718.05">
            <text:p>-8.651.718</text:p>
          </table:table-cell>
          <table:table-cell office:value-type="float" office:value="4125259.16">
            <text:p>4.125.259</text:p>
          </table:table-cell>
          <table:table-cell office:value-type="float" office:value="749020.28">
            <text:p>749.020</text:p>
          </table:table-cell>
          <table:table-cell office:value-type="float" office:value="966948.62">
            <text:p>966.949</text:p>
          </table:table-cell>
          <table:table-cell office:value-type="float" office:value="642174">
            <text:p>642.174</text:p>
          </table:table-cell>
          <table:table-cell/>
          <table:table-cell office:value-type="float" office:value="3122730.32">
            <text:p>3.122.730</text:p>
          </table:table-cell>
          <table:table-cell office:value-type="float" office:value="9606132.38">
            <text:p>9.606.132</text:p>
          </table:table-cell>
          <table:table-cell office:value-type="float" office:value="954414.33">
            <text:p>954.414</text:p>
          </table:table-cell>
          <table:table-cell table:number-columns-repeated="3"/>
          <table:table-cell office:value-type="float" office:value="954414.33">
            <text:p>954.414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936514.33">
            <text:p>936.514</text:p>
          </table:table-cell>
          <table:table-cell table:style-name="ce11"/>
          <table:table-cell office:value-type="float" office:value="699568.97">
            <text:p>699.569</text:p>
          </table:table-cell>
          <table:table-cell office:value-type="float" office:value="1636083.3">
            <text:p>1.636.08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78993.94">
            <text:p>-78.994</text:p>
          </table:table-cell>
          <table:table-cell/>
          <table:table-cell table:style-name="ce12" office:value-type="float" office:value="-9067550">
            <text:p>-9.067.550</text:p>
          </table:table-cell>
          <table:table-cell/>
          <table:table-cell office:value-type="float" office:value="-1356.48">
            <text:p>-1.356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9148000.42">
            <text:p>-9.148.000</text:p>
          </table:table-cell>
          <table:table-cell office:value-type="float" office:value="4418331.94">
            <text:p>4.418.332</text:p>
          </table:table-cell>
          <table:table-cell office:value-type="float" office:value="1027388.39">
            <text:p>1.027.388</text:p>
          </table:table-cell>
          <table:table-cell office:value-type="float" office:value="967070.61">
            <text:p>967.071</text:p>
          </table:table-cell>
          <table:table-cell office:value-type="float" office:value="764495.76">
            <text:p>764.496</text:p>
          </table:table-cell>
          <table:table-cell/>
          <table:table-cell office:value-type="float" office:value="3191830.32">
            <text:p>3.191.830</text:p>
          </table:table-cell>
          <table:table-cell office:value-type="float" office:value="10369117.02">
            <text:p>10.369.117</text:p>
          </table:table-cell>
          <table:table-cell office:value-type="float" office:value="1221116.6">
            <text:p>1.221.117</text:p>
          </table:table-cell>
          <table:table-cell table:number-columns-repeated="3"/>
          <table:table-cell office:value-type="float" office:value="1221116.6">
            <text:p>1.221.117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1203216.6">
            <text:p>1.203.217</text:p>
          </table:table-cell>
          <table:table-cell table:style-name="ce11"/>
          <table:table-cell office:value-type="float" office:value="712163.31">
            <text:p>712.163</text:p>
          </table:table-cell>
          <table:table-cell office:value-type="float" office:value="1915379.91">
            <text:p>1.915.38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8270.35">
            <text:p>-108.270</text:p>
          </table:table-cell>
          <table:table-cell/>
          <table:table-cell table:style-name="ce12" office:value-type="float" office:value="-8545000">
            <text:p>-8.545.000</text:p>
          </table:table-cell>
          <table:table-cell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653370.35">
            <text:p>-8.653.370</text:p>
          </table:table-cell>
          <table:table-cell office:value-type="float" office:value="4294198.56">
            <text:p>4.294.199</text:p>
          </table:table-cell>
          <table:table-cell office:value-type="float" office:value="752163.64">
            <text:p>752.164</text:p>
          </table:table-cell>
          <table:table-cell office:value-type="float" office:value="909721.32">
            <text:p>909.721</text:p>
          </table:table-cell>
          <table:table-cell office:value-type="float" office:value="307821.44">
            <text:p>307.821</text:p>
          </table:table-cell>
          <table:table-cell/>
          <table:table-cell office:value-type="float" office:value="3257279.6">
            <text:p>3.257.280</text:p>
          </table:table-cell>
          <table:table-cell office:value-type="float" office:value="9521184.56">
            <text:p>9.521.185</text:p>
          </table:table-cell>
          <table:table-cell office:value-type="float" office:value="867814.21">
            <text:p>867.814</text:p>
          </table:table-cell>
          <table:table-cell table:number-columns-repeated="3"/>
          <table:table-cell office:value-type="float" office:value="867814.21">
            <text:p>867.814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849914.21">
            <text:p>849.914</text:p>
          </table:table-cell>
          <table:table-cell table:style-name="ce11"/>
          <table:table-cell office:value-type="float" office:value="569239.25">
            <text:p>569.239</text:p>
          </table:table-cell>
          <table:table-cell office:value-type="float" office:value="1419153.46">
            <text:p>1.419.15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00215.9">
            <text:p>-100.216</text:p>
          </table:table-cell>
          <table:table-cell/>
          <table:table-cell table:style-name="ce12" office:value-type="float" office:value="-8545000">
            <text:p>-8.545.000</text:p>
          </table:table-cell>
          <table:table-cell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645315.9">
            <text:p>-8.645.316</text:p>
          </table:table-cell>
          <table:table-cell office:value-type="float" office:value="4423553.96">
            <text:p>4.423.554</text:p>
          </table:table-cell>
          <table:table-cell office:value-type="float" office:value="1065832.16">
            <text:p>1.065.832</text:p>
          </table:table-cell>
          <table:table-cell office:value-type="float" office:value="1128079.51">
            <text:p>1.128.080</text:p>
          </table:table-cell>
          <table:table-cell office:value-type="float" office:value="335799.86">
            <text:p>335.800</text:p>
          </table:table-cell>
          <table:table-cell/>
          <table:table-cell office:value-type="float" office:value="3316432">
            <text:p>3.316.432</text:p>
          </table:table-cell>
          <table:table-cell office:value-type="float" office:value="10269697.49">
            <text:p>10.269.697</text:p>
          </table:table-cell>
          <table:table-cell office:value-type="float" office:value="1624381.59">
            <text:p>1.624.382</text:p>
          </table:table-cell>
          <table:table-cell table:number-columns-repeated="3"/>
          <table:table-cell office:value-type="float" office:value="1624381.59">
            <text:p>1.624.382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1606481.59">
            <text:p>1.606.482</text:p>
          </table:table-cell>
          <table:table-cell table:style-name="ce11"/>
          <table:table-cell office:value-type="float" office:value="604386.06">
            <text:p>604.386</text:p>
          </table:table-cell>
          <table:table-cell office:value-type="float" office:value="2210867.65">
            <text:p>2.210.86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68078.25">
            <text:p>-168.078</text:p>
          </table:table-cell>
          <table:table-cell/>
          <table:table-cell table:style-name="ce12" office:value-type="float" office:value="-8545000">
            <text:p>-8.545.000</text:p>
          </table:table-cell>
          <table:table-cell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713178.25">
            <text:p>-8.713.178</text:p>
          </table:table-cell>
          <table:table-cell office:value-type="float" office:value="4623407.8">
            <text:p>4.623.408</text:p>
          </table:table-cell>
          <table:table-cell office:value-type="float" office:value="1096094.23">
            <text:p>1.096.094</text:p>
          </table:table-cell>
          <table:table-cell office:value-type="float" office:value="922309.51">
            <text:p>922.310</text:p>
          </table:table-cell>
          <table:table-cell office:value-type="float" office:value="394223.07">
            <text:p>394.223</text:p>
          </table:table-cell>
          <table:table-cell/>
          <table:table-cell office:value-type="float" office:value="3375273.12">
            <text:p>3.375.273</text:p>
          </table:table-cell>
          <table:table-cell office:value-type="float" office:value="10411307.73">
            <text:p>10.411.308</text:p>
          </table:table-cell>
          <table:table-cell office:value-type="float" office:value="1698129.48">
            <text:p>1.698.129</text:p>
          </table:table-cell>
          <table:table-cell table:number-columns-repeated="3"/>
          <table:table-cell office:value-type="float" office:value="1698129.48">
            <text:p>1.698.129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1680229.48">
            <text:p>1.680.229</text:p>
          </table:table-cell>
          <table:table-cell table:style-name="ce11"/>
          <table:table-cell office:value-type="float" office:value="600507.44">
            <text:p>600.507</text:p>
          </table:table-cell>
          <table:table-cell office:value-type="float" office:value="2280736.92">
            <text:p>2.280.73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24398.04">
            <text:p>-124.398</text:p>
          </table:table-cell>
          <table:table-cell/>
          <table:table-cell table:style-name="ce12" office:value-type="float" office:value="-8545000">
            <text:p>-8.545.000</text:p>
          </table:table-cell>
          <table:table-cell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8669498.04">
            <text:p>-8.669.498</text:p>
          </table:table-cell>
          <table:table-cell office:value-type="float" office:value="4648530.7">
            <text:p>4.648.531</text:p>
          </table:table-cell>
          <table:table-cell office:value-type="float" office:value="1097754.54">
            <text:p>1.097.755</text:p>
          </table:table-cell>
          <table:table-cell office:value-type="float" office:value="945766.54">
            <text:p>945.767</text:p>
          </table:table-cell>
          <table:table-cell office:value-type="float" office:value="460882.96">
            <text:p>460.883</text:p>
          </table:table-cell>
          <table:table-cell/>
          <table:table-cell office:value-type="float" office:value="3435343.32">
            <text:p>3.435.343</text:p>
          </table:table-cell>
          <table:table-cell office:value-type="float" office:value="10588278.06">
            <text:p>10.588.278</text:p>
          </table:table-cell>
          <table:table-cell office:value-type="float" office:value="1918780.02">
            <text:p>1.918.780</text:p>
          </table:table-cell>
          <table:table-cell table:number-columns-repeated="3"/>
          <table:table-cell office:value-type="float" office:value="1918780.02">
            <text:p>1.918.780</text:p>
          </table:table-cell>
          <table:table-cell table:style-name="ce12" office:value-type="float" office:value="-18400">
            <text:p>-18.400</text:p>
          </table:table-cell>
          <table:table-cell table:style-name="ce12" office:value-type="float" office:value="500">
            <text:p>500</text:p>
          </table:table-cell>
          <table:table-cell table:style-name="ce13" office:value-type="float" office:value="-17900">
            <text:p>-17.900</text:p>
          </table:table-cell>
          <table:table-cell office:value-type="float" office:value="1900880.02">
            <text:p>1.900.880</text:p>
          </table:table-cell>
          <table:table-cell table:style-name="ce11"/>
          <table:table-cell office:value-type="float" office:value="616323.73">
            <text:p>616.324</text:p>
          </table:table-cell>
          <table:table-cell office:value-type="float" office:value="2517203.75">
            <text:p>2.517.20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8</text:p>
            <draw:g table:end-cell-address="Tabelle1.A283" table:end-x="0.41cm" table:end-y="0.016cm" draw:z-index="35" draw:name="SAPBEXq0001 U13C0F7D5F423">
              <draw:custom-shape draw:name="SAPBEXq0001 U13C0F7D5F42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42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42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83" table:end-x="0.41cm" table:end-y="0.016cm" draw:z-index="177" draw:name="SAPBEXq0001 U13C0F4CFB0D23">
              <draw:custom-shape draw:name="SAPBEXq0001 U13C0F4CFB0D2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Leistg. d. Chemischen Untersuchungsamtes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84" table:end-x="0.41cm" table:end-y="0.016cm" draw:z-index="178" draw:name="SAPBEXq0001 U13C0F4CFB0D24">
              <draw:custom-shape draw:name="SAPBEXq0001 U13C0F4CFB0D2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6180.02">
            <text:p>-46.180</text:p>
          </table:table-cell>
          <table:table-cell/>
          <table:table-cell table:style-name="ce12" office:value-type="float" office:value="-1574.25">
            <text:p>-1.574</text:p>
          </table:table-cell>
          <table:table-cell table:style-name="ce12" office:value-type="float" office:value="-187245.9">
            <text:p>-187.246</text:p>
          </table:table-cell>
          <table:table-cell office:value-type="float" office:value="-522880.2">
            <text:p>-522.880</text:p>
          </table:table-cell>
          <table:table-cell table:style-name="ce12" office:value-type="float" office:value="-71951.4">
            <text:p>-71.951</text:p>
          </table:table-cell>
          <table:table-cell/>
          <table:table-cell office:value-type="float" office:value="-829831.77">
            <text:p>-829.832</text:p>
          </table:table-cell>
          <table:table-cell office:value-type="float" office:value="1794289.28">
            <text:p>1.794.289</text:p>
          </table:table-cell>
          <table:table-cell office:value-type="float" office:value="137236.14">
            <text:p>137.236</text:p>
          </table:table-cell>
          <table:table-cell office:value-type="float" office:value="323896.23">
            <text:p>323.896</text:p>
          </table:table-cell>
          <table:table-cell office:value-type="float" office:value="105125.82">
            <text:p>105.126</text:p>
          </table:table-cell>
          <table:table-cell/>
          <table:table-cell office:value-type="float" office:value="146600.2">
            <text:p>146.600</text:p>
          </table:table-cell>
          <table:table-cell office:value-type="float" office:value="2507147.67">
            <text:p>2.507.148</text:p>
          </table:table-cell>
          <table:table-cell office:value-type="float" office:value="1677315.9">
            <text:p>1.677.316</text:p>
          </table:table-cell>
          <table:table-cell table:number-columns-repeated="3"/>
          <table:table-cell office:value-type="float" office:value="1677315.9">
            <text:p>1.677.316</text:p>
          </table:table-cell>
          <table:table-cell table:number-columns-repeated="3"/>
          <table:table-cell office:value-type="float" office:value="1677315.9">
            <text:p>1.677.316</text:p>
          </table:table-cell>
          <table:table-cell office:value-type="float" office:value="-1764261.43">
            <text:p>-1.764.261</text:p>
          </table:table-cell>
          <table:table-cell office:value-type="float" office:value="237270.36">
            <text:p>237.270</text:p>
          </table:table-cell>
          <table:table-cell office:value-type="float" office:value="150324.83">
            <text:p>150.32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205750">
            <text:p>-205.750</text:p>
          </table:table-cell>
          <table:table-cell office:value-type="float" office:value="-524361.2">
            <text:p>-524.361</text:p>
          </table:table-cell>
          <table:table-cell table:number-columns-repeated="2"/>
          <table:table-cell office:value-type="float" office:value="-735111.2">
            <text:p>-735.111</text:p>
          </table:table-cell>
          <table:table-cell office:value-type="float" office:value="1703151.28">
            <text:p>1.703.151</text:p>
          </table:table-cell>
          <table:table-cell office:value-type="float" office:value="38892.56">
            <text:p>38.893</text:p>
          </table:table-cell>
          <table:table-cell office:value-type="float" office:value="368263.58">
            <text:p>368.264</text:p>
          </table:table-cell>
          <table:table-cell office:value-type="float" office:value="130571.34">
            <text:p>130.571</text:p>
          </table:table-cell>
          <table:table-cell table:style-name="ce12" office:value-type="float" office:value="19000">
            <text:p>19.000</text:p>
          </table:table-cell>
          <table:table-cell office:value-type="float" office:value="563684">
            <text:p>563.684</text:p>
          </table:table-cell>
          <table:table-cell office:value-type="float" office:value="2823562.76">
            <text:p>2.823.563</text:p>
          </table:table-cell>
          <table:table-cell office:value-type="float" office:value="2088451.56">
            <text:p>2.088.452</text:p>
          </table:table-cell>
          <table:table-cell table:number-columns-repeated="3"/>
          <table:table-cell office:value-type="float" office:value="2088451.56">
            <text:p>2.088.452</text:p>
          </table:table-cell>
          <table:table-cell table:number-columns-repeated="3"/>
          <table:table-cell office:value-type="float" office:value="2088451.56">
            <text:p>2.088.452</text:p>
          </table:table-cell>
          <table:table-cell office:value-type="float" office:value="-1934499.81">
            <text:p>-1.934.500</text:p>
          </table:table-cell>
          <table:table-cell office:value-type="float" office:value="279463.55">
            <text:p>279.464</text:p>
          </table:table-cell>
          <table:table-cell office:value-type="float" office:value="433415.3">
            <text:p>433.415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212800">
            <text:p>-212.800</text:p>
          </table:table-cell>
          <table:table-cell office:value-type="float" office:value="-524361.08">
            <text:p>-524.361</text:p>
          </table:table-cell>
          <table:table-cell table:number-columns-repeated="2"/>
          <table:table-cell office:value-type="float" office:value="-742161.08">
            <text:p>-742.161</text:p>
          </table:table-cell>
          <table:table-cell office:value-type="float" office:value="1574901.96">
            <text:p>1.574.902</text:p>
          </table:table-cell>
          <table:table-cell office:value-type="float" office:value="47883.21">
            <text:p>47.883</text:p>
          </table:table-cell>
          <table:table-cell office:value-type="float" office:value="276564.88">
            <text:p>276.565</text:p>
          </table:table-cell>
          <table:table-cell office:value-type="float" office:value="67049">
            <text:p>67.049</text:p>
          </table:table-cell>
          <table:table-cell/>
          <table:table-cell office:value-type="float" office:value="901538">
            <text:p>901.538</text:p>
          </table:table-cell>
          <table:table-cell office:value-type="float" office:value="2867937.05">
            <text:p>2.867.937</text:p>
          </table:table-cell>
          <table:table-cell office:value-type="float" office:value="2125775.97">
            <text:p>2.125.776</text:p>
          </table:table-cell>
          <table:table-cell table:number-columns-repeated="3"/>
          <table:table-cell office:value-type="float" office:value="2125775.97">
            <text:p>2.125.776</text:p>
          </table:table-cell>
          <table:table-cell table:number-columns-repeated="3"/>
          <table:table-cell office:value-type="float" office:value="2125775.97">
            <text:p>2.125.776</text:p>
          </table:table-cell>
          <table:table-cell office:value-type="float" office:value="-1933495.72">
            <text:p>-1.933.496</text:p>
          </table:table-cell>
          <table:table-cell office:value-type="float" office:value="274688.98">
            <text:p>274.689</text:p>
          </table:table-cell>
          <table:table-cell office:value-type="float" office:value="466969.23">
            <text:p>466.96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4764.6">
            <text:p>-14.765</text:p>
          </table:table-cell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178823.23">
            <text:p>-178.823</text:p>
          </table:table-cell>
          <table:table-cell office:value-type="float" office:value="-524300">
            <text:p>-524.300</text:p>
          </table:table-cell>
          <table:table-cell table:number-columns-repeated="2"/>
          <table:table-cell office:value-type="float" office:value="-722887.83">
            <text:p>-722.888</text:p>
          </table:table-cell>
          <table:table-cell office:value-type="float" office:value="1583839.64">
            <text:p>1.583.840</text:p>
          </table:table-cell>
          <table:table-cell office:value-type="float" office:value="35877.44">
            <text:p>35.877</text:p>
          </table:table-cell>
          <table:table-cell office:value-type="float" office:value="277406">
            <text:p>277.406</text:p>
          </table:table-cell>
          <table:table-cell office:value-type="float" office:value="49566.97">
            <text:p>49.567</text:p>
          </table:table-cell>
          <table:table-cell/>
          <table:table-cell office:value-type="float" office:value="921390.72">
            <text:p>921.391</text:p>
          </table:table-cell>
          <table:table-cell office:value-type="float" office:value="2868080.77">
            <text:p>2.868.081</text:p>
          </table:table-cell>
          <table:table-cell office:value-type="float" office:value="2145192.94">
            <text:p>2.145.193</text:p>
          </table:table-cell>
          <table:table-cell table:number-columns-repeated="3"/>
          <table:table-cell office:value-type="float" office:value="2145192.94">
            <text:p>2.145.193</text:p>
          </table:table-cell>
          <table:table-cell table:number-columns-repeated="3"/>
          <table:table-cell office:value-type="float" office:value="2145192.94">
            <text:p>2.145.193</text:p>
          </table:table-cell>
          <table:table-cell office:value-type="float" office:value="-1745310.47">
            <text:p>-1.745.310</text:p>
          </table:table-cell>
          <table:table-cell office:value-type="float" office:value="232363.52">
            <text:p>232.364</text:p>
          </table:table-cell>
          <table:table-cell office:value-type="float" office:value="632245.99">
            <text:p>632.24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490.44">
            <text:p>-4.490</text:p>
          </table:table-cell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178823.23">
            <text:p>-178.823</text:p>
          </table:table-cell>
          <table:table-cell office:value-type="float" office:value="-524300">
            <text:p>-524.300</text:p>
          </table:table-cell>
          <table:table-cell table:number-columns-repeated="2"/>
          <table:table-cell office:value-type="float" office:value="-712613.67">
            <text:p>-712.614</text:p>
          </table:table-cell>
          <table:table-cell office:value-type="float" office:value="1564009.36">
            <text:p>1.564.009</text:p>
          </table:table-cell>
          <table:table-cell office:value-type="float" office:value="43937.16">
            <text:p>43.937</text:p>
          </table:table-cell>
          <table:table-cell office:value-type="float" office:value="277406">
            <text:p>277.406</text:p>
          </table:table-cell>
          <table:table-cell office:value-type="float" office:value="93409.57">
            <text:p>93.410</text:p>
          </table:table-cell>
          <table:table-cell/>
          <table:table-cell office:value-type="float" office:value="921454.16">
            <text:p>921.454</text:p>
          </table:table-cell>
          <table:table-cell office:value-type="float" office:value="2900216.25">
            <text:p>2.900.216</text:p>
          </table:table-cell>
          <table:table-cell office:value-type="float" office:value="2187602.58">
            <text:p>2.187.603</text:p>
          </table:table-cell>
          <table:table-cell table:number-columns-repeated="3"/>
          <table:table-cell office:value-type="float" office:value="2187602.58">
            <text:p>2.187.603</text:p>
          </table:table-cell>
          <table:table-cell table:number-columns-repeated="3"/>
          <table:table-cell office:value-type="float" office:value="2187602.58">
            <text:p>2.187.603</text:p>
          </table:table-cell>
          <table:table-cell office:value-type="float" office:value="-1745218.57">
            <text:p>-1.745.219</text:p>
          </table:table-cell>
          <table:table-cell office:value-type="float" office:value="236786.02">
            <text:p>236.786</text:p>
          </table:table-cell>
          <table:table-cell office:value-type="float" office:value="679170.03">
            <text:p>679.17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36.69">
            <text:p>-237</text:p>
          </table:table-cell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178823.23">
            <text:p>-178.823</text:p>
          </table:table-cell>
          <table:table-cell office:value-type="float" office:value="-524300">
            <text:p>-524.300</text:p>
          </table:table-cell>
          <table:table-cell table:number-columns-repeated="2"/>
          <table:table-cell office:value-type="float" office:value="-708359.92">
            <text:p>-708.360</text:p>
          </table:table-cell>
          <table:table-cell office:value-type="float" office:value="1435161.72">
            <text:p>1.435.162</text:p>
          </table:table-cell>
          <table:table-cell office:value-type="float" office:value="20574.32">
            <text:p>20.574</text:p>
          </table:table-cell>
          <table:table-cell office:value-type="float" office:value="277406">
            <text:p>277.406</text:p>
          </table:table-cell>
          <table:table-cell office:value-type="float" office:value="143735.59">
            <text:p>143.736</text:p>
          </table:table-cell>
          <table:table-cell/>
          <table:table-cell office:value-type="float" office:value="921310.4">
            <text:p>921.310</text:p>
          </table:table-cell>
          <table:table-cell office:value-type="float" office:value="2798188.03">
            <text:p>2.798.188</text:p>
          </table:table-cell>
          <table:table-cell office:value-type="float" office:value="2089828.11">
            <text:p>2.089.828</text:p>
          </table:table-cell>
          <table:table-cell table:number-columns-repeated="3"/>
          <table:table-cell office:value-type="float" office:value="2089828.11">
            <text:p>2.089.828</text:p>
          </table:table-cell>
          <table:table-cell table:number-columns-repeated="3"/>
          <table:table-cell office:value-type="float" office:value="2089828.11">
            <text:p>2.089.828</text:p>
          </table:table-cell>
          <table:table-cell office:value-type="float" office:value="-1745310.47">
            <text:p>-1.745.310</text:p>
          </table:table-cell>
          <table:table-cell office:value-type="float" office:value="231908.24">
            <text:p>231.908</text:p>
          </table:table-cell>
          <table:table-cell office:value-type="float" office:value="576425.88">
            <text:p>576.42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36.7">
            <text:p>-237</text:p>
          </table:table-cell>
          <table:table-cell/>
          <table:table-cell table:style-name="ce12" office:value-type="float" office:value="-5000">
            <text:p>-5.000</text:p>
          </table:table-cell>
          <table:table-cell table:style-name="ce12" office:value-type="float" office:value="-178823.23">
            <text:p>-178.823</text:p>
          </table:table-cell>
          <table:table-cell office:value-type="float" office:value="-524300">
            <text:p>-524.300</text:p>
          </table:table-cell>
          <table:table-cell table:number-columns-repeated="2"/>
          <table:table-cell office:value-type="float" office:value="-708359.93">
            <text:p>-708.360</text:p>
          </table:table-cell>
          <table:table-cell office:value-type="float" office:value="1438237">
            <text:p>1.438.237</text:p>
          </table:table-cell>
          <table:table-cell office:value-type="float" office:value="19829.64">
            <text:p>19.830</text:p>
          </table:table-cell>
          <table:table-cell office:value-type="float" office:value="277406">
            <text:p>277.406</text:p>
          </table:table-cell>
          <table:table-cell office:value-type="float" office:value="198279.62">
            <text:p>198.280</text:p>
          </table:table-cell>
          <table:table-cell/>
          <table:table-cell office:value-type="float" office:value="921308.48">
            <text:p>921.308</text:p>
          </table:table-cell>
          <table:table-cell office:value-type="float" office:value="2855060.74">
            <text:p>2.855.061</text:p>
          </table:table-cell>
          <table:table-cell office:value-type="float" office:value="2146700.81">
            <text:p>2.146.701</text:p>
          </table:table-cell>
          <table:table-cell table:number-columns-repeated="3"/>
          <table:table-cell office:value-type="float" office:value="2146700.81">
            <text:p>2.146.701</text:p>
          </table:table-cell>
          <table:table-cell table:number-columns-repeated="3"/>
          <table:table-cell office:value-type="float" office:value="2146700.81">
            <text:p>2.146.701</text:p>
          </table:table-cell>
          <table:table-cell office:value-type="float" office:value="-1745310.47">
            <text:p>-1.745.310</text:p>
          </table:table-cell>
          <table:table-cell office:value-type="float" office:value="234377.82">
            <text:p>234.378</text:p>
          </table:table-cell>
          <table:table-cell office:value-type="float" office:value="635768.16">
            <text:p>635.76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09</text:p>
            <draw:g table:end-cell-address="Tabelle1.A291" table:end-x="0.41cm" table:end-y="0.016cm" draw:z-index="36" draw:name="SAPBEXq0001 U13C0F4E5B8A24">
              <draw:custom-shape draw:name="SAPBEXq0001 U13C0F4E5B8A2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91" table:end-x="0.41cm" table:end-y="0.016cm" draw:z-index="179" draw:name="SAPBEXq0001 U13C0F4CFB0D24">
              <draw:custom-shape draw:name="SAPBEXq0001 U13C0F4CFB0D2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D2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D2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Owis und Ehrenamtliche Rechtspfleg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292" table:end-x="0.41cm" table:end-y="0.016cm" draw:z-index="180" draw:name="SAPBEXq0001 U13C0F4CFB0F25">
              <draw:custom-shape draw:name="SAPBEXq0001 U13C0F4CFB0F2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129.88">
            <text:p>-3.130</text:p>
          </table:table-cell>
          <table:table-cell/>
          <table:table-cell table:style-name="ce12" office:value-type="float" office:value="-782538.88">
            <text:p>-782.539</text:p>
          </table:table-cell>
          <table:table-cell/>
          <table:table-cell office:value-type="float" office:value="-72899.6">
            <text:p>-72.900</text:p>
          </table:table-cell>
          <table:table-cell table:style-name="ce12" office:value-type="float" office:value="-3427933.44">
            <text:p>-3.427.933</text:p>
          </table:table-cell>
          <table:table-cell/>
          <table:table-cell office:value-type="float" office:value="-4286501.8">
            <text:p>-4.286.502</text:p>
          </table:table-cell>
          <table:table-cell office:value-type="float" office:value="1805419.36">
            <text:p>1.805.419</text:p>
          </table:table-cell>
          <table:table-cell office:value-type="float" office:value="435669.96">
            <text:p>435.670</text:p>
          </table:table-cell>
          <table:table-cell office:value-type="float" office:value="78864.05">
            <text:p>78.864</text:p>
          </table:table-cell>
          <table:table-cell office:value-type="float" office:value="16531.98">
            <text:p>16.532</text:p>
          </table:table-cell>
          <table:table-cell/>
          <table:table-cell office:value-type="float" office:value="455526.57">
            <text:p>455.527</text:p>
          </table:table-cell>
          <table:table-cell office:value-type="float" office:value="2792011.92">
            <text:p>2.792.012</text:p>
          </table:table-cell>
          <table:table-cell office:value-type="float" office:value="-1494489.88">
            <text:p>-1.494.490</text:p>
          </table:table-cell>
          <table:table-cell table:number-columns-repeated="3"/>
          <table:table-cell office:value-type="float" office:value="-1494489.88">
            <text:p>-1.494.490</text:p>
          </table:table-cell>
          <table:table-cell table:style-name="ce12" office:value-type="float" office:value="-10.32">
            <text:p>-10</text:p>
          </table:table-cell>
          <table:table-cell table:style-name="ce12" office:value-type="float" office:value="19.53">
            <text:p>20</text:p>
          </table:table-cell>
          <table:table-cell table:style-name="ce13" office:value-type="float" office:value="9.21">
            <text:p>9</text:p>
          </table:table-cell>
          <table:table-cell office:value-type="float" office:value="-1494480.67">
            <text:p>-1.494.481</text:p>
          </table:table-cell>
          <table:table-cell table:style-name="ce11"/>
          <table:table-cell office:value-type="float" office:value="497269.92">
            <text:p>497.270</text:p>
          </table:table-cell>
          <table:table-cell office:value-type="float" office:value="-997210.75">
            <text:p>-997.21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86.69">
            <text:p>-187</text:p>
          </table:table-cell>
          <table:table-cell/>
          <table:table-cell table:style-name="ce12" office:value-type="float" office:value="-2400">
            <text:p>-2.400</text:p>
          </table:table-cell>
          <table:table-cell/>
          <table:table-cell office:value-type="float" office:value="-73968.78">
            <text:p>-73.969</text:p>
          </table:table-cell>
          <table:table-cell table:style-name="ce12" office:value-type="float" office:value="-5239450">
            <text:p>-5.239.450</text:p>
          </table:table-cell>
          <table:table-cell/>
          <table:table-cell office:value-type="float" office:value="-5316005.47">
            <text:p>-5.316.005</text:p>
          </table:table-cell>
          <table:table-cell office:value-type="float" office:value="1673534.17">
            <text:p>1.673.534</text:p>
          </table:table-cell>
          <table:table-cell office:value-type="float" office:value="131408.04">
            <text:p>131.408</text:p>
          </table:table-cell>
          <table:table-cell office:value-type="float" office:value="81100.02">
            <text:p>81.100</text:p>
          </table:table-cell>
          <table:table-cell office:value-type="float" office:value="6377.75">
            <text:p>6.378</text:p>
          </table:table-cell>
          <table:table-cell/>
          <table:table-cell office:value-type="float" office:value="647248.56">
            <text:p>647.249</text:p>
          </table:table-cell>
          <table:table-cell office:value-type="float" office:value="2539668.54">
            <text:p>2.539.669</text:p>
          </table:table-cell>
          <table:table-cell office:value-type="float" office:value="-2776336.93">
            <text:p>-2.776.337</text:p>
          </table:table-cell>
          <table:table-cell table:number-columns-repeated="3"/>
          <table:table-cell office:value-type="float" office:value="-2776336.93">
            <text:p>-2.776.337</text:p>
          </table:table-cell>
          <table:table-cell table:number-columns-repeated="3"/>
          <table:table-cell office:value-type="float" office:value="-2776336.93">
            <text:p>-2.776.337</text:p>
          </table:table-cell>
          <table:table-cell table:style-name="ce11"/>
          <table:table-cell office:value-type="float" office:value="530033.9">
            <text:p>530.034</text:p>
          </table:table-cell>
          <table:table-cell office:value-type="float" office:value="-2246303.03">
            <text:p>-2.246.30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2400">
            <text:p>-2.400</text:p>
          </table:table-cell>
          <table:table-cell/>
          <table:table-cell office:value-type="float" office:value="-73973.46">
            <text:p>-73.973</text:p>
          </table:table-cell>
          <table:table-cell table:style-name="ce12" office:value-type="float" office:value="-5762700">
            <text:p>-5.762.700</text:p>
          </table:table-cell>
          <table:table-cell/>
          <table:table-cell office:value-type="float" office:value="-5839073.46">
            <text:p>-5.839.073</text:p>
          </table:table-cell>
          <table:table-cell office:value-type="float" office:value="2142377.36">
            <text:p>2.142.377</text:p>
          </table:table-cell>
          <table:table-cell office:value-type="float" office:value="212197.62">
            <text:p>212.198</text:p>
          </table:table-cell>
          <table:table-cell office:value-type="float" office:value="82343.11">
            <text:p>82.343</text:p>
          </table:table-cell>
          <table:table-cell office:value-type="float" office:value="1044.56">
            <text:p>1.045</text:p>
          </table:table-cell>
          <table:table-cell/>
          <table:table-cell office:value-type="float" office:value="650749.98">
            <text:p>650.750</text:p>
          </table:table-cell>
          <table:table-cell office:value-type="float" office:value="3088712.63">
            <text:p>3.088.713</text:p>
          </table:table-cell>
          <table:table-cell office:value-type="float" office:value="-2750360.83">
            <text:p>-2.750.361</text:p>
          </table:table-cell>
          <table:table-cell table:number-columns-repeated="3"/>
          <table:table-cell office:value-type="float" office:value="-2750360.83">
            <text:p>-2.750.361</text:p>
          </table:table-cell>
          <table:table-cell table:number-columns-repeated="3"/>
          <table:table-cell office:value-type="float" office:value="-2750360.83">
            <text:p>-2.750.361</text:p>
          </table:table-cell>
          <table:table-cell table:style-name="ce11"/>
          <table:table-cell office:value-type="float" office:value="548208.17">
            <text:p>548.208</text:p>
          </table:table-cell>
          <table:table-cell office:value-type="float" office:value="-2202152.66">
            <text:p>-2.202.15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754.49">
            <text:p>-2.754</text:p>
          </table:table-cell>
          <table:table-cell/>
          <table:table-cell table:style-name="ce12" office:value-type="float" office:value="-991680">
            <text:p>-991.680</text:p>
          </table:table-cell>
          <table:table-cell/>
          <table:table-cell office:value-type="float" office:value="-77000">
            <text:p>-77.000</text:p>
          </table:table-cell>
          <table:table-cell table:style-name="ce12" office:value-type="float" office:value="-4772220">
            <text:p>-4.772.220</text:p>
          </table:table-cell>
          <table:table-cell/>
          <table:table-cell office:value-type="float" office:value="-5843654.49">
            <text:p>-5.843.654</text:p>
          </table:table-cell>
          <table:table-cell office:value-type="float" office:value="2157422.3">
            <text:p>2.157.422</text:p>
          </table:table-cell>
          <table:table-cell office:value-type="float" office:value="155871.77">
            <text:p>155.872</text:p>
          </table:table-cell>
          <table:table-cell office:value-type="float" office:value="72931.34">
            <text:p>72.931</text:p>
          </table:table-cell>
          <table:table-cell office:value-type="float" office:value="27597.49">
            <text:p>27.597</text:p>
          </table:table-cell>
          <table:table-cell/>
          <table:table-cell office:value-type="float" office:value="616415.13">
            <text:p>616.415</text:p>
          </table:table-cell>
          <table:table-cell office:value-type="float" office:value="3030238.03">
            <text:p>3.030.238</text:p>
          </table:table-cell>
          <table:table-cell office:value-type="float" office:value="-2813416.46">
            <text:p>-2.813.416</text:p>
          </table:table-cell>
          <table:table-cell table:number-columns-repeated="3"/>
          <table:table-cell office:value-type="float" office:value="-2813416.46">
            <text:p>-2.813.416</text:p>
          </table:table-cell>
          <table:table-cell table:number-columns-repeated="3"/>
          <table:table-cell office:value-type="float" office:value="-2813416.46">
            <text:p>-2.813.416</text:p>
          </table:table-cell>
          <table:table-cell table:style-name="ce11"/>
          <table:table-cell office:value-type="float" office:value="548792.74">
            <text:p>548.793</text:p>
          </table:table-cell>
          <table:table-cell office:value-type="float" office:value="-2264623.72">
            <text:p>-2.264.62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754.87">
            <text:p>-2.755</text:p>
          </table:table-cell>
          <table:table-cell/>
          <table:table-cell table:style-name="ce12" office:value-type="float" office:value="-1029180">
            <text:p>-1.029.180</text:p>
          </table:table-cell>
          <table:table-cell/>
          <table:table-cell office:value-type="float" office:value="-77000">
            <text:p>-77.000</text:p>
          </table:table-cell>
          <table:table-cell table:style-name="ce12" office:value-type="float" office:value="-5425720">
            <text:p>-5.425.720</text:p>
          </table:table-cell>
          <table:table-cell/>
          <table:table-cell office:value-type="float" office:value="-6534654.87">
            <text:p>-6.534.655</text:p>
          </table:table-cell>
          <table:table-cell office:value-type="float" office:value="2389098.4">
            <text:p>2.389.098</text:p>
          </table:table-cell>
          <table:table-cell office:value-type="float" office:value="239836.69">
            <text:p>239.837</text:p>
          </table:table-cell>
          <table:table-cell office:value-type="float" office:value="74952.74">
            <text:p>74.953</text:p>
          </table:table-cell>
          <table:table-cell office:value-type="float" office:value="26744.61">
            <text:p>26.745</text:p>
          </table:table-cell>
          <table:table-cell/>
          <table:table-cell office:value-type="float" office:value="634143.25">
            <text:p>634.143</text:p>
          </table:table-cell>
          <table:table-cell office:value-type="float" office:value="3364775.69">
            <text:p>3.364.776</text:p>
          </table:table-cell>
          <table:table-cell office:value-type="float" office:value="-3169879.18">
            <text:p>-3.169.879</text:p>
          </table:table-cell>
          <table:table-cell table:number-columns-repeated="3"/>
          <table:table-cell office:value-type="float" office:value="-3169879.18">
            <text:p>-3.169.879</text:p>
          </table:table-cell>
          <table:table-cell table:number-columns-repeated="3"/>
          <table:table-cell office:value-type="float" office:value="-3169879.18">
            <text:p>-3.169.879</text:p>
          </table:table-cell>
          <table:table-cell table:style-name="ce11"/>
          <table:table-cell office:value-type="float" office:value="562247.89">
            <text:p>562.248</text:p>
          </table:table-cell>
          <table:table-cell office:value-type="float" office:value="-2607631.29">
            <text:p>-2.607.63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753.49">
            <text:p>-2.753</text:p>
          </table:table-cell>
          <table:table-cell/>
          <table:table-cell table:style-name="ce12" office:value-type="float" office:value="-1066680">
            <text:p>-1.066.680</text:p>
          </table:table-cell>
          <table:table-cell/>
          <table:table-cell office:value-type="float" office:value="-77000">
            <text:p>-77.000</text:p>
          </table:table-cell>
          <table:table-cell table:style-name="ce12" office:value-type="float" office:value="-6079220">
            <text:p>-6.079.220</text:p>
          </table:table-cell>
          <table:table-cell/>
          <table:table-cell office:value-type="float" office:value="-7225653.49">
            <text:p>-7.225.653</text:p>
          </table:table-cell>
          <table:table-cell office:value-type="float" office:value="2470180.68">
            <text:p>2.470.181</text:p>
          </table:table-cell>
          <table:table-cell office:value-type="float" office:value="238388.21">
            <text:p>238.388</text:p>
          </table:table-cell>
          <table:table-cell office:value-type="float" office:value="73543.66">
            <text:p>73.544</text:p>
          </table:table-cell>
          <table:table-cell office:value-type="float" office:value="27897.06">
            <text:p>27.897</text:p>
          </table:table-cell>
          <table:table-cell/>
          <table:table-cell office:value-type="float" office:value="650548.21">
            <text:p>650.548</text:p>
          </table:table-cell>
          <table:table-cell office:value-type="float" office:value="3460557.82">
            <text:p>3.460.558</text:p>
          </table:table-cell>
          <table:table-cell office:value-type="float" office:value="-3765095.67">
            <text:p>-3.765.096</text:p>
          </table:table-cell>
          <table:table-cell table:number-columns-repeated="3"/>
          <table:table-cell office:value-type="float" office:value="-3765095.67">
            <text:p>-3.765.096</text:p>
          </table:table-cell>
          <table:table-cell table:number-columns-repeated="3"/>
          <table:table-cell office:value-type="float" office:value="-3765095.67">
            <text:p>-3.765.096</text:p>
          </table:table-cell>
          <table:table-cell table:style-name="ce11"/>
          <table:table-cell office:value-type="float" office:value="562860.11">
            <text:p>562.860</text:p>
          </table:table-cell>
          <table:table-cell office:value-type="float" office:value="-3202235.56">
            <text:p>-3.202.23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699.15">
            <text:p>-2.699</text:p>
          </table:table-cell>
          <table:table-cell/>
          <table:table-cell table:style-name="ce12" office:value-type="float" office:value="-1066680">
            <text:p>-1.066.680</text:p>
          </table:table-cell>
          <table:table-cell/>
          <table:table-cell office:value-type="float" office:value="-77000">
            <text:p>-77.000</text:p>
          </table:table-cell>
          <table:table-cell table:style-name="ce12" office:value-type="float" office:value="-6079220">
            <text:p>-6.079.220</text:p>
          </table:table-cell>
          <table:table-cell/>
          <table:table-cell office:value-type="float" office:value="-7225599.15">
            <text:p>-7.225.599</text:p>
          </table:table-cell>
          <table:table-cell office:value-type="float" office:value="2475744.34">
            <text:p>2.475.744</text:p>
          </table:table-cell>
          <table:table-cell office:value-type="float" office:value="239655.66">
            <text:p>239.656</text:p>
          </table:table-cell>
          <table:table-cell office:value-type="float" office:value="73549.51">
            <text:p>73.550</text:p>
          </table:table-cell>
          <table:table-cell office:value-type="float" office:value="26750.69">
            <text:p>26.751</text:p>
          </table:table-cell>
          <table:table-cell/>
          <table:table-cell office:value-type="float" office:value="650571.68">
            <text:p>650.572</text:p>
          </table:table-cell>
          <table:table-cell office:value-type="float" office:value="3466271.88">
            <text:p>3.466.272</text:p>
          </table:table-cell>
          <table:table-cell office:value-type="float" office:value="-3759327.27">
            <text:p>-3.759.327</text:p>
          </table:table-cell>
          <table:table-cell table:number-columns-repeated="3"/>
          <table:table-cell office:value-type="float" office:value="-3759327.27">
            <text:p>-3.759.327</text:p>
          </table:table-cell>
          <table:table-cell table:number-columns-repeated="3"/>
          <table:table-cell office:value-type="float" office:value="-3759327.27">
            <text:p>-3.759.327</text:p>
          </table:table-cell>
          <table:table-cell table:style-name="ce11"/>
          <table:table-cell office:value-type="float" office:value="564151.28">
            <text:p>564.151</text:p>
          </table:table-cell>
          <table:table-cell office:value-type="float" office:value="-3195175.99">
            <text:p>-3.195.17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10</text:p>
            <draw:g table:end-cell-address="Tabelle1.A299" table:end-x="0.41cm" table:end-y="0.016cm" draw:z-index="37" draw:name="SAPBEXq0001 U13C0F4E5B8A25">
              <draw:custom-shape draw:name="SAPBEXq0001 U13C0F4E5B8A2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299" table:end-x="0.41cm" table:end-y="0.016cm" draw:z-index="181" draw:name="SAPBEXq0001 U13C0F4CFB0F25">
              <draw:custom-shape draw:name="SAPBEXq0001 U13C0F4CFB0F2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Ordnungsangelegenhei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00" table:end-x="0.41cm" table:end-y="0.016cm" draw:z-index="182" draw:name="SAPBEXq0001 U13C0F4CFB0F26">
              <draw:custom-shape draw:name="SAPBEXq0001 U13C0F4CFB0F2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7496.46">
            <text:p>-27.496</text:p>
          </table:table-cell>
          <table:table-cell/>
          <table:table-cell table:style-name="ce12" office:value-type="float" office:value="-6882241.88">
            <text:p>-6.882.242</text:p>
          </table:table-cell>
          <table:table-cell table:style-name="ce12" office:value-type="float" office:value="-1714">
            <text:p>-1.714</text:p>
          </table:table-cell>
          <table:table-cell office:value-type="float" office:value="-77289.83">
            <text:p>-77.290</text:p>
          </table:table-cell>
          <table:table-cell table:style-name="ce12" office:value-type="float" office:value="-715287.31">
            <text:p>-715.287</text:p>
          </table:table-cell>
          <table:table-cell/>
          <table:table-cell office:value-type="float" office:value="-7704029.48">
            <text:p>-7.704.029</text:p>
          </table:table-cell>
          <table:table-cell office:value-type="float" office:value="8332975.93">
            <text:p>8.332.976</text:p>
          </table:table-cell>
          <table:table-cell office:value-type="float" office:value="1581733.3">
            <text:p>1.581.733</text:p>
          </table:table-cell>
          <table:table-cell office:value-type="float" office:value="438502.63">
            <text:p>438.503</text:p>
          </table:table-cell>
          <table:table-cell office:value-type="float" office:value="37862.37">
            <text:p>37.862</text:p>
          </table:table-cell>
          <table:table-cell table:style-name="ce12" office:value-type="float" office:value="150000">
            <text:p>150.000</text:p>
          </table:table-cell>
          <table:table-cell office:value-type="float" office:value="892674">
            <text:p>892.674</text:p>
          </table:table-cell>
          <table:table-cell office:value-type="float" office:value="11433748.23">
            <text:p>11.433.748</text:p>
          </table:table-cell>
          <table:table-cell office:value-type="float" office:value="3729718.75">
            <text:p>3.729.719</text:p>
          </table:table-cell>
          <table:table-cell table:style-name="ce12" office:value-type="float" office:value="-51.96">
            <text:p>-52</text:p>
          </table:table-cell>
          <table:table-cell/>
          <table:table-cell table:style-name="ce13" office:value-type="float" office:value="-51.96">
            <text:p>-52</text:p>
          </table:table-cell>
          <table:table-cell office:value-type="float" office:value="3729666.79">
            <text:p>3.729.667</text:p>
          </table:table-cell>
          <table:table-cell table:style-name="ce12" office:value-type="float" office:value="-16.85">
            <text:p>-17</text:p>
          </table:table-cell>
          <table:table-cell table:style-name="ce12" office:value-type="float" office:value="26.63">
            <text:p>27</text:p>
          </table:table-cell>
          <table:table-cell table:style-name="ce13" office:value-type="float" office:value="9.78">
            <text:p>10</text:p>
          </table:table-cell>
          <table:table-cell office:value-type="float" office:value="3729676.57">
            <text:p>3.729.677</text:p>
          </table:table-cell>
          <table:table-cell office:value-type="float" office:value="-181861.81">
            <text:p>-181.862</text:p>
          </table:table-cell>
          <table:table-cell office:value-type="float" office:value="2823095.83">
            <text:p>2.823.096</text:p>
          </table:table-cell>
          <table:table-cell office:value-type="float" office:value="6370910.59">
            <text:p>6.370.91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88.84">
            <text:p>-389</text:p>
          </table:table-cell>
          <table:table-cell/>
          <table:table-cell table:style-name="ce12" office:value-type="float" office:value="-1046400">
            <text:p>-1.046.400</text:p>
          </table:table-cell>
          <table:table-cell/>
          <table:table-cell office:value-type="float" office:value="-2567.08">
            <text:p>-2.567</text:p>
          </table:table-cell>
          <table:table-cell table:style-name="ce12" office:value-type="float" office:value="-39500">
            <text:p>-39.500</text:p>
          </table:table-cell>
          <table:table-cell/>
          <table:table-cell office:value-type="float" office:value="-1088855.92">
            <text:p>-1.088.856</text:p>
          </table:table-cell>
          <table:table-cell office:value-type="float" office:value="3352687.88">
            <text:p>3.352.688</text:p>
          </table:table-cell>
          <table:table-cell office:value-type="float" office:value="201234.92">
            <text:p>201.235</text:p>
          </table:table-cell>
          <table:table-cell office:value-type="float" office:value="180459.41">
            <text:p>180.459</text:p>
          </table:table-cell>
          <table:table-cell office:value-type="float" office:value="4567.29">
            <text:p>4.567</text:p>
          </table:table-cell>
          <table:table-cell table:style-name="ce12" office:value-type="float" office:value="150000">
            <text:p>150.000</text:p>
          </table:table-cell>
          <table:table-cell office:value-type="float" office:value="707669.52">
            <text:p>707.670</text:p>
          </table:table-cell>
          <table:table-cell office:value-type="float" office:value="4596619.02">
            <text:p>4.596.619</text:p>
          </table:table-cell>
          <table:table-cell office:value-type="float" office:value="3507763.1">
            <text:p>3.507.763</text:p>
          </table:table-cell>
          <table:table-cell table:number-columns-repeated="3"/>
          <table:table-cell office:value-type="float" office:value="3507763.1">
            <text:p>3.507.763</text:p>
          </table:table-cell>
          <table:table-cell table:number-columns-repeated="3"/>
          <table:table-cell office:value-type="float" office:value="3507763.1">
            <text:p>3.507.763</text:p>
          </table:table-cell>
          <table:table-cell office:value-type="float" office:value="-242515.79">
            <text:p>-242.516</text:p>
          </table:table-cell>
          <table:table-cell office:value-type="float" office:value="2088085.86">
            <text:p>2.088.086</text:p>
          </table:table-cell>
          <table:table-cell office:value-type="float" office:value="5353333.17">
            <text:p>5.353.33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951400">
            <text:p>-951.400</text:p>
          </table:table-cell>
          <table:table-cell/>
          <table:table-cell office:value-type="float" office:value="-2566.6">
            <text:p>-2.567</text:p>
          </table:table-cell>
          <table:table-cell table:style-name="ce12" office:value-type="float" office:value="-39500">
            <text:p>-39.500</text:p>
          </table:table-cell>
          <table:table-cell/>
          <table:table-cell office:value-type="float" office:value="-993466.6">
            <text:p>-993.467</text:p>
          </table:table-cell>
          <table:table-cell office:value-type="float" office:value="2994917.41">
            <text:p>2.994.917</text:p>
          </table:table-cell>
          <table:table-cell office:value-type="float" office:value="169635.22">
            <text:p>169.635</text:p>
          </table:table-cell>
          <table:table-cell office:value-type="float" office:value="180751.96">
            <text:p>180.752</text:p>
          </table:table-cell>
          <table:table-cell office:value-type="float" office:value="2264.75">
            <text:p>2.265</text:p>
          </table:table-cell>
          <table:table-cell table:style-name="ce12" office:value-type="float" office:value="150000">
            <text:p>150.000</text:p>
          </table:table-cell>
          <table:table-cell office:value-type="float" office:value="444290.36">
            <text:p>444.290</text:p>
          </table:table-cell>
          <table:table-cell office:value-type="float" office:value="3941859.7">
            <text:p>3.941.860</text:p>
          </table:table-cell>
          <table:table-cell office:value-type="float" office:value="2948393.1">
            <text:p>2.948.393</text:p>
          </table:table-cell>
          <table:table-cell table:number-columns-repeated="3"/>
          <table:table-cell office:value-type="float" office:value="2948393.1">
            <text:p>2.948.393</text:p>
          </table:table-cell>
          <table:table-cell table:number-columns-repeated="3"/>
          <table:table-cell office:value-type="float" office:value="2948393.1">
            <text:p>2.948.393</text:p>
          </table:table-cell>
          <table:table-cell office:value-type="float" office:value="-223974.42">
            <text:p>-223.974</text:p>
          </table:table-cell>
          <table:table-cell office:value-type="float" office:value="2045826.98">
            <text:p>2.045.827</text:p>
          </table:table-cell>
          <table:table-cell office:value-type="float" office:value="4770245.66">
            <text:p>4.770.24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263.72">
            <text:p>-2.264</text:p>
          </table:table-cell>
          <table:table-cell/>
          <table:table-cell table:style-name="ce12" office:value-type="float" office:value="-952500">
            <text:p>-952.500</text:p>
          </table:table-cell>
          <table:table-cell/>
          <table:table-cell office:value-type="float" office:value="-2200">
            <text:p>-2.200</text:p>
          </table:table-cell>
          <table:table-cell table:style-name="ce12" office:value-type="float" office:value="-35200">
            <text:p>-35.200</text:p>
          </table:table-cell>
          <table:table-cell/>
          <table:table-cell office:value-type="float" office:value="-992163.72">
            <text:p>-992.164</text:p>
          </table:table-cell>
          <table:table-cell office:value-type="float" office:value="3024669.88">
            <text:p>3.024.670</text:p>
          </table:table-cell>
          <table:table-cell office:value-type="float" office:value="121361.68">
            <text:p>121.362</text:p>
          </table:table-cell>
          <table:table-cell office:value-type="float" office:value="188915.44">
            <text:p>188.915</text:p>
          </table:table-cell>
          <table:table-cell office:value-type="float" office:value="7924.31">
            <text:p>7.924</text:p>
          </table:table-cell>
          <table:table-cell table:style-name="ce12" office:value-type="float" office:value="150000">
            <text:p>150.000</text:p>
          </table:table-cell>
          <table:table-cell office:value-type="float" office:value="463230.24">
            <text:p>463.230</text:p>
          </table:table-cell>
          <table:table-cell office:value-type="float" office:value="3956101.55">
            <text:p>3.956.102</text:p>
          </table:table-cell>
          <table:table-cell office:value-type="float" office:value="2963937.83">
            <text:p>2.963.938</text:p>
          </table:table-cell>
          <table:table-cell table:number-columns-repeated="3"/>
          <table:table-cell office:value-type="float" office:value="2963937.83">
            <text:p>2.963.938</text:p>
          </table:table-cell>
          <table:table-cell table:number-columns-repeated="3"/>
          <table:table-cell office:value-type="float" office:value="2963937.83">
            <text:p>2.963.938</text:p>
          </table:table-cell>
          <table:table-cell office:value-type="float" office:value="-248067.64">
            <text:p>-248.068</text:p>
          </table:table-cell>
          <table:table-cell office:value-type="float" office:value="2086376.95">
            <text:p>2.086.377</text:p>
          </table:table-cell>
          <table:table-cell office:value-type="float" office:value="4802247.14">
            <text:p>4.802.247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063.92">
            <text:p>-2.064</text:p>
          </table:table-cell>
          <table:table-cell/>
          <table:table-cell table:style-name="ce12" office:value-type="float" office:value="-952500">
            <text:p>-952.500</text:p>
          </table:table-cell>
          <table:table-cell/>
          <table:table-cell office:value-type="float" office:value="-2200">
            <text:p>-2.200</text:p>
          </table:table-cell>
          <table:table-cell table:style-name="ce12" office:value-type="float" office:value="-35200">
            <text:p>-35.200</text:p>
          </table:table-cell>
          <table:table-cell/>
          <table:table-cell office:value-type="float" office:value="-991963.92">
            <text:p>-991.964</text:p>
          </table:table-cell>
          <table:table-cell office:value-type="float" office:value="3039343.2">
            <text:p>3.039.343</text:p>
          </table:table-cell>
          <table:table-cell office:value-type="float" office:value="163011.96">
            <text:p>163.012</text:p>
          </table:table-cell>
          <table:table-cell office:value-type="float" office:value="184379.48">
            <text:p>184.379</text:p>
          </table:table-cell>
          <table:table-cell office:value-type="float" office:value="11181.8">
            <text:p>11.182</text:p>
          </table:table-cell>
          <table:table-cell table:style-name="ce12" office:value-type="float" office:value="150000">
            <text:p>150.000</text:p>
          </table:table-cell>
          <table:table-cell office:value-type="float" office:value="462208.48">
            <text:p>462.208</text:p>
          </table:table-cell>
          <table:table-cell office:value-type="float" office:value="4010124.92">
            <text:p>4.010.125</text:p>
          </table:table-cell>
          <table:table-cell office:value-type="float" office:value="3018161">
            <text:p>3.018.161</text:p>
          </table:table-cell>
          <table:table-cell table:number-columns-repeated="3"/>
          <table:table-cell office:value-type="float" office:value="3018161">
            <text:p>3.018.161</text:p>
          </table:table-cell>
          <table:table-cell table:number-columns-repeated="3"/>
          <table:table-cell office:value-type="float" office:value="3018161">
            <text:p>3.018.161</text:p>
          </table:table-cell>
          <table:table-cell office:value-type="float" office:value="-248132.69">
            <text:p>-248.133</text:p>
          </table:table-cell>
          <table:table-cell office:value-type="float" office:value="2092702.54">
            <text:p>2.092.703</text:p>
          </table:table-cell>
          <table:table-cell office:value-type="float" office:value="4862730.85">
            <text:p>4.862.73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062.37">
            <text:p>-2.062</text:p>
          </table:table-cell>
          <table:table-cell/>
          <table:table-cell table:style-name="ce12" office:value-type="float" office:value="-952500">
            <text:p>-952.500</text:p>
          </table:table-cell>
          <table:table-cell/>
          <table:table-cell office:value-type="float" office:value="-2200">
            <text:p>-2.200</text:p>
          </table:table-cell>
          <table:table-cell table:style-name="ce12" office:value-type="float" office:value="-35200">
            <text:p>-35.200</text:p>
          </table:table-cell>
          <table:table-cell/>
          <table:table-cell office:value-type="float" office:value="-991962.37">
            <text:p>-991.962</text:p>
          </table:table-cell>
          <table:table-cell office:value-type="float" office:value="3031714.04">
            <text:p>3.031.714</text:p>
          </table:table-cell>
          <table:table-cell office:value-type="float" office:value="153042.5">
            <text:p>153.043</text:p>
          </table:table-cell>
          <table:table-cell office:value-type="float" office:value="188915.48">
            <text:p>188.915</text:p>
          </table:table-cell>
          <table:table-cell office:value-type="float" office:value="14710.18">
            <text:p>14.710</text:p>
          </table:table-cell>
          <table:table-cell table:style-name="ce12" office:value-type="float" office:value="150000">
            <text:p>150.000</text:p>
          </table:table-cell>
          <table:table-cell office:value-type="float" office:value="463565.48">
            <text:p>463.565</text:p>
          </table:table-cell>
          <table:table-cell office:value-type="float" office:value="4001947.68">
            <text:p>4.001.948</text:p>
          </table:table-cell>
          <table:table-cell office:value-type="float" office:value="3009985.31">
            <text:p>3.009.985</text:p>
          </table:table-cell>
          <table:table-cell table:number-columns-repeated="3"/>
          <table:table-cell office:value-type="float" office:value="3009985.31">
            <text:p>3.009.985</text:p>
          </table:table-cell>
          <table:table-cell table:number-columns-repeated="3"/>
          <table:table-cell office:value-type="float" office:value="3009985.31">
            <text:p>3.009.985</text:p>
          </table:table-cell>
          <table:table-cell office:value-type="float" office:value="-248067.18">
            <text:p>-248.067</text:p>
          </table:table-cell>
          <table:table-cell office:value-type="float" office:value="2089233.64">
            <text:p>2.089.234</text:p>
          </table:table-cell>
          <table:table-cell office:value-type="float" office:value="4851151.77">
            <text:p>4.851.152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062.38">
            <text:p>-2.062</text:p>
          </table:table-cell>
          <table:table-cell/>
          <table:table-cell table:style-name="ce12" office:value-type="float" office:value="-952500">
            <text:p>-952.500</text:p>
          </table:table-cell>
          <table:table-cell/>
          <table:table-cell office:value-type="float" office:value="-2200">
            <text:p>-2.200</text:p>
          </table:table-cell>
          <table:table-cell table:style-name="ce12" office:value-type="float" office:value="-35200">
            <text:p>-35.200</text:p>
          </table:table-cell>
          <table:table-cell/>
          <table:table-cell office:value-type="float" office:value="-991962.38">
            <text:p>-991.962</text:p>
          </table:table-cell>
          <table:table-cell office:value-type="float" office:value="3043777.6">
            <text:p>3.043.778</text:p>
          </table:table-cell>
          <table:table-cell office:value-type="float" office:value="151003.27">
            <text:p>151.003</text:p>
          </table:table-cell>
          <table:table-cell office:value-type="float" office:value="184379.44">
            <text:p>184.379</text:p>
          </table:table-cell>
          <table:table-cell office:value-type="float" office:value="17392.88">
            <text:p>17.393</text:p>
          </table:table-cell>
          <table:table-cell table:style-name="ce12" office:value-type="float" office:value="150000">
            <text:p>150.000</text:p>
          </table:table-cell>
          <table:table-cell office:value-type="float" office:value="461996.12">
            <text:p>461.996</text:p>
          </table:table-cell>
          <table:table-cell office:value-type="float" office:value="4008549.31">
            <text:p>4.008.549</text:p>
          </table:table-cell>
          <table:table-cell office:value-type="float" office:value="3016586.93">
            <text:p>3.016.587</text:p>
          </table:table-cell>
          <table:table-cell table:number-columns-repeated="3"/>
          <table:table-cell office:value-type="float" office:value="3016586.93">
            <text:p>3.016.587</text:p>
          </table:table-cell>
          <table:table-cell table:number-columns-repeated="3"/>
          <table:table-cell office:value-type="float" office:value="3016586.93">
            <text:p>3.016.587</text:p>
          </table:table-cell>
          <table:table-cell office:value-type="float" office:value="-248067.16">
            <text:p>-248.067</text:p>
          </table:table-cell>
          <table:table-cell office:value-type="float" office:value="2090667.4">
            <text:p>2.090.667</text:p>
          </table:table-cell>
          <table:table-cell office:value-type="float" office:value="4859187.17">
            <text:p>4.859.18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11</text:p>
            <draw:g table:end-cell-address="Tabelle1.A307" table:end-x="0.41cm" table:end-y="0.016cm" draw:z-index="38" draw:name="SAPBEXq0001 U13C0F4E5B8A26">
              <draw:custom-shape draw:name="SAPBEXq0001 U13C0F4E5B8A2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07" table:end-x="0.41cm" table:end-y="0.016cm" draw:z-index="183" draw:name="SAPBEXq0001 U13C0F4CFB0F26">
              <draw:custom-shape draw:name="SAPBEXq0001 U13C0F4CFB0F2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eterinärwes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08" table:end-x="0.41cm" table:end-y="0.016cm" draw:z-index="184" draw:name="SAPBEXq0001 U13C0F4CFB0F27">
              <draw:custom-shape draw:name="SAPBEXq0001 U13C0F4CFB0F2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38.4">
            <text:p>-338</text:p>
          </table:table-cell>
          <table:table-cell/>
          <table:table-cell table:style-name="ce12" office:value-type="float" office:value="-13492.7">
            <text:p>-13.493</text:p>
          </table:table-cell>
          <table:table-cell/>
          <table:table-cell office:value-type="float" office:value="-197957.83">
            <text:p>-197.958</text:p>
          </table:table-cell>
          <table:table-cell table:style-name="ce12" office:value-type="float" office:value="-103079.64">
            <text:p>-103.080</text:p>
          </table:table-cell>
          <table:table-cell/>
          <table:table-cell office:value-type="float" office:value="-314868.57">
            <text:p>-314.869</text:p>
          </table:table-cell>
          <table:table-cell office:value-type="float" office:value="565727.43">
            <text:p>565.727</text:p>
          </table:table-cell>
          <table:table-cell office:value-type="float" office:value="224474.52">
            <text:p>224.475</text:p>
          </table:table-cell>
          <table:table-cell office:value-type="float" office:value="23963.27">
            <text:p>23.963</text:p>
          </table:table-cell>
          <table:table-cell office:value-type="float" office:value="522.51">
            <text:p>523</text:p>
          </table:table-cell>
          <table:table-cell/>
          <table:table-cell office:value-type="float" office:value="33219.56">
            <text:p>33.220</text:p>
          </table:table-cell>
          <table:table-cell office:value-type="float" office:value="847907.29">
            <text:p>847.907</text:p>
          </table:table-cell>
          <table:table-cell office:value-type="float" office:value="533038.72">
            <text:p>533.039</text:p>
          </table:table-cell>
          <table:table-cell table:number-columns-repeated="3"/>
          <table:table-cell office:value-type="float" office:value="533038.72">
            <text:p>533.039</text:p>
          </table:table-cell>
          <table:table-cell table:style-name="ce12" office:value-type="float" office:value="0.21">
            <text:p>0</text:p>
          </table:table-cell>
          <table:table-cell table:style-name="ce12" office:value-type="float" office:value="-0.55">
            <text:p>-1</text:p>
          </table:table-cell>
          <table:table-cell table:style-name="ce13" office:value-type="float" office:value="-0.34">
            <text:p>0</text:p>
          </table:table-cell>
          <table:table-cell office:value-type="float" office:value="533038.38">
            <text:p>533.038</text:p>
          </table:table-cell>
          <table:table-cell office:value-type="float" office:value="-302.54">
            <text:p>-303</text:p>
          </table:table-cell>
          <table:table-cell office:value-type="float" office:value="104873.78">
            <text:p>104.874</text:p>
          </table:table-cell>
          <table:table-cell office:value-type="float" office:value="637609.62">
            <text:p>637.61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4600">
            <text:p>-14.600</text:p>
          </table:table-cell>
          <table:table-cell/>
          <table:table-cell office:value-type="float" office:value="-165260.36">
            <text:p>-165.26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79960.36">
            <text:p>-179.960</text:p>
          </table:table-cell>
          <table:table-cell office:value-type="float" office:value="525685.59">
            <text:p>525.686</text:p>
          </table:table-cell>
          <table:table-cell office:value-type="float" office:value="65424.92">
            <text:p>65.425</text:p>
          </table:table-cell>
          <table:table-cell office:value-type="float" office:value="23472.35">
            <text:p>23.472</text:p>
          </table:table-cell>
          <table:table-cell office:value-type="float" office:value="2249.79">
            <text:p>2.250</text:p>
          </table:table-cell>
          <table:table-cell/>
          <table:table-cell office:value-type="float" office:value="33224.32">
            <text:p>33.224</text:p>
          </table:table-cell>
          <table:table-cell office:value-type="float" office:value="650056.97">
            <text:p>650.057</text:p>
          </table:table-cell>
          <table:table-cell office:value-type="float" office:value="470096.61">
            <text:p>470.097</text:p>
          </table:table-cell>
          <table:table-cell table:number-columns-repeated="3"/>
          <table:table-cell office:value-type="float" office:value="470096.61">
            <text:p>470.097</text:p>
          </table:table-cell>
          <table:table-cell table:number-columns-repeated="3"/>
          <table:table-cell office:value-type="float" office:value="470096.61">
            <text:p>470.097</text:p>
          </table:table-cell>
          <table:table-cell office:value-type="float" office:value="-337.08">
            <text:p>-337</text:p>
          </table:table-cell>
          <table:table-cell office:value-type="float" office:value="123856.2">
            <text:p>123.856</text:p>
          </table:table-cell>
          <table:table-cell office:value-type="float" office:value="593615.73">
            <text:p>593.61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4600">
            <text:p>-14.600</text:p>
          </table:table-cell>
          <table:table-cell/>
          <table:table-cell office:value-type="float" office:value="-165260.36">
            <text:p>-165.26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79960.36">
            <text:p>-179.960</text:p>
          </table:table-cell>
          <table:table-cell office:value-type="float" office:value="475981.76">
            <text:p>475.982</text:p>
          </table:table-cell>
          <table:table-cell office:value-type="float" office:value="69282.5">
            <text:p>69.283</text:p>
          </table:table-cell>
          <table:table-cell office:value-type="float" office:value="23585.15">
            <text:p>23.585</text:p>
          </table:table-cell>
          <table:table-cell office:value-type="float" office:value="2092.75">
            <text:p>2.093</text:p>
          </table:table-cell>
          <table:table-cell/>
          <table:table-cell office:value-type="float" office:value="33122.2">
            <text:p>33.122</text:p>
          </table:table-cell>
          <table:table-cell office:value-type="float" office:value="604064.36">
            <text:p>604.064</text:p>
          </table:table-cell>
          <table:table-cell office:value-type="float" office:value="424104">
            <text:p>424.104</text:p>
          </table:table-cell>
          <table:table-cell table:number-columns-repeated="3"/>
          <table:table-cell office:value-type="float" office:value="424104">
            <text:p>424.104</text:p>
          </table:table-cell>
          <table:table-cell table:number-columns-repeated="3"/>
          <table:table-cell office:value-type="float" office:value="424104">
            <text:p>424.104</text:p>
          </table:table-cell>
          <table:table-cell office:value-type="float" office:value="-321.33">
            <text:p>-321</text:p>
          </table:table-cell>
          <table:table-cell office:value-type="float" office:value="111245.24">
            <text:p>111.245</text:p>
          </table:table-cell>
          <table:table-cell office:value-type="float" office:value="535027.91">
            <text:p>535.02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5100">
            <text:p>-15.100</text:p>
          </table:table-cell>
          <table:table-cell/>
          <table:table-cell table:style-name="ce11"/>
          <table:table-cell table:number-columns-repeated="2"/>
          <table:table-cell office:value-type="float" office:value="-15100">
            <text:p>-15.100</text:p>
          </table:table-cell>
          <table:table-cell office:value-type="float" office:value="459582.52">
            <text:p>459.583</text:p>
          </table:table-cell>
          <table:table-cell office:value-type="float" office:value="50370.4">
            <text:p>50.370</text:p>
          </table:table-cell>
          <table:table-cell office:value-type="float" office:value="25879.12">
            <text:p>25.879</text:p>
          </table:table-cell>
          <table:table-cell office:value-type="float" office:value="1827.28">
            <text:p>1.827</text:p>
          </table:table-cell>
          <table:table-cell/>
          <table:table-cell office:value-type="float" office:value="31971.96">
            <text:p>31.972</text:p>
          </table:table-cell>
          <table:table-cell office:value-type="float" office:value="569631.28">
            <text:p>569.631</text:p>
          </table:table-cell>
          <table:table-cell office:value-type="float" office:value="554531.28">
            <text:p>554.531</text:p>
          </table:table-cell>
          <table:table-cell table:number-columns-repeated="3"/>
          <table:table-cell office:value-type="float" office:value="554531.28">
            <text:p>554.531</text:p>
          </table:table-cell>
          <table:table-cell table:number-columns-repeated="3"/>
          <table:table-cell office:value-type="float" office:value="554531.28">
            <text:p>554.531</text:p>
          </table:table-cell>
          <table:table-cell office:value-type="float" office:value="-6402.04">
            <text:p>-6.402</text:p>
          </table:table-cell>
          <table:table-cell office:value-type="float" office:value="100944.16">
            <text:p>100.944</text:p>
          </table:table-cell>
          <table:table-cell office:value-type="float" office:value="649073.4">
            <text:p>649.07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5100">
            <text:p>-15.100</text:p>
          </table:table-cell>
          <table:table-cell/>
          <table:table-cell table:style-name="ce11"/>
          <table:table-cell table:number-columns-repeated="2"/>
          <table:table-cell office:value-type="float" office:value="-15100">
            <text:p>-15.100</text:p>
          </table:table-cell>
          <table:table-cell office:value-type="float" office:value="480273.32">
            <text:p>480.273</text:p>
          </table:table-cell>
          <table:table-cell office:value-type="float" office:value="73768.08">
            <text:p>73.768</text:p>
          </table:table-cell>
          <table:table-cell office:value-type="float" office:value="25879.12">
            <text:p>25.879</text:p>
          </table:table-cell>
          <table:table-cell office:value-type="float" office:value="1884.43">
            <text:p>1.884</text:p>
          </table:table-cell>
          <table:table-cell/>
          <table:table-cell office:value-type="float" office:value="32289.88">
            <text:p>32.290</text:p>
          </table:table-cell>
          <table:table-cell office:value-type="float" office:value="614094.83">
            <text:p>614.095</text:p>
          </table:table-cell>
          <table:table-cell office:value-type="float" office:value="598994.83">
            <text:p>598.995</text:p>
          </table:table-cell>
          <table:table-cell table:number-columns-repeated="3"/>
          <table:table-cell office:value-type="float" office:value="598994.83">
            <text:p>598.995</text:p>
          </table:table-cell>
          <table:table-cell table:number-columns-repeated="3"/>
          <table:table-cell office:value-type="float" office:value="598994.83">
            <text:p>598.995</text:p>
          </table:table-cell>
          <table:table-cell office:value-type="float" office:value="-6407.21">
            <text:p>-6.407</text:p>
          </table:table-cell>
          <table:table-cell office:value-type="float" office:value="102893.18">
            <text:p>102.893</text:p>
          </table:table-cell>
          <table:table-cell office:value-type="float" office:value="695480.8">
            <text:p>695.48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5100">
            <text:p>-15.100</text:p>
          </table:table-cell>
          <table:table-cell/>
          <table:table-cell table:style-name="ce11"/>
          <table:table-cell table:number-columns-repeated="2"/>
          <table:table-cell office:value-type="float" office:value="-15100">
            <text:p>-15.100</text:p>
          </table:table-cell>
          <table:table-cell office:value-type="float" office:value="482797.33">
            <text:p>482.797</text:p>
          </table:table-cell>
          <table:table-cell office:value-type="float" office:value="72872.4">
            <text:p>72.872</text:p>
          </table:table-cell>
          <table:table-cell office:value-type="float" office:value="25879.12">
            <text:p>25.879</text:p>
          </table:table-cell>
          <table:table-cell office:value-type="float" office:value="1940.7">
            <text:p>1.941</text:p>
          </table:table-cell>
          <table:table-cell/>
          <table:table-cell office:value-type="float" office:value="32188.44">
            <text:p>32.188</text:p>
          </table:table-cell>
          <table:table-cell office:value-type="float" office:value="615677.99">
            <text:p>615.678</text:p>
          </table:table-cell>
          <table:table-cell office:value-type="float" office:value="600577.99">
            <text:p>600.578</text:p>
          </table:table-cell>
          <table:table-cell table:number-columns-repeated="3"/>
          <table:table-cell office:value-type="float" office:value="600577.99">
            <text:p>600.578</text:p>
          </table:table-cell>
          <table:table-cell table:number-columns-repeated="3"/>
          <table:table-cell office:value-type="float" office:value="600577.99">
            <text:p>600.578</text:p>
          </table:table-cell>
          <table:table-cell office:value-type="float" office:value="-6402.01">
            <text:p>-6.402</text:p>
          </table:table-cell>
          <table:table-cell office:value-type="float" office:value="102476.7">
            <text:p>102.477</text:p>
          </table:table-cell>
          <table:table-cell office:value-type="float" office:value="696652.68">
            <text:p>696.65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5100">
            <text:p>-15.100</text:p>
          </table:table-cell>
          <table:table-cell/>
          <table:table-cell table:style-name="ce11"/>
          <table:table-cell table:number-columns-repeated="2"/>
          <table:table-cell office:value-type="float" office:value="-15100">
            <text:p>-15.100</text:p>
          </table:table-cell>
          <table:table-cell office:value-type="float" office:value="486150.17">
            <text:p>486.150</text:p>
          </table:table-cell>
          <table:table-cell office:value-type="float" office:value="73155.36">
            <text:p>73.155</text:p>
          </table:table-cell>
          <table:table-cell office:value-type="float" office:value="25879.12">
            <text:p>25.879</text:p>
          </table:table-cell>
          <table:table-cell office:value-type="float" office:value="1996.91">
            <text:p>1.997</text:p>
          </table:table-cell>
          <table:table-cell/>
          <table:table-cell office:value-type="float" office:value="32194.04">
            <text:p>32.194</text:p>
          </table:table-cell>
          <table:table-cell office:value-type="float" office:value="619375.6">
            <text:p>619.376</text:p>
          </table:table-cell>
          <table:table-cell office:value-type="float" office:value="604275.6">
            <text:p>604.276</text:p>
          </table:table-cell>
          <table:table-cell table:number-columns-repeated="3"/>
          <table:table-cell office:value-type="float" office:value="604275.6">
            <text:p>604.276</text:p>
          </table:table-cell>
          <table:table-cell table:number-columns-repeated="3"/>
          <table:table-cell office:value-type="float" office:value="604275.6">
            <text:p>604.276</text:p>
          </table:table-cell>
          <table:table-cell office:value-type="float" office:value="-6402.05">
            <text:p>-6.402</text:p>
          </table:table-cell>
          <table:table-cell office:value-type="float" office:value="102783.23">
            <text:p>102.783</text:p>
          </table:table-cell>
          <table:table-cell office:value-type="float" office:value="700656.78">
            <text:p>700.65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12</text:p>
            <draw:g table:end-cell-address="Tabelle1.A315" table:end-x="0.41cm" table:end-y="0.016cm" draw:z-index="39" draw:name="SAPBEXq0001 U13C0F4E5B8A27">
              <draw:custom-shape draw:name="SAPBEXq0001 U13C0F4E5B8A2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15" table:end-x="0.41cm" table:end-y="0.016cm" draw:z-index="185" draw:name="SAPBEXq0001 U13C0F4CFB0F27">
              <draw:custom-shape draw:name="SAPBEXq0001 U13C0F4CFB0F2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15" table:end-x="0.41cm" table:end-y="0.016cm" draw:z-index="187" draw:name="SAPBEXq0001 U13C0F4CFB0F27">
              <draw:custom-shape draw:name="SAPBEXq0001 U13C0F4CFB0F2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chlachttier- und Fleischuntersuch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16" table:end-x="0.41cm" table:end-y="0.016cm" draw:z-index="186" draw:name="SAPBEXq0001 U13C0F4CFB0F28">
              <draw:custom-shape draw:name="SAPBEXq0001 U13C0F4CFB0F2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16" table:end-x="0.41cm" table:end-y="0.016cm" draw:z-index="188" draw:name="SAPBEXq0001 U13C0F4CFB0F28">
              <draw:custom-shape draw:name="SAPBEXq0001 U13C0F4CFB0F2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88.13">
            <text:p>-88</text:p>
          </table:table-cell>
          <table:table-cell/>
          <table:table-cell table:style-name="ce12" office:value-type="float" office:value="-1080142.67">
            <text:p>-1.080.143</text:p>
          </table:table-cell>
          <table:table-cell/>
          <table:table-cell office:value-type="float" office:value="-1.53">
            <text:p>-2</text:p>
          </table:table-cell>
          <table:table-cell table:style-name="ce12" office:value-type="float" office:value="-12917.39">
            <text:p>-12.917</text:p>
          </table:table-cell>
          <table:table-cell/>
          <table:table-cell office:value-type="float" office:value="-1093149.72">
            <text:p>-1.093.150</text:p>
          </table:table-cell>
          <table:table-cell office:value-type="float" office:value="826997.54">
            <text:p>826.998</text:p>
          </table:table-cell>
          <table:table-cell office:value-type="float" office:value="1972.43">
            <text:p>1.972</text:p>
          </table:table-cell>
          <table:table-cell office:value-type="float" office:value="37467.68">
            <text:p>37.468</text:p>
          </table:table-cell>
          <table:table-cell office:value-type="float" office:value="1383.45">
            <text:p>1.383</text:p>
          </table:table-cell>
          <table:table-cell/>
          <table:table-cell office:value-type="float" office:value="213397.95">
            <text:p>213.398</text:p>
          </table:table-cell>
          <table:table-cell office:value-type="float" office:value="1081219.05">
            <text:p>1.081.219</text:p>
          </table:table-cell>
          <table:table-cell office:value-type="float" office:value="-11930.67">
            <text:p>-11.931</text:p>
          </table:table-cell>
          <table:table-cell table:number-columns-repeated="3"/>
          <table:table-cell office:value-type="float" office:value="-11930.67">
            <text:p>-11.931</text:p>
          </table:table-cell>
          <table:table-cell table:style-name="ce12" office:value-type="float" office:value="-0.21">
            <text:p>0</text:p>
          </table:table-cell>
          <table:table-cell table:style-name="ce12" office:value-type="float" office:value="0.55">
            <text:p>1</text:p>
          </table:table-cell>
          <table:table-cell table:style-name="ce13" office:value-type="float" office:value="0.34">
            <text:p>0</text:p>
          </table:table-cell>
          <table:table-cell office:value-type="float" office:value="-11930.33">
            <text:p>-11.930</text:p>
          </table:table-cell>
          <table:table-cell table:style-name="ce11"/>
          <table:table-cell office:value-type="float" office:value="88523.87">
            <text:p>88.524</text:p>
          </table:table-cell>
          <table:table-cell office:value-type="float" office:value="76593.54">
            <text:p>76.59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057650">
            <text:p>-1.057.650</text:p>
          </table:table-cell>
          <table:table-cell/>
          <table:table-cell office:value-type="float" office:value="-0.84">
            <text:p>-1</text:p>
          </table:table-cell>
          <table:table-cell table:number-columns-repeated="2"/>
          <table:table-cell office:value-type="float" office:value="-1057650.84">
            <text:p>-1.057.651</text:p>
          </table:table-cell>
          <table:table-cell office:value-type="float" office:value="832267.6">
            <text:p>832.268</text:p>
          </table:table-cell>
          <table:table-cell office:value-type="float" office:value="796.36">
            <text:p>796</text:p>
          </table:table-cell>
          <table:table-cell office:value-type="float" office:value="37328.22">
            <text:p>37.328</text:p>
          </table:table-cell>
          <table:table-cell office:value-type="float" office:value="7112.19">
            <text:p>7.112</text:p>
          </table:table-cell>
          <table:table-cell/>
          <table:table-cell office:value-type="float" office:value="267975.68">
            <text:p>267.976</text:p>
          </table:table-cell>
          <table:table-cell office:value-type="float" office:value="1145480.05">
            <text:p>1.145.480</text:p>
          </table:table-cell>
          <table:table-cell office:value-type="float" office:value="87829.21">
            <text:p>87.829</text:p>
          </table:table-cell>
          <table:table-cell table:number-columns-repeated="3"/>
          <table:table-cell office:value-type="float" office:value="87829.21">
            <text:p>87.829</text:p>
          </table:table-cell>
          <table:table-cell table:number-columns-repeated="3"/>
          <table:table-cell office:value-type="float" office:value="87829.21">
            <text:p>87.829</text:p>
          </table:table-cell>
          <table:table-cell table:style-name="ce11"/>
          <table:table-cell office:value-type="float" office:value="93331.61">
            <text:p>93.332</text:p>
          </table:table-cell>
          <table:table-cell office:value-type="float" office:value="181160.82">
            <text:p>181.16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057650">
            <text:p>-1.057.650</text:p>
          </table:table-cell>
          <table:table-cell/>
          <table:table-cell office:value-type="float" office:value="-0.72">
            <text:p>-1</text:p>
          </table:table-cell>
          <table:table-cell table:number-columns-repeated="2"/>
          <table:table-cell office:value-type="float" office:value="-1057650.72">
            <text:p>-1.057.651</text:p>
          </table:table-cell>
          <table:table-cell office:value-type="float" office:value="900551.34">
            <text:p>900.551</text:p>
          </table:table-cell>
          <table:table-cell office:value-type="float" office:value="845.64">
            <text:p>846</text:p>
          </table:table-cell>
          <table:table-cell office:value-type="float" office:value="37359.58">
            <text:p>37.360</text:p>
          </table:table-cell>
          <table:table-cell office:value-type="float" office:value="6199">
            <text:p>6.199</text:p>
          </table:table-cell>
          <table:table-cell/>
          <table:table-cell office:value-type="float" office:value="266877.8">
            <text:p>266.878</text:p>
          </table:table-cell>
          <table:table-cell office:value-type="float" office:value="1211833.36">
            <text:p>1.211.833</text:p>
          </table:table-cell>
          <table:table-cell office:value-type="float" office:value="154182.64">
            <text:p>154.183</text:p>
          </table:table-cell>
          <table:table-cell table:number-columns-repeated="3"/>
          <table:table-cell office:value-type="float" office:value="154182.64">
            <text:p>154.183</text:p>
          </table:table-cell>
          <table:table-cell table:number-columns-repeated="3"/>
          <table:table-cell office:value-type="float" office:value="154182.64">
            <text:p>154.183</text:p>
          </table:table-cell>
          <table:table-cell table:style-name="ce11"/>
          <table:table-cell office:value-type="float" office:value="93410.31">
            <text:p>93.410</text:p>
          </table:table-cell>
          <table:table-cell office:value-type="float" office:value="247592.95">
            <text:p>247.59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8.13">
            <text:p>-88</text:p>
          </table:table-cell>
          <table:table-cell/>
          <table:table-cell table:style-name="ce12" office:value-type="float" office:value="-1251000">
            <text:p>-1.251.000</text:p>
          </table:table-cell>
          <table:table-cell/>
          <table:table-cell table:style-name="ce11"/>
          <table:table-cell table:number-columns-repeated="2"/>
          <table:table-cell office:value-type="float" office:value="-1251088.13">
            <text:p>-1.251.088</text:p>
          </table:table-cell>
          <table:table-cell office:value-type="float" office:value="924596.92">
            <text:p>924.597</text:p>
          </table:table-cell>
          <table:table-cell office:value-type="float" office:value="2082">
            <text:p>2.082</text:p>
          </table:table-cell>
          <table:table-cell office:value-type="float" office:value="56370.88">
            <text:p>56.371</text:p>
          </table:table-cell>
          <table:table-cell office:value-type="float" office:value="7315.16">
            <text:p>7.315</text:p>
          </table:table-cell>
          <table:table-cell/>
          <table:table-cell office:value-type="float" office:value="258410.24">
            <text:p>258.410</text:p>
          </table:table-cell>
          <table:table-cell office:value-type="float" office:value="1248775.2">
            <text:p>1.248.775</text:p>
          </table:table-cell>
          <table:table-cell office:value-type="float" office:value="-2312.93">
            <text:p>-2.313</text:p>
          </table:table-cell>
          <table:table-cell table:number-columns-repeated="3"/>
          <table:table-cell office:value-type="float" office:value="-2312.93">
            <text:p>-2.313</text:p>
          </table:table-cell>
          <table:table-cell table:number-columns-repeated="3"/>
          <table:table-cell office:value-type="float" office:value="-2312.93">
            <text:p>-2.313</text:p>
          </table:table-cell>
          <table:table-cell table:style-name="ce11"/>
          <table:table-cell office:value-type="float" office:value="82891.67">
            <text:p>82.892</text:p>
          </table:table-cell>
          <table:table-cell office:value-type="float" office:value="80578.74">
            <text:p>80.579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8.13">
            <text:p>-88</text:p>
          </table:table-cell>
          <table:table-cell/>
          <table:table-cell table:style-name="ce12" office:value-type="float" office:value="-1251000">
            <text:p>-1.251.000</text:p>
          </table:table-cell>
          <table:table-cell/>
          <table:table-cell table:style-name="ce11"/>
          <table:table-cell table:number-columns-repeated="2"/>
          <table:table-cell office:value-type="float" office:value="-1251088.13">
            <text:p>-1.251.088</text:p>
          </table:table-cell>
          <table:table-cell office:value-type="float" office:value="937891.6">
            <text:p>937.892</text:p>
          </table:table-cell>
          <table:table-cell office:value-type="float" office:value="3047.88">
            <text:p>3.048</text:p>
          </table:table-cell>
          <table:table-cell office:value-type="float" office:value="56370.88">
            <text:p>56.371</text:p>
          </table:table-cell>
          <table:table-cell office:value-type="float" office:value="7322.52">
            <text:p>7.323</text:p>
          </table:table-cell>
          <table:table-cell/>
          <table:table-cell office:value-type="float" office:value="258423.76">
            <text:p>258.424</text:p>
          </table:table-cell>
          <table:table-cell office:value-type="float" office:value="1263056.64">
            <text:p>1.263.057</text:p>
          </table:table-cell>
          <table:table-cell office:value-type="float" office:value="11968.51">
            <text:p>11.969</text:p>
          </table:table-cell>
          <table:table-cell table:number-columns-repeated="3"/>
          <table:table-cell office:value-type="float" office:value="11968.51">
            <text:p>11.969</text:p>
          </table:table-cell>
          <table:table-cell table:number-columns-repeated="3"/>
          <table:table-cell office:value-type="float" office:value="11968.51">
            <text:p>11.969</text:p>
          </table:table-cell>
          <table:table-cell table:style-name="ce11"/>
          <table:table-cell office:value-type="float" office:value="84826.62">
            <text:p>84.827</text:p>
          </table:table-cell>
          <table:table-cell office:value-type="float" office:value="96795.13">
            <text:p>96.79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8.13">
            <text:p>-88</text:p>
          </table:table-cell>
          <table:table-cell/>
          <table:table-cell table:style-name="ce12" office:value-type="float" office:value="-1251000">
            <text:p>-1.251.000</text:p>
          </table:table-cell>
          <table:table-cell/>
          <table:table-cell table:style-name="ce11"/>
          <table:table-cell table:number-columns-repeated="2"/>
          <table:table-cell office:value-type="float" office:value="-1251088.13">
            <text:p>-1.251.088</text:p>
          </table:table-cell>
          <table:table-cell office:value-type="float" office:value="947933.47">
            <text:p>947.933</text:p>
          </table:table-cell>
          <table:table-cell office:value-type="float" office:value="3009.84">
            <text:p>3.010</text:p>
          </table:table-cell>
          <table:table-cell office:value-type="float" office:value="56370.88">
            <text:p>56.371</text:p>
          </table:table-cell>
          <table:table-cell office:value-type="float" office:value="6905.36">
            <text:p>6.905</text:p>
          </table:table-cell>
          <table:table-cell/>
          <table:table-cell office:value-type="float" office:value="258419.48">
            <text:p>258.419</text:p>
          </table:table-cell>
          <table:table-cell office:value-type="float" office:value="1272639.03">
            <text:p>1.272.639</text:p>
          </table:table-cell>
          <table:table-cell office:value-type="float" office:value="21550.9">
            <text:p>21.551</text:p>
          </table:table-cell>
          <table:table-cell table:number-columns-repeated="3"/>
          <table:table-cell office:value-type="float" office:value="21550.9">
            <text:p>21.551</text:p>
          </table:table-cell>
          <table:table-cell table:number-columns-repeated="3"/>
          <table:table-cell office:value-type="float" office:value="21550.9">
            <text:p>21.551</text:p>
          </table:table-cell>
          <table:table-cell table:style-name="ce11"/>
          <table:table-cell office:value-type="float" office:value="84033.45">
            <text:p>84.033</text:p>
          </table:table-cell>
          <table:table-cell office:value-type="float" office:value="105584.35">
            <text:p>105.58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8.13">
            <text:p>-88</text:p>
          </table:table-cell>
          <table:table-cell/>
          <table:table-cell table:style-name="ce12" office:value-type="float" office:value="-1251000">
            <text:p>-1.251.000</text:p>
          </table:table-cell>
          <table:table-cell/>
          <table:table-cell table:style-name="ce11"/>
          <table:table-cell table:number-columns-repeated="2"/>
          <table:table-cell office:value-type="float" office:value="-1251088.13">
            <text:p>-1.251.088</text:p>
          </table:table-cell>
          <table:table-cell office:value-type="float" office:value="955386.19">
            <text:p>955.386</text:p>
          </table:table-cell>
          <table:table-cell office:value-type="float" office:value="3023.64">
            <text:p>3.024</text:p>
          </table:table-cell>
          <table:table-cell office:value-type="float" office:value="56370.88">
            <text:p>56.371</text:p>
          </table:table-cell>
          <table:table-cell office:value-type="float" office:value="6509.97">
            <text:p>6.510</text:p>
          </table:table-cell>
          <table:table-cell/>
          <table:table-cell office:value-type="float" office:value="258419.64">
            <text:p>258.420</text:p>
          </table:table-cell>
          <table:table-cell office:value-type="float" office:value="1279710.32">
            <text:p>1.279.710</text:p>
          </table:table-cell>
          <table:table-cell office:value-type="float" office:value="28622.19">
            <text:p>28.622</text:p>
          </table:table-cell>
          <table:table-cell table:number-columns-repeated="3"/>
          <table:table-cell office:value-type="float" office:value="28622.19">
            <text:p>28.622</text:p>
          </table:table-cell>
          <table:table-cell table:number-columns-repeated="3"/>
          <table:table-cell office:value-type="float" office:value="28622.19">
            <text:p>28.622</text:p>
          </table:table-cell>
          <table:table-cell table:style-name="ce11"/>
          <table:table-cell office:value-type="float" office:value="84608.24">
            <text:p>84.608</text:p>
          </table:table-cell>
          <table:table-cell office:value-type="float" office:value="113230.43">
            <text:p>113.23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1213</text:p>
            <draw:g table:end-cell-address="Tabelle1.A323" table:end-x="0.41cm" table:end-y="0.016cm" draw:z-index="40" draw:name="SAPBEXq0001 U13C0F4E5B8A28">
              <draw:custom-shape draw:name="SAPBEXq0001 U13C0F4E5B8A2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23" table:end-x="0.41cm" table:end-y="0.016cm" draw:z-index="189" draw:name="SAPBEXq0001 U13C0F4CFB0F28">
              <draw:custom-shape draw:name="SAPBEXq0001 U13C0F4CFB0F2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raßenverkehrsangelegenhei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24" table:end-x="0.41cm" table:end-y="0.016cm" draw:z-index="190" draw:name="SAPBEXq0001 U13C0F4CFB0F29">
              <draw:custom-shape draw:name="SAPBEXq0001 U13C0F4CFB0F2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80000">
            <text:p>-80.000</text:p>
          </table:table-cell>
          <table:table-cell/>
          <table:table-cell office:value-type="float" office:value="-80000">
            <text:p>-8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80000">
            <text:p>-80.000</text:p>
          </table:table-cell>
          <table:table-cell table:number-columns-repeated="3"/>
          <table:table-cell office:value-type="float" office:value="-80000">
            <text:p>-80.000</text:p>
          </table:table-cell>
          <table:table-cell table:number-columns-repeated="3"/>
          <table:table-cell office:value-type="float" office:value="-80000">
            <text:p>-80.000</text:p>
          </table:table-cell>
          <table:table-cell table:style-name="ce11"/>
          <table:table-cell office:value-type="float" office:value="2306.53">
            <text:p>2.307</text:p>
          </table:table-cell>
          <table:table-cell office:value-type="float" office:value="-77693.47">
            <text:p>-77.69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242.19">
            <text:p>-8.242</text:p>
          </table:table-cell>
          <table:table-cell/>
          <table:table-cell table:style-name="ce12" office:value-type="float" office:value="-5297700">
            <text:p>-5.297.700</text:p>
          </table:table-cell>
          <table:table-cell table:style-name="ce12" office:value-type="float" office:value="-1700">
            <text:p>-1.700</text:p>
          </table:table-cell>
          <table:table-cell office:value-type="float" office:value="-83188.72">
            <text:p>-83.189</text:p>
          </table:table-cell>
          <table:table-cell table:style-name="ce12" office:value-type="float" office:value="-400">
            <text:p>-400</text:p>
          </table:table-cell>
          <table:table-cell/>
          <table:table-cell office:value-type="float" office:value="-5391230.91">
            <text:p>-5.391.231</text:p>
          </table:table-cell>
          <table:table-cell office:value-type="float" office:value="4829837.42">
            <text:p>4.829.837</text:p>
          </table:table-cell>
          <table:table-cell office:value-type="float" office:value="307529.68">
            <text:p>307.530</text:p>
          </table:table-cell>
          <table:table-cell office:value-type="float" office:value="417060.69">
            <text:p>417.061</text:p>
          </table:table-cell>
          <table:table-cell office:value-type="float" office:value="22028.32">
            <text:p>22.028</text:p>
          </table:table-cell>
          <table:table-cell/>
          <table:table-cell office:value-type="float" office:value="604013.36">
            <text:p>604.013</text:p>
          </table:table-cell>
          <table:table-cell office:value-type="float" office:value="6180469.47">
            <text:p>6.180.469</text:p>
          </table:table-cell>
          <table:table-cell office:value-type="float" office:value="789238.56">
            <text:p>789.239</text:p>
          </table:table-cell>
          <table:table-cell table:number-columns-repeated="3"/>
          <table:table-cell office:value-type="float" office:value="789238.56">
            <text:p>789.239</text:p>
          </table:table-cell>
          <table:table-cell table:number-columns-repeated="3"/>
          <table:table-cell office:value-type="float" office:value="789238.56">
            <text:p>789.239</text:p>
          </table:table-cell>
          <table:table-cell office:value-type="float" office:value="-7620.81">
            <text:p>-7.621</text:p>
          </table:table-cell>
          <table:table-cell office:value-type="float" office:value="941342.19">
            <text:p>941.342</text:p>
          </table:table-cell>
          <table:table-cell office:value-type="float" office:value="1722959.94">
            <text:p>1.722.96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8000">
            <text:p>-8.000</text:p>
          </table:table-cell>
          <table:table-cell/>
          <table:table-cell table:style-name="ce12" office:value-type="float" office:value="-5297700">
            <text:p>-5.297.700</text:p>
          </table:table-cell>
          <table:table-cell table:style-name="ce12" office:value-type="float" office:value="-1700">
            <text:p>-1.700</text:p>
          </table:table-cell>
          <table:table-cell office:value-type="float" office:value="-33188.12">
            <text:p>-33.188</text:p>
          </table:table-cell>
          <table:table-cell table:style-name="ce12" office:value-type="float" office:value="-400">
            <text:p>-400</text:p>
          </table:table-cell>
          <table:table-cell/>
          <table:table-cell office:value-type="float" office:value="-5340988.12">
            <text:p>-5.340.988</text:p>
          </table:table-cell>
          <table:table-cell office:value-type="float" office:value="5232579.07">
            <text:p>5.232.579</text:p>
          </table:table-cell>
          <table:table-cell office:value-type="float" office:value="502283.51">
            <text:p>502.284</text:p>
          </table:table-cell>
          <table:table-cell office:value-type="float" office:value="435958.77">
            <text:p>435.959</text:p>
          </table:table-cell>
          <table:table-cell office:value-type="float" office:value="3299">
            <text:p>3.299</text:p>
          </table:table-cell>
          <table:table-cell/>
          <table:table-cell office:value-type="float" office:value="625719.72">
            <text:p>625.720</text:p>
          </table:table-cell>
          <table:table-cell office:value-type="float" office:value="6799840.07">
            <text:p>6.799.840</text:p>
          </table:table-cell>
          <table:table-cell office:value-type="float" office:value="1458851.95">
            <text:p>1.458.852</text:p>
          </table:table-cell>
          <table:table-cell table:number-columns-repeated="3"/>
          <table:table-cell office:value-type="float" office:value="1458851.95">
            <text:p>1.458.852</text:p>
          </table:table-cell>
          <table:table-cell table:number-columns-repeated="3"/>
          <table:table-cell office:value-type="float" office:value="1458851.95">
            <text:p>1.458.852</text:p>
          </table:table-cell>
          <table:table-cell office:value-type="float" office:value="-7507.01">
            <text:p>-7.507</text:p>
          </table:table-cell>
          <table:table-cell office:value-type="float" office:value="942293.78">
            <text:p>942.294</text:p>
          </table:table-cell>
          <table:table-cell office:value-type="float" office:value="2393638.72">
            <text:p>2.393.63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241.99">
            <text:p>-8.242</text:p>
          </table:table-cell>
          <table:table-cell/>
          <table:table-cell table:style-name="ce12" office:value-type="float" office:value="-5583000">
            <text:p>-5.583.000</text:p>
          </table:table-cell>
          <table:table-cell table:style-name="ce12" office:value-type="float" office:value="-1700">
            <text:p>-1.700</text:p>
          </table:table-cell>
          <table:table-cell office:value-type="float" office:value="-20600">
            <text:p>-20.600</text:p>
          </table:table-cell>
          <table:table-cell table:number-columns-repeated="2"/>
          <table:table-cell office:value-type="float" office:value="-5613541.99">
            <text:p>-5.613.542</text:p>
          </table:table-cell>
          <table:table-cell office:value-type="float" office:value="5340763.02">
            <text:p>5.340.763</text:p>
          </table:table-cell>
          <table:table-cell office:value-type="float" office:value="369510.24">
            <text:p>369.510</text:p>
          </table:table-cell>
          <table:table-cell office:value-type="float" office:value="453509.52">
            <text:p>453.510</text:p>
          </table:table-cell>
          <table:table-cell office:value-type="float" office:value="6057.1">
            <text:p>6.057</text:p>
          </table:table-cell>
          <table:table-cell/>
          <table:table-cell office:value-type="float" office:value="591778.08">
            <text:p>591.778</text:p>
          </table:table-cell>
          <table:table-cell office:value-type="float" office:value="6761617.96">
            <text:p>6.761.618</text:p>
          </table:table-cell>
          <table:table-cell office:value-type="float" office:value="1148075.97">
            <text:p>1.148.076</text:p>
          </table:table-cell>
          <table:table-cell table:number-columns-repeated="3"/>
          <table:table-cell office:value-type="float" office:value="1148075.97">
            <text:p>1.148.076</text:p>
          </table:table-cell>
          <table:table-cell table:number-columns-repeated="3"/>
          <table:table-cell office:value-type="float" office:value="1148075.97">
            <text:p>1.148.076</text:p>
          </table:table-cell>
          <table:table-cell office:value-type="float" office:value="-8053">
            <text:p>-8.053</text:p>
          </table:table-cell>
          <table:table-cell office:value-type="float" office:value="885881.57">
            <text:p>885.882</text:p>
          </table:table-cell>
          <table:table-cell office:value-type="float" office:value="2025904.54">
            <text:p>2.025.90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240.75">
            <text:p>-8.241</text:p>
          </table:table-cell>
          <table:table-cell/>
          <table:table-cell table:style-name="ce12" office:value-type="float" office:value="-5583000">
            <text:p>-5.583.000</text:p>
          </table:table-cell>
          <table:table-cell table:style-name="ce12" office:value-type="float" office:value="-1700">
            <text:p>-1.700</text:p>
          </table:table-cell>
          <table:table-cell office:value-type="float" office:value="-20600">
            <text:p>-20.600</text:p>
          </table:table-cell>
          <table:table-cell table:number-columns-repeated="2"/>
          <table:table-cell office:value-type="float" office:value="-5613540.75">
            <text:p>-5.613.541</text:p>
          </table:table-cell>
          <table:table-cell office:value-type="float" office:value="5565514.32">
            <text:p>5.565.514</text:p>
          </table:table-cell>
          <table:table-cell office:value-type="float" office:value="562450.2">
            <text:p>562.450</text:p>
          </table:table-cell>
          <table:table-cell office:value-type="float" office:value="465709.52">
            <text:p>465.710</text:p>
          </table:table-cell>
          <table:table-cell office:value-type="float" office:value="10431.82">
            <text:p>10.432</text:p>
          </table:table-cell>
          <table:table-cell/>
          <table:table-cell office:value-type="float" office:value="604099.72">
            <text:p>604.100</text:p>
          </table:table-cell>
          <table:table-cell office:value-type="float" office:value="7208205.58">
            <text:p>7.208.206</text:p>
          </table:table-cell>
          <table:table-cell office:value-type="float" office:value="1594664.83">
            <text:p>1.594.665</text:p>
          </table:table-cell>
          <table:table-cell table:number-columns-repeated="3"/>
          <table:table-cell office:value-type="float" office:value="1594664.83">
            <text:p>1.594.665</text:p>
          </table:table-cell>
          <table:table-cell table:number-columns-repeated="3"/>
          <table:table-cell office:value-type="float" office:value="1594664.83">
            <text:p>1.594.665</text:p>
          </table:table-cell>
          <table:table-cell office:value-type="float" office:value="-8070.28">
            <text:p>-8.070</text:p>
          </table:table-cell>
          <table:table-cell office:value-type="float" office:value="906600.55">
            <text:p>906.601</text:p>
          </table:table-cell>
          <table:table-cell office:value-type="float" office:value="2493195.1">
            <text:p>2.493.19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226.42">
            <text:p>-8.226</text:p>
          </table:table-cell>
          <table:table-cell/>
          <table:table-cell table:style-name="ce12" office:value-type="float" office:value="-5583000">
            <text:p>-5.583.000</text:p>
          </table:table-cell>
          <table:table-cell table:style-name="ce12" office:value-type="float" office:value="-1700">
            <text:p>-1.700</text:p>
          </table:table-cell>
          <table:table-cell office:value-type="float" office:value="-20600">
            <text:p>-20.600</text:p>
          </table:table-cell>
          <table:table-cell table:number-columns-repeated="2"/>
          <table:table-cell office:value-type="float" office:value="-5613526.42">
            <text:p>-5.613.526</text:p>
          </table:table-cell>
          <table:table-cell office:value-type="float" office:value="5640329.51">
            <text:p>5.640.330</text:p>
          </table:table-cell>
          <table:table-cell office:value-type="float" office:value="558167.05">
            <text:p>558.167</text:p>
          </table:table-cell>
          <table:table-cell office:value-type="float" office:value="463509.52">
            <text:p>463.510</text:p>
          </table:table-cell>
          <table:table-cell office:value-type="float" office:value="34522.65">
            <text:p>34.523</text:p>
          </table:table-cell>
          <table:table-cell/>
          <table:table-cell office:value-type="float" office:value="613373.24">
            <text:p>613.373</text:p>
          </table:table-cell>
          <table:table-cell office:value-type="float" office:value="7309901.97">
            <text:p>7.309.902</text:p>
          </table:table-cell>
          <table:table-cell office:value-type="float" office:value="1696375.55">
            <text:p>1.696.376</text:p>
          </table:table-cell>
          <table:table-cell table:number-columns-repeated="3"/>
          <table:table-cell office:value-type="float" office:value="1696375.55">
            <text:p>1.696.376</text:p>
          </table:table-cell>
          <table:table-cell table:number-columns-repeated="3"/>
          <table:table-cell office:value-type="float" office:value="1696375.55">
            <text:p>1.696.376</text:p>
          </table:table-cell>
          <table:table-cell office:value-type="float" office:value="-8053.1">
            <text:p>-8.053</text:p>
          </table:table-cell>
          <table:table-cell office:value-type="float" office:value="904024.21">
            <text:p>904.024</text:p>
          </table:table-cell>
          <table:table-cell office:value-type="float" office:value="2592346.66">
            <text:p>2.592.34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108.42">
            <text:p>-8.108</text:p>
          </table:table-cell>
          <table:table-cell/>
          <table:table-cell table:style-name="ce12" office:value-type="float" office:value="-5583000">
            <text:p>-5.583.000</text:p>
          </table:table-cell>
          <table:table-cell table:style-name="ce12" office:value-type="float" office:value="-1700">
            <text:p>-1.700</text:p>
          </table:table-cell>
          <table:table-cell office:value-type="float" office:value="-20600">
            <text:p>-20.600</text:p>
          </table:table-cell>
          <table:table-cell table:number-columns-repeated="2"/>
          <table:table-cell office:value-type="float" office:value="-5613408.42">
            <text:p>-5.613.408</text:p>
          </table:table-cell>
          <table:table-cell office:value-type="float" office:value="5696717.82">
            <text:p>5.696.718</text:p>
          </table:table-cell>
          <table:table-cell office:value-type="float" office:value="563517.48">
            <text:p>563.517</text:p>
          </table:table-cell>
          <table:table-cell office:value-type="float" office:value="470209.52">
            <text:p>470.210</text:p>
          </table:table-cell>
          <table:table-cell office:value-type="float" office:value="34364.75">
            <text:p>34.365</text:p>
          </table:table-cell>
          <table:table-cell/>
          <table:table-cell office:value-type="float" office:value="613427.4">
            <text:p>613.427</text:p>
          </table:table-cell>
          <table:table-cell office:value-type="float" office:value="7378236.97">
            <text:p>7.378.237</text:p>
          </table:table-cell>
          <table:table-cell office:value-type="float" office:value="1764828.55">
            <text:p>1.764.829</text:p>
          </table:table-cell>
          <table:table-cell table:number-columns-repeated="3"/>
          <table:table-cell office:value-type="float" office:value="1764828.55">
            <text:p>1.764.829</text:p>
          </table:table-cell>
          <table:table-cell table:number-columns-repeated="3"/>
          <table:table-cell office:value-type="float" office:value="1764828.55">
            <text:p>1.764.829</text:p>
          </table:table-cell>
          <table:table-cell office:value-type="float" office:value="-8053.12">
            <text:p>-8.053</text:p>
          </table:table-cell>
          <table:table-cell office:value-type="float" office:value="908293.16">
            <text:p>908.293</text:p>
          </table:table-cell>
          <table:table-cell office:value-type="float" office:value="2665068.59">
            <text:p>2.665.06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101</text:p>
            <draw:g table:end-cell-address="Tabelle1.A331" table:end-x="0.41cm" table:end-y="0.016cm" draw:z-index="41" draw:name="SAPBEXq0001 U13C0F4E5B8A29">
              <draw:custom-shape draw:name="SAPBEXq0001 U13C0F4E5B8A2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31" table:end-x="0.41cm" table:end-y="0.016cm" draw:z-index="191" draw:name="SAPBEXq0001 U13C0F4CFB0F29">
              <draw:custom-shape draw:name="SAPBEXq0001 U13C0F4CFB0F2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reitstellung schulischer Einricht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32" table:end-x="0.41cm" table:end-y="0.016cm" draw:z-index="192" draw:name="SAPBEXq0001 U13C0F4CFB0F2A">
              <draw:custom-shape draw:name="SAPBEXq0001 U13C0F4CFB0F2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684739.5">
            <text:p>-2.684.740</text:p>
          </table:table-cell>
          <table:table-cell table:number-columns-repeated="2"/>
          <table:table-cell table:style-name="ce12" office:value-type="float" office:value="-179853.36">
            <text:p>-179.853</text:p>
          </table:table-cell>
          <table:table-cell office:value-type="float" office:value="-33926.49">
            <text:p>-33.926</text:p>
          </table:table-cell>
          <table:table-cell table:style-name="ce12" office:value-type="float" office:value="-452073.31">
            <text:p>-452.073</text:p>
          </table:table-cell>
          <table:table-cell table:style-name="ce12" office:value-type="float" office:value="-23345.94">
            <text:p>-23.346</text:p>
          </table:table-cell>
          <table:table-cell office:value-type="float" office:value="-3373938.6">
            <text:p>-3.373.939</text:p>
          </table:table-cell>
          <table:table-cell office:value-type="float" office:value="12742329.02">
            <text:p>12.742.329</text:p>
          </table:table-cell>
          <table:table-cell office:value-type="float" office:value="720966.61">
            <text:p>720.967</text:p>
          </table:table-cell>
          <table:table-cell office:value-type="float" office:value="38222685.93">
            <text:p>38.222.686</text:p>
          </table:table-cell>
          <table:table-cell office:value-type="float" office:value="15119268.82">
            <text:p>15.119.269</text:p>
          </table:table-cell>
          <table:table-cell table:style-name="ce12" office:value-type="float" office:value="6055928.95">
            <text:p>6.055.929</text:p>
          </table:table-cell>
          <table:table-cell office:value-type="float" office:value="3486950.05">
            <text:p>3.486.950</text:p>
          </table:table-cell>
          <table:table-cell office:value-type="float" office:value="76348129.38">
            <text:p>76.348.129</text:p>
          </table:table-cell>
          <table:table-cell office:value-type="float" office:value="72974190.78">
            <text:p>72.974.191</text:p>
          </table:table-cell>
          <table:table-cell table:number-columns-repeated="3"/>
          <table:table-cell office:value-type="float" office:value="72974190.78">
            <text:p>72.974.191</text:p>
          </table:table-cell>
          <table:table-cell table:style-name="ce12" office:value-type="float" office:value="8.09">
            <text:p>8</text:p>
          </table:table-cell>
          <table:table-cell table:style-name="ce12" office:value-type="float" office:value="-20.16">
            <text:p>-20</text:p>
          </table:table-cell>
          <table:table-cell table:style-name="ce13" office:value-type="float" office:value="-12.07">
            <text:p>-12</text:p>
          </table:table-cell>
          <table:table-cell office:value-type="float" office:value="72974178.71">
            <text:p>72.974.179</text:p>
          </table:table-cell>
          <table:table-cell office:value-type="float" office:value="-140947.73">
            <text:p>-140.948</text:p>
          </table:table-cell>
          <table:table-cell office:value-type="float" office:value="5482488.53">
            <text:p>5.482.489</text:p>
          </table:table-cell>
          <table:table-cell office:value-type="float" office:value="78315719.51">
            <text:p>78.315.72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7951731.05">
            <text:p>-7.951.731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2357.48">
            <text:p>-22.357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8266988.53">
            <text:p>-8.266.989</text:p>
          </table:table-cell>
          <table:table-cell office:value-type="float" office:value="12184877.11">
            <text:p>12.184.877</text:p>
          </table:table-cell>
          <table:table-cell office:value-type="float" office:value="184746.69">
            <text:p>184.747</text:p>
          </table:table-cell>
          <table:table-cell office:value-type="float" office:value="42712132.18">
            <text:p>42.712.132</text:p>
          </table:table-cell>
          <table:table-cell office:value-type="float" office:value="999437.72">
            <text:p>999.438</text:p>
          </table:table-cell>
          <table:table-cell table:style-name="ce12" office:value-type="float" office:value="15500">
            <text:p>15.500</text:p>
          </table:table-cell>
          <table:table-cell office:value-type="float" office:value="4810326.64">
            <text:p>4.810.327</text:p>
          </table:table-cell>
          <table:table-cell office:value-type="float" office:value="60907020.34">
            <text:p>60.907.020</text:p>
          </table:table-cell>
          <table:table-cell office:value-type="float" office:value="52640031.81">
            <text:p>52.640.032</text:p>
          </table:table-cell>
          <table:table-cell table:number-columns-repeated="3"/>
          <table:table-cell office:value-type="float" office:value="52640031.81">
            <text:p>52.640.032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52640031.81">
            <text:p>52.640.032</text:p>
          </table:table-cell>
          <table:table-cell office:value-type="float" office:value="-1369125.62">
            <text:p>-1.369.126</text:p>
          </table:table-cell>
          <table:table-cell office:value-type="float" office:value="5347819.59">
            <text:p>5.347.820</text:p>
          </table:table-cell>
          <table:table-cell office:value-type="float" office:value="56618725.78">
            <text:p>56.618.72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0857674.2">
            <text:p>-10.857.674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2357.48">
            <text:p>-22.357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1172931.68">
            <text:p>-11.172.932</text:p>
          </table:table-cell>
          <table:table-cell office:value-type="float" office:value="11818549.55">
            <text:p>11.818.550</text:p>
          </table:table-cell>
          <table:table-cell office:value-type="float" office:value="253269.79">
            <text:p>253.270</text:p>
          </table:table-cell>
          <table:table-cell office:value-type="float" office:value="48654965.79">
            <text:p>48.654.966</text:p>
          </table:table-cell>
          <table:table-cell office:value-type="float" office:value="690899.99">
            <text:p>690.900</text:p>
          </table:table-cell>
          <table:table-cell table:style-name="ce12" office:value-type="float" office:value="15500">
            <text:p>15.500</text:p>
          </table:table-cell>
          <table:table-cell office:value-type="float" office:value="5543008.41">
            <text:p>5.543.008</text:p>
          </table:table-cell>
          <table:table-cell office:value-type="float" office:value="66976193.53">
            <text:p>66.976.194</text:p>
          </table:table-cell>
          <table:table-cell office:value-type="float" office:value="55803261.85">
            <text:p>55.803.262</text:p>
          </table:table-cell>
          <table:table-cell table:number-columns-repeated="3"/>
          <table:table-cell office:value-type="float" office:value="55803261.85">
            <text:p>55.803.262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55803261.85">
            <text:p>55.803.262</text:p>
          </table:table-cell>
          <table:table-cell office:value-type="float" office:value="-1367687.08">
            <text:p>-1.367.687</text:p>
          </table:table-cell>
          <table:table-cell office:value-type="float" office:value="5272897.31">
            <text:p>5.272.897</text:p>
          </table:table-cell>
          <table:table-cell office:value-type="float" office:value="59708472.08">
            <text:p>59.708.47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1227937.99">
            <text:p>-11.227.938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4000">
            <text:p>-24.000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1544837.99">
            <text:p>-11.544.838</text:p>
          </table:table-cell>
          <table:table-cell office:value-type="float" office:value="11573249.82">
            <text:p>11.573.250</text:p>
          </table:table-cell>
          <table:table-cell office:value-type="float" office:value="148314.36">
            <text:p>148.314</text:p>
          </table:table-cell>
          <table:table-cell office:value-type="float" office:value="45763734.69">
            <text:p>45.763.735</text:p>
          </table:table-cell>
          <table:table-cell office:value-type="float" office:value="12635318.18">
            <text:p>12.635.318</text:p>
          </table:table-cell>
          <table:table-cell table:style-name="ce12" office:value-type="float" office:value="9400">
            <text:p>9.400</text:p>
          </table:table-cell>
          <table:table-cell office:value-type="float" office:value="6041622.72">
            <text:p>6.041.623</text:p>
          </table:table-cell>
          <table:table-cell office:value-type="float" office:value="76171639.77">
            <text:p>76.171.640</text:p>
          </table:table-cell>
          <table:table-cell office:value-type="float" office:value="64626801.78">
            <text:p>64.626.802</text:p>
          </table:table-cell>
          <table:table-cell table:number-columns-repeated="3"/>
          <table:table-cell office:value-type="float" office:value="64626801.78">
            <text:p>64.626.802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64626801.78">
            <text:p>64.626.802</text:p>
          </table:table-cell>
          <table:table-cell office:value-type="float" office:value="-1318704.55">
            <text:p>-1.318.705</text:p>
          </table:table-cell>
          <table:table-cell office:value-type="float" office:value="5310068.44">
            <text:p>5.310.068</text:p>
          </table:table-cell>
          <table:table-cell office:value-type="float" office:value="68618165.67">
            <text:p>68.618.16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2063632.78">
            <text:p>-12.063.633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4000">
            <text:p>-24.000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2380532.78">
            <text:p>-12.380.533</text:p>
          </table:table-cell>
          <table:table-cell office:value-type="float" office:value="11670139.52">
            <text:p>11.670.140</text:p>
          </table:table-cell>
          <table:table-cell office:value-type="float" office:value="216964.92">
            <text:p>216.965</text:p>
          </table:table-cell>
          <table:table-cell office:value-type="float" office:value="41928316.17">
            <text:p>41.928.316</text:p>
          </table:table-cell>
          <table:table-cell office:value-type="float" office:value="12643014.85">
            <text:p>12.643.015</text:p>
          </table:table-cell>
          <table:table-cell table:style-name="ce12" office:value-type="float" office:value="9400">
            <text:p>9.400</text:p>
          </table:table-cell>
          <table:table-cell office:value-type="float" office:value="7683845.69">
            <text:p>7.683.846</text:p>
          </table:table-cell>
          <table:table-cell office:value-type="float" office:value="74151681.15">
            <text:p>74.151.681</text:p>
          </table:table-cell>
          <table:table-cell office:value-type="float" office:value="61771148.37">
            <text:p>61.771.148</text:p>
          </table:table-cell>
          <table:table-cell table:number-columns-repeated="3"/>
          <table:table-cell office:value-type="float" office:value="61771148.37">
            <text:p>61.771.148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61771148.37">
            <text:p>61.771.148</text:p>
          </table:table-cell>
          <table:table-cell office:value-type="float" office:value="-1318879.91">
            <text:p>-1.318.880</text:p>
          </table:table-cell>
          <table:table-cell office:value-type="float" office:value="5320513.62">
            <text:p>5.320.514</text:p>
          </table:table-cell>
          <table:table-cell office:value-type="float" office:value="65772782.08">
            <text:p>65.772.78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1261829.16">
            <text:p>-11.261.829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4000">
            <text:p>-24.000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1578729.16">
            <text:p>-11.578.729</text:p>
          </table:table-cell>
          <table:table-cell office:value-type="float" office:value="11699593.04">
            <text:p>11.699.593</text:p>
          </table:table-cell>
          <table:table-cell office:value-type="float" office:value="214369.52">
            <text:p>214.370</text:p>
          </table:table-cell>
          <table:table-cell office:value-type="float" office:value="42362007.69">
            <text:p>42.362.008</text:p>
          </table:table-cell>
          <table:table-cell office:value-type="float" office:value="12645826.62">
            <text:p>12.645.827</text:p>
          </table:table-cell>
          <table:table-cell table:style-name="ce12" office:value-type="float" office:value="9400">
            <text:p>9.400</text:p>
          </table:table-cell>
          <table:table-cell office:value-type="float" office:value="7683574.69">
            <text:p>7.683.575</text:p>
          </table:table-cell>
          <table:table-cell office:value-type="float" office:value="74614771.56">
            <text:p>74.614.772</text:p>
          </table:table-cell>
          <table:table-cell office:value-type="float" office:value="63036042.4">
            <text:p>63.036.042</text:p>
          </table:table-cell>
          <table:table-cell table:number-columns-repeated="3"/>
          <table:table-cell office:value-type="float" office:value="63036042.4">
            <text:p>63.036.042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63036042.4">
            <text:p>63.036.042</text:p>
          </table:table-cell>
          <table:table-cell office:value-type="float" office:value="-1318703.84">
            <text:p>-1.318.704</text:p>
          </table:table-cell>
          <table:table-cell office:value-type="float" office:value="5292995.72">
            <text:p>5.292.996</text:p>
          </table:table-cell>
          <table:table-cell office:value-type="float" office:value="67010334.28">
            <text:p>67.010.33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1251048.73">
            <text:p>-11.251.049</text:p>
          </table:table-cell>
          <table:table-cell/>
          <table:table-cell table:style-name="ce12" office:value-type="float" office:value="-133100">
            <text:p>-133.100</text:p>
          </table:table-cell>
          <table:table-cell table:style-name="ce12" office:value-type="float" office:value="-158200">
            <text:p>-158.200</text:p>
          </table:table-cell>
          <table:table-cell office:value-type="float" office:value="-24000">
            <text:p>-24.000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1567948.73">
            <text:p>-11.567.949</text:p>
          </table:table-cell>
          <table:table-cell office:value-type="float" office:value="11687540.66">
            <text:p>11.687.541</text:p>
          </table:table-cell>
          <table:table-cell office:value-type="float" office:value="215147.36">
            <text:p>215.147</text:p>
          </table:table-cell>
          <table:table-cell office:value-type="float" office:value="42267474.77">
            <text:p>42.267.475</text:p>
          </table:table-cell>
          <table:table-cell office:value-type="float" office:value="12612458.05">
            <text:p>12.612.458</text:p>
          </table:table-cell>
          <table:table-cell table:style-name="ce12" office:value-type="float" office:value="9400">
            <text:p>9.400</text:p>
          </table:table-cell>
          <table:table-cell office:value-type="float" office:value="7683390.26">
            <text:p>7.683.390</text:p>
          </table:table-cell>
          <table:table-cell office:value-type="float" office:value="74475411.1">
            <text:p>74.475.411</text:p>
          </table:table-cell>
          <table:table-cell office:value-type="float" office:value="62907462.37">
            <text:p>62.907.462</text:p>
          </table:table-cell>
          <table:table-cell table:number-columns-repeated="3"/>
          <table:table-cell office:value-type="float" office:value="62907462.37">
            <text:p>62.907.462</text:p>
          </table:table-cell>
          <table:table-cell table:style-name="ce12" office:value-type="float" office:value="-700">
            <text:p>-700</text:p>
          </table:table-cell>
          <table:table-cell table:style-name="ce12" office:value-type="float" office:value="700">
            <text:p>700</text:p>
          </table:table-cell>
          <table:table-cell/>
          <table:table-cell office:value-type="float" office:value="62907462.37">
            <text:p>62.907.462</text:p>
          </table:table-cell>
          <table:table-cell office:value-type="float" office:value="-1318703.59">
            <text:p>-1.318.704</text:p>
          </table:table-cell>
          <table:table-cell office:value-type="float" office:value="5310193.56">
            <text:p>5.310.194</text:p>
          </table:table-cell>
          <table:table-cell office:value-type="float" office:value="66898952.34">
            <text:p>66.898.95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102</text:p>
            <draw:g table:end-cell-address="Tabelle1.A339" table:end-x="0.41cm" table:end-y="0.016cm" draw:z-index="42" draw:name="SAPBEXq0001 U13C0F4E5B8A2A">
              <draw:custom-shape draw:name="SAPBEXq0001 U13C0F4E5B8A2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A2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A2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39" table:end-x="0.41cm" table:end-y="0.016cm" draw:z-index="193" draw:name="SAPBEXq0001 U13C0F4CFB0F2A">
              <draw:custom-shape draw:name="SAPBEXq0001 U13C0F4CFB0F2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Zentrale schulbezogene Leist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40" table:end-x="0.41cm" table:end-y="0.016cm" draw:z-index="194" draw:name="SAPBEXq0001 U13C0F4CFB0F2B">
              <draw:custom-shape draw:name="SAPBEXq0001 U13C0F4CFB0F2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727341.33">
            <text:p>-5.727.341</text:p>
          </table:table-cell>
          <table:table-cell/>
          <table:table-cell table:style-name="ce12" office:value-type="float" office:value="-1689.75">
            <text:p>-1.690</text:p>
          </table:table-cell>
          <table:table-cell table:style-name="ce12" office:value-type="float" office:value="-183973.3">
            <text:p>-183.973</text:p>
          </table:table-cell>
          <table:table-cell office:value-type="float" office:value="-15189.81">
            <text:p>-15.190</text:p>
          </table:table-cell>
          <table:table-cell table:style-name="ce12" office:value-type="float" office:value="-79419.46">
            <text:p>-79.419</text:p>
          </table:table-cell>
          <table:table-cell/>
          <table:table-cell office:value-type="float" office:value="-6007613.65">
            <text:p>-6.007.614</text:p>
          </table:table-cell>
          <table:table-cell office:value-type="float" office:value="912711.7">
            <text:p>912.712</text:p>
          </table:table-cell>
          <table:table-cell office:value-type="float" office:value="183626.5">
            <text:p>183.627</text:p>
          </table:table-cell>
          <table:table-cell office:value-type="float" office:value="4050254.29">
            <text:p>4.050.254</text:p>
          </table:table-cell>
          <table:table-cell office:value-type="float" office:value="7592.56">
            <text:p>7.593</text:p>
          </table:table-cell>
          <table:table-cell table:style-name="ce12" office:value-type="float" office:value="459621">
            <text:p>459.621</text:p>
          </table:table-cell>
          <table:table-cell office:value-type="float" office:value="115981.3">
            <text:p>115.981</text:p>
          </table:table-cell>
          <table:table-cell office:value-type="float" office:value="5729787.35">
            <text:p>5.729.787</text:p>
          </table:table-cell>
          <table:table-cell office:value-type="float" office:value="-277826.3">
            <text:p>-277.826</text:p>
          </table:table-cell>
          <table:table-cell table:number-columns-repeated="3"/>
          <table:table-cell office:value-type="float" office:value="-277826.3">
            <text:p>-277.826</text:p>
          </table:table-cell>
          <table:table-cell table:style-name="ce12" office:value-type="float" office:value="-8.09">
            <text:p>-8</text:p>
          </table:table-cell>
          <table:table-cell table:style-name="ce12" office:value-type="float" office:value="20.16">
            <text:p>20</text:p>
          </table:table-cell>
          <table:table-cell table:style-name="ce13" office:value-type="float" office:value="12.07">
            <text:p>12</text:p>
          </table:table-cell>
          <table:table-cell office:value-type="float" office:value="-277814.23">
            <text:p>-277.814</text:p>
          </table:table-cell>
          <table:table-cell office:value-type="float" office:value="-12372.56">
            <text:p>-12.373</text:p>
          </table:table-cell>
          <table:table-cell office:value-type="float" office:value="479278.73">
            <text:p>479.279</text:p>
          </table:table-cell>
          <table:table-cell office:value-type="float" office:value="189091.94">
            <text:p>189.09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6146620">
            <text:p>-6.146.620</text:p>
          </table:table-cell>
          <table:table-cell/>
          <table:table-cell table:style-name="ce12" office:value-type="float" office:value="-2100">
            <text:p>-2.100</text:p>
          </table:table-cell>
          <table:table-cell table:style-name="ce12" office:value-type="float" office:value="-4000">
            <text:p>-4.000</text:p>
          </table:table-cell>
          <table:table-cell office:value-type="float" office:value="-313.24">
            <text:p>-313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6163133.24">
            <text:p>-6.163.133</text:p>
          </table:table-cell>
          <table:table-cell office:value-type="float" office:value="1188090.33">
            <text:p>1.188.090</text:p>
          </table:table-cell>
          <table:table-cell office:value-type="float" office:value="117635.12">
            <text:p>117.635</text:p>
          </table:table-cell>
          <table:table-cell office:value-type="float" office:value="4117758.73">
            <text:p>4.117.759</text:p>
          </table:table-cell>
          <table:table-cell office:value-type="float" office:value="3382.63">
            <text:p>3.383</text:p>
          </table:table-cell>
          <table:table-cell table:style-name="ce12" office:value-type="float" office:value="7333710">
            <text:p>7.333.710</text:p>
          </table:table-cell>
          <table:table-cell office:value-type="float" office:value="358144.36">
            <text:p>358.144</text:p>
          </table:table-cell>
          <table:table-cell office:value-type="float" office:value="13118721.17">
            <text:p>13.118.721</text:p>
          </table:table-cell>
          <table:table-cell office:value-type="float" office:value="6955587.93">
            <text:p>6.955.588</text:p>
          </table:table-cell>
          <table:table-cell table:number-columns-repeated="3"/>
          <table:table-cell office:value-type="float" office:value="6955587.93">
            <text:p>6.955.588</text:p>
          </table:table-cell>
          <table:table-cell table:number-columns-repeated="3"/>
          <table:table-cell office:value-type="float" office:value="6955587.93">
            <text:p>6.955.588</text:p>
          </table:table-cell>
          <table:table-cell office:value-type="float" office:value="-99503.58">
            <text:p>-99.504</text:p>
          </table:table-cell>
          <table:table-cell office:value-type="float" office:value="1198787.85">
            <text:p>1.198.788</text:p>
          </table:table-cell>
          <table:table-cell office:value-type="float" office:value="8054872.2">
            <text:p>8.054.87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6147091.64">
            <text:p>-6.147.092</text:p>
          </table:table-cell>
          <table:table-cell/>
          <table:table-cell table:style-name="ce12" office:value-type="float" office:value="-2100">
            <text:p>-2.100</text:p>
          </table:table-cell>
          <table:table-cell/>
          <table:table-cell office:value-type="float" office:value="-312.76">
            <text:p>-313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6159604.4">
            <text:p>-6.159.604</text:p>
          </table:table-cell>
          <table:table-cell office:value-type="float" office:value="1188826.32">
            <text:p>1.188.826</text:p>
          </table:table-cell>
          <table:table-cell office:value-type="float" office:value="161343.8">
            <text:p>161.344</text:p>
          </table:table-cell>
          <table:table-cell office:value-type="float" office:value="4312235.81">
            <text:p>4.312.236</text:p>
          </table:table-cell>
          <table:table-cell office:value-type="float" office:value="3940.68">
            <text:p>3.941</text:p>
          </table:table-cell>
          <table:table-cell table:style-name="ce12" office:value-type="float" office:value="7333710">
            <text:p>7.333.710</text:p>
          </table:table-cell>
          <table:table-cell office:value-type="float" office:value="292834.71">
            <text:p>292.835</text:p>
          </table:table-cell>
          <table:table-cell office:value-type="float" office:value="13292891.32">
            <text:p>13.292.891</text:p>
          </table:table-cell>
          <table:table-cell office:value-type="float" office:value="7133286.92">
            <text:p>7.133.287</text:p>
          </table:table-cell>
          <table:table-cell table:number-columns-repeated="3"/>
          <table:table-cell office:value-type="float" office:value="7133286.92">
            <text:p>7.133.287</text:p>
          </table:table-cell>
          <table:table-cell table:number-columns-repeated="3"/>
          <table:table-cell office:value-type="float" office:value="7133286.92">
            <text:p>7.133.287</text:p>
          </table:table-cell>
          <table:table-cell office:value-type="float" office:value="-99323.66">
            <text:p>-99.324</text:p>
          </table:table-cell>
          <table:table-cell office:value-type="float" office:value="1195055.55">
            <text:p>1.195.056</text:p>
          </table:table-cell>
          <table:table-cell office:value-type="float" office:value="8229018.81">
            <text:p>8.229.01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731560.36">
            <text:p>-5.731.560</text:p>
          </table:table-cell>
          <table:table-cell/>
          <table:table-cell table:style-name="ce12" office:value-type="float" office:value="-2100">
            <text:p>-2.100</text:p>
          </table:table-cell>
          <table:table-cell/>
          <table:table-cell office:value-type="float" office:value="-100">
            <text:p>-100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5743860.36">
            <text:p>-5.743.860</text:p>
          </table:table-cell>
          <table:table-cell office:value-type="float" office:value="1586237.14">
            <text:p>1.586.237</text:p>
          </table:table-cell>
          <table:table-cell office:value-type="float" office:value="162274.68">
            <text:p>162.275</text:p>
          </table:table-cell>
          <table:table-cell office:value-type="float" office:value="4454381.98">
            <text:p>4.454.382</text:p>
          </table:table-cell>
          <table:table-cell office:value-type="float" office:value="11735.49">
            <text:p>11.735</text:p>
          </table:table-cell>
          <table:table-cell table:style-name="ce12" office:value-type="float" office:value="6873710">
            <text:p>6.873.710</text:p>
          </table:table-cell>
          <table:table-cell office:value-type="float" office:value="341494.12">
            <text:p>341.494</text:p>
          </table:table-cell>
          <table:table-cell office:value-type="float" office:value="13429833.41">
            <text:p>13.429.833</text:p>
          </table:table-cell>
          <table:table-cell office:value-type="float" office:value="7685973.05">
            <text:p>7.685.973</text:p>
          </table:table-cell>
          <table:table-cell table:number-columns-repeated="3"/>
          <table:table-cell office:value-type="float" office:value="7685973.05">
            <text:p>7.685.973</text:p>
          </table:table-cell>
          <table:table-cell table:number-columns-repeated="3"/>
          <table:table-cell office:value-type="float" office:value="7685973.05">
            <text:p>7.685.973</text:p>
          </table:table-cell>
          <table:table-cell office:value-type="float" office:value="-92153.11">
            <text:p>-92.153</text:p>
          </table:table-cell>
          <table:table-cell office:value-type="float" office:value="1017115.75">
            <text:p>1.017.116</text:p>
          </table:table-cell>
          <table:table-cell office:value-type="float" office:value="8610935.69">
            <text:p>8.610.93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5732327.94">
            <text:p>-5.732.328</text:p>
          </table:table-cell>
          <table:table-cell/>
          <table:table-cell table:style-name="ce12" office:value-type="float" office:value="-2100">
            <text:p>-2.100</text:p>
          </table:table-cell>
          <table:table-cell/>
          <table:table-cell office:value-type="float" office:value="-100">
            <text:p>-100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5744627.94">
            <text:p>-5.744.628</text:p>
          </table:table-cell>
          <table:table-cell office:value-type="float" office:value="1607298.92">
            <text:p>1.607.299</text:p>
          </table:table-cell>
          <table:table-cell office:value-type="float" office:value="237385.76">
            <text:p>237.386</text:p>
          </table:table-cell>
          <table:table-cell office:value-type="float" office:value="4544582.78">
            <text:p>4.544.583</text:p>
          </table:table-cell>
          <table:table-cell office:value-type="float" office:value="12068.25">
            <text:p>12.068</text:p>
          </table:table-cell>
          <table:table-cell table:style-name="ce12" office:value-type="float" office:value="6868137">
            <text:p>6.868.137</text:p>
          </table:table-cell>
          <table:table-cell office:value-type="float" office:value="342058.2">
            <text:p>342.058</text:p>
          </table:table-cell>
          <table:table-cell office:value-type="float" office:value="13611530.91">
            <text:p>13.611.531</text:p>
          </table:table-cell>
          <table:table-cell office:value-type="float" office:value="7866902.97">
            <text:p>7.866.903</text:p>
          </table:table-cell>
          <table:table-cell table:number-columns-repeated="3"/>
          <table:table-cell office:value-type="float" office:value="7866902.97">
            <text:p>7.866.903</text:p>
          </table:table-cell>
          <table:table-cell table:number-columns-repeated="3"/>
          <table:table-cell office:value-type="float" office:value="7866902.97">
            <text:p>7.866.903</text:p>
          </table:table-cell>
          <table:table-cell office:value-type="float" office:value="-92156.28">
            <text:p>-92.156</text:p>
          </table:table-cell>
          <table:table-cell office:value-type="float" office:value="1038628.36">
            <text:p>1.038.628</text:p>
          </table:table-cell>
          <table:table-cell office:value-type="float" office:value="8813375.05">
            <text:p>8.813.37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5732972.56">
            <text:p>-5.732.973</text:p>
          </table:table-cell>
          <table:table-cell/>
          <table:table-cell table:style-name="ce12" office:value-type="float" office:value="-2100">
            <text:p>-2.100</text:p>
          </table:table-cell>
          <table:table-cell/>
          <table:table-cell office:value-type="float" office:value="-100">
            <text:p>-100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5745272.56">
            <text:p>-5.745.273</text:p>
          </table:table-cell>
          <table:table-cell office:value-type="float" office:value="1590188.76">
            <text:p>1.590.189</text:p>
          </table:table-cell>
          <table:table-cell office:value-type="float" office:value="234576.24">
            <text:p>234.576</text:p>
          </table:table-cell>
          <table:table-cell office:value-type="float" office:value="4544582.78">
            <text:p>4.544.583</text:p>
          </table:table-cell>
          <table:table-cell office:value-type="float" office:value="13161.39">
            <text:p>13.161</text:p>
          </table:table-cell>
          <table:table-cell table:style-name="ce12" office:value-type="float" office:value="6868137">
            <text:p>6.868.137</text:p>
          </table:table-cell>
          <table:table-cell office:value-type="float" office:value="341763.16">
            <text:p>341.763</text:p>
          </table:table-cell>
          <table:table-cell office:value-type="float" office:value="13592409.33">
            <text:p>13.592.409</text:p>
          </table:table-cell>
          <table:table-cell office:value-type="float" office:value="7847136.77">
            <text:p>7.847.137</text:p>
          </table:table-cell>
          <table:table-cell table:number-columns-repeated="3"/>
          <table:table-cell office:value-type="float" office:value="7847136.77">
            <text:p>7.847.137</text:p>
          </table:table-cell>
          <table:table-cell table:number-columns-repeated="3"/>
          <table:table-cell office:value-type="float" office:value="7847136.77">
            <text:p>7.847.137</text:p>
          </table:table-cell>
          <table:table-cell office:value-type="float" office:value="-92153.06">
            <text:p>-92.153</text:p>
          </table:table-cell>
          <table:table-cell office:value-type="float" office:value="1032058.63">
            <text:p>1.032.059</text:p>
          </table:table-cell>
          <table:table-cell office:value-type="float" office:value="8787042.34">
            <text:p>8.787.042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733624.54">
            <text:p>-5.733.625</text:p>
          </table:table-cell>
          <table:table-cell/>
          <table:table-cell table:style-name="ce12" office:value-type="float" office:value="-2100">
            <text:p>-2.100</text:p>
          </table:table-cell>
          <table:table-cell/>
          <table:table-cell office:value-type="float" office:value="-100">
            <text:p>-100</text:p>
          </table:table-cell>
          <table:table-cell table:style-name="ce12" office:value-type="float" office:value="-10100">
            <text:p>-10.100</text:p>
          </table:table-cell>
          <table:table-cell/>
          <table:table-cell office:value-type="float" office:value="-5745924.54">
            <text:p>-5.745.925</text:p>
          </table:table-cell>
          <table:table-cell office:value-type="float" office:value="1594503.93">
            <text:p>1.594.504</text:p>
          </table:table-cell>
          <table:table-cell office:value-type="float" office:value="235235.84">
            <text:p>235.236</text:p>
          </table:table-cell>
          <table:table-cell office:value-type="float" office:value="4544581.98">
            <text:p>4.544.582</text:p>
          </table:table-cell>
          <table:table-cell office:value-type="float" office:value="14063.14">
            <text:p>14.063</text:p>
          </table:table-cell>
          <table:table-cell table:style-name="ce12" office:value-type="float" office:value="6868137">
            <text:p>6.868.137</text:p>
          </table:table-cell>
          <table:table-cell office:value-type="float" office:value="341775.6">
            <text:p>341.776</text:p>
          </table:table-cell>
          <table:table-cell office:value-type="float" office:value="13598297.49">
            <text:p>13.598.297</text:p>
          </table:table-cell>
          <table:table-cell office:value-type="float" office:value="7852372.95">
            <text:p>7.852.373</text:p>
          </table:table-cell>
          <table:table-cell table:number-columns-repeated="3"/>
          <table:table-cell office:value-type="float" office:value="7852372.95">
            <text:p>7.852.373</text:p>
          </table:table-cell>
          <table:table-cell table:number-columns-repeated="3"/>
          <table:table-cell office:value-type="float" office:value="7852372.95">
            <text:p>7.852.373</text:p>
          </table:table-cell>
          <table:table-cell office:value-type="float" office:value="-92153.05">
            <text:p>-92.153</text:p>
          </table:table-cell>
          <table:table-cell office:value-type="float" office:value="1037458.85">
            <text:p>1.037.459</text:p>
          </table:table-cell>
          <table:table-cell office:value-type="float" office:value="8797678.75">
            <text:p>8.797.67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1</text:p>
            <draw:g table:end-cell-address="Tabelle1.A347" table:end-x="0.41cm" table:end-y="0.016cm" draw:z-index="43" draw:name="SAPBEXq0001 U13C0F4E5B8B2B">
              <draw:custom-shape draw:name="SAPBEXq0001 U13C0F4E5B8B2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2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2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47" table:end-x="0.41cm" table:end-y="0.016cm" draw:z-index="195" draw:name="SAPBEXq0001 U13C0F4CFB0F2B">
              <draw:custom-shape draw:name="SAPBEXq0001 U13C0F4CFB0F2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0F2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0F2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olkshochschul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48" table:end-x="0.41cm" table:end-y="0.016cm" draw:z-index="196" draw:name="SAPBEXq0001 U13C0F4CFB102C">
              <draw:custom-shape draw:name="SAPBEXq0001 U13C0F4CFB102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79783.82">
            <text:p>-779.784</text:p>
          </table:table-cell>
          <table:table-cell table:number-columns-repeated="2"/>
          <table:table-cell table:style-name="ce12" office:value-type="float" office:value="-864956.5">
            <text:p>-864.957</text:p>
          </table:table-cell>
          <table:table-cell office:value-type="float" office:value="-339782">
            <text:p>-339.782</text:p>
          </table:table-cell>
          <table:table-cell table:style-name="ce12" office:value-type="float" office:value="-110354.11">
            <text:p>-110.354</text:p>
          </table:table-cell>
          <table:table-cell/>
          <table:table-cell office:value-type="float" office:value="-2094876.43">
            <text:p>-2.094.876</text:p>
          </table:table-cell>
          <table:table-cell office:value-type="float" office:value="2328630.03">
            <text:p>2.328.630</text:p>
          </table:table-cell>
          <table:table-cell office:value-type="float" office:value="223080.99">
            <text:p>223.081</text:p>
          </table:table-cell>
          <table:table-cell office:value-type="float" office:value="1733617.9">
            <text:p>1.733.618</text:p>
          </table:table-cell>
          <table:table-cell office:value-type="float" office:value="213437.16">
            <text:p>213.437</text:p>
          </table:table-cell>
          <table:table-cell table:style-name="ce12" office:value-type="float" office:value="500">
            <text:p>500</text:p>
          </table:table-cell>
          <table:table-cell office:value-type="float" office:value="263449.02">
            <text:p>263.449</text:p>
          </table:table-cell>
          <table:table-cell office:value-type="float" office:value="4762715.1">
            <text:p>4.762.715</text:p>
          </table:table-cell>
          <table:table-cell office:value-type="float" office:value="2667838.67">
            <text:p>2.667.839</text:p>
          </table:table-cell>
          <table:table-cell table:number-columns-repeated="3"/>
          <table:table-cell office:value-type="float" office:value="2667838.67">
            <text:p>2.667.839</text:p>
          </table:table-cell>
          <table:table-cell table:number-columns-repeated="3"/>
          <table:table-cell office:value-type="float" office:value="2667838.67">
            <text:p>2.667.839</text:p>
          </table:table-cell>
          <table:table-cell office:value-type="float" office:value="-82849.46">
            <text:p>-82.849</text:p>
          </table:table-cell>
          <table:table-cell office:value-type="float" office:value="387121.42">
            <text:p>387.121</text:p>
          </table:table-cell>
          <table:table-cell office:value-type="float" office:value="2972110.63">
            <text:p>2.972.11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725088.16">
            <text:p>-725.088</text:p>
          </table:table-cell>
          <table:table-cell table:number-columns-repeated="2"/>
          <table:table-cell table:style-name="ce12" office:value-type="float" office:value="-982300">
            <text:p>-982.300</text:p>
          </table:table-cell>
          <table:table-cell office:value-type="float" office:value="-521823.28">
            <text:p>-521.823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229411.44">
            <text:p>-2.229.411</text:p>
          </table:table-cell>
          <table:table-cell office:value-type="float" office:value="2291752.95">
            <text:p>2.291.753</text:p>
          </table:table-cell>
          <table:table-cell office:value-type="float" office:value="74863.6">
            <text:p>74.864</text:p>
          </table:table-cell>
          <table:table-cell office:value-type="float" office:value="1758765.77">
            <text:p>1.758.766</text:p>
          </table:table-cell>
          <table:table-cell office:value-type="float" office:value="48109.65">
            <text:p>48.110</text:p>
          </table:table-cell>
          <table:table-cell/>
          <table:table-cell office:value-type="float" office:value="243500">
            <text:p>243.500</text:p>
          </table:table-cell>
          <table:table-cell office:value-type="float" office:value="4416991.97">
            <text:p>4.416.992</text:p>
          </table:table-cell>
          <table:table-cell office:value-type="float" office:value="2187580.53">
            <text:p>2.187.581</text:p>
          </table:table-cell>
          <table:table-cell table:number-columns-repeated="3"/>
          <table:table-cell office:value-type="float" office:value="2187580.53">
            <text:p>2.187.581</text:p>
          </table:table-cell>
          <table:table-cell table:number-columns-repeated="3"/>
          <table:table-cell office:value-type="float" office:value="2187580.53">
            <text:p>2.187.581</text:p>
          </table:table-cell>
          <table:table-cell office:value-type="float" office:value="-60948.6">
            <text:p>-60.949</text:p>
          </table:table-cell>
          <table:table-cell office:value-type="float" office:value="431938.86">
            <text:p>431.939</text:p>
          </table:table-cell>
          <table:table-cell office:value-type="float" office:value="2558570.79">
            <text:p>2.558.57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725000">
            <text:p>-725.000</text:p>
          </table:table-cell>
          <table:table-cell table:number-columns-repeated="2"/>
          <table:table-cell table:style-name="ce12" office:value-type="float" office:value="-1095900">
            <text:p>-1.095.900</text:p>
          </table:table-cell>
          <table:table-cell office:value-type="float" office:value="-521823.28">
            <text:p>-521.823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342923.28">
            <text:p>-2.342.923</text:p>
          </table:table-cell>
          <table:table-cell office:value-type="float" office:value="1930703.15">
            <text:p>1.930.703</text:p>
          </table:table-cell>
          <table:table-cell office:value-type="float" office:value="96014.7">
            <text:p>96.015</text:p>
          </table:table-cell>
          <table:table-cell office:value-type="float" office:value="1735962.3">
            <text:p>1.735.962</text:p>
          </table:table-cell>
          <table:table-cell office:value-type="float" office:value="35600.5">
            <text:p>35.601</text:p>
          </table:table-cell>
          <table:table-cell/>
          <table:table-cell office:value-type="float" office:value="243512">
            <text:p>243.512</text:p>
          </table:table-cell>
          <table:table-cell office:value-type="float" office:value="4041792.65">
            <text:p>4.041.793</text:p>
          </table:table-cell>
          <table:table-cell office:value-type="float" office:value="1698869.37">
            <text:p>1.698.869</text:p>
          </table:table-cell>
          <table:table-cell table:number-columns-repeated="3"/>
          <table:table-cell office:value-type="float" office:value="1698869.37">
            <text:p>1.698.869</text:p>
          </table:table-cell>
          <table:table-cell table:number-columns-repeated="3"/>
          <table:table-cell office:value-type="float" office:value="1698869.37">
            <text:p>1.698.869</text:p>
          </table:table-cell>
          <table:table-cell office:value-type="float" office:value="-65248.6">
            <text:p>-65.249</text:p>
          </table:table-cell>
          <table:table-cell office:value-type="float" office:value="407962.54">
            <text:p>407.963</text:p>
          </table:table-cell>
          <table:table-cell office:value-type="float" office:value="2041583.31">
            <text:p>2.041.58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93764.35">
            <text:p>-693.764</text:p>
          </table:table-cell>
          <table:table-cell table:number-columns-repeated="2"/>
          <table:table-cell table:style-name="ce12" office:value-type="float" office:value="-1137400">
            <text:p>-1.137.400</text:p>
          </table:table-cell>
          <table:table-cell office:value-type="float" office:value="-395961">
            <text:p>-395.961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227325.35">
            <text:p>-2.227.325</text:p>
          </table:table-cell>
          <table:table-cell office:value-type="float" office:value="1901630.76">
            <text:p>1.901.631</text:p>
          </table:table-cell>
          <table:table-cell office:value-type="float" office:value="71911.24">
            <text:p>71.911</text:p>
          </table:table-cell>
          <table:table-cell office:value-type="float" office:value="1630135.39">
            <text:p>1.630.135</text:p>
          </table:table-cell>
          <table:table-cell office:value-type="float" office:value="208657.52">
            <text:p>208.658</text:p>
          </table:table-cell>
          <table:table-cell/>
          <table:table-cell office:value-type="float" office:value="195969.68">
            <text:p>195.970</text:p>
          </table:table-cell>
          <table:table-cell office:value-type="float" office:value="4008304.59">
            <text:p>4.008.305</text:p>
          </table:table-cell>
          <table:table-cell office:value-type="float" office:value="1780979.24">
            <text:p>1.780.979</text:p>
          </table:table-cell>
          <table:table-cell table:number-columns-repeated="3"/>
          <table:table-cell office:value-type="float" office:value="1780979.24">
            <text:p>1.780.979</text:p>
          </table:table-cell>
          <table:table-cell table:number-columns-repeated="3"/>
          <table:table-cell office:value-type="float" office:value="1780979.24">
            <text:p>1.780.979</text:p>
          </table:table-cell>
          <table:table-cell office:value-type="float" office:value="-81850">
            <text:p>-81.850</text:p>
          </table:table-cell>
          <table:table-cell office:value-type="float" office:value="350877.21">
            <text:p>350.877</text:p>
          </table:table-cell>
          <table:table-cell office:value-type="float" office:value="2050006.45">
            <text:p>2.050.00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93528.6">
            <text:p>-693.529</text:p>
          </table:table-cell>
          <table:table-cell table:number-columns-repeated="2"/>
          <table:table-cell table:style-name="ce12" office:value-type="float" office:value="-1140900">
            <text:p>-1.140.900</text:p>
          </table:table-cell>
          <table:table-cell office:value-type="float" office:value="-395961">
            <text:p>-395.961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230589.6">
            <text:p>-2.230.590</text:p>
          </table:table-cell>
          <table:table-cell office:value-type="float" office:value="1919424.7">
            <text:p>1.919.425</text:p>
          </table:table-cell>
          <table:table-cell office:value-type="float" office:value="105221.6">
            <text:p>105.222</text:p>
          </table:table-cell>
          <table:table-cell office:value-type="float" office:value="1630147.46">
            <text:p>1.630.147</text:p>
          </table:table-cell>
          <table:table-cell office:value-type="float" office:value="205155.7">
            <text:p>205.156</text:p>
          </table:table-cell>
          <table:table-cell/>
          <table:table-cell office:value-type="float" office:value="196391.48">
            <text:p>196.391</text:p>
          </table:table-cell>
          <table:table-cell office:value-type="float" office:value="4056340.94">
            <text:p>4.056.341</text:p>
          </table:table-cell>
          <table:table-cell office:value-type="float" office:value="1825751.34">
            <text:p>1.825.751</text:p>
          </table:table-cell>
          <table:table-cell table:number-columns-repeated="3"/>
          <table:table-cell office:value-type="float" office:value="1825751.34">
            <text:p>1.825.751</text:p>
          </table:table-cell>
          <table:table-cell table:number-columns-repeated="3"/>
          <table:table-cell office:value-type="float" office:value="1825751.34">
            <text:p>1.825.751</text:p>
          </table:table-cell>
          <table:table-cell office:value-type="float" office:value="-81850">
            <text:p>-81.850</text:p>
          </table:table-cell>
          <table:table-cell office:value-type="float" office:value="355757.2">
            <text:p>355.757</text:p>
          </table:table-cell>
          <table:table-cell office:value-type="float" office:value="2099658.54">
            <text:p>2.099.65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93528.61">
            <text:p>-693.529</text:p>
          </table:table-cell>
          <table:table-cell table:number-columns-repeated="2"/>
          <table:table-cell table:style-name="ce12" office:value-type="float" office:value="-1144400">
            <text:p>-1.144.400</text:p>
          </table:table-cell>
          <table:table-cell office:value-type="float" office:value="-395961">
            <text:p>-395.961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234089.61">
            <text:p>-2.234.090</text:p>
          </table:table-cell>
          <table:table-cell office:value-type="float" office:value="1932710.76">
            <text:p>1.932.711</text:p>
          </table:table-cell>
          <table:table-cell office:value-type="float" office:value="103949.6">
            <text:p>103.950</text:p>
          </table:table-cell>
          <table:table-cell office:value-type="float" office:value="1630147.46">
            <text:p>1.630.147</text:p>
          </table:table-cell>
          <table:table-cell office:value-type="float" office:value="205920.77">
            <text:p>205.921</text:p>
          </table:table-cell>
          <table:table-cell/>
          <table:table-cell office:value-type="float" office:value="196257.08">
            <text:p>196.257</text:p>
          </table:table-cell>
          <table:table-cell office:value-type="float" office:value="4068985.67">
            <text:p>4.068.986</text:p>
          </table:table-cell>
          <table:table-cell office:value-type="float" office:value="1834896.06">
            <text:p>1.834.896</text:p>
          </table:table-cell>
          <table:table-cell table:number-columns-repeated="3"/>
          <table:table-cell office:value-type="float" office:value="1834896.06">
            <text:p>1.834.896</text:p>
          </table:table-cell>
          <table:table-cell table:number-columns-repeated="3"/>
          <table:table-cell office:value-type="float" office:value="1834896.06">
            <text:p>1.834.896</text:p>
          </table:table-cell>
          <table:table-cell office:value-type="float" office:value="-81850">
            <text:p>-81.850</text:p>
          </table:table-cell>
          <table:table-cell office:value-type="float" office:value="352946.81">
            <text:p>352.947</text:p>
          </table:table-cell>
          <table:table-cell office:value-type="float" office:value="2105992.87">
            <text:p>2.105.99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93525.6">
            <text:p>-693.526</text:p>
          </table:table-cell>
          <table:table-cell table:number-columns-repeated="2"/>
          <table:table-cell table:style-name="ce12" office:value-type="float" office:value="-1197900">
            <text:p>-1.197.900</text:p>
          </table:table-cell>
          <table:table-cell office:value-type="float" office:value="-395961">
            <text:p>-395.961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2287586.6">
            <text:p>-2.287.587</text:p>
          </table:table-cell>
          <table:table-cell office:value-type="float" office:value="1821411.62">
            <text:p>1.821.412</text:p>
          </table:table-cell>
          <table:table-cell office:value-type="float" office:value="104276.56">
            <text:p>104.277</text:p>
          </table:table-cell>
          <table:table-cell office:value-type="float" office:value="1630166.37">
            <text:p>1.630.166</text:p>
          </table:table-cell>
          <table:table-cell office:value-type="float" office:value="205954.55">
            <text:p>205.955</text:p>
          </table:table-cell>
          <table:table-cell/>
          <table:table-cell office:value-type="float" office:value="196264.28">
            <text:p>196.264</text:p>
          </table:table-cell>
          <table:table-cell office:value-type="float" office:value="3958073.38">
            <text:p>3.958.073</text:p>
          </table:table-cell>
          <table:table-cell office:value-type="float" office:value="1670486.78">
            <text:p>1.670.487</text:p>
          </table:table-cell>
          <table:table-cell table:number-columns-repeated="3"/>
          <table:table-cell office:value-type="float" office:value="1670486.78">
            <text:p>1.670.487</text:p>
          </table:table-cell>
          <table:table-cell table:number-columns-repeated="3"/>
          <table:table-cell office:value-type="float" office:value="1670486.78">
            <text:p>1.670.487</text:p>
          </table:table-cell>
          <table:table-cell office:value-type="float" office:value="-81850">
            <text:p>-81.850</text:p>
          </table:table-cell>
          <table:table-cell office:value-type="float" office:value="350875.92">
            <text:p>350.876</text:p>
          </table:table-cell>
          <table:table-cell office:value-type="float" office:value="1939512.7">
            <text:p>1.939.51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2</text:p>
            <draw:g table:end-cell-address="Tabelle1.A355" table:end-x="0.41cm" table:end-y="0.016cm" draw:z-index="44" draw:name="SAPBEXq0001 U13C0F4E5B8B2C">
              <draw:custom-shape draw:name="SAPBEXq0001 U13C0F4E5B8B2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2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2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55" table:end-x="0.41cm" table:end-y="0.016cm" draw:z-index="197" draw:name="SAPBEXq0001 U13C0F4CFB102C">
              <draw:custom-shape draw:name="SAPBEXq0001 U13C0F4CFB102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dtbücherei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56" table:end-x="0.41cm" table:end-y="0.016cm" draw:z-index="198" draw:name="SAPBEXq0001 U13C0F4CFB102D">
              <draw:custom-shape draw:name="SAPBEXq0001 U13C0F4CFB102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89968.22">
            <text:p>-89.968</text:p>
          </table:table-cell>
          <table:table-cell table:number-columns-repeated="2"/>
          <table:table-cell table:style-name="ce12" office:value-type="float" office:value="-268738.95">
            <text:p>-268.739</text:p>
          </table:table-cell>
          <table:table-cell office:value-type="float" office:value="-2074.24">
            <text:p>-2.074</text:p>
          </table:table-cell>
          <table:table-cell table:style-name="ce12" office:value-type="float" office:value="-190871.59">
            <text:p>-190.872</text:p>
          </table:table-cell>
          <table:table-cell/>
          <table:table-cell office:value-type="float" office:value="-551653">
            <text:p>-551.653</text:p>
          </table:table-cell>
          <table:table-cell office:value-type="float" office:value="4208475.75">
            <text:p>4.208.476</text:p>
          </table:table-cell>
          <table:table-cell office:value-type="float" office:value="89894.21">
            <text:p>89.894</text:p>
          </table:table-cell>
          <table:table-cell office:value-type="float" office:value="1323921.24">
            <text:p>1.323.921</text:p>
          </table:table-cell>
          <table:table-cell office:value-type="float" office:value="359384.61">
            <text:p>359.385</text:p>
          </table:table-cell>
          <table:table-cell/>
          <table:table-cell office:value-type="float" office:value="415004.46">
            <text:p>415.004</text:p>
          </table:table-cell>
          <table:table-cell office:value-type="float" office:value="6396680.27">
            <text:p>6.396.680</text:p>
          </table:table-cell>
          <table:table-cell office:value-type="float" office:value="5845027.27">
            <text:p>5.845.027</text:p>
          </table:table-cell>
          <table:table-cell table:number-columns-repeated="3"/>
          <table:table-cell office:value-type="float" office:value="5845027.27">
            <text:p>5.845.027</text:p>
          </table:table-cell>
          <table:table-cell table:number-columns-repeated="3"/>
          <table:table-cell office:value-type="float" office:value="5845027.27">
            <text:p>5.845.027</text:p>
          </table:table-cell>
          <table:table-cell office:value-type="float" office:value="-8183.7">
            <text:p>-8.184</text:p>
          </table:table-cell>
          <table:table-cell office:value-type="float" office:value="712377.49">
            <text:p>712.377</text:p>
          </table:table-cell>
          <table:table-cell office:value-type="float" office:value="6549221.06">
            <text:p>6.549.22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9777.62">
            <text:p>-9.778</text:p>
          </table:table-cell>
          <table:table-cell table:number-columns-repeated="2"/>
          <table:table-cell table:style-name="ce12" office:value-type="float" office:value="-261800">
            <text:p>-261.800</text:p>
          </table:table-cell>
          <table:table-cell office:value-type="float" office:value="-40.8">
            <text:p>-41</text:p>
          </table:table-cell>
          <table:table-cell table:style-name="ce12" office:value-type="float" office:value="-165800">
            <text:p>-165.800</text:p>
          </table:table-cell>
          <table:table-cell/>
          <table:table-cell office:value-type="float" office:value="-437418.42">
            <text:p>-437.418</text:p>
          </table:table-cell>
          <table:table-cell office:value-type="float" office:value="4273338.5">
            <text:p>4.273.339</text:p>
          </table:table-cell>
          <table:table-cell office:value-type="float" office:value="28389.81">
            <text:p>28.390</text:p>
          </table:table-cell>
          <table:table-cell office:value-type="float" office:value="1559922.61">
            <text:p>1.559.923</text:p>
          </table:table-cell>
          <table:table-cell office:value-type="float" office:value="169799.85">
            <text:p>169.800</text:p>
          </table:table-cell>
          <table:table-cell/>
          <table:table-cell office:value-type="float" office:value="307756.04">
            <text:p>307.756</text:p>
          </table:table-cell>
          <table:table-cell office:value-type="float" office:value="6339206.81">
            <text:p>6.339.207</text:p>
          </table:table-cell>
          <table:table-cell office:value-type="float" office:value="5901788.39">
            <text:p>5.901.78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901688.39">
            <text:p>5.901.68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901588.39">
            <text:p>5.901.588</text:p>
          </table:table-cell>
          <table:table-cell table:style-name="ce11"/>
          <table:table-cell office:value-type="float" office:value="736389.74">
            <text:p>736.390</text:p>
          </table:table-cell>
          <table:table-cell office:value-type="float" office:value="6637978.13">
            <text:p>6.637.97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292100">
            <text:p>-292.100</text:p>
          </table:table-cell>
          <table:table-cell office:value-type="float" office:value="-40.8">
            <text:p>-41</text:p>
          </table:table-cell>
          <table:table-cell table:style-name="ce12" office:value-type="float" office:value="-165800">
            <text:p>-165.800</text:p>
          </table:table-cell>
          <table:table-cell/>
          <table:table-cell office:value-type="float" office:value="-457940.8">
            <text:p>-457.941</text:p>
          </table:table-cell>
          <table:table-cell office:value-type="float" office:value="4052627.62">
            <text:p>4.052.628</text:p>
          </table:table-cell>
          <table:table-cell office:value-type="float" office:value="39802.5">
            <text:p>39.803</text:p>
          </table:table-cell>
          <table:table-cell office:value-type="float" office:value="1625627.74">
            <text:p>1.625.628</text:p>
          </table:table-cell>
          <table:table-cell office:value-type="float" office:value="138062.71">
            <text:p>138.063</text:p>
          </table:table-cell>
          <table:table-cell/>
          <table:table-cell office:value-type="float" office:value="307879.04">
            <text:p>307.879</text:p>
          </table:table-cell>
          <table:table-cell office:value-type="float" office:value="6163999.61">
            <text:p>6.164.000</text:p>
          </table:table-cell>
          <table:table-cell office:value-type="float" office:value="5706058.81">
            <text:p>5.706.059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5958.81">
            <text:p>5.705.959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5858.81">
            <text:p>5.705.859</text:p>
          </table:table-cell>
          <table:table-cell table:style-name="ce11"/>
          <table:table-cell office:value-type="float" office:value="714154.61">
            <text:p>714.155</text:p>
          </table:table-cell>
          <table:table-cell office:value-type="float" office:value="6420013.42">
            <text:p>6.420.01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7801.93">
            <text:p>-27.802</text:p>
          </table:table-cell>
          <table:table-cell table:number-columns-repeated="2"/>
          <table:table-cell table:style-name="ce12" office:value-type="float" office:value="-392100">
            <text:p>-392.100</text:p>
          </table:table-cell>
          <table:table-cell table:style-name="ce11"/>
          <table:table-cell table:style-name="ce12" office:value-type="float" office:value="-215812">
            <text:p>-215.812</text:p>
          </table:table-cell>
          <table:table-cell/>
          <table:table-cell office:value-type="float" office:value="-635713.93">
            <text:p>-635.714</text:p>
          </table:table-cell>
          <table:table-cell office:value-type="float" office:value="4066927.04">
            <text:p>4.066.927</text:p>
          </table:table-cell>
          <table:table-cell office:value-type="float" office:value="29778.32">
            <text:p>29.778</text:p>
          </table:table-cell>
          <table:table-cell office:value-type="float" office:value="1580134.16">
            <text:p>1.580.134</text:p>
          </table:table-cell>
          <table:table-cell office:value-type="float" office:value="353707.09">
            <text:p>353.707</text:p>
          </table:table-cell>
          <table:table-cell/>
          <table:table-cell office:value-type="float" office:value="306898">
            <text:p>306.898</text:p>
          </table:table-cell>
          <table:table-cell office:value-type="float" office:value="6337444.61">
            <text:p>6.337.445</text:p>
          </table:table-cell>
          <table:table-cell office:value-type="float" office:value="5701730.68">
            <text:p>5.701.73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1630.68">
            <text:p>5.701.63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1530.68">
            <text:p>5.701.531</text:p>
          </table:table-cell>
          <table:table-cell table:style-name="ce11"/>
          <table:table-cell office:value-type="float" office:value="640864.22">
            <text:p>640.864</text:p>
          </table:table-cell>
          <table:table-cell office:value-type="float" office:value="6342394.9">
            <text:p>6.342.39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7690.09">
            <text:p>-27.690</text:p>
          </table:table-cell>
          <table:table-cell table:number-columns-repeated="2"/>
          <table:table-cell table:style-name="ce12" office:value-type="float" office:value="-392100">
            <text:p>-392.100</text:p>
          </table:table-cell>
          <table:table-cell table:style-name="ce11"/>
          <table:table-cell table:style-name="ce12" office:value-type="float" office:value="-215812">
            <text:p>-215.812</text:p>
          </table:table-cell>
          <table:table-cell/>
          <table:table-cell office:value-type="float" office:value="-635602.09">
            <text:p>-635.602</text:p>
          </table:table-cell>
          <table:table-cell office:value-type="float" office:value="4071627.32">
            <text:p>4.071.627</text:p>
          </table:table-cell>
          <table:table-cell office:value-type="float" office:value="43580.04">
            <text:p>43.580</text:p>
          </table:table-cell>
          <table:table-cell office:value-type="float" office:value="1580165.82">
            <text:p>1.580.166</text:p>
          </table:table-cell>
          <table:table-cell office:value-type="float" office:value="353748.13">
            <text:p>353.748</text:p>
          </table:table-cell>
          <table:table-cell/>
          <table:table-cell office:value-type="float" office:value="307080.88">
            <text:p>307.081</text:p>
          </table:table-cell>
          <table:table-cell office:value-type="float" office:value="6356202.19">
            <text:p>6.356.202</text:p>
          </table:table-cell>
          <table:table-cell office:value-type="float" office:value="5720600.1">
            <text:p>5.720.60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20500.1">
            <text:p>5.720.50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20400.1">
            <text:p>5.720.400</text:p>
          </table:table-cell>
          <table:table-cell table:style-name="ce11"/>
          <table:table-cell office:value-type="float" office:value="648498.41">
            <text:p>648.498</text:p>
          </table:table-cell>
          <table:table-cell office:value-type="float" office:value="6368898.51">
            <text:p>6.368.89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6876.6">
            <text:p>-26.877</text:p>
          </table:table-cell>
          <table:table-cell table:number-columns-repeated="2"/>
          <table:table-cell table:style-name="ce12" office:value-type="float" office:value="-392100">
            <text:p>-392.100</text:p>
          </table:table-cell>
          <table:table-cell table:style-name="ce11"/>
          <table:table-cell table:style-name="ce12" office:value-type="float" office:value="-215805.91">
            <text:p>-215.806</text:p>
          </table:table-cell>
          <table:table-cell/>
          <table:table-cell office:value-type="float" office:value="-634782.51">
            <text:p>-634.783</text:p>
          </table:table-cell>
          <table:table-cell office:value-type="float" office:value="4052438.96">
            <text:p>4.052.439</text:p>
          </table:table-cell>
          <table:table-cell office:value-type="float" office:value="43084.66">
            <text:p>43.085</text:p>
          </table:table-cell>
          <table:table-cell office:value-type="float" office:value="1580165.82">
            <text:p>1.580.166</text:p>
          </table:table-cell>
          <table:table-cell office:value-type="float" office:value="352663.25">
            <text:p>352.663</text:p>
          </table:table-cell>
          <table:table-cell/>
          <table:table-cell office:value-type="float" office:value="307022.8">
            <text:p>307.023</text:p>
          </table:table-cell>
          <table:table-cell office:value-type="float" office:value="6335375.49">
            <text:p>6.335.375</text:p>
          </table:table-cell>
          <table:table-cell office:value-type="float" office:value="5700592.98">
            <text:p>5.700.593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0492.98">
            <text:p>5.700.493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700392.98">
            <text:p>5.700.393</text:p>
          </table:table-cell>
          <table:table-cell table:style-name="ce11"/>
          <table:table-cell office:value-type="float" office:value="643268.15">
            <text:p>643.268</text:p>
          </table:table-cell>
          <table:table-cell office:value-type="float" office:value="6343661.13">
            <text:p>6.343.66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4340.11">
            <text:p>-24.340</text:p>
          </table:table-cell>
          <table:table-cell table:number-columns-repeated="2"/>
          <table:table-cell table:style-name="ce12" office:value-type="float" office:value="-392100">
            <text:p>-392.100</text:p>
          </table:table-cell>
          <table:table-cell table:style-name="ce11"/>
          <table:table-cell table:style-name="ce12" office:value-type="float" office:value="-215800">
            <text:p>-215.800</text:p>
          </table:table-cell>
          <table:table-cell/>
          <table:table-cell office:value-type="float" office:value="-632240.11">
            <text:p>-632.240</text:p>
          </table:table-cell>
          <table:table-cell office:value-type="float" office:value="3653534.54">
            <text:p>3.653.535</text:p>
          </table:table-cell>
          <table:table-cell office:value-type="float" office:value="43270.58">
            <text:p>43.271</text:p>
          </table:table-cell>
          <table:table-cell office:value-type="float" office:value="1502722.99">
            <text:p>1.502.723</text:p>
          </table:table-cell>
          <table:table-cell office:value-type="float" office:value="353468.33">
            <text:p>353.468</text:p>
          </table:table-cell>
          <table:table-cell/>
          <table:table-cell office:value-type="float" office:value="307026.04">
            <text:p>307.026</text:p>
          </table:table-cell>
          <table:table-cell office:value-type="float" office:value="5860022.48">
            <text:p>5.860.022</text:p>
          </table:table-cell>
          <table:table-cell office:value-type="float" office:value="5227782.37">
            <text:p>5.227.78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227682.37">
            <text:p>5.227.68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5227582.37">
            <text:p>5.227.582</text:p>
          </table:table-cell>
          <table:table-cell table:style-name="ce11"/>
          <table:table-cell office:value-type="float" office:value="631735.9">
            <text:p>631.736</text:p>
          </table:table-cell>
          <table:table-cell office:value-type="float" office:value="5859318.27">
            <text:p>5.859.31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3</text:p>
            <draw:g table:end-cell-address="Tabelle1.A363" table:end-x="0.41cm" table:end-y="0.016cm" draw:z-index="45" draw:name="SAPBEXq0001 U13C0F4E5B8B2D">
              <draw:custom-shape draw:name="SAPBEXq0001 U13C0F4E5B8B2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2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2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63" table:end-x="0.41cm" table:end-y="0.016cm" draw:z-index="199" draw:name="SAPBEXq0001 U13C0F4CFB102D">
              <draw:custom-shape draw:name="SAPBEXq0001 U13C0F4CFB102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Förderung der Kultur u. Wissen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64" table:end-x="0.41cm" table:end-y="0.016cm" draw:z-index="200" draw:name="SAPBEXq0001 U13C0F4CFB102E">
              <draw:custom-shape draw:name="SAPBEXq0001 U13C0F4CFB102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2921.72">
            <text:p>-72.922</text:p>
          </table:table-cell>
          <table:table-cell/>
          <table:table-cell table:style-name="ce12" office:value-type="float" office:value="41">
            <text:p>41</text:p>
          </table:table-cell>
          <table:table-cell table:style-name="ce12" office:value-type="float" office:value="-194122.99">
            <text:p>-194.123</text:p>
          </table:table-cell>
          <table:table-cell office:value-type="float" office:value="-183994.41">
            <text:p>-183.994</text:p>
          </table:table-cell>
          <table:table-cell table:style-name="ce12" office:value-type="float" office:value="-126151.27">
            <text:p>-126.151</text:p>
          </table:table-cell>
          <table:table-cell/>
          <table:table-cell office:value-type="float" office:value="-577149.39">
            <text:p>-577.149</text:p>
          </table:table-cell>
          <table:table-cell office:value-type="float" office:value="846810.25">
            <text:p>846.810</text:p>
          </table:table-cell>
          <table:table-cell office:value-type="float" office:value="189371.37">
            <text:p>189.371</text:p>
          </table:table-cell>
          <table:table-cell office:value-type="float" office:value="1901913.4">
            <text:p>1.901.913</text:p>
          </table:table-cell>
          <table:table-cell office:value-type="float" office:value="915479.87">
            <text:p>915.480</text:p>
          </table:table-cell>
          <table:table-cell table:style-name="ce12" office:value-type="float" office:value="20006237.71">
            <text:p>20.006.238</text:p>
          </table:table-cell>
          <table:table-cell office:value-type="float" office:value="288822.58">
            <text:p>288.823</text:p>
          </table:table-cell>
          <table:table-cell office:value-type="float" office:value="24148635.18">
            <text:p>24.148.635</text:p>
          </table:table-cell>
          <table:table-cell office:value-type="float" office:value="23571485.79">
            <text:p>23.571.486</text:p>
          </table:table-cell>
          <table:table-cell table:number-columns-repeated="3"/>
          <table:table-cell office:value-type="float" office:value="23571485.79">
            <text:p>23.571.486</text:p>
          </table:table-cell>
          <table:table-cell table:number-columns-repeated="3"/>
          <table:table-cell office:value-type="float" office:value="23571485.79">
            <text:p>23.571.486</text:p>
          </table:table-cell>
          <table:table-cell office:value-type="float" office:value="-10256.56">
            <text:p>-10.257</text:p>
          </table:table-cell>
          <table:table-cell office:value-type="float" office:value="1314469.53">
            <text:p>1.314.470</text:p>
          </table:table-cell>
          <table:table-cell office:value-type="float" office:value="24875698.76">
            <text:p>24.875.69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4500">
            <text:p>-34.500</text:p>
          </table:table-cell>
          <table:table-cell table:number-columns-repeated="2"/>
          <table:table-cell table:style-name="ce12" office:value-type="float" office:value="-112000">
            <text:p>-112.000</text:p>
          </table:table-cell>
          <table:table-cell office:value-type="float" office:value="-209922.28">
            <text:p>-209.922</text:p>
          </table:table-cell>
          <table:table-cell table:style-name="ce12" office:value-type="float" office:value="-5300">
            <text:p>-5.300</text:p>
          </table:table-cell>
          <table:table-cell/>
          <table:table-cell office:value-type="float" office:value="-361722.28">
            <text:p>-361.722</text:p>
          </table:table-cell>
          <table:table-cell office:value-type="float" office:value="699044.36">
            <text:p>699.044</text:p>
          </table:table-cell>
          <table:table-cell office:value-type="float" office:value="63936.76">
            <text:p>63.937</text:p>
          </table:table-cell>
          <table:table-cell office:value-type="float" office:value="802519.01">
            <text:p>802.519</text:p>
          </table:table-cell>
          <table:table-cell office:value-type="float" office:value="16193.77">
            <text:p>16.194</text:p>
          </table:table-cell>
          <table:table-cell table:style-name="ce12" office:value-type="float" office:value="2474550">
            <text:p>2.474.550</text:p>
          </table:table-cell>
          <table:table-cell office:value-type="float" office:value="274800">
            <text:p>274.800</text:p>
          </table:table-cell>
          <table:table-cell office:value-type="float" office:value="4331043.9">
            <text:p>4.331.044</text:p>
          </table:table-cell>
          <table:table-cell office:value-type="float" office:value="3969321.62">
            <text:p>3.969.322</text:p>
          </table:table-cell>
          <table:table-cell table:number-columns-repeated="3"/>
          <table:table-cell office:value-type="float" office:value="3969321.62">
            <text:p>3.969.32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969221.62">
            <text:p>3.969.222</text:p>
          </table:table-cell>
          <table:table-cell office:value-type="float" office:value="-33527.4">
            <text:p>-33.527</text:p>
          </table:table-cell>
          <table:table-cell office:value-type="float" office:value="226169.42">
            <text:p>226.169</text:p>
          </table:table-cell>
          <table:table-cell office:value-type="float" office:value="4161863.64">
            <text:p>4.161.86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500">
            <text:p>-500</text:p>
          </table:table-cell>
          <table:table-cell table:number-columns-repeated="2"/>
          <table:table-cell table:style-name="ce12" office:value-type="float" office:value="-116500">
            <text:p>-116.500</text:p>
          </table:table-cell>
          <table:table-cell office:value-type="float" office:value="-209922.16">
            <text:p>-209.922</text:p>
          </table:table-cell>
          <table:table-cell table:style-name="ce12" office:value-type="float" office:value="-5400">
            <text:p>-5.400</text:p>
          </table:table-cell>
          <table:table-cell/>
          <table:table-cell office:value-type="float" office:value="-332322.16">
            <text:p>-332.322</text:p>
          </table:table-cell>
          <table:table-cell office:value-type="float" office:value="674699.72">
            <text:p>674.700</text:p>
          </table:table-cell>
          <table:table-cell office:value-type="float" office:value="75724.36">
            <text:p>75.724</text:p>
          </table:table-cell>
          <table:table-cell office:value-type="float" office:value="760425.78">
            <text:p>760.426</text:p>
          </table:table-cell>
          <table:table-cell office:value-type="float" office:value="1883.33">
            <text:p>1.883</text:p>
          </table:table-cell>
          <table:table-cell table:style-name="ce12" office:value-type="float" office:value="2133450">
            <text:p>2.133.450</text:p>
          </table:table-cell>
          <table:table-cell office:value-type="float" office:value="269800">
            <text:p>269.800</text:p>
          </table:table-cell>
          <table:table-cell office:value-type="float" office:value="3915983.19">
            <text:p>3.915.983</text:p>
          </table:table-cell>
          <table:table-cell office:value-type="float" office:value="3583661.03">
            <text:p>3.583.661</text:p>
          </table:table-cell>
          <table:table-cell table:number-columns-repeated="3"/>
          <table:table-cell office:value-type="float" office:value="3583661.03">
            <text:p>3.583.66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583561.03">
            <text:p>3.583.561</text:p>
          </table:table-cell>
          <table:table-cell office:value-type="float" office:value="-33333.84">
            <text:p>-33.334</text:p>
          </table:table-cell>
          <table:table-cell office:value-type="float" office:value="205736.66">
            <text:p>205.737</text:p>
          </table:table-cell>
          <table:table-cell office:value-type="float" office:value="3755963.85">
            <text:p>3.755.96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006.06">
            <text:p>-8.006</text:p>
          </table:table-cell>
          <table:table-cell table:number-columns-repeated="2"/>
          <table:table-cell table:style-name="ce12" office:value-type="float" office:value="-36300">
            <text:p>-36.300</text:p>
          </table:table-cell>
          <table:table-cell office:value-type="float" office:value="-209800">
            <text:p>-209.800</text:p>
          </table:table-cell>
          <table:table-cell table:style-name="ce12" office:value-type="float" office:value="-5300">
            <text:p>-5.300</text:p>
          </table:table-cell>
          <table:table-cell/>
          <table:table-cell office:value-type="float" office:value="-259406.06">
            <text:p>-259.406</text:p>
          </table:table-cell>
          <table:table-cell office:value-type="float" office:value="298811.32">
            <text:p>298.811</text:p>
          </table:table-cell>
          <table:table-cell office:value-type="float" office:value="33355.32">
            <text:p>33.355</text:p>
          </table:table-cell>
          <table:table-cell office:value-type="float" office:value="644085.29">
            <text:p>644.085</text:p>
          </table:table-cell>
          <table:table-cell office:value-type="float" office:value="161672.47">
            <text:p>161.672</text:p>
          </table:table-cell>
          <table:table-cell table:style-name="ce12" office:value-type="float" office:value="2374400">
            <text:p>2.374.400</text:p>
          </table:table-cell>
          <table:table-cell office:value-type="float" office:value="275214.69">
            <text:p>275.215</text:p>
          </table:table-cell>
          <table:table-cell office:value-type="float" office:value="3787539.09">
            <text:p>3.787.539</text:p>
          </table:table-cell>
          <table:table-cell office:value-type="float" office:value="3528133.03">
            <text:p>3.528.133</text:p>
          </table:table-cell>
          <table:table-cell table:number-columns-repeated="3"/>
          <table:table-cell office:value-type="float" office:value="3528133.03">
            <text:p>3.528.133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528033.03">
            <text:p>3.528.033</text:p>
          </table:table-cell>
          <table:table-cell office:value-type="float" office:value="-29463.48">
            <text:p>-29.463</text:p>
          </table:table-cell>
          <table:table-cell office:value-type="float" office:value="158480.67">
            <text:p>158.481</text:p>
          </table:table-cell>
          <table:table-cell office:value-type="float" office:value="3657050.22">
            <text:p>3.657.05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006.91">
            <text:p>-8.007</text:p>
          </table:table-cell>
          <table:table-cell table:number-columns-repeated="2"/>
          <table:table-cell table:style-name="ce12" office:value-type="float" office:value="-36500">
            <text:p>-36.500</text:p>
          </table:table-cell>
          <table:table-cell office:value-type="float" office:value="-209800">
            <text:p>-209.800</text:p>
          </table:table-cell>
          <table:table-cell table:style-name="ce12" office:value-type="float" office:value="-5400">
            <text:p>-5.400</text:p>
          </table:table-cell>
          <table:table-cell/>
          <table:table-cell office:value-type="float" office:value="-259706.91">
            <text:p>-259.707</text:p>
          </table:table-cell>
          <table:table-cell office:value-type="float" office:value="306596.08">
            <text:p>306.596</text:p>
          </table:table-cell>
          <table:table-cell office:value-type="float" office:value="48218.64">
            <text:p>48.219</text:p>
          </table:table-cell>
          <table:table-cell office:value-type="float" office:value="639097.69">
            <text:p>639.098</text:p>
          </table:table-cell>
          <table:table-cell office:value-type="float" office:value="162438.83">
            <text:p>162.439</text:p>
          </table:table-cell>
          <table:table-cell table:style-name="ce12" office:value-type="float" office:value="2250400">
            <text:p>2.250.400</text:p>
          </table:table-cell>
          <table:table-cell office:value-type="float" office:value="275352.69">
            <text:p>275.353</text:p>
          </table:table-cell>
          <table:table-cell office:value-type="float" office:value="3682103.93">
            <text:p>3.682.104</text:p>
          </table:table-cell>
          <table:table-cell office:value-type="float" office:value="3422397.02">
            <text:p>3.422.397</text:p>
          </table:table-cell>
          <table:table-cell table:number-columns-repeated="3"/>
          <table:table-cell office:value-type="float" office:value="3422397.02">
            <text:p>3.422.39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422297.02">
            <text:p>3.422.297</text:p>
          </table:table-cell>
          <table:table-cell office:value-type="float" office:value="-29463.48">
            <text:p>-29.463</text:p>
          </table:table-cell>
          <table:table-cell office:value-type="float" office:value="157783.74">
            <text:p>157.784</text:p>
          </table:table-cell>
          <table:table-cell office:value-type="float" office:value="3550617.28">
            <text:p>3.550.61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7750.87">
            <text:p>-7.751</text:p>
          </table:table-cell>
          <table:table-cell table:number-columns-repeated="2"/>
          <table:table-cell table:style-name="ce12" office:value-type="float" office:value="-36300">
            <text:p>-36.300</text:p>
          </table:table-cell>
          <table:table-cell office:value-type="float" office:value="-209800">
            <text:p>-209.800</text:p>
          </table:table-cell>
          <table:table-cell table:style-name="ce12" office:value-type="float" office:value="-5300">
            <text:p>-5.300</text:p>
          </table:table-cell>
          <table:table-cell/>
          <table:table-cell office:value-type="float" office:value="-259150.87">
            <text:p>-259.151</text:p>
          </table:table-cell>
          <table:table-cell office:value-type="float" office:value="301500.64">
            <text:p>301.501</text:p>
          </table:table-cell>
          <table:table-cell office:value-type="float" office:value="47117.64">
            <text:p>47.118</text:p>
          </table:table-cell>
          <table:table-cell office:value-type="float" office:value="644097.69">
            <text:p>644.098</text:p>
          </table:table-cell>
          <table:table-cell office:value-type="float" office:value="163225.92">
            <text:p>163.226</text:p>
          </table:table-cell>
          <table:table-cell table:style-name="ce12" office:value-type="float" office:value="2374400">
            <text:p>2.374.400</text:p>
          </table:table-cell>
          <table:table-cell office:value-type="float" office:value="275306.61">
            <text:p>275.307</text:p>
          </table:table-cell>
          <table:table-cell office:value-type="float" office:value="3805648.5">
            <text:p>3.805.649</text:p>
          </table:table-cell>
          <table:table-cell office:value-type="float" office:value="3546497.63">
            <text:p>3.546.498</text:p>
          </table:table-cell>
          <table:table-cell table:number-columns-repeated="3"/>
          <table:table-cell office:value-type="float" office:value="3546497.63">
            <text:p>3.546.49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546397.63">
            <text:p>3.546.398</text:p>
          </table:table-cell>
          <table:table-cell office:value-type="float" office:value="-29463.48">
            <text:p>-29.463</text:p>
          </table:table-cell>
          <table:table-cell office:value-type="float" office:value="160369.66">
            <text:p>160.370</text:p>
          </table:table-cell>
          <table:table-cell office:value-type="float" office:value="3677303.81">
            <text:p>3.677.30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7850.86">
            <text:p>-7.851</text:p>
          </table:table-cell>
          <table:table-cell table:number-columns-repeated="2"/>
          <table:table-cell table:style-name="ce12" office:value-type="float" office:value="-36500">
            <text:p>-36.500</text:p>
          </table:table-cell>
          <table:table-cell office:value-type="float" office:value="-209800">
            <text:p>-209.800</text:p>
          </table:table-cell>
          <table:table-cell table:style-name="ce12" office:value-type="float" office:value="-5400">
            <text:p>-5.400</text:p>
          </table:table-cell>
          <table:table-cell/>
          <table:table-cell office:value-type="float" office:value="-259550.86">
            <text:p>-259.551</text:p>
          </table:table-cell>
          <table:table-cell office:value-type="float" office:value="293683.16">
            <text:p>293.683</text:p>
          </table:table-cell>
          <table:table-cell office:value-type="float" office:value="46337.28">
            <text:p>46.337</text:p>
          </table:table-cell>
          <table:table-cell office:value-type="float" office:value="639085.29">
            <text:p>639.085</text:p>
          </table:table-cell>
          <table:table-cell office:value-type="float" office:value="164325.91">
            <text:p>164.326</text:p>
          </table:table-cell>
          <table:table-cell table:style-name="ce12" office:value-type="float" office:value="2250400">
            <text:p>2.250.400</text:p>
          </table:table-cell>
          <table:table-cell office:value-type="float" office:value="275305.89">
            <text:p>275.306</text:p>
          </table:table-cell>
          <table:table-cell office:value-type="float" office:value="3669137.53">
            <text:p>3.669.138</text:p>
          </table:table-cell>
          <table:table-cell office:value-type="float" office:value="3409586.67">
            <text:p>3.409.587</text:p>
          </table:table-cell>
          <table:table-cell table:number-columns-repeated="3"/>
          <table:table-cell office:value-type="float" office:value="3409586.67">
            <text:p>3.409.58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409486.67">
            <text:p>3.409.487</text:p>
          </table:table-cell>
          <table:table-cell office:value-type="float" office:value="-29463.48">
            <text:p>-29.463</text:p>
          </table:table-cell>
          <table:table-cell office:value-type="float" office:value="156534.33">
            <text:p>156.534</text:p>
          </table:table-cell>
          <table:table-cell office:value-type="float" office:value="3536557.52">
            <text:p>3.536.55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4</text:p>
            <draw:g table:end-cell-address="Tabelle1.A371" table:end-x="0.41cm" table:end-y="0.016cm" draw:z-index="46" draw:name="SAPBEXq0001 U13C0F4E5B8B2E">
              <draw:custom-shape draw:name="SAPBEXq0001 U13C0F4E5B8B2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2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2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71" table:end-x="0.41cm" table:end-y="0.016cm" draw:z-index="201" draw:name="SAPBEXq0001 U13C0F4CFB102E">
              <draw:custom-shape draw:name="SAPBEXq0001 U13C0F4CFB102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lanetarium Boch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72" table:end-x="0.41cm" table:end-y="0.016cm" draw:z-index="202" draw:name="SAPBEXq0001 U13C0F4CFB102F">
              <draw:custom-shape draw:name="SAPBEXq0001 U13C0F4CFB102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9696.76">
            <text:p>-29.697</text:p>
          </table:table-cell>
          <table:table-cell table:number-columns-repeated="2"/>
          <table:table-cell table:style-name="ce12" office:value-type="float" office:value="-478844.12">
            <text:p>-478.844</text:p>
          </table:table-cell>
          <table:table-cell table:style-name="ce11"/>
          <table:table-cell table:style-name="ce12" office:value-type="float" office:value="-5038.72">
            <text:p>-5.039</text:p>
          </table:table-cell>
          <table:table-cell/>
          <table:table-cell office:value-type="float" office:value="-513579.6">
            <text:p>-513.580</text:p>
          </table:table-cell>
          <table:table-cell office:value-type="float" office:value="517026.98">
            <text:p>517.027</text:p>
          </table:table-cell>
          <table:table-cell table:style-name="ce11"/>
          <table:table-cell office:value-type="float" office:value="259373.43">
            <text:p>259.373</text:p>
          </table:table-cell>
          <table:table-cell office:value-type="float" office:value="181106.1">
            <text:p>181.106</text:p>
          </table:table-cell>
          <table:table-cell/>
          <table:table-cell office:value-type="float" office:value="44567.86">
            <text:p>44.568</text:p>
          </table:table-cell>
          <table:table-cell office:value-type="float" office:value="1002074.37">
            <text:p>1.002.074</text:p>
          </table:table-cell>
          <table:table-cell office:value-type="float" office:value="488494.77">
            <text:p>488.495</text:p>
          </table:table-cell>
          <table:table-cell table:number-columns-repeated="3"/>
          <table:table-cell office:value-type="float" office:value="488494.77">
            <text:p>488.495</text:p>
          </table:table-cell>
          <table:table-cell table:number-columns-repeated="3"/>
          <table:table-cell office:value-type="float" office:value="488494.77">
            <text:p>488.495</text:p>
          </table:table-cell>
          <table:table-cell table:style-name="ce11"/>
          <table:table-cell office:value-type="float" office:value="57306">
            <text:p>57.306</text:p>
          </table:table-cell>
          <table:table-cell office:value-type="float" office:value="545800.77">
            <text:p>545.80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4091">
            <text:p>-24.091</text:p>
          </table:table-cell>
          <table:table-cell table:number-columns-repeated="2"/>
          <table:table-cell table:style-name="ce12" office:value-type="float" office:value="-337200">
            <text:p>-337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361591">
            <text:p>-361.591</text:p>
          </table:table-cell>
          <table:table-cell office:value-type="float" office:value="506228.65">
            <text:p>506.229</text:p>
          </table:table-cell>
          <table:table-cell table:style-name="ce11"/>
          <table:table-cell office:value-type="float" office:value="302912.6">
            <text:p>302.913</text:p>
          </table:table-cell>
          <table:table-cell office:value-type="float" office:value="431415.82">
            <text:p>431.416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1287057.07">
            <text:p>1.287.057</text:p>
          </table:table-cell>
          <table:table-cell office:value-type="float" office:value="925466.07">
            <text:p>925.466</text:p>
          </table:table-cell>
          <table:table-cell table:number-columns-repeated="3"/>
          <table:table-cell office:value-type="float" office:value="925466.07">
            <text:p>925.466</text:p>
          </table:table-cell>
          <table:table-cell table:number-columns-repeated="3"/>
          <table:table-cell office:value-type="float" office:value="925466.07">
            <text:p>925.466</text:p>
          </table:table-cell>
          <table:table-cell table:style-name="ce11"/>
          <table:table-cell office:value-type="float" office:value="109530.73">
            <text:p>109.531</text:p>
          </table:table-cell>
          <table:table-cell office:value-type="float" office:value="1034996.8">
            <text:p>1.034.99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436800">
            <text:p>-436.8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437100">
            <text:p>-437.100</text:p>
          </table:table-cell>
          <table:table-cell office:value-type="float" office:value="537986.8">
            <text:p>537.987</text:p>
          </table:table-cell>
          <table:table-cell table:style-name="ce11"/>
          <table:table-cell office:value-type="float" office:value="337877.03">
            <text:p>337.877</text:p>
          </table:table-cell>
          <table:table-cell office:value-type="float" office:value="699">
            <text:p>699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923062.83">
            <text:p>923.063</text:p>
          </table:table-cell>
          <table:table-cell office:value-type="float" office:value="485962.83">
            <text:p>485.963</text:p>
          </table:table-cell>
          <table:table-cell table:number-columns-repeated="3"/>
          <table:table-cell office:value-type="float" office:value="485962.83">
            <text:p>485.963</text:p>
          </table:table-cell>
          <table:table-cell table:number-columns-repeated="3"/>
          <table:table-cell office:value-type="float" office:value="485962.83">
            <text:p>485.963</text:p>
          </table:table-cell>
          <table:table-cell table:style-name="ce11"/>
          <table:table-cell office:value-type="float" office:value="69818.13">
            <text:p>69.818</text:p>
          </table:table-cell>
          <table:table-cell office:value-type="float" office:value="555780.96">
            <text:p>555.78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3592.06">
            <text:p>-23.592</text:p>
          </table:table-cell>
          <table:table-cell table:number-columns-repeated="2"/>
          <table:table-cell table:style-name="ce12" office:value-type="float" office:value="-556400">
            <text:p>-556.4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580292.06">
            <text:p>-580.292</text:p>
          </table:table-cell>
          <table:table-cell office:value-type="float" office:value="476692.12">
            <text:p>476.692</text:p>
          </table:table-cell>
          <table:table-cell table:style-name="ce11"/>
          <table:table-cell office:value-type="float" office:value="301712.36">
            <text:p>301.712</text:p>
          </table:table-cell>
          <table:table-cell office:value-type="float" office:value="174053.26">
            <text:p>174.053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998957.74">
            <text:p>998.958</text:p>
          </table:table-cell>
          <table:table-cell office:value-type="float" office:value="418665.68">
            <text:p>418.666</text:p>
          </table:table-cell>
          <table:table-cell table:number-columns-repeated="3"/>
          <table:table-cell office:value-type="float" office:value="418665.68">
            <text:p>418.666</text:p>
          </table:table-cell>
          <table:table-cell table:number-columns-repeated="3"/>
          <table:table-cell office:value-type="float" office:value="418665.68">
            <text:p>418.666</text:p>
          </table:table-cell>
          <table:table-cell table:style-name="ce11"/>
          <table:table-cell office:value-type="float" office:value="59131.96">
            <text:p>59.132</text:p>
          </table:table-cell>
          <table:table-cell office:value-type="float" office:value="477797.64">
            <text:p>477.79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3592.09">
            <text:p>-23.592</text:p>
          </table:table-cell>
          <table:table-cell table:number-columns-repeated="2"/>
          <table:table-cell table:style-name="ce12" office:value-type="float" office:value="-666000">
            <text:p>-666.0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89892.09">
            <text:p>-689.892</text:p>
          </table:table-cell>
          <table:table-cell office:value-type="float" office:value="482995">
            <text:p>482.995</text:p>
          </table:table-cell>
          <table:table-cell table:style-name="ce11"/>
          <table:table-cell office:value-type="float" office:value="301716.53">
            <text:p>301.717</text:p>
          </table:table-cell>
          <table:table-cell office:value-type="float" office:value="174188.27">
            <text:p>174.188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1005399.8">
            <text:p>1.005.400</text:p>
          </table:table-cell>
          <table:table-cell office:value-type="float" office:value="315507.71">
            <text:p>315.508</text:p>
          </table:table-cell>
          <table:table-cell table:number-columns-repeated="3"/>
          <table:table-cell office:value-type="float" office:value="315507.71">
            <text:p>315.508</text:p>
          </table:table-cell>
          <table:table-cell table:number-columns-repeated="3"/>
          <table:table-cell office:value-type="float" office:value="315507.71">
            <text:p>315.508</text:p>
          </table:table-cell>
          <table:table-cell table:style-name="ce11"/>
          <table:table-cell office:value-type="float" office:value="60304.61">
            <text:p>60.305</text:p>
          </table:table-cell>
          <table:table-cell office:value-type="float" office:value="375812.32">
            <text:p>375.81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3592.06">
            <text:p>-23.592</text:p>
          </table:table-cell>
          <table:table-cell table:number-columns-repeated="2"/>
          <table:table-cell table:style-name="ce12" office:value-type="float" office:value="-775600">
            <text:p>-775.6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799492.06">
            <text:p>-799.492</text:p>
          </table:table-cell>
          <table:table-cell office:value-type="float" office:value="487498.28">
            <text:p>487.498</text:p>
          </table:table-cell>
          <table:table-cell table:style-name="ce11"/>
          <table:table-cell office:value-type="float" office:value="301716.53">
            <text:p>301.717</text:p>
          </table:table-cell>
          <table:table-cell office:value-type="float" office:value="174204.99">
            <text:p>174.205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1009919.8">
            <text:p>1.009.920</text:p>
          </table:table-cell>
          <table:table-cell office:value-type="float" office:value="210427.74">
            <text:p>210.428</text:p>
          </table:table-cell>
          <table:table-cell table:number-columns-repeated="3"/>
          <table:table-cell office:value-type="float" office:value="210427.74">
            <text:p>210.428</text:p>
          </table:table-cell>
          <table:table-cell table:number-columns-repeated="3"/>
          <table:table-cell office:value-type="float" office:value="210427.74">
            <text:p>210.428</text:p>
          </table:table-cell>
          <table:table-cell table:style-name="ce11"/>
          <table:table-cell office:value-type="float" office:value="59801.41">
            <text:p>59.801</text:p>
          </table:table-cell>
          <table:table-cell office:value-type="float" office:value="270229.15">
            <text:p>270.22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3381.55">
            <text:p>-23.382</text:p>
          </table:table-cell>
          <table:table-cell table:number-columns-repeated="2"/>
          <table:table-cell table:style-name="ce12" office:value-type="float" office:value="-885130">
            <text:p>-885.13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908811.55">
            <text:p>-908.812</text:p>
          </table:table-cell>
          <table:table-cell office:value-type="float" office:value="490298.64">
            <text:p>490.299</text:p>
          </table:table-cell>
          <table:table-cell table:style-name="ce11"/>
          <table:table-cell office:value-type="float" office:value="301712.36">
            <text:p>301.712</text:p>
          </table:table-cell>
          <table:table-cell office:value-type="float" office:value="174129.65">
            <text:p>174.130</text:p>
          </table:table-cell>
          <table:table-cell/>
          <table:table-cell office:value-type="float" office:value="46500">
            <text:p>46.500</text:p>
          </table:table-cell>
          <table:table-cell office:value-type="float" office:value="1012640.65">
            <text:p>1.012.641</text:p>
          </table:table-cell>
          <table:table-cell office:value-type="float" office:value="103829.1">
            <text:p>103.829</text:p>
          </table:table-cell>
          <table:table-cell table:number-columns-repeated="3"/>
          <table:table-cell office:value-type="float" office:value="103829.1">
            <text:p>103.829</text:p>
          </table:table-cell>
          <table:table-cell table:number-columns-repeated="3"/>
          <table:table-cell office:value-type="float" office:value="103829.1">
            <text:p>103.829</text:p>
          </table:table-cell>
          <table:table-cell table:style-name="ce11"/>
          <table:table-cell office:value-type="float" office:value="60176.25">
            <text:p>60.176</text:p>
          </table:table-cell>
          <table:table-cell office:value-type="float" office:value="164005.35">
            <text:p>164.00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5</text:p>
            <draw:g table:end-cell-address="Tabelle1.A379" table:end-x="0.41cm" table:end-y="0.015cm" draw:z-index="47" draw:name="SAPBEXq0001 U13C0F4E5B8B2F">
              <draw:custom-shape draw:name="SAPBEXq0001 U13C0F4E5B8B2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2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2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79" table:end-x="0.41cm" table:end-y="0.015cm" draw:z-index="203" draw:name="SAPBEXq0001 U13C0F4CFB102F">
              <draw:custom-shape draw:name="SAPBEXq0001 U13C0F4CFB102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2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2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dtarchiv Boch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80" table:end-x="0.41cm" table:end-y="0.016cm" draw:z-index="204" draw:name="SAPBEXq0001 U13C0F4CFB1030">
              <draw:custom-shape draw:name="SAPBEXq0001 U13C0F4CFB1030 0" draw:style-name="gr1" draw:text-style-name="P2" svg:width="0.384cm" svg:height="0.441cm" svg:x="0.026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30 1" draw:style-name="gr2" draw:text-style-name="P3" svg:width="0.259cm" svg:height="0.274cm" svg:x="0.098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30 2" draw:style-name="gr2" draw:text-style-name="P3" svg:width="0.103cm" svg:height="0.107cm" svg:x="0.171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6766.02">
            <text:p>-36.766</text:p>
          </table:table-cell>
          <table:table-cell/>
          <table:table-cell table:style-name="ce12" office:value-type="float" office:value="-16224.46">
            <text:p>-16.224</text:p>
          </table:table-cell>
          <table:table-cell table:style-name="ce12" office:value-type="float" office:value="-939.59">
            <text:p>-940</text:p>
          </table:table-cell>
          <table:table-cell office:value-type="float" office:value="-157.3">
            <text:p>-157</text:p>
          </table:table-cell>
          <table:table-cell table:style-name="ce12" office:value-type="float" office:value="-57654.66">
            <text:p>-57.655</text:p>
          </table:table-cell>
          <table:table-cell/>
          <table:table-cell office:value-type="float" office:value="-111742.03">
            <text:p>-111.742</text:p>
          </table:table-cell>
          <table:table-cell office:value-type="float" office:value="1233414.13">
            <text:p>1.233.414</text:p>
          </table:table-cell>
          <table:table-cell office:value-type="float" office:value="132118.45">
            <text:p>132.118</text:p>
          </table:table-cell>
          <table:table-cell office:value-type="float" office:value="495572.06">
            <text:p>495.572</text:p>
          </table:table-cell>
          <table:table-cell office:value-type="float" office:value="30332.17">
            <text:p>30.332</text:p>
          </table:table-cell>
          <table:table-cell/>
          <table:table-cell office:value-type="float" office:value="1208319.7">
            <text:p>1.208.320</text:p>
          </table:table-cell>
          <table:table-cell office:value-type="float" office:value="3099756.51">
            <text:p>3.099.757</text:p>
          </table:table-cell>
          <table:table-cell office:value-type="float" office:value="2988014.48">
            <text:p>2.988.014</text:p>
          </table:table-cell>
          <table:table-cell table:number-columns-repeated="3"/>
          <table:table-cell office:value-type="float" office:value="2988014.48">
            <text:p>2.988.014</text:p>
          </table:table-cell>
          <table:table-cell table:number-columns-repeated="3"/>
          <table:table-cell office:value-type="float" office:value="2988014.48">
            <text:p>2.988.014</text:p>
          </table:table-cell>
          <table:table-cell office:value-type="float" office:value="-680457.23">
            <text:p>-680.457</text:p>
          </table:table-cell>
          <table:table-cell office:value-type="float" office:value="145260.38">
            <text:p>145.260</text:p>
          </table:table-cell>
          <table:table-cell office:value-type="float" office:value="2452817.63">
            <text:p>2.452.81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7628.52">
            <text:p>-7.629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office:value-type="float" office:value="-101.88">
            <text:p>-10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33330.4">
            <text:p>-33.330</text:p>
          </table:table-cell>
          <table:table-cell office:value-type="float" office:value="1311265.94">
            <text:p>1.311.266</text:p>
          </table:table-cell>
          <table:table-cell office:value-type="float" office:value="67259.32">
            <text:p>67.259</text:p>
          </table:table-cell>
          <table:table-cell office:value-type="float" office:value="503840.06">
            <text:p>503.840</text:p>
          </table:table-cell>
          <table:table-cell office:value-type="float" office:value="35909.85">
            <text:p>35.910</text:p>
          </table:table-cell>
          <table:table-cell table:style-name="ce12" office:value-type="float" office:value="2500">
            <text:p>2.500</text:p>
          </table:table-cell>
          <table:table-cell office:value-type="float" office:value="1428820">
            <text:p>1.428.820</text:p>
          </table:table-cell>
          <table:table-cell office:value-type="float" office:value="3349595.17">
            <text:p>3.349.595</text:p>
          </table:table-cell>
          <table:table-cell office:value-type="float" office:value="3316264.77">
            <text:p>3.316.265</text:p>
          </table:table-cell>
          <table:table-cell table:number-columns-repeated="3"/>
          <table:table-cell office:value-type="float" office:value="3316264.77">
            <text:p>3.316.265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316164.77">
            <text:p>3.316.165</text:p>
          </table:table-cell>
          <table:table-cell office:value-type="float" office:value="-693058.78">
            <text:p>-693.059</text:p>
          </table:table-cell>
          <table:table-cell office:value-type="float" office:value="201483.14">
            <text:p>201.483</text:p>
          </table:table-cell>
          <table:table-cell office:value-type="float" office:value="2824589.13">
            <text:p>2.824.58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5430.77">
            <text:p>-5.431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office:value-type="float" office:value="-101.88">
            <text:p>-10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31132.65">
            <text:p>-31.133</text:p>
          </table:table-cell>
          <table:table-cell office:value-type="float" office:value="1153465.62">
            <text:p>1.153.466</text:p>
          </table:table-cell>
          <table:table-cell office:value-type="float" office:value="77447.58">
            <text:p>77.448</text:p>
          </table:table-cell>
          <table:table-cell office:value-type="float" office:value="502505.98">
            <text:p>502.506</text:p>
          </table:table-cell>
          <table:table-cell office:value-type="float" office:value="7523">
            <text:p>7.523</text:p>
          </table:table-cell>
          <table:table-cell table:style-name="ce12" office:value-type="float" office:value="2500">
            <text:p>2.500</text:p>
          </table:table-cell>
          <table:table-cell office:value-type="float" office:value="1428320">
            <text:p>1.428.320</text:p>
          </table:table-cell>
          <table:table-cell office:value-type="float" office:value="3171762.18">
            <text:p>3.171.762</text:p>
          </table:table-cell>
          <table:table-cell office:value-type="float" office:value="3140629.53">
            <text:p>3.140.630</text:p>
          </table:table-cell>
          <table:table-cell table:number-columns-repeated="3"/>
          <table:table-cell office:value-type="float" office:value="3140629.53">
            <text:p>3.140.63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140529.53">
            <text:p>3.140.530</text:p>
          </table:table-cell>
          <table:table-cell office:value-type="float" office:value="-644929.53">
            <text:p>-644.930</text:p>
          </table:table-cell>
          <table:table-cell office:value-type="float" office:value="193351.57">
            <text:p>193.352</text:p>
          </table:table-cell>
          <table:table-cell office:value-type="float" office:value="2688951.57">
            <text:p>2.688.95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0146.78">
            <text:p>-30.147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55746.78">
            <text:p>-55.747</text:p>
          </table:table-cell>
          <table:table-cell office:value-type="float" office:value="1158512.12">
            <text:p>1.158.512</text:p>
          </table:table-cell>
          <table:table-cell office:value-type="float" office:value="57993.72">
            <text:p>57.994</text:p>
          </table:table-cell>
          <table:table-cell office:value-type="float" office:value="497569.64">
            <text:p>497.570</text:p>
          </table:table-cell>
          <table:table-cell office:value-type="float" office:value="33228.51">
            <text:p>33.229</text:p>
          </table:table-cell>
          <table:table-cell/>
          <table:table-cell office:value-type="float" office:value="1435754.98">
            <text:p>1.435.755</text:p>
          </table:table-cell>
          <table:table-cell office:value-type="float" office:value="3183058.97">
            <text:p>3.183.059</text:p>
          </table:table-cell>
          <table:table-cell office:value-type="float" office:value="3127312.19">
            <text:p>3.127.312</text:p>
          </table:table-cell>
          <table:table-cell table:number-columns-repeated="3"/>
          <table:table-cell office:value-type="float" office:value="3127312.19">
            <text:p>3.127.31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127212.19">
            <text:p>3.127.212</text:p>
          </table:table-cell>
          <table:table-cell office:value-type="float" office:value="-642970.67">
            <text:p>-642.971</text:p>
          </table:table-cell>
          <table:table-cell office:value-type="float" office:value="159235.44">
            <text:p>159.235</text:p>
          </table:table-cell>
          <table:table-cell office:value-type="float" office:value="2643476.96">
            <text:p>2.643.477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0146.35">
            <text:p>-30.146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55746.35">
            <text:p>-55.746</text:p>
          </table:table-cell>
          <table:table-cell office:value-type="float" office:value="1190971.92">
            <text:p>1.190.972</text:p>
          </table:table-cell>
          <table:table-cell office:value-type="float" office:value="84858.4">
            <text:p>84.858</text:p>
          </table:table-cell>
          <table:table-cell office:value-type="float" office:value="497601.5">
            <text:p>497.602</text:p>
          </table:table-cell>
          <table:table-cell office:value-type="float" office:value="35380.12">
            <text:p>35.380</text:p>
          </table:table-cell>
          <table:table-cell/>
          <table:table-cell office:value-type="float" office:value="1436092.42">
            <text:p>1.436.092</text:p>
          </table:table-cell>
          <table:table-cell office:value-type="float" office:value="3244904.36">
            <text:p>3.244.904</text:p>
          </table:table-cell>
          <table:table-cell office:value-type="float" office:value="3189158.01">
            <text:p>3.189.158</text:p>
          </table:table-cell>
          <table:table-cell table:number-columns-repeated="3"/>
          <table:table-cell office:value-type="float" office:value="3189158.01">
            <text:p>3.189.15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189058.01">
            <text:p>3.189.058</text:p>
          </table:table-cell>
          <table:table-cell office:value-type="float" office:value="-657819.79">
            <text:p>-657.820</text:p>
          </table:table-cell>
          <table:table-cell office:value-type="float" office:value="163204.9">
            <text:p>163.205</text:p>
          </table:table-cell>
          <table:table-cell office:value-type="float" office:value="2694443.12">
            <text:p>2.694.44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0095.77">
            <text:p>-30.096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55695.77">
            <text:p>-55.696</text:p>
          </table:table-cell>
          <table:table-cell office:value-type="float" office:value="1200727.84">
            <text:p>1.200.728</text:p>
          </table:table-cell>
          <table:table-cell office:value-type="float" office:value="83851.84">
            <text:p>83.852</text:p>
          </table:table-cell>
          <table:table-cell office:value-type="float" office:value="497601.5">
            <text:p>497.602</text:p>
          </table:table-cell>
          <table:table-cell office:value-type="float" office:value="36887.06">
            <text:p>36.887</text:p>
          </table:table-cell>
          <table:table-cell/>
          <table:table-cell office:value-type="float" office:value="1435985.02">
            <text:p>1.435.985</text:p>
          </table:table-cell>
          <table:table-cell office:value-type="float" office:value="3255053.26">
            <text:p>3.255.053</text:p>
          </table:table-cell>
          <table:table-cell office:value-type="float" office:value="3199357.49">
            <text:p>3.199.357</text:p>
          </table:table-cell>
          <table:table-cell table:number-columns-repeated="3"/>
          <table:table-cell office:value-type="float" office:value="3199357.49">
            <text:p>3.199.35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199257.49">
            <text:p>3.199.257</text:p>
          </table:table-cell>
          <table:table-cell office:value-type="float" office:value="-659858.14">
            <text:p>-659.858</text:p>
          </table:table-cell>
          <table:table-cell office:value-type="float" office:value="161723.33">
            <text:p>161.723</text:p>
          </table:table-cell>
          <table:table-cell office:value-type="float" office:value="2701122.68">
            <text:p>2.701.12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9982.44">
            <text:p>-29.982</text:p>
          </table:table-cell>
          <table:table-cell/>
          <table:table-cell table:style-name="ce12" office:value-type="float" office:value="-25000">
            <text:p>-25.0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55582.44">
            <text:p>-55.582</text:p>
          </table:table-cell>
          <table:table-cell office:value-type="float" office:value="1210082.72">
            <text:p>1.210.083</text:p>
          </table:table-cell>
          <table:table-cell office:value-type="float" office:value="84120.08">
            <text:p>84.120</text:p>
          </table:table-cell>
          <table:table-cell office:value-type="float" office:value="497569.64">
            <text:p>497.570</text:p>
          </table:table-cell>
          <table:table-cell office:value-type="float" office:value="37361.28">
            <text:p>37.361</text:p>
          </table:table-cell>
          <table:table-cell/>
          <table:table-cell office:value-type="float" office:value="1435990.9">
            <text:p>1.435.991</text:p>
          </table:table-cell>
          <table:table-cell office:value-type="float" office:value="3265124.62">
            <text:p>3.265.125</text:p>
          </table:table-cell>
          <table:table-cell office:value-type="float" office:value="3209542.18">
            <text:p>3.209.542</text:p>
          </table:table-cell>
          <table:table-cell table:number-columns-repeated="3"/>
          <table:table-cell office:value-type="float" office:value="3209542.18">
            <text:p>3.209.54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3209442.18">
            <text:p>3.209.442</text:p>
          </table:table-cell>
          <table:table-cell office:value-type="float" office:value="-656422.08">
            <text:p>-656.422</text:p>
          </table:table-cell>
          <table:table-cell office:value-type="float" office:value="162871.6">
            <text:p>162.872</text:p>
          </table:table-cell>
          <table:table-cell office:value-type="float" office:value="2715891.7">
            <text:p>2.715.89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6</text:p>
            <draw:g table:end-cell-address="Tabelle1.A387" table:end-x="0.41cm" table:end-y="0.015cm" draw:z-index="48" draw:name="SAPBEXq0001 U13C0F4E5B8B30">
              <draw:custom-shape draw:name="SAPBEXq0001 U13C0F4E5B8B3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3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3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87" table:end-x="0.41cm" table:end-y="0.015cm" draw:z-index="205" draw:name="SAPBEXq0001 U13C0F4CFB1030">
              <draw:custom-shape draw:name="SAPBEXq0001 U13C0F4CFB103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3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3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ochumer Symphoniker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88" table:end-x="0.41cm" table:end-y="0.016cm" draw:z-index="206" draw:name="SAPBEXq0001 U13C0F4CFB1031">
              <draw:custom-shape draw:name="SAPBEXq0001 U13C0F4CFB1031 0" draw:style-name="gr1" draw:text-style-name="P2" svg:width="0.384cm" svg:height="0.441cm" svg:x="0.026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31 1" draw:style-name="gr2" draw:text-style-name="P3" svg:width="0.259cm" svg:height="0.274cm" svg:x="0.098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31 2" draw:style-name="gr2" draw:text-style-name="P3" svg:width="0.103cm" svg:height="0.107cm" svg:x="0.171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33906.53">
            <text:p>-233.907</text:p>
          </table:table-cell>
          <table:table-cell table:number-columns-repeated="2"/>
          <table:table-cell table:style-name="ce12" office:value-type="float" office:value="-814216.69">
            <text:p>-814.217</text:p>
          </table:table-cell>
          <table:table-cell office:value-type="float" office:value="-523.5">
            <text:p>-524</text:p>
          </table:table-cell>
          <table:table-cell table:style-name="ce12" office:value-type="float" office:value="-50603.97">
            <text:p>-50.604</text:p>
          </table:table-cell>
          <table:table-cell/>
          <table:table-cell office:value-type="float" office:value="-1099250.69">
            <text:p>-1.099.251</text:p>
          </table:table-cell>
          <table:table-cell office:value-type="float" office:value="5928594.58">
            <text:p>5.928.595</text:p>
          </table:table-cell>
          <table:table-cell table:style-name="ce11"/>
          <table:table-cell office:value-type="float" office:value="1084352">
            <text:p>1.084.352</text:p>
          </table:table-cell>
          <table:table-cell office:value-type="float" office:value="34197.3">
            <text:p>34.197</text:p>
          </table:table-cell>
          <table:table-cell table:style-name="ce12" office:value-type="float" office:value="3164.6">
            <text:p>3.165</text:p>
          </table:table-cell>
          <table:table-cell office:value-type="float" office:value="1436761.53">
            <text:p>1.436.762</text:p>
          </table:table-cell>
          <table:table-cell office:value-type="float" office:value="8487070.01">
            <text:p>8.487.070</text:p>
          </table:table-cell>
          <table:table-cell office:value-type="float" office:value="7387819.32">
            <text:p>7.387.819</text:p>
          </table:table-cell>
          <table:table-cell table:number-columns-repeated="3"/>
          <table:table-cell office:value-type="float" office:value="7387819.32">
            <text:p>7.387.819</text:p>
          </table:table-cell>
          <table:table-cell table:number-columns-repeated="3"/>
          <table:table-cell office:value-type="float" office:value="7387819.32">
            <text:p>7.387.819</text:p>
          </table:table-cell>
          <table:table-cell office:value-type="float" office:value="-5100">
            <text:p>-5.100</text:p>
          </table:table-cell>
          <table:table-cell office:value-type="float" office:value="573863.24">
            <text:p>573.863</text:p>
          </table:table-cell>
          <table:table-cell office:value-type="float" office:value="7956582.56">
            <text:p>7.956.58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66174">
            <text:p>6.666.174</text:p>
          </table:table-cell>
          <table:table-cell table:style-name="ce11"/>
          <table:table-cell office:value-type="float" office:value="793038.54">
            <text:p>793.039</text:p>
          </table:table-cell>
          <table:table-cell office:value-type="float" office:value="24838.04">
            <text:p>24.838</text:p>
          </table:table-cell>
          <table:table-cell/>
          <table:table-cell office:value-type="float" office:value="530200">
            <text:p>530.200</text:p>
          </table:table-cell>
          <table:table-cell office:value-type="float" office:value="8014250.58">
            <text:p>8.014.251</text:p>
          </table:table-cell>
          <table:table-cell office:value-type="float" office:value="7335650.58">
            <text:p>7.335.651</text:p>
          </table:table-cell>
          <table:table-cell table:number-columns-repeated="3"/>
          <table:table-cell office:value-type="float" office:value="7335650.58">
            <text:p>7.335.651</text:p>
          </table:table-cell>
          <table:table-cell table:number-columns-repeated="3"/>
          <table:table-cell office:value-type="float" office:value="7335650.58">
            <text:p>7.335.651</text:p>
          </table:table-cell>
          <table:table-cell office:value-type="float" office:value="-5100">
            <text:p>-5.100</text:p>
          </table:table-cell>
          <table:table-cell office:value-type="float" office:value="541428.52">
            <text:p>541.429</text:p>
          </table:table-cell>
          <table:table-cell office:value-type="float" office:value="7871979.1">
            <text:p>7.871.97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66825.4">
            <text:p>6.666.825</text:p>
          </table:table-cell>
          <table:table-cell table:style-name="ce11"/>
          <table:table-cell office:value-type="float" office:value="842246.45">
            <text:p>842.246</text:p>
          </table:table-cell>
          <table:table-cell office:value-type="float" office:value="9579.25">
            <text:p>9.579</text:p>
          </table:table-cell>
          <table:table-cell/>
          <table:table-cell office:value-type="float" office:value="530200">
            <text:p>530.200</text:p>
          </table:table-cell>
          <table:table-cell office:value-type="float" office:value="8048851.1">
            <text:p>8.048.851</text:p>
          </table:table-cell>
          <table:table-cell office:value-type="float" office:value="7370251.1">
            <text:p>7.370.251</text:p>
          </table:table-cell>
          <table:table-cell table:number-columns-repeated="3"/>
          <table:table-cell office:value-type="float" office:value="7370251.1">
            <text:p>7.370.251</text:p>
          </table:table-cell>
          <table:table-cell table:number-columns-repeated="3"/>
          <table:table-cell office:value-type="float" office:value="7370251.1">
            <text:p>7.370.251</text:p>
          </table:table-cell>
          <table:table-cell office:value-type="float" office:value="-5100">
            <text:p>-5.100</text:p>
          </table:table-cell>
          <table:table-cell office:value-type="float" office:value="526228.73">
            <text:p>526.229</text:p>
          </table:table-cell>
          <table:table-cell office:value-type="float" office:value="7891379.83">
            <text:p>7.891.38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43891.68">
            <text:p>6.643.892</text:p>
          </table:table-cell>
          <table:table-cell table:style-name="ce11"/>
          <table:table-cell office:value-type="float" office:value="926167.19">
            <text:p>926.167</text:p>
          </table:table-cell>
          <table:table-cell office:value-type="float" office:value="24369.27">
            <text:p>24.369</text:p>
          </table:table-cell>
          <table:table-cell/>
          <table:table-cell office:value-type="float" office:value="468500">
            <text:p>468.500</text:p>
          </table:table-cell>
          <table:table-cell office:value-type="float" office:value="8062928.14">
            <text:p>8.062.928</text:p>
          </table:table-cell>
          <table:table-cell office:value-type="float" office:value="7384328.14">
            <text:p>7.384.328</text:p>
          </table:table-cell>
          <table:table-cell table:number-columns-repeated="3"/>
          <table:table-cell office:value-type="float" office:value="7384328.14">
            <text:p>7.384.328</text:p>
          </table:table-cell>
          <table:table-cell table:number-columns-repeated="3"/>
          <table:table-cell office:value-type="float" office:value="7384328.14">
            <text:p>7.384.328</text:p>
          </table:table-cell>
          <table:table-cell office:value-type="float" office:value="-5100">
            <text:p>-5.100</text:p>
          </table:table-cell>
          <table:table-cell office:value-type="float" office:value="431812.41">
            <text:p>431.812</text:p>
          </table:table-cell>
          <table:table-cell office:value-type="float" office:value="7811040.55">
            <text:p>7.811.04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43927.68">
            <text:p>6.643.928</text:p>
          </table:table-cell>
          <table:table-cell table:style-name="ce11"/>
          <table:table-cell office:value-type="float" office:value="926170.03">
            <text:p>926.170</text:p>
          </table:table-cell>
          <table:table-cell office:value-type="float" office:value="27252.01">
            <text:p>27.252</text:p>
          </table:table-cell>
          <table:table-cell/>
          <table:table-cell office:value-type="float" office:value="468500">
            <text:p>468.500</text:p>
          </table:table-cell>
          <table:table-cell office:value-type="float" office:value="8065849.72">
            <text:p>8.065.850</text:p>
          </table:table-cell>
          <table:table-cell office:value-type="float" office:value="7387249.72">
            <text:p>7.387.250</text:p>
          </table:table-cell>
          <table:table-cell table:number-columns-repeated="3"/>
          <table:table-cell office:value-type="float" office:value="7387249.72">
            <text:p>7.387.250</text:p>
          </table:table-cell>
          <table:table-cell table:number-columns-repeated="3"/>
          <table:table-cell office:value-type="float" office:value="7387249.72">
            <text:p>7.387.250</text:p>
          </table:table-cell>
          <table:table-cell office:value-type="float" office:value="-5100">
            <text:p>-5.100</text:p>
          </table:table-cell>
          <table:table-cell office:value-type="float" office:value="440729.87">
            <text:p>440.730</text:p>
          </table:table-cell>
          <table:table-cell office:value-type="float" office:value="7822879.59">
            <text:p>7.822.88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43968.72">
            <text:p>6.643.969</text:p>
          </table:table-cell>
          <table:table-cell table:style-name="ce11"/>
          <table:table-cell office:value-type="float" office:value="926170.03">
            <text:p>926.170</text:p>
          </table:table-cell>
          <table:table-cell office:value-type="float" office:value="29413.03">
            <text:p>29.413</text:p>
          </table:table-cell>
          <table:table-cell/>
          <table:table-cell office:value-type="float" office:value="468500">
            <text:p>468.500</text:p>
          </table:table-cell>
          <table:table-cell office:value-type="float" office:value="8068051.78">
            <text:p>8.068.052</text:p>
          </table:table-cell>
          <table:table-cell office:value-type="float" office:value="7389451.78">
            <text:p>7.389.452</text:p>
          </table:table-cell>
          <table:table-cell table:number-columns-repeated="3"/>
          <table:table-cell office:value-type="float" office:value="7389451.78">
            <text:p>7.389.452</text:p>
          </table:table-cell>
          <table:table-cell table:number-columns-repeated="3"/>
          <table:table-cell office:value-type="float" office:value="7389451.78">
            <text:p>7.389.452</text:p>
          </table:table-cell>
          <table:table-cell office:value-type="float" office:value="-5100">
            <text:p>-5.100</text:p>
          </table:table-cell>
          <table:table-cell office:value-type="float" office:value="434999.54">
            <text:p>435.000</text:p>
          </table:table-cell>
          <table:table-cell office:value-type="float" office:value="7819351.32">
            <text:p>7.819.35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20100">
            <text:p>-120.100</text:p>
          </table:table-cell>
          <table:table-cell table:number-columns-repeated="2"/>
          <table:table-cell table:style-name="ce12" office:value-type="float" office:value="-558200">
            <text:p>-558.2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678600">
            <text:p>-678.600</text:p>
          </table:table-cell>
          <table:table-cell office:value-type="float" office:value="6643974">
            <text:p>6.643.974</text:p>
          </table:table-cell>
          <table:table-cell table:style-name="ce11"/>
          <table:table-cell office:value-type="float" office:value="926167.19">
            <text:p>926.167</text:p>
          </table:table-cell>
          <table:table-cell office:value-type="float" office:value="32166.49">
            <text:p>32.166</text:p>
          </table:table-cell>
          <table:table-cell/>
          <table:table-cell office:value-type="float" office:value="468500">
            <text:p>468.500</text:p>
          </table:table-cell>
          <table:table-cell office:value-type="float" office:value="8070807.68">
            <text:p>8.070.808</text:p>
          </table:table-cell>
          <table:table-cell office:value-type="float" office:value="7392207.68">
            <text:p>7.392.208</text:p>
          </table:table-cell>
          <table:table-cell table:number-columns-repeated="3"/>
          <table:table-cell office:value-type="float" office:value="7392207.68">
            <text:p>7.392.208</text:p>
          </table:table-cell>
          <table:table-cell table:number-columns-repeated="3"/>
          <table:table-cell office:value-type="float" office:value="7392207.68">
            <text:p>7.392.208</text:p>
          </table:table-cell>
          <table:table-cell office:value-type="float" office:value="-5100">
            <text:p>-5.100</text:p>
          </table:table-cell>
          <table:table-cell office:value-type="float" office:value="430854.24">
            <text:p>430.854</text:p>
          </table:table-cell>
          <table:table-cell office:value-type="float" office:value="7817961.92">
            <text:p>7.817.96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7</text:p>
            <draw:g table:end-cell-address="Tabelle1.A395" table:end-x="0.41cm" table:end-y="0.015cm" draw:z-index="49" draw:name="SAPBEXq0001 U13C0F4E5B8B31">
              <draw:custom-shape draw:name="SAPBEXq0001 U13C0F4E5B8B3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B3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B3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395" table:end-x="0.41cm" table:end-y="0.015cm" draw:z-index="207" draw:name="SAPBEXq0001 U13C0F4CFB1031">
              <draw:custom-shape draw:name="SAPBEXq0001 U13C0F4CFB103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03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03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Museum Boch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396" table:end-x="0.41cm" table:end-y="0.016cm" draw:z-index="208" draw:name="SAPBEXq0001 U13C0F7B2B532">
              <draw:custom-shape draw:name="SAPBEXq0001 U13C0F7B2B532 0" draw:style-name="gr1" draw:text-style-name="P2" svg:width="0.384cm" svg:height="0.441cm" svg:x="0.026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2 1" draw:style-name="gr2" draw:text-style-name="P3" svg:width="0.259cm" svg:height="0.274cm" svg:x="0.098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2 2" draw:style-name="gr2" draw:text-style-name="P3" svg:width="0.103cm" svg:height="0.107cm" svg:x="0.171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05094.9">
            <text:p>-305.095</text:p>
          </table:table-cell>
          <table:table-cell table:number-columns-repeated="2"/>
          <table:table-cell table:style-name="ce12" office:value-type="float" office:value="-60544.14">
            <text:p>-60.544</text:p>
          </table:table-cell>
          <table:table-cell office:value-type="float" office:value="-25509.96">
            <text:p>-25.510</text:p>
          </table:table-cell>
          <table:table-cell table:style-name="ce12" office:value-type="float" office:value="-54629.58">
            <text:p>-54.630</text:p>
          </table:table-cell>
          <table:table-cell/>
          <table:table-cell office:value-type="float" office:value="-445778.58">
            <text:p>-445.779</text:p>
          </table:table-cell>
          <table:table-cell office:value-type="float" office:value="1267940.49">
            <text:p>1.267.940</text:p>
          </table:table-cell>
          <table:table-cell office:value-type="float" office:value="72279.15">
            <text:p>72.279</text:p>
          </table:table-cell>
          <table:table-cell office:value-type="float" office:value="1351040.65">
            <text:p>1.351.041</text:p>
          </table:table-cell>
          <table:table-cell office:value-type="float" office:value="276940.34">
            <text:p>276.940</text:p>
          </table:table-cell>
          <table:table-cell table:style-name="ce12" office:value-type="float" office:value="500">
            <text:p>500</text:p>
          </table:table-cell>
          <table:table-cell office:value-type="float" office:value="298651.33">
            <text:p>298.651</text:p>
          </table:table-cell>
          <table:table-cell office:value-type="float" office:value="3267351.96">
            <text:p>3.267.352</text:p>
          </table:table-cell>
          <table:table-cell office:value-type="float" office:value="2821573.38">
            <text:p>2.821.573</text:p>
          </table:table-cell>
          <table:table-cell table:number-columns-repeated="3"/>
          <table:table-cell office:value-type="float" office:value="2821573.38">
            <text:p>2.821.573</text:p>
          </table:table-cell>
          <table:table-cell table:number-columns-repeated="3"/>
          <table:table-cell office:value-type="float" office:value="2821573.38">
            <text:p>2.821.573</text:p>
          </table:table-cell>
          <table:table-cell office:value-type="float" office:value="-4368.3">
            <text:p>-4.368</text:p>
          </table:table-cell>
          <table:table-cell office:value-type="float" office:value="276816.47">
            <text:p>276.816</text:p>
          </table:table-cell>
          <table:table-cell office:value-type="float" office:value="3094021.55">
            <text:p>3.094.02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6728.03">
            <text:p>-16.728</text:p>
          </table:table-cell>
          <table:table-cell table:number-columns-repeated="2"/>
          <table:table-cell table:style-name="ce12" office:value-type="float" office:value="-66200">
            <text:p>-66.200</text:p>
          </table:table-cell>
          <table:table-cell office:value-type="float" office:value="-161.2">
            <text:p>-161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83389.23">
            <text:p>-83.389</text:p>
          </table:table-cell>
          <table:table-cell office:value-type="float" office:value="1235919.42">
            <text:p>1.235.919</text:p>
          </table:table-cell>
          <table:table-cell office:value-type="float" office:value="26194.39">
            <text:p>26.194</text:p>
          </table:table-cell>
          <table:table-cell office:value-type="float" office:value="792605.6">
            <text:p>792.606</text:p>
          </table:table-cell>
          <table:table-cell office:value-type="float" office:value="9230.55">
            <text:p>9.231</text:p>
          </table:table-cell>
          <table:table-cell/>
          <table:table-cell office:value-type="float" office:value="211239.96">
            <text:p>211.240</text:p>
          </table:table-cell>
          <table:table-cell office:value-type="float" office:value="2275189.92">
            <text:p>2.275.190</text:p>
          </table:table-cell>
          <table:table-cell office:value-type="float" office:value="2191800.69">
            <text:p>2.191.801</text:p>
          </table:table-cell>
          <table:table-cell table:number-columns-repeated="3"/>
          <table:table-cell office:value-type="float" office:value="2191800.69">
            <text:p>2.191.801</text:p>
          </table:table-cell>
          <table:table-cell table:number-columns-repeated="3"/>
          <table:table-cell office:value-type="float" office:value="2191800.69">
            <text:p>2.191.801</text:p>
          </table:table-cell>
          <table:table-cell office:value-type="float" office:value="-1833.38">
            <text:p>-1.833</text:p>
          </table:table-cell>
          <table:table-cell office:value-type="float" office:value="179186.44">
            <text:p>179.186</text:p>
          </table:table-cell>
          <table:table-cell office:value-type="float" office:value="2369153.75">
            <text:p>2.369.15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6959">
            <text:p>-16.959</text:p>
          </table:table-cell>
          <table:table-cell table:number-columns-repeated="2"/>
          <table:table-cell table:style-name="ce12" office:value-type="float" office:value="-99200">
            <text:p>-99.200</text:p>
          </table:table-cell>
          <table:table-cell office:value-type="float" office:value="-161.08">
            <text:p>-161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116620.08">
            <text:p>-116.620</text:p>
          </table:table-cell>
          <table:table-cell office:value-type="float" office:value="1049911.41">
            <text:p>1.049.911</text:p>
          </table:table-cell>
          <table:table-cell office:value-type="float" office:value="35969.73">
            <text:p>35.970</text:p>
          </table:table-cell>
          <table:table-cell office:value-type="float" office:value="772637.01">
            <text:p>772.637</text:p>
          </table:table-cell>
          <table:table-cell office:value-type="float" office:value="4266.44">
            <text:p>4.266</text:p>
          </table:table-cell>
          <table:table-cell/>
          <table:table-cell office:value-type="float" office:value="190239.96">
            <text:p>190.240</text:p>
          </table:table-cell>
          <table:table-cell office:value-type="float" office:value="2053024.55">
            <text:p>2.053.025</text:p>
          </table:table-cell>
          <table:table-cell office:value-type="float" office:value="1936404.47">
            <text:p>1.936.404</text:p>
          </table:table-cell>
          <table:table-cell table:number-columns-repeated="3"/>
          <table:table-cell office:value-type="float" office:value="1936404.47">
            <text:p>1.936.404</text:p>
          </table:table-cell>
          <table:table-cell table:number-columns-repeated="3"/>
          <table:table-cell office:value-type="float" office:value="1936404.47">
            <text:p>1.936.404</text:p>
          </table:table-cell>
          <table:table-cell office:value-type="float" office:value="-1764.32">
            <text:p>-1.764</text:p>
          </table:table-cell>
          <table:table-cell office:value-type="float" office:value="163589.67">
            <text:p>163.590</text:p>
          </table:table-cell>
          <table:table-cell office:value-type="float" office:value="2098229.82">
            <text:p>2.098.23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6725.16">
            <text:p>-16.725</text:p>
          </table:table-cell>
          <table:table-cell table:number-columns-repeated="2"/>
          <table:table-cell table:style-name="ce12" office:value-type="float" office:value="-81200">
            <text:p>-81.200</text:p>
          </table:table-cell>
          <table:table-cell office:value-type="float" office:value="-100">
            <text:p>-100</text:p>
          </table:table-cell>
          <table:table-cell table:style-name="ce12" office:value-type="float" office:value="-954.4">
            <text:p>-954</text:p>
          </table:table-cell>
          <table:table-cell/>
          <table:table-cell office:value-type="float" office:value="-98979.56">
            <text:p>-98.980</text:p>
          </table:table-cell>
          <table:table-cell office:value-type="float" office:value="1195009.36">
            <text:p>1.195.009</text:p>
          </table:table-cell>
          <table:table-cell office:value-type="float" office:value="26986.8">
            <text:p>26.987</text:p>
          </table:table-cell>
          <table:table-cell office:value-type="float" office:value="742432.83">
            <text:p>742.433</text:p>
          </table:table-cell>
          <table:table-cell office:value-type="float" office:value="272270.67">
            <text:p>272.271</text:p>
          </table:table-cell>
          <table:table-cell/>
          <table:table-cell office:value-type="float" office:value="190254.96">
            <text:p>190.255</text:p>
          </table:table-cell>
          <table:table-cell office:value-type="float" office:value="2426954.62">
            <text:p>2.426.955</text:p>
          </table:table-cell>
          <table:table-cell office:value-type="float" office:value="2327975.06">
            <text:p>2.327.975</text:p>
          </table:table-cell>
          <table:table-cell table:number-columns-repeated="3"/>
          <table:table-cell office:value-type="float" office:value="2327975.06">
            <text:p>2.327.975</text:p>
          </table:table-cell>
          <table:table-cell table:number-columns-repeated="3"/>
          <table:table-cell office:value-type="float" office:value="2327975.06">
            <text:p>2.327.975</text:p>
          </table:table-cell>
          <table:table-cell office:value-type="float" office:value="-1769.36">
            <text:p>-1.769</text:p>
          </table:table-cell>
          <table:table-cell office:value-type="float" office:value="148817.16">
            <text:p>148.817</text:p>
          </table:table-cell>
          <table:table-cell office:value-type="float" office:value="2475022.86">
            <text:p>2.475.02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6953.18">
            <text:p>-16.953</text:p>
          </table:table-cell>
          <table:table-cell table:number-columns-repeated="2"/>
          <table:table-cell table:style-name="ce12" office:value-type="float" office:value="-101200">
            <text:p>-101.200</text:p>
          </table:table-cell>
          <table:table-cell office:value-type="float" office:value="-100">
            <text:p>-100</text:p>
          </table:table-cell>
          <table:table-cell table:style-name="ce12" office:value-type="float" office:value="-954.35">
            <text:p>-954</text:p>
          </table:table-cell>
          <table:table-cell/>
          <table:table-cell office:value-type="float" office:value="-119207.53">
            <text:p>-119.208</text:p>
          </table:table-cell>
          <table:table-cell office:value-type="float" office:value="1212865.04">
            <text:p>1.212.865</text:p>
          </table:table-cell>
          <table:table-cell office:value-type="float" office:value="39430.08">
            <text:p>39.430</text:p>
          </table:table-cell>
          <table:table-cell office:value-type="float" office:value="743448.55">
            <text:p>743.449</text:p>
          </table:table-cell>
          <table:table-cell office:value-type="float" office:value="274140.49">
            <text:p>274.140</text:p>
          </table:table-cell>
          <table:table-cell/>
          <table:table-cell office:value-type="float" office:value="190400.28">
            <text:p>190.400</text:p>
          </table:table-cell>
          <table:table-cell office:value-type="float" office:value="2460284.44">
            <text:p>2.460.284</text:p>
          </table:table-cell>
          <table:table-cell office:value-type="float" office:value="2341076.91">
            <text:p>2.341.077</text:p>
          </table:table-cell>
          <table:table-cell table:number-columns-repeated="3"/>
          <table:table-cell office:value-type="float" office:value="2341076.91">
            <text:p>2.341.077</text:p>
          </table:table-cell>
          <table:table-cell table:number-columns-repeated="3"/>
          <table:table-cell office:value-type="float" office:value="2341076.91">
            <text:p>2.341.077</text:p>
          </table:table-cell>
          <table:table-cell office:value-type="float" office:value="-1777.88">
            <text:p>-1.778</text:p>
          </table:table-cell>
          <table:table-cell office:value-type="float" office:value="152388.24">
            <text:p>152.388</text:p>
          </table:table-cell>
          <table:table-cell office:value-type="float" office:value="2491687.27">
            <text:p>2.491.68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7184.15">
            <text:p>-17.184</text:p>
          </table:table-cell>
          <table:table-cell table:number-columns-repeated="2"/>
          <table:table-cell table:style-name="ce12" office:value-type="float" office:value="-103200">
            <text:p>-103.200</text:p>
          </table:table-cell>
          <table:table-cell office:value-type="float" office:value="-100">
            <text:p>-100</text:p>
          </table:table-cell>
          <table:table-cell table:style-name="ce12" office:value-type="float" office:value="-622.29">
            <text:p>-622</text:p>
          </table:table-cell>
          <table:table-cell/>
          <table:table-cell office:value-type="float" office:value="-121106.44">
            <text:p>-121.106</text:p>
          </table:table-cell>
          <table:table-cell office:value-type="float" office:value="1218130.88">
            <text:p>1.218.131</text:p>
          </table:table-cell>
          <table:table-cell office:value-type="float" office:value="38989.12">
            <text:p>38.989</text:p>
          </table:table-cell>
          <table:table-cell office:value-type="float" office:value="744048.57">
            <text:p>744.049</text:p>
          </table:table-cell>
          <table:table-cell office:value-type="float" office:value="273940.08">
            <text:p>273.940</text:p>
          </table:table-cell>
          <table:table-cell/>
          <table:table-cell office:value-type="float" office:value="190354.2">
            <text:p>190.354</text:p>
          </table:table-cell>
          <table:table-cell office:value-type="float" office:value="2465462.85">
            <text:p>2.465.463</text:p>
          </table:table-cell>
          <table:table-cell office:value-type="float" office:value="2344356.41">
            <text:p>2.344.356</text:p>
          </table:table-cell>
          <table:table-cell table:number-columns-repeated="3"/>
          <table:table-cell office:value-type="float" office:value="2344356.41">
            <text:p>2.344.356</text:p>
          </table:table-cell>
          <table:table-cell table:number-columns-repeated="3"/>
          <table:table-cell office:value-type="float" office:value="2344356.41">
            <text:p>2.344.356</text:p>
          </table:table-cell>
          <table:table-cell office:value-type="float" office:value="-1769.24">
            <text:p>-1.769</text:p>
          </table:table-cell>
          <table:table-cell office:value-type="float" office:value="150823.57">
            <text:p>150.824</text:p>
          </table:table-cell>
          <table:table-cell office:value-type="float" office:value="2493410.74">
            <text:p>2.493.41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7418.14">
            <text:p>-17.418</text:p>
          </table:table-cell>
          <table:table-cell table:number-columns-repeated="2"/>
          <table:table-cell table:style-name="ce12" office:value-type="float" office:value="-103200">
            <text:p>-103.200</text:p>
          </table:table-cell>
          <table:table-cell office:value-type="float" office:value="-100">
            <text:p>-100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121018.14">
            <text:p>-121.018</text:p>
          </table:table-cell>
          <table:table-cell office:value-type="float" office:value="1219975.96">
            <text:p>1.219.976</text:p>
          </table:table-cell>
          <table:table-cell office:value-type="float" office:value="39068.54">
            <text:p>39.069</text:p>
          </table:table-cell>
          <table:table-cell office:value-type="float" office:value="744032.85">
            <text:p>744.033</text:p>
          </table:table-cell>
          <table:table-cell office:value-type="float" office:value="273430.29">
            <text:p>273.430</text:p>
          </table:table-cell>
          <table:table-cell/>
          <table:table-cell office:value-type="float" office:value="190356.72">
            <text:p>190.357</text:p>
          </table:table-cell>
          <table:table-cell office:value-type="float" office:value="2466864.36">
            <text:p>2.466.864</text:p>
          </table:table-cell>
          <table:table-cell office:value-type="float" office:value="2345846.22">
            <text:p>2.345.846</text:p>
          </table:table-cell>
          <table:table-cell table:number-columns-repeated="3"/>
          <table:table-cell office:value-type="float" office:value="2345846.22">
            <text:p>2.345.846</text:p>
          </table:table-cell>
          <table:table-cell table:number-columns-repeated="3"/>
          <table:table-cell office:value-type="float" office:value="2345846.22">
            <text:p>2.345.846</text:p>
          </table:table-cell>
          <table:table-cell office:value-type="float" office:value="-1769.24">
            <text:p>-1.769</text:p>
          </table:table-cell>
          <table:table-cell office:value-type="float" office:value="151605.64">
            <text:p>151.606</text:p>
          </table:table-cell>
          <table:table-cell office:value-type="float" office:value="2495682.62">
            <text:p>2.495.68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8</text:p>
            <draw:g table:end-cell-address="Tabelle1.A403" table:end-x="0.41cm" table:end-y="0.015cm" draw:z-index="50" draw:name="SAPBEXq0001 U13C0F4E5B8D32">
              <draw:custom-shape draw:name="SAPBEXq0001 U13C0F4E5B8D3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03" table:end-x="0.41cm" table:end-y="0.015cm" draw:z-index="209" draw:name="SAPBEXq0001 U13C0F7B2B532">
              <draw:custom-shape draw:name="SAPBEXq0001 U13C0F7B2B53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Musikschule Boch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04" table:end-x="0.41cm" table:end-y="0.016cm" draw:z-index="210" draw:name="SAPBEXq0001 U13C0F7B2B533">
              <draw:custom-shape draw:name="SAPBEXq0001 U13C0F7B2B533 0" draw:style-name="gr1" draw:text-style-name="P2" svg:width="0.384cm" svg:height="0.441cm" svg:x="0.026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3 1" draw:style-name="gr2" draw:text-style-name="P3" svg:width="0.259cm" svg:height="0.274cm" svg:x="0.098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3 2" draw:style-name="gr2" draw:text-style-name="P3" svg:width="0.103cm" svg:height="0.107cm" svg:x="0.171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91503.48">
            <text:p>-491.503</text:p>
          </table:table-cell>
          <table:table-cell table:number-columns-repeated="2"/>
          <table:table-cell table:style-name="ce12" office:value-type="float" office:value="-1947155.1">
            <text:p>-1.947.155</text:p>
          </table:table-cell>
          <table:table-cell office:value-type="float" office:value="-7339.65">
            <text:p>-7.340</text:p>
          </table:table-cell>
          <table:table-cell table:style-name="ce12" office:value-type="float" office:value="-8837.58">
            <text:p>-8.838</text:p>
          </table:table-cell>
          <table:table-cell/>
          <table:table-cell office:value-type="float" office:value="-2454835.81">
            <text:p>-2.454.836</text:p>
          </table:table-cell>
          <table:table-cell office:value-type="float" office:value="5868114.75">
            <text:p>5.868.115</text:p>
          </table:table-cell>
          <table:table-cell office:value-type="float" office:value="4733.17">
            <text:p>4.733</text:p>
          </table:table-cell>
          <table:table-cell office:value-type="float" office:value="459360.48">
            <text:p>459.360</text:p>
          </table:table-cell>
          <table:table-cell office:value-type="float" office:value="331743.12">
            <text:p>331.743</text:p>
          </table:table-cell>
          <table:table-cell/>
          <table:table-cell office:value-type="float" office:value="155647.29">
            <text:p>155.647</text:p>
          </table:table-cell>
          <table:table-cell office:value-type="float" office:value="6819598.81">
            <text:p>6.819.599</text:p>
          </table:table-cell>
          <table:table-cell office:value-type="float" office:value="4364763">
            <text:p>4.364.763</text:p>
          </table:table-cell>
          <table:table-cell table:style-name="ce12" office:value-type="float" office:value="-89.05">
            <text:p>-89</text:p>
          </table:table-cell>
          <table:table-cell/>
          <table:table-cell table:style-name="ce13" office:value-type="float" office:value="-89.05">
            <text:p>-89</text:p>
          </table:table-cell>
          <table:table-cell office:value-type="float" office:value="4364673.95">
            <text:p>4.364.674</text:p>
          </table:table-cell>
          <table:table-cell table:number-columns-repeated="3"/>
          <table:table-cell office:value-type="float" office:value="4364673.95">
            <text:p>4.364.674</text:p>
          </table:table-cell>
          <table:table-cell table:style-name="ce11"/>
          <table:table-cell office:value-type="float" office:value="573899.31">
            <text:p>573.899</text:p>
          </table:table-cell>
          <table:table-cell office:value-type="float" office:value="4938573.26">
            <text:p>4.938.57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403029.61">
            <text:p>-403.030</text:p>
          </table:table-cell>
          <table:table-cell table:number-columns-repeated="2"/>
          <table:table-cell table:style-name="ce12" office:value-type="float" office:value="-1893200">
            <text:p>-1.893.200</text:p>
          </table:table-cell>
          <table:table-cell office:value-type="float" office:value="-6100">
            <text:p>-6.100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2302629.61">
            <text:p>-2.302.630</text:p>
          </table:table-cell>
          <table:table-cell office:value-type="float" office:value="5875114.09">
            <text:p>5.875.114</text:p>
          </table:table-cell>
          <table:table-cell office:value-type="float" office:value="3726.6">
            <text:p>3.727</text:p>
          </table:table-cell>
          <table:table-cell office:value-type="float" office:value="506783.48">
            <text:p>506.783</text:p>
          </table:table-cell>
          <table:table-cell office:value-type="float" office:value="271591.73">
            <text:p>271.592</text:p>
          </table:table-cell>
          <table:table-cell/>
          <table:table-cell office:value-type="float" office:value="172125">
            <text:p>172.125</text:p>
          </table:table-cell>
          <table:table-cell office:value-type="float" office:value="6829340.9">
            <text:p>6.829.341</text:p>
          </table:table-cell>
          <table:table-cell office:value-type="float" office:value="4526711.29">
            <text:p>4.526.711</text:p>
          </table:table-cell>
          <table:table-cell table:number-columns-repeated="3"/>
          <table:table-cell office:value-type="float" office:value="4526711.29">
            <text:p>4.526.711</text:p>
          </table:table-cell>
          <table:table-cell table:number-columns-repeated="3"/>
          <table:table-cell office:value-type="float" office:value="4526711.29">
            <text:p>4.526.711</text:p>
          </table:table-cell>
          <table:table-cell table:style-name="ce11"/>
          <table:table-cell office:value-type="float" office:value="683018.97">
            <text:p>683.019</text:p>
          </table:table-cell>
          <table:table-cell office:value-type="float" office:value="5209730.26">
            <text:p>5.209.73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364485.71">
            <text:p>-364.486</text:p>
          </table:table-cell>
          <table:table-cell table:number-columns-repeated="2"/>
          <table:table-cell table:style-name="ce12" office:value-type="float" office:value="-2034000">
            <text:p>-2.034.000</text:p>
          </table:table-cell>
          <table:table-cell office:value-type="float" office:value="-6100">
            <text:p>-6.100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2404885.71">
            <text:p>-2.404.886</text:p>
          </table:table-cell>
          <table:table-cell office:value-type="float" office:value="5691173.64">
            <text:p>5.691.174</text:p>
          </table:table-cell>
          <table:table-cell table:style-name="ce11"/>
          <table:table-cell office:value-type="float" office:value="740771.25">
            <text:p>740.771</text:p>
          </table:table-cell>
          <table:table-cell office:value-type="float" office:value="164344.25">
            <text:p>164.344</text:p>
          </table:table-cell>
          <table:table-cell/>
          <table:table-cell office:value-type="float" office:value="175070">
            <text:p>175.070</text:p>
          </table:table-cell>
          <table:table-cell office:value-type="float" office:value="6771359.14">
            <text:p>6.771.359</text:p>
          </table:table-cell>
          <table:table-cell office:value-type="float" office:value="4366473.43">
            <text:p>4.366.473</text:p>
          </table:table-cell>
          <table:table-cell table:number-columns-repeated="3"/>
          <table:table-cell office:value-type="float" office:value="4366473.43">
            <text:p>4.366.473</text:p>
          </table:table-cell>
          <table:table-cell table:number-columns-repeated="3"/>
          <table:table-cell office:value-type="float" office:value="4366473.43">
            <text:p>4.366.473</text:p>
          </table:table-cell>
          <table:table-cell table:style-name="ce11"/>
          <table:table-cell office:value-type="float" office:value="634804.95">
            <text:p>634.805</text:p>
          </table:table-cell>
          <table:table-cell office:value-type="float" office:value="5001278.38">
            <text:p>5.001.27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454729.63">
            <text:p>-454.730</text:p>
          </table:table-cell>
          <table:table-cell table:number-columns-repeated="2"/>
          <table:table-cell table:style-name="ce12" office:value-type="float" office:value="-2271100">
            <text:p>-2.271.1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2726129.63">
            <text:p>-2.726.130</text:p>
          </table:table-cell>
          <table:table-cell office:value-type="float" office:value="5723674.16">
            <text:p>5.723.674</text:p>
          </table:table-cell>
          <table:table-cell table:style-name="ce11"/>
          <table:table-cell office:value-type="float" office:value="550596">
            <text:p>550.596</text:p>
          </table:table-cell>
          <table:table-cell office:value-type="float" office:value="375006.07">
            <text:p>375.006</text:p>
          </table:table-cell>
          <table:table-cell/>
          <table:table-cell office:value-type="float" office:value="184920">
            <text:p>184.920</text:p>
          </table:table-cell>
          <table:table-cell office:value-type="float" office:value="6834196.23">
            <text:p>6.834.196</text:p>
          </table:table-cell>
          <table:table-cell office:value-type="float" office:value="4108066.6">
            <text:p>4.108.067</text:p>
          </table:table-cell>
          <table:table-cell/>
          <table:table-cell table:style-name="ce12" office:value-type="float" office:value="2500">
            <text:p>2.500</text:p>
          </table:table-cell>
          <table:table-cell table:style-name="ce13" office:value-type="float" office:value="2500">
            <text:p>2.500</text:p>
          </table:table-cell>
          <table:table-cell office:value-type="float" office:value="4110566.6">
            <text:p>4.110.567</text:p>
          </table:table-cell>
          <table:table-cell table:number-columns-repeated="3"/>
          <table:table-cell office:value-type="float" office:value="4110566.6">
            <text:p>4.110.567</text:p>
          </table:table-cell>
          <table:table-cell table:style-name="ce11"/>
          <table:table-cell office:value-type="float" office:value="533723.85">
            <text:p>533.724</text:p>
          </table:table-cell>
          <table:table-cell office:value-type="float" office:value="4644290.45">
            <text:p>4.644.29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82730.67">
            <text:p>-482.731</text:p>
          </table:table-cell>
          <table:table-cell table:number-columns-repeated="2"/>
          <table:table-cell table:style-name="ce12" office:value-type="float" office:value="-2361100">
            <text:p>-2.361.1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2844130.67">
            <text:p>-2.844.131</text:p>
          </table:table-cell>
          <table:table-cell office:value-type="float" office:value="5803928.28">
            <text:p>5.803.928</text:p>
          </table:table-cell>
          <table:table-cell table:style-name="ce11"/>
          <table:table-cell office:value-type="float" office:value="550596">
            <text:p>550.596</text:p>
          </table:table-cell>
          <table:table-cell office:value-type="float" office:value="356586.59">
            <text:p>356.587</text:p>
          </table:table-cell>
          <table:table-cell/>
          <table:table-cell office:value-type="float" office:value="185420">
            <text:p>185.420</text:p>
          </table:table-cell>
          <table:table-cell office:value-type="float" office:value="6896530.87">
            <text:p>6.896.531</text:p>
          </table:table-cell>
          <table:table-cell office:value-type="float" office:value="4052400.2">
            <text:p>4.052.400</text:p>
          </table:table-cell>
          <table:table-cell/>
          <table:table-cell table:style-name="ce12" office:value-type="float" office:value="2500">
            <text:p>2.500</text:p>
          </table:table-cell>
          <table:table-cell table:style-name="ce13" office:value-type="float" office:value="2500">
            <text:p>2.500</text:p>
          </table:table-cell>
          <table:table-cell office:value-type="float" office:value="4054900.2">
            <text:p>4.054.900</text:p>
          </table:table-cell>
          <table:table-cell table:number-columns-repeated="3"/>
          <table:table-cell office:value-type="float" office:value="4054900.2">
            <text:p>4.054.900</text:p>
          </table:table-cell>
          <table:table-cell table:style-name="ce11"/>
          <table:table-cell office:value-type="float" office:value="544608.2">
            <text:p>544.608</text:p>
          </table:table-cell>
          <table:table-cell office:value-type="float" office:value="4599508.4">
            <text:p>4.599.50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87458.12">
            <text:p>-487.458</text:p>
          </table:table-cell>
          <table:table-cell table:number-columns-repeated="2"/>
          <table:table-cell table:style-name="ce12" office:value-type="float" office:value="-2451100">
            <text:p>-2.451.1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2938858.12">
            <text:p>-2.938.858</text:p>
          </table:table-cell>
          <table:table-cell office:value-type="float" office:value="5866590.56">
            <text:p>5.866.591</text:p>
          </table:table-cell>
          <table:table-cell table:style-name="ce11"/>
          <table:table-cell office:value-type="float" office:value="550596">
            <text:p>550.596</text:p>
          </table:table-cell>
          <table:table-cell office:value-type="float" office:value="365940.92">
            <text:p>365.941</text:p>
          </table:table-cell>
          <table:table-cell/>
          <table:table-cell office:value-type="float" office:value="185420">
            <text:p>185.420</text:p>
          </table:table-cell>
          <table:table-cell office:value-type="float" office:value="6968547.48">
            <text:p>6.968.547</text:p>
          </table:table-cell>
          <table:table-cell office:value-type="float" office:value="4029689.36">
            <text:p>4.029.689</text:p>
          </table:table-cell>
          <table:table-cell/>
          <table:table-cell table:style-name="ce12" office:value-type="float" office:value="2500">
            <text:p>2.500</text:p>
          </table:table-cell>
          <table:table-cell table:style-name="ce13" office:value-type="float" office:value="2500">
            <text:p>2.500</text:p>
          </table:table-cell>
          <table:table-cell office:value-type="float" office:value="4032189.36">
            <text:p>4.032.189</text:p>
          </table:table-cell>
          <table:table-cell table:number-columns-repeated="3"/>
          <table:table-cell office:value-type="float" office:value="4032189.36">
            <text:p>4.032.189</text:p>
          </table:table-cell>
          <table:table-cell table:style-name="ce11"/>
          <table:table-cell office:value-type="float" office:value="540027.49">
            <text:p>540.027</text:p>
          </table:table-cell>
          <table:table-cell office:value-type="float" office:value="4572216.85">
            <text:p>4.572.21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82159.17">
            <text:p>-482.159</text:p>
          </table:table-cell>
          <table:table-cell table:number-columns-repeated="2"/>
          <table:table-cell table:style-name="ce12" office:value-type="float" office:value="-2465100">
            <text:p>-2.465.100</text:p>
          </table:table-cell>
          <table:table-cell table:style-name="ce11"/>
          <table:table-cell table:style-name="ce12" office:value-type="float" office:value="-300">
            <text:p>-300</text:p>
          </table:table-cell>
          <table:table-cell/>
          <table:table-cell office:value-type="float" office:value="-2947559.17">
            <text:p>-2.947.559</text:p>
          </table:table-cell>
          <table:table-cell office:value-type="float" office:value="5912998.36">
            <text:p>5.912.998</text:p>
          </table:table-cell>
          <table:table-cell table:style-name="ce11"/>
          <table:table-cell office:value-type="float" office:value="530943">
            <text:p>530.943</text:p>
          </table:table-cell>
          <table:table-cell office:value-type="float" office:value="338087.52">
            <text:p>338.088</text:p>
          </table:table-cell>
          <table:table-cell/>
          <table:table-cell office:value-type="float" office:value="185420">
            <text:p>185.420</text:p>
          </table:table-cell>
          <table:table-cell office:value-type="float" office:value="6967448.88">
            <text:p>6.967.449</text:p>
          </table:table-cell>
          <table:table-cell office:value-type="float" office:value="4019889.71">
            <text:p>4.019.890</text:p>
          </table:table-cell>
          <table:table-cell/>
          <table:table-cell table:style-name="ce12" office:value-type="float" office:value="2500">
            <text:p>2.500</text:p>
          </table:table-cell>
          <table:table-cell table:style-name="ce13" office:value-type="float" office:value="2500">
            <text:p>2.500</text:p>
          </table:table-cell>
          <table:table-cell office:value-type="float" office:value="4022389.71">
            <text:p>4.022.390</text:p>
          </table:table-cell>
          <table:table-cell table:number-columns-repeated="3"/>
          <table:table-cell office:value-type="float" office:value="4022389.71">
            <text:p>4.022.390</text:p>
          </table:table-cell>
          <table:table-cell table:style-name="ce11"/>
          <table:table-cell office:value-type="float" office:value="542225.34">
            <text:p>542.225</text:p>
          </table:table-cell>
          <table:table-cell office:value-type="float" office:value="4564615.05">
            <text:p>4.564.61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09</text:p>
            <draw:g table:end-cell-address="Tabelle1.A411" table:end-x="0.41cm" table:end-y="0.015cm" draw:z-index="51" draw:name="SAPBEXq0001 U13C0F4E5B8D33">
              <draw:custom-shape draw:name="SAPBEXq0001 U13C0F4E5B8D3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11" table:end-x="0.41cm" table:end-y="0.015cm" draw:z-index="211" draw:name="SAPBEXq0001 U13C0F7B2B533">
              <draw:custom-shape draw:name="SAPBEXq0001 U13C0F7B2B53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bstelle Bochum Ruhr.2010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12" table:end-x="0.41cm" table:end-y="0.016cm" draw:z-index="212" draw:name="SAPBEXq0001 U13C0F7B2B534">
              <draw:custom-shape draw:name="SAPBEXq0001 U13C0F7B2B534 0" draw:style-name="gr1" draw:text-style-name="P2" svg:width="0.384cm" svg:height="0.441cm" svg:x="0.026cm" svg:y="0.026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4 1" draw:style-name="gr2" draw:text-style-name="P3" svg:width="0.259cm" svg:height="0.274cm" svg:x="0.098cm" svg:y="0.109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4 2" draw:style-name="gr2" draw:text-style-name="P3" svg:width="0.103cm" svg:height="0.107cm" svg:x="0.171cm" svg:y="0.107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99537.13">
            <text:p>-499.537</text:p>
          </table:table-cell>
          <table:table-cell table:number-columns-repeated="3"/>
          <table:table-cell office:value-type="float" office:value="-37.74">
            <text:p>-38</text:p>
          </table:table-cell>
          <table:table-cell table:style-name="ce12" office:value-type="float" office:value="-21256.28">
            <text:p>-21.256</text:p>
          </table:table-cell>
          <table:table-cell/>
          <table:table-cell office:value-type="float" office:value="-520831.15">
            <text:p>-520.831</text:p>
          </table:table-cell>
          <table:table-cell office:value-type="float" office:value="228374.02">
            <text:p>228.374</text:p>
          </table:table-cell>
          <table:table-cell office:value-type="float" office:value="43309.37">
            <text:p>43.309</text:p>
          </table:table-cell>
          <table:table-cell office:value-type="float" office:value="55332.1">
            <text:p>55.332</text:p>
          </table:table-cell>
          <table:table-cell office:value-type="float" office:value="3680.94">
            <text:p>3.681</text:p>
          </table:table-cell>
          <table:table-cell table:style-name="ce12" office:value-type="float" office:value="775339.89">
            <text:p>775.340</text:p>
          </table:table-cell>
          <table:table-cell office:value-type="float" office:value="46232.33">
            <text:p>46.232</text:p>
          </table:table-cell>
          <table:table-cell office:value-type="float" office:value="1152268.65">
            <text:p>1.152.269</text:p>
          </table:table-cell>
          <table:table-cell office:value-type="float" office:value="631437.5">
            <text:p>631.438</text:p>
          </table:table-cell>
          <table:table-cell table:number-columns-repeated="3"/>
          <table:table-cell office:value-type="float" office:value="631437.5">
            <text:p>631.438</text:p>
          </table:table-cell>
          <table:table-cell table:number-columns-repeated="3"/>
          <table:table-cell office:value-type="float" office:value="631437.5">
            <text:p>631.438</text:p>
          </table:table-cell>
          <table:table-cell table:style-name="ce11"/>
          <table:table-cell office:value-type="float" office:value="38704.09">
            <text:p>38.704</text:p>
          </table:table-cell>
          <table:table-cell office:value-type="float" office:value="670141.59">
            <text:p>670.14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16.8">
            <text:p>-17</text:p>
          </table:table-cell>
          <table:table-cell table:number-columns-repeated="2"/>
          <table:table-cell office:value-type="float" office:value="-16.8">
            <text:p>-17</text:p>
          </table:table-cell>
          <table:table-cell office:value-type="float" office:value="253482.74">
            <text:p>253.483</text:p>
          </table:table-cell>
          <table:table-cell office:value-type="float" office:value="13817.36">
            <text:p>13.817</text:p>
          </table:table-cell>
          <table:table-cell office:value-type="float" office:value="254396.36">
            <text:p>254.396</text:p>
          </table:table-cell>
          <table:table-cell office:value-type="float" office:value="5741.48">
            <text:p>5.741</text:p>
          </table:table-cell>
          <table:table-cell table:style-name="ce12" office:value-type="float" office:value="1050000">
            <text:p>1.050.000</text:p>
          </table:table-cell>
          <table:table-cell office:value-type="float" office:value="3900">
            <text:p>3.900</text:p>
          </table:table-cell>
          <table:table-cell office:value-type="float" office:value="1581337.94">
            <text:p>1.581.338</text:p>
          </table:table-cell>
          <table:table-cell office:value-type="float" office:value="1581321.14">
            <text:p>1.581.321</text:p>
          </table:table-cell>
          <table:table-cell table:number-columns-repeated="3"/>
          <table:table-cell office:value-type="float" office:value="1581321.14">
            <text:p>1.581.321</text:p>
          </table:table-cell>
          <table:table-cell table:number-columns-repeated="3"/>
          <table:table-cell office:value-type="float" office:value="1581321.14">
            <text:p>1.581.321</text:p>
          </table:table-cell>
          <table:table-cell table:style-name="ce11"/>
          <table:table-cell office:value-type="float" office:value="81044.48">
            <text:p>81.044</text:p>
          </table:table-cell>
          <table:table-cell office:value-type="float" office:value="1662365.62">
            <text:p>1.662.36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99750">
            <text:p>-299.750</text:p>
          </table:table-cell>
          <table:table-cell table:number-columns-repeated="3"/>
          <table:table-cell office:value-type="float" office:value="-21">
            <text:p>-21</text:p>
          </table:table-cell>
          <table:table-cell table:number-columns-repeated="2"/>
          <table:table-cell office:value-type="float" office:value="-299771">
            <text:p>-299.771</text:p>
          </table:table-cell>
          <table:table-cell office:value-type="float" office:value="194240.09">
            <text:p>194.240</text:p>
          </table:table-cell>
          <table:table-cell office:value-type="float" office:value="18724.01">
            <text:p>18.724</text:p>
          </table:table-cell>
          <table:table-cell office:value-type="float" office:value="504404.21">
            <text:p>504.404</text:p>
          </table:table-cell>
          <table:table-cell office:value-type="float" office:value="226166.67">
            <text:p>226.167</text:p>
          </table:table-cell>
          <table:table-cell table:style-name="ce12" office:value-type="float" office:value="50000">
            <text:p>50.000</text:p>
          </table:table-cell>
          <table:table-cell office:value-type="float" office:value="3900">
            <text:p>3.900</text:p>
          </table:table-cell>
          <table:table-cell office:value-type="float" office:value="997434.98">
            <text:p>997.435</text:p>
          </table:table-cell>
          <table:table-cell office:value-type="float" office:value="697663.98">
            <text:p>697.664</text:p>
          </table:table-cell>
          <table:table-cell table:number-columns-repeated="3"/>
          <table:table-cell office:value-type="float" office:value="697663.98">
            <text:p>697.664</text:p>
          </table:table-cell>
          <table:table-cell table:number-columns-repeated="3"/>
          <table:table-cell office:value-type="float" office:value="697663.98">
            <text:p>697.664</text:p>
          </table:table-cell>
          <table:table-cell table:style-name="ce11"/>
          <table:table-cell office:value-type="float" office:value="43966.55">
            <text:p>43.967</text:p>
          </table:table-cell>
          <table:table-cell office:value-type="float" office:value="741630.53">
            <text:p>741.63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61224.1">
            <text:p>-261.224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261224.1">
            <text:p>-261.224</text:p>
          </table:table-cell>
          <table:table-cell office:value-type="float" office:value="195382.28">
            <text:p>195.382</text:p>
          </table:table-cell>
          <table:table-cell office:value-type="float" office:value="14026.15">
            <text:p>14.026</text:p>
          </table:table-cell>
          <table:table-cell office:value-type="float" office:value="304395.71">
            <text:p>304.396</text:p>
          </table:table-cell>
          <table:table-cell office:value-type="float" office:value="509160.62">
            <text:p>509.161</text:p>
          </table:table-cell>
          <table:table-cell table:style-name="ce12" office:value-type="float" office:value="250000">
            <text:p>250.000</text:p>
          </table:table-cell>
          <table:table-cell office:value-type="float" office:value="3909.24">
            <text:p>3.909</text:p>
          </table:table-cell>
          <table:table-cell office:value-type="float" office:value="1276874">
            <text:p>1.276.874</text:p>
          </table:table-cell>
          <table:table-cell office:value-type="float" office:value="1015649.9">
            <text:p>1.015.650</text:p>
          </table:table-cell>
          <table:table-cell table:number-columns-repeated="3"/>
          <table:table-cell office:value-type="float" office:value="1015649.9">
            <text:p>1.015.650</text:p>
          </table:table-cell>
          <table:table-cell table:number-columns-repeated="3"/>
          <table:table-cell office:value-type="float" office:value="1015649.9">
            <text:p>1.015.650</text:p>
          </table:table-cell>
          <table:table-cell table:style-name="ce11"/>
          <table:table-cell office:value-type="float" office:value="43228.19">
            <text:p>43.228</text:p>
          </table:table-cell>
          <table:table-cell office:value-type="float" office:value="1058878.09">
            <text:p>1.058.87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92208.79">
            <text:p>-892.209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92208.79">
            <text:p>-892.209</text:p>
          </table:table-cell>
          <table:table-cell office:value-type="float" office:value="201942.24">
            <text:p>201.942</text:p>
          </table:table-cell>
          <table:table-cell office:value-type="float" office:value="20523.1">
            <text:p>20.523</text:p>
          </table:table-cell>
          <table:table-cell office:value-type="float" office:value="304395.78">
            <text:p>304.396</text:p>
          </table:table-cell>
          <table:table-cell office:value-type="float" office:value="1564391.28">
            <text:p>1.564.391</text:p>
          </table:table-cell>
          <table:table-cell table:style-name="ce12" office:value-type="float" office:value="250000">
            <text:p>250.000</text:p>
          </table:table-cell>
          <table:table-cell office:value-type="float" office:value="3993.88">
            <text:p>3.994</text:p>
          </table:table-cell>
          <table:table-cell office:value-type="float" office:value="2345246.28">
            <text:p>2.345.246</text:p>
          </table:table-cell>
          <table:table-cell office:value-type="float" office:value="1453037.49">
            <text:p>1.453.037</text:p>
          </table:table-cell>
          <table:table-cell table:number-columns-repeated="3"/>
          <table:table-cell office:value-type="float" office:value="1453037.49">
            <text:p>1.453.037</text:p>
          </table:table-cell>
          <table:table-cell table:number-columns-repeated="3"/>
          <table:table-cell office:value-type="float" office:value="1453037.49">
            <text:p>1.453.037</text:p>
          </table:table-cell>
          <table:table-cell table:style-name="ce11"/>
          <table:table-cell office:value-type="float" office:value="56660.82">
            <text:p>56.661</text:p>
          </table:table-cell>
          <table:table-cell office:value-type="float" office:value="1509698.31">
            <text:p>1.509.69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92208.79">
            <text:p>-892.209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92208.79">
            <text:p>-892.209</text:p>
          </table:table-cell>
          <table:table-cell office:value-type="float" office:value="203254.21">
            <text:p>203.254</text:p>
          </table:table-cell>
          <table:table-cell office:value-type="float" office:value="20257.73">
            <text:p>20.258</text:p>
          </table:table-cell>
          <table:table-cell office:value-type="float" office:value="304395.78">
            <text:p>304.396</text:p>
          </table:table-cell>
          <table:table-cell office:value-type="float" office:value="1625502.39">
            <text:p>1.625.502</text:p>
          </table:table-cell>
          <table:table-cell table:style-name="ce12" office:value-type="float" office:value="250000">
            <text:p>250.000</text:p>
          </table:table-cell>
          <table:table-cell office:value-type="float" office:value="3966.63">
            <text:p>3.967</text:p>
          </table:table-cell>
          <table:table-cell office:value-type="float" office:value="2407376.74">
            <text:p>2.407.377</text:p>
          </table:table-cell>
          <table:table-cell office:value-type="float" office:value="1515167.95">
            <text:p>1.515.168</text:p>
          </table:table-cell>
          <table:table-cell table:number-columns-repeated="3"/>
          <table:table-cell office:value-type="float" office:value="1515167.95">
            <text:p>1.515.168</text:p>
          </table:table-cell>
          <table:table-cell table:number-columns-repeated="3"/>
          <table:table-cell office:value-type="float" office:value="1515167.95">
            <text:p>1.515.168</text:p>
          </table:table-cell>
          <table:table-cell table:style-name="ce11"/>
          <table:table-cell office:value-type="float" office:value="57666.84">
            <text:p>57.667</text:p>
          </table:table-cell>
          <table:table-cell office:value-type="float" office:value="1572834.79">
            <text:p>1.572.83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92208.79">
            <text:p>-892.209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92208.79">
            <text:p>-892.209</text:p>
          </table:table-cell>
          <table:table-cell office:value-type="float" office:value="204948.98">
            <text:p>204.949</text:p>
          </table:table-cell>
          <table:table-cell office:value-type="float" office:value="20353.51">
            <text:p>20.354</text:p>
          </table:table-cell>
          <table:table-cell office:value-type="float" office:value="304395.71">
            <text:p>304.396</text:p>
          </table:table-cell>
          <table:table-cell office:value-type="float" office:value="1625502.39">
            <text:p>1.625.502</text:p>
          </table:table-cell>
          <table:table-cell table:style-name="ce12" office:value-type="float" office:value="250000">
            <text:p>250.000</text:p>
          </table:table-cell>
          <table:table-cell office:value-type="float" office:value="3969.12">
            <text:p>3.969</text:p>
          </table:table-cell>
          <table:table-cell office:value-type="float" office:value="2409169.71">
            <text:p>2.409.170</text:p>
          </table:table-cell>
          <table:table-cell office:value-type="float" office:value="1516960.92">
            <text:p>1.516.961</text:p>
          </table:table-cell>
          <table:table-cell table:number-columns-repeated="3"/>
          <table:table-cell office:value-type="float" office:value="1516960.92">
            <text:p>1.516.961</text:p>
          </table:table-cell>
          <table:table-cell table:number-columns-repeated="3"/>
          <table:table-cell office:value-type="float" office:value="1516960.92">
            <text:p>1.516.961</text:p>
          </table:table-cell>
          <table:table-cell table:style-name="ce11"/>
          <table:table-cell office:value-type="float" office:value="58159.8">
            <text:p>58.160</text:p>
          </table:table-cell>
          <table:table-cell office:value-type="float" office:value="1575120.72">
            <text:p>1.575.12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2510</text:p>
            <draw:g table:end-cell-address="Tabelle1.A419" table:end-x="0.41cm" table:end-y="0.016cm" draw:z-index="52" draw:name="SAPBEXq0001 U13C0F4E5B8D34">
              <draw:custom-shape draw:name="SAPBEXq0001 U13C0F4E5B8D3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19" table:end-x="0.41cm" table:end-y="0.016cm" draw:z-index="213" draw:name="SAPBEXq0001 U13C0F7B2B534">
              <draw:custom-shape draw:name="SAPBEXq0001 U13C0F7B2B53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AöR Schauspielhaus Boch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20" table:end-x="0.41cm" table:end-y="0.016cm" draw:z-index="214" draw:name="SAPBEXq0001 U13C0F7B2B535">
              <draw:custom-shape draw:name="SAPBEXq0001 U13C0F7B2B53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36000">
            <text:p>-36.000</text:p>
          </table:table-cell>
          <table:table-cell office:value-type="float" office:value="-53001.2">
            <text:p>-53.001</text:p>
          </table:table-cell>
          <table:table-cell table:number-columns-repeated="2"/>
          <table:table-cell office:value-type="float" office:value="-89001.2">
            <text:p>-89.001</text:p>
          </table:table-cell>
          <table:table-cell office:value-type="float" office:value="13449.04">
            <text:p>13.449</text:p>
          </table:table-cell>
          <table:table-cell office:value-type="float" office:value="727.04">
            <text:p>727</text:p>
          </table:table-cell>
          <table:table-cell office:value-type="float" office:value="784595.96">
            <text:p>784.596</text:p>
          </table:table-cell>
          <table:table-cell office:value-type="float" office:value="223385.07">
            <text:p>223.385</text:p>
          </table:table-cell>
          <table:table-cell table:style-name="ce12" office:value-type="float" office:value="15921100">
            <text:p>15.921.100</text:p>
          </table:table-cell>
          <table:table-cell office:value-type="float" office:value="372.12">
            <text:p>372</text:p>
          </table:table-cell>
          <table:table-cell office:value-type="float" office:value="16943629.23">
            <text:p>16.943.629</text:p>
          </table:table-cell>
          <table:table-cell office:value-type="float" office:value="16854628.03">
            <text:p>16.854.628</text:p>
          </table:table-cell>
          <table:table-cell table:number-columns-repeated="3"/>
          <table:table-cell office:value-type="float" office:value="16854628.03">
            <text:p>16.854.628</text:p>
          </table:table-cell>
          <table:table-cell table:number-columns-repeated="3"/>
          <table:table-cell office:value-type="float" office:value="16854628.03">
            <text:p>16.854.628</text:p>
          </table:table-cell>
          <table:table-cell table:style-name="ce11"/>
          <table:table-cell office:value-type="float" office:value="673652.95">
            <text:p>673.653</text:p>
          </table:table-cell>
          <table:table-cell office:value-type="float" office:value="17528280.98">
            <text:p>17.528.28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36000">
            <text:p>-36.000</text:p>
          </table:table-cell>
          <table:table-cell office:value-type="float" office:value="-1.2">
            <text:p>-1</text:p>
          </table:table-cell>
          <table:table-cell table:number-columns-repeated="2"/>
          <table:table-cell office:value-type="float" office:value="-36001.2">
            <text:p>-36.001</text:p>
          </table:table-cell>
          <table:table-cell office:value-type="float" office:value="13073.56">
            <text:p>13.074</text:p>
          </table:table-cell>
          <table:table-cell office:value-type="float" office:value="758.85">
            <text:p>759</text:p>
          </table:table-cell>
          <table:table-cell office:value-type="float" office:value="891360.2">
            <text:p>891.360</text:p>
          </table:table-cell>
          <table:table-cell office:value-type="float" office:value="82500">
            <text:p>82.500</text:p>
          </table:table-cell>
          <table:table-cell table:style-name="ce12" office:value-type="float" office:value="16221100">
            <text:p>16.221.100</text:p>
          </table:table-cell>
          <table:table-cell office:value-type="float" office:value="372.12">
            <text:p>372</text:p>
          </table:table-cell>
          <table:table-cell office:value-type="float" office:value="17209164.73">
            <text:p>17.209.165</text:p>
          </table:table-cell>
          <table:table-cell office:value-type="float" office:value="17173163.53">
            <text:p>17.173.164</text:p>
          </table:table-cell>
          <table:table-cell table:number-columns-repeated="3"/>
          <table:table-cell office:value-type="float" office:value="17173163.53">
            <text:p>17.173.164</text:p>
          </table:table-cell>
          <table:table-cell table:number-columns-repeated="3"/>
          <table:table-cell office:value-type="float" office:value="17173163.53">
            <text:p>17.173.164</text:p>
          </table:table-cell>
          <table:table-cell table:style-name="ce11"/>
          <table:table-cell office:value-type="float" office:value="684088.82">
            <text:p>684.089</text:p>
          </table:table-cell>
          <table:table-cell office:value-type="float" office:value="17857252.35">
            <text:p>17.857.25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4.92">
            <text:p>-5</text:p>
          </table:table-cell>
          <table:table-cell table:number-columns-repeated="2"/>
          <table:table-cell table:style-name="ce12" office:value-type="float" office:value="-36000">
            <text:p>-36.000</text:p>
          </table:table-cell>
          <table:table-cell table:style-name="ce11"/>
          <table:table-cell table:number-columns-repeated="2"/>
          <table:table-cell office:value-type="float" office:value="-36004.92">
            <text:p>-36.005</text:p>
          </table:table-cell>
          <table:table-cell office:value-type="float" office:value="6569.32">
            <text:p>6.569</text:p>
          </table:table-cell>
          <table:table-cell office:value-type="float" office:value="284.88">
            <text:p>285</text:p>
          </table:table-cell>
          <table:table-cell office:value-type="float" office:value="862597.68">
            <text:p>862.598</text:p>
          </table:table-cell>
          <table:table-cell office:value-type="float" office:value="551570.99">
            <text:p>551.571</text:p>
          </table:table-cell>
          <table:table-cell table:style-name="ce12" office:value-type="float" office:value="16221100">
            <text:p>16.221.100</text:p>
          </table:table-cell>
          <table:table-cell office:value-type="float" office:value="28704.32">
            <text:p>28.704</text:p>
          </table:table-cell>
          <table:table-cell office:value-type="float" office:value="17670827.19">
            <text:p>17.670.827</text:p>
          </table:table-cell>
          <table:table-cell office:value-type="float" office:value="17634822.27">
            <text:p>17.634.822</text:p>
          </table:table-cell>
          <table:table-cell table:number-columns-repeated="3"/>
          <table:table-cell office:value-type="float" office:value="17634822.27">
            <text:p>17.634.822</text:p>
          </table:table-cell>
          <table:table-cell table:number-columns-repeated="3"/>
          <table:table-cell office:value-type="float" office:value="17634822.27">
            <text:p>17.634.822</text:p>
          </table:table-cell>
          <table:table-cell table:style-name="ce11"/>
          <table:table-cell office:value-type="float" office:value="491330.98">
            <text:p>491.331</text:p>
          </table:table-cell>
          <table:table-cell office:value-type="float" office:value="18126153.25">
            <text:p>18.126.15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4.92">
            <text:p>-5</text:p>
          </table:table-cell>
          <table:table-cell table:number-columns-repeated="2"/>
          <table:table-cell table:style-name="ce12" office:value-type="float" office:value="-36000">
            <text:p>-36.000</text:p>
          </table:table-cell>
          <table:table-cell table:style-name="ce11"/>
          <table:table-cell table:number-columns-repeated="2"/>
          <table:table-cell office:value-type="float" office:value="-36004.92">
            <text:p>-36.005</text:p>
          </table:table-cell>
          <table:table-cell office:value-type="float" office:value="6738.76">
            <text:p>6.739</text:p>
          </table:table-cell>
          <table:table-cell office:value-type="float" office:value="416.6">
            <text:p>417</text:p>
          </table:table-cell>
          <table:table-cell office:value-type="float" office:value="862597.68">
            <text:p>862.598</text:p>
          </table:table-cell>
          <table:table-cell office:value-type="float" office:value="551571.01">
            <text:p>551.571</text:p>
          </table:table-cell>
          <table:table-cell table:style-name="ce12" office:value-type="float" office:value="16221100">
            <text:p>16.221.100</text:p>
          </table:table-cell>
          <table:table-cell office:value-type="float" office:value="28705.76">
            <text:p>28.706</text:p>
          </table:table-cell>
          <table:table-cell office:value-type="float" office:value="17671129.81">
            <text:p>17.671.130</text:p>
          </table:table-cell>
          <table:table-cell office:value-type="float" office:value="17635124.89">
            <text:p>17.635.125</text:p>
          </table:table-cell>
          <table:table-cell table:number-columns-repeated="3"/>
          <table:table-cell office:value-type="float" office:value="17635124.89">
            <text:p>17.635.125</text:p>
          </table:table-cell>
          <table:table-cell table:number-columns-repeated="3"/>
          <table:table-cell office:value-type="float" office:value="17635124.89">
            <text:p>17.635.125</text:p>
          </table:table-cell>
          <table:table-cell table:style-name="ce11"/>
          <table:table-cell office:value-type="float" office:value="506008.87">
            <text:p>506.009</text:p>
          </table:table-cell>
          <table:table-cell office:value-type="float" office:value="18141133.76">
            <text:p>18.141.13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.92">
            <text:p>-5</text:p>
          </table:table-cell>
          <table:table-cell table:number-columns-repeated="2"/>
          <table:table-cell table:style-name="ce12" office:value-type="float" office:value="-36000">
            <text:p>-36.000</text:p>
          </table:table-cell>
          <table:table-cell table:style-name="ce11"/>
          <table:table-cell table:number-columns-repeated="2"/>
          <table:table-cell office:value-type="float" office:value="-36004.92">
            <text:p>-36.005</text:p>
          </table:table-cell>
          <table:table-cell office:value-type="float" office:value="6797.72">
            <text:p>6.798</text:p>
          </table:table-cell>
          <table:table-cell office:value-type="float" office:value="411.64">
            <text:p>412</text:p>
          </table:table-cell>
          <table:table-cell office:value-type="float" office:value="862597.68">
            <text:p>862.598</text:p>
          </table:table-cell>
          <table:table-cell office:value-type="float" office:value="550185.91">
            <text:p>550.186</text:p>
          </table:table-cell>
          <table:table-cell table:style-name="ce12" office:value-type="float" office:value="16221100">
            <text:p>16.221.100</text:p>
          </table:table-cell>
          <table:table-cell office:value-type="float" office:value="28705.28">
            <text:p>28.705</text:p>
          </table:table-cell>
          <table:table-cell office:value-type="float" office:value="17669798.23">
            <text:p>17.669.798</text:p>
          </table:table-cell>
          <table:table-cell office:value-type="float" office:value="17633793.31">
            <text:p>17.633.793</text:p>
          </table:table-cell>
          <table:table-cell table:number-columns-repeated="3"/>
          <table:table-cell office:value-type="float" office:value="17633793.31">
            <text:p>17.633.793</text:p>
          </table:table-cell>
          <table:table-cell table:number-columns-repeated="3"/>
          <table:table-cell office:value-type="float" office:value="17633793.31">
            <text:p>17.633.793</text:p>
          </table:table-cell>
          <table:table-cell table:style-name="ce11"/>
          <table:table-cell office:value-type="float" office:value="497840.29">
            <text:p>497.840</text:p>
          </table:table-cell>
          <table:table-cell office:value-type="float" office:value="18131633.6">
            <text:p>18.131.63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.92">
            <text:p>-5</text:p>
          </table:table-cell>
          <table:table-cell table:number-columns-repeated="2"/>
          <table:table-cell table:style-name="ce12" office:value-type="float" office:value="-36000">
            <text:p>-36.000</text:p>
          </table:table-cell>
          <table:table-cell table:style-name="ce11"/>
          <table:table-cell table:number-columns-repeated="2"/>
          <table:table-cell office:value-type="float" office:value="-36004.92">
            <text:p>-36.005</text:p>
          </table:table-cell>
          <table:table-cell office:value-type="float" office:value="6843.08">
            <text:p>6.843</text:p>
          </table:table-cell>
          <table:table-cell office:value-type="float" office:value="411.13">
            <text:p>411</text:p>
          </table:table-cell>
          <table:table-cell office:value-type="float" office:value="862597.68">
            <text:p>862.598</text:p>
          </table:table-cell>
          <table:table-cell office:value-type="float" office:value="548802.83">
            <text:p>548.803</text:p>
          </table:table-cell>
          <table:table-cell table:style-name="ce12" office:value-type="float" office:value="16221100">
            <text:p>16.221.100</text:p>
          </table:table-cell>
          <table:table-cell office:value-type="float" office:value="28705.28">
            <text:p>28.705</text:p>
          </table:table-cell>
          <table:table-cell office:value-type="float" office:value="17668460">
            <text:p>17.668.460</text:p>
          </table:table-cell>
          <table:table-cell office:value-type="float" office:value="17632455.08">
            <text:p>17.632.455</text:p>
          </table:table-cell>
          <table:table-cell table:number-columns-repeated="3"/>
          <table:table-cell office:value-type="float" office:value="17632455.08">
            <text:p>17.632.455</text:p>
          </table:table-cell>
          <table:table-cell table:number-columns-repeated="3"/>
          <table:table-cell office:value-type="float" office:value="17632455.08">
            <text:p>17.632.455</text:p>
          </table:table-cell>
          <table:table-cell table:style-name="ce11"/>
          <table:table-cell office:value-type="float" office:value="502926.58">
            <text:p>502.927</text:p>
          </table:table-cell>
          <table:table-cell office:value-type="float" office:value="18135381.66">
            <text:p>18.135.38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1</text:p>
            <draw:g table:end-cell-address="Tabelle1.A427" table:end-x="0.41cm" table:end-y="0.016cm" draw:z-index="53" draw:name="SAPBEXq0001 U13C0F4E5B8D35">
              <draw:custom-shape draw:name="SAPBEXq0001 U13C0F4E5B8D3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27" table:end-x="0.41cm" table:end-y="0.016cm" draw:z-index="215" draw:name="SAPBEXq0001 U13C0F7B2B535">
              <draw:custom-shape draw:name="SAPBEXq0001 U13C0F7B2B53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Leistungen SGB IX; XII; PF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28" table:end-x="0.41cm" table:end-y="0.016cm" draw:z-index="216" draw:name="SAPBEXq0001 U13C0F7B2B536">
              <draw:custom-shape draw:name="SAPBEXq0001 U13C0F7B2B53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1172.93">
            <text:p>-11.173</text:p>
          </table:table-cell>
          <table:table-cell table:style-name="ce12" office:value-type="float" office:value="-6609013.91">
            <text:p>-6.609.014</text:p>
          </table:table-cell>
          <table:table-cell/>
          <table:table-cell table:style-name="ce12" office:value-type="float" office:value="-117152.46">
            <text:p>-117.152</text:p>
          </table:table-cell>
          <table:table-cell office:value-type="float" office:value="-4057672.59">
            <text:p>-4.057.673</text:p>
          </table:table-cell>
          <table:table-cell table:style-name="ce12" office:value-type="float" office:value="-960627.99">
            <text:p>-960.628</text:p>
          </table:table-cell>
          <table:table-cell/>
          <table:table-cell office:value-type="float" office:value="-11755639.88">
            <text:p>-11.755.640</text:p>
          </table:table-cell>
          <table:table-cell office:value-type="float" office:value="8058830.84">
            <text:p>8.058.831</text:p>
          </table:table-cell>
          <table:table-cell office:value-type="float" office:value="2240252.64">
            <text:p>2.240.253</text:p>
          </table:table-cell>
          <table:table-cell office:value-type="float" office:value="485086.34">
            <text:p>485.086</text:p>
          </table:table-cell>
          <table:table-cell office:value-type="float" office:value="219412.88">
            <text:p>219.413</text:p>
          </table:table-cell>
          <table:table-cell table:style-name="ce12" office:value-type="float" office:value="63516598.47">
            <text:p>63.516.598</text:p>
          </table:table-cell>
          <table:table-cell office:value-type="float" office:value="627576.59">
            <text:p>627.577</text:p>
          </table:table-cell>
          <table:table-cell office:value-type="float" office:value="75147757.76">
            <text:p>75.147.758</text:p>
          </table:table-cell>
          <table:table-cell office:value-type="float" office:value="63392117.88">
            <text:p>63.392.118</text:p>
          </table:table-cell>
          <table:table-cell table:number-columns-repeated="3"/>
          <table:table-cell office:value-type="float" office:value="63392117.88">
            <text:p>63.392.118</text:p>
          </table:table-cell>
          <table:table-cell table:style-name="ce12" office:value-type="float" office:value="-75.57">
            <text:p>-76</text:p>
          </table:table-cell>
          <table:table-cell table:style-name="ce12" office:value-type="float" office:value="145.22">
            <text:p>145</text:p>
          </table:table-cell>
          <table:table-cell table:style-name="ce13" office:value-type="float" office:value="69.65">
            <text:p>70</text:p>
          </table:table-cell>
          <table:table-cell office:value-type="float" office:value="63392187.53">
            <text:p>63.392.188</text:p>
          </table:table-cell>
          <table:table-cell office:value-type="float" office:value="-119337.72">
            <text:p>-119.338</text:p>
          </table:table-cell>
          <table:table-cell office:value-type="float" office:value="3450264.21">
            <text:p>3.450.264</text:p>
          </table:table-cell>
          <table:table-cell office:value-type="float" office:value="66723114.02">
            <text:p>66.723.11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323.06">
            <text:p>-3.323</text:p>
          </table:table-cell>
          <table:table-cell table:style-name="ce12" office:value-type="float" office:value="-6702400">
            <text:p>-6.702.4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3167099.68">
            <text:p>-3.167.100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10029022.74">
            <text:p>-10.029.023</text:p>
          </table:table-cell>
          <table:table-cell office:value-type="float" office:value="7836870.6">
            <text:p>7.836.871</text:p>
          </table:table-cell>
          <table:table-cell office:value-type="float" office:value="760293.59">
            <text:p>760.294</text:p>
          </table:table-cell>
          <table:table-cell office:value-type="float" office:value="562461.12">
            <text:p>562.461</text:p>
          </table:table-cell>
          <table:table-cell office:value-type="float" office:value="8391.87">
            <text:p>8.392</text:p>
          </table:table-cell>
          <table:table-cell table:style-name="ce12" office:value-type="float" office:value="65144800">
            <text:p>65.144.800</text:p>
          </table:table-cell>
          <table:table-cell office:value-type="float" office:value="656333.72">
            <text:p>656.334</text:p>
          </table:table-cell>
          <table:table-cell office:value-type="float" office:value="74969150.9">
            <text:p>74.969.151</text:p>
          </table:table-cell>
          <table:table-cell office:value-type="float" office:value="64940128.16">
            <text:p>64.940.128</text:p>
          </table:table-cell>
          <table:table-cell table:number-columns-repeated="3"/>
          <table:table-cell office:value-type="float" office:value="64940128.16">
            <text:p>64.940.128</text:p>
          </table:table-cell>
          <table:table-cell table:number-columns-repeated="3"/>
          <table:table-cell office:value-type="float" office:value="64940128.16">
            <text:p>64.940.128</text:p>
          </table:table-cell>
          <table:table-cell office:value-type="float" office:value="-192740.96">
            <text:p>-192.741</text:p>
          </table:table-cell>
          <table:table-cell office:value-type="float" office:value="4724069.67">
            <text:p>4.724.070</text:p>
          </table:table-cell>
          <table:table-cell office:value-type="float" office:value="69471456.87">
            <text:p>69.471.45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3000">
            <text:p>-3.000</text:p>
          </table:table-cell>
          <table:table-cell table:style-name="ce12" office:value-type="float" office:value="-1845500">
            <text:p>-1.845.5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3437025.52">
            <text:p>-3.437.026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5441725.52">
            <text:p>-5.441.726</text:p>
          </table:table-cell>
          <table:table-cell office:value-type="float" office:value="7903858.91">
            <text:p>7.903.859</text:p>
          </table:table-cell>
          <table:table-cell office:value-type="float" office:value="927008.25">
            <text:p>927.008</text:p>
          </table:table-cell>
          <table:table-cell office:value-type="float" office:value="546549.39">
            <text:p>546.549</text:p>
          </table:table-cell>
          <table:table-cell office:value-type="float" office:value="6226">
            <text:p>6.226</text:p>
          </table:table-cell>
          <table:table-cell table:style-name="ce12" office:value-type="float" office:value="61513060">
            <text:p>61.513.060</text:p>
          </table:table-cell>
          <table:table-cell office:value-type="float" office:value="650226.44">
            <text:p>650.226</text:p>
          </table:table-cell>
          <table:table-cell office:value-type="float" office:value="71546928.99">
            <text:p>71.546.929</text:p>
          </table:table-cell>
          <table:table-cell office:value-type="float" office:value="66105203.47">
            <text:p>66.105.203</text:p>
          </table:table-cell>
          <table:table-cell table:number-columns-repeated="3"/>
          <table:table-cell office:value-type="float" office:value="66105203.47">
            <text:p>66.105.203</text:p>
          </table:table-cell>
          <table:table-cell table:number-columns-repeated="3"/>
          <table:table-cell office:value-type="float" office:value="66105203.47">
            <text:p>66.105.203</text:p>
          </table:table-cell>
          <table:table-cell office:value-type="float" office:value="-252025.95">
            <text:p>-252.026</text:p>
          </table:table-cell>
          <table:table-cell office:value-type="float" office:value="3914524.36">
            <text:p>3.914.524</text:p>
          </table:table-cell>
          <table:table-cell office:value-type="float" office:value="69767701.88">
            <text:p>69.767.70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134.99">
            <text:p>-10.135</text:p>
          </table:table-cell>
          <table:table-cell table:style-name="ce12" office:value-type="float" office:value="-1844500">
            <text:p>-1.844.5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9116200">
            <text:p>-9.116.200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11127034.99">
            <text:p>-11.127.035</text:p>
          </table:table-cell>
          <table:table-cell office:value-type="float" office:value="7631988.28">
            <text:p>7.631.988</text:p>
          </table:table-cell>
          <table:table-cell office:value-type="float" office:value="705982.88">
            <text:p>705.983</text:p>
          </table:table-cell>
          <table:table-cell office:value-type="float" office:value="456584.96">
            <text:p>456.585</text:p>
          </table:table-cell>
          <table:table-cell office:value-type="float" office:value="218519.24">
            <text:p>218.519</text:p>
          </table:table-cell>
          <table:table-cell table:style-name="ce12" office:value-type="float" office:value="66586900">
            <text:p>66.586.900</text:p>
          </table:table-cell>
          <table:table-cell office:value-type="float" office:value="634497.4">
            <text:p>634.497</text:p>
          </table:table-cell>
          <table:table-cell office:value-type="float" office:value="76234472.76">
            <text:p>76.234.473</text:p>
          </table:table-cell>
          <table:table-cell office:value-type="float" office:value="65107437.77">
            <text:p>65.107.438</text:p>
          </table:table-cell>
          <table:table-cell table:number-columns-repeated="3"/>
          <table:table-cell office:value-type="float" office:value="65107437.77">
            <text:p>65.107.438</text:p>
          </table:table-cell>
          <table:table-cell table:number-columns-repeated="3"/>
          <table:table-cell office:value-type="float" office:value="65107437.77">
            <text:p>65.107.438</text:p>
          </table:table-cell>
          <table:table-cell office:value-type="float" office:value="-273632.15">
            <text:p>-273.632</text:p>
          </table:table-cell>
          <table:table-cell office:value-type="float" office:value="2870684.64">
            <text:p>2.870.685</text:p>
          </table:table-cell>
          <table:table-cell office:value-type="float" office:value="67704490.26">
            <text:p>67.704.49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0135.01">
            <text:p>-10.135</text:p>
          </table:table-cell>
          <table:table-cell table:style-name="ce12" office:value-type="float" office:value="-1844500">
            <text:p>-1.844.5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15306200">
            <text:p>-15.306.200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17317035.01">
            <text:p>-17.317.035</text:p>
          </table:table-cell>
          <table:table-cell office:value-type="float" office:value="7793976.58">
            <text:p>7.793.977</text:p>
          </table:table-cell>
          <table:table-cell office:value-type="float" office:value="1032008.84">
            <text:p>1.032.009</text:p>
          </table:table-cell>
          <table:table-cell office:value-type="float" office:value="449396.04">
            <text:p>449.396</text:p>
          </table:table-cell>
          <table:table-cell office:value-type="float" office:value="218505.62">
            <text:p>218.506</text:p>
          </table:table-cell>
          <table:table-cell table:style-name="ce12" office:value-type="float" office:value="68319900">
            <text:p>68.319.900</text:p>
          </table:table-cell>
          <table:table-cell office:value-type="float" office:value="558638.72">
            <text:p>558.639</text:p>
          </table:table-cell>
          <table:table-cell office:value-type="float" office:value="78372425.8">
            <text:p>78.372.426</text:p>
          </table:table-cell>
          <table:table-cell office:value-type="float" office:value="61055390.79">
            <text:p>61.055.391</text:p>
          </table:table-cell>
          <table:table-cell table:number-columns-repeated="3"/>
          <table:table-cell office:value-type="float" office:value="61055390.79">
            <text:p>61.055.391</text:p>
          </table:table-cell>
          <table:table-cell table:number-columns-repeated="3"/>
          <table:table-cell office:value-type="float" office:value="61055390.79">
            <text:p>61.055.391</text:p>
          </table:table-cell>
          <table:table-cell office:value-type="float" office:value="-274220.91">
            <text:p>-274.221</text:p>
          </table:table-cell>
          <table:table-cell office:value-type="float" office:value="2995561.55">
            <text:p>2.995.562</text:p>
          </table:table-cell>
          <table:table-cell office:value-type="float" office:value="63776731.43">
            <text:p>63.776.73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0074.01">
            <text:p>-10.074</text:p>
          </table:table-cell>
          <table:table-cell table:style-name="ce12" office:value-type="float" office:value="-1844500">
            <text:p>-1.844.5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20836200">
            <text:p>-20.836.200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22846974.01">
            <text:p>-22.846.974</text:p>
          </table:table-cell>
          <table:table-cell office:value-type="float" office:value="7816607.63">
            <text:p>7.816.608</text:p>
          </table:table-cell>
          <table:table-cell office:value-type="float" office:value="1018925.45">
            <text:p>1.018.925</text:p>
          </table:table-cell>
          <table:table-cell office:value-type="float" office:value="449396.04">
            <text:p>449.396</text:p>
          </table:table-cell>
          <table:table-cell office:value-type="float" office:value="218427.89">
            <text:p>218.428</text:p>
          </table:table-cell>
          <table:table-cell table:style-name="ce12" office:value-type="float" office:value="70701920">
            <text:p>70.701.920</text:p>
          </table:table-cell>
          <table:table-cell office:value-type="float" office:value="557352.04">
            <text:p>557.352</text:p>
          </table:table-cell>
          <table:table-cell office:value-type="float" office:value="80762629.05">
            <text:p>80.762.629</text:p>
          </table:table-cell>
          <table:table-cell office:value-type="float" office:value="57915655.04">
            <text:p>57.915.655</text:p>
          </table:table-cell>
          <table:table-cell table:number-columns-repeated="3"/>
          <table:table-cell office:value-type="float" office:value="57915655.04">
            <text:p>57.915.655</text:p>
          </table:table-cell>
          <table:table-cell table:number-columns-repeated="3"/>
          <table:table-cell office:value-type="float" office:value="57915655.04">
            <text:p>57.915.655</text:p>
          </table:table-cell>
          <table:table-cell office:value-type="float" office:value="-273631.74">
            <text:p>-273.632</text:p>
          </table:table-cell>
          <table:table-cell office:value-type="float" office:value="3023393.97">
            <text:p>3.023.394</text:p>
          </table:table-cell>
          <table:table-cell office:value-type="float" office:value="60665417.27">
            <text:p>60.665.41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9913.83">
            <text:p>-9.914</text:p>
          </table:table-cell>
          <table:table-cell table:style-name="ce12" office:value-type="float" office:value="-1844500">
            <text:p>-1.844.5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-144800">
            <text:p>-144.800</text:p>
          </table:table-cell>
          <table:table-cell office:value-type="float" office:value="-21436200">
            <text:p>-21.436.200</text:p>
          </table:table-cell>
          <table:table-cell table:style-name="ce12" office:value-type="float" office:value="-11300">
            <text:p>-11.300</text:p>
          </table:table-cell>
          <table:table-cell/>
          <table:table-cell office:value-type="float" office:value="-23446813.83">
            <text:p>-23.446.814</text:p>
          </table:table-cell>
          <table:table-cell office:value-type="float" office:value="7852646.75">
            <text:p>7.852.647</text:p>
          </table:table-cell>
          <table:table-cell office:value-type="float" office:value="1020876.34">
            <text:p>1.020.876</text:p>
          </table:table-cell>
          <table:table-cell office:value-type="float" office:value="449384.71">
            <text:p>449.385</text:p>
          </table:table-cell>
          <table:table-cell office:value-type="float" office:value="218155.81">
            <text:p>218.156</text:p>
          </table:table-cell>
          <table:table-cell table:style-name="ce12" office:value-type="float" office:value="70767200">
            <text:p>70.767.200</text:p>
          </table:table-cell>
          <table:table-cell office:value-type="float" office:value="557417.24">
            <text:p>557.417</text:p>
          </table:table-cell>
          <table:table-cell office:value-type="float" office:value="80865680.85">
            <text:p>80.865.681</text:p>
          </table:table-cell>
          <table:table-cell office:value-type="float" office:value="57418867.02">
            <text:p>57.418.867</text:p>
          </table:table-cell>
          <table:table-cell table:number-columns-repeated="3"/>
          <table:table-cell office:value-type="float" office:value="57418867.02">
            <text:p>57.418.867</text:p>
          </table:table-cell>
          <table:table-cell table:number-columns-repeated="3"/>
          <table:table-cell office:value-type="float" office:value="57418867.02">
            <text:p>57.418.867</text:p>
          </table:table-cell>
          <table:table-cell office:value-type="float" office:value="-273631.03">
            <text:p>-273.631</text:p>
          </table:table-cell>
          <table:table-cell office:value-type="float" office:value="3049961.54">
            <text:p>3.049.962</text:p>
          </table:table-cell>
          <table:table-cell office:value-type="float" office:value="60195197.53">
            <text:p>60.195.19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2</text:p>
            <draw:g table:end-cell-address="Tabelle1.A435" table:end-x="0.41cm" table:end-y="0.016cm" draw:z-index="54" draw:name="SAPBEXq0001 U13C0F4E5B8D36">
              <draw:custom-shape draw:name="SAPBEXq0001 U13C0F4E5B8D3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35" table:end-x="0.41cm" table:end-y="0.016cm" draw:z-index="217" draw:name="SAPBEXq0001 U13C0F7B2B536">
              <draw:custom-shape draw:name="SAPBEXq0001 U13C0F7B2B53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ufgaben nach SGB II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36" table:end-x="0.41cm" table:end-y="0.016cm" draw:z-index="218" draw:name="SAPBEXq0001 U13C0F7B2B537">
              <draw:custom-shape draw:name="SAPBEXq0001 U13C0F7B2B53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9136.58">
            <text:p>-9.137</text:p>
          </table:table-cell>
          <table:table-cell table:style-name="ce12" office:value-type="float" office:value="-19385.92">
            <text:p>-19.386</text:p>
          </table:table-cell>
          <table:table-cell table:number-columns-repeated="2"/>
          <table:table-cell office:value-type="float" office:value="-22561857.65">
            <text:p>-22.561.858</text:p>
          </table:table-cell>
          <table:table-cell table:style-name="ce12" office:value-type="float" office:value="-59022.09">
            <text:p>-59.022</text:p>
          </table:table-cell>
          <table:table-cell/>
          <table:table-cell office:value-type="float" office:value="-22649402.24">
            <text:p>-22.649.402</text:p>
          </table:table-cell>
          <table:table-cell office:value-type="float" office:value="1948065.74">
            <text:p>1.948.066</text:p>
          </table:table-cell>
          <table:table-cell office:value-type="float" office:value="126022.53">
            <text:p>126.023</text:p>
          </table:table-cell>
          <table:table-cell office:value-type="float" office:value="26760.82">
            <text:p>26.761</text:p>
          </table:table-cell>
          <table:table-cell office:value-type="float" office:value="13880.23">
            <text:p>13.880</text:p>
          </table:table-cell>
          <table:table-cell table:style-name="ce12" office:value-type="float" office:value="85772387.12">
            <text:p>85.772.387</text:p>
          </table:table-cell>
          <table:table-cell office:value-type="float" office:value="3856656.02">
            <text:p>3.856.656</text:p>
          </table:table-cell>
          <table:table-cell office:value-type="float" office:value="91743772.46">
            <text:p>91.743.772</text:p>
          </table:table-cell>
          <table:table-cell office:value-type="float" office:value="69094370.22">
            <text:p>69.094.370</text:p>
          </table:table-cell>
          <table:table-cell table:number-columns-repeated="3"/>
          <table:table-cell office:value-type="float" office:value="69094370.22">
            <text:p>69.094.370</text:p>
          </table:table-cell>
          <table:table-cell table:style-name="ce12" office:value-type="float" office:value="5.45">
            <text:p>5</text:p>
          </table:table-cell>
          <table:table-cell table:style-name="ce12" office:value-type="float" office:value="-10.24">
            <text:p>-10</text:p>
          </table:table-cell>
          <table:table-cell table:style-name="ce13" office:value-type="float" office:value="-4.79">
            <text:p>-5</text:p>
          </table:table-cell>
          <table:table-cell office:value-type="float" office:value="69094365.43">
            <text:p>69.094.365</text:p>
          </table:table-cell>
          <table:table-cell office:value-type="float" office:value="-19623.61">
            <text:p>-19.624</text:p>
          </table:table-cell>
          <table:table-cell office:value-type="float" office:value="4014118.1">
            <text:p>4.014.118</text:p>
          </table:table-cell>
          <table:table-cell office:value-type="float" office:value="73088859.92">
            <text:p>73.088.86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0000">
            <text:p>-10.000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23565851.56">
            <text:p>-23.565.852</text:p>
          </table:table-cell>
          <table:table-cell table:number-columns-repeated="2"/>
          <table:table-cell office:value-type="float" office:value="-23594051.56">
            <text:p>-23.594.052</text:p>
          </table:table-cell>
          <table:table-cell office:value-type="float" office:value="3418367.56">
            <text:p>3.418.368</text:p>
          </table:table-cell>
          <table:table-cell office:value-type="float" office:value="47953.87">
            <text:p>47.954</text:p>
          </table:table-cell>
          <table:table-cell office:value-type="float" office:value="36919.69">
            <text:p>36.920</text:p>
          </table:table-cell>
          <table:table-cell office:value-type="float" office:value="1445.24">
            <text:p>1.445</text:p>
          </table:table-cell>
          <table:table-cell table:style-name="ce12" office:value-type="float" office:value="90549000">
            <text:p>90.549.000</text:p>
          </table:table-cell>
          <table:table-cell office:value-type="float" office:value="4099933.36">
            <text:p>4.099.933</text:p>
          </table:table-cell>
          <table:table-cell office:value-type="float" office:value="98153619.72">
            <text:p>98.153.620</text:p>
          </table:table-cell>
          <table:table-cell office:value-type="float" office:value="74559568.16">
            <text:p>74.559.568</text:p>
          </table:table-cell>
          <table:table-cell table:number-columns-repeated="3"/>
          <table:table-cell office:value-type="float" office:value="74559568.16">
            <text:p>74.559.568</text:p>
          </table:table-cell>
          <table:table-cell table:number-columns-repeated="3"/>
          <table:table-cell office:value-type="float" office:value="74559568.16">
            <text:p>74.559.568</text:p>
          </table:table-cell>
          <table:table-cell office:value-type="float" office:value="-8592.08">
            <text:p>-8.592</text:p>
          </table:table-cell>
          <table:table-cell office:value-type="float" office:value="4171448.28">
            <text:p>4.171.448</text:p>
          </table:table-cell>
          <table:table-cell office:value-type="float" office:value="78722424.36">
            <text:p>78.722.42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0000">
            <text:p>-10.000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24676672.44">
            <text:p>-24.676.672</text:p>
          </table:table-cell>
          <table:table-cell table:number-columns-repeated="2"/>
          <table:table-cell office:value-type="float" office:value="-24704872.44">
            <text:p>-24.704.872</text:p>
          </table:table-cell>
          <table:table-cell office:value-type="float" office:value="3413685.18">
            <text:p>3.413.685</text:p>
          </table:table-cell>
          <table:table-cell office:value-type="float" office:value="64520.47">
            <text:p>64.520</text:p>
          </table:table-cell>
          <table:table-cell office:value-type="float" office:value="36747.8">
            <text:p>36.748</text:p>
          </table:table-cell>
          <table:table-cell office:value-type="float" office:value="951.28">
            <text:p>951</text:p>
          </table:table-cell>
          <table:table-cell table:style-name="ce12" office:value-type="float" office:value="95378660">
            <text:p>95.378.660</text:p>
          </table:table-cell>
          <table:table-cell office:value-type="float" office:value="4099933.36">
            <text:p>4.099.933</text:p>
          </table:table-cell>
          <table:table-cell office:value-type="float" office:value="102994498.09">
            <text:p>102.994.498</text:p>
          </table:table-cell>
          <table:table-cell office:value-type="float" office:value="78289625.65">
            <text:p>78.289.626</text:p>
          </table:table-cell>
          <table:table-cell table:number-columns-repeated="3"/>
          <table:table-cell office:value-type="float" office:value="78289625.65">
            <text:p>78.289.626</text:p>
          </table:table-cell>
          <table:table-cell table:number-columns-repeated="3"/>
          <table:table-cell office:value-type="float" office:value="78289625.65">
            <text:p>78.289.626</text:p>
          </table:table-cell>
          <table:table-cell office:value-type="float" office:value="-8195.36">
            <text:p>-8.195</text:p>
          </table:table-cell>
          <table:table-cell office:value-type="float" office:value="4351119.7">
            <text:p>4.351.120</text:p>
          </table:table-cell>
          <table:table-cell office:value-type="float" office:value="82632549.99">
            <text:p>82.632.55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1102.33">
            <text:p>-11.102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35947000">
            <text:p>-35.947.000</text:p>
          </table:table-cell>
          <table:table-cell table:number-columns-repeated="2"/>
          <table:table-cell office:value-type="float" office:value="-35976302.33">
            <text:p>-35.976.302</text:p>
          </table:table-cell>
          <table:table-cell office:value-type="float" office:value="3270101.54">
            <text:p>3.270.102</text:p>
          </table:table-cell>
          <table:table-cell office:value-type="float" office:value="32930.96">
            <text:p>32.931</text:p>
          </table:table-cell>
          <table:table-cell office:value-type="float" office:value="32083.63">
            <text:p>32.084</text:p>
          </table:table-cell>
          <table:table-cell office:value-type="float" office:value="15450.11">
            <text:p>15.450</text:p>
          </table:table-cell>
          <table:table-cell table:style-name="ce12" office:value-type="float" office:value="94287000">
            <text:p>94.287.000</text:p>
          </table:table-cell>
          <table:table-cell office:value-type="float" office:value="10389307.36">
            <text:p>10.389.307</text:p>
          </table:table-cell>
          <table:table-cell office:value-type="float" office:value="108026873.6">
            <text:p>108.026.874</text:p>
          </table:table-cell>
          <table:table-cell office:value-type="float" office:value="72050571.27">
            <text:p>72.050.571</text:p>
          </table:table-cell>
          <table:table-cell table:number-columns-repeated="3"/>
          <table:table-cell office:value-type="float" office:value="72050571.27">
            <text:p>72.050.571</text:p>
          </table:table-cell>
          <table:table-cell table:number-columns-repeated="3"/>
          <table:table-cell office:value-type="float" office:value="72050571.27">
            <text:p>72.050.571</text:p>
          </table:table-cell>
          <table:table-cell office:value-type="float" office:value="-5319.72">
            <text:p>-5.320</text:p>
          </table:table-cell>
          <table:table-cell office:value-type="float" office:value="3097657.96">
            <text:p>3.097.658</text:p>
          </table:table-cell>
          <table:table-cell office:value-type="float" office:value="75142909.51">
            <text:p>75.142.91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1102.34">
            <text:p>-11.102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36484000">
            <text:p>-36.484.000</text:p>
          </table:table-cell>
          <table:table-cell table:number-columns-repeated="2"/>
          <table:table-cell office:value-type="float" office:value="-36513302.34">
            <text:p>-36.513.302</text:p>
          </table:table-cell>
          <table:table-cell office:value-type="float" office:value="3260869">
            <text:p>3.260.869</text:p>
          </table:table-cell>
          <table:table-cell office:value-type="float" office:value="48189.24">
            <text:p>48.189</text:p>
          </table:table-cell>
          <table:table-cell office:value-type="float" office:value="32084.8">
            <text:p>32.085</text:p>
          </table:table-cell>
          <table:table-cell office:value-type="float" office:value="15450.16">
            <text:p>15.450</text:p>
          </table:table-cell>
          <table:table-cell table:style-name="ce12" office:value-type="float" office:value="95822000">
            <text:p>95.822.000</text:p>
          </table:table-cell>
          <table:table-cell office:value-type="float" office:value="10389511">
            <text:p>10.389.511</text:p>
          </table:table-cell>
          <table:table-cell office:value-type="float" office:value="109568104.2">
            <text:p>109.568.104</text:p>
          </table:table-cell>
          <table:table-cell office:value-type="float" office:value="73054801.86">
            <text:p>73.054.802</text:p>
          </table:table-cell>
          <table:table-cell table:number-columns-repeated="3"/>
          <table:table-cell office:value-type="float" office:value="73054801.86">
            <text:p>73.054.802</text:p>
          </table:table-cell>
          <table:table-cell table:number-columns-repeated="3"/>
          <table:table-cell office:value-type="float" office:value="73054801.86">
            <text:p>73.054.802</text:p>
          </table:table-cell>
          <table:table-cell office:value-type="float" office:value="-2317.72">
            <text:p>-2.318</text:p>
          </table:table-cell>
          <table:table-cell office:value-type="float" office:value="3209528.65">
            <text:p>3.209.529</text:p>
          </table:table-cell>
          <table:table-cell office:value-type="float" office:value="76262012.79">
            <text:p>76.262.01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1102.34">
            <text:p>-11.102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29175000">
            <text:p>-29.175.000</text:p>
          </table:table-cell>
          <table:table-cell table:number-columns-repeated="2"/>
          <table:table-cell office:value-type="float" office:value="-29204302.34">
            <text:p>-29.204.302</text:p>
          </table:table-cell>
          <table:table-cell office:value-type="float" office:value="3262445.64">
            <text:p>3.262.446</text:p>
          </table:table-cell>
          <table:table-cell office:value-type="float" office:value="47617.04">
            <text:p>47.617</text:p>
          </table:table-cell>
          <table:table-cell office:value-type="float" office:value="32084.8">
            <text:p>32.085</text:p>
          </table:table-cell>
          <table:table-cell office:value-type="float" office:value="15450.16">
            <text:p>15.450</text:p>
          </table:table-cell>
          <table:table-cell table:style-name="ce12" office:value-type="float" office:value="96887000">
            <text:p>96.887.000</text:p>
          </table:table-cell>
          <table:table-cell office:value-type="float" office:value="10389446.32">
            <text:p>10.389.446</text:p>
          </table:table-cell>
          <table:table-cell office:value-type="float" office:value="110634043.96">
            <text:p>110.634.044</text:p>
          </table:table-cell>
          <table:table-cell office:value-type="float" office:value="81429741.62">
            <text:p>81.429.742</text:p>
          </table:table-cell>
          <table:table-cell table:number-columns-repeated="3"/>
          <table:table-cell office:value-type="float" office:value="81429741.62">
            <text:p>81.429.742</text:p>
          </table:table-cell>
          <table:table-cell table:number-columns-repeated="3"/>
          <table:table-cell office:value-type="float" office:value="81429741.62">
            <text:p>81.429.742</text:p>
          </table:table-cell>
          <table:table-cell office:value-type="float" office:value="-2288.28">
            <text:p>-2.288</text:p>
          </table:table-cell>
          <table:table-cell office:value-type="float" office:value="3188835.53">
            <text:p>3.188.836</text:p>
          </table:table-cell>
          <table:table-cell office:value-type="float" office:value="84616288.87">
            <text:p>84.616.28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1062.04">
            <text:p>-11.062</text:p>
          </table:table-cell>
          <table:table-cell table:style-name="ce12" office:value-type="float" office:value="-18200">
            <text:p>-18.200</text:p>
          </table:table-cell>
          <table:table-cell table:number-columns-repeated="2"/>
          <table:table-cell office:value-type="float" office:value="-29451000">
            <text:p>-29.451.000</text:p>
          </table:table-cell>
          <table:table-cell table:number-columns-repeated="2"/>
          <table:table-cell office:value-type="float" office:value="-29480262.04">
            <text:p>-29.480.262</text:p>
          </table:table-cell>
          <table:table-cell office:value-type="float" office:value="3263455.2">
            <text:p>3.263.455</text:p>
          </table:table-cell>
          <table:table-cell office:value-type="float" office:value="47782.45">
            <text:p>47.782</text:p>
          </table:table-cell>
          <table:table-cell office:value-type="float" office:value="32083.63">
            <text:p>32.084</text:p>
          </table:table-cell>
          <table:table-cell office:value-type="float" office:value="15322.13">
            <text:p>15.322</text:p>
          </table:table-cell>
          <table:table-cell table:style-name="ce12" office:value-type="float" office:value="97997000">
            <text:p>97.997.000</text:p>
          </table:table-cell>
          <table:table-cell office:value-type="float" office:value="10389449.32">
            <text:p>10.389.449</text:p>
          </table:table-cell>
          <table:table-cell office:value-type="float" office:value="111745092.73">
            <text:p>111.745.093</text:p>
          </table:table-cell>
          <table:table-cell office:value-type="float" office:value="82264830.69">
            <text:p>82.264.831</text:p>
          </table:table-cell>
          <table:table-cell table:number-columns-repeated="3"/>
          <table:table-cell office:value-type="float" office:value="82264830.69">
            <text:p>82.264.831</text:p>
          </table:table-cell>
          <table:table-cell table:number-columns-repeated="3"/>
          <table:table-cell office:value-type="float" office:value="82264830.69">
            <text:p>82.264.831</text:p>
          </table:table-cell>
          <table:table-cell office:value-type="float" office:value="-2287.8">
            <text:p>-2.288</text:p>
          </table:table-cell>
          <table:table-cell office:value-type="float" office:value="3252528.8">
            <text:p>3.252.529</text:p>
          </table:table-cell>
          <table:table-cell office:value-type="float" office:value="85515071.69">
            <text:p>85.515.07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3</text:p>
            <draw:g table:end-cell-address="Tabelle1.A443" table:end-x="0.41cm" table:end-y="0.016cm" draw:z-index="55" draw:name="SAPBEXq0001 U13C0F4E5B8D37">
              <draw:custom-shape draw:name="SAPBEXq0001 U13C0F4E5B8D3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43" table:end-x="0.41cm" table:end-y="0.016cm" draw:z-index="219" draw:name="SAPBEXq0001 U13C0F7B2B537">
              <draw:custom-shape draw:name="SAPBEXq0001 U13C0F7B2B53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Leistung <text:s/>nach AsylbL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44" table:end-x="0.41cm" table:end-y="0.016cm" draw:z-index="220" draw:name="SAPBEXq0001 U13C0F7B2B538">
              <draw:custom-shape draw:name="SAPBEXq0001 U13C0F7B2B53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86423.95">
            <text:p>-586.424</text:p>
          </table:table-cell>
          <table:table-cell table:style-name="ce12" office:value-type="float" office:value="-45422.33">
            <text:p>-45.422</text:p>
          </table:table-cell>
          <table:table-cell table:number-columns-repeated="2"/>
          <table:table-cell office:value-type="float" office:value="-2520.52">
            <text:p>-2.521</text:p>
          </table:table-cell>
          <table:table-cell table:style-name="ce12" office:value-type="float" office:value="-66797">
            <text:p>-66.797</text:p>
          </table:table-cell>
          <table:table-cell/>
          <table:table-cell office:value-type="float" office:value="-701163.8">
            <text:p>-701.164</text:p>
          </table:table-cell>
          <table:table-cell office:value-type="float" office:value="493794.78">
            <text:p>493.795</text:p>
          </table:table-cell>
          <table:table-cell office:value-type="float" office:value="167910.77">
            <text:p>167.911</text:p>
          </table:table-cell>
          <table:table-cell office:value-type="float" office:value="29973.93">
            <text:p>29.974</text:p>
          </table:table-cell>
          <table:table-cell office:value-type="float" office:value="12675.51">
            <text:p>12.676</text:p>
          </table:table-cell>
          <table:table-cell table:style-name="ce12" office:value-type="float" office:value="4411486.13">
            <text:p>4.411.486</text:p>
          </table:table-cell>
          <table:table-cell office:value-type="float" office:value="30127.26">
            <text:p>30.127</text:p>
          </table:table-cell>
          <table:table-cell office:value-type="float" office:value="5145968.38">
            <text:p>5.145.968</text:p>
          </table:table-cell>
          <table:table-cell office:value-type="float" office:value="4444804.58">
            <text:p>4.444.805</text:p>
          </table:table-cell>
          <table:table-cell table:number-columns-repeated="3"/>
          <table:table-cell office:value-type="float" office:value="4444804.58">
            <text:p>4.444.805</text:p>
          </table:table-cell>
          <table:table-cell table:style-name="ce12" office:value-type="float" office:value="-34.71">
            <text:p>-35</text:p>
          </table:table-cell>
          <table:table-cell table:style-name="ce12" office:value-type="float" office:value="80.05">
            <text:p>80</text:p>
          </table:table-cell>
          <table:table-cell table:style-name="ce13" office:value-type="float" office:value="45.34">
            <text:p>45</text:p>
          </table:table-cell>
          <table:table-cell office:value-type="float" office:value="4444849.92">
            <text:p>4.444.850</text:p>
          </table:table-cell>
          <table:table-cell table:style-name="ce11"/>
          <table:table-cell office:value-type="float" office:value="264559.89">
            <text:p>264.560</text:p>
          </table:table-cell>
          <table:table-cell office:value-type="float" office:value="4709409.81">
            <text:p>4.709.41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650021.36">
            <text:p>-650.021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74.04">
            <text:p>-174</text:p>
          </table:table-cell>
          <table:table-cell table:number-columns-repeated="2"/>
          <table:table-cell office:value-type="float" office:value="-684195.4">
            <text:p>-684.195</text:p>
          </table:table-cell>
          <table:table-cell office:value-type="float" office:value="405847.5">
            <text:p>405.848</text:p>
          </table:table-cell>
          <table:table-cell office:value-type="float" office:value="41221.8">
            <text:p>41.222</text:p>
          </table:table-cell>
          <table:table-cell office:value-type="float" office:value="20453.65">
            <text:p>20.454</text:p>
          </table:table-cell>
          <table:table-cell office:value-type="float" office:value="364.57">
            <text:p>365</text:p>
          </table:table-cell>
          <table:table-cell table:style-name="ce12" office:value-type="float" office:value="4532900">
            <text:p>4.532.900</text:p>
          </table:table-cell>
          <table:table-cell office:value-type="float" office:value="15837.28">
            <text:p>15.837</text:p>
          </table:table-cell>
          <table:table-cell office:value-type="float" office:value="5016624.8">
            <text:p>5.016.625</text:p>
          </table:table-cell>
          <table:table-cell office:value-type="float" office:value="4332429.4">
            <text:p>4.332.429</text:p>
          </table:table-cell>
          <table:table-cell table:number-columns-repeated="3"/>
          <table:table-cell office:value-type="float" office:value="4332429.4">
            <text:p>4.332.429</text:p>
          </table:table-cell>
          <table:table-cell table:number-columns-repeated="3"/>
          <table:table-cell office:value-type="float" office:value="4332429.4">
            <text:p>4.332.429</text:p>
          </table:table-cell>
          <table:table-cell table:style-name="ce11"/>
          <table:table-cell office:value-type="float" office:value="306599.36">
            <text:p>306.599</text:p>
          </table:table-cell>
          <table:table-cell office:value-type="float" office:value="4639028.76">
            <text:p>4.639.02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650000">
            <text:p>-650.000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64.44">
            <text:p>-164</text:p>
          </table:table-cell>
          <table:table-cell table:number-columns-repeated="2"/>
          <table:table-cell office:value-type="float" office:value="-684164.44">
            <text:p>-684.164</text:p>
          </table:table-cell>
          <table:table-cell office:value-type="float" office:value="411078.12">
            <text:p>411.078</text:p>
          </table:table-cell>
          <table:table-cell office:value-type="float" office:value="48309.71">
            <text:p>48.310</text:p>
          </table:table-cell>
          <table:table-cell office:value-type="float" office:value="15468.19">
            <text:p>15.468</text:p>
          </table:table-cell>
          <table:table-cell office:value-type="float" office:value="296.38">
            <text:p>296</text:p>
          </table:table-cell>
          <table:table-cell table:style-name="ce12" office:value-type="float" office:value="4328400">
            <text:p>4.328.400</text:p>
          </table:table-cell>
          <table:table-cell office:value-type="float" office:value="14929.24">
            <text:p>14.929</text:p>
          </table:table-cell>
          <table:table-cell office:value-type="float" office:value="4818481.64">
            <text:p>4.818.482</text:p>
          </table:table-cell>
          <table:table-cell office:value-type="float" office:value="4134317.2">
            <text:p>4.134.317</text:p>
          </table:table-cell>
          <table:table-cell table:number-columns-repeated="3"/>
          <table:table-cell office:value-type="float" office:value="4134317.2">
            <text:p>4.134.317</text:p>
          </table:table-cell>
          <table:table-cell table:number-columns-repeated="3"/>
          <table:table-cell office:value-type="float" office:value="4134317.2">
            <text:p>4.134.317</text:p>
          </table:table-cell>
          <table:table-cell table:style-name="ce11"/>
          <table:table-cell office:value-type="float" office:value="238887.41">
            <text:p>238.887</text:p>
          </table:table-cell>
          <table:table-cell office:value-type="float" office:value="4373204.61">
            <text:p>4.373.20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50336.15">
            <text:p>-650.336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2"/>
          <table:table-cell office:value-type="float" office:value="-684436.15">
            <text:p>-684.436</text:p>
          </table:table-cell>
          <table:table-cell office:value-type="float" office:value="499208.08">
            <text:p>499.208</text:p>
          </table:table-cell>
          <table:table-cell office:value-type="float" office:value="44758.44">
            <text:p>44.758</text:p>
          </table:table-cell>
          <table:table-cell office:value-type="float" office:value="30737.76">
            <text:p>30.738</text:p>
          </table:table-cell>
          <table:table-cell office:value-type="float" office:value="11968.54">
            <text:p>11.969</text:p>
          </table:table-cell>
          <table:table-cell table:style-name="ce12" office:value-type="float" office:value="5064550">
            <text:p>5.064.550</text:p>
          </table:table-cell>
          <table:table-cell office:value-type="float" office:value="18531.48">
            <text:p>18.531</text:p>
          </table:table-cell>
          <table:table-cell office:value-type="float" office:value="5669754.3">
            <text:p>5.669.754</text:p>
          </table:table-cell>
          <table:table-cell office:value-type="float" office:value="4985318.15">
            <text:p>4.985.318</text:p>
          </table:table-cell>
          <table:table-cell table:number-columns-repeated="3"/>
          <table:table-cell office:value-type="float" office:value="4985318.15">
            <text:p>4.985.318</text:p>
          </table:table-cell>
          <table:table-cell table:number-columns-repeated="3"/>
          <table:table-cell office:value-type="float" office:value="4985318.15">
            <text:p>4.985.318</text:p>
          </table:table-cell>
          <table:table-cell table:style-name="ce11"/>
          <table:table-cell office:value-type="float" office:value="206769.12">
            <text:p>206.769</text:p>
          </table:table-cell>
          <table:table-cell office:value-type="float" office:value="5192087.27">
            <text:p>5.192.087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50336.13">
            <text:p>-650.336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2"/>
          <table:table-cell office:value-type="float" office:value="-684436.13">
            <text:p>-684.436</text:p>
          </table:table-cell>
          <table:table-cell office:value-type="float" office:value="513129.76">
            <text:p>513.130</text:p>
          </table:table-cell>
          <table:table-cell office:value-type="float" office:value="65390.68">
            <text:p>65.391</text:p>
          </table:table-cell>
          <table:table-cell office:value-type="float" office:value="30737.87">
            <text:p>30.738</text:p>
          </table:table-cell>
          <table:table-cell office:value-type="float" office:value="11968.58">
            <text:p>11.969</text:p>
          </table:table-cell>
          <table:table-cell table:style-name="ce12" office:value-type="float" office:value="5152500">
            <text:p>5.152.500</text:p>
          </table:table-cell>
          <table:table-cell office:value-type="float" office:value="18776.72">
            <text:p>18.777</text:p>
          </table:table-cell>
          <table:table-cell office:value-type="float" office:value="5792503.61">
            <text:p>5.792.504</text:p>
          </table:table-cell>
          <table:table-cell office:value-type="float" office:value="5108067.48">
            <text:p>5.108.067</text:p>
          </table:table-cell>
          <table:table-cell table:number-columns-repeated="3"/>
          <table:table-cell office:value-type="float" office:value="5108067.48">
            <text:p>5.108.067</text:p>
          </table:table-cell>
          <table:table-cell table:number-columns-repeated="3"/>
          <table:table-cell office:value-type="float" office:value="5108067.48">
            <text:p>5.108.067</text:p>
          </table:table-cell>
          <table:table-cell table:style-name="ce11"/>
          <table:table-cell office:value-type="float" office:value="215193.42">
            <text:p>215.193</text:p>
          </table:table-cell>
          <table:table-cell office:value-type="float" office:value="5323260.9">
            <text:p>5.323.26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50336.11">
            <text:p>-650.336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2"/>
          <table:table-cell office:value-type="float" office:value="-684436.11">
            <text:p>-684.436</text:p>
          </table:table-cell>
          <table:table-cell office:value-type="float" office:value="515467">
            <text:p>515.467</text:p>
          </table:table-cell>
          <table:table-cell office:value-type="float" office:value="64527.8">
            <text:p>64.528</text:p>
          </table:table-cell>
          <table:table-cell office:value-type="float" office:value="30737.87">
            <text:p>30.738</text:p>
          </table:table-cell>
          <table:table-cell office:value-type="float" office:value="11968.58">
            <text:p>11.969</text:p>
          </table:table-cell>
          <table:table-cell table:style-name="ce12" office:value-type="float" office:value="5200950">
            <text:p>5.200.950</text:p>
          </table:table-cell>
          <table:table-cell office:value-type="float" office:value="18671.48">
            <text:p>18.671</text:p>
          </table:table-cell>
          <table:table-cell office:value-type="float" office:value="5842322.73">
            <text:p>5.842.323</text:p>
          </table:table-cell>
          <table:table-cell office:value-type="float" office:value="5157886.62">
            <text:p>5.157.887</text:p>
          </table:table-cell>
          <table:table-cell table:number-columns-repeated="3"/>
          <table:table-cell office:value-type="float" office:value="5157886.62">
            <text:p>5.157.887</text:p>
          </table:table-cell>
          <table:table-cell table:number-columns-repeated="3"/>
          <table:table-cell office:value-type="float" office:value="5157886.62">
            <text:p>5.157.887</text:p>
          </table:table-cell>
          <table:table-cell table:style-name="ce11"/>
          <table:table-cell office:value-type="float" office:value="213739.67">
            <text:p>213.740</text:p>
          </table:table-cell>
          <table:table-cell office:value-type="float" office:value="5371626.29">
            <text:p>5.371.62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50327.97">
            <text:p>-650.328</text:p>
          </table:table-cell>
          <table:table-cell table:style-name="ce12" office:value-type="float" office:value="-34000">
            <text:p>-34.000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2"/>
          <table:table-cell office:value-type="float" office:value="-684427.97">
            <text:p>-684.428</text:p>
          </table:table-cell>
          <table:table-cell office:value-type="float" office:value="519033.68">
            <text:p>519.034</text:p>
          </table:table-cell>
          <table:table-cell office:value-type="float" office:value="64623.29">
            <text:p>64.623</text:p>
          </table:table-cell>
          <table:table-cell office:value-type="float" office:value="30737.76">
            <text:p>30.738</text:p>
          </table:table-cell>
          <table:table-cell office:value-type="float" office:value="11955.7">
            <text:p>11.956</text:p>
          </table:table-cell>
          <table:table-cell table:style-name="ce12" office:value-type="float" office:value="5288400">
            <text:p>5.288.400</text:p>
          </table:table-cell>
          <table:table-cell office:value-type="float" office:value="18675.16">
            <text:p>18.675</text:p>
          </table:table-cell>
          <table:table-cell office:value-type="float" office:value="5933425.59">
            <text:p>5.933.426</text:p>
          </table:table-cell>
          <table:table-cell office:value-type="float" office:value="5248997.62">
            <text:p>5.248.998</text:p>
          </table:table-cell>
          <table:table-cell table:number-columns-repeated="3"/>
          <table:table-cell office:value-type="float" office:value="5248997.62">
            <text:p>5.248.998</text:p>
          </table:table-cell>
          <table:table-cell table:number-columns-repeated="3"/>
          <table:table-cell office:value-type="float" office:value="5248997.62">
            <text:p>5.248.998</text:p>
          </table:table-cell>
          <table:table-cell table:style-name="ce11"/>
          <table:table-cell office:value-type="float" office:value="218049.47">
            <text:p>218.049</text:p>
          </table:table-cell>
          <table:table-cell office:value-type="float" office:value="5467047.09">
            <text:p>5.467.04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4</text:p>
            <draw:g table:end-cell-address="Tabelle1.A451" table:end-x="0.41cm" table:end-y="0.016cm" draw:z-index="56" draw:name="SAPBEXq0001 U13C0F4E5B8D38">
              <draw:custom-shape draw:name="SAPBEXq0001 U13C0F4E5B8D3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D3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D3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51" table:end-x="0.41cm" table:end-y="0.016cm" draw:z-index="221" draw:name="SAPBEXq0001 U13C0F7B2B538">
              <draw:custom-shape draw:name="SAPBEXq0001 U13C0F7B2B53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B2B53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B2B53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onstige soziale Leist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52" table:end-x="0.41cm" table:end-y="0.016cm" draw:z-index="222" draw:name="SAPBEXq0001 U13C0F4CFB1339">
              <draw:custom-shape draw:name="SAPBEXq0001 U13C0F4CFB133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81284.64">
            <text:p>-181.285</text:p>
          </table:table-cell>
          <table:table-cell table:number-columns-repeated="3"/>
          <table:table-cell office:value-type="float" office:value="-356425.89">
            <text:p>-356.426</text:p>
          </table:table-cell>
          <table:table-cell table:style-name="ce12" office:value-type="float" office:value="-334255.52">
            <text:p>-334.256</text:p>
          </table:table-cell>
          <table:table-cell/>
          <table:table-cell office:value-type="float" office:value="-871966.05">
            <text:p>-871.966</text:p>
          </table:table-cell>
          <table:table-cell office:value-type="float" office:value="3441504.86">
            <text:p>3.441.505</text:p>
          </table:table-cell>
          <table:table-cell office:value-type="float" office:value="846798.96">
            <text:p>846.799</text:p>
          </table:table-cell>
          <table:table-cell office:value-type="float" office:value="166729">
            <text:p>166.729</text:p>
          </table:table-cell>
          <table:table-cell office:value-type="float" office:value="66964.19">
            <text:p>66.964</text:p>
          </table:table-cell>
          <table:table-cell table:style-name="ce12" office:value-type="float" office:value="23817.84">
            <text:p>23.818</text:p>
          </table:table-cell>
          <table:table-cell office:value-type="float" office:value="534682.66">
            <text:p>534.683</text:p>
          </table:table-cell>
          <table:table-cell office:value-type="float" office:value="5080497.51">
            <text:p>5.080.498</text:p>
          </table:table-cell>
          <table:table-cell office:value-type="float" office:value="4208531.46">
            <text:p>4.208.531</text:p>
          </table:table-cell>
          <table:table-cell table:number-columns-repeated="3"/>
          <table:table-cell office:value-type="float" office:value="4208531.46">
            <text:p>4.208.531</text:p>
          </table:table-cell>
          <table:table-cell table:style-name="ce12" office:value-type="float" office:value="-16.82">
            <text:p>-17</text:p>
          </table:table-cell>
          <table:table-cell table:style-name="ce12" office:value-type="float" office:value="34.57">
            <text:p>35</text:p>
          </table:table-cell>
          <table:table-cell table:style-name="ce13" office:value-type="float" office:value="17.75">
            <text:p>18</text:p>
          </table:table-cell>
          <table:table-cell office:value-type="float" office:value="4208549.21">
            <text:p>4.208.549</text:p>
          </table:table-cell>
          <table:table-cell office:value-type="float" office:value="-48435.23">
            <text:p>-48.435</text:p>
          </table:table-cell>
          <table:table-cell office:value-type="float" office:value="421348.79">
            <text:p>421.349</text:p>
          </table:table-cell>
          <table:table-cell office:value-type="float" office:value="4581462.77">
            <text:p>4.581.46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00119.25">
            <text:p>-200.119</text:p>
          </table:table-cell>
          <table:table-cell table:number-columns-repeated="3"/>
          <table:table-cell office:value-type="float" office:value="-688481.64">
            <text:p>-688.48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888700.89">
            <text:p>-888.701</text:p>
          </table:table-cell>
          <table:table-cell office:value-type="float" office:value="2895598.52">
            <text:p>2.895.599</text:p>
          </table:table-cell>
          <table:table-cell office:value-type="float" office:value="265902.41">
            <text:p>265.902</text:p>
          </table:table-cell>
          <table:table-cell office:value-type="float" office:value="235085.93">
            <text:p>235.086</text:p>
          </table:table-cell>
          <table:table-cell office:value-type="float" office:value="5968.69">
            <text:p>5.969</text:p>
          </table:table-cell>
          <table:table-cell/>
          <table:table-cell office:value-type="float" office:value="463011.64">
            <text:p>463.012</text:p>
          </table:table-cell>
          <table:table-cell office:value-type="float" office:value="3865567.19">
            <text:p>3.865.567</text:p>
          </table:table-cell>
          <table:table-cell office:value-type="float" office:value="2976866.3">
            <text:p>2.976.866</text:p>
          </table:table-cell>
          <table:table-cell table:number-columns-repeated="3"/>
          <table:table-cell office:value-type="float" office:value="2976866.3">
            <text:p>2.976.866</text:p>
          </table:table-cell>
          <table:table-cell table:number-columns-repeated="3"/>
          <table:table-cell office:value-type="float" office:value="2976866.3">
            <text:p>2.976.866</text:p>
          </table:table-cell>
          <table:table-cell office:value-type="float" office:value="-45522.32">
            <text:p>-45.522</text:p>
          </table:table-cell>
          <table:table-cell office:value-type="float" office:value="587264.75">
            <text:p>587.265</text:p>
          </table:table-cell>
          <table:table-cell office:value-type="float" office:value="3518608.73">
            <text:p>3.518.60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00000">
            <text:p>-100.000</text:p>
          </table:table-cell>
          <table:table-cell table:number-columns-repeated="3"/>
          <table:table-cell office:value-type="float" office:value="-368482.84">
            <text:p>-368.483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8582.84">
            <text:p>-468.583</text:p>
          </table:table-cell>
          <table:table-cell office:value-type="float" office:value="2958643.51">
            <text:p>2.958.644</text:p>
          </table:table-cell>
          <table:table-cell office:value-type="float" office:value="353056.05">
            <text:p>353.056</text:p>
          </table:table-cell>
          <table:table-cell office:value-type="float" office:value="234912.07">
            <text:p>234.912</text:p>
          </table:table-cell>
          <table:table-cell office:value-type="float" office:value="2914.78">
            <text:p>2.915</text:p>
          </table:table-cell>
          <table:table-cell/>
          <table:table-cell office:value-type="float" office:value="460118.6">
            <text:p>460.119</text:p>
          </table:table-cell>
          <table:table-cell office:value-type="float" office:value="4009645.01">
            <text:p>4.009.645</text:p>
          </table:table-cell>
          <table:table-cell office:value-type="float" office:value="3541062.17">
            <text:p>3.541.062</text:p>
          </table:table-cell>
          <table:table-cell table:number-columns-repeated="3"/>
          <table:table-cell office:value-type="float" office:value="3541062.17">
            <text:p>3.541.062</text:p>
          </table:table-cell>
          <table:table-cell table:number-columns-repeated="3"/>
          <table:table-cell office:value-type="float" office:value="3541062.17">
            <text:p>3.541.062</text:p>
          </table:table-cell>
          <table:table-cell office:value-type="float" office:value="-43001.67">
            <text:p>-43.002</text:p>
          </table:table-cell>
          <table:table-cell office:value-type="float" office:value="457662.84">
            <text:p>457.663</text:p>
          </table:table-cell>
          <table:table-cell office:value-type="float" office:value="3955723.34">
            <text:p>3.955.72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4115.43">
            <text:p>-104.115</text:p>
          </table:table-cell>
          <table:table-cell table:number-columns-repeated="3"/>
          <table:table-cell office:value-type="float" office:value="-367900">
            <text:p>-367.9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72115.43">
            <text:p>-472.115</text:p>
          </table:table-cell>
          <table:table-cell office:value-type="float" office:value="2945201.72">
            <text:p>2.945.202</text:p>
          </table:table-cell>
          <table:table-cell office:value-type="float" office:value="252109.48">
            <text:p>252.109</text:p>
          </table:table-cell>
          <table:table-cell office:value-type="float" office:value="206636.68">
            <text:p>206.637</text:p>
          </table:table-cell>
          <table:table-cell office:value-type="float" office:value="58477.62">
            <text:p>58.478</text:p>
          </table:table-cell>
          <table:table-cell table:style-name="ce12" office:value-type="float" office:value="1810000">
            <text:p>1.810.000</text:p>
          </table:table-cell>
          <table:table-cell office:value-type="float" office:value="468594.4">
            <text:p>468.594</text:p>
          </table:table-cell>
          <table:table-cell office:value-type="float" office:value="5741019.9">
            <text:p>5.741.020</text:p>
          </table:table-cell>
          <table:table-cell office:value-type="float" office:value="5268904.47">
            <text:p>5.268.904</text:p>
          </table:table-cell>
          <table:table-cell table:number-columns-repeated="3"/>
          <table:table-cell office:value-type="float" office:value="5268904.47">
            <text:p>5.268.904</text:p>
          </table:table-cell>
          <table:table-cell table:number-columns-repeated="3"/>
          <table:table-cell office:value-type="float" office:value="5268904.47">
            <text:p>5.268.904</text:p>
          </table:table-cell>
          <table:table-cell office:value-type="float" office:value="-19644.4">
            <text:p>-19.644</text:p>
          </table:table-cell>
          <table:table-cell office:value-type="float" office:value="346983.93">
            <text:p>346.984</text:p>
          </table:table-cell>
          <table:table-cell office:value-type="float" office:value="5596244">
            <text:p>5.596.24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04105.25">
            <text:p>-104.105</text:p>
          </table:table-cell>
          <table:table-cell table:number-columns-repeated="3"/>
          <table:table-cell office:value-type="float" office:value="-367900">
            <text:p>-367.9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72105.25">
            <text:p>-472.105</text:p>
          </table:table-cell>
          <table:table-cell office:value-type="float" office:value="2989749.74">
            <text:p>2.989.750</text:p>
          </table:table-cell>
          <table:table-cell office:value-type="float" office:value="368851.68">
            <text:p>368.852</text:p>
          </table:table-cell>
          <table:table-cell office:value-type="float" office:value="207541.85">
            <text:p>207.542</text:p>
          </table:table-cell>
          <table:table-cell office:value-type="float" office:value="58272.65">
            <text:p>58.273</text:p>
          </table:table-cell>
          <table:table-cell table:style-name="ce12" office:value-type="float" office:value="1810000">
            <text:p>1.810.000</text:p>
          </table:table-cell>
          <table:table-cell office:value-type="float" office:value="469602.72">
            <text:p>469.603</text:p>
          </table:table-cell>
          <table:table-cell office:value-type="float" office:value="5904018.64">
            <text:p>5.904.019</text:p>
          </table:table-cell>
          <table:table-cell office:value-type="float" office:value="5431913.39">
            <text:p>5.431.913</text:p>
          </table:table-cell>
          <table:table-cell table:number-columns-repeated="3"/>
          <table:table-cell office:value-type="float" office:value="5431913.39">
            <text:p>5.431.913</text:p>
          </table:table-cell>
          <table:table-cell table:number-columns-repeated="3"/>
          <table:table-cell office:value-type="float" office:value="5431913.39">
            <text:p>5.431.913</text:p>
          </table:table-cell>
          <table:table-cell office:value-type="float" office:value="-19869.28">
            <text:p>-19.869</text:p>
          </table:table-cell>
          <table:table-cell office:value-type="float" office:value="357921.85">
            <text:p>357.922</text:p>
          </table:table-cell>
          <table:table-cell office:value-type="float" office:value="5769965.96">
            <text:p>5.769.966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4071.14">
            <text:p>-4.071</text:p>
          </table:table-cell>
          <table:table-cell table:number-columns-repeated="3"/>
          <table:table-cell office:value-type="float" office:value="-267900">
            <text:p>-267.9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72071.14">
            <text:p>-272.071</text:p>
          </table:table-cell>
          <table:table-cell office:value-type="float" office:value="2998474.04">
            <text:p>2.998.474</text:p>
          </table:table-cell>
          <table:table-cell office:value-type="float" office:value="364272.16">
            <text:p>364.272</text:p>
          </table:table-cell>
          <table:table-cell office:value-type="float" office:value="206541.85">
            <text:p>206.542</text:p>
          </table:table-cell>
          <table:table-cell office:value-type="float" office:value="57752.94">
            <text:p>57.753</text:p>
          </table:table-cell>
          <table:table-cell table:style-name="ce12" office:value-type="float" office:value="1810000">
            <text:p>1.810.000</text:p>
          </table:table-cell>
          <table:table-cell office:value-type="float" office:value="467650.4">
            <text:p>467.650</text:p>
          </table:table-cell>
          <table:table-cell office:value-type="float" office:value="5904691.39">
            <text:p>5.904.691</text:p>
          </table:table-cell>
          <table:table-cell office:value-type="float" office:value="5632620.25">
            <text:p>5.632.620</text:p>
          </table:table-cell>
          <table:table-cell table:number-columns-repeated="3"/>
          <table:table-cell office:value-type="float" office:value="5632620.25">
            <text:p>5.632.620</text:p>
          </table:table-cell>
          <table:table-cell table:number-columns-repeated="3"/>
          <table:table-cell office:value-type="float" office:value="5632620.25">
            <text:p>5.632.620</text:p>
          </table:table-cell>
          <table:table-cell office:value-type="float" office:value="-19629.52">
            <text:p>-19.630</text:p>
          </table:table-cell>
          <table:table-cell office:value-type="float" office:value="353812.36">
            <text:p>353.812</text:p>
          </table:table-cell>
          <table:table-cell office:value-type="float" office:value="5966803.09">
            <text:p>5.966.80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999.42">
            <text:p>-3.999</text:p>
          </table:table-cell>
          <table:table-cell table:number-columns-repeated="3"/>
          <table:table-cell office:value-type="float" office:value="-267900">
            <text:p>-267.9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71999.42">
            <text:p>-271.999</text:p>
          </table:table-cell>
          <table:table-cell office:value-type="float" office:value="3010317.8">
            <text:p>3.010.318</text:p>
          </table:table-cell>
          <table:table-cell office:value-type="float" office:value="364968.24">
            <text:p>364.968</text:p>
          </table:table-cell>
          <table:table-cell office:value-type="float" office:value="206536.7">
            <text:p>206.537</text:p>
          </table:table-cell>
          <table:table-cell office:value-type="float" office:value="57559.25">
            <text:p>57.559</text:p>
          </table:table-cell>
          <table:table-cell table:style-name="ce12" office:value-type="float" office:value="1810000">
            <text:p>1.810.000</text:p>
          </table:table-cell>
          <table:table-cell office:value-type="float" office:value="467673.6">
            <text:p>467.674</text:p>
          </table:table-cell>
          <table:table-cell office:value-type="float" office:value="5917055.59">
            <text:p>5.917.056</text:p>
          </table:table-cell>
          <table:table-cell office:value-type="float" office:value="5645056.17">
            <text:p>5.645.056</text:p>
          </table:table-cell>
          <table:table-cell table:number-columns-repeated="3"/>
          <table:table-cell office:value-type="float" office:value="5645056.17">
            <text:p>5.645.056</text:p>
          </table:table-cell>
          <table:table-cell table:number-columns-repeated="3"/>
          <table:table-cell office:value-type="float" office:value="5645056.17">
            <text:p>5.645.056</text:p>
          </table:table-cell>
          <table:table-cell office:value-type="float" office:value="-19625.08">
            <text:p>-19.625</text:p>
          </table:table-cell>
          <table:table-cell office:value-type="float" office:value="355915.9">
            <text:p>355.916</text:p>
          </table:table-cell>
          <table:table-cell office:value-type="float" office:value="5981346.99">
            <text:p>5.981.34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5</text:p>
            <draw:g table:end-cell-address="Tabelle1.A459" table:end-x="0.41cm" table:end-y="0.016cm" draw:z-index="57" draw:name="SAPBEXq0001 U13C0F4E5B8E39">
              <draw:custom-shape draw:name="SAPBEXq0001 U13C0F4E5B8E3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59" table:end-x="0.41cm" table:end-y="0.016cm" draw:z-index="223" draw:name="SAPBEXq0001 U13C0F4CFB1339">
              <draw:custom-shape draw:name="SAPBEXq0001 U13C0F4CFB133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oziale Einricht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60" table:end-x="0.41cm" table:end-y="0.016cm" draw:z-index="224" draw:name="SAPBEXq0001 U13C0F4CFB133A">
              <draw:custom-shape draw:name="SAPBEXq0001 U13C0F4CFB133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62480.14">
            <text:p>-62.480</text:p>
          </table:table-cell>
          <table:table-cell/>
          <table:table-cell table:style-name="ce12" office:value-type="float" office:value="-433438.6">
            <text:p>-433.439</text:p>
          </table:table-cell>
          <table:table-cell table:style-name="ce12" office:value-type="float" office:value="-6356.16">
            <text:p>-6.356</text:p>
          </table:table-cell>
          <table:table-cell office:value-type="float" office:value="94.2">
            <text:p>94</text:p>
          </table:table-cell>
          <table:table-cell table:style-name="ce12" office:value-type="float" office:value="-94855.58">
            <text:p>-94.856</text:p>
          </table:table-cell>
          <table:table-cell/>
          <table:table-cell office:value-type="float" office:value="-597036.28">
            <text:p>-597.036</text:p>
          </table:table-cell>
          <table:table-cell office:value-type="float" office:value="935334.12">
            <text:p>935.334</text:p>
          </table:table-cell>
          <table:table-cell office:value-type="float" office:value="208378.56">
            <text:p>208.379</text:p>
          </table:table-cell>
          <table:table-cell office:value-type="float" office:value="951008.63">
            <text:p>951.009</text:p>
          </table:table-cell>
          <table:table-cell office:value-type="float" office:value="73646.07">
            <text:p>73.646</text:p>
          </table:table-cell>
          <table:table-cell table:style-name="ce12" office:value-type="float" office:value="2704.11">
            <text:p>2.704</text:p>
          </table:table-cell>
          <table:table-cell office:value-type="float" office:value="394388.65">
            <text:p>394.389</text:p>
          </table:table-cell>
          <table:table-cell office:value-type="float" office:value="2565460.14">
            <text:p>2.565.460</text:p>
          </table:table-cell>
          <table:table-cell office:value-type="float" office:value="1968423.86">
            <text:p>1.968.424</text:p>
          </table:table-cell>
          <table:table-cell table:number-columns-repeated="3"/>
          <table:table-cell office:value-type="float" office:value="1968423.86">
            <text:p>1.968.424</text:p>
          </table:table-cell>
          <table:table-cell table:style-name="ce12" office:value-type="float" office:value="-36.78">
            <text:p>-37</text:p>
          </table:table-cell>
          <table:table-cell table:style-name="ce12" office:value-type="float" office:value="73.7">
            <text:p>74</text:p>
          </table:table-cell>
          <table:table-cell table:style-name="ce13" office:value-type="float" office:value="36.92">
            <text:p>37</text:p>
          </table:table-cell>
          <table:table-cell office:value-type="float" office:value="1968460.78">
            <text:p>1.968.461</text:p>
          </table:table-cell>
          <table:table-cell office:value-type="float" office:value="-492.25">
            <text:p>-492</text:p>
          </table:table-cell>
          <table:table-cell office:value-type="float" office:value="190907.69">
            <text:p>190.908</text:p>
          </table:table-cell>
          <table:table-cell office:value-type="float" office:value="2158876.22">
            <text:p>2.158.87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7500">
            <text:p>-27.500</text:p>
          </table:table-cell>
          <table:table-cell/>
          <table:table-cell table:style-name="ce12" office:value-type="float" office:value="-322400">
            <text:p>-322.400</text:p>
          </table:table-cell>
          <table:table-cell table:style-name="ce12" office:value-type="float" office:value="-200">
            <text:p>-200</text:p>
          </table:table-cell>
          <table:table-cell office:value-type="float" office:value="-242.8">
            <text:p>-243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351642.8">
            <text:p>-351.643</text:p>
          </table:table-cell>
          <table:table-cell office:value-type="float" office:value="1189911.45">
            <text:p>1.189.911</text:p>
          </table:table-cell>
          <table:table-cell office:value-type="float" office:value="80147.24">
            <text:p>80.147</text:p>
          </table:table-cell>
          <table:table-cell office:value-type="float" office:value="1326980.24">
            <text:p>1.326.980</text:p>
          </table:table-cell>
          <table:table-cell office:value-type="float" office:value="2082.58">
            <text:p>2.083</text:p>
          </table:table-cell>
          <table:table-cell/>
          <table:table-cell office:value-type="float" office:value="159435.64">
            <text:p>159.436</text:p>
          </table:table-cell>
          <table:table-cell office:value-type="float" office:value="2758557.15">
            <text:p>2.758.557</text:p>
          </table:table-cell>
          <table:table-cell office:value-type="float" office:value="2406914.35">
            <text:p>2.406.914</text:p>
          </table:table-cell>
          <table:table-cell table:number-columns-repeated="3"/>
          <table:table-cell office:value-type="float" office:value="2406914.35">
            <text:p>2.406.914</text:p>
          </table:table-cell>
          <table:table-cell table:number-columns-repeated="3"/>
          <table:table-cell office:value-type="float" office:value="2406914.35">
            <text:p>2.406.914</text:p>
          </table:table-cell>
          <table:table-cell office:value-type="float" office:value="-434.16">
            <text:p>-434</text:p>
          </table:table-cell>
          <table:table-cell office:value-type="float" office:value="231119.19">
            <text:p>231.119</text:p>
          </table:table-cell>
          <table:table-cell office:value-type="float" office:value="2637599.38">
            <text:p>2.637.59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7500">
            <text:p>-27.500</text:p>
          </table:table-cell>
          <table:table-cell/>
          <table:table-cell table:style-name="ce12" office:value-type="float" office:value="-362400">
            <text:p>-362.400</text:p>
          </table:table-cell>
          <table:table-cell table:style-name="ce12" office:value-type="float" office:value="-200">
            <text:p>-200</text:p>
          </table:table-cell>
          <table:table-cell office:value-type="float" office:value="-242.68">
            <text:p>-243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391642.68">
            <text:p>-391.643</text:p>
          </table:table-cell>
          <table:table-cell office:value-type="float" office:value="1182918.23">
            <text:p>1.182.918</text:p>
          </table:table-cell>
          <table:table-cell office:value-type="float" office:value="107883.67">
            <text:p>107.884</text:p>
          </table:table-cell>
          <table:table-cell office:value-type="float" office:value="1003935.67">
            <text:p>1.003.936</text:p>
          </table:table-cell>
          <table:table-cell office:value-type="float" office:value="1379.34">
            <text:p>1.379</text:p>
          </table:table-cell>
          <table:table-cell/>
          <table:table-cell office:value-type="float" office:value="123420.24">
            <text:p>123.420</text:p>
          </table:table-cell>
          <table:table-cell office:value-type="float" office:value="2419537.15">
            <text:p>2.419.537</text:p>
          </table:table-cell>
          <table:table-cell office:value-type="float" office:value="2027894.47">
            <text:p>2.027.894</text:p>
          </table:table-cell>
          <table:table-cell table:number-columns-repeated="3"/>
          <table:table-cell office:value-type="float" office:value="2027894.47">
            <text:p>2.027.894</text:p>
          </table:table-cell>
          <table:table-cell table:number-columns-repeated="3"/>
          <table:table-cell office:value-type="float" office:value="2027894.47">
            <text:p>2.027.894</text:p>
          </table:table-cell>
          <table:table-cell office:value-type="float" office:value="-366.96">
            <text:p>-367</text:p>
          </table:table-cell>
          <table:table-cell office:value-type="float" office:value="211823.34">
            <text:p>211.823</text:p>
          </table:table-cell>
          <table:table-cell office:value-type="float" office:value="2239350.85">
            <text:p>2.239.35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1900.16">
            <text:p>-51.900</text:p>
          </table:table-cell>
          <table:table-cell/>
          <table:table-cell table:style-name="ce12" office:value-type="float" office:value="-362400">
            <text:p>-362.400</text:p>
          </table:table-cell>
          <table:table-cell table:style-name="ce12" office:value-type="float" office:value="-200">
            <text:p>-200</text:p>
          </table:table-cell>
          <table:table-cell office:value-type="float" office:value="-100">
            <text:p>-100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415900.16">
            <text:p>-415.900</text:p>
          </table:table-cell>
          <table:table-cell office:value-type="float" office:value="1207903.6">
            <text:p>1.207.904</text:p>
          </table:table-cell>
          <table:table-cell office:value-type="float" office:value="86166.2">
            <text:p>86.166</text:p>
          </table:table-cell>
          <table:table-cell office:value-type="float" office:value="691323.99">
            <text:p>691.324</text:p>
          </table:table-cell>
          <table:table-cell office:value-type="float" office:value="83943.98">
            <text:p>83.944</text:p>
          </table:table-cell>
          <table:table-cell/>
          <table:table-cell office:value-type="float" office:value="115202.4">
            <text:p>115.202</text:p>
          </table:table-cell>
          <table:table-cell office:value-type="float" office:value="2184540.17">
            <text:p>2.184.540</text:p>
          </table:table-cell>
          <table:table-cell office:value-type="float" office:value="1768640.01">
            <text:p>1.768.640</text:p>
          </table:table-cell>
          <table:table-cell table:number-columns-repeated="3"/>
          <table:table-cell office:value-type="float" office:value="1768640.01">
            <text:p>1.768.640</text:p>
          </table:table-cell>
          <table:table-cell table:number-columns-repeated="3"/>
          <table:table-cell office:value-type="float" office:value="1768640.01">
            <text:p>1.768.640</text:p>
          </table:table-cell>
          <table:table-cell office:value-type="float" office:value="-458.52">
            <text:p>-459</text:p>
          </table:table-cell>
          <table:table-cell office:value-type="float" office:value="141043.13">
            <text:p>141.043</text:p>
          </table:table-cell>
          <table:table-cell office:value-type="float" office:value="1909224.62">
            <text:p>1.909.22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51900.15">
            <text:p>-51.900</text:p>
          </table:table-cell>
          <table:table-cell/>
          <table:table-cell table:style-name="ce12" office:value-type="float" office:value="-362400">
            <text:p>-362.400</text:p>
          </table:table-cell>
          <table:table-cell table:style-name="ce12" office:value-type="float" office:value="-200">
            <text:p>-200</text:p>
          </table:table-cell>
          <table:table-cell office:value-type="float" office:value="-100">
            <text:p>-100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415900.15">
            <text:p>-415.900</text:p>
          </table:table-cell>
          <table:table-cell office:value-type="float" office:value="1211659.72">
            <text:p>1.211.660</text:p>
          </table:table-cell>
          <table:table-cell office:value-type="float" office:value="126052.68">
            <text:p>126.053</text:p>
          </table:table-cell>
          <table:table-cell office:value-type="float" office:value="579242.95">
            <text:p>579.243</text:p>
          </table:table-cell>
          <table:table-cell office:value-type="float" office:value="83944.07">
            <text:p>83.944</text:p>
          </table:table-cell>
          <table:table-cell/>
          <table:table-cell office:value-type="float" office:value="106381.8">
            <text:p>106.382</text:p>
          </table:table-cell>
          <table:table-cell office:value-type="float" office:value="2107281.22">
            <text:p>2.107.281</text:p>
          </table:table-cell>
          <table:table-cell office:value-type="float" office:value="1691381.07">
            <text:p>1.691.381</text:p>
          </table:table-cell>
          <table:table-cell table:number-columns-repeated="3"/>
          <table:table-cell office:value-type="float" office:value="1691381.07">
            <text:p>1.691.381</text:p>
          </table:table-cell>
          <table:table-cell table:number-columns-repeated="3"/>
          <table:table-cell office:value-type="float" office:value="1691381.07">
            <text:p>1.691.381</text:p>
          </table:table-cell>
          <table:table-cell office:value-type="float" office:value="-454.08">
            <text:p>-454</text:p>
          </table:table-cell>
          <table:table-cell office:value-type="float" office:value="141137.99">
            <text:p>141.138</text:p>
          </table:table-cell>
          <table:table-cell office:value-type="float" office:value="1832064.98">
            <text:p>1.832.06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51900.15">
            <text:p>-51.900</text:p>
          </table:table-cell>
          <table:table-cell/>
          <table:table-cell table:style-name="ce12" office:value-type="float" office:value="-362400">
            <text:p>-362.400</text:p>
          </table:table-cell>
          <table:table-cell table:style-name="ce12" office:value-type="float" office:value="-200">
            <text:p>-200</text:p>
          </table:table-cell>
          <table:table-cell office:value-type="float" office:value="-100">
            <text:p>-100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415900.15">
            <text:p>-415.900</text:p>
          </table:table-cell>
          <table:table-cell office:value-type="float" office:value="1214284.92">
            <text:p>1.214.285</text:p>
          </table:table-cell>
          <table:table-cell office:value-type="float" office:value="124537.68">
            <text:p>124.538</text:p>
          </table:table-cell>
          <table:table-cell office:value-type="float" office:value="531742.95">
            <text:p>531.743</text:p>
          </table:table-cell>
          <table:table-cell office:value-type="float" office:value="83944.07">
            <text:p>83.944</text:p>
          </table:table-cell>
          <table:table-cell/>
          <table:table-cell office:value-type="float" office:value="105200.24">
            <text:p>105.200</text:p>
          </table:table-cell>
          <table:table-cell office:value-type="float" office:value="2059709.86">
            <text:p>2.059.710</text:p>
          </table:table-cell>
          <table:table-cell office:value-type="float" office:value="1643809.71">
            <text:p>1.643.810</text:p>
          </table:table-cell>
          <table:table-cell table:number-columns-repeated="3"/>
          <table:table-cell office:value-type="float" office:value="1643809.71">
            <text:p>1.643.810</text:p>
          </table:table-cell>
          <table:table-cell table:number-columns-repeated="3"/>
          <table:table-cell office:value-type="float" office:value="1643809.71">
            <text:p>1.643.810</text:p>
          </table:table-cell>
          <table:table-cell office:value-type="float" office:value="-449.64">
            <text:p>-450</text:p>
          </table:table-cell>
          <table:table-cell office:value-type="float" office:value="138340.94">
            <text:p>138.341</text:p>
          </table:table-cell>
          <table:table-cell office:value-type="float" office:value="1781701.01">
            <text:p>1.781.70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1815.55">
            <text:p>-51.816</text:p>
          </table:table-cell>
          <table:table-cell/>
          <table:table-cell table:style-name="ce12" office:value-type="float" office:value="-362300">
            <text:p>-362.300</text:p>
          </table:table-cell>
          <table:table-cell table:style-name="ce12" office:value-type="float" office:value="-200">
            <text:p>-200</text:p>
          </table:table-cell>
          <table:table-cell office:value-type="float" office:value="-100">
            <text:p>-100</text:p>
          </table:table-cell>
          <table:table-cell table:style-name="ce12" office:value-type="float" office:value="-1300">
            <text:p>-1.300</text:p>
          </table:table-cell>
          <table:table-cell/>
          <table:table-cell office:value-type="float" office:value="-415715.55">
            <text:p>-415.716</text:p>
          </table:table-cell>
          <table:table-cell office:value-type="float" office:value="1216909.46">
            <text:p>1.216.909</text:p>
          </table:table-cell>
          <table:table-cell office:value-type="float" office:value="124890.6">
            <text:p>124.891</text:p>
          </table:table-cell>
          <table:table-cell office:value-type="float" office:value="531668.18">
            <text:p>531.668</text:p>
          </table:table-cell>
          <table:table-cell office:value-type="float" office:value="83853.71">
            <text:p>83.854</text:p>
          </table:table-cell>
          <table:table-cell/>
          <table:table-cell office:value-type="float" office:value="105207.6">
            <text:p>105.208</text:p>
          </table:table-cell>
          <table:table-cell office:value-type="float" office:value="2062529.55">
            <text:p>2.062.530</text:p>
          </table:table-cell>
          <table:table-cell office:value-type="float" office:value="1646814">
            <text:p>1.646.814</text:p>
          </table:table-cell>
          <table:table-cell table:number-columns-repeated="3"/>
          <table:table-cell office:value-type="float" office:value="1646814">
            <text:p>1.646.814</text:p>
          </table:table-cell>
          <table:table-cell table:number-columns-repeated="3"/>
          <table:table-cell office:value-type="float" office:value="1646814">
            <text:p>1.646.814</text:p>
          </table:table-cell>
          <table:table-cell office:value-type="float" office:value="-447.24">
            <text:p>-447</text:p>
          </table:table-cell>
          <table:table-cell office:value-type="float" office:value="139033.5">
            <text:p>139.034</text:p>
          </table:table-cell>
          <table:table-cell office:value-type="float" office:value="1785400.26">
            <text:p>1.785.4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6</text:p>
            <draw:g table:end-cell-address="Tabelle1.A467" table:end-x="0.41cm" table:end-y="0.016cm" draw:z-index="58" draw:name="SAPBEXq0001 U13C0F4E5B8E3A">
              <draw:custom-shape draw:name="SAPBEXq0001 U13C0F4E5B8E3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67" table:end-x="0.41cm" table:end-y="0.016cm" draw:z-index="225" draw:name="SAPBEXq0001 U13C0F4CFB133A">
              <draw:custom-shape draw:name="SAPBEXq0001 U13C0F4CFB133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Förderung der Wohlfahrtspfleg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68" table:end-x="0.41cm" table:end-y="0.016cm" draw:z-index="226" draw:name="SAPBEXq0001 U13C0F4CFB133B">
              <draw:custom-shape draw:name="SAPBEXq0001 U13C0F4CFB133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24.56">
            <text:p>-225</text:p>
          </table:table-cell>
          <table:table-cell table:number-columns-repeated="3"/>
          <table:table-cell office:value-type="float" office:value="-20117.15">
            <text:p>-20.117</text:p>
          </table:table-cell>
          <table:table-cell table:style-name="ce12" office:value-type="float" office:value="-12823.92">
            <text:p>-12.824</text:p>
          </table:table-cell>
          <table:table-cell/>
          <table:table-cell office:value-type="float" office:value="-33165.63">
            <text:p>-33.166</text:p>
          </table:table-cell>
          <table:table-cell office:value-type="float" office:value="131047.87">
            <text:p>131.048</text:p>
          </table:table-cell>
          <table:table-cell office:value-type="float" office:value="27524.09">
            <text:p>27.524</text:p>
          </table:table-cell>
          <table:table-cell office:value-type="float" office:value="23576.85">
            <text:p>23.577</text:p>
          </table:table-cell>
          <table:table-cell office:value-type="float" office:value="3009.51">
            <text:p>3.010</text:p>
          </table:table-cell>
          <table:table-cell table:style-name="ce12" office:value-type="float" office:value="1527858.8">
            <text:p>1.527.859</text:p>
          </table:table-cell>
          <table:table-cell office:value-type="float" office:value="4479.46">
            <text:p>4.479</text:p>
          </table:table-cell>
          <table:table-cell office:value-type="float" office:value="1717496.58">
            <text:p>1.717.497</text:p>
          </table:table-cell>
          <table:table-cell office:value-type="float" office:value="1684330.95">
            <text:p>1.684.331</text:p>
          </table:table-cell>
          <table:table-cell table:number-columns-repeated="3"/>
          <table:table-cell office:value-type="float" office:value="1684330.95">
            <text:p>1.684.331</text:p>
          </table:table-cell>
          <table:table-cell table:style-name="ce12" office:value-type="float" office:value="-10.33">
            <text:p>-10</text:p>
          </table:table-cell>
          <table:table-cell table:style-name="ce12" office:value-type="float" office:value="20.46">
            <text:p>20</text:p>
          </table:table-cell>
          <table:table-cell table:style-name="ce13" office:value-type="float" office:value="10.13">
            <text:p>10</text:p>
          </table:table-cell>
          <table:table-cell office:value-type="float" office:value="1684341.08">
            <text:p>1.684.341</text:p>
          </table:table-cell>
          <table:table-cell table:style-name="ce11"/>
          <table:table-cell office:value-type="float" office:value="117870.65">
            <text:p>117.871</text:p>
          </table:table-cell>
          <table:table-cell office:value-type="float" office:value="1802211.73">
            <text:p>1.802.21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18.6">
            <text:p>-219</text:p>
          </table:table-cell>
          <table:table-cell table:number-columns-repeated="2"/>
          <table:table-cell office:value-type="float" office:value="-218.6">
            <text:p>-219</text:p>
          </table:table-cell>
          <table:table-cell office:value-type="float" office:value="183894.85">
            <text:p>183.895</text:p>
          </table:table-cell>
          <table:table-cell office:value-type="float" office:value="12804.68">
            <text:p>12.805</text:p>
          </table:table-cell>
          <table:table-cell office:value-type="float" office:value="19440.32">
            <text:p>19.440</text:p>
          </table:table-cell>
          <table:table-cell office:value-type="float" office:value="220.69">
            <text:p>221</text:p>
          </table:table-cell>
          <table:table-cell table:style-name="ce12" office:value-type="float" office:value="1822400">
            <text:p>1.822.400</text:p>
          </table:table-cell>
          <table:table-cell office:value-type="float" office:value="34278.68">
            <text:p>34.279</text:p>
          </table:table-cell>
          <table:table-cell office:value-type="float" office:value="2073039.22">
            <text:p>2.073.039</text:p>
          </table:table-cell>
          <table:table-cell office:value-type="float" office:value="2072820.62">
            <text:p>2.072.821</text:p>
          </table:table-cell>
          <table:table-cell table:number-columns-repeated="3"/>
          <table:table-cell office:value-type="float" office:value="2072820.62">
            <text:p>2.072.821</text:p>
          </table:table-cell>
          <table:table-cell table:number-columns-repeated="3"/>
          <table:table-cell office:value-type="float" office:value="2072820.62">
            <text:p>2.072.821</text:p>
          </table:table-cell>
          <table:table-cell table:style-name="ce11"/>
          <table:table-cell office:value-type="float" office:value="111592.52">
            <text:p>111.593</text:p>
          </table:table-cell>
          <table:table-cell office:value-type="float" office:value="2184413.14">
            <text:p>2.184.41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18.6">
            <text:p>-219</text:p>
          </table:table-cell>
          <table:table-cell table:number-columns-repeated="2"/>
          <table:table-cell office:value-type="float" office:value="-218.6">
            <text:p>-219</text:p>
          </table:table-cell>
          <table:table-cell office:value-type="float" office:value="184048.44">
            <text:p>184.048</text:p>
          </table:table-cell>
          <table:table-cell office:value-type="float" office:value="17238.6">
            <text:p>17.239</text:p>
          </table:table-cell>
          <table:table-cell office:value-type="float" office:value="19443.62">
            <text:p>19.444</text:p>
          </table:table-cell>
          <table:table-cell office:value-type="float" office:value="195.21">
            <text:p>195</text:p>
          </table:table-cell>
          <table:table-cell table:style-name="ce12" office:value-type="float" office:value="1727240">
            <text:p>1.727.240</text:p>
          </table:table-cell>
          <table:table-cell office:value-type="float" office:value="34280.64">
            <text:p>34.281</text:p>
          </table:table-cell>
          <table:table-cell office:value-type="float" office:value="1982446.51">
            <text:p>1.982.447</text:p>
          </table:table-cell>
          <table:table-cell office:value-type="float" office:value="1982227.91">
            <text:p>1.982.228</text:p>
          </table:table-cell>
          <table:table-cell table:number-columns-repeated="3"/>
          <table:table-cell office:value-type="float" office:value="1982227.91">
            <text:p>1.982.228</text:p>
          </table:table-cell>
          <table:table-cell table:number-columns-repeated="3"/>
          <table:table-cell office:value-type="float" office:value="1982227.91">
            <text:p>1.982.228</text:p>
          </table:table-cell>
          <table:table-cell table:style-name="ce11"/>
          <table:table-cell office:value-type="float" office:value="107060.01">
            <text:p>107.060</text:p>
          </table:table-cell>
          <table:table-cell office:value-type="float" office:value="2089287.92">
            <text:p>2.089.28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95.48">
            <text:p>-19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2"/>
          <table:table-cell office:value-type="float" office:value="-295.48">
            <text:p>-295</text:p>
          </table:table-cell>
          <table:table-cell office:value-type="float" office:value="171985.08">
            <text:p>171.985</text:p>
          </table:table-cell>
          <table:table-cell office:value-type="float" office:value="12370.32">
            <text:p>12.370</text:p>
          </table:table-cell>
          <table:table-cell office:value-type="float" office:value="11614.44">
            <text:p>11.614</text:p>
          </table:table-cell>
          <table:table-cell office:value-type="float" office:value="3395.11">
            <text:p>3.395</text:p>
          </table:table-cell>
          <table:table-cell table:style-name="ce12" office:value-type="float" office:value="1727080">
            <text:p>1.727.080</text:p>
          </table:table-cell>
          <table:table-cell office:value-type="float" office:value="32587.8">
            <text:p>32.588</text:p>
          </table:table-cell>
          <table:table-cell office:value-type="float" office:value="1959032.75">
            <text:p>1.959.033</text:p>
          </table:table-cell>
          <table:table-cell office:value-type="float" office:value="1958737.27">
            <text:p>1.958.737</text:p>
          </table:table-cell>
          <table:table-cell table:number-columns-repeated="3"/>
          <table:table-cell office:value-type="float" office:value="1958737.27">
            <text:p>1.958.737</text:p>
          </table:table-cell>
          <table:table-cell table:number-columns-repeated="3"/>
          <table:table-cell office:value-type="float" office:value="1958737.27">
            <text:p>1.958.737</text:p>
          </table:table-cell>
          <table:table-cell table:style-name="ce11"/>
          <table:table-cell office:value-type="float" office:value="78308.02">
            <text:p>78.308</text:p>
          </table:table-cell>
          <table:table-cell office:value-type="float" office:value="2037045.29">
            <text:p>2.037.04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95.48">
            <text:p>-19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2"/>
          <table:table-cell office:value-type="float" office:value="-295.48">
            <text:p>-295</text:p>
          </table:table-cell>
          <table:table-cell office:value-type="float" office:value="172441.12">
            <text:p>172.441</text:p>
          </table:table-cell>
          <table:table-cell office:value-type="float" office:value="18097.8">
            <text:p>18.098</text:p>
          </table:table-cell>
          <table:table-cell office:value-type="float" office:value="11060.27">
            <text:p>11.060</text:p>
          </table:table-cell>
          <table:table-cell office:value-type="float" office:value="3395.12">
            <text:p>3.395</text:p>
          </table:table-cell>
          <table:table-cell table:style-name="ce12" office:value-type="float" office:value="1593920">
            <text:p>1.593.920</text:p>
          </table:table-cell>
          <table:table-cell office:value-type="float" office:value="26512.84">
            <text:p>26.513</text:p>
          </table:table-cell>
          <table:table-cell office:value-type="float" office:value="1825427.15">
            <text:p>1.825.427</text:p>
          </table:table-cell>
          <table:table-cell office:value-type="float" office:value="1825131.67">
            <text:p>1.825.132</text:p>
          </table:table-cell>
          <table:table-cell table:number-columns-repeated="3"/>
          <table:table-cell office:value-type="float" office:value="1825131.67">
            <text:p>1.825.132</text:p>
          </table:table-cell>
          <table:table-cell table:number-columns-repeated="3"/>
          <table:table-cell office:value-type="float" office:value="1825131.67">
            <text:p>1.825.132</text:p>
          </table:table-cell>
          <table:table-cell table:style-name="ce11"/>
          <table:table-cell office:value-type="float" office:value="76186.63">
            <text:p>76.187</text:p>
          </table:table-cell>
          <table:table-cell office:value-type="float" office:value="1901318.3">
            <text:p>1.901.31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95.48">
            <text:p>-195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2"/>
          <table:table-cell office:value-type="float" office:value="-295.48">
            <text:p>-295</text:p>
          </table:table-cell>
          <table:table-cell office:value-type="float" office:value="172761.52">
            <text:p>172.762</text:p>
          </table:table-cell>
          <table:table-cell office:value-type="float" office:value="17879.16">
            <text:p>17.879</text:p>
          </table:table-cell>
          <table:table-cell office:value-type="float" office:value="11060.27">
            <text:p>11.060</text:p>
          </table:table-cell>
          <table:table-cell office:value-type="float" office:value="3395.12">
            <text:p>3.395</text:p>
          </table:table-cell>
          <table:table-cell table:style-name="ce12" office:value-type="float" office:value="1593760">
            <text:p>1.593.760</text:p>
          </table:table-cell>
          <table:table-cell office:value-type="float" office:value="26489.52">
            <text:p>26.490</text:p>
          </table:table-cell>
          <table:table-cell office:value-type="float" office:value="1825345.59">
            <text:p>1.825.346</text:p>
          </table:table-cell>
          <table:table-cell office:value-type="float" office:value="1825050.11">
            <text:p>1.825.050</text:p>
          </table:table-cell>
          <table:table-cell table:number-columns-repeated="3"/>
          <table:table-cell office:value-type="float" office:value="1825050.11">
            <text:p>1.825.050</text:p>
          </table:table-cell>
          <table:table-cell table:number-columns-repeated="3"/>
          <table:table-cell office:value-type="float" office:value="1825050.11">
            <text:p>1.825.050</text:p>
          </table:table-cell>
          <table:table-cell table:style-name="ce11"/>
          <table:table-cell office:value-type="float" office:value="75277.18">
            <text:p>75.277</text:p>
          </table:table-cell>
          <table:table-cell office:value-type="float" office:value="1900327.29">
            <text:p>1.900.32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90.43">
            <text:p>-190</text:p>
          </table:table-cell>
          <table:table-cell table:number-columns-repeated="3"/>
          <table:table-cell office:value-type="float" office:value="-100">
            <text:p>-100</text:p>
          </table:table-cell>
          <table:table-cell table:number-columns-repeated="2"/>
          <table:table-cell office:value-type="float" office:value="-290.43">
            <text:p>-290</text:p>
          </table:table-cell>
          <table:table-cell office:value-type="float" office:value="173137.92">
            <text:p>173.138</text:p>
          </table:table-cell>
          <table:table-cell office:value-type="float" office:value="17935.92">
            <text:p>17.936</text:p>
          </table:table-cell>
          <table:table-cell office:value-type="float" office:value="11059.93">
            <text:p>11.060</text:p>
          </table:table-cell>
          <table:table-cell office:value-type="float" office:value="3389.32">
            <text:p>3.389</text:p>
          </table:table-cell>
          <table:table-cell table:style-name="ce12" office:value-type="float" office:value="1593600">
            <text:p>1.593.600</text:p>
          </table:table-cell>
          <table:table-cell office:value-type="float" office:value="26490.36">
            <text:p>26.490</text:p>
          </table:table-cell>
          <table:table-cell office:value-type="float" office:value="1825613.45">
            <text:p>1.825.613</text:p>
          </table:table-cell>
          <table:table-cell office:value-type="float" office:value="1825323.02">
            <text:p>1.825.323</text:p>
          </table:table-cell>
          <table:table-cell table:number-columns-repeated="3"/>
          <table:table-cell office:value-type="float" office:value="1825323.02">
            <text:p>1.825.323</text:p>
          </table:table-cell>
          <table:table-cell table:number-columns-repeated="3"/>
          <table:table-cell office:value-type="float" office:value="1825323.02">
            <text:p>1.825.323</text:p>
          </table:table-cell>
          <table:table-cell table:style-name="ce11"/>
          <table:table-cell office:value-type="float" office:value="75820.87">
            <text:p>75.821</text:p>
          </table:table-cell>
          <table:table-cell office:value-type="float" office:value="1901143.89">
            <text:p>1.901.14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7</text:p>
            <draw:g table:end-cell-address="Tabelle1.A475" table:end-x="0.41cm" table:end-y="0.016cm" draw:z-index="59" draw:name="SAPBEXq0001 U13C0F4E5B8E3B">
              <draw:custom-shape draw:name="SAPBEXq0001 U13C0F4E5B8E3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75" table:end-x="0.41cm" table:end-y="0.016cm" draw:z-index="227" draw:name="SAPBEXq0001 U13C0F4CFB133B">
              <draw:custom-shape draw:name="SAPBEXq0001 U13C0F4CFB133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reuungen / Unterhaltsleistung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76" table:end-x="0.41cm" table:end-y="0.016cm" draw:z-index="228" draw:name="SAPBEXq0001 U13C0F4CFB133C">
              <draw:custom-shape draw:name="SAPBEXq0001 U13C0F4CFB133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395.65">
            <text:p>-2.396</text:p>
          </table:table-cell>
          <table:table-cell table:style-name="ce12" office:value-type="float" office:value="-267731.6">
            <text:p>-267.732</text:p>
          </table:table-cell>
          <table:table-cell table:style-name="ce12" office:value-type="float" office:value="620.13">
            <text:p>620</text:p>
          </table:table-cell>
          <table:table-cell/>
          <table:table-cell office:value-type="float" office:value="-9709912.82">
            <text:p>-9.709.913</text:p>
          </table:table-cell>
          <table:table-cell table:style-name="ce12" office:value-type="float" office:value="-202360.87">
            <text:p>-202.361</text:p>
          </table:table-cell>
          <table:table-cell/>
          <table:table-cell office:value-type="float" office:value="-10181780.81">
            <text:p>-10.181.781</text:p>
          </table:table-cell>
          <table:table-cell office:value-type="float" office:value="1730310.41">
            <text:p>1.730.310</text:p>
          </table:table-cell>
          <table:table-cell office:value-type="float" office:value="526394.85">
            <text:p>526.395</text:p>
          </table:table-cell>
          <table:table-cell office:value-type="float" office:value="55709.24">
            <text:p>55.709</text:p>
          </table:table-cell>
          <table:table-cell office:value-type="float" office:value="26902.22">
            <text:p>26.902</text:p>
          </table:table-cell>
          <table:table-cell table:style-name="ce12" office:value-type="float" office:value="4336109.93">
            <text:p>4.336.110</text:p>
          </table:table-cell>
          <table:table-cell office:value-type="float" office:value="4573398.76">
            <text:p>4.573.399</text:p>
          </table:table-cell>
          <table:table-cell office:value-type="float" office:value="11248825.41">
            <text:p>11.248.825</text:p>
          </table:table-cell>
          <table:table-cell office:value-type="float" office:value="1067044.6">
            <text:p>1.067.045</text:p>
          </table:table-cell>
          <table:table-cell table:number-columns-repeated="3"/>
          <table:table-cell office:value-type="float" office:value="1067044.6">
            <text:p>1.067.045</text:p>
          </table:table-cell>
          <table:table-cell table:style-name="ce12" office:value-type="float" office:value="59.64">
            <text:p>60</text:p>
          </table:table-cell>
          <table:table-cell table:style-name="ce12" office:value-type="float" office:value="-121.51">
            <text:p>-122</text:p>
          </table:table-cell>
          <table:table-cell table:style-name="ce13" office:value-type="float" office:value="-61.87">
            <text:p>-62</text:p>
          </table:table-cell>
          <table:table-cell office:value-type="float" office:value="1066982.73">
            <text:p>1.066.983</text:p>
          </table:table-cell>
          <table:table-cell office:value-type="float" office:value="-67627.83">
            <text:p>-67.628</text:p>
          </table:table-cell>
          <table:table-cell office:value-type="float" office:value="431916.85">
            <text:p>431.917</text:p>
          </table:table-cell>
          <table:table-cell office:value-type="float" office:value="1431271.75">
            <text:p>1.431.27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16.28">
            <text:p>-116</text:p>
          </table:table-cell>
          <table:table-cell table:style-name="ce12" office:value-type="float" office:value="-280000">
            <text:p>-280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278139.96">
            <text:p>-2.278.14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58456.24">
            <text:p>-2.558.456</text:p>
          </table:table-cell>
          <table:table-cell office:value-type="float" office:value="1472107.93">
            <text:p>1.472.108</text:p>
          </table:table-cell>
          <table:table-cell office:value-type="float" office:value="173775.44">
            <text:p>173.775</text:p>
          </table:table-cell>
          <table:table-cell office:value-type="float" office:value="56318.68">
            <text:p>56.319</text:p>
          </table:table-cell>
          <table:table-cell office:value-type="float" office:value="1568.23">
            <text:p>1.568</text:p>
          </table:table-cell>
          <table:table-cell table:style-name="ce12" office:value-type="float" office:value="4490694.68">
            <text:p>4.490.695</text:p>
          </table:table-cell>
          <table:table-cell office:value-type="float" office:value="269138.92">
            <text:p>269.139</text:p>
          </table:table-cell>
          <table:table-cell office:value-type="float" office:value="6463603.88">
            <text:p>6.463.604</text:p>
          </table:table-cell>
          <table:table-cell office:value-type="float" office:value="3905147.64">
            <text:p>3.905.148</text:p>
          </table:table-cell>
          <table:table-cell table:number-columns-repeated="3"/>
          <table:table-cell office:value-type="float" office:value="3905147.64">
            <text:p>3.905.148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3905567.64">
            <text:p>3.905.568</text:p>
          </table:table-cell>
          <table:table-cell office:value-type="float" office:value="-72919.53">
            <text:p>-72.920</text:p>
          </table:table-cell>
          <table:table-cell office:value-type="float" office:value="462145.85">
            <text:p>462.146</text:p>
          </table:table-cell>
          <table:table-cell office:value-type="float" office:value="4294793.96">
            <text:p>4.294.79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style-name="ce12" office:value-type="float" office:value="-70000">
            <text:p>-70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455861.72">
            <text:p>-2.455.86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26061.72">
            <text:p>-2.526.062</text:p>
          </table:table-cell>
          <table:table-cell office:value-type="float" office:value="1490401.05">
            <text:p>1.490.401</text:p>
          </table:table-cell>
          <table:table-cell office:value-type="float" office:value="230508.72">
            <text:p>230.509</text:p>
          </table:table-cell>
          <table:table-cell office:value-type="float" office:value="148808.5">
            <text:p>148.809</text:p>
          </table:table-cell>
          <table:table-cell office:value-type="float" office:value="1225.62">
            <text:p>1.226</text:p>
          </table:table-cell>
          <table:table-cell table:style-name="ce12" office:value-type="float" office:value="4830694.68">
            <text:p>4.830.695</text:p>
          </table:table-cell>
          <table:table-cell office:value-type="float" office:value="321808.32">
            <text:p>321.808</text:p>
          </table:table-cell>
          <table:table-cell office:value-type="float" office:value="7023446.89">
            <text:p>7.023.447</text:p>
          </table:table-cell>
          <table:table-cell office:value-type="float" office:value="4497385.17">
            <text:p>4.497.385</text:p>
          </table:table-cell>
          <table:table-cell table:number-columns-repeated="3"/>
          <table:table-cell office:value-type="float" office:value="4497385.17">
            <text:p>4.497.385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4497805.17">
            <text:p>4.497.805</text:p>
          </table:table-cell>
          <table:table-cell office:value-type="float" office:value="-70409.14">
            <text:p>-70.409</text:p>
          </table:table-cell>
          <table:table-cell office:value-type="float" office:value="477811.66">
            <text:p>477.812</text:p>
          </table:table-cell>
          <table:table-cell office:value-type="float" office:value="4905207.69">
            <text:p>4.905.20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880.98">
            <text:p>-1.881</text:p>
          </table:table-cell>
          <table:table-cell table:style-name="ce12" office:value-type="float" office:value="-95000">
            <text:p>-95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444644">
            <text:p>-2.444.644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41724.98">
            <text:p>-2.541.725</text:p>
          </table:table-cell>
          <table:table-cell office:value-type="float" office:value="1412203.52">
            <text:p>1.412.204</text:p>
          </table:table-cell>
          <table:table-cell office:value-type="float" office:value="171161.52">
            <text:p>171.162</text:p>
          </table:table-cell>
          <table:table-cell office:value-type="float" office:value="74449.72">
            <text:p>74.450</text:p>
          </table:table-cell>
          <table:table-cell office:value-type="float" office:value="26028.55">
            <text:p>26.029</text:p>
          </table:table-cell>
          <table:table-cell table:style-name="ce12" office:value-type="float" office:value="4830585.6">
            <text:p>4.830.586</text:p>
          </table:table-cell>
          <table:table-cell office:value-type="float" office:value="420819.12">
            <text:p>420.819</text:p>
          </table:table-cell>
          <table:table-cell office:value-type="float" office:value="6935248.03">
            <text:p>6.935.248</text:p>
          </table:table-cell>
          <table:table-cell office:value-type="float" office:value="4393523.05">
            <text:p>4.393.523</text:p>
          </table:table-cell>
          <table:table-cell table:number-columns-repeated="3"/>
          <table:table-cell office:value-type="float" office:value="4393523.05">
            <text:p>4.393.523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4393943.05">
            <text:p>4.393.943</text:p>
          </table:table-cell>
          <table:table-cell office:value-type="float" office:value="-75059.83">
            <text:p>-75.060</text:p>
          </table:table-cell>
          <table:table-cell office:value-type="float" office:value="387187.95">
            <text:p>387.188</text:p>
          </table:table-cell>
          <table:table-cell office:value-type="float" office:value="4706071.17">
            <text:p>4.706.07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881">
            <text:p>-1.881</text:p>
          </table:table-cell>
          <table:table-cell table:style-name="ce12" office:value-type="float" office:value="-95000">
            <text:p>-95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444644">
            <text:p>-2.444.644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41725">
            <text:p>-2.541.725</text:p>
          </table:table-cell>
          <table:table-cell office:value-type="float" office:value="1478505.57">
            <text:p>1.478.506</text:p>
          </table:table-cell>
          <table:table-cell office:value-type="float" office:value="250341.44">
            <text:p>250.341</text:p>
          </table:table-cell>
          <table:table-cell office:value-type="float" office:value="74449.72">
            <text:p>74.450</text:p>
          </table:table-cell>
          <table:table-cell office:value-type="float" office:value="26348.22">
            <text:p>26.348</text:p>
          </table:table-cell>
          <table:table-cell table:style-name="ce12" office:value-type="float" office:value="4830585.6">
            <text:p>4.830.586</text:p>
          </table:table-cell>
          <table:table-cell office:value-type="float" office:value="421783.84">
            <text:p>421.784</text:p>
          </table:table-cell>
          <table:table-cell office:value-type="float" office:value="7082014.39">
            <text:p>7.082.014</text:p>
          </table:table-cell>
          <table:table-cell office:value-type="float" office:value="4540289.39">
            <text:p>4.540.289</text:p>
          </table:table-cell>
          <table:table-cell table:number-columns-repeated="3"/>
          <table:table-cell office:value-type="float" office:value="4540289.39">
            <text:p>4.540.289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4540709.39">
            <text:p>4.540.709</text:p>
          </table:table-cell>
          <table:table-cell office:value-type="float" office:value="-75414.27">
            <text:p>-75.414</text:p>
          </table:table-cell>
          <table:table-cell office:value-type="float" office:value="398089.58">
            <text:p>398.090</text:p>
          </table:table-cell>
          <table:table-cell office:value-type="float" office:value="4863384.7">
            <text:p>4.863.38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880.99">
            <text:p>-1.881</text:p>
          </table:table-cell>
          <table:table-cell table:style-name="ce12" office:value-type="float" office:value="-95000">
            <text:p>-95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444644">
            <text:p>-2.444.644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41724.99">
            <text:p>-2.541.725</text:p>
          </table:table-cell>
          <table:table-cell office:value-type="float" office:value="1485522.78">
            <text:p>1.485.523</text:p>
          </table:table-cell>
          <table:table-cell office:value-type="float" office:value="247304.16">
            <text:p>247.304</text:p>
          </table:table-cell>
          <table:table-cell office:value-type="float" office:value="74449.72">
            <text:p>74.450</text:p>
          </table:table-cell>
          <table:table-cell office:value-type="float" office:value="26508.16">
            <text:p>26.508</text:p>
          </table:table-cell>
          <table:table-cell table:style-name="ce12" office:value-type="float" office:value="4830585.6">
            <text:p>4.830.586</text:p>
          </table:table-cell>
          <table:table-cell office:value-type="float" office:value="421476.44">
            <text:p>421.476</text:p>
          </table:table-cell>
          <table:table-cell office:value-type="float" office:value="7085846.86">
            <text:p>7.085.847</text:p>
          </table:table-cell>
          <table:table-cell office:value-type="float" office:value="4544121.87">
            <text:p>4.544.122</text:p>
          </table:table-cell>
          <table:table-cell table:number-columns-repeated="3"/>
          <table:table-cell office:value-type="float" office:value="4544121.87">
            <text:p>4.544.122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4544541.87">
            <text:p>4.544.542</text:p>
          </table:table-cell>
          <table:table-cell office:value-type="float" office:value="-75061.68">
            <text:p>-75.062</text:p>
          </table:table-cell>
          <table:table-cell office:value-type="float" office:value="394038.69">
            <text:p>394.039</text:p>
          </table:table-cell>
          <table:table-cell office:value-type="float" office:value="4863518.88">
            <text:p>4.863.51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879.17">
            <text:p>-1.879</text:p>
          </table:table-cell>
          <table:table-cell table:style-name="ce12" office:value-type="float" office:value="-95000">
            <text:p>-95.000</text:p>
          </table:table-cell>
          <table:table-cell/>
          <table:table-cell table:style-name="ce12" office:value-type="float" office:value="-100">
            <text:p>-100</text:p>
          </table:table-cell>
          <table:table-cell office:value-type="float" office:value="-2444644">
            <text:p>-2.444.644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541723.17">
            <text:p>-2.541.723</text:p>
          </table:table-cell>
          <table:table-cell office:value-type="float" office:value="1495530.72">
            <text:p>1.495.531</text:p>
          </table:table-cell>
          <table:table-cell office:value-type="float" office:value="247892.55">
            <text:p>247.893</text:p>
          </table:table-cell>
          <table:table-cell office:value-type="float" office:value="74736.68">
            <text:p>74.737</text:p>
          </table:table-cell>
          <table:table-cell office:value-type="float" office:value="26626.89">
            <text:p>26.627</text:p>
          </table:table-cell>
          <table:table-cell table:style-name="ce12" office:value-type="float" office:value="4830585.6">
            <text:p>4.830.586</text:p>
          </table:table-cell>
          <table:table-cell office:value-type="float" office:value="422526.12">
            <text:p>422.526</text:p>
          </table:table-cell>
          <table:table-cell office:value-type="float" office:value="7097898.56">
            <text:p>7.097.899</text:p>
          </table:table-cell>
          <table:table-cell office:value-type="float" office:value="4556175.39">
            <text:p>4.556.175</text:p>
          </table:table-cell>
          <table:table-cell table:number-columns-repeated="3"/>
          <table:table-cell office:value-type="float" office:value="4556175.39">
            <text:p>4.556.175</text:p>
          </table:table-cell>
          <table:table-cell/>
          <table:table-cell table:style-name="ce12" office:value-type="float" office:value="420">
            <text:p>420</text:p>
          </table:table-cell>
          <table:table-cell table:style-name="ce13" office:value-type="float" office:value="420">
            <text:p>420</text:p>
          </table:table-cell>
          <table:table-cell office:value-type="float" office:value="4556595.39">
            <text:p>4.556.595</text:p>
          </table:table-cell>
          <table:table-cell office:value-type="float" office:value="-75062.07">
            <text:p>-75.062</text:p>
          </table:table-cell>
          <table:table-cell office:value-type="float" office:value="396470.09">
            <text:p>396.470</text:p>
          </table:table-cell>
          <table:table-cell office:value-type="float" office:value="4878003.41">
            <text:p>4.878.00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8</text:p>
            <draw:g table:end-cell-address="Tabelle1.A483" table:end-x="0.41cm" table:end-y="0.016cm" draw:z-index="60" draw:name="SAPBEXq0001 U13C0F4E5B8E3C">
              <draw:custom-shape draw:name="SAPBEXq0001 U13C0F4E5B8E3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83" table:end-x="0.41cm" table:end-y="0.016cm" draw:z-index="229" draw:name="SAPBEXq0001 U13C0F4CFB133C">
              <draw:custom-shape draw:name="SAPBEXq0001 U13C0F4CFB133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im Bereich Soz. Leis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84" table:end-x="0.41cm" table:end-y="0.016cm" draw:z-index="230" draw:name="SAPBEXq0001 U13C0F4CFB133D">
              <draw:custom-shape draw:name="SAPBEXq0001 U13C0F4CFB133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5892844.74">
            <text:p>5.892.845</text:p>
          </table:table-cell>
          <table:table-cell table:style-name="ce11"/>
          <table:table-cell table:number-columns-repeated="2" office:value-type="float" office:value="5892844.74">
            <text:p>5.892.845</text:p>
          </table:table-cell>
          <table:table-cell table:number-columns-repeated="3"/>
          <table:table-cell office:value-type="float" office:value="5892844.74">
            <text:p>5.892.845</text:p>
          </table:table-cell>
          <table:table-cell table:number-columns-repeated="3"/>
          <table:table-cell office:value-type="float" office:value="5892844.74">
            <text:p>5.892.845</text:p>
          </table:table-cell>
          <table:table-cell table:style-name="ce11" table:number-columns-repeated="2"/>
          <table:table-cell office:value-type="float" office:value="5892844.74">
            <text:p>5.892.84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1265900">
            <text:p>1.265.900</text:p>
          </table:table-cell>
          <table:table-cell table:style-name="ce11"/>
          <table:table-cell table:number-columns-repeated="2" office:value-type="float" office:value="1265900">
            <text:p>1.265.900</text:p>
          </table:table-cell>
          <table:table-cell table:number-columns-repeated="3"/>
          <table:table-cell office:value-type="float" office:value="1265900">
            <text:p>1.265.900</text:p>
          </table:table-cell>
          <table:table-cell table:number-columns-repeated="3"/>
          <table:table-cell office:value-type="float" office:value="1265900">
            <text:p>1.265.900</text:p>
          </table:table-cell>
          <table:table-cell table:style-name="ce11" table:number-columns-repeated="2"/>
          <table:table-cell office:value-type="float" office:value="1265900">
            <text:p>1.265.9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1161749">
            <text:p>1.161.749</text:p>
          </table:table-cell>
          <table:table-cell table:style-name="ce11"/>
          <table:table-cell table:number-columns-repeated="2" office:value-type="float" office:value="1161749">
            <text:p>1.161.749</text:p>
          </table:table-cell>
          <table:table-cell table:number-columns-repeated="3"/>
          <table:table-cell office:value-type="float" office:value="1161749">
            <text:p>1.161.749</text:p>
          </table:table-cell>
          <table:table-cell table:number-columns-repeated="3"/>
          <table:table-cell office:value-type="float" office:value="1161749">
            <text:p>1.161.749</text:p>
          </table:table-cell>
          <table:table-cell table:style-name="ce11" table:number-columns-repeated="2"/>
          <table:table-cell office:value-type="float" office:value="1161749">
            <text:p>1.161.74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184000">
            <text:p>4.184.000</text:p>
          </table:table-cell>
          <table:table-cell table:style-name="ce11"/>
          <table:table-cell table:number-columns-repeated="2" office:value-type="float" office:value="4184000">
            <text:p>4.184.000</text:p>
          </table:table-cell>
          <table:table-cell table:number-columns-repeated="3"/>
          <table:table-cell office:value-type="float" office:value="4184000">
            <text:p>4.184.000</text:p>
          </table:table-cell>
          <table:table-cell table:number-columns-repeated="3"/>
          <table:table-cell office:value-type="float" office:value="4184000">
            <text:p>4.184.000</text:p>
          </table:table-cell>
          <table:table-cell table:style-name="ce11" table:number-columns-repeated="2"/>
          <table:table-cell office:value-type="float" office:value="4184000">
            <text:p>4.184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3842440">
            <text:p>3.842.440</text:p>
          </table:table-cell>
          <table:table-cell table:style-name="ce11"/>
          <table:table-cell table:number-columns-repeated="2" office:value-type="float" office:value="3842440">
            <text:p>3.842.440</text:p>
          </table:table-cell>
          <table:table-cell table:number-columns-repeated="3"/>
          <table:table-cell office:value-type="float" office:value="3842440">
            <text:p>3.842.440</text:p>
          </table:table-cell>
          <table:table-cell table:number-columns-repeated="3"/>
          <table:table-cell office:value-type="float" office:value="3842440">
            <text:p>3.842.440</text:p>
          </table:table-cell>
          <table:table-cell table:style-name="ce11" table:number-columns-repeated="2"/>
          <table:table-cell office:value-type="float" office:value="3842440">
            <text:p>3.842.44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2805639">
            <text:p>2.805.639</text:p>
          </table:table-cell>
          <table:table-cell table:style-name="ce11"/>
          <table:table-cell table:number-columns-repeated="2" office:value-type="float" office:value="2805639">
            <text:p>2.805.639</text:p>
          </table:table-cell>
          <table:table-cell table:number-columns-repeated="3"/>
          <table:table-cell office:value-type="float" office:value="2805639">
            <text:p>2.805.639</text:p>
          </table:table-cell>
          <table:table-cell table:number-columns-repeated="3"/>
          <table:table-cell office:value-type="float" office:value="2805639">
            <text:p>2.805.639</text:p>
          </table:table-cell>
          <table:table-cell table:style-name="ce11" table:number-columns-repeated="2"/>
          <table:table-cell office:value-type="float" office:value="2805639">
            <text:p>2.805.63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1482000">
            <text:p>1.482.000</text:p>
          </table:table-cell>
          <table:table-cell table:style-name="ce11"/>
          <table:table-cell table:number-columns-repeated="2" office:value-type="float" office:value="1482000">
            <text:p>1.482.000</text:p>
          </table:table-cell>
          <table:table-cell table:number-columns-repeated="3"/>
          <table:table-cell office:value-type="float" office:value="1482000">
            <text:p>1.482.000</text:p>
          </table:table-cell>
          <table:table-cell table:number-columns-repeated="3"/>
          <table:table-cell office:value-type="float" office:value="1482000">
            <text:p>1.482.000</text:p>
          </table:table-cell>
          <table:table-cell table:style-name="ce11" table:number-columns-repeated="2"/>
          <table:table-cell office:value-type="float" office:value="1482000">
            <text:p>1.482.0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109</text:p>
            <draw:g table:end-cell-address="Tabelle1.A491" table:end-x="0.41cm" table:end-y="0.016cm" draw:z-index="61" draw:name="SAPBEXq0001 U13C0F4E5B8E3D">
              <draw:custom-shape draw:name="SAPBEXq0001 U13C0F4E5B8E3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91" table:end-x="0.41cm" table:end-y="0.016cm" draw:z-index="231" draw:name="SAPBEXq0001 U13C0F4CFB133D">
              <draw:custom-shape draw:name="SAPBEXq0001 U13C0F4CFB133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oziale Leistungen überörtlicher Träger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492" table:end-x="0.41cm" table:end-y="0.016cm" draw:z-index="232" draw:name="SAPBEXq0001 U13C0F4CFB133E">
              <draw:custom-shape draw:name="SAPBEXq0001 U13C0F4CFB133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style-name="ce12" office:value-type="float" office:value="-4826900">
            <text:p>-4.826.900</text:p>
          </table:table-cell>
          <table:table-cell table:number-columns-repeated="2"/>
          <table:table-cell office:value-type="float" office:value="-80.88">
            <text:p>-81</text:p>
          </table:table-cell>
          <table:table-cell table:number-columns-repeated="2"/>
          <table:table-cell office:value-type="float" office:value="-4826980.88">
            <text:p>-4.826.981</text:p>
          </table:table-cell>
          <table:table-cell office:value-type="float" office:value="82506.81">
            <text:p>82.507</text:p>
          </table:table-cell>
          <table:table-cell office:value-type="float" office:value="64677.2">
            <text:p>64.677</text:p>
          </table:table-cell>
          <table:table-cell office:value-type="float" office:value="18088.41">
            <text:p>18.088</text:p>
          </table:table-cell>
          <table:table-cell office:value-type="float" office:value="536.01">
            <text:p>536</text:p>
          </table:table-cell>
          <table:table-cell table:style-name="ce12" office:value-type="float" office:value="4884900">
            <text:p>4.884.900</text:p>
          </table:table-cell>
          <table:table-cell office:value-type="float" office:value="22819.68">
            <text:p>22.820</text:p>
          </table:table-cell>
          <table:table-cell office:value-type="float" office:value="5073528.11">
            <text:p>5.073.528</text:p>
          </table:table-cell>
          <table:table-cell office:value-type="float" office:value="246547.23">
            <text:p>246.547</text:p>
          </table:table-cell>
          <table:table-cell table:number-columns-repeated="3"/>
          <table:table-cell office:value-type="float" office:value="246547.23">
            <text:p>246.547</text:p>
          </table:table-cell>
          <table:table-cell table:number-columns-repeated="3"/>
          <table:table-cell office:value-type="float" office:value="246547.23">
            <text:p>246.547</text:p>
          </table:table-cell>
          <table:table-cell table:style-name="ce11"/>
          <table:table-cell office:value-type="float" office:value="273496.25">
            <text:p>273.496</text:p>
          </table:table-cell>
          <table:table-cell office:value-type="float" office:value="520043.48">
            <text:p>520.04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36">
            <text:p>-336</text:p>
          </table:table-cell>
          <table:table-cell table:style-name="ce12" office:value-type="float" office:value="-5414200">
            <text:p>-5.414.200</text:p>
          </table:table-cell>
          <table:table-cell table:number-columns-repeated="2"/>
          <table:table-cell table:style-name="ce11"/>
          <table:table-cell table:number-columns-repeated="2"/>
          <table:table-cell office:value-type="float" office:value="-5414536">
            <text:p>-5.414.536</text:p>
          </table:table-cell>
          <table:table-cell office:value-type="float" office:value="281443.48">
            <text:p>281.443</text:p>
          </table:table-cell>
          <table:table-cell office:value-type="float" office:value="27288.96">
            <text:p>27.289</text:p>
          </table:table-cell>
          <table:table-cell office:value-type="float" office:value="10925.49">
            <text:p>10.925</text:p>
          </table:table-cell>
          <table:table-cell office:value-type="float" office:value="5808.95">
            <text:p>5.809</text:p>
          </table:table-cell>
          <table:table-cell table:style-name="ce12" office:value-type="float" office:value="5414200">
            <text:p>5.414.200</text:p>
          </table:table-cell>
          <table:table-cell office:value-type="float" office:value="18930.8">
            <text:p>18.931</text:p>
          </table:table-cell>
          <table:table-cell office:value-type="float" office:value="5758597.68">
            <text:p>5.758.598</text:p>
          </table:table-cell>
          <table:table-cell office:value-type="float" office:value="344061.68">
            <text:p>344.062</text:p>
          </table:table-cell>
          <table:table-cell table:number-columns-repeated="3"/>
          <table:table-cell office:value-type="float" office:value="344061.68">
            <text:p>344.062</text:p>
          </table:table-cell>
          <table:table-cell table:number-columns-repeated="3"/>
          <table:table-cell office:value-type="float" office:value="344061.68">
            <text:p>344.062</text:p>
          </table:table-cell>
          <table:table-cell table:style-name="ce11"/>
          <table:table-cell office:value-type="float" office:value="201582.49">
            <text:p>201.582</text:p>
          </table:table-cell>
          <table:table-cell office:value-type="float" office:value="545644.17">
            <text:p>545.64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36">
            <text:p>-336</text:p>
          </table:table-cell>
          <table:table-cell table:style-name="ce12" office:value-type="float" office:value="-5434400">
            <text:p>-5.434.400</text:p>
          </table:table-cell>
          <table:table-cell table:number-columns-repeated="2"/>
          <table:table-cell table:style-name="ce11"/>
          <table:table-cell table:number-columns-repeated="2"/>
          <table:table-cell office:value-type="float" office:value="-5434736">
            <text:p>-5.434.736</text:p>
          </table:table-cell>
          <table:table-cell office:value-type="float" office:value="285887.32">
            <text:p>285.887</text:p>
          </table:table-cell>
          <table:table-cell office:value-type="float" office:value="39923.16">
            <text:p>39.923</text:p>
          </table:table-cell>
          <table:table-cell office:value-type="float" office:value="10925.8">
            <text:p>10.926</text:p>
          </table:table-cell>
          <table:table-cell office:value-type="float" office:value="5808.94">
            <text:p>5.809</text:p>
          </table:table-cell>
          <table:table-cell table:style-name="ce12" office:value-type="float" office:value="5434400">
            <text:p>5.434.400</text:p>
          </table:table-cell>
          <table:table-cell office:value-type="float" office:value="19090.88">
            <text:p>19.091</text:p>
          </table:table-cell>
          <table:table-cell office:value-type="float" office:value="5796036.1">
            <text:p>5.796.036</text:p>
          </table:table-cell>
          <table:table-cell office:value-type="float" office:value="361300.1">
            <text:p>361.300</text:p>
          </table:table-cell>
          <table:table-cell table:number-columns-repeated="3"/>
          <table:table-cell office:value-type="float" office:value="361300.1">
            <text:p>361.300</text:p>
          </table:table-cell>
          <table:table-cell table:number-columns-repeated="3"/>
          <table:table-cell office:value-type="float" office:value="361300.1">
            <text:p>361.300</text:p>
          </table:table-cell>
          <table:table-cell table:style-name="ce11"/>
          <table:table-cell office:value-type="float" office:value="207563.41">
            <text:p>207.563</text:p>
          </table:table-cell>
          <table:table-cell office:value-type="float" office:value="568863.51">
            <text:p>568.86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36">
            <text:p>-336</text:p>
          </table:table-cell>
          <table:table-cell table:style-name="ce12" office:value-type="float" office:value="-5650000">
            <text:p>-5.650.000</text:p>
          </table:table-cell>
          <table:table-cell table:number-columns-repeated="2"/>
          <table:table-cell table:style-name="ce11"/>
          <table:table-cell table:number-columns-repeated="2"/>
          <table:table-cell office:value-type="float" office:value="-5650336">
            <text:p>-5.650.336</text:p>
          </table:table-cell>
          <table:table-cell office:value-type="float" office:value="286340.36">
            <text:p>286.340</text:p>
          </table:table-cell>
          <table:table-cell office:value-type="float" office:value="39437.28">
            <text:p>39.437</text:p>
          </table:table-cell>
          <table:table-cell office:value-type="float" office:value="10925.8">
            <text:p>10.926</text:p>
          </table:table-cell>
          <table:table-cell office:value-type="float" office:value="5808.94">
            <text:p>5.809</text:p>
          </table:table-cell>
          <table:table-cell table:style-name="ce12" office:value-type="float" office:value="5650000">
            <text:p>5.650.000</text:p>
          </table:table-cell>
          <table:table-cell office:value-type="float" office:value="19040.16">
            <text:p>19.040</text:p>
          </table:table-cell>
          <table:table-cell office:value-type="float" office:value="6011552.54">
            <text:p>6.011.553</text:p>
          </table:table-cell>
          <table:table-cell office:value-type="float" office:value="361216.54">
            <text:p>361.217</text:p>
          </table:table-cell>
          <table:table-cell table:number-columns-repeated="3"/>
          <table:table-cell office:value-type="float" office:value="361216.54">
            <text:p>361.217</text:p>
          </table:table-cell>
          <table:table-cell table:number-columns-repeated="3"/>
          <table:table-cell office:value-type="float" office:value="361216.54">
            <text:p>361.217</text:p>
          </table:table-cell>
          <table:table-cell table:style-name="ce11"/>
          <table:table-cell office:value-type="float" office:value="210848.96">
            <text:p>210.849</text:p>
          </table:table-cell>
          <table:table-cell office:value-type="float" office:value="572065.5">
            <text:p>572.06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26.91">
            <text:p>-327</text:p>
          </table:table-cell>
          <table:table-cell table:style-name="ce12" office:value-type="float" office:value="-5671000">
            <text:p>-5.671.000</text:p>
          </table:table-cell>
          <table:table-cell table:number-columns-repeated="2"/>
          <table:table-cell table:style-name="ce11"/>
          <table:table-cell table:number-columns-repeated="2"/>
          <table:table-cell office:value-type="float" office:value="-5671326.91">
            <text:p>-5.671.327</text:p>
          </table:table-cell>
          <table:table-cell office:value-type="float" office:value="287169.34">
            <text:p>287.169</text:p>
          </table:table-cell>
          <table:table-cell office:value-type="float" office:value="39548.4">
            <text:p>39.548</text:p>
          </table:table-cell>
          <table:table-cell office:value-type="float" office:value="10925.49">
            <text:p>10.925</text:p>
          </table:table-cell>
          <table:table-cell office:value-type="float" office:value="5798.66">
            <text:p>5.799</text:p>
          </table:table-cell>
          <table:table-cell table:style-name="ce12" office:value-type="float" office:value="5671000">
            <text:p>5.671.000</text:p>
          </table:table-cell>
          <table:table-cell office:value-type="float" office:value="19042.12">
            <text:p>19.042</text:p>
          </table:table-cell>
          <table:table-cell office:value-type="float" office:value="6033484.01">
            <text:p>6.033.484</text:p>
          </table:table-cell>
          <table:table-cell office:value-type="float" office:value="362157.1">
            <text:p>362.157</text:p>
          </table:table-cell>
          <table:table-cell table:number-columns-repeated="3"/>
          <table:table-cell office:value-type="float" office:value="362157.1">
            <text:p>362.157</text:p>
          </table:table-cell>
          <table:table-cell table:number-columns-repeated="3"/>
          <table:table-cell office:value-type="float" office:value="362157.1">
            <text:p>362.157</text:p>
          </table:table-cell>
          <table:table-cell table:style-name="ce11"/>
          <table:table-cell office:value-type="float" office:value="213227.92">
            <text:p>213.228</text:p>
          </table:table-cell>
          <table:table-cell office:value-type="float" office:value="575385.02">
            <text:p>575.38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601</text:p>
            <draw:g table:end-cell-address="Tabelle1.A499" table:end-x="0.41cm" table:end-y="0.016cm" draw:z-index="62" draw:name="SAPBEXq0001 U13C0F4E5B8E3E">
              <draw:custom-shape draw:name="SAPBEXq0001 U13C0F4E5B8E3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8E3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8E3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499" table:end-x="0.41cm" table:end-y="0.016cm" draw:z-index="233" draw:name="SAPBEXq0001 U13C0F4CFB133E">
              <draw:custom-shape draw:name="SAPBEXq0001 U13C0F4CFB133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33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33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Kindertagesbetreu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00" table:end-x="0.41cm" table:end-y="0.016cm" draw:z-index="234" draw:name="SAPBEXq0001 U13C0F4CFB153F">
              <draw:custom-shape draw:name="SAPBEXq0001 U13C0F4CFB153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3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3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1960839.39">
            <text:p>-21.960.839</text:p>
          </table:table-cell>
          <table:table-cell table:style-name="ce12" office:value-type="float" office:value="-3131.47">
            <text:p>-3.131</text:p>
          </table:table-cell>
          <table:table-cell table:style-name="ce12" office:value-type="float" office:value="-9010867.07">
            <text:p>-9.010.867</text:p>
          </table:table-cell>
          <table:table-cell table:style-name="ce12" office:value-type="float" office:value="-360209.9">
            <text:p>-360.210</text:p>
          </table:table-cell>
          <table:table-cell office:value-type="float" office:value="-114584.09">
            <text:p>-114.584</text:p>
          </table:table-cell>
          <table:table-cell table:style-name="ce12" office:value-type="float" office:value="-178481.93">
            <text:p>-178.482</text:p>
          </table:table-cell>
          <table:table-cell/>
          <table:table-cell office:value-type="float" office:value="-31628113.85">
            <text:p>-31.628.114</text:p>
          </table:table-cell>
          <table:table-cell office:value-type="float" office:value="8150086.45">
            <text:p>8.150.086</text:p>
          </table:table-cell>
          <table:table-cell office:value-type="float" office:value="396882.55">
            <text:p>396.883</text:p>
          </table:table-cell>
          <table:table-cell office:value-type="float" office:value="1713533.47">
            <text:p>1.713.533</text:p>
          </table:table-cell>
          <table:table-cell office:value-type="float" office:value="503489.6">
            <text:p>503.490</text:p>
          </table:table-cell>
          <table:table-cell table:style-name="ce12" office:value-type="float" office:value="51977223.92">
            <text:p>51.977.224</text:p>
          </table:table-cell>
          <table:table-cell office:value-type="float" office:value="541994.11">
            <text:p>541.994</text:p>
          </table:table-cell>
          <table:table-cell office:value-type="float" office:value="63283210.1">
            <text:p>63.283.210</text:p>
          </table:table-cell>
          <table:table-cell office:value-type="float" office:value="31655096.25">
            <text:p>31.655.096</text:p>
          </table:table-cell>
          <table:table-cell table:style-name="ce12" office:value-type="float" office:value="-1662.63">
            <text:p>-1.663</text:p>
          </table:table-cell>
          <table:table-cell table:style-name="ce12" office:value-type="float" office:value="2872.27">
            <text:p>2.872</text:p>
          </table:table-cell>
          <table:table-cell table:style-name="ce13" office:value-type="float" office:value="1209.64">
            <text:p>1.210</text:p>
          </table:table-cell>
          <table:table-cell office:value-type="float" office:value="31656305.89">
            <text:p>31.656.306</text:p>
          </table:table-cell>
          <table:table-cell table:style-name="ce12" office:value-type="float" office:value="-25.53">
            <text:p>-26</text:p>
          </table:table-cell>
          <table:table-cell table:style-name="ce12" office:value-type="float" office:value="56.08">
            <text:p>56</text:p>
          </table:table-cell>
          <table:table-cell table:style-name="ce13" office:value-type="float" office:value="30.55">
            <text:p>31</text:p>
          </table:table-cell>
          <table:table-cell office:value-type="float" office:value="31656336.44">
            <text:p>31.656.336</text:p>
          </table:table-cell>
          <table:table-cell office:value-type="float" office:value="-140614.84">
            <text:p>-140.615</text:p>
          </table:table-cell>
          <table:table-cell office:value-type="float" office:value="3366276.03">
            <text:p>3.366.276</text:p>
          </table:table-cell>
          <table:table-cell office:value-type="float" office:value="34881997.63">
            <text:p>34.881.99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0182289.56">
            <text:p>-20.182.290</text:p>
          </table:table-cell>
          <table:table-cell table:style-name="ce12" office:value-type="float" office:value="-3000">
            <text:p>-3.000</text:p>
          </table:table-cell>
          <table:table-cell table:style-name="ce12" office:value-type="float" office:value="-9470600">
            <text:p>-9.470.600</text:p>
          </table:table-cell>
          <table:table-cell table:style-name="ce12" office:value-type="float" office:value="-305000">
            <text:p>-305.000</text:p>
          </table:table-cell>
          <table:table-cell office:value-type="float" office:value="-253.8">
            <text:p>-254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29961443.36">
            <text:p>-29.961.443</text:p>
          </table:table-cell>
          <table:table-cell office:value-type="float" office:value="8909421.26">
            <text:p>8.909.421</text:p>
          </table:table-cell>
          <table:table-cell office:value-type="float" office:value="135847">
            <text:p>135.847</text:p>
          </table:table-cell>
          <table:table-cell office:value-type="float" office:value="1314503.52">
            <text:p>1.314.504</text:p>
          </table:table-cell>
          <table:table-cell office:value-type="float" office:value="171052">
            <text:p>171.052</text:p>
          </table:table-cell>
          <table:table-cell table:style-name="ce12" office:value-type="float" office:value="52137010.92">
            <text:p>52.137.011</text:p>
          </table:table-cell>
          <table:table-cell office:value-type="float" office:value="409642.8">
            <text:p>409.643</text:p>
          </table:table-cell>
          <table:table-cell office:value-type="float" office:value="63077477.5">
            <text:p>63.077.478</text:p>
          </table:table-cell>
          <table:table-cell office:value-type="float" office:value="33116034.14">
            <text:p>33.116.034</text:p>
          </table:table-cell>
          <table:table-cell table:number-columns-repeated="3"/>
          <table:table-cell office:value-type="float" office:value="33116034.14">
            <text:p>33.116.034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3116754.14">
            <text:p>33.116.754</text:p>
          </table:table-cell>
          <table:table-cell office:value-type="float" office:value="-945770.49">
            <text:p>-945.770</text:p>
          </table:table-cell>
          <table:table-cell office:value-type="float" office:value="3117552.91">
            <text:p>3.117.553</text:p>
          </table:table-cell>
          <table:table-cell office:value-type="float" office:value="35288536.56">
            <text:p>35.288.53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1903978.87">
            <text:p>-21.903.979</text:p>
          </table:table-cell>
          <table:table-cell table:style-name="ce12" office:value-type="float" office:value="-3000">
            <text:p>-3.000</text:p>
          </table:table-cell>
          <table:table-cell table:style-name="ce12" office:value-type="float" office:value="-9616400">
            <text:p>-9.616.400</text:p>
          </table:table-cell>
          <table:table-cell table:style-name="ce12" office:value-type="float" office:value="-318000">
            <text:p>-318.000</text:p>
          </table:table-cell>
          <table:table-cell office:value-type="float" office:value="-253.56">
            <text:p>-254</text:p>
          </table:table-cell>
          <table:table-cell table:style-name="ce12" office:value-type="float" office:value="-300">
            <text:p>-300</text:p>
          </table:table-cell>
          <table:table-cell/>
          <table:table-cell office:value-type="float" office:value="-31841932.43">
            <text:p>-31.841.932</text:p>
          </table:table-cell>
          <table:table-cell office:value-type="float" office:value="8862316.07">
            <text:p>8.862.316</text:p>
          </table:table-cell>
          <table:table-cell office:value-type="float" office:value="180197.64">
            <text:p>180.198</text:p>
          </table:table-cell>
          <table:table-cell office:value-type="float" office:value="1409381.2">
            <text:p>1.409.381</text:p>
          </table:table-cell>
          <table:table-cell office:value-type="float" office:value="119603.85">
            <text:p>119.604</text:p>
          </table:table-cell>
          <table:table-cell table:style-name="ce12" office:value-type="float" office:value="53826264.92">
            <text:p>53.826.265</text:p>
          </table:table-cell>
          <table:table-cell office:value-type="float" office:value="409454.4">
            <text:p>409.454</text:p>
          </table:table-cell>
          <table:table-cell office:value-type="float" office:value="64807218.08">
            <text:p>64.807.218</text:p>
          </table:table-cell>
          <table:table-cell office:value-type="float" office:value="32965285.65">
            <text:p>32.965.286</text:p>
          </table:table-cell>
          <table:table-cell table:number-columns-repeated="3"/>
          <table:table-cell office:value-type="float" office:value="32965285.65">
            <text:p>32.965.286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2966005.65">
            <text:p>32.966.006</text:p>
          </table:table-cell>
          <table:table-cell office:value-type="float" office:value="-945770.48">
            <text:p>-945.770</text:p>
          </table:table-cell>
          <table:table-cell office:value-type="float" office:value="3160701.88">
            <text:p>3.160.702</text:p>
          </table:table-cell>
          <table:table-cell office:value-type="float" office:value="35180937.05">
            <text:p>35.180.937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3698470.35">
            <text:p>-23.698.470</text:p>
          </table:table-cell>
          <table:table-cell table:style-name="ce12" office:value-type="float" office:value="-5000">
            <text:p>-5.000</text:p>
          </table:table-cell>
          <table:table-cell table:style-name="ce12" office:value-type="float" office:value="-9929400">
            <text:p>-9.929.400</text:p>
          </table:table-cell>
          <table:table-cell table:style-name="ce12" office:value-type="float" office:value="-318000">
            <text:p>-318.000</text:p>
          </table:table-cell>
          <table:table-cell table:style-name="ce11"/>
          <table:table-cell table:style-name="ce12" office:value-type="float" office:value="-130.87">
            <text:p>-131</text:p>
          </table:table-cell>
          <table:table-cell/>
          <table:table-cell office:value-type="float" office:value="-33951001.22">
            <text:p>-33.951.001</text:p>
          </table:table-cell>
          <table:table-cell office:value-type="float" office:value="8860717.98">
            <text:p>8.860.718</text:p>
          </table:table-cell>
          <table:table-cell office:value-type="float" office:value="133510.68">
            <text:p>133.511</text:p>
          </table:table-cell>
          <table:table-cell office:value-type="float" office:value="2098356.92">
            <text:p>2.098.357</text:p>
          </table:table-cell>
          <table:table-cell office:value-type="float" office:value="513408.94">
            <text:p>513.409</text:p>
          </table:table-cell>
          <table:table-cell table:style-name="ce12" office:value-type="float" office:value="57567363.72">
            <text:p>57.567.364</text:p>
          </table:table-cell>
          <table:table-cell office:value-type="float" office:value="332137.28">
            <text:p>332.137</text:p>
          </table:table-cell>
          <table:table-cell office:value-type="float" office:value="69505495.52">
            <text:p>69.505.496</text:p>
          </table:table-cell>
          <table:table-cell office:value-type="float" office:value="35554494.3">
            <text:p>35.554.494</text:p>
          </table:table-cell>
          <table:table-cell table:number-columns-repeated="3"/>
          <table:table-cell office:value-type="float" office:value="35554494.3">
            <text:p>35.554.494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5555214.3">
            <text:p>35.555.214</text:p>
          </table:table-cell>
          <table:table-cell office:value-type="float" office:value="-945770.48">
            <text:p>-945.770</text:p>
          </table:table-cell>
          <table:table-cell office:value-type="float" office:value="2408557.83">
            <text:p>2.408.558</text:p>
          </table:table-cell>
          <table:table-cell office:value-type="float" office:value="37018001.65">
            <text:p>37.018.00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4882131.76">
            <text:p>-24.882.132</text:p>
          </table:table-cell>
          <table:table-cell table:style-name="ce12" office:value-type="float" office:value="-5000">
            <text:p>-5.000</text:p>
          </table:table-cell>
          <table:table-cell table:style-name="ce12" office:value-type="float" office:value="-10029400">
            <text:p>-10.029.400</text:p>
          </table:table-cell>
          <table:table-cell table:style-name="ce12" office:value-type="float" office:value="-318000">
            <text:p>-318.000</text:p>
          </table:table-cell>
          <table:table-cell table:style-name="ce11"/>
          <table:table-cell table:style-name="ce12" office:value-type="float" office:value="-130.86">
            <text:p>-131</text:p>
          </table:table-cell>
          <table:table-cell/>
          <table:table-cell office:value-type="float" office:value="-35234662.62">
            <text:p>-35.234.663</text:p>
          </table:table-cell>
          <table:table-cell office:value-type="float" office:value="9012565.9">
            <text:p>9.012.566</text:p>
          </table:table-cell>
          <table:table-cell office:value-type="float" office:value="195246.24">
            <text:p>195.246</text:p>
          </table:table-cell>
          <table:table-cell office:value-type="float" office:value="1822859.42">
            <text:p>1.822.859</text:p>
          </table:table-cell>
          <table:table-cell office:value-type="float" office:value="562773.22">
            <text:p>562.773</text:p>
          </table:table-cell>
          <table:table-cell table:style-name="ce12" office:value-type="float" office:value="60929388.72">
            <text:p>60.929.389</text:p>
          </table:table-cell>
          <table:table-cell office:value-type="float" office:value="277899.56">
            <text:p>277.900</text:p>
          </table:table-cell>
          <table:table-cell office:value-type="float" office:value="72800733.06">
            <text:p>72.800.733</text:p>
          </table:table-cell>
          <table:table-cell office:value-type="float" office:value="37566070.44">
            <text:p>37.566.070</text:p>
          </table:table-cell>
          <table:table-cell table:number-columns-repeated="3"/>
          <table:table-cell office:value-type="float" office:value="37566070.44">
            <text:p>37.566.070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7566790.44">
            <text:p>37.566.790</text:p>
          </table:table-cell>
          <table:table-cell office:value-type="float" office:value="-945770.48">
            <text:p>-945.770</text:p>
          </table:table-cell>
          <table:table-cell office:value-type="float" office:value="2566023.43">
            <text:p>2.566.023</text:p>
          </table:table-cell>
          <table:table-cell office:value-type="float" office:value="39187043.39">
            <text:p>39.187.04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4915659.15">
            <text:p>-24.915.659</text:p>
          </table:table-cell>
          <table:table-cell table:style-name="ce12" office:value-type="float" office:value="-5000">
            <text:p>-5.000</text:p>
          </table:table-cell>
          <table:table-cell table:style-name="ce12" office:value-type="float" office:value="-10029400">
            <text:p>-10.029.400</text:p>
          </table:table-cell>
          <table:table-cell table:style-name="ce12" office:value-type="float" office:value="-318000">
            <text:p>-318.000</text:p>
          </table:table-cell>
          <table:table-cell table:style-name="ce11"/>
          <table:table-cell table:style-name="ce12" office:value-type="float" office:value="-130.87">
            <text:p>-131</text:p>
          </table:table-cell>
          <table:table-cell/>
          <table:table-cell office:value-type="float" office:value="-35268190.02">
            <text:p>-35.268.190</text:p>
          </table:table-cell>
          <table:table-cell office:value-type="float" office:value="9102645.66">
            <text:p>9.102.646</text:p>
          </table:table-cell>
          <table:table-cell office:value-type="float" office:value="192853.5">
            <text:p>192.854</text:p>
          </table:table-cell>
          <table:table-cell office:value-type="float" office:value="1822859.42">
            <text:p>1.822.859</text:p>
          </table:table-cell>
          <table:table-cell office:value-type="float" office:value="596742.35">
            <text:p>596.742</text:p>
          </table:table-cell>
          <table:table-cell table:style-name="ce12" office:value-type="float" office:value="61551178.72">
            <text:p>61.551.179</text:p>
          </table:table-cell>
          <table:table-cell office:value-type="float" office:value="277656.56">
            <text:p>277.657</text:p>
          </table:table-cell>
          <table:table-cell office:value-type="float" office:value="73543936.21">
            <text:p>73.543.936</text:p>
          </table:table-cell>
          <table:table-cell office:value-type="float" office:value="38275746.19">
            <text:p>38.275.746</text:p>
          </table:table-cell>
          <table:table-cell table:number-columns-repeated="3"/>
          <table:table-cell office:value-type="float" office:value="38275746.19">
            <text:p>38.275.746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8276466.19">
            <text:p>38.276.466</text:p>
          </table:table-cell>
          <table:table-cell office:value-type="float" office:value="-945770.48">
            <text:p>-945.770</text:p>
          </table:table-cell>
          <table:table-cell office:value-type="float" office:value="2549643.84">
            <text:p>2.549.644</text:p>
          </table:table-cell>
          <table:table-cell office:value-type="float" office:value="39880339.55">
            <text:p>39.880.34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4949371.56">
            <text:p>-24.949.372</text:p>
          </table:table-cell>
          <table:table-cell table:style-name="ce12" office:value-type="float" office:value="-5000">
            <text:p>-5.000</text:p>
          </table:table-cell>
          <table:table-cell table:style-name="ce12" office:value-type="float" office:value="-10029400">
            <text:p>-10.029.400</text:p>
          </table:table-cell>
          <table:table-cell table:style-name="ce12" office:value-type="float" office:value="-318000">
            <text:p>-318.000</text:p>
          </table:table-cell>
          <table:table-cell table:style-name="ce11"/>
          <table:table-cell table:style-name="ce12" office:value-type="float" office:value="-130.86">
            <text:p>-131</text:p>
          </table:table-cell>
          <table:table-cell/>
          <table:table-cell office:value-type="float" office:value="-35301902.42">
            <text:p>-35.301.902</text:p>
          </table:table-cell>
          <table:table-cell office:value-type="float" office:value="9173052.81">
            <text:p>9.173.053</text:p>
          </table:table-cell>
          <table:table-cell office:value-type="float" office:value="193362.02">
            <text:p>193.362</text:p>
          </table:table-cell>
          <table:table-cell office:value-type="float" office:value="1825089.52">
            <text:p>1.825.090</text:p>
          </table:table-cell>
          <table:table-cell office:value-type="float" office:value="629777.64">
            <text:p>629.778</text:p>
          </table:table-cell>
          <table:table-cell table:style-name="ce12" office:value-type="float" office:value="62285780.72">
            <text:p>62.285.781</text:p>
          </table:table-cell>
          <table:table-cell office:value-type="float" office:value="285706.8">
            <text:p>285.707</text:p>
          </table:table-cell>
          <table:table-cell office:value-type="float" office:value="74392769.51">
            <text:p>74.392.770</text:p>
          </table:table-cell>
          <table:table-cell office:value-type="float" office:value="39090867.09">
            <text:p>39.090.867</text:p>
          </table:table-cell>
          <table:table-cell table:number-columns-repeated="3"/>
          <table:table-cell office:value-type="float" office:value="39090867.09">
            <text:p>39.090.867</text:p>
          </table:table-cell>
          <table:table-cell/>
          <table:table-cell table:style-name="ce12" office:value-type="float" office:value="720">
            <text:p>720</text:p>
          </table:table-cell>
          <table:table-cell table:style-name="ce13" office:value-type="float" office:value="720">
            <text:p>720</text:p>
          </table:table-cell>
          <table:table-cell office:value-type="float" office:value="39091587.09">
            <text:p>39.091.587</text:p>
          </table:table-cell>
          <table:table-cell office:value-type="float" office:value="-945770.48">
            <text:p>-945.770</text:p>
          </table:table-cell>
          <table:table-cell office:value-type="float" office:value="2595249.38">
            <text:p>2.595.249</text:p>
          </table:table-cell>
          <table:table-cell office:value-type="float" office:value="40741065.99">
            <text:p>40.741.06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602</text:p>
            <draw:g table:end-cell-address="Tabelle1.A507" table:end-x="0.41cm" table:end-y="0.016cm" draw:z-index="63" draw:name="SAPBEXq0001 U13C0F4E5B903F">
              <draw:custom-shape draw:name="SAPBEXq0001 U13C0F4E5B903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3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3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07" table:end-x="0.41cm" table:end-y="0.016cm" draw:z-index="235" draw:name="SAPBEXq0001 U13C0F4CFB153F">
              <draw:custom-shape draw:name="SAPBEXq0001 U13C0F4CFB153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3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3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Kinder- und Jugendarbei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08" table:end-x="0.41cm" table:end-y="0.016cm" draw:z-index="236" draw:name="SAPBEXq0001 U13C0F4CFB1540">
              <draw:custom-shape draw:name="SAPBEXq0001 U13C0F4CFB154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045541.85">
            <text:p>-1.045.542</text:p>
          </table:table-cell>
          <table:table-cell table:number-columns-repeated="2"/>
          <table:table-cell table:style-name="ce12" office:value-type="float" office:value="-130978.52">
            <text:p>-130.979</text:p>
          </table:table-cell>
          <table:table-cell office:value-type="float" office:value="-36296.45">
            <text:p>-36.296</text:p>
          </table:table-cell>
          <table:table-cell table:style-name="ce12" office:value-type="float" office:value="-201279.75">
            <text:p>-201.280</text:p>
          </table:table-cell>
          <table:table-cell/>
          <table:table-cell office:value-type="float" office:value="-1414096.57">
            <text:p>-1.414.097</text:p>
          </table:table-cell>
          <table:table-cell office:value-type="float" office:value="3389105.2">
            <text:p>3.389.105</text:p>
          </table:table-cell>
          <table:table-cell office:value-type="float" office:value="160043.6">
            <text:p>160.044</text:p>
          </table:table-cell>
          <table:table-cell office:value-type="float" office:value="1064963.82">
            <text:p>1.064.964</text:p>
          </table:table-cell>
          <table:table-cell office:value-type="float" office:value="327634.12">
            <text:p>327.634</text:p>
          </table:table-cell>
          <table:table-cell table:style-name="ce12" office:value-type="float" office:value="3902966.9">
            <text:p>3.902.967</text:p>
          </table:table-cell>
          <table:table-cell office:value-type="float" office:value="226562.27">
            <text:p>226.562</text:p>
          </table:table-cell>
          <table:table-cell office:value-type="float" office:value="9071275.91">
            <text:p>9.071.276</text:p>
          </table:table-cell>
          <table:table-cell office:value-type="float" office:value="7657179.34">
            <text:p>7.657.179</text:p>
          </table:table-cell>
          <table:table-cell table:number-columns-repeated="3"/>
          <table:table-cell office:value-type="float" office:value="7657179.34">
            <text:p>7.657.179</text:p>
          </table:table-cell>
          <table:table-cell table:style-name="ce12" office:value-type="float" office:value="-9.88">
            <text:p>-10</text:p>
          </table:table-cell>
          <table:table-cell table:style-name="ce12" office:value-type="float" office:value="21.72">
            <text:p>22</text:p>
          </table:table-cell>
          <table:table-cell table:style-name="ce13" office:value-type="float" office:value="11.84">
            <text:p>12</text:p>
          </table:table-cell>
          <table:table-cell office:value-type="float" office:value="7657191.18">
            <text:p>7.657.191</text:p>
          </table:table-cell>
          <table:table-cell table:style-name="ce11"/>
          <table:table-cell office:value-type="float" office:value="609333.25">
            <text:p>609.333</text:p>
          </table:table-cell>
          <table:table-cell office:value-type="float" office:value="8266524.43">
            <text:p>8.266.524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968826.72">
            <text:p>-968.82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46400">
            <text:p>-146.400</text:p>
          </table:table-cell>
          <table:table-cell office:value-type="float" office:value="-12365.56">
            <text:p>-12.366</text:p>
          </table:table-cell>
          <table:table-cell table:style-name="ce12" office:value-type="float" office:value="-1100">
            <text:p>-1.100</text:p>
          </table:table-cell>
          <table:table-cell/>
          <table:table-cell office:value-type="float" office:value="-1128792.28">
            <text:p>-1.128.792</text:p>
          </table:table-cell>
          <table:table-cell office:value-type="float" office:value="3348044.23">
            <text:p>3.348.044</text:p>
          </table:table-cell>
          <table:table-cell office:value-type="float" office:value="53674.04">
            <text:p>53.674</text:p>
          </table:table-cell>
          <table:table-cell office:value-type="float" office:value="1030883.26">
            <text:p>1.030.883</text:p>
          </table:table-cell>
          <table:table-cell office:value-type="float" office:value="43202.33">
            <text:p>43.202</text:p>
          </table:table-cell>
          <table:table-cell table:style-name="ce12" office:value-type="float" office:value="3832925.44">
            <text:p>3.832.925</text:p>
          </table:table-cell>
          <table:table-cell office:value-type="float" office:value="210193.52">
            <text:p>210.194</text:p>
          </table:table-cell>
          <table:table-cell office:value-type="float" office:value="8518922.82">
            <text:p>8.518.923</text:p>
          </table:table-cell>
          <table:table-cell office:value-type="float" office:value="7390130.54">
            <text:p>7.390.131</text:p>
          </table:table-cell>
          <table:table-cell table:number-columns-repeated="3"/>
          <table:table-cell office:value-type="float" office:value="7390130.54">
            <text:p>7.390.131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390178.54">
            <text:p>7.390.179</text:p>
          </table:table-cell>
          <table:table-cell table:style-name="ce11"/>
          <table:table-cell office:value-type="float" office:value="686943.5">
            <text:p>686.944</text:p>
          </table:table-cell>
          <table:table-cell office:value-type="float" office:value="8077122.04">
            <text:p>8.077.12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966553.85">
            <text:p>-966.55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46400">
            <text:p>-146.400</text:p>
          </table:table-cell>
          <table:table-cell office:value-type="float" office:value="-12365.56">
            <text:p>-12.366</text:p>
          </table:table-cell>
          <table:table-cell table:style-name="ce12" office:value-type="float" office:value="-1100">
            <text:p>-1.100</text:p>
          </table:table-cell>
          <table:table-cell/>
          <table:table-cell office:value-type="float" office:value="-1126519.41">
            <text:p>-1.126.519</text:p>
          </table:table-cell>
          <table:table-cell office:value-type="float" office:value="3348823.52">
            <text:p>3.348.824</text:p>
          </table:table-cell>
          <table:table-cell office:value-type="float" office:value="71208.66">
            <text:p>71.209</text:p>
          </table:table-cell>
          <table:table-cell office:value-type="float" office:value="1019280.82">
            <text:p>1.019.281</text:p>
          </table:table-cell>
          <table:table-cell office:value-type="float" office:value="32979.18">
            <text:p>32.979</text:p>
          </table:table-cell>
          <table:table-cell table:style-name="ce12" office:value-type="float" office:value="3751925.44">
            <text:p>3.751.925</text:p>
          </table:table-cell>
          <table:table-cell office:value-type="float" office:value="205133.16">
            <text:p>205.133</text:p>
          </table:table-cell>
          <table:table-cell office:value-type="float" office:value="8429350.78">
            <text:p>8.429.351</text:p>
          </table:table-cell>
          <table:table-cell office:value-type="float" office:value="7302831.37">
            <text:p>7.302.831</text:p>
          </table:table-cell>
          <table:table-cell table:number-columns-repeated="3"/>
          <table:table-cell office:value-type="float" office:value="7302831.37">
            <text:p>7.302.831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302879.37">
            <text:p>7.302.879</text:p>
          </table:table-cell>
          <table:table-cell table:style-name="ce11"/>
          <table:table-cell office:value-type="float" office:value="669964.33">
            <text:p>669.964</text:p>
          </table:table-cell>
          <table:table-cell office:value-type="float" office:value="7972843.7">
            <text:p>7.972.84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00477.11">
            <text:p>-1.000.47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59360">
            <text:p>-159.360</text:p>
          </table:table-cell>
          <table:table-cell office:value-type="float" office:value="-13506">
            <text:p>-13.506</text:p>
          </table:table-cell>
          <table:table-cell table:style-name="ce12" office:value-type="float" office:value="-1158.15">
            <text:p>-1.158</text:p>
          </table:table-cell>
          <table:table-cell/>
          <table:table-cell office:value-type="float" office:value="-1174601.26">
            <text:p>-1.174.601</text:p>
          </table:table-cell>
          <table:table-cell office:value-type="float" office:value="3364907.74">
            <text:p>3.364.908</text:p>
          </table:table-cell>
          <table:table-cell office:value-type="float" office:value="53382.48">
            <text:p>53.382</text:p>
          </table:table-cell>
          <table:table-cell office:value-type="float" office:value="905006.94">
            <text:p>905.007</text:p>
          </table:table-cell>
          <table:table-cell office:value-type="float" office:value="342919.55">
            <text:p>342.920</text:p>
          </table:table-cell>
          <table:table-cell table:style-name="ce12" office:value-type="float" office:value="3956676.64">
            <text:p>3.956.677</text:p>
          </table:table-cell>
          <table:table-cell office:value-type="float" office:value="220373.24">
            <text:p>220.373</text:p>
          </table:table-cell>
          <table:table-cell office:value-type="float" office:value="8843266.59">
            <text:p>8.843.267</text:p>
          </table:table-cell>
          <table:table-cell office:value-type="float" office:value="7668665.33">
            <text:p>7.668.665</text:p>
          </table:table-cell>
          <table:table-cell table:number-columns-repeated="3"/>
          <table:table-cell office:value-type="float" office:value="7668665.33">
            <text:p>7.668.665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668713.33">
            <text:p>7.668.713</text:p>
          </table:table-cell>
          <table:table-cell table:style-name="ce11"/>
          <table:table-cell office:value-type="float" office:value="665006.28">
            <text:p>665.006</text:p>
          </table:table-cell>
          <table:table-cell office:value-type="float" office:value="8333719.61">
            <text:p>8.333.72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000351.28">
            <text:p>-1.000.35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59360">
            <text:p>-159.360</text:p>
          </table:table-cell>
          <table:table-cell office:value-type="float" office:value="-13506">
            <text:p>-13.506</text:p>
          </table:table-cell>
          <table:table-cell table:style-name="ce12" office:value-type="float" office:value="-1158.16">
            <text:p>-1.158</text:p>
          </table:table-cell>
          <table:table-cell/>
          <table:table-cell office:value-type="float" office:value="-1174475.44">
            <text:p>-1.174.475</text:p>
          </table:table-cell>
          <table:table-cell office:value-type="float" office:value="3423285.4">
            <text:p>3.423.285</text:p>
          </table:table-cell>
          <table:table-cell office:value-type="float" office:value="78053.68">
            <text:p>78.054</text:p>
          </table:table-cell>
          <table:table-cell office:value-type="float" office:value="905206.94">
            <text:p>905.207</text:p>
          </table:table-cell>
          <table:table-cell office:value-type="float" office:value="350339.99">
            <text:p>350.340</text:p>
          </table:table-cell>
          <table:table-cell table:style-name="ce12" office:value-type="float" office:value="3946676.64">
            <text:p>3.946.677</text:p>
          </table:table-cell>
          <table:table-cell office:value-type="float" office:value="220665.48">
            <text:p>220.665</text:p>
          </table:table-cell>
          <table:table-cell office:value-type="float" office:value="8924228.13">
            <text:p>8.924.228</text:p>
          </table:table-cell>
          <table:table-cell office:value-type="float" office:value="7749752.69">
            <text:p>7.749.753</text:p>
          </table:table-cell>
          <table:table-cell table:number-columns-repeated="3"/>
          <table:table-cell office:value-type="float" office:value="7749752.69">
            <text:p>7.749.753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749800.69">
            <text:p>7.749.801</text:p>
          </table:table-cell>
          <table:table-cell table:style-name="ce11"/>
          <table:table-cell office:value-type="float" office:value="675971.01">
            <text:p>675.971</text:p>
          </table:table-cell>
          <table:table-cell office:value-type="float" office:value="8425771.7">
            <text:p>8.425.77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000205.36">
            <text:p>-1.000.205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59360">
            <text:p>-159.360</text:p>
          </table:table-cell>
          <table:table-cell office:value-type="float" office:value="-13506">
            <text:p>-13.506</text:p>
          </table:table-cell>
          <table:table-cell table:style-name="ce12" office:value-type="float" office:value="-1158.15">
            <text:p>-1.158</text:p>
          </table:table-cell>
          <table:table-cell/>
          <table:table-cell office:value-type="float" office:value="-1174329.51">
            <text:p>-1.174.330</text:p>
          </table:table-cell>
          <table:table-cell office:value-type="float" office:value="3457067.06">
            <text:p>3.457.067</text:p>
          </table:table-cell>
          <table:table-cell office:value-type="float" office:value="77077.9">
            <text:p>77.078</text:p>
          </table:table-cell>
          <table:table-cell office:value-type="float" office:value="908206.94">
            <text:p>908.207</text:p>
          </table:table-cell>
          <table:table-cell office:value-type="float" office:value="349147.39">
            <text:p>349.147</text:p>
          </table:table-cell>
          <table:table-cell table:style-name="ce12" office:value-type="float" office:value="3946676.64">
            <text:p>3.946.677</text:p>
          </table:table-cell>
          <table:table-cell office:value-type="float" office:value="220572.6">
            <text:p>220.573</text:p>
          </table:table-cell>
          <table:table-cell office:value-type="float" office:value="8958748.53">
            <text:p>8.958.749</text:p>
          </table:table-cell>
          <table:table-cell office:value-type="float" office:value="7784419.02">
            <text:p>7.784.419</text:p>
          </table:table-cell>
          <table:table-cell table:number-columns-repeated="3"/>
          <table:table-cell office:value-type="float" office:value="7784419.02">
            <text:p>7.784.419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784467.02">
            <text:p>7.784.467</text:p>
          </table:table-cell>
          <table:table-cell table:style-name="ce11"/>
          <table:table-cell office:value-type="float" office:value="671393.81">
            <text:p>671.394</text:p>
          </table:table-cell>
          <table:table-cell office:value-type="float" office:value="8455860.83">
            <text:p>8.455.86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999937.92">
            <text:p>-999.93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2" office:value-type="float" office:value="-159360">
            <text:p>-159.360</text:p>
          </table:table-cell>
          <table:table-cell office:value-type="float" office:value="-13506">
            <text:p>-13.506</text:p>
          </table:table-cell>
          <table:table-cell table:style-name="ce12" office:value-type="float" office:value="-1158.16">
            <text:p>-1.158</text:p>
          </table:table-cell>
          <table:table-cell/>
          <table:table-cell office:value-type="float" office:value="-1174062.08">
            <text:p>-1.174.062</text:p>
          </table:table-cell>
          <table:table-cell office:value-type="float" office:value="3483631.31">
            <text:p>3.483.631</text:p>
          </table:table-cell>
          <table:table-cell office:value-type="float" office:value="77258.5">
            <text:p>77.259</text:p>
          </table:table-cell>
          <table:table-cell office:value-type="float" office:value="905955.02">
            <text:p>905.955</text:p>
          </table:table-cell>
          <table:table-cell office:value-type="float" office:value="353372.95">
            <text:p>353.373</text:p>
          </table:table-cell>
          <table:table-cell table:style-name="ce12" office:value-type="float" office:value="3946676.64">
            <text:p>3.946.677</text:p>
          </table:table-cell>
          <table:table-cell office:value-type="float" office:value="223270.2">
            <text:p>223.270</text:p>
          </table:table-cell>
          <table:table-cell office:value-type="float" office:value="8990164.62">
            <text:p>8.990.165</text:p>
          </table:table-cell>
          <table:table-cell office:value-type="float" office:value="7816102.54">
            <text:p>7.816.103</text:p>
          </table:table-cell>
          <table:table-cell table:number-columns-repeated="3"/>
          <table:table-cell office:value-type="float" office:value="7816102.54">
            <text:p>7.816.103</text:p>
          </table:table-cell>
          <table:table-cell/>
          <table:table-cell table:style-name="ce12" office:value-type="float" office:value="48">
            <text:p>48</text:p>
          </table:table-cell>
          <table:table-cell table:style-name="ce13" office:value-type="float" office:value="48">
            <text:p>48</text:p>
          </table:table-cell>
          <table:table-cell office:value-type="float" office:value="7816150.54">
            <text:p>7.816.151</text:p>
          </table:table-cell>
          <table:table-cell table:style-name="ce11"/>
          <table:table-cell office:value-type="float" office:value="674954.23">
            <text:p>674.954</text:p>
          </table:table-cell>
          <table:table-cell office:value-type="float" office:value="8491104.77">
            <text:p>8.491.10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603</text:p>
            <draw:g table:end-cell-address="Tabelle1.A515" table:end-x="0.41cm" table:end-y="0.016cm" draw:z-index="64" draw:name="SAPBEXq0001 U13C0F4E5B9040">
              <draw:custom-shape draw:name="SAPBEXq0001 U13C0F4E5B904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4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4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15" table:end-x="0.41cm" table:end-y="0.016cm" draw:z-index="237" draw:name="SAPBEXq0001 U13C0F4CFB1540">
              <draw:custom-shape draw:name="SAPBEXq0001 U13C0F4CFB154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Hilfen zur Erzieh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16" table:end-x="0.41cm" table:end-y="0.016cm" draw:z-index="238" draw:name="SAPBEXq0001 U13C0F4CFB1541">
              <draw:custom-shape draw:name="SAPBEXq0001 U13C0F4CFB154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2967.53">
            <text:p>-32.968</text:p>
          </table:table-cell>
          <table:table-cell table:style-name="ce12" office:value-type="float" office:value="-7984.76">
            <text:p>-7.985</text:p>
          </table:table-cell>
          <table:table-cell table:style-name="ce12" office:value-type="float" office:value="-2400">
            <text:p>-2.400</text:p>
          </table:table-cell>
          <table:table-cell table:style-name="ce12" office:value-type="float" office:value="-1570">
            <text:p>-1.570</text:p>
          </table:table-cell>
          <table:table-cell office:value-type="float" office:value="-3926188.86">
            <text:p>-3.926.189</text:p>
          </table:table-cell>
          <table:table-cell table:style-name="ce12" office:value-type="float" office:value="-238952.56">
            <text:p>-238.953</text:p>
          </table:table-cell>
          <table:table-cell/>
          <table:table-cell office:value-type="float" office:value="-4210063.71">
            <text:p>-4.210.064</text:p>
          </table:table-cell>
          <table:table-cell office:value-type="float" office:value="5712248.09">
            <text:p>5.712.248</text:p>
          </table:table-cell>
          <table:table-cell office:value-type="float" office:value="339371.25">
            <text:p>339.371</text:p>
          </table:table-cell>
          <table:table-cell office:value-type="float" office:value="477875.07">
            <text:p>477.875</text:p>
          </table:table-cell>
          <table:table-cell office:value-type="float" office:value="113430.52">
            <text:p>113.431</text:p>
          </table:table-cell>
          <table:table-cell table:style-name="ce12" office:value-type="float" office:value="44013486.6">
            <text:p>44.013.487</text:p>
          </table:table-cell>
          <table:table-cell office:value-type="float" office:value="244517.95">
            <text:p>244.518</text:p>
          </table:table-cell>
          <table:table-cell office:value-type="float" office:value="50900929.48">
            <text:p>50.900.929</text:p>
          </table:table-cell>
          <table:table-cell office:value-type="float" office:value="46690865.77">
            <text:p>46.690.866</text:p>
          </table:table-cell>
          <table:table-cell table:number-columns-repeated="3"/>
          <table:table-cell office:value-type="float" office:value="46690865.77">
            <text:p>46.690.866</text:p>
          </table:table-cell>
          <table:table-cell table:style-name="ce12" office:value-type="float" office:value="49.06">
            <text:p>49</text:p>
          </table:table-cell>
          <table:table-cell table:style-name="ce12" office:value-type="float" office:value="-107.6">
            <text:p>-108</text:p>
          </table:table-cell>
          <table:table-cell table:style-name="ce13" office:value-type="float" office:value="-58.54">
            <text:p>-59</text:p>
          </table:table-cell>
          <table:table-cell office:value-type="float" office:value="46690807.23">
            <text:p>46.690.807</text:p>
          </table:table-cell>
          <table:table-cell office:value-type="float" office:value="-186967.4">
            <text:p>-186.967</text:p>
          </table:table-cell>
          <table:table-cell office:value-type="float" office:value="3494435.54">
            <text:p>3.494.436</text:p>
          </table:table-cell>
          <table:table-cell office:value-type="float" office:value="49998275.37">
            <text:p>49.998.27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5934.23">
            <text:p>-25.934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1000">
            <text:p>-1.000</text:p>
          </table:table-cell>
          <table:table-cell office:value-type="float" office:value="-3992413.36">
            <text:p>-3.992.413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019547.59">
            <text:p>-4.019.548</text:p>
          </table:table-cell>
          <table:table-cell office:value-type="float" office:value="5534380.3">
            <text:p>5.534.380</text:p>
          </table:table-cell>
          <table:table-cell office:value-type="float" office:value="122154.41">
            <text:p>122.154</text:p>
          </table:table-cell>
          <table:table-cell office:value-type="float" office:value="397319.3">
            <text:p>397.319</text:p>
          </table:table-cell>
          <table:table-cell office:value-type="float" office:value="6510.32">
            <text:p>6.510</text:p>
          </table:table-cell>
          <table:table-cell table:style-name="ce12" office:value-type="float" office:value="37047083.72">
            <text:p>37.047.084</text:p>
          </table:table-cell>
          <table:table-cell office:value-type="float" office:value="232731.24">
            <text:p>232.731</text:p>
          </table:table-cell>
          <table:table-cell office:value-type="float" office:value="43340179.29">
            <text:p>43.340.179</text:p>
          </table:table-cell>
          <table:table-cell office:value-type="float" office:value="39320631.7">
            <text:p>39.320.632</text:p>
          </table:table-cell>
          <table:table-cell table:number-columns-repeated="3"/>
          <table:table-cell office:value-type="float" office:value="39320631.7">
            <text:p>39.320.632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39331443.7">
            <text:p>39.331.444</text:p>
          </table:table-cell>
          <table:table-cell office:value-type="float" office:value="-260304.04">
            <text:p>-260.304</text:p>
          </table:table-cell>
          <table:table-cell office:value-type="float" office:value="2647247.33">
            <text:p>2.647.247</text:p>
          </table:table-cell>
          <table:table-cell office:value-type="float" office:value="41718386.99">
            <text:p>41.718.38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5600">
            <text:p>-25.600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1000">
            <text:p>-1.000</text:p>
          </table:table-cell>
          <table:table-cell office:value-type="float" office:value="-4651413.24">
            <text:p>-4.651.413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78213.24">
            <text:p>-4.678.213</text:p>
          </table:table-cell>
          <table:table-cell office:value-type="float" office:value="5542101.4">
            <text:p>5.542.101</text:p>
          </table:table-cell>
          <table:table-cell office:value-type="float" office:value="162001.67">
            <text:p>162.002</text:p>
          </table:table-cell>
          <table:table-cell office:value-type="float" office:value="405898.14">
            <text:p>405.898</text:p>
          </table:table-cell>
          <table:table-cell office:value-type="float" office:value="5524.59">
            <text:p>5.525</text:p>
          </table:table-cell>
          <table:table-cell table:style-name="ce12" office:value-type="float" office:value="38024778.72">
            <text:p>38.024.779</text:p>
          </table:table-cell>
          <table:table-cell office:value-type="float" office:value="232562.8">
            <text:p>232.563</text:p>
          </table:table-cell>
          <table:table-cell office:value-type="float" office:value="44372867.32">
            <text:p>44.372.867</text:p>
          </table:table-cell>
          <table:table-cell office:value-type="float" office:value="39694654.08">
            <text:p>39.694.654</text:p>
          </table:table-cell>
          <table:table-cell table:number-columns-repeated="3"/>
          <table:table-cell office:value-type="float" office:value="39694654.08">
            <text:p>39.694.654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39705466.08">
            <text:p>39.705.466</text:p>
          </table:table-cell>
          <table:table-cell office:value-type="float" office:value="-255902.74">
            <text:p>-255.903</text:p>
          </table:table-cell>
          <table:table-cell office:value-type="float" office:value="2657741.49">
            <text:p>2.657.741</text:p>
          </table:table-cell>
          <table:table-cell office:value-type="float" office:value="42107304.83">
            <text:p>42.107.30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1976.09">
            <text:p>-31.976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4500">
            <text:p>-4.500</text:p>
          </table:table-cell>
          <table:table-cell office:value-type="float" office:value="-4651200">
            <text:p>-4.651.2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87876.09">
            <text:p>-4.687.876</text:p>
          </table:table-cell>
          <table:table-cell office:value-type="float" office:value="5672456.76">
            <text:p>5.672.457</text:p>
          </table:table-cell>
          <table:table-cell office:value-type="float" office:value="124299.97">
            <text:p>124.300</text:p>
          </table:table-cell>
          <table:table-cell office:value-type="float" office:value="363059.7">
            <text:p>363.060</text:p>
          </table:table-cell>
          <table:table-cell office:value-type="float" office:value="107959.53">
            <text:p>107.960</text:p>
          </table:table-cell>
          <table:table-cell table:style-name="ce12" office:value-type="float" office:value="41486212.68">
            <text:p>41.486.213</text:p>
          </table:table-cell>
          <table:table-cell office:value-type="float" office:value="238923.04">
            <text:p>238.923</text:p>
          </table:table-cell>
          <table:table-cell office:value-type="float" office:value="47992911.68">
            <text:p>47.992.912</text:p>
          </table:table-cell>
          <table:table-cell office:value-type="float" office:value="43305035.59">
            <text:p>43.305.036</text:p>
          </table:table-cell>
          <table:table-cell table:number-columns-repeated="3"/>
          <table:table-cell office:value-type="float" office:value="43305035.59">
            <text:p>43.305.036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43315847.59">
            <text:p>43.315.848</text:p>
          </table:table-cell>
          <table:table-cell office:value-type="float" office:value="-247132.57">
            <text:p>-247.133</text:p>
          </table:table-cell>
          <table:table-cell office:value-type="float" office:value="2167411">
            <text:p>2.167.411</text:p>
          </table:table-cell>
          <table:table-cell office:value-type="float" office:value="45236126.02">
            <text:p>45.236.12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1976.12">
            <text:p>-31.976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4500">
            <text:p>-4.500</text:p>
          </table:table-cell>
          <table:table-cell office:value-type="float" office:value="-4651200">
            <text:p>-4.651.2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87876.12">
            <text:p>-4.687.876</text:p>
          </table:table-cell>
          <table:table-cell office:value-type="float" office:value="5801226.48">
            <text:p>5.801.226</text:p>
          </table:table-cell>
          <table:table-cell office:value-type="float" office:value="181820.48">
            <text:p>181.820</text:p>
          </table:table-cell>
          <table:table-cell office:value-type="float" office:value="364259.72">
            <text:p>364.260</text:p>
          </table:table-cell>
          <table:table-cell office:value-type="float" office:value="109169.75">
            <text:p>109.170</text:p>
          </table:table-cell>
          <table:table-cell table:style-name="ce12" office:value-type="float" office:value="42070212.68">
            <text:p>42.070.213</text:p>
          </table:table-cell>
          <table:table-cell office:value-type="float" office:value="239647.08">
            <text:p>239.647</text:p>
          </table:table-cell>
          <table:table-cell office:value-type="float" office:value="48766336.19">
            <text:p>48.766.336</text:p>
          </table:table-cell>
          <table:table-cell office:value-type="float" office:value="44078460.07">
            <text:p>44.078.460</text:p>
          </table:table-cell>
          <table:table-cell table:number-columns-repeated="3"/>
          <table:table-cell office:value-type="float" office:value="44078460.07">
            <text:p>44.078.460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44089272.07">
            <text:p>44.089.272</text:p>
          </table:table-cell>
          <table:table-cell office:value-type="float" office:value="-247429.72">
            <text:p>-247.430</text:p>
          </table:table-cell>
          <table:table-cell office:value-type="float" office:value="2233774.58">
            <text:p>2.233.775</text:p>
          </table:table-cell>
          <table:table-cell office:value-type="float" office:value="46075616.93">
            <text:p>46.075.61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1976.06">
            <text:p>-31.976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4500">
            <text:p>-4.500</text:p>
          </table:table-cell>
          <table:table-cell office:value-type="float" office:value="-4651200">
            <text:p>-4.651.2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87876.06">
            <text:p>-4.687.876</text:p>
          </table:table-cell>
          <table:table-cell office:value-type="float" office:value="5856649.94">
            <text:p>5.856.650</text:p>
          </table:table-cell>
          <table:table-cell office:value-type="float" office:value="179560.62">
            <text:p>179.561</text:p>
          </table:table-cell>
          <table:table-cell office:value-type="float" office:value="365259.72">
            <text:p>365.260</text:p>
          </table:table-cell>
          <table:table-cell office:value-type="float" office:value="109773.89">
            <text:p>109.774</text:p>
          </table:table-cell>
          <table:table-cell table:style-name="ce12" office:value-type="float" office:value="42635212.68">
            <text:p>42.635.213</text:p>
          </table:table-cell>
          <table:table-cell office:value-type="float" office:value="239415.68">
            <text:p>239.416</text:p>
          </table:table-cell>
          <table:table-cell office:value-type="float" office:value="49385872.53">
            <text:p>49.385.873</text:p>
          </table:table-cell>
          <table:table-cell office:value-type="float" office:value="44697996.47">
            <text:p>44.697.996</text:p>
          </table:table-cell>
          <table:table-cell table:number-columns-repeated="3"/>
          <table:table-cell office:value-type="float" office:value="44697996.47">
            <text:p>44.697.996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44708808.47">
            <text:p>44.708.808</text:p>
          </table:table-cell>
          <table:table-cell office:value-type="float" office:value="-247116.82">
            <text:p>-247.117</text:p>
          </table:table-cell>
          <table:table-cell office:value-type="float" office:value="2226133.71">
            <text:p>2.226.134</text:p>
          </table:table-cell>
          <table:table-cell office:value-type="float" office:value="46687825.36">
            <text:p>46.687.82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1969.29">
            <text:p>-31.969</text:p>
          </table:table-cell>
          <table:table-cell/>
          <table:table-cell table:style-name="ce12" office:value-type="float" office:value="-100">
            <text:p>-100</text:p>
          </table:table-cell>
          <table:table-cell table:style-name="ce12" office:value-type="float" office:value="-4500">
            <text:p>-4.500</text:p>
          </table:table-cell>
          <table:table-cell office:value-type="float" office:value="-4651200">
            <text:p>-4.651.20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4687869.29">
            <text:p>-4.687.869</text:p>
          </table:table-cell>
          <table:table-cell office:value-type="float" office:value="5901410.79">
            <text:p>5.901.411</text:p>
          </table:table-cell>
          <table:table-cell office:value-type="float" office:value="180077.66">
            <text:p>180.078</text:p>
          </table:table-cell>
          <table:table-cell office:value-type="float" office:value="366894.26">
            <text:p>366.894</text:p>
          </table:table-cell>
          <table:table-cell office:value-type="float" office:value="110232.59">
            <text:p>110.233</text:p>
          </table:table-cell>
          <table:table-cell table:style-name="ce12" office:value-type="float" office:value="43226212.68">
            <text:p>43.226.213</text:p>
          </table:table-cell>
          <table:table-cell office:value-type="float" office:value="243332.4">
            <text:p>243.332</text:p>
          </table:table-cell>
          <table:table-cell office:value-type="float" office:value="50028160.38">
            <text:p>50.028.160</text:p>
          </table:table-cell>
          <table:table-cell office:value-type="float" office:value="45340291.09">
            <text:p>45.340.291</text:p>
          </table:table-cell>
          <table:table-cell table:number-columns-repeated="3"/>
          <table:table-cell office:value-type="float" office:value="45340291.09">
            <text:p>45.340.291</text:p>
          </table:table-cell>
          <table:table-cell/>
          <table:table-cell table:style-name="ce12" office:value-type="float" office:value="10812">
            <text:p>10.812</text:p>
          </table:table-cell>
          <table:table-cell table:style-name="ce13" office:value-type="float" office:value="10812">
            <text:p>10.812</text:p>
          </table:table-cell>
          <table:table-cell office:value-type="float" office:value="45351103.09">
            <text:p>45.351.103</text:p>
          </table:table-cell>
          <table:table-cell office:value-type="float" office:value="-247112.62">
            <text:p>-247.113</text:p>
          </table:table-cell>
          <table:table-cell office:value-type="float" office:value="2258886.83">
            <text:p>2.258.887</text:p>
          </table:table-cell>
          <table:table-cell office:value-type="float" office:value="47362877.3">
            <text:p>47.362.87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604</text:p>
            <draw:g table:end-cell-address="Tabelle1.A523" table:end-x="0.41cm" table:end-y="0.016cm" draw:z-index="65" draw:name="SAPBEXq0001 U13C0F4E5B9041">
              <draw:custom-shape draw:name="SAPBEXq0001 U13C0F4E5B904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4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4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23" table:end-x="0.41cm" table:end-y="0.016cm" draw:z-index="239" draw:name="SAPBEXq0001 U13C0F4CFB1541">
              <draw:custom-shape draw:name="SAPBEXq0001 U13C0F4CFB154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Institutionelle Bildung und Berat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24" table:end-x="0.41cm" table:end-y="0.016cm" draw:z-index="240" draw:name="SAPBEXq0001 U13C0F4CFB1542">
              <draw:custom-shape draw:name="SAPBEXq0001 U13C0F4CFB154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96897.92">
            <text:p>-296.898</text:p>
          </table:table-cell>
          <table:table-cell table:number-columns-repeated="2"/>
          <table:table-cell table:style-name="ce12" office:value-type="float" office:value="-107635.42">
            <text:p>-107.635</text:p>
          </table:table-cell>
          <table:table-cell office:value-type="float" office:value="-3192.22">
            <text:p>-3.192</text:p>
          </table:table-cell>
          <table:table-cell table:style-name="ce12" office:value-type="float" office:value="-148334.1">
            <text:p>-148.334</text:p>
          </table:table-cell>
          <table:table-cell/>
          <table:table-cell office:value-type="float" office:value="-556059.66">
            <text:p>-556.060</text:p>
          </table:table-cell>
          <table:table-cell office:value-type="float" office:value="1913239.84">
            <text:p>1.913.240</text:p>
          </table:table-cell>
          <table:table-cell office:value-type="float" office:value="158605.32">
            <text:p>158.605</text:p>
          </table:table-cell>
          <table:table-cell office:value-type="float" office:value="758073.84">
            <text:p>758.074</text:p>
          </table:table-cell>
          <table:table-cell office:value-type="float" office:value="121058.41">
            <text:p>121.058</text:p>
          </table:table-cell>
          <table:table-cell table:style-name="ce12" office:value-type="float" office:value="1058336.71">
            <text:p>1.058.337</text:p>
          </table:table-cell>
          <table:table-cell office:value-type="float" office:value="44574">
            <text:p>44.574</text:p>
          </table:table-cell>
          <table:table-cell office:value-type="float" office:value="4053888.12">
            <text:p>4.053.888</text:p>
          </table:table-cell>
          <table:table-cell office:value-type="float" office:value="3497828.46">
            <text:p>3.497.828</text:p>
          </table:table-cell>
          <table:table-cell table:number-columns-repeated="3"/>
          <table:table-cell office:value-type="float" office:value="3497828.46">
            <text:p>3.497.828</text:p>
          </table:table-cell>
          <table:table-cell table:style-name="ce12" office:value-type="float" office:value="-4.68">
            <text:p>-5</text:p>
          </table:table-cell>
          <table:table-cell table:style-name="ce12" office:value-type="float" office:value="10.32">
            <text:p>10</text:p>
          </table:table-cell>
          <table:table-cell table:style-name="ce13" office:value-type="float" office:value="5.64">
            <text:p>6</text:p>
          </table:table-cell>
          <table:table-cell office:value-type="float" office:value="3497834.1">
            <text:p>3.497.834</text:p>
          </table:table-cell>
          <table:table-cell office:value-type="float" office:value="-76038.41">
            <text:p>-76.038</text:p>
          </table:table-cell>
          <table:table-cell office:value-type="float" office:value="343699.58">
            <text:p>343.700</text:p>
          </table:table-cell>
          <table:table-cell office:value-type="float" office:value="3765495.27">
            <text:p>3.765.49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57251.92">
            <text:p>-257.252</text:p>
          </table:table-cell>
          <table:table-cell table:number-columns-repeated="2"/>
          <table:table-cell table:style-name="ce12" office:value-type="float" office:value="-114000">
            <text:p>-114.000</text:p>
          </table:table-cell>
          <table:table-cell office:value-type="float" office:value="-8178.48">
            <text:p>-8.178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379630.4">
            <text:p>-379.630</text:p>
          </table:table-cell>
          <table:table-cell office:value-type="float" office:value="1917872.18">
            <text:p>1.917.872</text:p>
          </table:table-cell>
          <table:table-cell office:value-type="float" office:value="50459">
            <text:p>50.459</text:p>
          </table:table-cell>
          <table:table-cell office:value-type="float" office:value="606568.73">
            <text:p>606.569</text:p>
          </table:table-cell>
          <table:table-cell office:value-type="float" office:value="27729.85">
            <text:p>27.730</text:p>
          </table:table-cell>
          <table:table-cell table:style-name="ce12" office:value-type="float" office:value="1014791.88">
            <text:p>1.014.792</text:p>
          </table:table-cell>
          <table:table-cell office:value-type="float" office:value="64249.04">
            <text:p>64.249</text:p>
          </table:table-cell>
          <table:table-cell office:value-type="float" office:value="3681670.68">
            <text:p>3.681.671</text:p>
          </table:table-cell>
          <table:table-cell office:value-type="float" office:value="3302040.28">
            <text:p>3.302.040</text:p>
          </table:table-cell>
          <table:table-cell table:number-columns-repeated="3"/>
          <table:table-cell office:value-type="float" office:value="3302040.28">
            <text:p>3.302.040</text:p>
          </table:table-cell>
          <table:table-cell table:number-columns-repeated="3"/>
          <table:table-cell office:value-type="float" office:value="3302040.28">
            <text:p>3.302.040</text:p>
          </table:table-cell>
          <table:table-cell office:value-type="float" office:value="-175240.29">
            <text:p>-175.240</text:p>
          </table:table-cell>
          <table:table-cell office:value-type="float" office:value="336198.84">
            <text:p>336.199</text:p>
          </table:table-cell>
          <table:table-cell office:value-type="float" office:value="3462998.83">
            <text:p>3.462.99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57000">
            <text:p>-257.000</text:p>
          </table:table-cell>
          <table:table-cell table:number-columns-repeated="2"/>
          <table:table-cell table:style-name="ce12" office:value-type="float" office:value="-116300">
            <text:p>-116.300</text:p>
          </table:table-cell>
          <table:table-cell office:value-type="float" office:value="-8178.36">
            <text:p>-8.178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381678.36">
            <text:p>-381.678</text:p>
          </table:table-cell>
          <table:table-cell office:value-type="float" office:value="1909913.82">
            <text:p>1.909.914</text:p>
          </table:table-cell>
          <table:table-cell office:value-type="float" office:value="66926.85">
            <text:p>66.927</text:p>
          </table:table-cell>
          <table:table-cell office:value-type="float" office:value="576518.77">
            <text:p>576.519</text:p>
          </table:table-cell>
          <table:table-cell office:value-type="float" office:value="25827.05">
            <text:p>25.827</text:p>
          </table:table-cell>
          <table:table-cell table:style-name="ce12" office:value-type="float" office:value="1014791.88">
            <text:p>1.014.792</text:p>
          </table:table-cell>
          <table:table-cell office:value-type="float" office:value="59317.88">
            <text:p>59.318</text:p>
          </table:table-cell>
          <table:table-cell office:value-type="float" office:value="3653296.25">
            <text:p>3.653.296</text:p>
          </table:table-cell>
          <table:table-cell office:value-type="float" office:value="3271617.89">
            <text:p>3.271.618</text:p>
          </table:table-cell>
          <table:table-cell table:number-columns-repeated="3"/>
          <table:table-cell office:value-type="float" office:value="3271617.89">
            <text:p>3.271.618</text:p>
          </table:table-cell>
          <table:table-cell table:number-columns-repeated="3"/>
          <table:table-cell office:value-type="float" office:value="3271617.89">
            <text:p>3.271.618</text:p>
          </table:table-cell>
          <table:table-cell office:value-type="float" office:value="-169969.13">
            <text:p>-169.969</text:p>
          </table:table-cell>
          <table:table-cell office:value-type="float" office:value="328924.13">
            <text:p>328.924</text:p>
          </table:table-cell>
          <table:table-cell office:value-type="float" office:value="3430572.89">
            <text:p>3.430.57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07348.88">
            <text:p>-307.349</text:p>
          </table:table-cell>
          <table:table-cell table:number-columns-repeated="2"/>
          <table:table-cell table:style-name="ce12" office:value-type="float" office:value="-116300">
            <text:p>-116.300</text:p>
          </table:table-cell>
          <table:table-cell office:value-type="float" office:value="-17900">
            <text:p>-17.9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441748.88">
            <text:p>-441.749</text:p>
          </table:table-cell>
          <table:table-cell office:value-type="float" office:value="1927266.44">
            <text:p>1.927.266</text:p>
          </table:table-cell>
          <table:table-cell office:value-type="float" office:value="50477.88">
            <text:p>50.478</text:p>
          </table:table-cell>
          <table:table-cell office:value-type="float" office:value="563555.49">
            <text:p>563.555</text:p>
          </table:table-cell>
          <table:table-cell office:value-type="float" office:value="150453.81">
            <text:p>150.454</text:p>
          </table:table-cell>
          <table:table-cell table:style-name="ce12" office:value-type="float" office:value="1254819.36">
            <text:p>1.254.819</text:p>
          </table:table-cell>
          <table:table-cell office:value-type="float" office:value="65925.28">
            <text:p>65.925</text:p>
          </table:table-cell>
          <table:table-cell office:value-type="float" office:value="4012498.26">
            <text:p>4.012.498</text:p>
          </table:table-cell>
          <table:table-cell office:value-type="float" office:value="3570749.38">
            <text:p>3.570.749</text:p>
          </table:table-cell>
          <table:table-cell table:number-columns-repeated="3"/>
          <table:table-cell office:value-type="float" office:value="3570749.38">
            <text:p>3.570.749</text:p>
          </table:table-cell>
          <table:table-cell table:number-columns-repeated="3"/>
          <table:table-cell office:value-type="float" office:value="3570749.38">
            <text:p>3.570.749</text:p>
          </table:table-cell>
          <table:table-cell office:value-type="float" office:value="-168980.75">
            <text:p>-168.981</text:p>
          </table:table-cell>
          <table:table-cell office:value-type="float" office:value="288663.4">
            <text:p>288.663</text:p>
          </table:table-cell>
          <table:table-cell office:value-type="float" office:value="3690432.03">
            <text:p>3.690.43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06817.03">
            <text:p>-306.817</text:p>
          </table:table-cell>
          <table:table-cell table:number-columns-repeated="2"/>
          <table:table-cell table:style-name="ce12" office:value-type="float" office:value="-116300">
            <text:p>-116.300</text:p>
          </table:table-cell>
          <table:table-cell office:value-type="float" office:value="-17900">
            <text:p>-17.9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441217.03">
            <text:p>-441.217</text:p>
          </table:table-cell>
          <table:table-cell office:value-type="float" office:value="1966323.9">
            <text:p>1.966.324</text:p>
          </table:table-cell>
          <table:table-cell office:value-type="float" office:value="73852.36">
            <text:p>73.852</text:p>
          </table:table-cell>
          <table:table-cell office:value-type="float" office:value="563555.47">
            <text:p>563.555</text:p>
          </table:table-cell>
          <table:table-cell office:value-type="float" office:value="151022.68">
            <text:p>151.023</text:p>
          </table:table-cell>
          <table:table-cell table:style-name="ce12" office:value-type="float" office:value="1254819.36">
            <text:p>1.254.819</text:p>
          </table:table-cell>
          <table:table-cell office:value-type="float" office:value="66226.8">
            <text:p>66.227</text:p>
          </table:table-cell>
          <table:table-cell office:value-type="float" office:value="4075800.57">
            <text:p>4.075.801</text:p>
          </table:table-cell>
          <table:table-cell office:value-type="float" office:value="3634583.54">
            <text:p>3.634.584</text:p>
          </table:table-cell>
          <table:table-cell table:number-columns-repeated="3"/>
          <table:table-cell office:value-type="float" office:value="3634583.54">
            <text:p>3.634.584</text:p>
          </table:table-cell>
          <table:table-cell table:number-columns-repeated="3"/>
          <table:table-cell office:value-type="float" office:value="3634583.54">
            <text:p>3.634.584</text:p>
          </table:table-cell>
          <table:table-cell office:value-type="float" office:value="-172999.79">
            <text:p>-173.000</text:p>
          </table:table-cell>
          <table:table-cell office:value-type="float" office:value="294280.39">
            <text:p>294.280</text:p>
          </table:table-cell>
          <table:table-cell office:value-type="float" office:value="3755864.14">
            <text:p>3.755.86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06529.62">
            <text:p>-306.530</text:p>
          </table:table-cell>
          <table:table-cell table:number-columns-repeated="2"/>
          <table:table-cell table:style-name="ce12" office:value-type="float" office:value="-116300">
            <text:p>-116.300</text:p>
          </table:table-cell>
          <table:table-cell office:value-type="float" office:value="-17900">
            <text:p>-17.9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440929.62">
            <text:p>-440.930</text:p>
          </table:table-cell>
          <table:table-cell office:value-type="float" office:value="1984941.36">
            <text:p>1.984.941</text:p>
          </table:table-cell>
          <table:table-cell office:value-type="float" office:value="72932.72">
            <text:p>72.933</text:p>
          </table:table-cell>
          <table:table-cell office:value-type="float" office:value="563555.47">
            <text:p>563.555</text:p>
          </table:table-cell>
          <table:table-cell office:value-type="float" office:value="151683.96">
            <text:p>151.684</text:p>
          </table:table-cell>
          <table:table-cell table:style-name="ce12" office:value-type="float" office:value="1268919.36">
            <text:p>1.268.919</text:p>
          </table:table-cell>
          <table:table-cell office:value-type="float" office:value="66130.68">
            <text:p>66.131</text:p>
          </table:table-cell>
          <table:table-cell office:value-type="float" office:value="4108163.55">
            <text:p>4.108.164</text:p>
          </table:table-cell>
          <table:table-cell office:value-type="float" office:value="3667233.93">
            <text:p>3.667.234</text:p>
          </table:table-cell>
          <table:table-cell table:number-columns-repeated="3"/>
          <table:table-cell office:value-type="float" office:value="3667233.93">
            <text:p>3.667.234</text:p>
          </table:table-cell>
          <table:table-cell table:number-columns-repeated="3"/>
          <table:table-cell office:value-type="float" office:value="3667233.93">
            <text:p>3.667.234</text:p>
          </table:table-cell>
          <table:table-cell office:value-type="float" office:value="-174060.85">
            <text:p>-174.061</text:p>
          </table:table-cell>
          <table:table-cell office:value-type="float" office:value="292555.98">
            <text:p>292.556</text:p>
          </table:table-cell>
          <table:table-cell office:value-type="float" office:value="3785729.06">
            <text:p>3.785.72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06526.84">
            <text:p>-306.527</text:p>
          </table:table-cell>
          <table:table-cell table:number-columns-repeated="2"/>
          <table:table-cell table:style-name="ce12" office:value-type="float" office:value="-116300">
            <text:p>-116.300</text:p>
          </table:table-cell>
          <table:table-cell office:value-type="float" office:value="-17900">
            <text:p>-17.900</text:p>
          </table:table-cell>
          <table:table-cell table:style-name="ce12" office:value-type="float" office:value="-200">
            <text:p>-200</text:p>
          </table:table-cell>
          <table:table-cell/>
          <table:table-cell office:value-type="float" office:value="-440926.84">
            <text:p>-440.927</text:p>
          </table:table-cell>
          <table:table-cell office:value-type="float" office:value="2000144.98">
            <text:p>2.000.145</text:p>
          </table:table-cell>
          <table:table-cell office:value-type="float" office:value="73153.3">
            <text:p>73.153</text:p>
          </table:table-cell>
          <table:table-cell office:value-type="float" office:value="563507.01">
            <text:p>563.507</text:p>
          </table:table-cell>
          <table:table-cell office:value-type="float" office:value="152577.93">
            <text:p>152.578</text:p>
          </table:table-cell>
          <table:table-cell table:style-name="ce12" office:value-type="float" office:value="1268919.36">
            <text:p>1.268.919</text:p>
          </table:table-cell>
          <table:table-cell office:value-type="float" office:value="67581.32">
            <text:p>67.581</text:p>
          </table:table-cell>
          <table:table-cell office:value-type="float" office:value="4125883.9">
            <text:p>4.125.884</text:p>
          </table:table-cell>
          <table:table-cell office:value-type="float" office:value="3684957.06">
            <text:p>3.684.957</text:p>
          </table:table-cell>
          <table:table-cell table:number-columns-repeated="3"/>
          <table:table-cell office:value-type="float" office:value="3684957.06">
            <text:p>3.684.957</text:p>
          </table:table-cell>
          <table:table-cell table:number-columns-repeated="3"/>
          <table:table-cell office:value-type="float" office:value="3684957.06">
            <text:p>3.684.957</text:p>
          </table:table-cell>
          <table:table-cell office:value-type="float" office:value="-175168.28">
            <text:p>-175.168</text:p>
          </table:table-cell>
          <table:table-cell office:value-type="float" office:value="294215.4">
            <text:p>294.215</text:p>
          </table:table-cell>
          <table:table-cell office:value-type="float" office:value="3804004.18">
            <text:p>3.804.004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3605</text:p>
            <draw:g table:end-cell-address="Tabelle1.A531" table:end-x="0.41cm" table:end-y="0.016cm" draw:z-index="66" draw:name="SAPBEXq0001 U13C0F4E5B9042">
              <draw:custom-shape draw:name="SAPBEXq0001 U13C0F4E5B904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4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4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31" table:end-x="0.41cm" table:end-y="0.016cm" draw:z-index="241" draw:name="SAPBEXq0001 U13C0F4CFB1542">
              <draw:custom-shape draw:name="SAPBEXq0001 U13C0F4CFB154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ormundschaftswes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32" table:end-x="0.41cm" table:end-y="0.016cm" draw:z-index="242" draw:name="SAPBEXq0001 U13C0F4CFB1543">
              <draw:custom-shape draw:name="SAPBEXq0001 U13C0F4CFB154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728.14">
            <text:p>-1.728</text:p>
          </table:table-cell>
          <table:table-cell table:style-name="ce12" office:value-type="float" office:value="-258.8">
            <text:p>-259</text:p>
          </table:table-cell>
          <table:table-cell table:number-columns-repeated="2"/>
          <table:table-cell office:value-type="float" office:value="-479.72">
            <text:p>-480</text:p>
          </table:table-cell>
          <table:table-cell table:style-name="ce12" office:value-type="float" office:value="-147532.47">
            <text:p>-147.532</text:p>
          </table:table-cell>
          <table:table-cell/>
          <table:table-cell office:value-type="float" office:value="-149999.13">
            <text:p>-149.999</text:p>
          </table:table-cell>
          <table:table-cell office:value-type="float" office:value="1107330.97">
            <text:p>1.107.331</text:p>
          </table:table-cell>
          <table:table-cell office:value-type="float" office:value="384405.92">
            <text:p>384.406</text:p>
          </table:table-cell>
          <table:table-cell office:value-type="float" office:value="39811.89">
            <text:p>39.812</text:p>
          </table:table-cell>
          <table:table-cell office:value-type="float" office:value="19350.67">
            <text:p>19.351</text:p>
          </table:table-cell>
          <table:table-cell table:style-name="ce12" office:value-type="float" office:value="93575.77">
            <text:p>93.576</text:p>
          </table:table-cell>
          <table:table-cell office:value-type="float" office:value="3199831.71">
            <text:p>3.199.832</text:p>
          </table:table-cell>
          <table:table-cell office:value-type="float" office:value="4844306.93">
            <text:p>4.844.307</text:p>
          </table:table-cell>
          <table:table-cell office:value-type="float" office:value="4694307.8">
            <text:p>4.694.308</text:p>
          </table:table-cell>
          <table:table-cell table:number-columns-repeated="3"/>
          <table:table-cell office:value-type="float" office:value="4694307.8">
            <text:p>4.694.308</text:p>
          </table:table-cell>
          <table:table-cell table:style-name="ce12" office:value-type="float" office:value="-68.61">
            <text:p>-69</text:p>
          </table:table-cell>
          <table:table-cell table:style-name="ce12" office:value-type="float" office:value="140.99">
            <text:p>141</text:p>
          </table:table-cell>
          <table:table-cell table:style-name="ce13" office:value-type="float" office:value="72.38">
            <text:p>72</text:p>
          </table:table-cell>
          <table:table-cell office:value-type="float" office:value="4694380.18">
            <text:p>4.694.380</text:p>
          </table:table-cell>
          <table:table-cell table:style-name="ce11"/>
          <table:table-cell office:value-type="float" office:value="130163.3">
            <text:p>130.163</text:p>
          </table:table-cell>
          <table:table-cell office:value-type="float" office:value="4824543.48">
            <text:p>4.824.54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8.75">
            <text:p>-89</text:p>
          </table:table-cell>
          <table:table-cell table:number-columns-repeated="3"/>
          <table:table-cell office:value-type="float" office:value="-262.44">
            <text:p>-262</text:p>
          </table:table-cell>
          <table:table-cell table:number-columns-repeated="2"/>
          <table:table-cell office:value-type="float" office:value="-351.19">
            <text:p>-351</text:p>
          </table:table-cell>
          <table:table-cell office:value-type="float" office:value="1123605.15">
            <text:p>1.123.605</text:p>
          </table:table-cell>
          <table:table-cell office:value-type="float" office:value="134170.83">
            <text:p>134.171</text:p>
          </table:table-cell>
          <table:table-cell office:value-type="float" office:value="41978.08">
            <text:p>41.978</text:p>
          </table:table-cell>
          <table:table-cell office:value-type="float" office:value="1197.3">
            <text:p>1.197</text:p>
          </table:table-cell>
          <table:table-cell table:style-name="ce12" office:value-type="float" office:value="94928.36">
            <text:p>94.928</text:p>
          </table:table-cell>
          <table:table-cell office:value-type="float" office:value="32694.48">
            <text:p>32.694</text:p>
          </table:table-cell>
          <table:table-cell office:value-type="float" office:value="1428574.2">
            <text:p>1.428.574</text:p>
          </table:table-cell>
          <table:table-cell office:value-type="float" office:value="1428223.01">
            <text:p>1.428.223</text:p>
          </table:table-cell>
          <table:table-cell table:number-columns-repeated="3"/>
          <table:table-cell office:value-type="float" office:value="1428223.01">
            <text:p>1.428.223</text:p>
          </table:table-cell>
          <table:table-cell table:number-columns-repeated="3"/>
          <table:table-cell office:value-type="float" office:value="1428223.01">
            <text:p>1.428.223</text:p>
          </table:table-cell>
          <table:table-cell table:style-name="ce11"/>
          <table:table-cell office:value-type="float" office:value="153223.58">
            <text:p>153.224</text:p>
          </table:table-cell>
          <table:table-cell office:value-type="float" office:value="1581446.59">
            <text:p>1.581.44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62.32">
            <text:p>-262</text:p>
          </table:table-cell>
          <table:table-cell table:number-columns-repeated="2"/>
          <table:table-cell office:value-type="float" office:value="-262.32">
            <text:p>-262</text:p>
          </table:table-cell>
          <table:table-cell office:value-type="float" office:value="1137740.54">
            <text:p>1.137.741</text:p>
          </table:table-cell>
          <table:table-cell office:value-type="float" office:value="177971.54">
            <text:p>177.972</text:p>
          </table:table-cell>
          <table:table-cell office:value-type="float" office:value="58985.12">
            <text:p>58.985</text:p>
          </table:table-cell>
          <table:table-cell office:value-type="float" office:value="935.89">
            <text:p>936</text:p>
          </table:table-cell>
          <table:table-cell table:style-name="ce12" office:value-type="float" office:value="94928.36">
            <text:p>94.928</text:p>
          </table:table-cell>
          <table:table-cell office:value-type="float" office:value="32773.44">
            <text:p>32.773</text:p>
          </table:table-cell>
          <table:table-cell office:value-type="float" office:value="1503334.89">
            <text:p>1.503.335</text:p>
          </table:table-cell>
          <table:table-cell office:value-type="float" office:value="1503072.57">
            <text:p>1.503.073</text:p>
          </table:table-cell>
          <table:table-cell table:number-columns-repeated="3"/>
          <table:table-cell office:value-type="float" office:value="1503072.57">
            <text:p>1.503.073</text:p>
          </table:table-cell>
          <table:table-cell table:number-columns-repeated="3"/>
          <table:table-cell office:value-type="float" office:value="1503072.57">
            <text:p>1.503.073</text:p>
          </table:table-cell>
          <table:table-cell table:style-name="ce11"/>
          <table:table-cell office:value-type="float" office:value="153165.29">
            <text:p>153.165</text:p>
          </table:table-cell>
          <table:table-cell office:value-type="float" office:value="1656237.86">
            <text:p>1.656.23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482.45">
            <text:p>-1.482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482.45">
            <text:p>-1.482</text:p>
          </table:table-cell>
          <table:table-cell office:value-type="float" office:value="1188064.35">
            <text:p>1.188.064</text:p>
          </table:table-cell>
          <table:table-cell office:value-type="float" office:value="132937.12">
            <text:p>132.937</text:p>
          </table:table-cell>
          <table:table-cell office:value-type="float" office:value="42752.28">
            <text:p>42.752</text:p>
          </table:table-cell>
          <table:table-cell office:value-type="float" office:value="19993.5">
            <text:p>19.994</text:p>
          </table:table-cell>
          <table:table-cell table:style-name="ce12" office:value-type="float" office:value="94901">
            <text:p>94.901</text:p>
          </table:table-cell>
          <table:table-cell office:value-type="float" office:value="54043.68">
            <text:p>54.044</text:p>
          </table:table-cell>
          <table:table-cell office:value-type="float" office:value="1532691.93">
            <text:p>1.532.692</text:p>
          </table:table-cell>
          <table:table-cell office:value-type="float" office:value="1531209.48">
            <text:p>1.531.209</text:p>
          </table:table-cell>
          <table:table-cell table:number-columns-repeated="3"/>
          <table:table-cell office:value-type="float" office:value="1531209.48">
            <text:p>1.531.209</text:p>
          </table:table-cell>
          <table:table-cell table:number-columns-repeated="3"/>
          <table:table-cell office:value-type="float" office:value="1531209.48">
            <text:p>1.531.209</text:p>
          </table:table-cell>
          <table:table-cell table:style-name="ce11"/>
          <table:table-cell office:value-type="float" office:value="136462.43">
            <text:p>136.462</text:p>
          </table:table-cell>
          <table:table-cell office:value-type="float" office:value="1667671.91">
            <text:p>1.667.67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482.4">
            <text:p>-1.482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482.4">
            <text:p>-1.482</text:p>
          </table:table-cell>
          <table:table-cell office:value-type="float" office:value="1240590.55">
            <text:p>1.240.591</text:p>
          </table:table-cell>
          <table:table-cell office:value-type="float" office:value="194434.28">
            <text:p>194.434</text:p>
          </table:table-cell>
          <table:table-cell office:value-type="float" office:value="42752.28">
            <text:p>42.752</text:p>
          </table:table-cell>
          <table:table-cell office:value-type="float" office:value="20268.09">
            <text:p>20.268</text:p>
          </table:table-cell>
          <table:table-cell table:style-name="ce12" office:value-type="float" office:value="94901">
            <text:p>94.901</text:p>
          </table:table-cell>
          <table:table-cell office:value-type="float" office:value="54792.68">
            <text:p>54.793</text:p>
          </table:table-cell>
          <table:table-cell office:value-type="float" office:value="1647738.88">
            <text:p>1.647.739</text:p>
          </table:table-cell>
          <table:table-cell office:value-type="float" office:value="1646256.48">
            <text:p>1.646.256</text:p>
          </table:table-cell>
          <table:table-cell table:number-columns-repeated="3"/>
          <table:table-cell office:value-type="float" office:value="1646256.48">
            <text:p>1.646.256</text:p>
          </table:table-cell>
          <table:table-cell table:number-columns-repeated="3"/>
          <table:table-cell office:value-type="float" office:value="1646256.48">
            <text:p>1.646.256</text:p>
          </table:table-cell>
          <table:table-cell table:style-name="ce11"/>
          <table:table-cell office:value-type="float" office:value="141480.85">
            <text:p>141.481</text:p>
          </table:table-cell>
          <table:table-cell office:value-type="float" office:value="1787737.33">
            <text:p>1.787.73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482.47">
            <text:p>-1.482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482.47">
            <text:p>-1.482</text:p>
          </table:table-cell>
          <table:table-cell office:value-type="float" office:value="1246941.2">
            <text:p>1.246.941</text:p>
          </table:table-cell>
          <table:table-cell office:value-type="float" office:value="192075.76">
            <text:p>192.076</text:p>
          </table:table-cell>
          <table:table-cell office:value-type="float" office:value="42752.28">
            <text:p>42.752</text:p>
          </table:table-cell>
          <table:table-cell office:value-type="float" office:value="20405.46">
            <text:p>20.405</text:p>
          </table:table-cell>
          <table:table-cell table:style-name="ce12" office:value-type="float" office:value="94901">
            <text:p>94.901</text:p>
          </table:table-cell>
          <table:table-cell office:value-type="float" office:value="54553.52">
            <text:p>54.554</text:p>
          </table:table-cell>
          <table:table-cell office:value-type="float" office:value="1651629.22">
            <text:p>1.651.629</text:p>
          </table:table-cell>
          <table:table-cell office:value-type="float" office:value="1650146.75">
            <text:p>1.650.147</text:p>
          </table:table-cell>
          <table:table-cell table:number-columns-repeated="3"/>
          <table:table-cell office:value-type="float" office:value="1650146.75">
            <text:p>1.650.147</text:p>
          </table:table-cell>
          <table:table-cell table:number-columns-repeated="3"/>
          <table:table-cell office:value-type="float" office:value="1650146.75">
            <text:p>1.650.147</text:p>
          </table:table-cell>
          <table:table-cell table:style-name="ce11"/>
          <table:table-cell office:value-type="float" office:value="140411.16">
            <text:p>140.411</text:p>
          </table:table-cell>
          <table:table-cell office:value-type="float" office:value="1790557.91">
            <text:p>1.790.55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481.39">
            <text:p>-1.481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1481.39">
            <text:p>-1.481</text:p>
          </table:table-cell>
          <table:table-cell office:value-type="float" office:value="1255261.97">
            <text:p>1.255.262</text:p>
          </table:table-cell>
          <table:table-cell office:value-type="float" office:value="192531.47">
            <text:p>192.531</text:p>
          </table:table-cell>
          <table:table-cell office:value-type="float" office:value="42998.56">
            <text:p>42.999</text:p>
          </table:table-cell>
          <table:table-cell office:value-type="float" office:value="20509.91">
            <text:p>20.510</text:p>
          </table:table-cell>
          <table:table-cell table:style-name="ce12" office:value-type="float" office:value="94901">
            <text:p>94.901</text:p>
          </table:table-cell>
          <table:table-cell office:value-type="float" office:value="55253.8">
            <text:p>55.254</text:p>
          </table:table-cell>
          <table:table-cell office:value-type="float" office:value="1661456.71">
            <text:p>1.661.457</text:p>
          </table:table-cell>
          <table:table-cell office:value-type="float" office:value="1659975.32">
            <text:p>1.659.975</text:p>
          </table:table-cell>
          <table:table-cell table:number-columns-repeated="3"/>
          <table:table-cell office:value-type="float" office:value="1659975.32">
            <text:p>1.659.975</text:p>
          </table:table-cell>
          <table:table-cell table:number-columns-repeated="3"/>
          <table:table-cell office:value-type="float" office:value="1659975.32">
            <text:p>1.659.975</text:p>
          </table:table-cell>
          <table:table-cell table:style-name="ce11"/>
          <table:table-cell office:value-type="float" office:value="141195.57">
            <text:p>141.196</text:p>
          </table:table-cell>
          <table:table-cell office:value-type="float" office:value="1801170.89">
            <text:p>1.801.17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101</text:p>
            <draw:g table:end-cell-address="Tabelle1.A539" table:end-x="0.41cm" table:end-y="0.016cm" draw:z-index="67" draw:name="SAPBEXq0001 U13C0F4E5B9043">
              <draw:custom-shape draw:name="SAPBEXq0001 U13C0F4E5B904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4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4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39" table:end-x="0.41cm" table:end-y="0.016cm" draw:z-index="243" draw:name="SAPBEXq0001 U13C0F4CFB1543">
              <draw:custom-shape draw:name="SAPBEXq0001 U13C0F4CFB154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Gesundheitswes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40" table:end-x="0.41cm" table:end-y="0.016cm" draw:z-index="244" draw:name="SAPBEXq0001 U13C0F4CFB1544">
              <draw:custom-shape draw:name="SAPBEXq0001 U13C0F4CFB154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425006.75">
            <text:p>-425.007</text:p>
          </table:table-cell>
          <table:table-cell/>
          <table:table-cell table:style-name="ce12" office:value-type="float" office:value="-407256.16">
            <text:p>-407.256</text:p>
          </table:table-cell>
          <table:table-cell/>
          <table:table-cell office:value-type="float" office:value="-298885.45">
            <text:p>-298.885</text:p>
          </table:table-cell>
          <table:table-cell table:style-name="ce12" office:value-type="float" office:value="-348678.75">
            <text:p>-348.679</text:p>
          </table:table-cell>
          <table:table-cell/>
          <table:table-cell office:value-type="float" office:value="-1479827.11">
            <text:p>-1.479.827</text:p>
          </table:table-cell>
          <table:table-cell office:value-type="float" office:value="5086055.29">
            <text:p>5.086.055</text:p>
          </table:table-cell>
          <table:table-cell office:value-type="float" office:value="557700.74">
            <text:p>557.701</text:p>
          </table:table-cell>
          <table:table-cell office:value-type="float" office:value="521564.64">
            <text:p>521.565</text:p>
          </table:table-cell>
          <table:table-cell office:value-type="float" office:value="159777.26">
            <text:p>159.777</text:p>
          </table:table-cell>
          <table:table-cell table:style-name="ce12" office:value-type="float" office:value="2676419.55">
            <text:p>2.676.420</text:p>
          </table:table-cell>
          <table:table-cell office:value-type="float" office:value="238505.66">
            <text:p>238.506</text:p>
          </table:table-cell>
          <table:table-cell office:value-type="float" office:value="9240023.14">
            <text:p>9.240.023</text:p>
          </table:table-cell>
          <table:table-cell office:value-type="float" office:value="7760196.03">
            <text:p>7.760.196</text:p>
          </table:table-cell>
          <table:table-cell table:number-columns-repeated="3"/>
          <table:table-cell office:value-type="float" office:value="7760196.03">
            <text:p>7.760.196</text:p>
          </table:table-cell>
          <table:table-cell table:number-columns-repeated="3"/>
          <table:table-cell office:value-type="float" office:value="7760196.03">
            <text:p>7.760.196</text:p>
          </table:table-cell>
          <table:table-cell office:value-type="float" office:value="-553047.52">
            <text:p>-553.048</text:p>
          </table:table-cell>
          <table:table-cell office:value-type="float" office:value="780308.55">
            <text:p>780.309</text:p>
          </table:table-cell>
          <table:table-cell office:value-type="float" office:value="7987457.06">
            <text:p>7.987.45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429652.34">
            <text:p>-429.652</text:p>
          </table:table-cell>
          <table:table-cell/>
          <table:table-cell table:style-name="ce12" office:value-type="float" office:value="-433400">
            <text:p>-433.4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405.88">
            <text:p>-212.406</text:p>
          </table:table-cell>
          <table:table-cell table:style-name="ce12" office:value-type="float" office:value="-270300">
            <text:p>-270.300</text:p>
          </table:table-cell>
          <table:table-cell/>
          <table:table-cell office:value-type="float" office:value="-1350858.22">
            <text:p>-1.350.858</text:p>
          </table:table-cell>
          <table:table-cell office:value-type="float" office:value="4874642.07">
            <text:p>4.874.642</text:p>
          </table:table-cell>
          <table:table-cell office:value-type="float" office:value="180959.51">
            <text:p>180.960</text:p>
          </table:table-cell>
          <table:table-cell office:value-type="float" office:value="568869.26">
            <text:p>568.869</text:p>
          </table:table-cell>
          <table:table-cell office:value-type="float" office:value="15276.39">
            <text:p>15.276</text:p>
          </table:table-cell>
          <table:table-cell table:style-name="ce12" office:value-type="float" office:value="2965650">
            <text:p>2.965.650</text:p>
          </table:table-cell>
          <table:table-cell office:value-type="float" office:value="336800">
            <text:p>336.800</text:p>
          </table:table-cell>
          <table:table-cell office:value-type="float" office:value="8942197.23">
            <text:p>8.942.197</text:p>
          </table:table-cell>
          <table:table-cell office:value-type="float" office:value="7591339.01">
            <text:p>7.591.339</text:p>
          </table:table-cell>
          <table:table-cell table:number-columns-repeated="3"/>
          <table:table-cell office:value-type="float" office:value="7591339.01">
            <text:p>7.591.339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591239.01">
            <text:p>7.591.239</text:p>
          </table:table-cell>
          <table:table-cell office:value-type="float" office:value="-508557.92">
            <text:p>-508.558</text:p>
          </table:table-cell>
          <table:table-cell office:value-type="float" office:value="844971.11">
            <text:p>844.971</text:p>
          </table:table-cell>
          <table:table-cell office:value-type="float" office:value="7927652.2">
            <text:p>7.927.65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427800">
            <text:p>-427.800</text:p>
          </table:table-cell>
          <table:table-cell/>
          <table:table-cell table:style-name="ce12" office:value-type="float" office:value="-475700">
            <text:p>-475.7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405.4">
            <text:p>-212.405</text:p>
          </table:table-cell>
          <table:table-cell table:style-name="ce12" office:value-type="float" office:value="-115300">
            <text:p>-115.300</text:p>
          </table:table-cell>
          <table:table-cell/>
          <table:table-cell office:value-type="float" office:value="-1236305.4">
            <text:p>-1.236.305</text:p>
          </table:table-cell>
          <table:table-cell office:value-type="float" office:value="4960863.23">
            <text:p>4.960.863</text:p>
          </table:table-cell>
          <table:table-cell office:value-type="float" office:value="240420.88">
            <text:p>240.421</text:p>
          </table:table-cell>
          <table:table-cell office:value-type="float" office:value="592603.07">
            <text:p>592.603</text:p>
          </table:table-cell>
          <table:table-cell office:value-type="float" office:value="2465.25">
            <text:p>2.465</text:p>
          </table:table-cell>
          <table:table-cell table:style-name="ce12" office:value-type="float" office:value="2955650">
            <text:p>2.955.650</text:p>
          </table:table-cell>
          <table:table-cell office:value-type="float" office:value="336250">
            <text:p>336.250</text:p>
          </table:table-cell>
          <table:table-cell office:value-type="float" office:value="9088252.43">
            <text:p>9.088.252</text:p>
          </table:table-cell>
          <table:table-cell office:value-type="float" office:value="7851947.03">
            <text:p>7.851.947</text:p>
          </table:table-cell>
          <table:table-cell table:number-columns-repeated="3"/>
          <table:table-cell office:value-type="float" office:value="7851947.03">
            <text:p>7.851.94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851847.03">
            <text:p>7.851.847</text:p>
          </table:table-cell>
          <table:table-cell office:value-type="float" office:value="-503432.92">
            <text:p>-503.433</text:p>
          </table:table-cell>
          <table:table-cell office:value-type="float" office:value="827688.47">
            <text:p>827.688</text:p>
          </table:table-cell>
          <table:table-cell office:value-type="float" office:value="8176102.58">
            <text:p>8.176.10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6567.21">
            <text:p>-26.567</text:p>
          </table:table-cell>
          <table:table-cell/>
          <table:table-cell table:style-name="ce12" office:value-type="float" office:value="-475200">
            <text:p>-475.2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600">
            <text:p>-212.600</text:p>
          </table:table-cell>
          <table:table-cell table:style-name="ce12" office:value-type="float" office:value="-115300">
            <text:p>-115.300</text:p>
          </table:table-cell>
          <table:table-cell/>
          <table:table-cell office:value-type="float" office:value="-834767.21">
            <text:p>-834.767</text:p>
          </table:table-cell>
          <table:table-cell office:value-type="float" office:value="4975381.6">
            <text:p>4.975.382</text:p>
          </table:table-cell>
          <table:table-cell office:value-type="float" office:value="175297.72">
            <text:p>175.298</text:p>
          </table:table-cell>
          <table:table-cell office:value-type="float" office:value="590471.4">
            <text:p>590.471</text:p>
          </table:table-cell>
          <table:table-cell office:value-type="float" office:value="155241.16">
            <text:p>155.241</text:p>
          </table:table-cell>
          <table:table-cell table:style-name="ce12" office:value-type="float" office:value="2520350">
            <text:p>2.520.350</text:p>
          </table:table-cell>
          <table:table-cell office:value-type="float" office:value="335559.32">
            <text:p>335.559</text:p>
          </table:table-cell>
          <table:table-cell office:value-type="float" office:value="8752301.2">
            <text:p>8.752.301</text:p>
          </table:table-cell>
          <table:table-cell office:value-type="float" office:value="7917533.99">
            <text:p>7.917.534</text:p>
          </table:table-cell>
          <table:table-cell table:number-columns-repeated="3"/>
          <table:table-cell office:value-type="float" office:value="7917533.99">
            <text:p>7.917.53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917433.99">
            <text:p>7.917.434</text:p>
          </table:table-cell>
          <table:table-cell office:value-type="float" office:value="-472236.6">
            <text:p>-472.237</text:p>
          </table:table-cell>
          <table:table-cell office:value-type="float" office:value="696868.15">
            <text:p>696.868</text:p>
          </table:table-cell>
          <table:table-cell office:value-type="float" office:value="8142065.54">
            <text:p>8.142.06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5919.3">
            <text:p>-25.919</text:p>
          </table:table-cell>
          <table:table-cell/>
          <table:table-cell table:style-name="ce12" office:value-type="float" office:value="-475200">
            <text:p>-475.2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600">
            <text:p>-212.600</text:p>
          </table:table-cell>
          <table:table-cell table:style-name="ce12" office:value-type="float" office:value="-115300">
            <text:p>-115.300</text:p>
          </table:table-cell>
          <table:table-cell/>
          <table:table-cell office:value-type="float" office:value="-834119.3">
            <text:p>-834.119</text:p>
          </table:table-cell>
          <table:table-cell office:value-type="float" office:value="5053430.76">
            <text:p>5.053.431</text:p>
          </table:table-cell>
          <table:table-cell office:value-type="float" office:value="256487.12">
            <text:p>256.487</text:p>
          </table:table-cell>
          <table:table-cell office:value-type="float" office:value="590482.94">
            <text:p>590.483</text:p>
          </table:table-cell>
          <table:table-cell office:value-type="float" office:value="154977.73">
            <text:p>154.978</text:p>
          </table:table-cell>
          <table:table-cell table:style-name="ce12" office:value-type="float" office:value="2495350">
            <text:p>2.495.350</text:p>
          </table:table-cell>
          <table:table-cell office:value-type="float" office:value="336614.96">
            <text:p>336.615</text:p>
          </table:table-cell>
          <table:table-cell office:value-type="float" office:value="8887343.51">
            <text:p>8.887.344</text:p>
          </table:table-cell>
          <table:table-cell office:value-type="float" office:value="8053224.21">
            <text:p>8.053.224</text:p>
          </table:table-cell>
          <table:table-cell table:number-columns-repeated="3"/>
          <table:table-cell office:value-type="float" office:value="8053224.21">
            <text:p>8.053.22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053124.21">
            <text:p>8.053.124</text:p>
          </table:table-cell>
          <table:table-cell office:value-type="float" office:value="-475727.62">
            <text:p>-475.728</text:p>
          </table:table-cell>
          <table:table-cell office:value-type="float" office:value="704358.18">
            <text:p>704.358</text:p>
          </table:table-cell>
          <table:table-cell office:value-type="float" office:value="8281754.77">
            <text:p>8.281.75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4932.53">
            <text:p>-24.933</text:p>
          </table:table-cell>
          <table:table-cell/>
          <table:table-cell table:style-name="ce12" office:value-type="float" office:value="-475200">
            <text:p>-475.2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600">
            <text:p>-212.600</text:p>
          </table:table-cell>
          <table:table-cell table:style-name="ce12" office:value-type="float" office:value="-115300">
            <text:p>-115.300</text:p>
          </table:table-cell>
          <table:table-cell/>
          <table:table-cell office:value-type="float" office:value="-833132.53">
            <text:p>-833.133</text:p>
          </table:table-cell>
          <table:table-cell office:value-type="float" office:value="5062947">
            <text:p>5.062.947</text:p>
          </table:table-cell>
          <table:table-cell office:value-type="float" office:value="253333.04">
            <text:p>253.333</text:p>
          </table:table-cell>
          <table:table-cell office:value-type="float" office:value="590482.94">
            <text:p>590.483</text:p>
          </table:table-cell>
          <table:table-cell office:value-type="float" office:value="154437.19">
            <text:p>154.437</text:p>
          </table:table-cell>
          <table:table-cell table:style-name="ce12" office:value-type="float" office:value="2445350">
            <text:p>2.445.350</text:p>
          </table:table-cell>
          <table:table-cell office:value-type="float" office:value="336278.12">
            <text:p>336.278</text:p>
          </table:table-cell>
          <table:table-cell office:value-type="float" office:value="8842828.29">
            <text:p>8.842.828</text:p>
          </table:table-cell>
          <table:table-cell office:value-type="float" office:value="8009695.76">
            <text:p>8.009.696</text:p>
          </table:table-cell>
          <table:table-cell table:number-columns-repeated="3"/>
          <table:table-cell office:value-type="float" office:value="8009695.76">
            <text:p>8.009.696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009595.76">
            <text:p>8.009.596</text:p>
          </table:table-cell>
          <table:table-cell office:value-type="float" office:value="-475727.62">
            <text:p>-475.728</text:p>
          </table:table-cell>
          <table:table-cell office:value-type="float" office:value="702847.18">
            <text:p>702.847</text:p>
          </table:table-cell>
          <table:table-cell office:value-type="float" office:value="8236715.32">
            <text:p>8.236.71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4889.15">
            <text:p>-24.889</text:p>
          </table:table-cell>
          <table:table-cell/>
          <table:table-cell table:style-name="ce12" office:value-type="float" office:value="-475200">
            <text:p>-475.200</text:p>
          </table:table-cell>
          <table:table-cell table:style-name="ce12" office:value-type="float" office:value="-5100">
            <text:p>-5.100</text:p>
          </table:table-cell>
          <table:table-cell office:value-type="float" office:value="-212600">
            <text:p>-212.600</text:p>
          </table:table-cell>
          <table:table-cell table:style-name="ce12" office:value-type="float" office:value="-115300">
            <text:p>-115.300</text:p>
          </table:table-cell>
          <table:table-cell/>
          <table:table-cell office:value-type="float" office:value="-833089.15">
            <text:p>-833.089</text:p>
          </table:table-cell>
          <table:table-cell office:value-type="float" office:value="5057029.83">
            <text:p>5.057.030</text:p>
          </table:table-cell>
          <table:table-cell office:value-type="float" office:value="254149.6">
            <text:p>254.150</text:p>
          </table:table-cell>
          <table:table-cell office:value-type="float" office:value="590471.4">
            <text:p>590.471</text:p>
          </table:table-cell>
          <table:table-cell office:value-type="float" office:value="154692.42">
            <text:p>154.692</text:p>
          </table:table-cell>
          <table:table-cell table:style-name="ce12" office:value-type="float" office:value="2445350">
            <text:p>2.445.350</text:p>
          </table:table-cell>
          <table:table-cell office:value-type="float" office:value="336296.36">
            <text:p>336.296</text:p>
          </table:table-cell>
          <table:table-cell office:value-type="float" office:value="8837989.61">
            <text:p>8.837.990</text:p>
          </table:table-cell>
          <table:table-cell office:value-type="float" office:value="8004900.46">
            <text:p>8.004.900</text:p>
          </table:table-cell>
          <table:table-cell table:number-columns-repeated="3"/>
          <table:table-cell office:value-type="float" office:value="8004900.46">
            <text:p>8.004.90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004800.46">
            <text:p>8.004.800</text:p>
          </table:table-cell>
          <table:table-cell office:value-type="float" office:value="-475727.62">
            <text:p>-475.728</text:p>
          </table:table-cell>
          <table:table-cell office:value-type="float" office:value="705396.92">
            <text:p>705.397</text:p>
          </table:table-cell>
          <table:table-cell office:value-type="float" office:value="8234469.76">
            <text:p>8.234.47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102</text:p>
            <draw:g table:end-cell-address="Tabelle1.A547" table:end-x="0.41cm" table:end-y="0.016cm" draw:z-index="68" draw:name="SAPBEXq0001 U13C0F4E5B9044">
              <draw:custom-shape draw:name="SAPBEXq0001 U13C0F4E5B904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04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04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47" table:end-x="0.41cm" table:end-y="0.016cm" draw:z-index="245" draw:name="SAPBEXq0001 U13C0F4CFB1544">
              <draw:custom-shape draw:name="SAPBEXq0001 U13C0F4CFB154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54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54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Medizinische Mikrobiologi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48" table:end-x="0.41cm" table:end-y="0.016cm" draw:z-index="246" draw:name="SAPBEXq0001 U13C0F4CFB1645">
              <draw:custom-shape draw:name="SAPBEXq0001 U13C0F4CFB164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3723188.44">
            <text:p>-3.723.188</text:p>
          </table:table-cell>
          <table:table-cell table:style-name="ce11"/>
          <table:table-cell table:style-name="ce12" office:value-type="float" office:value="-76.95">
            <text:p>-77</text:p>
          </table:table-cell>
          <table:table-cell/>
          <table:table-cell office:value-type="float" office:value="-3723265.39">
            <text:p>-3.723.265</text:p>
          </table:table-cell>
          <table:table-cell office:value-type="float" office:value="1319323.61">
            <text:p>1.319.324</text:p>
          </table:table-cell>
          <table:table-cell table:style-name="ce11"/>
          <table:table-cell office:value-type="float" office:value="631973.55">
            <text:p>631.974</text:p>
          </table:table-cell>
          <table:table-cell office:value-type="float" office:value="56959.5">
            <text:p>56.960</text:p>
          </table:table-cell>
          <table:table-cell/>
          <table:table-cell office:value-type="float" office:value="1239521.24">
            <text:p>1.239.521</text:p>
          </table:table-cell>
          <table:table-cell office:value-type="float" office:value="3247777.9">
            <text:p>3.247.778</text:p>
          </table:table-cell>
          <table:table-cell office:value-type="float" office:value="-475487.49">
            <text:p>-475.487</text:p>
          </table:table-cell>
          <table:table-cell table:number-columns-repeated="3"/>
          <table:table-cell office:value-type="float" office:value="-475487.49">
            <text:p>-475.487</text:p>
          </table:table-cell>
          <table:table-cell table:number-columns-repeated="3"/>
          <table:table-cell office:value-type="float" office:value="-475487.49">
            <text:p>-475.487</text:p>
          </table:table-cell>
          <table:table-cell office:value-type="float" office:value="-6387.54">
            <text:p>-6.388</text:p>
          </table:table-cell>
          <table:table-cell office:value-type="float" office:value="189625.4">
            <text:p>189.625</text:p>
          </table:table-cell>
          <table:table-cell office:value-type="float" office:value="-292249.63">
            <text:p>-292.25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2680000">
            <text:p>-2.680.000</text:p>
          </table:table-cell>
          <table:table-cell table:style-name="ce11"/>
          <table:table-cell table:number-columns-repeated="2"/>
          <table:table-cell office:value-type="float" office:value="-2680000">
            <text:p>-2.680.000</text:p>
          </table:table-cell>
          <table:table-cell office:value-type="float" office:value="1076619.75">
            <text:p>1.076.620</text:p>
          </table:table-cell>
          <table:table-cell table:style-name="ce11"/>
          <table:table-cell office:value-type="float" office:value="552200.64">
            <text:p>552.201</text:p>
          </table:table-cell>
          <table:table-cell office:value-type="float" office:value="11172.33">
            <text:p>11.172</text:p>
          </table:table-cell>
          <table:table-cell/>
          <table:table-cell office:value-type="float" office:value="1215604">
            <text:p>1.215.604</text:p>
          </table:table-cell>
          <table:table-cell office:value-type="float" office:value="2855596.72">
            <text:p>2.855.597</text:p>
          </table:table-cell>
          <table:table-cell office:value-type="float" office:value="175596.72">
            <text:p>175.597</text:p>
          </table:table-cell>
          <table:table-cell table:number-columns-repeated="3"/>
          <table:table-cell office:value-type="float" office:value="175596.72">
            <text:p>175.597</text:p>
          </table:table-cell>
          <table:table-cell table:number-columns-repeated="3"/>
          <table:table-cell office:value-type="float" office:value="175596.72">
            <text:p>175.597</text:p>
          </table:table-cell>
          <table:table-cell office:value-type="float" office:value="-6000">
            <text:p>-6.000</text:p>
          </table:table-cell>
          <table:table-cell office:value-type="float" office:value="180233.4">
            <text:p>180.233</text:p>
          </table:table-cell>
          <table:table-cell office:value-type="float" office:value="349830.12">
            <text:p>349.83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office:value-type="float" office:value="198.12">
            <text:p>198</text:p>
          </table:table-cell>
          <table:table-cell table:style-name="ce11"/>
          <table:table-cell office:value-type="float" office:value="29500">
            <text:p>29.500</text:p>
          </table:table-cell>
          <table:table-cell office:value-type="float" office:value="9162.5">
            <text:p>9.163</text:p>
          </table:table-cell>
          <table:table-cell/>
          <table:table-cell office:value-type="float" office:value="122964">
            <text:p>122.964</text:p>
          </table:table-cell>
          <table:table-cell table:number-columns-repeated="2" office:value-type="float" office:value="161824.62">
            <text:p>161.825</text:p>
          </table:table-cell>
          <table:table-cell table:number-columns-repeated="3"/>
          <table:table-cell office:value-type="float" office:value="161824.62">
            <text:p>161.825</text:p>
          </table:table-cell>
          <table:table-cell table:number-columns-repeated="3"/>
          <table:table-cell office:value-type="float" office:value="161824.62">
            <text:p>161.825</text:p>
          </table:table-cell>
          <table:table-cell table:style-name="ce11"/>
          <table:table-cell office:value-type="float" office:value="8000.42">
            <text:p>8.000</text:p>
          </table:table-cell>
          <table:table-cell office:value-type="float" office:value="169825.04">
            <text:p>169.82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64552">
            <text:p>64.552</text:p>
          </table:table-cell>
          <table:table-cell table:number-columns-repeated="3"/>
          <table:table-cell office:value-type="float" office:value="64552">
            <text:p>64.552</text:p>
          </table:table-cell>
          <table:table-cell table:number-columns-repeated="3"/>
          <table:table-cell office:value-type="float" office:value="64552">
            <text:p>64.552</text:p>
          </table:table-cell>
          <table:table-cell table:style-name="ce11"/>
          <table:table-cell office:value-type="float" office:value="1793.28">
            <text:p>1.793</text:p>
          </table:table-cell>
          <table:table-cell office:value-type="float" office:value="66345.28">
            <text:p>66.34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5" office:value-type="string">
            <text:p>4201</text:p>
            <draw:g table:end-cell-address="Tabelle1.A555" table:end-x="0.41cm" table:end-y="0.016cm" draw:z-index="69" draw:name="SAPBEXq0001 U13C0F7D5F545">
              <draw:custom-shape draw:name="SAPBEXq0001 U13C0F7D5F54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55" table:end-x="0.41cm" table:end-y="0.016cm" draw:z-index="247" draw:name="SAPBEXq0001 U13C0F4CFB1645">
              <draw:custom-shape draw:name="SAPBEXq0001 U13C0F4CFB164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porteinrichtungen, Bereitst. u. Betrieb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56" table:end-x="0.41cm" table:end-y="0.016cm" draw:z-index="248" draw:name="SAPBEXq0001 U13C0F4CFB1646">
              <draw:custom-shape draw:name="SAPBEXq0001 U13C0F4CFB164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028746.85">
            <text:p>-1.028.747</text:p>
          </table:table-cell>
          <table:table-cell table:number-columns-repeated="2"/>
          <table:table-cell table:style-name="ce12" office:value-type="float" office:value="-346453.06">
            <text:p>-346.453</text:p>
          </table:table-cell>
          <table:table-cell office:value-type="float" office:value="-244.17">
            <text:p>-244</text:p>
          </table:table-cell>
          <table:table-cell table:style-name="ce12" office:value-type="float" office:value="-107614.09">
            <text:p>-107.614</text:p>
          </table:table-cell>
          <table:table-cell/>
          <table:table-cell office:value-type="float" office:value="-1483058.17">
            <text:p>-1.483.058</text:p>
          </table:table-cell>
          <table:table-cell office:value-type="float" office:value="3289496.02">
            <text:p>3.289.496</text:p>
          </table:table-cell>
          <table:table-cell office:value-type="float" office:value="228020.68">
            <text:p>228.021</text:p>
          </table:table-cell>
          <table:table-cell office:value-type="float" office:value="5558688.26">
            <text:p>5.558.688</text:p>
          </table:table-cell>
          <table:table-cell office:value-type="float" office:value="2605045.05">
            <text:p>2.605.045</text:p>
          </table:table-cell>
          <table:table-cell/>
          <table:table-cell office:value-type="float" office:value="1390.4">
            <text:p>1.390</text:p>
          </table:table-cell>
          <table:table-cell office:value-type="float" office:value="11682640.41">
            <text:p>11.682.640</text:p>
          </table:table-cell>
          <table:table-cell office:value-type="float" office:value="10199582.24">
            <text:p>10.199.582</text:p>
          </table:table-cell>
          <table:table-cell/>
          <table:table-cell table:style-name="ce12" office:value-type="float" office:value="158847.76">
            <text:p>158.848</text:p>
          </table:table-cell>
          <table:table-cell table:style-name="ce13" office:value-type="float" office:value="158847.76">
            <text:p>158.848</text:p>
          </table:table-cell>
          <table:table-cell office:value-type="float" office:value="10358430">
            <text:p>10.358.430</text:p>
          </table:table-cell>
          <table:table-cell table:style-name="ce12" office:value-type="float" office:value="7.44">
            <text:p>7</text:p>
          </table:table-cell>
          <table:table-cell table:style-name="ce12" office:value-type="float" office:value="-13.89">
            <text:p>-14</text:p>
          </table:table-cell>
          <table:table-cell table:style-name="ce13" office:value-type="float" office:value="-6.45">
            <text:p>-6</text:p>
          </table:table-cell>
          <table:table-cell office:value-type="float" office:value="10358423.55">
            <text:p>10.358.424</text:p>
          </table:table-cell>
          <table:table-cell office:value-type="float" office:value="-749819.09">
            <text:p>-749.819</text:p>
          </table:table-cell>
          <table:table-cell office:value-type="float" office:value="591888.01">
            <text:p>591.888</text:p>
          </table:table-cell>
          <table:table-cell office:value-type="float" office:value="10200492.47">
            <text:p>10.200.49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36396.82">
            <text:p>-336.397</text:p>
          </table:table-cell>
          <table:table-cell table:number-columns-repeated="2"/>
          <table:table-cell table:style-name="ce12" office:value-type="float" office:value="-399985">
            <text:p>-399.985</text:p>
          </table:table-cell>
          <table:table-cell office:value-type="float" office:value="-89.52">
            <text:p>-90</text:p>
          </table:table-cell>
          <table:table-cell table:style-name="ce12" office:value-type="float" office:value="-543800">
            <text:p>-543.800</text:p>
          </table:table-cell>
          <table:table-cell/>
          <table:table-cell office:value-type="float" office:value="-1280271.34">
            <text:p>-1.280.271</text:p>
          </table:table-cell>
          <table:table-cell office:value-type="float" office:value="2121262.42">
            <text:p>2.121.262</text:p>
          </table:table-cell>
          <table:table-cell office:value-type="float" office:value="77571.21">
            <text:p>77.571</text:p>
          </table:table-cell>
          <table:table-cell office:value-type="float" office:value="4645954.44">
            <text:p>4.645.954</text:p>
          </table:table-cell>
          <table:table-cell office:value-type="float" office:value="1820790.17">
            <text:p>1.820.790</text:p>
          </table:table-cell>
          <table:table-cell table:style-name="ce12" office:value-type="float" office:value="89250">
            <text:p>89.250</text:p>
          </table:table-cell>
          <table:table-cell office:value-type="float" office:value="750187.36">
            <text:p>750.187</text:p>
          </table:table-cell>
          <table:table-cell office:value-type="float" office:value="9505015.6">
            <text:p>9.505.016</text:p>
          </table:table-cell>
          <table:table-cell office:value-type="float" office:value="8224744.26">
            <text:p>8.224.744</text:p>
          </table:table-cell>
          <table:table-cell/>
          <table:table-cell table:style-name="ce12" office:value-type="float" office:value="77660">
            <text:p>77.660</text:p>
          </table:table-cell>
          <table:table-cell table:style-name="ce13" office:value-type="float" office:value="77660">
            <text:p>77.660</text:p>
          </table:table-cell>
          <table:table-cell office:value-type="float" office:value="8302404.26">
            <text:p>8.302.40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302304.26">
            <text:p>8.302.304</text:p>
          </table:table-cell>
          <table:table-cell office:value-type="float" office:value="-482543.35">
            <text:p>-482.543</text:p>
          </table:table-cell>
          <table:table-cell office:value-type="float" office:value="3398552.14">
            <text:p>3.398.552</text:p>
          </table:table-cell>
          <table:table-cell office:value-type="float" office:value="11218313.05">
            <text:p>11.218.31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90487.11">
            <text:p>-190.487</text:p>
          </table:table-cell>
          <table:table-cell table:number-columns-repeated="2"/>
          <table:table-cell table:style-name="ce12" office:value-type="float" office:value="-396800">
            <text:p>-396.800</text:p>
          </table:table-cell>
          <table:table-cell office:value-type="float" office:value="-89.52">
            <text:p>-90</text:p>
          </table:table-cell>
          <table:table-cell table:style-name="ce12" office:value-type="float" office:value="-543800">
            <text:p>-543.800</text:p>
          </table:table-cell>
          <table:table-cell/>
          <table:table-cell office:value-type="float" office:value="-1131176.63">
            <text:p>-1.131.177</text:p>
          </table:table-cell>
          <table:table-cell office:value-type="float" office:value="2251767.66">
            <text:p>2.251.768</text:p>
          </table:table-cell>
          <table:table-cell office:value-type="float" office:value="102042">
            <text:p>102.042</text:p>
          </table:table-cell>
          <table:table-cell office:value-type="float" office:value="5458300.59">
            <text:p>5.458.301</text:p>
          </table:table-cell>
          <table:table-cell office:value-type="float" office:value="1178494.99">
            <text:p>1.178.495</text:p>
          </table:table-cell>
          <table:table-cell table:style-name="ce12" office:value-type="float" office:value="40000">
            <text:p>40.000</text:p>
          </table:table-cell>
          <table:table-cell office:value-type="float" office:value="689327.36">
            <text:p>689.327</text:p>
          </table:table-cell>
          <table:table-cell office:value-type="float" office:value="9719932.6">
            <text:p>9.719.933</text:p>
          </table:table-cell>
          <table:table-cell office:value-type="float" office:value="8588755.97">
            <text:p>8.588.756</text:p>
          </table:table-cell>
          <table:table-cell/>
          <table:table-cell table:style-name="ce12" office:value-type="float" office:value="76280">
            <text:p>76.280</text:p>
          </table:table-cell>
          <table:table-cell table:style-name="ce13" office:value-type="float" office:value="76280">
            <text:p>76.280</text:p>
          </table:table-cell>
          <table:table-cell office:value-type="float" office:value="8665035.97">
            <text:p>8.665.036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664935.97">
            <text:p>8.664.936</text:p>
          </table:table-cell>
          <table:table-cell office:value-type="float" office:value="-482195.1">
            <text:p>-482.195</text:p>
          </table:table-cell>
          <table:table-cell office:value-type="float" office:value="3099559.67">
            <text:p>3.099.560</text:p>
          </table:table-cell>
          <table:table-cell office:value-type="float" office:value="11282300.54">
            <text:p>11.282.30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758591.26">
            <text:p>-758.591</text:p>
          </table:table-cell>
          <table:table-cell table:number-columns-repeated="2"/>
          <table:table-cell table:style-name="ce12" office:value-type="float" office:value="-396766">
            <text:p>-396.76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155457.26">
            <text:p>-1.155.457</text:p>
          </table:table-cell>
          <table:table-cell office:value-type="float" office:value="2210548.63">
            <text:p>2.210.549</text:p>
          </table:table-cell>
          <table:table-cell office:value-type="float" office:value="81025.64">
            <text:p>81.026</text:p>
          </table:table-cell>
          <table:table-cell office:value-type="float" office:value="3573482.13">
            <text:p>3.573.482</text:p>
          </table:table-cell>
          <table:table-cell office:value-type="float" office:value="2384843.86">
            <text:p>2.384.844</text:p>
          </table:table-cell>
          <table:table-cell table:style-name="ce12" office:value-type="float" office:value="125000">
            <text:p>125.000</text:p>
          </table:table-cell>
          <table:table-cell office:value-type="float" office:value="730995.8">
            <text:p>730.996</text:p>
          </table:table-cell>
          <table:table-cell office:value-type="float" office:value="9105896.06">
            <text:p>9.105.896</text:p>
          </table:table-cell>
          <table:table-cell office:value-type="float" office:value="7950438.8">
            <text:p>7.950.439</text:p>
          </table:table-cell>
          <table:table-cell/>
          <table:table-cell table:style-name="ce12" office:value-type="float" office:value="76280">
            <text:p>76.280</text:p>
          </table:table-cell>
          <table:table-cell table:style-name="ce13" office:value-type="float" office:value="76280">
            <text:p>76.280</text:p>
          </table:table-cell>
          <table:table-cell office:value-type="float" office:value="8026718.8">
            <text:p>8.026.719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026618.8">
            <text:p>8.026.619</text:p>
          </table:table-cell>
          <table:table-cell office:value-type="float" office:value="-503506.84">
            <text:p>-503.507</text:p>
          </table:table-cell>
          <table:table-cell office:value-type="float" office:value="2705189.73">
            <text:p>2.705.190</text:p>
          </table:table-cell>
          <table:table-cell office:value-type="float" office:value="10228301.69">
            <text:p>10.228.30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66080.85">
            <text:p>-666.081</text:p>
          </table:table-cell>
          <table:table-cell table:number-columns-repeated="2"/>
          <table:table-cell table:style-name="ce12" office:value-type="float" office:value="-321766">
            <text:p>-321.76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987946.85">
            <text:p>-987.947</text:p>
          </table:table-cell>
          <table:table-cell office:value-type="float" office:value="2066561.48">
            <text:p>2.066.561</text:p>
          </table:table-cell>
          <table:table-cell office:value-type="float" office:value="118574.92">
            <text:p>118.575</text:p>
          </table:table-cell>
          <table:table-cell office:value-type="float" office:value="3553072.14">
            <text:p>3.553.072</text:p>
          </table:table-cell>
          <table:table-cell office:value-type="float" office:value="2353462.53">
            <text:p>2.353.463</text:p>
          </table:table-cell>
          <table:table-cell/>
          <table:table-cell office:value-type="float" office:value="576477">
            <text:p>576.477</text:p>
          </table:table-cell>
          <table:table-cell office:value-type="float" office:value="8668148.07">
            <text:p>8.668.148</text:p>
          </table:table-cell>
          <table:table-cell office:value-type="float" office:value="7680201.22">
            <text:p>7.680.201</text:p>
          </table:table-cell>
          <table:table-cell/>
          <table:table-cell table:style-name="ce12" office:value-type="float" office:value="76280">
            <text:p>76.280</text:p>
          </table:table-cell>
          <table:table-cell table:style-name="ce13" office:value-type="float" office:value="76280">
            <text:p>76.280</text:p>
          </table:table-cell>
          <table:table-cell office:value-type="float" office:value="7756481.22">
            <text:p>7.756.48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756381.22">
            <text:p>7.756.381</text:p>
          </table:table-cell>
          <table:table-cell office:value-type="float" office:value="-503568.52">
            <text:p>-503.569</text:p>
          </table:table-cell>
          <table:table-cell office:value-type="float" office:value="2702381.7">
            <text:p>2.702.382</text:p>
          </table:table-cell>
          <table:table-cell office:value-type="float" office:value="9955194.4">
            <text:p>9.955.19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72124.1">
            <text:p>-672.124</text:p>
          </table:table-cell>
          <table:table-cell table:number-columns-repeated="2"/>
          <table:table-cell table:style-name="ce12" office:value-type="float" office:value="-321766">
            <text:p>-321.76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993990.1">
            <text:p>-993.990</text:p>
          </table:table-cell>
          <table:table-cell office:value-type="float" office:value="2061128.66">
            <text:p>2.061.129</text:p>
          </table:table-cell>
          <table:table-cell office:value-type="float" office:value="117145.32">
            <text:p>117.145</text:p>
          </table:table-cell>
          <table:table-cell office:value-type="float" office:value="3532522.14">
            <text:p>3.532.522</text:p>
          </table:table-cell>
          <table:table-cell office:value-type="float" office:value="2305460.54">
            <text:p>2.305.461</text:p>
          </table:table-cell>
          <table:table-cell/>
          <table:table-cell office:value-type="float" office:value="576323.76">
            <text:p>576.324</text:p>
          </table:table-cell>
          <table:table-cell office:value-type="float" office:value="8592580.42">
            <text:p>8.592.580</text:p>
          </table:table-cell>
          <table:table-cell office:value-type="float" office:value="7598590.32">
            <text:p>7.598.590</text:p>
          </table:table-cell>
          <table:table-cell/>
          <table:table-cell table:style-name="ce12" office:value-type="float" office:value="76280">
            <text:p>76.280</text:p>
          </table:table-cell>
          <table:table-cell table:style-name="ce13" office:value-type="float" office:value="76280">
            <text:p>76.280</text:p>
          </table:table-cell>
          <table:table-cell office:value-type="float" office:value="7674870.32">
            <text:p>7.674.87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674770.32">
            <text:p>7.674.770</text:p>
          </table:table-cell>
          <table:table-cell office:value-type="float" office:value="-503507.2">
            <text:p>-503.507</text:p>
          </table:table-cell>
          <table:table-cell office:value-type="float" office:value="2694611.77">
            <text:p>2.694.612</text:p>
          </table:table-cell>
          <table:table-cell office:value-type="float" office:value="9865874.89">
            <text:p>9.865.87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76995.05">
            <text:p>-676.995</text:p>
          </table:table-cell>
          <table:table-cell table:number-columns-repeated="2"/>
          <table:table-cell table:style-name="ce12" office:value-type="float" office:value="-321766">
            <text:p>-321.76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998861.05">
            <text:p>-998.861</text:p>
          </table:table-cell>
          <table:table-cell office:value-type="float" office:value="2068893.08">
            <text:p>2.068.893</text:p>
          </table:table-cell>
          <table:table-cell office:value-type="float" office:value="117561.02">
            <text:p>117.561</text:p>
          </table:table-cell>
          <table:table-cell office:value-type="float" office:value="3511838.13">
            <text:p>3.511.838</text:p>
          </table:table-cell>
          <table:table-cell office:value-type="float" office:value="2286816.72">
            <text:p>2.286.817</text:p>
          </table:table-cell>
          <table:table-cell/>
          <table:table-cell office:value-type="float" office:value="576332.4">
            <text:p>576.332</text:p>
          </table:table-cell>
          <table:table-cell office:value-type="float" office:value="8561441.35">
            <text:p>8.561.441</text:p>
          </table:table-cell>
          <table:table-cell office:value-type="float" office:value="7562580.3">
            <text:p>7.562.580</text:p>
          </table:table-cell>
          <table:table-cell/>
          <table:table-cell table:style-name="ce12" office:value-type="float" office:value="76280">
            <text:p>76.280</text:p>
          </table:table-cell>
          <table:table-cell table:style-name="ce13" office:value-type="float" office:value="76280">
            <text:p>76.280</text:p>
          </table:table-cell>
          <table:table-cell office:value-type="float" office:value="7638860.3">
            <text:p>7.638.86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638760.3">
            <text:p>7.638.760</text:p>
          </table:table-cell>
          <table:table-cell office:value-type="float" office:value="-503507.28">
            <text:p>-503.507</text:p>
          </table:table-cell>
          <table:table-cell office:value-type="float" office:value="2696724.45">
            <text:p>2.696.724</text:p>
          </table:table-cell>
          <table:table-cell office:value-type="float" office:value="9831977.47">
            <text:p>9.831.97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202</text:p>
            <draw:g table:end-cell-address="Tabelle1.A563" table:end-x="0.41cm" table:end-y="0.016cm" draw:z-index="70" draw:name="SAPBEXq0001 U13C0F7D5F546">
              <draw:custom-shape draw:name="SAPBEXq0001 U13C0F7D5F54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63" table:end-x="0.41cm" table:end-y="0.016cm" draw:z-index="249" draw:name="SAPBEXq0001 U13C0F4CFB1646">
              <draw:custom-shape draw:name="SAPBEXq0001 U13C0F4CFB164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äder, Bereitst. u. Betrieb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64" table:end-x="0.41cm" table:end-y="0.016cm" draw:z-index="250" draw:name="SAPBEXq0001 U13C0F4CFB1647">
              <draw:custom-shape draw:name="SAPBEXq0001 U13C0F4CFB164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82468.39">
            <text:p>-182.468</text:p>
          </table:table-cell>
          <table:table-cell table:number-columns-repeated="2"/>
          <table:table-cell table:style-name="ce12" office:value-type="float" office:value="-1184859.97">
            <text:p>-1.184.860</text:p>
          </table:table-cell>
          <table:table-cell office:value-type="float" office:value="-307609.66">
            <text:p>-307.610</text:p>
          </table:table-cell>
          <table:table-cell table:style-name="ce12" office:value-type="float" office:value="-36848.37">
            <text:p>-36.848</text:p>
          </table:table-cell>
          <table:table-cell/>
          <table:table-cell office:value-type="float" office:value="-1711786.39">
            <text:p>-1.711.786</text:p>
          </table:table-cell>
          <table:table-cell office:value-type="float" office:value="4779582.46">
            <text:p>4.779.582</text:p>
          </table:table-cell>
          <table:table-cell office:value-type="float" office:value="66307.57">
            <text:p>66.308</text:p>
          </table:table-cell>
          <table:table-cell office:value-type="float" office:value="4572335.67">
            <text:p>4.572.336</text:p>
          </table:table-cell>
          <table:table-cell office:value-type="float" office:value="765091.12">
            <text:p>765.091</text:p>
          </table:table-cell>
          <table:table-cell/>
          <table:table-cell office:value-type="float" office:value="93062.31">
            <text:p>93.062</text:p>
          </table:table-cell>
          <table:table-cell office:value-type="float" office:value="10276379.13">
            <text:p>10.276.379</text:p>
          </table:table-cell>
          <table:table-cell office:value-type="float" office:value="8564592.74">
            <text:p>8.564.593</text:p>
          </table:table-cell>
          <table:table-cell table:number-columns-repeated="3"/>
          <table:table-cell office:value-type="float" office:value="8564592.74">
            <text:p>8.564.593</text:p>
          </table:table-cell>
          <table:table-cell table:style-name="ce12" office:value-type="float" office:value="-4.93">
            <text:p>-5</text:p>
          </table:table-cell>
          <table:table-cell table:style-name="ce12" office:value-type="float" office:value="9.06">
            <text:p>9</text:p>
          </table:table-cell>
          <table:table-cell table:style-name="ce13" office:value-type="float" office:value="4.13">
            <text:p>4</text:p>
          </table:table-cell>
          <table:table-cell office:value-type="float" office:value="8564596.87">
            <text:p>8.564.597</text:p>
          </table:table-cell>
          <table:table-cell office:value-type="float" office:value="-376800.5">
            <text:p>-376.801</text:p>
          </table:table-cell>
          <table:table-cell office:value-type="float" office:value="651555.19">
            <text:p>651.555</text:p>
          </table:table-cell>
          <table:table-cell office:value-type="float" office:value="8839351.56">
            <text:p>8.839.35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00238.54">
            <text:p>-800.239</text:p>
          </table:table-cell>
          <table:table-cell table:number-columns-repeated="2"/>
          <table:table-cell table:style-name="ce12" office:value-type="float" office:value="-1180800">
            <text:p>-1.180.800</text:p>
          </table:table-cell>
          <table:table-cell office:value-type="float" office:value="-49048.72">
            <text:p>-49.049</text:p>
          </table:table-cell>
          <table:table-cell table:style-name="ce12" office:value-type="float" office:value="-260200">
            <text:p>-260.200</text:p>
          </table:table-cell>
          <table:table-cell/>
          <table:table-cell office:value-type="float" office:value="-2290287.26">
            <text:p>-2.290.287</text:p>
          </table:table-cell>
          <table:table-cell office:value-type="float" office:value="4102700.73">
            <text:p>4.102.701</text:p>
          </table:table-cell>
          <table:table-cell office:value-type="float" office:value="18816.12">
            <text:p>18.816</text:p>
          </table:table-cell>
          <table:table-cell office:value-type="float" office:value="4648098.53">
            <text:p>4.648.099</text:p>
          </table:table-cell>
          <table:table-cell office:value-type="float" office:value="817405.75">
            <text:p>817.406</text:p>
          </table:table-cell>
          <table:table-cell/>
          <table:table-cell office:value-type="float" office:value="108962.36">
            <text:p>108.962</text:p>
          </table:table-cell>
          <table:table-cell office:value-type="float" office:value="9695983.49">
            <text:p>9.695.983</text:p>
          </table:table-cell>
          <table:table-cell office:value-type="float" office:value="7405696.23">
            <text:p>7.405.696</text:p>
          </table:table-cell>
          <table:table-cell table:number-columns-repeated="3"/>
          <table:table-cell office:value-type="float" office:value="7405696.23">
            <text:p>7.405.696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405596.23">
            <text:p>7.405.596</text:p>
          </table:table-cell>
          <table:table-cell office:value-type="float" office:value="-474470.2">
            <text:p>-474.470</text:p>
          </table:table-cell>
          <table:table-cell office:value-type="float" office:value="549150.85">
            <text:p>549.151</text:p>
          </table:table-cell>
          <table:table-cell office:value-type="float" office:value="7480276.88">
            <text:p>7.480.27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1396000">
            <text:p>-1.396.000</text:p>
          </table:table-cell>
          <table:table-cell office:value-type="float" office:value="-220736.6">
            <text:p>-220.737</text:p>
          </table:table-cell>
          <table:table-cell table:style-name="ce12" office:value-type="float" office:value="-260200">
            <text:p>-260.200</text:p>
          </table:table-cell>
          <table:table-cell/>
          <table:table-cell office:value-type="float" office:value="-1876936.6">
            <text:p>-1.876.937</text:p>
          </table:table-cell>
          <table:table-cell office:value-type="float" office:value="4606822.83">
            <text:p>4.606.823</text:p>
          </table:table-cell>
          <table:table-cell office:value-type="float" office:value="24823.32">
            <text:p>24.823</text:p>
          </table:table-cell>
          <table:table-cell office:value-type="float" office:value="3474589.66">
            <text:p>3.474.590</text:p>
          </table:table-cell>
          <table:table-cell office:value-type="float" office:value="569393.61">
            <text:p>569.394</text:p>
          </table:table-cell>
          <table:table-cell/>
          <table:table-cell office:value-type="float" office:value="108672.36">
            <text:p>108.672</text:p>
          </table:table-cell>
          <table:table-cell office:value-type="float" office:value="8784301.78">
            <text:p>8.784.302</text:p>
          </table:table-cell>
          <table:table-cell office:value-type="float" office:value="6907365.18">
            <text:p>6.907.365</text:p>
          </table:table-cell>
          <table:table-cell table:number-columns-repeated="3"/>
          <table:table-cell office:value-type="float" office:value="6907365.18">
            <text:p>6.907.365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6907265.18">
            <text:p>6.907.265</text:p>
          </table:table-cell>
          <table:table-cell office:value-type="float" office:value="-474470.2">
            <text:p>-474.470</text:p>
          </table:table-cell>
          <table:table-cell office:value-type="float" office:value="534175.39">
            <text:p>534.175</text:p>
          </table:table-cell>
          <table:table-cell office:value-type="float" office:value="6966970.37">
            <text:p>6.966.97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6268.43">
            <text:p>-36.268</text:p>
          </table:table-cell>
          <table:table-cell table:number-columns-repeated="2"/>
          <table:table-cell table:style-name="ce12" office:value-type="float" office:value="-1326132">
            <text:p>-1.326.132</text:p>
          </table:table-cell>
          <table:table-cell office:value-type="float" office:value="-206250">
            <text:p>-206.25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568750.43">
            <text:p>-1.568.750</text:p>
          </table:table-cell>
          <table:table-cell office:value-type="float" office:value="4208312.57">
            <text:p>4.208.313</text:p>
          </table:table-cell>
          <table:table-cell office:value-type="float" office:value="18632">
            <text:p>18.632</text:p>
          </table:table-cell>
          <table:table-cell office:value-type="float" office:value="3200644.72">
            <text:p>3.200.645</text:p>
          </table:table-cell>
          <table:table-cell office:value-type="float" office:value="697095.6">
            <text:p>697.096</text:p>
          </table:table-cell>
          <table:table-cell/>
          <table:table-cell office:value-type="float" office:value="88973.72">
            <text:p>88.974</text:p>
          </table:table-cell>
          <table:table-cell office:value-type="float" office:value="8213658.61">
            <text:p>8.213.659</text:p>
          </table:table-cell>
          <table:table-cell office:value-type="float" office:value="6644908.18">
            <text:p>6.644.908</text:p>
          </table:table-cell>
          <table:table-cell table:number-columns-repeated="3"/>
          <table:table-cell office:value-type="float" office:value="6644908.18">
            <text:p>6.644.90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6644808.18">
            <text:p>6.644.808</text:p>
          </table:table-cell>
          <table:table-cell office:value-type="float" office:value="-534312.2">
            <text:p>-534.312</text:p>
          </table:table-cell>
          <table:table-cell office:value-type="float" office:value="459827.74">
            <text:p>459.828</text:p>
          </table:table-cell>
          <table:table-cell office:value-type="float" office:value="6570323.72">
            <text:p>6.570.32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36268.43">
            <text:p>-36.268</text:p>
          </table:table-cell>
          <table:table-cell table:number-columns-repeated="2"/>
          <table:table-cell table:style-name="ce12" office:value-type="float" office:value="-1146683">
            <text:p>-1.146.683</text:p>
          </table:table-cell>
          <table:table-cell office:value-type="float" office:value="-206250">
            <text:p>-206.25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389301.43">
            <text:p>-1.389.301</text:p>
          </table:table-cell>
          <table:table-cell office:value-type="float" office:value="3828755.12">
            <text:p>3.828.755</text:p>
          </table:table-cell>
          <table:table-cell office:value-type="float" office:value="27231.64">
            <text:p>27.232</text:p>
          </table:table-cell>
          <table:table-cell office:value-type="float" office:value="2864390.48">
            <text:p>2.864.390</text:p>
          </table:table-cell>
          <table:table-cell office:value-type="float" office:value="687825.97">
            <text:p>687.826</text:p>
          </table:table-cell>
          <table:table-cell/>
          <table:table-cell office:value-type="float" office:value="89068.52">
            <text:p>89.069</text:p>
          </table:table-cell>
          <table:table-cell office:value-type="float" office:value="7497271.73">
            <text:p>7.497.272</text:p>
          </table:table-cell>
          <table:table-cell office:value-type="float" office:value="6107970.3">
            <text:p>6.107.970</text:p>
          </table:table-cell>
          <table:table-cell table:number-columns-repeated="3"/>
          <table:table-cell office:value-type="float" office:value="6107970.3">
            <text:p>6.107.97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6107870.3">
            <text:p>6.107.870</text:p>
          </table:table-cell>
          <table:table-cell office:value-type="float" office:value="-534312.2">
            <text:p>-534.312</text:p>
          </table:table-cell>
          <table:table-cell office:value-type="float" office:value="448030.39">
            <text:p>448.030</text:p>
          </table:table-cell>
          <table:table-cell office:value-type="float" office:value="6021588.49">
            <text:p>6.021.58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6268.43">
            <text:p>-36.268</text:p>
          </table:table-cell>
          <table:table-cell table:number-columns-repeated="2"/>
          <table:table-cell table:style-name="ce12" office:value-type="float" office:value="-1146683">
            <text:p>-1.146.683</text:p>
          </table:table-cell>
          <table:table-cell office:value-type="float" office:value="-206250">
            <text:p>-206.25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389301.43">
            <text:p>-1.389.301</text:p>
          </table:table-cell>
          <table:table-cell office:value-type="float" office:value="3878996.36">
            <text:p>3.878.996</text:p>
          </table:table-cell>
          <table:table-cell office:value-type="float" office:value="26911.32">
            <text:p>26.911</text:p>
          </table:table-cell>
          <table:table-cell office:value-type="float" office:value="2842060.48">
            <text:p>2.842.060</text:p>
          </table:table-cell>
          <table:table-cell office:value-type="float" office:value="681875.61">
            <text:p>681.876</text:p>
          </table:table-cell>
          <table:table-cell/>
          <table:table-cell office:value-type="float" office:value="89038.4">
            <text:p>89.038</text:p>
          </table:table-cell>
          <table:table-cell office:value-type="float" office:value="7518882.17">
            <text:p>7.518.882</text:p>
          </table:table-cell>
          <table:table-cell office:value-type="float" office:value="6129580.74">
            <text:p>6.129.581</text:p>
          </table:table-cell>
          <table:table-cell table:number-columns-repeated="3"/>
          <table:table-cell office:value-type="float" office:value="6129580.74">
            <text:p>6.129.58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6129480.74">
            <text:p>6.129.481</text:p>
          </table:table-cell>
          <table:table-cell office:value-type="float" office:value="-534312.2">
            <text:p>-534.312</text:p>
          </table:table-cell>
          <table:table-cell office:value-type="float" office:value="443330.12">
            <text:p>443.330</text:p>
          </table:table-cell>
          <table:table-cell office:value-type="float" office:value="6038498.66">
            <text:p>6.038.49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6268.43">
            <text:p>-36.268</text:p>
          </table:table-cell>
          <table:table-cell table:number-columns-repeated="2"/>
          <table:table-cell table:style-name="ce12" office:value-type="float" office:value="-1146683">
            <text:p>-1.146.683</text:p>
          </table:table-cell>
          <table:table-cell office:value-type="float" office:value="-206250">
            <text:p>-206.250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389301.43">
            <text:p>-1.389.301</text:p>
          </table:table-cell>
          <table:table-cell office:value-type="float" office:value="3892581.39">
            <text:p>3.892.581</text:p>
          </table:table-cell>
          <table:table-cell office:value-type="float" office:value="26949.11">
            <text:p>26.949</text:p>
          </table:table-cell>
          <table:table-cell office:value-type="float" office:value="2864267.48">
            <text:p>2.864.267</text:p>
          </table:table-cell>
          <table:table-cell office:value-type="float" office:value="681891.83">
            <text:p>681.892</text:p>
          </table:table-cell>
          <table:table-cell/>
          <table:table-cell office:value-type="float" office:value="89040.2">
            <text:p>89.040</text:p>
          </table:table-cell>
          <table:table-cell office:value-type="float" office:value="7554730.01">
            <text:p>7.554.730</text:p>
          </table:table-cell>
          <table:table-cell office:value-type="float" office:value="6165428.58">
            <text:p>6.165.429</text:p>
          </table:table-cell>
          <table:table-cell table:number-columns-repeated="3"/>
          <table:table-cell office:value-type="float" office:value="6165428.58">
            <text:p>6.165.429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6165328.58">
            <text:p>6.165.329</text:p>
          </table:table-cell>
          <table:table-cell office:value-type="float" office:value="-534312.2">
            <text:p>-534.312</text:p>
          </table:table-cell>
          <table:table-cell office:value-type="float" office:value="446575.65">
            <text:p>446.576</text:p>
          </table:table-cell>
          <table:table-cell office:value-type="float" office:value="6077592.03">
            <text:p>6.077.59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203</text:p>
            <draw:g table:end-cell-address="Tabelle1.A571" table:end-x="0.41cm" table:end-y="0.016cm" draw:z-index="71" draw:name="SAPBEXq0001 U13C0F7D5F547">
              <draw:custom-shape draw:name="SAPBEXq0001 U13C0F7D5F54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71" table:end-x="0.41cm" table:end-y="0.016cm" draw:z-index="251" draw:name="SAPBEXq0001 U13C0F4CFB1647">
              <draw:custom-shape draw:name="SAPBEXq0001 U13C0F4CFB164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Olympiastützpunkt, Bereitst. u. Betrieb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72" table:end-x="0.41cm" table:end-y="0.016cm" draw:z-index="252" draw:name="SAPBEXq0001 U13C0F4CFB1648">
              <draw:custom-shape draw:name="SAPBEXq0001 U13C0F4CFB164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51424.01">
            <text:p>-151.424</text:p>
          </table:table-cell>
          <table:table-cell table:number-columns-repeated="2"/>
          <table:table-cell table:style-name="ce12" office:value-type="float" office:value="-165040.13">
            <text:p>-165.040</text:p>
          </table:table-cell>
          <table:table-cell office:value-type="float" office:value="-81">
            <text:p>-81</text:p>
          </table:table-cell>
          <table:table-cell table:style-name="ce12" office:value-type="float" office:value="-28430.33">
            <text:p>-28.430</text:p>
          </table:table-cell>
          <table:table-cell/>
          <table:table-cell office:value-type="float" office:value="-344975.47">
            <text:p>-344.975</text:p>
          </table:table-cell>
          <table:table-cell office:value-type="float" office:value="407492.81">
            <text:p>407.493</text:p>
          </table:table-cell>
          <table:table-cell office:value-type="float" office:value="71782.4">
            <text:p>71.782</text:p>
          </table:table-cell>
          <table:table-cell office:value-type="float" office:value="422023.38">
            <text:p>422.023</text:p>
          </table:table-cell>
          <table:table-cell office:value-type="float" office:value="153676.43">
            <text:p>153.676</text:p>
          </table:table-cell>
          <table:table-cell table:style-name="ce12" office:value-type="float" office:value="172898.65">
            <text:p>172.899</text:p>
          </table:table-cell>
          <table:table-cell office:value-type="float" office:value="105081.05">
            <text:p>105.081</text:p>
          </table:table-cell>
          <table:table-cell office:value-type="float" office:value="1332954.72">
            <text:p>1.332.955</text:p>
          </table:table-cell>
          <table:table-cell office:value-type="float" office:value="987979.25">
            <text:p>987.979</text:p>
          </table:table-cell>
          <table:table-cell/>
          <table:table-cell table:style-name="ce12" office:value-type="float" office:value="5376.77">
            <text:p>5.377</text:p>
          </table:table-cell>
          <table:table-cell table:style-name="ce13" office:value-type="float" office:value="5376.77">
            <text:p>5.377</text:p>
          </table:table-cell>
          <table:table-cell office:value-type="float" office:value="993356.02">
            <text:p>993.356</text:p>
          </table:table-cell>
          <table:table-cell table:style-name="ce12" office:value-type="float" office:value="-1.86">
            <text:p>-2</text:p>
          </table:table-cell>
          <table:table-cell table:style-name="ce12" office:value-type="float" office:value="3.42">
            <text:p>3</text:p>
          </table:table-cell>
          <table:table-cell table:style-name="ce13" office:value-type="float" office:value="1.56">
            <text:p>2</text:p>
          </table:table-cell>
          <table:table-cell office:value-type="float" office:value="993357.58">
            <text:p>993.358</text:p>
          </table:table-cell>
          <table:table-cell office:value-type="float" office:value="-9703.57">
            <text:p>-9.704</text:p>
          </table:table-cell>
          <table:table-cell office:value-type="float" office:value="74493.04">
            <text:p>74.493</text:p>
          </table:table-cell>
          <table:table-cell office:value-type="float" office:value="1058147.05">
            <text:p>1.058.14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10359.52">
            <text:p>-110.360</text:p>
          </table:table-cell>
          <table:table-cell table:number-columns-repeated="2"/>
          <table:table-cell table:style-name="ce12" office:value-type="float" office:value="-102000">
            <text:p>-102.000</text:p>
          </table:table-cell>
          <table:table-cell office:value-type="float" office:value="-44.04">
            <text:p>-44</text:p>
          </table:table-cell>
          <table:table-cell table:style-name="ce12" office:value-type="float" office:value="-95900">
            <text:p>-95.900</text:p>
          </table:table-cell>
          <table:table-cell/>
          <table:table-cell office:value-type="float" office:value="-308303.56">
            <text:p>-308.304</text:p>
          </table:table-cell>
          <table:table-cell office:value-type="float" office:value="318968.66">
            <text:p>318.969</text:p>
          </table:table-cell>
          <table:table-cell office:value-type="float" office:value="23528.72">
            <text:p>23.529</text:p>
          </table:table-cell>
          <table:table-cell office:value-type="float" office:value="290069.47">
            <text:p>290.069</text:p>
          </table:table-cell>
          <table:table-cell office:value-type="float" office:value="115033.27">
            <text:p>115.033</text:p>
          </table:table-cell>
          <table:table-cell table:style-name="ce12" office:value-type="float" office:value="161200">
            <text:p>161.200</text:p>
          </table:table-cell>
          <table:table-cell office:value-type="float" office:value="131405">
            <text:p>131.405</text:p>
          </table:table-cell>
          <table:table-cell office:value-type="float" office:value="1040205.12">
            <text:p>1.040.205</text:p>
          </table:table-cell>
          <table:table-cell office:value-type="float" office:value="731901.56">
            <text:p>731.902</text:p>
          </table:table-cell>
          <table:table-cell table:number-columns-repeated="3"/>
          <table:table-cell office:value-type="float" office:value="731901.56">
            <text:p>731.90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31801.56">
            <text:p>731.802</text:p>
          </table:table-cell>
          <table:table-cell office:value-type="float" office:value="-8525.64">
            <text:p>-8.526</text:p>
          </table:table-cell>
          <table:table-cell office:value-type="float" office:value="71152.54">
            <text:p>71.153</text:p>
          </table:table-cell>
          <table:table-cell office:value-type="float" office:value="794428.46">
            <text:p>794.42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10341.53">
            <text:p>-110.342</text:p>
          </table:table-cell>
          <table:table-cell table:number-columns-repeated="2"/>
          <table:table-cell table:style-name="ce12" office:value-type="float" office:value="-102000">
            <text:p>-102.000</text:p>
          </table:table-cell>
          <table:table-cell office:value-type="float" office:value="-43.92">
            <text:p>-44</text:p>
          </table:table-cell>
          <table:table-cell table:style-name="ce12" office:value-type="float" office:value="-95900">
            <text:p>-95.900</text:p>
          </table:table-cell>
          <table:table-cell/>
          <table:table-cell office:value-type="float" office:value="-308285.45">
            <text:p>-308.285</text:p>
          </table:table-cell>
          <table:table-cell office:value-type="float" office:value="333628.34">
            <text:p>333.628</text:p>
          </table:table-cell>
          <table:table-cell office:value-type="float" office:value="30985.7">
            <text:p>30.986</text:p>
          </table:table-cell>
          <table:table-cell office:value-type="float" office:value="270157.69">
            <text:p>270.158</text:p>
          </table:table-cell>
          <table:table-cell office:value-type="float" office:value="96846.91">
            <text:p>96.847</text:p>
          </table:table-cell>
          <table:table-cell table:style-name="ce12" office:value-type="float" office:value="161200">
            <text:p>161.200</text:p>
          </table:table-cell>
          <table:table-cell office:value-type="float" office:value="131405">
            <text:p>131.405</text:p>
          </table:table-cell>
          <table:table-cell office:value-type="float" office:value="1024223.64">
            <text:p>1.024.224</text:p>
          </table:table-cell>
          <table:table-cell office:value-type="float" office:value="715938.19">
            <text:p>715.938</text:p>
          </table:table-cell>
          <table:table-cell table:number-columns-repeated="3"/>
          <table:table-cell office:value-type="float" office:value="715938.19">
            <text:p>715.938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715838.19">
            <text:p>715.838</text:p>
          </table:table-cell>
          <table:table-cell office:value-type="float" office:value="-8525.64">
            <text:p>-8.526</text:p>
          </table:table-cell>
          <table:table-cell office:value-type="float" office:value="69593.66">
            <text:p>69.594</text:p>
          </table:table-cell>
          <table:table-cell office:value-type="float" office:value="776906.21">
            <text:p>776.90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50474.17">
            <text:p>-150.474</text:p>
          </table:table-cell>
          <table:table-cell table:number-columns-repeated="2"/>
          <table:table-cell table:style-name="ce12" office:value-type="float" office:value="-75126">
            <text:p>-75.12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225700.17">
            <text:p>-225.700</text:p>
          </table:table-cell>
          <table:table-cell office:value-type="float" office:value="325311.76">
            <text:p>325.312</text:p>
          </table:table-cell>
          <table:table-cell office:value-type="float" office:value="20848.04">
            <text:p>20.848</text:p>
          </table:table-cell>
          <table:table-cell office:value-type="float" office:value="319324.39">
            <text:p>319.324</text:p>
          </table:table-cell>
          <table:table-cell office:value-type="float" office:value="149064.93">
            <text:p>149.065</text:p>
          </table:table-cell>
          <table:table-cell table:style-name="ce12" office:value-type="float" office:value="161200">
            <text:p>161.200</text:p>
          </table:table-cell>
          <table:table-cell office:value-type="float" office:value="110700.8">
            <text:p>110.701</text:p>
          </table:table-cell>
          <table:table-cell office:value-type="float" office:value="1086449.92">
            <text:p>1.086.450</text:p>
          </table:table-cell>
          <table:table-cell office:value-type="float" office:value="860749.75">
            <text:p>860.750</text:p>
          </table:table-cell>
          <table:table-cell table:number-columns-repeated="3"/>
          <table:table-cell office:value-type="float" office:value="860749.75">
            <text:p>860.75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60649.75">
            <text:p>860.650</text:p>
          </table:table-cell>
          <table:table-cell office:value-type="float" office:value="-6627.16">
            <text:p>-6.627</text:p>
          </table:table-cell>
          <table:table-cell office:value-type="float" office:value="61872.67">
            <text:p>61.873</text:p>
          </table:table-cell>
          <table:table-cell office:value-type="float" office:value="915895.26">
            <text:p>915.89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50474.18">
            <text:p>-150.474</text:p>
          </table:table-cell>
          <table:table-cell table:number-columns-repeated="2"/>
          <table:table-cell table:style-name="ce12" office:value-type="float" office:value="-75126">
            <text:p>-75.12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225700.18">
            <text:p>-225.700</text:p>
          </table:table-cell>
          <table:table-cell office:value-type="float" office:value="311909.6">
            <text:p>311.910</text:p>
          </table:table-cell>
          <table:table-cell office:value-type="float" office:value="30522.04">
            <text:p>30.522</text:p>
          </table:table-cell>
          <table:table-cell office:value-type="float" office:value="319324.39">
            <text:p>319.324</text:p>
          </table:table-cell>
          <table:table-cell office:value-type="float" office:value="148747.35">
            <text:p>148.747</text:p>
          </table:table-cell>
          <table:table-cell table:style-name="ce12" office:value-type="float" office:value="161200">
            <text:p>161.200</text:p>
          </table:table-cell>
          <table:table-cell office:value-type="float" office:value="110833.16">
            <text:p>110.833</text:p>
          </table:table-cell>
          <table:table-cell office:value-type="float" office:value="1082536.54">
            <text:p>1.082.537</text:p>
          </table:table-cell>
          <table:table-cell office:value-type="float" office:value="856836.36">
            <text:p>856.836</text:p>
          </table:table-cell>
          <table:table-cell table:number-columns-repeated="3"/>
          <table:table-cell office:value-type="float" office:value="856836.36">
            <text:p>856.836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56736.36">
            <text:p>856.736</text:p>
          </table:table-cell>
          <table:table-cell office:value-type="float" office:value="-6627.16">
            <text:p>-6.627</text:p>
          </table:table-cell>
          <table:table-cell office:value-type="float" office:value="62795.29">
            <text:p>62.795</text:p>
          </table:table-cell>
          <table:table-cell office:value-type="float" office:value="912904.49">
            <text:p>912.90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50474.17">
            <text:p>-150.474</text:p>
          </table:table-cell>
          <table:table-cell table:number-columns-repeated="2"/>
          <table:table-cell table:style-name="ce12" office:value-type="float" office:value="-75126">
            <text:p>-75.12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225700.17">
            <text:p>-225.700</text:p>
          </table:table-cell>
          <table:table-cell office:value-type="float" office:value="311065.26">
            <text:p>311.065</text:p>
          </table:table-cell>
          <table:table-cell office:value-type="float" office:value="30205.12">
            <text:p>30.205</text:p>
          </table:table-cell>
          <table:table-cell office:value-type="float" office:value="319324.39">
            <text:p>319.324</text:p>
          </table:table-cell>
          <table:table-cell office:value-type="float" office:value="148801.25">
            <text:p>148.801</text:p>
          </table:table-cell>
          <table:table-cell table:style-name="ce12" office:value-type="float" office:value="161200">
            <text:p>161.200</text:p>
          </table:table-cell>
          <table:table-cell office:value-type="float" office:value="110791.16">
            <text:p>110.791</text:p>
          </table:table-cell>
          <table:table-cell office:value-type="float" office:value="1081387.18">
            <text:p>1.081.387</text:p>
          </table:table-cell>
          <table:table-cell office:value-type="float" office:value="855687.01">
            <text:p>855.687</text:p>
          </table:table-cell>
          <table:table-cell table:number-columns-repeated="3"/>
          <table:table-cell office:value-type="float" office:value="855687.01">
            <text:p>855.687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55587.01">
            <text:p>855.587</text:p>
          </table:table-cell>
          <table:table-cell office:value-type="float" office:value="-6627.16">
            <text:p>-6.627</text:p>
          </table:table-cell>
          <table:table-cell office:value-type="float" office:value="62115.36">
            <text:p>62.115</text:p>
          </table:table-cell>
          <table:table-cell office:value-type="float" office:value="911075.21">
            <text:p>911.07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50474.18">
            <text:p>-150.474</text:p>
          </table:table-cell>
          <table:table-cell table:number-columns-repeated="2"/>
          <table:table-cell table:style-name="ce12" office:value-type="float" office:value="-75126">
            <text:p>-75.126</text:p>
          </table:table-cell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225700.18">
            <text:p>-225.700</text:p>
          </table:table-cell>
          <table:table-cell office:value-type="float" office:value="312527.76">
            <text:p>312.528</text:p>
          </table:table-cell>
          <table:table-cell office:value-type="float" office:value="30325.46">
            <text:p>30.325</text:p>
          </table:table-cell>
          <table:table-cell office:value-type="float" office:value="319324.39">
            <text:p>319.324</text:p>
          </table:table-cell>
          <table:table-cell office:value-type="float" office:value="148740.24">
            <text:p>148.740</text:p>
          </table:table-cell>
          <table:table-cell table:style-name="ce12" office:value-type="float" office:value="161200">
            <text:p>161.200</text:p>
          </table:table-cell>
          <table:table-cell office:value-type="float" office:value="110793.56">
            <text:p>110.794</text:p>
          </table:table-cell>
          <table:table-cell office:value-type="float" office:value="1082911.41">
            <text:p>1.082.911</text:p>
          </table:table-cell>
          <table:table-cell office:value-type="float" office:value="857211.23">
            <text:p>857.211</text:p>
          </table:table-cell>
          <table:table-cell table:number-columns-repeated="3"/>
          <table:table-cell office:value-type="float" office:value="857211.23">
            <text:p>857.211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857111.23">
            <text:p>857.111</text:p>
          </table:table-cell>
          <table:table-cell office:value-type="float" office:value="-6627.16">
            <text:p>-6.627</text:p>
          </table:table-cell>
          <table:table-cell office:value-type="float" office:value="62473.79">
            <text:p>62.474</text:p>
          </table:table-cell>
          <table:table-cell office:value-type="float" office:value="912957.86">
            <text:p>912.95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204</text:p>
            <draw:g table:end-cell-address="Tabelle1.A579" table:end-x="0.41cm" table:end-y="0.016cm" draw:z-index="72" draw:name="SAPBEXq0001 U13C0F7D5F548">
              <draw:custom-shape draw:name="SAPBEXq0001 U13C0F7D5F54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79" table:end-x="0.41cm" table:end-y="0.016cm" draw:z-index="253" draw:name="SAPBEXq0001 U13C0F4CFB1648">
              <draw:custom-shape draw:name="SAPBEXq0001 U13C0F4CFB164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Förderung des Sports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80" table:end-x="0.41cm" table:end-y="0.016cm" draw:z-index="254" draw:name="SAPBEXq0001 U13C0F4CFB1649">
              <draw:custom-shape draw:name="SAPBEXq0001 U13C0F4CFB164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04005.96">
            <text:p>-104.006</text:p>
          </table:table-cell>
          <table:table-cell table:number-columns-repeated="3"/>
          <table:table-cell office:value-type="float" office:value="-40.36">
            <text:p>-40</text:p>
          </table:table-cell>
          <table:table-cell table:style-name="ce12" office:value-type="float" office:value="-17057.85">
            <text:p>-17.058</text:p>
          </table:table-cell>
          <table:table-cell/>
          <table:table-cell office:value-type="float" office:value="-121104.17">
            <text:p>-121.104</text:p>
          </table:table-cell>
          <table:table-cell office:value-type="float" office:value="191609.1">
            <text:p>191.609</text:p>
          </table:table-cell>
          <table:table-cell office:value-type="float" office:value="35226.58">
            <text:p>35.227</text:p>
          </table:table-cell>
          <table:table-cell office:value-type="float" office:value="42565.4">
            <text:p>42.565</text:p>
          </table:table-cell>
          <table:table-cell office:value-type="float" office:value="2345.52">
            <text:p>2.346</text:p>
          </table:table-cell>
          <table:table-cell table:style-name="ce12" office:value-type="float" office:value="660727.59">
            <text:p>660.728</text:p>
          </table:table-cell>
          <table:table-cell office:value-type="float" office:value="56017.63">
            <text:p>56.018</text:p>
          </table:table-cell>
          <table:table-cell office:value-type="float" office:value="988491.82">
            <text:p>988.492</text:p>
          </table:table-cell>
          <table:table-cell office:value-type="float" office:value="867387.65">
            <text:p>867.388</text:p>
          </table:table-cell>
          <table:table-cell table:number-columns-repeated="3"/>
          <table:table-cell office:value-type="float" office:value="867387.65">
            <text:p>867.388</text:p>
          </table:table-cell>
          <table:table-cell table:style-name="ce12" office:value-type="float" office:value="-0.65">
            <text:p>-1</text:p>
          </table:table-cell>
          <table:table-cell table:style-name="ce12" office:value-type="float" office:value="1.41">
            <text:p>1</text:p>
          </table:table-cell>
          <table:table-cell table:style-name="ce13" office:value-type="float" office:value="0.76">
            <text:p>1</text:p>
          </table:table-cell>
          <table:table-cell office:value-type="float" office:value="867388.41">
            <text:p>867.388</text:p>
          </table:table-cell>
          <table:table-cell table:style-name="ce11"/>
          <table:table-cell office:value-type="float" office:value="67272.7">
            <text:p>67.273</text:p>
          </table:table-cell>
          <table:table-cell office:value-type="float" office:value="934661.11">
            <text:p>934.66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1406.67">
            <text:p>-11.407</text:p>
          </table:table-cell>
          <table:table-cell table:number-columns-repeated="3"/>
          <table:table-cell office:value-type="float" office:value="-21.6">
            <text:p>-2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1528.27">
            <text:p>-11.528</text:p>
          </table:table-cell>
          <table:table-cell office:value-type="float" office:value="169114.98">
            <text:p>169.115</text:p>
          </table:table-cell>
          <table:table-cell office:value-type="float" office:value="7517.44">
            <text:p>7.517</text:p>
          </table:table-cell>
          <table:table-cell office:value-type="float" office:value="6705.08">
            <text:p>6.705</text:p>
          </table:table-cell>
          <table:table-cell office:value-type="float" office:value="22033.36">
            <text:p>22.033</text:p>
          </table:table-cell>
          <table:table-cell table:style-name="ce12" office:value-type="float" office:value="457200">
            <text:p>457.200</text:p>
          </table:table-cell>
          <table:table-cell office:value-type="float" office:value="33082.28">
            <text:p>33.082</text:p>
          </table:table-cell>
          <table:table-cell office:value-type="float" office:value="695653.14">
            <text:p>695.653</text:p>
          </table:table-cell>
          <table:table-cell office:value-type="float" office:value="684124.87">
            <text:p>684.125</text:p>
          </table:table-cell>
          <table:table-cell table:number-columns-repeated="3"/>
          <table:table-cell office:value-type="float" office:value="684124.87">
            <text:p>684.125</text:p>
          </table:table-cell>
          <table:table-cell table:number-columns-repeated="3"/>
          <table:table-cell office:value-type="float" office:value="684124.87">
            <text:p>684.125</text:p>
          </table:table-cell>
          <table:table-cell table:style-name="ce11"/>
          <table:table-cell office:value-type="float" office:value="92396.31">
            <text:p>92.396</text:p>
          </table:table-cell>
          <table:table-cell office:value-type="float" office:value="776521.18">
            <text:p>776.52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4226.43">
            <text:p>-24.226</text:p>
          </table:table-cell>
          <table:table-cell table:number-columns-repeated="3"/>
          <table:table-cell office:value-type="float" office:value="-21.6">
            <text:p>-22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24348.03">
            <text:p>-24.348</text:p>
          </table:table-cell>
          <table:table-cell office:value-type="float" office:value="176297.2">
            <text:p>176.297</text:p>
          </table:table-cell>
          <table:table-cell office:value-type="float" office:value="9919.4">
            <text:p>9.919</text:p>
          </table:table-cell>
          <table:table-cell office:value-type="float" office:value="6705.08">
            <text:p>6.705</text:p>
          </table:table-cell>
          <table:table-cell office:value-type="float" office:value="42038.32">
            <text:p>42.038</text:p>
          </table:table-cell>
          <table:table-cell table:style-name="ce12" office:value-type="float" office:value="487200">
            <text:p>487.200</text:p>
          </table:table-cell>
          <table:table-cell office:value-type="float" office:value="32782.28">
            <text:p>32.782</text:p>
          </table:table-cell>
          <table:table-cell office:value-type="float" office:value="754942.28">
            <text:p>754.942</text:p>
          </table:table-cell>
          <table:table-cell office:value-type="float" office:value="730594.25">
            <text:p>730.594</text:p>
          </table:table-cell>
          <table:table-cell table:number-columns-repeated="3"/>
          <table:table-cell office:value-type="float" office:value="730594.25">
            <text:p>730.594</text:p>
          </table:table-cell>
          <table:table-cell table:number-columns-repeated="3"/>
          <table:table-cell office:value-type="float" office:value="730594.25">
            <text:p>730.594</text:p>
          </table:table-cell>
          <table:table-cell table:style-name="ce11"/>
          <table:table-cell office:value-type="float" office:value="68662.63">
            <text:p>68.663</text:p>
          </table:table-cell>
          <table:table-cell office:value-type="float" office:value="799256.88">
            <text:p>799.257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2445.4">
            <text:p>-12.445</text:p>
          </table:table-cell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2545.4">
            <text:p>-12.545</text:p>
          </table:table-cell>
          <table:table-cell office:value-type="float" office:value="182240">
            <text:p>182.240</text:p>
          </table:table-cell>
          <table:table-cell office:value-type="float" office:value="9802.04">
            <text:p>9.802</text:p>
          </table:table-cell>
          <table:table-cell office:value-type="float" office:value="10305.08">
            <text:p>10.305</text:p>
          </table:table-cell>
          <table:table-cell office:value-type="float" office:value="14469.12">
            <text:p>14.469</text:p>
          </table:table-cell>
          <table:table-cell table:style-name="ce12" office:value-type="float" office:value="487200">
            <text:p>487.200</text:p>
          </table:table-cell>
          <table:table-cell office:value-type="float" office:value="29186.84">
            <text:p>29.187</text:p>
          </table:table-cell>
          <table:table-cell office:value-type="float" office:value="733203.08">
            <text:p>733.203</text:p>
          </table:table-cell>
          <table:table-cell office:value-type="float" office:value="720657.68">
            <text:p>720.658</text:p>
          </table:table-cell>
          <table:table-cell table:number-columns-repeated="3"/>
          <table:table-cell office:value-type="float" office:value="720657.68">
            <text:p>720.658</text:p>
          </table:table-cell>
          <table:table-cell table:number-columns-repeated="3"/>
          <table:table-cell office:value-type="float" office:value="720657.68">
            <text:p>720.658</text:p>
          </table:table-cell>
          <table:table-cell table:style-name="ce11"/>
          <table:table-cell office:value-type="float" office:value="88803.24">
            <text:p>88.803</text:p>
          </table:table-cell>
          <table:table-cell office:value-type="float" office:value="809460.92">
            <text:p>809.46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5113.29">
            <text:p>-25.113</text:p>
          </table:table-cell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25213.29">
            <text:p>-25.213</text:p>
          </table:table-cell>
          <table:table-cell office:value-type="float" office:value="171366.6">
            <text:p>171.367</text:p>
          </table:table-cell>
          <table:table-cell office:value-type="float" office:value="14302.92">
            <text:p>14.303</text:p>
          </table:table-cell>
          <table:table-cell office:value-type="float" office:value="10305.08">
            <text:p>10.305</text:p>
          </table:table-cell>
          <table:table-cell office:value-type="float" office:value="29111.32">
            <text:p>29.111</text:p>
          </table:table-cell>
          <table:table-cell table:style-name="ce12" office:value-type="float" office:value="487200">
            <text:p>487.200</text:p>
          </table:table-cell>
          <table:table-cell office:value-type="float" office:value="29223.44">
            <text:p>29.223</text:p>
          </table:table-cell>
          <table:table-cell office:value-type="float" office:value="741509.36">
            <text:p>741.509</text:p>
          </table:table-cell>
          <table:table-cell office:value-type="float" office:value="716296.07">
            <text:p>716.296</text:p>
          </table:table-cell>
          <table:table-cell table:number-columns-repeated="3"/>
          <table:table-cell office:value-type="float" office:value="716296.07">
            <text:p>716.296</text:p>
          </table:table-cell>
          <table:table-cell table:number-columns-repeated="3"/>
          <table:table-cell office:value-type="float" office:value="716296.07">
            <text:p>716.296</text:p>
          </table:table-cell>
          <table:table-cell table:style-name="ce11"/>
          <table:table-cell office:value-type="float" office:value="89425.49">
            <text:p>89.425</text:p>
          </table:table-cell>
          <table:table-cell office:value-type="float" office:value="805721.56">
            <text:p>805.72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38017.96">
            <text:p>-38.018</text:p>
          </table:table-cell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38117.96">
            <text:p>-38.118</text:p>
          </table:table-cell>
          <table:table-cell office:value-type="float" office:value="170800.16">
            <text:p>170.800</text:p>
          </table:table-cell>
          <table:table-cell office:value-type="float" office:value="14111.16">
            <text:p>14.111</text:p>
          </table:table-cell>
          <table:table-cell office:value-type="float" office:value="10305.08">
            <text:p>10.305</text:p>
          </table:table-cell>
          <table:table-cell office:value-type="float" office:value="44027.21">
            <text:p>44.027</text:p>
          </table:table-cell>
          <table:table-cell table:style-name="ce12" office:value-type="float" office:value="487200">
            <text:p>487.200</text:p>
          </table:table-cell>
          <table:table-cell office:value-type="float" office:value="29211.56">
            <text:p>29.212</text:p>
          </table:table-cell>
          <table:table-cell office:value-type="float" office:value="755655.17">
            <text:p>755.655</text:p>
          </table:table-cell>
          <table:table-cell office:value-type="float" office:value="717537.21">
            <text:p>717.537</text:p>
          </table:table-cell>
          <table:table-cell table:number-columns-repeated="3"/>
          <table:table-cell office:value-type="float" office:value="717537.21">
            <text:p>717.537</text:p>
          </table:table-cell>
          <table:table-cell table:number-columns-repeated="3"/>
          <table:table-cell office:value-type="float" office:value="717537.21">
            <text:p>717.537</text:p>
          </table:table-cell>
          <table:table-cell table:style-name="ce11"/>
          <table:table-cell office:value-type="float" office:value="89007.66">
            <text:p>89.008</text:p>
          </table:table-cell>
          <table:table-cell office:value-type="float" office:value="806544.87">
            <text:p>806.54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1168.44">
            <text:p>-51.168</text:p>
          </table:table-cell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51268.44">
            <text:p>-51.268</text:p>
          </table:table-cell>
          <table:table-cell office:value-type="float" office:value="171319.3">
            <text:p>171.319</text:p>
          </table:table-cell>
          <table:table-cell office:value-type="float" office:value="14097.1">
            <text:p>14.097</text:p>
          </table:table-cell>
          <table:table-cell office:value-type="float" office:value="10305.08">
            <text:p>10.305</text:p>
          </table:table-cell>
          <table:table-cell office:value-type="float" office:value="59227.21">
            <text:p>59.227</text:p>
          </table:table-cell>
          <table:table-cell table:style-name="ce12" office:value-type="float" office:value="487200">
            <text:p>487.200</text:p>
          </table:table-cell>
          <table:table-cell office:value-type="float" office:value="29211.8">
            <text:p>29.212</text:p>
          </table:table-cell>
          <table:table-cell office:value-type="float" office:value="771360.49">
            <text:p>771.360</text:p>
          </table:table-cell>
          <table:table-cell office:value-type="float" office:value="720092.05">
            <text:p>720.092</text:p>
          </table:table-cell>
          <table:table-cell table:number-columns-repeated="3"/>
          <table:table-cell office:value-type="float" office:value="720092.05">
            <text:p>720.092</text:p>
          </table:table-cell>
          <table:table-cell table:number-columns-repeated="3"/>
          <table:table-cell office:value-type="float" office:value="720092.05">
            <text:p>720.092</text:p>
          </table:table-cell>
          <table:table-cell table:style-name="ce11"/>
          <table:table-cell office:value-type="float" office:value="89308.1">
            <text:p>89.308</text:p>
          </table:table-cell>
          <table:table-cell office:value-type="float" office:value="809400.15">
            <text:p>809.4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205</text:p>
            <draw:g table:end-cell-address="Tabelle1.A587" table:end-x="0.41cm" table:end-y="0.016cm" draw:z-index="73" draw:name="SAPBEXq0001 U13C0F7D5F549">
              <draw:custom-shape draw:name="SAPBEXq0001 U13C0F7D5F54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87" table:end-x="0.41cm" table:end-y="0.016cm" draw:z-index="255" draw:name="SAPBEXq0001 U13C0F4CFB1649">
              <draw:custom-shape draw:name="SAPBEXq0001 U13C0F4CFB164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im Bereich Sportstät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88" table:end-x="0.41cm" table:end-y="0.016cm" draw:z-index="256" draw:name="SAPBEXq0001 U13C0F4CFB164A">
              <draw:custom-shape draw:name="SAPBEXq0001 U13C0F4CFB164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81541">
            <text:p>81.541</text:p>
          </table:table-cell>
          <table:table-cell table:style-name="ce11"/>
          <table:table-cell table:number-columns-repeated="2"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number-columns-repeated="3"/>
          <table:table-cell office:value-type="float" office:value="81541">
            <text:p>81.541</text:p>
          </table:table-cell>
          <table:table-cell table:style-name="ce11" table:number-columns-repeated="2"/>
          <table:table-cell office:value-type="float" office:value="81541">
            <text:p>81.54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4206</text:p>
            <draw:g table:end-cell-address="Tabelle1.A595" table:end-x="0.41cm" table:end-y="0.016cm" draw:z-index="74" draw:name="SAPBEXq0001 U13C0F7D5F54A">
              <draw:custom-shape draw:name="SAPBEXq0001 U13C0F7D5F54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595" table:end-x="0.41cm" table:end-y="0.016cm" draw:z-index="257" draw:name="SAPBEXq0001 U13C0F4CFB164A">
              <draw:custom-shape draw:name="SAPBEXq0001 U13C0F4CFB164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Unterhaltung Sportstätt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596" table:end-x="0.41cm" table:end-y="0.016cm" draw:z-index="258" draw:name="SAPBEXq0001 U13C0F4CFB164B">
              <draw:custom-shape draw:name="SAPBEXq0001 U13C0F4CFB164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9.24">
            <text:p>-9</text:p>
          </table:table-cell>
          <table:table-cell table:number-columns-repeated="2"/>
          <table:table-cell office:value-type="float" office:value="-9.24">
            <text:p>-9</text:p>
          </table:table-cell>
          <table:table-cell office:value-type="float" office:value="1159896.92">
            <text:p>1.159.897</text:p>
          </table:table-cell>
          <table:table-cell office:value-type="float" office:value="5859.6">
            <text:p>5.860</text:p>
          </table:table-cell>
          <table:table-cell office:value-type="float" office:value="297576.92">
            <text:p>297.577</text:p>
          </table:table-cell>
          <table:table-cell office:value-type="float" office:value="13292.23">
            <text:p>13.292</text:p>
          </table:table-cell>
          <table:table-cell/>
          <table:table-cell office:value-type="float" office:value="26774.28">
            <text:p>26.774</text:p>
          </table:table-cell>
          <table:table-cell office:value-type="float" office:value="1503399.95">
            <text:p>1.503.400</text:p>
          </table:table-cell>
          <table:table-cell office:value-type="float" office:value="1503390.71">
            <text:p>1.503.391</text:p>
          </table:table-cell>
          <table:table-cell table:number-columns-repeated="3"/>
          <table:table-cell office:value-type="float" office:value="1503390.71">
            <text:p>1.503.391</text:p>
          </table:table-cell>
          <table:table-cell table:number-columns-repeated="3"/>
          <table:table-cell office:value-type="float" office:value="1503390.71">
            <text:p>1.503.391</text:p>
          </table:table-cell>
          <table:table-cell office:value-type="float" office:value="-1723279.88">
            <text:p>-1.723.280</text:p>
          </table:table-cell>
          <table:table-cell office:value-type="float" office:value="102729.71">
            <text:p>102.730</text:p>
          </table:table-cell>
          <table:table-cell office:value-type="float" office:value="-117159.46">
            <text:p>-117.15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9.12">
            <text:p>-9</text:p>
          </table:table-cell>
          <table:table-cell table:number-columns-repeated="2"/>
          <table:table-cell office:value-type="float" office:value="-9.12">
            <text:p>-9</text:p>
          </table:table-cell>
          <table:table-cell office:value-type="float" office:value="1099702.66">
            <text:p>1.099.703</text:p>
          </table:table-cell>
          <table:table-cell office:value-type="float" office:value="8106.58">
            <text:p>8.107</text:p>
          </table:table-cell>
          <table:table-cell office:value-type="float" office:value="281500.48">
            <text:p>281.500</text:p>
          </table:table-cell>
          <table:table-cell office:value-type="float" office:value="16385.04">
            <text:p>16.385</text:p>
          </table:table-cell>
          <table:table-cell/>
          <table:table-cell office:value-type="float" office:value="30843.72">
            <text:p>30.844</text:p>
          </table:table-cell>
          <table:table-cell office:value-type="float" office:value="1436538.48">
            <text:p>1.436.538</text:p>
          </table:table-cell>
          <table:table-cell office:value-type="float" office:value="1436529.36">
            <text:p>1.436.529</text:p>
          </table:table-cell>
          <table:table-cell table:number-columns-repeated="3"/>
          <table:table-cell office:value-type="float" office:value="1436529.36">
            <text:p>1.436.529</text:p>
          </table:table-cell>
          <table:table-cell table:number-columns-repeated="3"/>
          <table:table-cell office:value-type="float" office:value="1436529.36">
            <text:p>1.436.529</text:p>
          </table:table-cell>
          <table:table-cell office:value-type="float" office:value="-1499638.64">
            <text:p>-1.499.639</text:p>
          </table:table-cell>
          <table:table-cell office:value-type="float" office:value="60010.15">
            <text:p>60.010</text:p>
          </table:table-cell>
          <table:table-cell office:value-type="float" office:value="-3099.13">
            <text:p>-3.099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97">
            <text:p>-97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97">
            <text:p>-97</text:p>
          </table:table-cell>
          <table:table-cell office:value-type="float" office:value="744789.92">
            <text:p>744.790</text:p>
          </table:table-cell>
          <table:table-cell office:value-type="float" office:value="4780.12">
            <text:p>4.780</text:p>
          </table:table-cell>
          <table:table-cell office:value-type="float" office:value="296947.36">
            <text:p>296.947</text:p>
          </table:table-cell>
          <table:table-cell office:value-type="float" office:value="16980.02">
            <text:p>16.980</text:p>
          </table:table-cell>
          <table:table-cell/>
          <table:table-cell office:value-type="float" office:value="31484.32">
            <text:p>31.484</text:p>
          </table:table-cell>
          <table:table-cell office:value-type="float" office:value="1094981.74">
            <text:p>1.094.982</text:p>
          </table:table-cell>
          <table:table-cell office:value-type="float" office:value="1094884.74">
            <text:p>1.094.885</text:p>
          </table:table-cell>
          <table:table-cell table:number-columns-repeated="3"/>
          <table:table-cell office:value-type="float" office:value="1094884.74">
            <text:p>1.094.885</text:p>
          </table:table-cell>
          <table:table-cell/>
          <table:table-cell table:style-name="ce12" office:value-type="float" office:value="4.12">
            <text:p>4</text:p>
          </table:table-cell>
          <table:table-cell table:style-name="ce13" office:value-type="float" office:value="4.12">
            <text:p>4</text:p>
          </table:table-cell>
          <table:table-cell office:value-type="float" office:value="1094888.86">
            <text:p>1.094.889</text:p>
          </table:table-cell>
          <table:table-cell office:value-type="float" office:value="-1051941.8">
            <text:p>-1.051.942</text:p>
          </table:table-cell>
          <table:table-cell office:value-type="float" office:value="110759.04">
            <text:p>110.759</text:p>
          </table:table-cell>
          <table:table-cell office:value-type="float" office:value="153706.1">
            <text:p>153.70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96.48">
            <text:p>-96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96.48">
            <text:p>-96</text:p>
          </table:table-cell>
          <table:table-cell office:value-type="float" office:value="689878.24">
            <text:p>689.878</text:p>
          </table:table-cell>
          <table:table-cell office:value-type="float" office:value="6995.2">
            <text:p>6.995</text:p>
          </table:table-cell>
          <table:table-cell office:value-type="float" office:value="293414.83">
            <text:p>293.415</text:p>
          </table:table-cell>
          <table:table-cell office:value-type="float" office:value="62726.25">
            <text:p>62.726</text:p>
          </table:table-cell>
          <table:table-cell/>
          <table:table-cell office:value-type="float" office:value="31501.08">
            <text:p>31.501</text:p>
          </table:table-cell>
          <table:table-cell office:value-type="float" office:value="1084515.6">
            <text:p>1.084.516</text:p>
          </table:table-cell>
          <table:table-cell office:value-type="float" office:value="1084419.12">
            <text:p>1.084.419</text:p>
          </table:table-cell>
          <table:table-cell table:number-columns-repeated="3"/>
          <table:table-cell office:value-type="float" office:value="1084419.12">
            <text:p>1.084.419</text:p>
          </table:table-cell>
          <table:table-cell/>
          <table:table-cell table:style-name="ce12" office:value-type="float" office:value="4.12">
            <text:p>4</text:p>
          </table:table-cell>
          <table:table-cell table:style-name="ce13" office:value-type="float" office:value="4.12">
            <text:p>4</text:p>
          </table:table-cell>
          <table:table-cell office:value-type="float" office:value="1084423.24">
            <text:p>1.084.423</text:p>
          </table:table-cell>
          <table:table-cell office:value-type="float" office:value="-1051880.12">
            <text:p>-1.051.880</text:p>
          </table:table-cell>
          <table:table-cell office:value-type="float" office:value="111886.94">
            <text:p>111.887</text:p>
          </table:table-cell>
          <table:table-cell office:value-type="float" office:value="144430.06">
            <text:p>144.43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8.34">
            <text:p>-88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8.34">
            <text:p>-88</text:p>
          </table:table-cell>
          <table:table-cell office:value-type="float" office:value="683356.68">
            <text:p>683.357</text:p>
          </table:table-cell>
          <table:table-cell office:value-type="float" office:value="6910.76">
            <text:p>6.911</text:p>
          </table:table-cell>
          <table:table-cell office:value-type="float" office:value="283861.36">
            <text:p>283.861</text:p>
          </table:table-cell>
          <table:table-cell office:value-type="float" office:value="94507.62">
            <text:p>94.508</text:p>
          </table:table-cell>
          <table:table-cell/>
          <table:table-cell office:value-type="float" office:value="31433.36">
            <text:p>31.433</text:p>
          </table:table-cell>
          <table:table-cell office:value-type="float" office:value="1100069.78">
            <text:p>1.100.070</text:p>
          </table:table-cell>
          <table:table-cell office:value-type="float" office:value="1099981.44">
            <text:p>1.099.981</text:p>
          </table:table-cell>
          <table:table-cell table:number-columns-repeated="3"/>
          <table:table-cell office:value-type="float" office:value="1099981.44">
            <text:p>1.099.981</text:p>
          </table:table-cell>
          <table:table-cell/>
          <table:table-cell table:style-name="ce12" office:value-type="float" office:value="4.12">
            <text:p>4</text:p>
          </table:table-cell>
          <table:table-cell table:style-name="ce13" office:value-type="float" office:value="4.12">
            <text:p>4</text:p>
          </table:table-cell>
          <table:table-cell office:value-type="float" office:value="1099985.56">
            <text:p>1.099.986</text:p>
          </table:table-cell>
          <table:table-cell office:value-type="float" office:value="-1051818.44">
            <text:p>-1.051.818</text:p>
          </table:table-cell>
          <table:table-cell office:value-type="float" office:value="111110.82">
            <text:p>111.111</text:p>
          </table:table-cell>
          <table:table-cell office:value-type="float" office:value="159277.94">
            <text:p>159.27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6.76">
            <text:p>-87</text:p>
          </table:table-cell>
          <table:table-cell table:number-columns-repeated="3"/>
          <table:table-cell table:style-name="ce11"/>
          <table:table-cell table:number-columns-repeated="2"/>
          <table:table-cell office:value-type="float" office:value="-86.76">
            <text:p>-87</text:p>
          </table:table-cell>
          <table:table-cell office:value-type="float" office:value="674150.47">
            <text:p>674.150</text:p>
          </table:table-cell>
          <table:table-cell office:value-type="float" office:value="6932.44">
            <text:p>6.932</text:p>
          </table:table-cell>
          <table:table-cell office:value-type="float" office:value="283714.9">
            <text:p>283.715</text:p>
          </table:table-cell>
          <table:table-cell office:value-type="float" office:value="124911.12">
            <text:p>124.911</text:p>
          </table:table-cell>
          <table:table-cell/>
          <table:table-cell office:value-type="float" office:value="31385.04">
            <text:p>31.385</text:p>
          </table:table-cell>
          <table:table-cell office:value-type="float" office:value="1121093.97">
            <text:p>1.121.094</text:p>
          </table:table-cell>
          <table:table-cell office:value-type="float" office:value="1121007.21">
            <text:p>1.121.007</text:p>
          </table:table-cell>
          <table:table-cell table:number-columns-repeated="3"/>
          <table:table-cell office:value-type="float" office:value="1121007.21">
            <text:p>1.121.007</text:p>
          </table:table-cell>
          <table:table-cell/>
          <table:table-cell table:style-name="ce12" office:value-type="float" office:value="4.12">
            <text:p>4</text:p>
          </table:table-cell>
          <table:table-cell table:style-name="ce13" office:value-type="float" office:value="4.12">
            <text:p>4</text:p>
          </table:table-cell>
          <table:table-cell office:value-type="float" office:value="1121011.33">
            <text:p>1.121.011</text:p>
          </table:table-cell>
          <table:table-cell office:value-type="float" office:value="-1051784.88">
            <text:p>-1.051.785</text:p>
          </table:table-cell>
          <table:table-cell office:value-type="float" office:value="111934.06">
            <text:p>111.934</text:p>
          </table:table-cell>
          <table:table-cell office:value-type="float" office:value="181160.51">
            <text:p>181.16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101</text:p>
            <draw:g table:end-cell-address="Tabelle1.A603" table:end-x="0.41cm" table:end-y="0.016cm" draw:z-index="75" draw:name="SAPBEXq0001 U13C0F7D5F54B">
              <draw:custom-shape draw:name="SAPBEXq0001 U13C0F7D5F54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7D5F54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7D5F54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03" table:end-x="0.41cm" table:end-y="0.016cm" draw:z-index="259" draw:name="SAPBEXq0001 U13C0F4CFB164B">
              <draw:custom-shape draw:name="SAPBEXq0001 U13C0F4CFB164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64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64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Planung u. Entwickl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04" table:end-x="0.41cm" table:end-y="0.016cm" draw:z-index="260" draw:name="SAPBEXq0001 U13C0F4CFB184C">
              <draw:custom-shape draw:name="SAPBEXq0001 U13C0F4CFB184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682680.59">
            <text:p>-1.682.681</text:p>
          </table:table-cell>
          <table:table-cell/>
          <table:table-cell table:style-name="ce12" office:value-type="float" office:value="-844">
            <text:p>-844</text:p>
          </table:table-cell>
          <table:table-cell table:style-name="ce12" office:value-type="float" office:value="-79703.91">
            <text:p>-79.704</text:p>
          </table:table-cell>
          <table:table-cell office:value-type="float" office:value="-647.06">
            <text:p>-647</text:p>
          </table:table-cell>
          <table:table-cell table:style-name="ce12" office:value-type="float" office:value="-396981.83">
            <text:p>-396.982</text:p>
          </table:table-cell>
          <table:table-cell table:style-name="ce12" office:value-type="float" office:value="-65967.1">
            <text:p>-65.967</text:p>
          </table:table-cell>
          <table:table-cell office:value-type="float" office:value="-2226824.49">
            <text:p>-2.226.824</text:p>
          </table:table-cell>
          <table:table-cell office:value-type="float" office:value="1765454.37">
            <text:p>1.765.454</text:p>
          </table:table-cell>
          <table:table-cell office:value-type="float" office:value="582532.01">
            <text:p>582.532</text:p>
          </table:table-cell>
          <table:table-cell office:value-type="float" office:value="681751.96">
            <text:p>681.752</text:p>
          </table:table-cell>
          <table:table-cell office:value-type="float" office:value="15771.8">
            <text:p>15.772</text:p>
          </table:table-cell>
          <table:table-cell table:style-name="ce12" office:value-type="float" office:value="315086.78">
            <text:p>315.087</text:p>
          </table:table-cell>
          <table:table-cell office:value-type="float" office:value="439711.7">
            <text:p>439.712</text:p>
          </table:table-cell>
          <table:table-cell office:value-type="float" office:value="3800308.62">
            <text:p>3.800.309</text:p>
          </table:table-cell>
          <table:table-cell office:value-type="float" office:value="1573484.13">
            <text:p>1.573.484</text:p>
          </table:table-cell>
          <table:table-cell table:number-columns-repeated="3"/>
          <table:table-cell office:value-type="float" office:value="1573484.13">
            <text:p>1.573.484</text:p>
          </table:table-cell>
          <table:table-cell table:style-name="ce12" office:value-type="float" office:value="-11.24">
            <text:p>-11</text:p>
          </table:table-cell>
          <table:table-cell table:style-name="ce12" office:value-type="float" office:value="22.17">
            <text:p>22</text:p>
          </table:table-cell>
          <table:table-cell table:style-name="ce13" office:value-type="float" office:value="10.93">
            <text:p>11</text:p>
          </table:table-cell>
          <table:table-cell office:value-type="float" office:value="1573495.06">
            <text:p>1.573.495</text:p>
          </table:table-cell>
          <table:table-cell office:value-type="float" office:value="-7454.1">
            <text:p>-7.454</text:p>
          </table:table-cell>
          <table:table-cell office:value-type="float" office:value="1599602.39">
            <text:p>1.599.602</text:p>
          </table:table-cell>
          <table:table-cell office:value-type="float" office:value="3165643.35">
            <text:p>3.165.643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368245.33">
            <text:p>-1.368.245</text:p>
          </table:table-cell>
          <table:table-cell table:number-columns-repeated="2"/>
          <table:table-cell table:style-name="ce12" office:value-type="float" office:value="-80000">
            <text:p>-80.000</text:p>
          </table:table-cell>
          <table:table-cell office:value-type="float" office:value="-324.36">
            <text:p>-324</text:p>
          </table:table-cell>
          <table:table-cell table:style-name="ce12" office:value-type="float" office:value="-360174.26">
            <text:p>-360.174</text:p>
          </table:table-cell>
          <table:table-cell/>
          <table:table-cell office:value-type="float" office:value="-1808743.95">
            <text:p>-1.808.744</text:p>
          </table:table-cell>
          <table:table-cell office:value-type="float" office:value="1572502.41">
            <text:p>1.572.502</text:p>
          </table:table-cell>
          <table:table-cell office:value-type="float" office:value="178192.79">
            <text:p>178.193</text:p>
          </table:table-cell>
          <table:table-cell office:value-type="float" office:value="1701159.67">
            <text:p>1.701.160</text:p>
          </table:table-cell>
          <table:table-cell office:value-type="float" office:value="89435.34">
            <text:p>89.435</text:p>
          </table:table-cell>
          <table:table-cell/>
          <table:table-cell office:value-type="float" office:value="117494.23">
            <text:p>117.494</text:p>
          </table:table-cell>
          <table:table-cell office:value-type="float" office:value="3658784.44">
            <text:p>3.658.784</text:p>
          </table:table-cell>
          <table:table-cell office:value-type="float" office:value="1850040.49">
            <text:p>1.850.040</text:p>
          </table:table-cell>
          <table:table-cell table:number-columns-repeated="3"/>
          <table:table-cell office:value-type="float" office:value="1850040.49">
            <text:p>1.850.040</text:p>
          </table:table-cell>
          <table:table-cell table:number-columns-repeated="3"/>
          <table:table-cell office:value-type="float" office:value="1850040.49">
            <text:p>1.850.040</text:p>
          </table:table-cell>
          <table:table-cell office:value-type="float" office:value="-13255.84">
            <text:p>-13.256</text:p>
          </table:table-cell>
          <table:table-cell office:value-type="float" office:value="492698.82">
            <text:p>492.699</text:p>
          </table:table-cell>
          <table:table-cell office:value-type="float" office:value="2329483.47">
            <text:p>2.329.48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416684.93">
            <text:p>-1.416.685</text:p>
          </table:table-cell>
          <table:table-cell table:number-columns-repeated="2"/>
          <table:table-cell table:style-name="ce12" office:value-type="float" office:value="-80000">
            <text:p>-80.000</text:p>
          </table:table-cell>
          <table:table-cell office:value-type="float" office:value="-324.12">
            <text:p>-324</text:p>
          </table:table-cell>
          <table:table-cell table:style-name="ce12" office:value-type="float" office:value="-395450.26">
            <text:p>-395.450</text:p>
          </table:table-cell>
          <table:table-cell/>
          <table:table-cell office:value-type="float" office:value="-1892459.31">
            <text:p>-1.892.459</text:p>
          </table:table-cell>
          <table:table-cell office:value-type="float" office:value="1505747.7">
            <text:p>1.505.748</text:p>
          </table:table-cell>
          <table:table-cell office:value-type="float" office:value="232687.06">
            <text:p>232.687</text:p>
          </table:table-cell>
          <table:table-cell office:value-type="float" office:value="1701318.55">
            <text:p>1.701.319</text:p>
          </table:table-cell>
          <table:table-cell office:value-type="float" office:value="161453.56">
            <text:p>161.454</text:p>
          </table:table-cell>
          <table:table-cell/>
          <table:table-cell office:value-type="float" office:value="117294.27">
            <text:p>117.294</text:p>
          </table:table-cell>
          <table:table-cell office:value-type="float" office:value="3718501.14">
            <text:p>3.718.501</text:p>
          </table:table-cell>
          <table:table-cell office:value-type="float" office:value="1826041.83">
            <text:p>1.826.042</text:p>
          </table:table-cell>
          <table:table-cell table:number-columns-repeated="3"/>
          <table:table-cell office:value-type="float" office:value="1826041.83">
            <text:p>1.826.042</text:p>
          </table:table-cell>
          <table:table-cell table:number-columns-repeated="3"/>
          <table:table-cell office:value-type="float" office:value="1826041.83">
            <text:p>1.826.042</text:p>
          </table:table-cell>
          <table:table-cell office:value-type="float" office:value="-12879.52">
            <text:p>-12.880</text:p>
          </table:table-cell>
          <table:table-cell office:value-type="float" office:value="489632.36">
            <text:p>489.632</text:p>
          </table:table-cell>
          <table:table-cell office:value-type="float" office:value="2302794.67">
            <text:p>2.302.79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number-columns-repeated="5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3"/>
          <table:table-cell office:value-type="float" office:value="2025.32">
            <text:p>2.025</text:p>
          </table:table-cell>
          <table:table-cell/>
          <table:table-cell table:style-name="ce11"/>
          <table:table-cell table:number-columns-repeated="2" office:value-type="float" office:value="2025.32">
            <text:p>2.025</text:p>
          </table:table-cell>
          <table:table-cell table:number-columns-repeated="3"/>
          <table:table-cell office:value-type="float" office:value="2025.32">
            <text:p>2.025</text:p>
          </table:table-cell>
          <table:table-cell table:number-columns-repeated="3"/>
          <table:table-cell office:value-type="float" office:value="2025.32">
            <text:p>2.025</text:p>
          </table:table-cell>
          <table:table-cell table:style-name="ce11" table:number-columns-repeated="2"/>
          <table:table-cell office:value-type="float" office:value="2025.32">
            <text:p>2.02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3"/>
          <table:table-cell office:value-type="float" office:value="2414.93">
            <text:p>2.415</text:p>
          </table:table-cell>
          <table:table-cell/>
          <table:table-cell table:style-name="ce11"/>
          <table:table-cell table:number-columns-repeated="2" office:value-type="float" office:value="2414.93">
            <text:p>2.415</text:p>
          </table:table-cell>
          <table:table-cell table:number-columns-repeated="3"/>
          <table:table-cell office:value-type="float" office:value="2414.93">
            <text:p>2.415</text:p>
          </table:table-cell>
          <table:table-cell table:number-columns-repeated="3"/>
          <table:table-cell office:value-type="float" office:value="2414.93">
            <text:p>2.415</text:p>
          </table:table-cell>
          <table:table-cell table:style-name="ce11" table:number-columns-repeated="2"/>
          <table:table-cell office:value-type="float" office:value="2414.93">
            <text:p>2.415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3"/>
          <table:table-cell office:value-type="float" office:value="2814.93">
            <text:p>2.815</text:p>
          </table:table-cell>
          <table:table-cell/>
          <table:table-cell table:style-name="ce11"/>
          <table:table-cell table:number-columns-repeated="2" office:value-type="float" office:value="2814.93">
            <text:p>2.815</text:p>
          </table:table-cell>
          <table:table-cell table:number-columns-repeated="3"/>
          <table:table-cell office:value-type="float" office:value="2814.93">
            <text:p>2.815</text:p>
          </table:table-cell>
          <table:table-cell table:number-columns-repeated="3"/>
          <table:table-cell office:value-type="float" office:value="2814.93">
            <text:p>2.815</text:p>
          </table:table-cell>
          <table:table-cell table:style-name="ce11" table:number-columns-repeated="2"/>
          <table:table-cell office:value-type="float" office:value="2814.93">
            <text:p>2.81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102</text:p>
            <draw:g table:end-cell-address="Tabelle1.A611" table:end-x="0.41cm" table:end-y="0.016cm" draw:z-index="76" draw:name="SAPBEXq0001 U13C0F4E5B934C">
              <draw:custom-shape draw:name="SAPBEXq0001 U13C0F4E5B934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4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4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11" table:end-x="0.41cm" table:end-y="0.016cm" draw:z-index="261" draw:name="SAPBEXq0001 U13C0F4CFB184C">
              <draw:custom-shape draw:name="SAPBEXq0001 U13C0F4CFB184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auleit- und Entwicklungsplan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12" table:end-x="0.41cm" table:end-y="0.016cm" draw:z-index="262" draw:name="SAPBEXq0001 U13C0F4CFB184D">
              <draw:custom-shape draw:name="SAPBEXq0001 U13C0F4CFB184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70395.75">
            <text:p>-170.396</text:p>
          </table:table-cell>
          <table:table-cell/>
          <table:table-cell table:style-name="ce12" office:value-type="float" office:value="-3884.6">
            <text:p>-3.885</text:p>
          </table:table-cell>
          <table:table-cell/>
          <table:table-cell office:value-type="float" office:value="-96429.14">
            <text:p>-96.429</text:p>
          </table:table-cell>
          <table:table-cell table:style-name="ce12" office:value-type="float" office:value="-217681.03">
            <text:p>-217.681</text:p>
          </table:table-cell>
          <table:table-cell table:style-name="ce12" office:value-type="float" office:value="-967.23">
            <text:p>-967</text:p>
          </table:table-cell>
          <table:table-cell office:value-type="float" office:value="-489357.75">
            <text:p>-489.358</text:p>
          </table:table-cell>
          <table:table-cell office:value-type="float" office:value="3203027.76">
            <text:p>3.203.028</text:p>
          </table:table-cell>
          <table:table-cell office:value-type="float" office:value="506486.99">
            <text:p>506.487</text:p>
          </table:table-cell>
          <table:table-cell office:value-type="float" office:value="2220527.57">
            <text:p>2.220.528</text:p>
          </table:table-cell>
          <table:table-cell office:value-type="float" office:value="37115.21">
            <text:p>37.115</text:p>
          </table:table-cell>
          <table:table-cell table:style-name="ce12" office:value-type="float" office:value="4410">
            <text:p>4.410</text:p>
          </table:table-cell>
          <table:table-cell office:value-type="float" office:value="187693.44">
            <text:p>187.693</text:p>
          </table:table-cell>
          <table:table-cell office:value-type="float" office:value="6159260.97">
            <text:p>6.159.261</text:p>
          </table:table-cell>
          <table:table-cell office:value-type="float" office:value="5669903.22">
            <text:p>5.669.903</text:p>
          </table:table-cell>
          <table:table-cell table:number-columns-repeated="3"/>
          <table:table-cell office:value-type="float" office:value="5669903.22">
            <text:p>5.669.903</text:p>
          </table:table-cell>
          <table:table-cell table:style-name="ce12" office:value-type="float" office:value="71.9">
            <text:p>72</text:p>
          </table:table-cell>
          <table:table-cell table:style-name="ce12" office:value-type="float" office:value="-147.89">
            <text:p>-148</text:p>
          </table:table-cell>
          <table:table-cell table:style-name="ce13" office:value-type="float" office:value="-75.99">
            <text:p>-76</text:p>
          </table:table-cell>
          <table:table-cell office:value-type="float" office:value="5669827.23">
            <text:p>5.669.827</text:p>
          </table:table-cell>
          <table:table-cell office:value-type="float" office:value="-264982.43">
            <text:p>-264.982</text:p>
          </table:table-cell>
          <table:table-cell office:value-type="float" office:value="1030895.08">
            <text:p>1.030.895</text:p>
          </table:table-cell>
          <table:table-cell office:value-type="float" office:value="6435739.88">
            <text:p>6.435.74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5600">
            <text:p>-5.600</text:p>
          </table:table-cell>
          <table:table-cell/>
          <table:table-cell office:value-type="float" office:value="-7948.4">
            <text:p>-7.948</text:p>
          </table:table-cell>
          <table:table-cell table:number-columns-repeated="2"/>
          <table:table-cell office:value-type="float" office:value="-13548.4">
            <text:p>-13.548</text:p>
          </table:table-cell>
          <table:table-cell office:value-type="float" office:value="2792092.31">
            <text:p>2.792.092</text:p>
          </table:table-cell>
          <table:table-cell office:value-type="float" office:value="158312">
            <text:p>158.312</text:p>
          </table:table-cell>
          <table:table-cell office:value-type="float" office:value="1763635.52">
            <text:p>1.763.636</text:p>
          </table:table-cell>
          <table:table-cell office:value-type="float" office:value="4064.72">
            <text:p>4.065</text:p>
          </table:table-cell>
          <table:table-cell/>
          <table:table-cell office:value-type="float" office:value="297292.6">
            <text:p>297.293</text:p>
          </table:table-cell>
          <table:table-cell office:value-type="float" office:value="5015397.15">
            <text:p>5.015.397</text:p>
          </table:table-cell>
          <table:table-cell office:value-type="float" office:value="5001848.75">
            <text:p>5.001.849</text:p>
          </table:table-cell>
          <table:table-cell table:number-columns-repeated="3"/>
          <table:table-cell office:value-type="float" office:value="5001848.75">
            <text:p>5.001.849</text:p>
          </table:table-cell>
          <table:table-cell table:number-columns-repeated="3"/>
          <table:table-cell office:value-type="float" office:value="5001848.75">
            <text:p>5.001.849</text:p>
          </table:table-cell>
          <table:table-cell office:value-type="float" office:value="-411517.62">
            <text:p>-411.518</text:p>
          </table:table-cell>
          <table:table-cell office:value-type="float" office:value="1108072.73">
            <text:p>1.108.073</text:p>
          </table:table-cell>
          <table:table-cell office:value-type="float" office:value="5698403.86">
            <text:p>5.698.40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5600">
            <text:p>-5.600</text:p>
          </table:table-cell>
          <table:table-cell/>
          <table:table-cell office:value-type="float" office:value="-37948.28">
            <text:p>-37.948</text:p>
          </table:table-cell>
          <table:table-cell table:number-columns-repeated="2"/>
          <table:table-cell office:value-type="float" office:value="-43548.28">
            <text:p>-43.548</text:p>
          </table:table-cell>
          <table:table-cell office:value-type="float" office:value="2743958.2">
            <text:p>2.743.958</text:p>
          </table:table-cell>
          <table:table-cell office:value-type="float" office:value="205699.46">
            <text:p>205.699</text:p>
          </table:table-cell>
          <table:table-cell office:value-type="float" office:value="1658076.68">
            <text:p>1.658.077</text:p>
          </table:table-cell>
          <table:table-cell office:value-type="float" office:value="1971.97">
            <text:p>1.972</text:p>
          </table:table-cell>
          <table:table-cell/>
          <table:table-cell office:value-type="float" office:value="248538.08">
            <text:p>248.538</text:p>
          </table:table-cell>
          <table:table-cell office:value-type="float" office:value="4858244.39">
            <text:p>4.858.244</text:p>
          </table:table-cell>
          <table:table-cell office:value-type="float" office:value="4814696.11">
            <text:p>4.814.696</text:p>
          </table:table-cell>
          <table:table-cell table:number-columns-repeated="3"/>
          <table:table-cell office:value-type="float" office:value="4814696.11">
            <text:p>4.814.696</text:p>
          </table:table-cell>
          <table:table-cell table:number-columns-repeated="3"/>
          <table:table-cell office:value-type="float" office:value="4814696.11">
            <text:p>4.814.696</text:p>
          </table:table-cell>
          <table:table-cell office:value-type="float" office:value="-408972.84">
            <text:p>-408.973</text:p>
          </table:table-cell>
          <table:table-cell office:value-type="float" office:value="1092631.59">
            <text:p>1.092.632</text:p>
          </table:table-cell>
          <table:table-cell office:value-type="float" office:value="5498354.86">
            <text:p>5.498.35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3170041.28">
            <text:p>-3.170.041</text:p>
          </table:table-cell>
          <table:table-cell/>
          <table:table-cell table:style-name="ce12" office:value-type="float" office:value="-5600">
            <text:p>-5.600</text:p>
          </table:table-cell>
          <table:table-cell table:style-name="ce12" office:value-type="float" office:value="-80000">
            <text:p>-80.000</text:p>
          </table:table-cell>
          <table:table-cell office:value-type="float" office:value="-37700">
            <text:p>-37.700</text:p>
          </table:table-cell>
          <table:table-cell table:style-name="ce12" office:value-type="float" office:value="-320000">
            <text:p>-320.000</text:p>
          </table:table-cell>
          <table:table-cell/>
          <table:table-cell office:value-type="float" office:value="-3613341.28">
            <text:p>-3.613.341</text:p>
          </table:table-cell>
          <table:table-cell office:value-type="float" office:value="3291962.25">
            <text:p>3.291.962</text:p>
          </table:table-cell>
          <table:table-cell office:value-type="float" office:value="191204.4">
            <text:p>191.204</text:p>
          </table:table-cell>
          <table:table-cell office:value-type="float" office:value="6668972.28">
            <text:p>6.668.972</text:p>
          </table:table-cell>
          <table:table-cell office:value-type="float" office:value="8369.01">
            <text:p>8.369</text:p>
          </table:table-cell>
          <table:table-cell/>
          <table:table-cell office:value-type="float" office:value="332991.44">
            <text:p>332.991</text:p>
          </table:table-cell>
          <table:table-cell office:value-type="float" office:value="10493499.38">
            <text:p>10.493.499</text:p>
          </table:table-cell>
          <table:table-cell office:value-type="float" office:value="6880158.1">
            <text:p>6.880.158</text:p>
          </table:table-cell>
          <table:table-cell table:number-columns-repeated="3"/>
          <table:table-cell office:value-type="float" office:value="6880158.1">
            <text:p>6.880.158</text:p>
          </table:table-cell>
          <table:table-cell table:number-columns-repeated="3"/>
          <table:table-cell office:value-type="float" office:value="6880158.1">
            <text:p>6.880.158</text:p>
          </table:table-cell>
          <table:table-cell office:value-type="float" office:value="-413795.7">
            <text:p>-413.796</text:p>
          </table:table-cell>
          <table:table-cell office:value-type="float" office:value="1168417.31">
            <text:p>1.168.417</text:p>
          </table:table-cell>
          <table:table-cell office:value-type="float" office:value="7634779.71">
            <text:p>7.634.78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730000">
            <text:p>-1.730.000</text:p>
          </table:table-cell>
          <table:table-cell/>
          <table:table-cell table:style-name="ce12" office:value-type="float" office:value="-5600">
            <text:p>-5.600</text:p>
          </table:table-cell>
          <table:table-cell table:style-name="ce12" office:value-type="float" office:value="-80000">
            <text:p>-80.000</text:p>
          </table:table-cell>
          <table:table-cell office:value-type="float" office:value="-67700">
            <text:p>-67.700</text:p>
          </table:table-cell>
          <table:table-cell table:style-name="ce12" office:value-type="float" office:value="-320000">
            <text:p>-320.000</text:p>
          </table:table-cell>
          <table:table-cell/>
          <table:table-cell office:value-type="float" office:value="-2203300">
            <text:p>-2.203.300</text:p>
          </table:table-cell>
          <table:table-cell office:value-type="float" office:value="3290923.86">
            <text:p>3.290.924</text:p>
          </table:table-cell>
          <table:table-cell office:value-type="float" office:value="265565.76">
            <text:p>265.566</text:p>
          </table:table-cell>
          <table:table-cell office:value-type="float" office:value="3688972.28">
            <text:p>3.688.972</text:p>
          </table:table-cell>
          <table:table-cell office:value-type="float" office:value="29460.68">
            <text:p>29.461</text:p>
          </table:table-cell>
          <table:table-cell/>
          <table:table-cell office:value-type="float" office:value="334102.52">
            <text:p>334.103</text:p>
          </table:table-cell>
          <table:table-cell office:value-type="float" office:value="7609025.1">
            <text:p>7.609.025</text:p>
          </table:table-cell>
          <table:table-cell office:value-type="float" office:value="5405725.1">
            <text:p>5.405.725</text:p>
          </table:table-cell>
          <table:table-cell table:number-columns-repeated="3"/>
          <table:table-cell office:value-type="float" office:value="5405725.1">
            <text:p>5.405.725</text:p>
          </table:table-cell>
          <table:table-cell table:number-columns-repeated="3"/>
          <table:table-cell office:value-type="float" office:value="5405725.1">
            <text:p>5.405.725</text:p>
          </table:table-cell>
          <table:table-cell office:value-type="float" office:value="-414188.36">
            <text:p>-414.188</text:p>
          </table:table-cell>
          <table:table-cell office:value-type="float" office:value="1110987.01">
            <text:p>1.110.987</text:p>
          </table:table-cell>
          <table:table-cell office:value-type="float" office:value="6102523.75">
            <text:p>6.102.52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25000">
            <text:p>-625.000</text:p>
          </table:table-cell>
          <table:table-cell/>
          <table:table-cell table:style-name="ce12" office:value-type="float" office:value="-5600">
            <text:p>-5.600</text:p>
          </table:table-cell>
          <table:table-cell table:style-name="ce12" office:value-type="float" office:value="-80000">
            <text:p>-80.000</text:p>
          </table:table-cell>
          <table:table-cell office:value-type="float" office:value="-97700">
            <text:p>-97.700</text:p>
          </table:table-cell>
          <table:table-cell table:style-name="ce12" office:value-type="float" office:value="-300000">
            <text:p>-300.000</text:p>
          </table:table-cell>
          <table:table-cell/>
          <table:table-cell office:value-type="float" office:value="-1108300">
            <text:p>-1.108.300</text:p>
          </table:table-cell>
          <table:table-cell office:value-type="float" office:value="3225180.66">
            <text:p>3.225.181</text:p>
          </table:table-cell>
          <table:table-cell office:value-type="float" office:value="253781.58">
            <text:p>253.782</text:p>
          </table:table-cell>
          <table:table-cell office:value-type="float" office:value="1226472.28">
            <text:p>1.226.472</text:p>
          </table:table-cell>
          <table:table-cell office:value-type="float" office:value="30290.12">
            <text:p>30.290</text:p>
          </table:table-cell>
          <table:table-cell/>
          <table:table-cell office:value-type="float" office:value="333711.72">
            <text:p>333.712</text:p>
          </table:table-cell>
          <table:table-cell office:value-type="float" office:value="5069436.36">
            <text:p>5.069.436</text:p>
          </table:table-cell>
          <table:table-cell office:value-type="float" office:value="3961136.36">
            <text:p>3.961.136</text:p>
          </table:table-cell>
          <table:table-cell table:number-columns-repeated="3"/>
          <table:table-cell office:value-type="float" office:value="3961136.36">
            <text:p>3.961.136</text:p>
          </table:table-cell>
          <table:table-cell table:number-columns-repeated="3"/>
          <table:table-cell office:value-type="float" office:value="3961136.36">
            <text:p>3.961.136</text:p>
          </table:table-cell>
          <table:table-cell office:value-type="float" office:value="-413792.66">
            <text:p>-413.793</text:p>
          </table:table-cell>
          <table:table-cell office:value-type="float" office:value="1042281.99">
            <text:p>1.042.282</text:p>
          </table:table-cell>
          <table:table-cell office:value-type="float" office:value="4589625.69">
            <text:p>4.589.62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000000">
            <text:p>-1.000.000</text:p>
          </table:table-cell>
          <table:table-cell/>
          <table:table-cell table:style-name="ce12" office:value-type="float" office:value="-5600">
            <text:p>-5.600</text:p>
          </table:table-cell>
          <table:table-cell table:style-name="ce12" office:value-type="float" office:value="-80000">
            <text:p>-80.000</text:p>
          </table:table-cell>
          <table:table-cell office:value-type="float" office:value="-97700">
            <text:p>-97.700</text:p>
          </table:table-cell>
          <table:table-cell table:style-name="ce12" office:value-type="float" office:value="-300000">
            <text:p>-300.000</text:p>
          </table:table-cell>
          <table:table-cell/>
          <table:table-cell office:value-type="float" office:value="-1483300">
            <text:p>-1.483.300</text:p>
          </table:table-cell>
          <table:table-cell office:value-type="float" office:value="3133399.13">
            <text:p>3.133.399</text:p>
          </table:table-cell>
          <table:table-cell office:value-type="float" office:value="242941.01">
            <text:p>242.941</text:p>
          </table:table-cell>
          <table:table-cell office:value-type="float" office:value="1226472.28">
            <text:p>1.226.472</text:p>
          </table:table-cell>
          <table:table-cell office:value-type="float" office:value="31243.94">
            <text:p>31.244</text:p>
          </table:table-cell>
          <table:table-cell/>
          <table:table-cell office:value-type="float" office:value="333684.08">
            <text:p>333.684</text:p>
          </table:table-cell>
          <table:table-cell office:value-type="float" office:value="4967740.44">
            <text:p>4.967.740</text:p>
          </table:table-cell>
          <table:table-cell office:value-type="float" office:value="3484440.44">
            <text:p>3.484.440</text:p>
          </table:table-cell>
          <table:table-cell table:number-columns-repeated="3"/>
          <table:table-cell office:value-type="float" office:value="3484440.44">
            <text:p>3.484.440</text:p>
          </table:table-cell>
          <table:table-cell table:number-columns-repeated="3"/>
          <table:table-cell office:value-type="float" office:value="3484440.44">
            <text:p>3.484.440</text:p>
          </table:table-cell>
          <table:table-cell office:value-type="float" office:value="-413791.35">
            <text:p>-413.791</text:p>
          </table:table-cell>
          <table:table-cell office:value-type="float" office:value="1040997.6">
            <text:p>1.040.998</text:p>
          </table:table-cell>
          <table:table-cell office:value-type="float" office:value="4111646.69">
            <text:p>4.111.64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103</text:p>
            <draw:g table:end-cell-address="Tabelle1.A619" table:end-x="0.41cm" table:end-y="0.016cm" draw:z-index="77" draw:name="SAPBEXq0001 U13C0F4E5B934D">
              <draw:custom-shape draw:name="SAPBEXq0001 U13C0F4E5B934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4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4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19" table:end-x="0.41cm" table:end-y="0.016cm" draw:z-index="263" draw:name="SAPBEXq0001 U13C0F4CFB184D">
              <draw:custom-shape draw:name="SAPBEXq0001 U13C0F4CFB184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Geoinformation und Kataster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20" table:end-x="0.41cm" table:end-y="0.016cm" draw:z-index="264" draw:name="SAPBEXq0001 U13C0F4CFB184E">
              <draw:custom-shape draw:name="SAPBEXq0001 U13C0F4CFB184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14208.46">
            <text:p>-214.208</text:p>
          </table:table-cell>
          <table:table-cell/>
          <table:table-cell table:style-name="ce12" office:value-type="float" office:value="-517649.2">
            <text:p>-517.649</text:p>
          </table:table-cell>
          <table:table-cell table:style-name="ce12" office:value-type="float" office:value="-20531.96">
            <text:p>-20.532</text:p>
          </table:table-cell>
          <table:table-cell office:value-type="float" office:value="-12991.66">
            <text:p>-12.992</text:p>
          </table:table-cell>
          <table:table-cell table:style-name="ce12" office:value-type="float" office:value="-636471.56">
            <text:p>-636.472</text:p>
          </table:table-cell>
          <table:table-cell/>
          <table:table-cell office:value-type="float" office:value="-1401852.84">
            <text:p>-1.401.853</text:p>
          </table:table-cell>
          <table:table-cell office:value-type="float" office:value="9092276.68">
            <text:p>9.092.277</text:p>
          </table:table-cell>
          <table:table-cell office:value-type="float" office:value="1328970.82">
            <text:p>1.328.971</text:p>
          </table:table-cell>
          <table:table-cell office:value-type="float" office:value="182973.87">
            <text:p>182.974</text:p>
          </table:table-cell>
          <table:table-cell office:value-type="float" office:value="2453640.9">
            <text:p>2.453.641</text:p>
          </table:table-cell>
          <table:table-cell/>
          <table:table-cell office:value-type="float" office:value="448150.76">
            <text:p>448.151</text:p>
          </table:table-cell>
          <table:table-cell office:value-type="float" office:value="13506013.03">
            <text:p>13.506.013</text:p>
          </table:table-cell>
          <table:table-cell office:value-type="float" office:value="12104160.19">
            <text:p>12.104.160</text:p>
          </table:table-cell>
          <table:table-cell table:number-columns-repeated="3"/>
          <table:table-cell office:value-type="float" office:value="12104160.19">
            <text:p>12.104.160</text:p>
          </table:table-cell>
          <table:table-cell table:style-name="ce12" office:value-type="float" office:value="-29.68">
            <text:p>-30</text:p>
          </table:table-cell>
          <table:table-cell table:style-name="ce12" office:value-type="float" office:value="64.32">
            <text:p>64</text:p>
          </table:table-cell>
          <table:table-cell table:style-name="ce13" office:value-type="float" office:value="34.64">
            <text:p>35</text:p>
          </table:table-cell>
          <table:table-cell office:value-type="float" office:value="12104194.83">
            <text:p>12.104.195</text:p>
          </table:table-cell>
          <table:table-cell office:value-type="float" office:value="-2335909.52">
            <text:p>-2.335.910</text:p>
          </table:table-cell>
          <table:table-cell office:value-type="float" office:value="1725962.57">
            <text:p>1.725.963</text:p>
          </table:table-cell>
          <table:table-cell office:value-type="float" office:value="11494247.88">
            <text:p>11.494.24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75.61">
            <text:p>-876</text:p>
          </table:table-cell>
          <table:table-cell/>
          <table:table-cell table:style-name="ce12" office:value-type="float" office:value="-744900">
            <text:p>-744.900</text:p>
          </table:table-cell>
          <table:table-cell table:style-name="ce12" office:value-type="float" office:value="-50100">
            <text:p>-50.100</text:p>
          </table:table-cell>
          <table:table-cell office:value-type="float" office:value="-642.24">
            <text:p>-642</text:p>
          </table:table-cell>
          <table:table-cell table:style-name="ce12" office:value-type="float" office:value="-600">
            <text:p>-600</text:p>
          </table:table-cell>
          <table:table-cell/>
          <table:table-cell office:value-type="float" office:value="-797117.85">
            <text:p>-797.118</text:p>
          </table:table-cell>
          <table:table-cell office:value-type="float" office:value="8823792.78">
            <text:p>8.823.793</text:p>
          </table:table-cell>
          <table:table-cell office:value-type="float" office:value="422070.02">
            <text:p>422.070</text:p>
          </table:table-cell>
          <table:table-cell office:value-type="float" office:value="636068.42">
            <text:p>636.068</text:p>
          </table:table-cell>
          <table:table-cell office:value-type="float" office:value="74992.65">
            <text:p>74.993</text:p>
          </table:table-cell>
          <table:table-cell/>
          <table:table-cell office:value-type="float" office:value="830612.72">
            <text:p>830.613</text:p>
          </table:table-cell>
          <table:table-cell office:value-type="float" office:value="10787536.59">
            <text:p>10.787.537</text:p>
          </table:table-cell>
          <table:table-cell office:value-type="float" office:value="9990418.74">
            <text:p>9.990.419</text:p>
          </table:table-cell>
          <table:table-cell table:number-columns-repeated="3"/>
          <table:table-cell office:value-type="float" office:value="9990418.74">
            <text:p>9.990.419</text:p>
          </table:table-cell>
          <table:table-cell table:number-columns-repeated="3"/>
          <table:table-cell office:value-type="float" office:value="9990418.74">
            <text:p>9.990.419</text:p>
          </table:table-cell>
          <table:table-cell office:value-type="float" office:value="-989861.04">
            <text:p>-989.861</text:p>
          </table:table-cell>
          <table:table-cell office:value-type="float" office:value="1805470.8">
            <text:p>1.805.471</text:p>
          </table:table-cell>
          <table:table-cell office:value-type="float" office:value="10806028.5">
            <text:p>10.806.029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324700">
            <text:p>-324.700</text:p>
          </table:table-cell>
          <table:table-cell table:style-name="ce12" office:value-type="float" office:value="-377900">
            <text:p>-377.900</text:p>
          </table:table-cell>
          <table:table-cell office:value-type="float" office:value="-641.52">
            <text:p>-642</text:p>
          </table:table-cell>
          <table:table-cell table:style-name="ce12" office:value-type="float" office:value="-600">
            <text:p>-600</text:p>
          </table:table-cell>
          <table:table-cell/>
          <table:table-cell office:value-type="float" office:value="-703841.52">
            <text:p>-703.842</text:p>
          </table:table-cell>
          <table:table-cell office:value-type="float" office:value="8402001.29">
            <text:p>8.402.001</text:p>
          </table:table-cell>
          <table:table-cell office:value-type="float" office:value="565737.65">
            <text:p>565.738</text:p>
          </table:table-cell>
          <table:table-cell office:value-type="float" office:value="636537.03">
            <text:p>636.537</text:p>
          </table:table-cell>
          <table:table-cell office:value-type="float" office:value="22446.87">
            <text:p>22.447</text:p>
          </table:table-cell>
          <table:table-cell/>
          <table:table-cell office:value-type="float" office:value="827178.32">
            <text:p>827.178</text:p>
          </table:table-cell>
          <table:table-cell office:value-type="float" office:value="10453901.16">
            <text:p>10.453.901</text:p>
          </table:table-cell>
          <table:table-cell office:value-type="float" office:value="9750059.64">
            <text:p>9.750.060</text:p>
          </table:table-cell>
          <table:table-cell table:number-columns-repeated="3"/>
          <table:table-cell office:value-type="float" office:value="9750059.64">
            <text:p>9.750.060</text:p>
          </table:table-cell>
          <table:table-cell table:number-columns-repeated="3"/>
          <table:table-cell office:value-type="float" office:value="9750059.64">
            <text:p>9.750.060</text:p>
          </table:table-cell>
          <table:table-cell office:value-type="float" office:value="-982434.93">
            <text:p>-982.435</text:p>
          </table:table-cell>
          <table:table-cell office:value-type="float" office:value="1768789.38">
            <text:p>1.768.789</text:p>
          </table:table-cell>
          <table:table-cell office:value-type="float" office:value="10536414.09">
            <text:p>10.536.41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92389.03">
            <text:p>-192.389</text:p>
          </table:table-cell>
          <table:table-cell/>
          <table:table-cell table:style-name="ce12" office:value-type="float" office:value="-312700">
            <text:p>-312.700</text:p>
          </table:table-cell>
          <table:table-cell table:style-name="ce12" office:value-type="float" office:value="-389800">
            <text:p>-389.800</text:p>
          </table:table-cell>
          <table:table-cell table:style-name="ce11"/>
          <table:table-cell table:number-columns-repeated="2"/>
          <table:table-cell office:value-type="float" office:value="-894889.03">
            <text:p>-894.889</text:p>
          </table:table-cell>
          <table:table-cell office:value-type="float" office:value="8266226.19">
            <text:p>8.266.226</text:p>
          </table:table-cell>
          <table:table-cell office:value-type="float" office:value="415394.48">
            <text:p>415.394</text:p>
          </table:table-cell>
          <table:table-cell office:value-type="float" office:value="649675.5">
            <text:p>649.676</text:p>
          </table:table-cell>
          <table:table-cell office:value-type="float" office:value="978268.07">
            <text:p>978.268</text:p>
          </table:table-cell>
          <table:table-cell/>
          <table:table-cell office:value-type="float" office:value="832182.88">
            <text:p>832.183</text:p>
          </table:table-cell>
          <table:table-cell office:value-type="float" office:value="11141747.12">
            <text:p>11.141.747</text:p>
          </table:table-cell>
          <table:table-cell office:value-type="float" office:value="10246858.09">
            <text:p>10.246.858</text:p>
          </table:table-cell>
          <table:table-cell table:number-columns-repeated="3"/>
          <table:table-cell office:value-type="float" office:value="10246858.09">
            <text:p>10.246.858</text:p>
          </table:table-cell>
          <table:table-cell table:number-columns-repeated="3"/>
          <table:table-cell office:value-type="float" office:value="10246858.09">
            <text:p>10.246.858</text:p>
          </table:table-cell>
          <table:table-cell office:value-type="float" office:value="-553709.05">
            <text:p>-553.709</text:p>
          </table:table-cell>
          <table:table-cell office:value-type="float" office:value="1646205.82">
            <text:p>1.646.206</text:p>
          </table:table-cell>
          <table:table-cell office:value-type="float" office:value="11339354.86">
            <text:p>11.339.35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87543.46">
            <text:p>-187.543</text:p>
          </table:table-cell>
          <table:table-cell/>
          <table:table-cell table:style-name="ce12" office:value-type="float" office:value="-312700">
            <text:p>-312.700</text:p>
          </table:table-cell>
          <table:table-cell table:style-name="ce12" office:value-type="float" office:value="-389800">
            <text:p>-389.800</text:p>
          </table:table-cell>
          <table:table-cell table:style-name="ce11"/>
          <table:table-cell table:number-columns-repeated="2"/>
          <table:table-cell office:value-type="float" office:value="-890043.46">
            <text:p>-890.043</text:p>
          </table:table-cell>
          <table:table-cell office:value-type="float" office:value="8253849.51">
            <text:p>8.253.850</text:p>
          </table:table-cell>
          <table:table-cell office:value-type="float" office:value="607869.48">
            <text:p>607.869</text:p>
          </table:table-cell>
          <table:table-cell office:value-type="float" office:value="649675.49">
            <text:p>649.675</text:p>
          </table:table-cell>
          <table:table-cell office:value-type="float" office:value="982876.02">
            <text:p>982.876</text:p>
          </table:table-cell>
          <table:table-cell/>
          <table:table-cell office:value-type="float" office:value="834677.56">
            <text:p>834.678</text:p>
          </table:table-cell>
          <table:table-cell office:value-type="float" office:value="11328948.06">
            <text:p>11.328.948</text:p>
          </table:table-cell>
          <table:table-cell office:value-type="float" office:value="10438904.6">
            <text:p>10.438.905</text:p>
          </table:table-cell>
          <table:table-cell table:number-columns-repeated="3"/>
          <table:table-cell office:value-type="float" office:value="10438904.6">
            <text:p>10.438.905</text:p>
          </table:table-cell>
          <table:table-cell table:number-columns-repeated="3"/>
          <table:table-cell office:value-type="float" office:value="10438904.6">
            <text:p>10.438.905</text:p>
          </table:table-cell>
          <table:table-cell office:value-type="float" office:value="-553789.94">
            <text:p>-553.790</text:p>
          </table:table-cell>
          <table:table-cell office:value-type="float" office:value="1664650.99">
            <text:p>1.664.651</text:p>
          </table:table-cell>
          <table:table-cell office:value-type="float" office:value="11549765.65">
            <text:p>11.549.766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83176.79">
            <text:p>-183.177</text:p>
          </table:table-cell>
          <table:table-cell/>
          <table:table-cell table:style-name="ce12" office:value-type="float" office:value="-312700">
            <text:p>-312.700</text:p>
          </table:table-cell>
          <table:table-cell table:style-name="ce12" office:value-type="float" office:value="-389800">
            <text:p>-389.800</text:p>
          </table:table-cell>
          <table:table-cell table:style-name="ce11"/>
          <table:table-cell table:number-columns-repeated="2"/>
          <table:table-cell office:value-type="float" office:value="-885676.79">
            <text:p>-885.677</text:p>
          </table:table-cell>
          <table:table-cell office:value-type="float" office:value="8152237.8">
            <text:p>8.152.238</text:p>
          </table:table-cell>
          <table:table-cell office:value-type="float" office:value="600749.02">
            <text:p>600.749</text:p>
          </table:table-cell>
          <table:table-cell office:value-type="float" office:value="649675.49">
            <text:p>649.675</text:p>
          </table:table-cell>
          <table:table-cell office:value-type="float" office:value="988636.39">
            <text:p>988.636</text:p>
          </table:table-cell>
          <table:table-cell/>
          <table:table-cell office:value-type="float" office:value="833883.52">
            <text:p>833.884</text:p>
          </table:table-cell>
          <table:table-cell office:value-type="float" office:value="11225182.22">
            <text:p>11.225.182</text:p>
          </table:table-cell>
          <table:table-cell office:value-type="float" office:value="10339505.43">
            <text:p>10.339.505</text:p>
          </table:table-cell>
          <table:table-cell table:number-columns-repeated="3"/>
          <table:table-cell office:value-type="float" office:value="10339505.43">
            <text:p>10.339.505</text:p>
          </table:table-cell>
          <table:table-cell table:number-columns-repeated="3"/>
          <table:table-cell office:value-type="float" office:value="10339505.43">
            <text:p>10.339.505</text:p>
          </table:table-cell>
          <table:table-cell office:value-type="float" office:value="-553229.47">
            <text:p>-553.229</text:p>
          </table:table-cell>
          <table:table-cell office:value-type="float" office:value="1653112.56">
            <text:p>1.653.113</text:p>
          </table:table-cell>
          <table:table-cell office:value-type="float" office:value="11439388.52">
            <text:p>11.439.38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76828.29">
            <text:p>-176.828</text:p>
          </table:table-cell>
          <table:table-cell/>
          <table:table-cell table:style-name="ce12" office:value-type="float" office:value="-312700">
            <text:p>-312.700</text:p>
          </table:table-cell>
          <table:table-cell table:style-name="ce12" office:value-type="float" office:value="-389800">
            <text:p>-389.800</text:p>
          </table:table-cell>
          <table:table-cell table:style-name="ce11"/>
          <table:table-cell table:number-columns-repeated="2"/>
          <table:table-cell office:value-type="float" office:value="-879328.29">
            <text:p>-879.328</text:p>
          </table:table-cell>
          <table:table-cell office:value-type="float" office:value="7505274.44">
            <text:p>7.505.274</text:p>
          </table:table-cell>
          <table:table-cell office:value-type="float" office:value="569611.56">
            <text:p>569.612</text:p>
          </table:table-cell>
          <table:table-cell office:value-type="float" office:value="649675.5">
            <text:p>649.676</text:p>
          </table:table-cell>
          <table:table-cell office:value-type="float" office:value="992290.98">
            <text:p>992.291</text:p>
          </table:table-cell>
          <table:table-cell/>
          <table:table-cell office:value-type="float" office:value="833793.52">
            <text:p>833.794</text:p>
          </table:table-cell>
          <table:table-cell office:value-type="float" office:value="10550646">
            <text:p>10.550.646</text:p>
          </table:table-cell>
          <table:table-cell office:value-type="float" office:value="9671317.71">
            <text:p>9.671.318</text:p>
          </table:table-cell>
          <table:table-cell table:number-columns-repeated="3"/>
          <table:table-cell office:value-type="float" office:value="9671317.71">
            <text:p>9.671.318</text:p>
          </table:table-cell>
          <table:table-cell table:number-columns-repeated="3"/>
          <table:table-cell office:value-type="float" office:value="9671317.71">
            <text:p>9.671.318</text:p>
          </table:table-cell>
          <table:table-cell office:value-type="float" office:value="-553229.47">
            <text:p>-553.229</text:p>
          </table:table-cell>
          <table:table-cell office:value-type="float" office:value="1637634.09">
            <text:p>1.637.634</text:p>
          </table:table-cell>
          <table:table-cell office:value-type="float" office:value="10755722.33">
            <text:p>10.755.72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201</text:p>
            <draw:g table:end-cell-address="Tabelle1.A627" table:end-x="0.41cm" table:end-y="0.016cm" draw:z-index="78" draw:name="SAPBEXq0001 U13C0F4E5B934E">
              <draw:custom-shape draw:name="SAPBEXq0001 U13C0F4E5B934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4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4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27" table:end-x="0.41cm" table:end-y="0.016cm" draw:z-index="265" draw:name="SAPBEXq0001 U13C0F4CFB184E">
              <draw:custom-shape draw:name="SAPBEXq0001 U13C0F4CFB184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auverwaltung und Wohn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28" table:end-x="0.41cm" table:end-y="0.016cm" draw:z-index="266" draw:name="SAPBEXq0001 U13C0F4CFB184F">
              <draw:custom-shape draw:name="SAPBEXq0001 U13C0F4CFB184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85.86">
            <text:p>-86</text:p>
          </table:table-cell>
          <table:table-cell/>
          <table:table-cell table:style-name="ce12" office:value-type="float" office:value="-92982.8">
            <text:p>-92.983</text:p>
          </table:table-cell>
          <table:table-cell/>
          <table:table-cell office:value-type="float" office:value="-79256.01">
            <text:p>-79.256</text:p>
          </table:table-cell>
          <table:table-cell table:style-name="ce12" office:value-type="float" office:value="-218388.98">
            <text:p>-218.389</text:p>
          </table:table-cell>
          <table:table-cell table:style-name="ce12" office:value-type="float" office:value="-180.5">
            <text:p>-181</text:p>
          </table:table-cell>
          <table:table-cell office:value-type="float" office:value="-390894.15">
            <text:p>-390.894</text:p>
          </table:table-cell>
          <table:table-cell office:value-type="float" office:value="2100131.29">
            <text:p>2.100.131</text:p>
          </table:table-cell>
          <table:table-cell office:value-type="float" office:value="519993.47">
            <text:p>519.993</text:p>
          </table:table-cell>
          <table:table-cell office:value-type="float" office:value="1342644.93">
            <text:p>1.342.645</text:p>
          </table:table-cell>
          <table:table-cell office:value-type="float" office:value="14454.01">
            <text:p>14.454</text:p>
          </table:table-cell>
          <table:table-cell table:style-name="ce12" office:value-type="float" office:value="11954.95">
            <text:p>11.955</text:p>
          </table:table-cell>
          <table:table-cell office:value-type="float" office:value="112887.87">
            <text:p>112.888</text:p>
          </table:table-cell>
          <table:table-cell office:value-type="float" office:value="4102066.52">
            <text:p>4.102.067</text:p>
          </table:table-cell>
          <table:table-cell office:value-type="float" office:value="3711172.37">
            <text:p>3.711.172</text:p>
          </table:table-cell>
          <table:table-cell table:style-name="ce12" office:value-type="float" office:value="-50">
            <text:p>-50</text:p>
          </table:table-cell>
          <table:table-cell/>
          <table:table-cell table:style-name="ce13" office:value-type="float" office:value="-50">
            <text:p>-50</text:p>
          </table:table-cell>
          <table:table-cell office:value-type="float" office:value="3711122.37">
            <text:p>3.711.122</text:p>
          </table:table-cell>
          <table:table-cell table:style-name="ce12" office:value-type="float" office:value="13.95">
            <text:p>14</text:p>
          </table:table-cell>
          <table:table-cell table:style-name="ce12" office:value-type="float" office:value="-27.74">
            <text:p>-28</text:p>
          </table:table-cell>
          <table:table-cell table:style-name="ce13" office:value-type="float" office:value="-13.79">
            <text:p>-14</text:p>
          </table:table-cell>
          <table:table-cell office:value-type="float" office:value="3711108.58">
            <text:p>3.711.109</text:p>
          </table:table-cell>
          <table:table-cell office:value-type="float" office:value="-1364612.19">
            <text:p>-1.364.612</text:p>
          </table:table-cell>
          <table:table-cell office:value-type="float" office:value="330978.45">
            <text:p>330.978</text:p>
          </table:table-cell>
          <table:table-cell office:value-type="float" office:value="2677474.84">
            <text:p>2.677.47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703800">
            <text:p>-1.703.800</text:p>
          </table:table-cell>
          <table:table-cell/>
          <table:table-cell table:style-name="ce12" office:value-type="float" office:value="-86000">
            <text:p>-86.000</text:p>
          </table:table-cell>
          <table:table-cell/>
          <table:table-cell office:value-type="float" office:value="-176862.04">
            <text:p>-176.862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1967862.04">
            <text:p>-1.967.862</text:p>
          </table:table-cell>
          <table:table-cell office:value-type="float" office:value="2001738.84">
            <text:p>2.001.739</text:p>
          </table:table-cell>
          <table:table-cell office:value-type="float" office:value="183468.84">
            <text:p>183.469</text:p>
          </table:table-cell>
          <table:table-cell office:value-type="float" office:value="3514382.93">
            <text:p>3.514.383</text:p>
          </table:table-cell>
          <table:table-cell office:value-type="float" office:value="4846.8">
            <text:p>4.847</text:p>
          </table:table-cell>
          <table:table-cell table:style-name="ce12" office:value-type="float" office:value="200500">
            <text:p>200.500</text:p>
          </table:table-cell>
          <table:table-cell office:value-type="float" office:value="170320.25">
            <text:p>170.320</text:p>
          </table:table-cell>
          <table:table-cell office:value-type="float" office:value="6075257.66">
            <text:p>6.075.258</text:p>
          </table:table-cell>
          <table:table-cell office:value-type="float" office:value="4107395.62">
            <text:p>4.107.396</text:p>
          </table:table-cell>
          <table:table-cell table:number-columns-repeated="3"/>
          <table:table-cell office:value-type="float" office:value="4107395.62">
            <text:p>4.107.396</text:p>
          </table:table-cell>
          <table:table-cell table:number-columns-repeated="3"/>
          <table:table-cell office:value-type="float" office:value="4107395.62">
            <text:p>4.107.396</text:p>
          </table:table-cell>
          <table:table-cell office:value-type="float" office:value="-271159.09">
            <text:p>-271.159</text:p>
          </table:table-cell>
          <table:table-cell office:value-type="float" office:value="476459.02">
            <text:p>476.459</text:p>
          </table:table-cell>
          <table:table-cell office:value-type="float" office:value="4312695.55">
            <text:p>4.312.69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5625900">
            <text:p>-5.625.900</text:p>
          </table:table-cell>
          <table:table-cell/>
          <table:table-cell table:style-name="ce12" office:value-type="float" office:value="-100000">
            <text:p>-100.000</text:p>
          </table:table-cell>
          <table:table-cell/>
          <table:table-cell office:value-type="float" office:value="-46361.32">
            <text:p>-46.361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5773461.32">
            <text:p>-5.773.461</text:p>
          </table:table-cell>
          <table:table-cell office:value-type="float" office:value="1908019.03">
            <text:p>1.908.019</text:p>
          </table:table-cell>
          <table:table-cell office:value-type="float" office:value="236215.74">
            <text:p>236.216</text:p>
          </table:table-cell>
          <table:table-cell office:value-type="float" office:value="6972126.42">
            <text:p>6.972.126</text:p>
          </table:table-cell>
          <table:table-cell office:value-type="float" office:value="2426.34">
            <text:p>2.426</text:p>
          </table:table-cell>
          <table:table-cell table:style-name="ce12" office:value-type="float" office:value="110000">
            <text:p>110.000</text:p>
          </table:table-cell>
          <table:table-cell office:value-type="float" office:value="170320.2">
            <text:p>170.320</text:p>
          </table:table-cell>
          <table:table-cell office:value-type="float" office:value="9399107.73">
            <text:p>9.399.108</text:p>
          </table:table-cell>
          <table:table-cell office:value-type="float" office:value="3625646.41">
            <text:p>3.625.646</text:p>
          </table:table-cell>
          <table:table-cell table:number-columns-repeated="3"/>
          <table:table-cell office:value-type="float" office:value="3625646.41">
            <text:p>3.625.646</text:p>
          </table:table-cell>
          <table:table-cell table:number-columns-repeated="3"/>
          <table:table-cell office:value-type="float" office:value="3625646.41">
            <text:p>3.625.646</text:p>
          </table:table-cell>
          <table:table-cell office:value-type="float" office:value="-270471.95">
            <text:p>-270.472</text:p>
          </table:table-cell>
          <table:table-cell office:value-type="float" office:value="464849.38">
            <text:p>464.849</text:p>
          </table:table-cell>
          <table:table-cell office:value-type="float" office:value="3820023.84">
            <text:p>3.820.02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23.28">
            <text:p>-223</text:p>
          </table:table-cell>
          <table:table-cell/>
          <table:table-cell table:style-name="ce12" office:value-type="float" office:value="-100000">
            <text:p>-100.000</text:p>
          </table:table-cell>
          <table:table-cell/>
          <table:table-cell office:value-type="float" office:value="-36000">
            <text:p>-36.000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137423.28">
            <text:p>-137.423</text:p>
          </table:table-cell>
          <table:table-cell office:value-type="float" office:value="1353885.48">
            <text:p>1.353.885</text:p>
          </table:table-cell>
          <table:table-cell office:value-type="float" office:value="107058.4">
            <text:p>107.058</text:p>
          </table:table-cell>
          <table:table-cell office:value-type="float" office:value="7159.43">
            <text:p>7.159</text:p>
          </table:table-cell>
          <table:table-cell office:value-type="float" office:value="3690.02">
            <text:p>3.690</text:p>
          </table:table-cell>
          <table:table-cell/>
          <table:table-cell office:value-type="float" office:value="61800.44">
            <text:p>61.800</text:p>
          </table:table-cell>
          <table:table-cell office:value-type="float" office:value="1533593.77">
            <text:p>1.533.594</text:p>
          </table:table-cell>
          <table:table-cell office:value-type="float" office:value="1396170.49">
            <text:p>1.396.170</text:p>
          </table:table-cell>
          <table:table-cell table:number-columns-repeated="3"/>
          <table:table-cell office:value-type="float" office:value="1396170.49">
            <text:p>1.396.170</text:p>
          </table:table-cell>
          <table:table-cell table:number-columns-repeated="3"/>
          <table:table-cell office:value-type="float" office:value="1396170.49">
            <text:p>1.396.170</text:p>
          </table:table-cell>
          <table:table-cell table:style-name="ce11"/>
          <table:table-cell office:value-type="float" office:value="113580.5">
            <text:p>113.581</text:p>
          </table:table-cell>
          <table:table-cell office:value-type="float" office:value="1509750.99">
            <text:p>1.509.751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23.29">
            <text:p>-223</text:p>
          </table:table-cell>
          <table:table-cell/>
          <table:table-cell table:style-name="ce12" office:value-type="float" office:value="-100000">
            <text:p>-100.000</text:p>
          </table:table-cell>
          <table:table-cell/>
          <table:table-cell office:value-type="float" office:value="-36000">
            <text:p>-36.000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137423.29">
            <text:p>-137.423</text:p>
          </table:table-cell>
          <table:table-cell office:value-type="float" office:value="1379555.4">
            <text:p>1.379.555</text:p>
          </table:table-cell>
          <table:table-cell office:value-type="float" office:value="152475.48">
            <text:p>152.475</text:p>
          </table:table-cell>
          <table:table-cell office:value-type="float" office:value="7161.43">
            <text:p>7.161</text:p>
          </table:table-cell>
          <table:table-cell office:value-type="float" office:value="3690.16">
            <text:p>3.690</text:p>
          </table:table-cell>
          <table:table-cell/>
          <table:table-cell office:value-type="float" office:value="62398.88">
            <text:p>62.399</text:p>
          </table:table-cell>
          <table:table-cell office:value-type="float" office:value="1605281.35">
            <text:p>1.605.281</text:p>
          </table:table-cell>
          <table:table-cell office:value-type="float" office:value="1467858.06">
            <text:p>1.467.858</text:p>
          </table:table-cell>
          <table:table-cell table:number-columns-repeated="3"/>
          <table:table-cell office:value-type="float" office:value="1467858.06">
            <text:p>1.467.858</text:p>
          </table:table-cell>
          <table:table-cell table:number-columns-repeated="3"/>
          <table:table-cell office:value-type="float" office:value="1467858.06">
            <text:p>1.467.858</text:p>
          </table:table-cell>
          <table:table-cell table:style-name="ce11"/>
          <table:table-cell office:value-type="float" office:value="117389.62">
            <text:p>117.390</text:p>
          </table:table-cell>
          <table:table-cell office:value-type="float" office:value="1585247.68">
            <text:p>1.585.24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23.28">
            <text:p>-223</text:p>
          </table:table-cell>
          <table:table-cell/>
          <table:table-cell table:style-name="ce12" office:value-type="float" office:value="-100000">
            <text:p>-100.000</text:p>
          </table:table-cell>
          <table:table-cell/>
          <table:table-cell office:value-type="float" office:value="-36000">
            <text:p>-36.000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137423.28">
            <text:p>-137.423</text:p>
          </table:table-cell>
          <table:table-cell office:value-type="float" office:value="1336821.28">
            <text:p>1.336.821</text:p>
          </table:table-cell>
          <table:table-cell office:value-type="float" office:value="144430.48">
            <text:p>144.430</text:p>
          </table:table-cell>
          <table:table-cell office:value-type="float" office:value="7161.43">
            <text:p>7.161</text:p>
          </table:table-cell>
          <table:table-cell office:value-type="float" office:value="3690.18">
            <text:p>3.690</text:p>
          </table:table-cell>
          <table:table-cell/>
          <table:table-cell office:value-type="float" office:value="62180.36">
            <text:p>62.180</text:p>
          </table:table-cell>
          <table:table-cell office:value-type="float" office:value="1554283.73">
            <text:p>1.554.284</text:p>
          </table:table-cell>
          <table:table-cell office:value-type="float" office:value="1416860.45">
            <text:p>1.416.860</text:p>
          </table:table-cell>
          <table:table-cell table:number-columns-repeated="3"/>
          <table:table-cell office:value-type="float" office:value="1416860.45">
            <text:p>1.416.860</text:p>
          </table:table-cell>
          <table:table-cell table:number-columns-repeated="3"/>
          <table:table-cell office:value-type="float" office:value="1416860.45">
            <text:p>1.416.860</text:p>
          </table:table-cell>
          <table:table-cell table:style-name="ce11"/>
          <table:table-cell office:value-type="float" office:value="114743.91">
            <text:p>114.744</text:p>
          </table:table-cell>
          <table:table-cell office:value-type="float" office:value="1531604.36">
            <text:p>1.531.60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14.84">
            <text:p>-215</text:p>
          </table:table-cell>
          <table:table-cell/>
          <table:table-cell table:style-name="ce12" office:value-type="float" office:value="-100000">
            <text:p>-100.000</text:p>
          </table:table-cell>
          <table:table-cell/>
          <table:table-cell office:value-type="float" office:value="-36000">
            <text:p>-36.000</text:p>
          </table:table-cell>
          <table:table-cell table:style-name="ce12" office:value-type="float" office:value="-1200">
            <text:p>-1.200</text:p>
          </table:table-cell>
          <table:table-cell/>
          <table:table-cell office:value-type="float" office:value="-137414.84">
            <text:p>-137.415</text:p>
          </table:table-cell>
          <table:table-cell office:value-type="float" office:value="1300861.78">
            <text:p>1.300.862</text:p>
          </table:table-cell>
          <table:table-cell office:value-type="float" office:value="137667.72">
            <text:p>137.668</text:p>
          </table:table-cell>
          <table:table-cell office:value-type="float" office:value="7159.43">
            <text:p>7.159</text:p>
          </table:table-cell>
          <table:table-cell office:value-type="float" office:value="3681">
            <text:p>3.681</text:p>
          </table:table-cell>
          <table:table-cell/>
          <table:table-cell office:value-type="float" office:value="62166.44">
            <text:p>62.166</text:p>
          </table:table-cell>
          <table:table-cell office:value-type="float" office:value="1511536.37">
            <text:p>1.511.536</text:p>
          </table:table-cell>
          <table:table-cell office:value-type="float" office:value="1374121.53">
            <text:p>1.374.122</text:p>
          </table:table-cell>
          <table:table-cell table:number-columns-repeated="3"/>
          <table:table-cell office:value-type="float" office:value="1374121.53">
            <text:p>1.374.122</text:p>
          </table:table-cell>
          <table:table-cell table:number-columns-repeated="3"/>
          <table:table-cell office:value-type="float" office:value="1374121.53">
            <text:p>1.374.122</text:p>
          </table:table-cell>
          <table:table-cell table:style-name="ce11"/>
          <table:table-cell office:value-type="float" office:value="113994.9">
            <text:p>113.995</text:p>
          </table:table-cell>
          <table:table-cell office:value-type="float" office:value="1488116.43">
            <text:p>1.488.11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202</text:p>
            <draw:g table:end-cell-address="Tabelle1.A635" table:end-x="0.41cm" table:end-y="0.016cm" draw:z-index="79" draw:name="SAPBEXq0001 U13C0F4E5B934F">
              <draw:custom-shape draw:name="SAPBEXq0001 U13C0F4E5B934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4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4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35" table:end-x="0.41cm" table:end-y="0.016cm" draw:z-index="267" draw:name="SAPBEXq0001 U13C0F4CFB184F">
              <draw:custom-shape draw:name="SAPBEXq0001 U13C0F4CFB184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4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4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auordnung und Denkmalschutz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36" table:end-x="0.41cm" table:end-y="0.016cm" draw:z-index="268" draw:name="SAPBEXq0001 U13C0F4CFB1850">
              <draw:custom-shape draw:name="SAPBEXq0001 U13C0F4CFB185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5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5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6794.59">
            <text:p>-6.795</text:p>
          </table:table-cell>
          <table:table-cell/>
          <table:table-cell table:style-name="ce12" office:value-type="float" office:value="-2541167.3">
            <text:p>-2.541.167</text:p>
          </table:table-cell>
          <table:table-cell table:style-name="ce12" office:value-type="float" office:value="-29389.2">
            <text:p>-29.389</text:p>
          </table:table-cell>
          <table:table-cell office:value-type="float" office:value="-1423.47">
            <text:p>-1.423</text:p>
          </table:table-cell>
          <table:table-cell table:style-name="ce12" office:value-type="float" office:value="-599548.43">
            <text:p>-599.548</text:p>
          </table:table-cell>
          <table:table-cell/>
          <table:table-cell office:value-type="float" office:value="-3178322.99">
            <text:p>-3.178.323</text:p>
          </table:table-cell>
          <table:table-cell office:value-type="float" office:value="5082266.25">
            <text:p>5.082.266</text:p>
          </table:table-cell>
          <table:table-cell office:value-type="float" office:value="1425428.62">
            <text:p>1.425.429</text:p>
          </table:table-cell>
          <table:table-cell office:value-type="float" office:value="126981.15">
            <text:p>126.981</text:p>
          </table:table-cell>
          <table:table-cell office:value-type="float" office:value="21376.87">
            <text:p>21.377</text:p>
          </table:table-cell>
          <table:table-cell/>
          <table:table-cell office:value-type="float" office:value="248589.83">
            <text:p>248.590</text:p>
          </table:table-cell>
          <table:table-cell office:value-type="float" office:value="6904642.72">
            <text:p>6.904.643</text:p>
          </table:table-cell>
          <table:table-cell office:value-type="float" office:value="3726319.73">
            <text:p>3.726.320</text:p>
          </table:table-cell>
          <table:table-cell table:style-name="ce12" office:value-type="float" office:value="68">
            <text:p>68</text:p>
          </table:table-cell>
          <table:table-cell/>
          <table:table-cell table:style-name="ce13" office:value-type="float" office:value="68">
            <text:p>68</text:p>
          </table:table-cell>
          <table:table-cell office:value-type="float" office:value="3726387.73">
            <text:p>3.726.388</text:p>
          </table:table-cell>
          <table:table-cell table:style-name="ce12" office:value-type="float" office:value="-71.9">
            <text:p>-72</text:p>
          </table:table-cell>
          <table:table-cell table:style-name="ce12" office:value-type="float" office:value="147.89">
            <text:p>148</text:p>
          </table:table-cell>
          <table:table-cell table:style-name="ce13" office:value-type="float" office:value="75.99">
            <text:p>76</text:p>
          </table:table-cell>
          <table:table-cell office:value-type="float" office:value="3726463.72">
            <text:p>3.726.464</text:p>
          </table:table-cell>
          <table:table-cell office:value-type="float" office:value="-37649.2">
            <text:p>-37.649</text:p>
          </table:table-cell>
          <table:table-cell office:value-type="float" office:value="786592.13">
            <text:p>786.592</text:p>
          </table:table-cell>
          <table:table-cell office:value-type="float" office:value="4475406.65">
            <text:p>4.475.40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60.17">
            <text:p>-860</text:p>
          </table:table-cell>
          <table:table-cell/>
          <table:table-cell table:style-name="ce12" office:value-type="float" office:value="-2457600">
            <text:p>-2.457.600</text:p>
          </table:table-cell>
          <table:table-cell/>
          <table:table-cell office:value-type="float" office:value="-21291.16">
            <text:p>-21.291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20251.33">
            <text:p>-2.520.251</text:p>
          </table:table-cell>
          <table:table-cell office:value-type="float" office:value="5308149.1">
            <text:p>5.308.149</text:p>
          </table:table-cell>
          <table:table-cell office:value-type="float" office:value="469666.88">
            <text:p>469.667</text:p>
          </table:table-cell>
          <table:table-cell office:value-type="float" office:value="189634.51">
            <text:p>189.635</text:p>
          </table:table-cell>
          <table:table-cell office:value-type="float" office:value="7291.16">
            <text:p>7.291</text:p>
          </table:table-cell>
          <table:table-cell/>
          <table:table-cell office:value-type="float" office:value="452057.4">
            <text:p>452.057</text:p>
          </table:table-cell>
          <table:table-cell office:value-type="float" office:value="6426799.05">
            <text:p>6.426.799</text:p>
          </table:table-cell>
          <table:table-cell office:value-type="float" office:value="3906547.72">
            <text:p>3.906.548</text:p>
          </table:table-cell>
          <table:table-cell table:number-columns-repeated="3"/>
          <table:table-cell office:value-type="float" office:value="3906547.72">
            <text:p>3.906.548</text:p>
          </table:table-cell>
          <table:table-cell table:number-columns-repeated="3"/>
          <table:table-cell office:value-type="float" office:value="3906547.72">
            <text:p>3.906.548</text:p>
          </table:table-cell>
          <table:table-cell office:value-type="float" office:value="-5706.6">
            <text:p>-5.707</text:p>
          </table:table-cell>
          <table:table-cell office:value-type="float" office:value="977270.82">
            <text:p>977.271</text:p>
          </table:table-cell>
          <table:table-cell office:value-type="float" office:value="4878111.94">
            <text:p>4.878.11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2509000">
            <text:p>-2.509.000</text:p>
          </table:table-cell>
          <table:table-cell/>
          <table:table-cell office:value-type="float" office:value="-21290.32">
            <text:p>-21.290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70790.32">
            <text:p>-2.570.790</text:p>
          </table:table-cell>
          <table:table-cell office:value-type="float" office:value="5269262.53">
            <text:p>5.269.263</text:p>
          </table:table-cell>
          <table:table-cell office:value-type="float" office:value="610394.89">
            <text:p>610.395</text:p>
          </table:table-cell>
          <table:table-cell office:value-type="float" office:value="190429.59">
            <text:p>190.430</text:p>
          </table:table-cell>
          <table:table-cell office:value-type="float" office:value="2327.03">
            <text:p>2.327</text:p>
          </table:table-cell>
          <table:table-cell/>
          <table:table-cell office:value-type="float" office:value="445811.92">
            <text:p>445.812</text:p>
          </table:table-cell>
          <table:table-cell office:value-type="float" office:value="6518225.96">
            <text:p>6.518.226</text:p>
          </table:table-cell>
          <table:table-cell office:value-type="float" office:value="3947435.64">
            <text:p>3.947.436</text:p>
          </table:table-cell>
          <table:table-cell table:number-columns-repeated="3"/>
          <table:table-cell office:value-type="float" office:value="3947435.64">
            <text:p>3.947.436</text:p>
          </table:table-cell>
          <table:table-cell table:number-columns-repeated="3"/>
          <table:table-cell office:value-type="float" office:value="3947435.64">
            <text:p>3.947.436</text:p>
          </table:table-cell>
          <table:table-cell office:value-type="float" office:value="-5706.6">
            <text:p>-5.707</text:p>
          </table:table-cell>
          <table:table-cell office:value-type="float" office:value="965385.05">
            <text:p>965.385</text:p>
          </table:table-cell>
          <table:table-cell office:value-type="float" office:value="4907114.09">
            <text:p>4.907.11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205.09">
            <text:p>-1.205</text:p>
          </table:table-cell>
          <table:table-cell/>
          <table:table-cell table:style-name="ce12" office:value-type="float" office:value="-2509000">
            <text:p>-2.509.000</text:p>
          </table:table-cell>
          <table:table-cell/>
          <table:table-cell office:value-type="float" office:value="-20500">
            <text:p>-20.500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71205.09">
            <text:p>-2.571.205</text:p>
          </table:table-cell>
          <table:table-cell office:value-type="float" office:value="5420203.99">
            <text:p>5.420.204</text:p>
          </table:table-cell>
          <table:table-cell office:value-type="float" office:value="464214.65">
            <text:p>464.215</text:p>
          </table:table-cell>
          <table:table-cell office:value-type="float" office:value="193027.75">
            <text:p>193.028</text:p>
          </table:table-cell>
          <table:table-cell office:value-type="float" office:value="4135.85">
            <text:p>4.136</text:p>
          </table:table-cell>
          <table:table-cell/>
          <table:table-cell office:value-type="float" office:value="498662.96">
            <text:p>498.663</text:p>
          </table:table-cell>
          <table:table-cell office:value-type="float" office:value="6580245.2">
            <text:p>6.580.245</text:p>
          </table:table-cell>
          <table:table-cell office:value-type="float" office:value="4009040.11">
            <text:p>4.009.040</text:p>
          </table:table-cell>
          <table:table-cell table:number-columns-repeated="3"/>
          <table:table-cell office:value-type="float" office:value="4009040.11">
            <text:p>4.009.040</text:p>
          </table:table-cell>
          <table:table-cell table:number-columns-repeated="3"/>
          <table:table-cell office:value-type="float" office:value="4009040.11">
            <text:p>4.009.040</text:p>
          </table:table-cell>
          <table:table-cell office:value-type="float" office:value="-5748.48">
            <text:p>-5.748</text:p>
          </table:table-cell>
          <table:table-cell office:value-type="float" office:value="919084.88">
            <text:p>919.085</text:p>
          </table:table-cell>
          <table:table-cell office:value-type="float" office:value="4922376.51">
            <text:p>4.922.377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159.81">
            <text:p>-1.160</text:p>
          </table:table-cell>
          <table:table-cell/>
          <table:table-cell table:style-name="ce12" office:value-type="float" office:value="-2527000">
            <text:p>-2.527.000</text:p>
          </table:table-cell>
          <table:table-cell/>
          <table:table-cell office:value-type="float" office:value="-20500">
            <text:p>-20.500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89159.81">
            <text:p>-2.589.160</text:p>
          </table:table-cell>
          <table:table-cell office:value-type="float" office:value="5409415.06">
            <text:p>5.409.415</text:p>
          </table:table-cell>
          <table:table-cell office:value-type="float" office:value="642970.88">
            <text:p>642.971</text:p>
          </table:table-cell>
          <table:table-cell office:value-type="float" office:value="193027.75">
            <text:p>193.028</text:p>
          </table:table-cell>
          <table:table-cell office:value-type="float" office:value="4932.88">
            <text:p>4.933</text:p>
          </table:table-cell>
          <table:table-cell/>
          <table:table-cell office:value-type="float" office:value="501181.52">
            <text:p>501.182</text:p>
          </table:table-cell>
          <table:table-cell office:value-type="float" office:value="6751528.09">
            <text:p>6.751.528</text:p>
          </table:table-cell>
          <table:table-cell office:value-type="float" office:value="4162368.28">
            <text:p>4.162.368</text:p>
          </table:table-cell>
          <table:table-cell table:number-columns-repeated="3"/>
          <table:table-cell office:value-type="float" office:value="4162368.28">
            <text:p>4.162.368</text:p>
          </table:table-cell>
          <table:table-cell table:number-columns-repeated="3"/>
          <table:table-cell office:value-type="float" office:value="4162368.28">
            <text:p>4.162.368</text:p>
          </table:table-cell>
          <table:table-cell office:value-type="float" office:value="-5748.48">
            <text:p>-5.748</text:p>
          </table:table-cell>
          <table:table-cell office:value-type="float" office:value="931571.22">
            <text:p>931.571</text:p>
          </table:table-cell>
          <table:table-cell office:value-type="float" office:value="5088191.02">
            <text:p>5.088.19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158.81">
            <text:p>-1.159</text:p>
          </table:table-cell>
          <table:table-cell/>
          <table:table-cell table:style-name="ce12" office:value-type="float" office:value="-2527000">
            <text:p>-2.527.000</text:p>
          </table:table-cell>
          <table:table-cell/>
          <table:table-cell office:value-type="float" office:value="-20500">
            <text:p>-20.500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89158.81">
            <text:p>-2.589.159</text:p>
          </table:table-cell>
          <table:table-cell office:value-type="float" office:value="5313211.86">
            <text:p>5.313.212</text:p>
          </table:table-cell>
          <table:table-cell office:value-type="float" office:value="619661.36">
            <text:p>619.661</text:p>
          </table:table-cell>
          <table:table-cell office:value-type="float" office:value="193027.75">
            <text:p>193.028</text:p>
          </table:table-cell>
          <table:table-cell office:value-type="float" office:value="5790.78">
            <text:p>5.791</text:p>
          </table:table-cell>
          <table:table-cell/>
          <table:table-cell office:value-type="float" office:value="500311.6">
            <text:p>500.312</text:p>
          </table:table-cell>
          <table:table-cell office:value-type="float" office:value="6632003.35">
            <text:p>6.632.003</text:p>
          </table:table-cell>
          <table:table-cell office:value-type="float" office:value="4042844.54">
            <text:p>4.042.845</text:p>
          </table:table-cell>
          <table:table-cell table:number-columns-repeated="3"/>
          <table:table-cell office:value-type="float" office:value="4042844.54">
            <text:p>4.042.845</text:p>
          </table:table-cell>
          <table:table-cell table:number-columns-repeated="3"/>
          <table:table-cell office:value-type="float" office:value="4042844.54">
            <text:p>4.042.845</text:p>
          </table:table-cell>
          <table:table-cell office:value-type="float" office:value="-5748.48">
            <text:p>-5.748</text:p>
          </table:table-cell>
          <table:table-cell office:value-type="float" office:value="923163.79">
            <text:p>923.164</text:p>
          </table:table-cell>
          <table:table-cell office:value-type="float" office:value="4960259.85">
            <text:p>4.960.26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934.99">
            <text:p>-935</text:p>
          </table:table-cell>
          <table:table-cell/>
          <table:table-cell table:style-name="ce12" office:value-type="float" office:value="-2527000">
            <text:p>-2.527.000</text:p>
          </table:table-cell>
          <table:table-cell/>
          <table:table-cell office:value-type="float" office:value="-20500">
            <text:p>-20.500</text:p>
          </table:table-cell>
          <table:table-cell table:style-name="ce12" office:value-type="float" office:value="-40500">
            <text:p>-40.500</text:p>
          </table:table-cell>
          <table:table-cell/>
          <table:table-cell office:value-type="float" office:value="-2588934.99">
            <text:p>-2.588.935</text:p>
          </table:table-cell>
          <table:table-cell office:value-type="float" office:value="5161014.67">
            <text:p>5.161.015</text:p>
          </table:table-cell>
          <table:table-cell office:value-type="float" office:value="598000.52">
            <text:p>598.001</text:p>
          </table:table-cell>
          <table:table-cell office:value-type="float" office:value="193027.75">
            <text:p>193.028</text:p>
          </table:table-cell>
          <table:table-cell office:value-type="float" office:value="6511.19">
            <text:p>6.511</text:p>
          </table:table-cell>
          <table:table-cell/>
          <table:table-cell office:value-type="float" office:value="500259.8">
            <text:p>500.260</text:p>
          </table:table-cell>
          <table:table-cell office:value-type="float" office:value="6458813.93">
            <text:p>6.458.814</text:p>
          </table:table-cell>
          <table:table-cell office:value-type="float" office:value="3869878.94">
            <text:p>3.869.879</text:p>
          </table:table-cell>
          <table:table-cell table:number-columns-repeated="3"/>
          <table:table-cell office:value-type="float" office:value="3869878.94">
            <text:p>3.869.879</text:p>
          </table:table-cell>
          <table:table-cell table:number-columns-repeated="3"/>
          <table:table-cell office:value-type="float" office:value="3869878.94">
            <text:p>3.869.879</text:p>
          </table:table-cell>
          <table:table-cell office:value-type="float" office:value="-5748.48">
            <text:p>-5.748</text:p>
          </table:table-cell>
          <table:table-cell office:value-type="float" office:value="920349.97">
            <text:p>920.350</text:p>
          </table:table-cell>
          <table:table-cell office:value-type="float" office:value="4784480.43">
            <text:p>4.784.48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1</text:p>
            <draw:g table:end-cell-address="Tabelle1.A643" table:end-x="0.41cm" table:end-y="0.016cm" draw:z-index="80" draw:name="SAPBEXq0001 U13C0F4E5B9350">
              <draw:custom-shape draw:name="SAPBEXq0001 U13C0F4E5B935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5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5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43" table:end-x="0.41cm" table:end-y="0.016cm" draw:z-index="269" draw:name="SAPBEXq0001 U13C0F4CFB1850">
              <draw:custom-shape draw:name="SAPBEXq0001 U13C0F4CFB185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5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5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bfallwirt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44" table:end-x="0.41cm" table:end-y="0.016cm" draw:z-index="270" draw:name="SAPBEXq0001 U13C0F4CFB1851">
              <draw:custom-shape draw:name="SAPBEXq0001 U13C0F4CFB185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5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5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8.86">
            <text:p>-39</text:p>
          </table:table-cell>
          <table:table-cell/>
          <table:table-cell table:style-name="ce12" office:value-type="float" office:value="-20.4">
            <text:p>-20</text:p>
          </table:table-cell>
          <table:table-cell/>
          <table:table-cell office:value-type="float" office:value="-40839.56">
            <text:p>-40.840</text:p>
          </table:table-cell>
          <table:table-cell table:style-name="ce12" office:value-type="float" office:value="-26909.77">
            <text:p>-26.910</text:p>
          </table:table-cell>
          <table:table-cell/>
          <table:table-cell office:value-type="float" office:value="-67808.59">
            <text:p>-67.809</text:p>
          </table:table-cell>
          <table:table-cell office:value-type="float" office:value="238112.03">
            <text:p>238.112</text:p>
          </table:table-cell>
          <table:table-cell office:value-type="float" office:value="67986.41">
            <text:p>67.986</text:p>
          </table:table-cell>
          <table:table-cell office:value-type="float" office:value="3461.18">
            <text:p>3.461</text:p>
          </table:table-cell>
          <table:table-cell office:value-type="float" office:value="532.9">
            <text:p>533</text:p>
          </table:table-cell>
          <table:table-cell/>
          <table:table-cell office:value-type="float" office:value="6203.38">
            <text:p>6.203</text:p>
          </table:table-cell>
          <table:table-cell office:value-type="float" office:value="316295.9">
            <text:p>316.296</text:p>
          </table:table-cell>
          <table:table-cell office:value-type="float" office:value="248487.31">
            <text:p>248.487</text:p>
          </table:table-cell>
          <table:table-cell table:number-columns-repeated="3"/>
          <table:table-cell office:value-type="float" office:value="248487.31">
            <text:p>248.487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-96.14">
            <text:p>-96</text:p>
          </table:table-cell>
          <table:table-cell table:style-name="ce13" office:value-type="float" office:value="-48.14">
            <text:p>-48</text:p>
          </table:table-cell>
          <table:table-cell office:value-type="float" office:value="248439.17">
            <text:p>248.439</text:p>
          </table:table-cell>
          <table:table-cell office:value-type="float" office:value="-45385.51">
            <text:p>-45.386</text:p>
          </table:table-cell>
          <table:table-cell office:value-type="float" office:value="70254.24">
            <text:p>70.254</text:p>
          </table:table-cell>
          <table:table-cell office:value-type="float" office:value="273307.9">
            <text:p>273.30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3.64">
            <text:p>-24</text:p>
          </table:table-cell>
          <table:table-cell table:number-columns-repeated="3"/>
          <table:table-cell office:value-type="float" office:value="-32904.48">
            <text:p>-32.904</text:p>
          </table:table-cell>
          <table:table-cell table:number-columns-repeated="2"/>
          <table:table-cell office:value-type="float" office:value="-32928.12">
            <text:p>-32.928</text:p>
          </table:table-cell>
          <table:table-cell office:value-type="float" office:value="256987.57">
            <text:p>256.988</text:p>
          </table:table-cell>
          <table:table-cell office:value-type="float" office:value="22627.56">
            <text:p>22.628</text:p>
          </table:table-cell>
          <table:table-cell office:value-type="float" office:value="5204.68">
            <text:p>5.205</text:p>
          </table:table-cell>
          <table:table-cell office:value-type="float" office:value="39.93">
            <text:p>40</text:p>
          </table:table-cell>
          <table:table-cell/>
          <table:table-cell office:value-type="float" office:value="11732.96">
            <text:p>11.733</text:p>
          </table:table-cell>
          <table:table-cell office:value-type="float" office:value="296592.7">
            <text:p>296.593</text:p>
          </table:table-cell>
          <table:table-cell office:value-type="float" office:value="263664.58">
            <text:p>263.665</text:p>
          </table:table-cell>
          <table:table-cell table:number-columns-repeated="3"/>
          <table:table-cell office:value-type="float" office:value="263664.58">
            <text:p>263.665</text:p>
          </table:table-cell>
          <table:table-cell table:number-columns-repeated="3"/>
          <table:table-cell office:value-type="float" office:value="263664.58">
            <text:p>263.665</text:p>
          </table:table-cell>
          <table:table-cell office:value-type="float" office:value="-124643">
            <text:p>-124.643</text:p>
          </table:table-cell>
          <table:table-cell office:value-type="float" office:value="173031.31">
            <text:p>173.031</text:p>
          </table:table-cell>
          <table:table-cell office:value-type="float" office:value="312052.89">
            <text:p>312.05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32904.36">
            <text:p>-32.904</text:p>
          </table:table-cell>
          <table:table-cell table:number-columns-repeated="2"/>
          <table:table-cell office:value-type="float" office:value="-32904.36">
            <text:p>-32.904</text:p>
          </table:table-cell>
          <table:table-cell office:value-type="float" office:value="259259.24">
            <text:p>259.259</text:p>
          </table:table-cell>
          <table:table-cell office:value-type="float" office:value="27519.32">
            <text:p>27.519</text:p>
          </table:table-cell>
          <table:table-cell office:value-type="float" office:value="5182.47">
            <text:p>5.182</text:p>
          </table:table-cell>
          <table:table-cell office:value-type="float" office:value="7.77">
            <text:p>8</text:p>
          </table:table-cell>
          <table:table-cell/>
          <table:table-cell office:value-type="float" office:value="11732.96">
            <text:p>11.733</text:p>
          </table:table-cell>
          <table:table-cell office:value-type="float" office:value="303701.76">
            <text:p>303.702</text:p>
          </table:table-cell>
          <table:table-cell office:value-type="float" office:value="270797.4">
            <text:p>270.797</text:p>
          </table:table-cell>
          <table:table-cell table:number-columns-repeated="3"/>
          <table:table-cell office:value-type="float" office:value="270797.4">
            <text:p>270.797</text:p>
          </table:table-cell>
          <table:table-cell table:number-columns-repeated="3"/>
          <table:table-cell office:value-type="float" office:value="270797.4">
            <text:p>270.797</text:p>
          </table:table-cell>
          <table:table-cell office:value-type="float" office:value="-122326.16">
            <text:p>-122.326</text:p>
          </table:table-cell>
          <table:table-cell office:value-type="float" office:value="170354.08">
            <text:p>170.354</text:p>
          </table:table-cell>
          <table:table-cell office:value-type="float" office:value="318825.32">
            <text:p>318.82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4.96">
            <text:p>-25</text:p>
          </table:table-cell>
          <table:table-cell table:number-columns-repeated="3"/>
          <table:table-cell office:value-type="float" office:value="-36020.88">
            <text:p>-36.021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7045.84">
            <text:p>-37.046</text:p>
          </table:table-cell>
          <table:table-cell office:value-type="float" office:value="271342.64">
            <text:p>271.343</text:p>
          </table:table-cell>
          <table:table-cell office:value-type="float" office:value="26092.2">
            <text:p>26.092</text:p>
          </table:table-cell>
          <table:table-cell office:value-type="float" office:value="4842.48">
            <text:p>4.842</text:p>
          </table:table-cell>
          <table:table-cell office:value-type="float" office:value="109.72">
            <text:p>110</text:p>
          </table:table-cell>
          <table:table-cell/>
          <table:table-cell office:value-type="float" office:value="15416.92">
            <text:p>15.417</text:p>
          </table:table-cell>
          <table:table-cell office:value-type="float" office:value="317803.96">
            <text:p>317.804</text:p>
          </table:table-cell>
          <table:table-cell office:value-type="float" office:value="280758.12">
            <text:p>280.758</text:p>
          </table:table-cell>
          <table:table-cell table:number-columns-repeated="3"/>
          <table:table-cell office:value-type="float" office:value="280758.12">
            <text:p>280.758</text:p>
          </table:table-cell>
          <table:table-cell table:number-columns-repeated="3"/>
          <table:table-cell office:value-type="float" office:value="280758.12">
            <text:p>280.758</text:p>
          </table:table-cell>
          <table:table-cell office:value-type="float" office:value="-46082">
            <text:p>-46.082</text:p>
          </table:table-cell>
          <table:table-cell office:value-type="float" office:value="72327.03">
            <text:p>72.327</text:p>
          </table:table-cell>
          <table:table-cell office:value-type="float" office:value="307003.15">
            <text:p>307.003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4.96">
            <text:p>-25</text:p>
          </table:table-cell>
          <table:table-cell table:number-columns-repeated="3"/>
          <table:table-cell office:value-type="float" office:value="-36020.88">
            <text:p>-36.021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7045.84">
            <text:p>-37.046</text:p>
          </table:table-cell>
          <table:table-cell office:value-type="float" office:value="301436.36">
            <text:p>301.436</text:p>
          </table:table-cell>
          <table:table-cell office:value-type="float" office:value="42495.48">
            <text:p>42.495</text:p>
          </table:table-cell>
          <table:table-cell office:value-type="float" office:value="4239.3">
            <text:p>4.239</text:p>
          </table:table-cell>
          <table:table-cell office:value-type="float" office:value="110.77">
            <text:p>111</text:p>
          </table:table-cell>
          <table:table-cell/>
          <table:table-cell office:value-type="float" office:value="15566.8">
            <text:p>15.567</text:p>
          </table:table-cell>
          <table:table-cell office:value-type="float" office:value="363848.71">
            <text:p>363.849</text:p>
          </table:table-cell>
          <table:table-cell office:value-type="float" office:value="326802.87">
            <text:p>326.803</text:p>
          </table:table-cell>
          <table:table-cell table:number-columns-repeated="3"/>
          <table:table-cell office:value-type="float" office:value="326802.87">
            <text:p>326.803</text:p>
          </table:table-cell>
          <table:table-cell table:number-columns-repeated="3"/>
          <table:table-cell office:value-type="float" office:value="326802.87">
            <text:p>326.803</text:p>
          </table:table-cell>
          <table:table-cell office:value-type="float" office:value="-46284.66">
            <text:p>-46.285</text:p>
          </table:table-cell>
          <table:table-cell office:value-type="float" office:value="74176.25">
            <text:p>74.176</text:p>
          </table:table-cell>
          <table:table-cell office:value-type="float" office:value="354694.46">
            <text:p>354.69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4.24">
            <text:p>-24</text:p>
          </table:table-cell>
          <table:table-cell table:number-columns-repeated="3"/>
          <table:table-cell office:value-type="float" office:value="-36020.88">
            <text:p>-36.021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7045.12">
            <text:p>-37.045</text:p>
          </table:table-cell>
          <table:table-cell office:value-type="float" office:value="301465.08">
            <text:p>301.465</text:p>
          </table:table-cell>
          <table:table-cell office:value-type="float" office:value="39899.88">
            <text:p>39.900</text:p>
          </table:table-cell>
          <table:table-cell office:value-type="float" office:value="4239.3">
            <text:p>4.239</text:p>
          </table:table-cell>
          <table:table-cell office:value-type="float" office:value="43.69">
            <text:p>44</text:p>
          </table:table-cell>
          <table:table-cell/>
          <table:table-cell office:value-type="float" office:value="15503.24">
            <text:p>15.503</text:p>
          </table:table-cell>
          <table:table-cell office:value-type="float" office:value="361151.19">
            <text:p>361.151</text:p>
          </table:table-cell>
          <table:table-cell office:value-type="float" office:value="324106.07">
            <text:p>324.106</text:p>
          </table:table-cell>
          <table:table-cell table:number-columns-repeated="3"/>
          <table:table-cell office:value-type="float" office:value="324106.07">
            <text:p>324.106</text:p>
          </table:table-cell>
          <table:table-cell table:number-columns-repeated="3"/>
          <table:table-cell office:value-type="float" office:value="324106.07">
            <text:p>324.106</text:p>
          </table:table-cell>
          <table:table-cell office:value-type="float" office:value="-46059.54">
            <text:p>-46.060</text:p>
          </table:table-cell>
          <table:table-cell office:value-type="float" office:value="73627.19">
            <text:p>73.627</text:p>
          </table:table-cell>
          <table:table-cell office:value-type="float" office:value="351673.72">
            <text:p>351.67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3.88">
            <text:p>-24</text:p>
          </table:table-cell>
          <table:table-cell table:number-columns-repeated="3"/>
          <table:table-cell office:value-type="float" office:value="-36020.88">
            <text:p>-36.021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7044.76">
            <text:p>-37.045</text:p>
          </table:table-cell>
          <table:table-cell office:value-type="float" office:value="304160.44">
            <text:p>304.160</text:p>
          </table:table-cell>
          <table:table-cell office:value-type="float" office:value="40104.22">
            <text:p>40.104</text:p>
          </table:table-cell>
          <table:table-cell office:value-type="float" office:value="4239.12">
            <text:p>4.239</text:p>
          </table:table-cell>
          <table:table-cell office:value-type="float" office:value="44.34">
            <text:p>44</text:p>
          </table:table-cell>
          <table:table-cell/>
          <table:table-cell office:value-type="float" office:value="15506.32">
            <text:p>15.506</text:p>
          </table:table-cell>
          <table:table-cell office:value-type="float" office:value="364054.44">
            <text:p>364.054</text:p>
          </table:table-cell>
          <table:table-cell office:value-type="float" office:value="327009.68">
            <text:p>327.010</text:p>
          </table:table-cell>
          <table:table-cell table:number-columns-repeated="3"/>
          <table:table-cell office:value-type="float" office:value="327009.68">
            <text:p>327.010</text:p>
          </table:table-cell>
          <table:table-cell table:number-columns-repeated="3"/>
          <table:table-cell office:value-type="float" office:value="327009.68">
            <text:p>327.010</text:p>
          </table:table-cell>
          <table:table-cell office:value-type="float" office:value="-46053.12">
            <text:p>-46.053</text:p>
          </table:table-cell>
          <table:table-cell office:value-type="float" office:value="73800.39">
            <text:p>73.800</text:p>
          </table:table-cell>
          <table:table-cell office:value-type="float" office:value="354756.95">
            <text:p>354.75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2</text:p>
            <draw:g table:end-cell-address="Tabelle1.A651" table:end-x="0.41cm" table:end-y="0.016cm" draw:z-index="81" draw:name="SAPBEXq0001 U13C0F4E5B9351">
              <draw:custom-shape draw:name="SAPBEXq0001 U13C0F4E5B935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35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35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51" table:end-x="0.41cm" table:end-y="0.016cm" draw:z-index="271" draw:name="SAPBEXq0001 U13C0F4CFB1851">
              <draw:custom-shape draw:name="SAPBEXq0001 U13C0F4CFB185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85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85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bfallüberwachung u. -vermeid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52" table:end-x="0.41cm" table:end-y="0.016cm" draw:z-index="272" draw:name="SAPBEXq0001 U13C0F4CFB1A52">
              <draw:custom-shape draw:name="SAPBEXq0001 U13C0F4CFB1A5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2.45">
            <text:p>-52</text:p>
          </table:table-cell>
          <table:table-cell/>
          <table:table-cell table:style-name="ce12" office:value-type="float" office:value="-2400">
            <text:p>-2.400</text:p>
          </table:table-cell>
          <table:table-cell/>
          <table:table-cell office:value-type="float" office:value="-54737.26">
            <text:p>-54.737</text:p>
          </table:table-cell>
          <table:table-cell table:style-name="ce12" office:value-type="float" office:value="-40051.39">
            <text:p>-40.051</text:p>
          </table:table-cell>
          <table:table-cell/>
          <table:table-cell office:value-type="float" office:value="-97241.1">
            <text:p>-97.241</text:p>
          </table:table-cell>
          <table:table-cell office:value-type="float" office:value="260452.21">
            <text:p>260.452</text:p>
          </table:table-cell>
          <table:table-cell office:value-type="float" office:value="91332.39">
            <text:p>91.332</text:p>
          </table:table-cell>
          <table:table-cell office:value-type="float" office:value="2797.36">
            <text:p>2.797</text:p>
          </table:table-cell>
          <table:table-cell office:value-type="float" office:value="572.88">
            <text:p>573</text:p>
          </table:table-cell>
          <table:table-cell/>
          <table:table-cell office:value-type="float" office:value="7853.35">
            <text:p>7.853</text:p>
          </table:table-cell>
          <table:table-cell office:value-type="float" office:value="363008.19">
            <text:p>363.008</text:p>
          </table:table-cell>
          <table:table-cell office:value-type="float" office:value="265767.09">
            <text:p>265.767</text:p>
          </table:table-cell>
          <table:table-cell table:number-columns-repeated="3"/>
          <table:table-cell office:value-type="float" office:value="265767.09">
            <text:p>265.767</text:p>
          </table:table-cell>
          <table:table-cell table:style-name="ce12" office:value-type="float" office:value="-17.51">
            <text:p>-18</text:p>
          </table:table-cell>
          <table:table-cell table:style-name="ce12" office:value-type="float" office:value="35.25">
            <text:p>35</text:p>
          </table:table-cell>
          <table:table-cell table:style-name="ce13" office:value-type="float" office:value="17.74">
            <text:p>18</text:p>
          </table:table-cell>
          <table:table-cell office:value-type="float" office:value="265784.83">
            <text:p>265.785</text:p>
          </table:table-cell>
          <table:table-cell table:style-name="ce11"/>
          <table:table-cell office:value-type="float" office:value="30813.48">
            <text:p>30.813</text:p>
          </table:table-cell>
          <table:table-cell office:value-type="float" office:value="296598.31">
            <text:p>296.59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8.38">
            <text:p>-38</text:p>
          </table:table-cell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3700.52">
            <text:p>-43.701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45338.9">
            <text:p>-45.339</text:p>
          </table:table-cell>
          <table:table-cell office:value-type="float" office:value="236697.65">
            <text:p>236.698</text:p>
          </table:table-cell>
          <table:table-cell office:value-type="float" office:value="30512.16">
            <text:p>30.512</text:p>
          </table:table-cell>
          <table:table-cell office:value-type="float" office:value="5178.23">
            <text:p>5.178</text:p>
          </table:table-cell>
          <table:table-cell office:value-type="float" office:value="57.15">
            <text:p>57</text:p>
          </table:table-cell>
          <table:table-cell/>
          <table:table-cell office:value-type="float" office:value="16545.68">
            <text:p>16.546</text:p>
          </table:table-cell>
          <table:table-cell office:value-type="float" office:value="288990.87">
            <text:p>288.991</text:p>
          </table:table-cell>
          <table:table-cell office:value-type="float" office:value="243651.97">
            <text:p>243.652</text:p>
          </table:table-cell>
          <table:table-cell table:number-columns-repeated="3"/>
          <table:table-cell office:value-type="float" office:value="243651.97">
            <text:p>243.652</text:p>
          </table:table-cell>
          <table:table-cell table:number-columns-repeated="3"/>
          <table:table-cell office:value-type="float" office:value="243651.97">
            <text:p>243.652</text:p>
          </table:table-cell>
          <table:table-cell table:style-name="ce11"/>
          <table:table-cell office:value-type="float" office:value="64750.86">
            <text:p>64.751</text:p>
          </table:table-cell>
          <table:table-cell office:value-type="float" office:value="308402.83">
            <text:p>308.40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3700.4">
            <text:p>-43.700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45300.4">
            <text:p>-45.300</text:p>
          </table:table-cell>
          <table:table-cell office:value-type="float" office:value="237837.76">
            <text:p>237.838</text:p>
          </table:table-cell>
          <table:table-cell office:value-type="float" office:value="37123.08">
            <text:p>37.123</text:p>
          </table:table-cell>
          <table:table-cell office:value-type="float" office:value="5166.72">
            <text:p>5.167</text:p>
          </table:table-cell>
          <table:table-cell office:value-type="float" office:value="7.77">
            <text:p>8</text:p>
          </table:table-cell>
          <table:table-cell/>
          <table:table-cell office:value-type="float" office:value="16545.68">
            <text:p>16.546</text:p>
          </table:table-cell>
          <table:table-cell office:value-type="float" office:value="296681.01">
            <text:p>296.681</text:p>
          </table:table-cell>
          <table:table-cell office:value-type="float" office:value="251380.61">
            <text:p>251.381</text:p>
          </table:table-cell>
          <table:table-cell table:number-columns-repeated="3"/>
          <table:table-cell office:value-type="float" office:value="251380.61">
            <text:p>251.381</text:p>
          </table:table-cell>
          <table:table-cell table:number-columns-repeated="3"/>
          <table:table-cell office:value-type="float" office:value="251380.61">
            <text:p>251.381</text:p>
          </table:table-cell>
          <table:table-cell table:style-name="ce11"/>
          <table:table-cell office:value-type="float" office:value="64167.77">
            <text:p>64.168</text:p>
          </table:table-cell>
          <table:table-cell office:value-type="float" office:value="315548.38">
            <text:p>315.548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5.44">
            <text:p>-25</text:p>
          </table:table-cell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8278.4">
            <text:p>-48.278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49403.84">
            <text:p>-49.404</text:p>
          </table:table-cell>
          <table:table-cell office:value-type="float" office:value="234328.68">
            <text:p>234.329</text:p>
          </table:table-cell>
          <table:table-cell office:value-type="float" office:value="24772.52">
            <text:p>24.773</text:p>
          </table:table-cell>
          <table:table-cell office:value-type="float" office:value="4509.48">
            <text:p>4.509</text:p>
          </table:table-cell>
          <table:table-cell office:value-type="float" office:value="102.98">
            <text:p>103</text:p>
          </table:table-cell>
          <table:table-cell/>
          <table:table-cell office:value-type="float" office:value="13840.24">
            <text:p>13.840</text:p>
          </table:table-cell>
          <table:table-cell office:value-type="float" office:value="277553.9">
            <text:p>277.554</text:p>
          </table:table-cell>
          <table:table-cell office:value-type="float" office:value="228150.06">
            <text:p>228.150</text:p>
          </table:table-cell>
          <table:table-cell table:number-columns-repeated="3"/>
          <table:table-cell office:value-type="float" office:value="228150.06">
            <text:p>228.150</text:p>
          </table:table-cell>
          <table:table-cell table:number-columns-repeated="3"/>
          <table:table-cell office:value-type="float" office:value="228150.06">
            <text:p>228.150</text:p>
          </table:table-cell>
          <table:table-cell table:style-name="ce11"/>
          <table:table-cell office:value-type="float" office:value="22692.14">
            <text:p>22.692</text:p>
          </table:table-cell>
          <table:table-cell office:value-type="float" office:value="250842.2">
            <text:p>250.84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5.44">
            <text:p>-25</text:p>
          </table:table-cell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8278.4">
            <text:p>-48.278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49403.84">
            <text:p>-49.404</text:p>
          </table:table-cell>
          <table:table-cell office:value-type="float" office:value="257963.44">
            <text:p>257.963</text:p>
          </table:table-cell>
          <table:table-cell office:value-type="float" office:value="39451.8">
            <text:p>39.452</text:p>
          </table:table-cell>
          <table:table-cell office:value-type="float" office:value="3906.2">
            <text:p>3.906</text:p>
          </table:table-cell>
          <table:table-cell office:value-type="float" office:value="104.1">
            <text:p>104</text:p>
          </table:table-cell>
          <table:table-cell/>
          <table:table-cell office:value-type="float" office:value="13980.8">
            <text:p>13.981</text:p>
          </table:table-cell>
          <table:table-cell office:value-type="float" office:value="315406.34">
            <text:p>315.406</text:p>
          </table:table-cell>
          <table:table-cell office:value-type="float" office:value="266002.5">
            <text:p>266.003</text:p>
          </table:table-cell>
          <table:table-cell table:number-columns-repeated="3"/>
          <table:table-cell office:value-type="float" office:value="266002.5">
            <text:p>266.003</text:p>
          </table:table-cell>
          <table:table-cell table:number-columns-repeated="3"/>
          <table:table-cell office:value-type="float" office:value="266002.5">
            <text:p>266.003</text:p>
          </table:table-cell>
          <table:table-cell table:style-name="ce11"/>
          <table:table-cell office:value-type="float" office:value="24048.8">
            <text:p>24.049</text:p>
          </table:table-cell>
          <table:table-cell office:value-type="float" office:value="290051.3">
            <text:p>290.051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4.72">
            <text:p>-25</text:p>
          </table:table-cell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8278.4">
            <text:p>-48.278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49403.12">
            <text:p>-49.403</text:p>
          </table:table-cell>
          <table:table-cell office:value-type="float" office:value="255622.56">
            <text:p>255.623</text:p>
          </table:table-cell>
          <table:table-cell office:value-type="float" office:value="36846.8">
            <text:p>36.847</text:p>
          </table:table-cell>
          <table:table-cell office:value-type="float" office:value="3906.2">
            <text:p>3.906</text:p>
          </table:table-cell>
          <table:table-cell office:value-type="float" office:value="46.38">
            <text:p>46</text:p>
          </table:table-cell>
          <table:table-cell/>
          <table:table-cell office:value-type="float" office:value="13919.88">
            <text:p>13.920</text:p>
          </table:table-cell>
          <table:table-cell office:value-type="float" office:value="310341.82">
            <text:p>310.342</text:p>
          </table:table-cell>
          <table:table-cell office:value-type="float" office:value="260938.7">
            <text:p>260.939</text:p>
          </table:table-cell>
          <table:table-cell table:number-columns-repeated="3"/>
          <table:table-cell office:value-type="float" office:value="260938.7">
            <text:p>260.939</text:p>
          </table:table-cell>
          <table:table-cell table:number-columns-repeated="3"/>
          <table:table-cell office:value-type="float" office:value="260938.7">
            <text:p>260.939</text:p>
          </table:table-cell>
          <table:table-cell table:style-name="ce11"/>
          <table:table-cell office:value-type="float" office:value="23698.78">
            <text:p>23.699</text:p>
          </table:table-cell>
          <table:table-cell office:value-type="float" office:value="284637.48">
            <text:p>284.637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4.36">
            <text:p>-24</text:p>
          </table:table-cell>
          <table:table-cell/>
          <table:table-cell table:style-name="ce12" office:value-type="float" office:value="-600">
            <text:p>-600</text:p>
          </table:table-cell>
          <table:table-cell/>
          <table:table-cell office:value-type="float" office:value="-48278.4">
            <text:p>-48.278</text:p>
          </table:table-cell>
          <table:table-cell table:style-name="ce12" office:value-type="float" office:value="-500">
            <text:p>-500</text:p>
          </table:table-cell>
          <table:table-cell/>
          <table:table-cell office:value-type="float" office:value="-49402.76">
            <text:p>-49.403</text:p>
          </table:table-cell>
          <table:table-cell office:value-type="float" office:value="257744.68">
            <text:p>257.745</text:p>
          </table:table-cell>
          <table:table-cell office:value-type="float" office:value="37012.4">
            <text:p>37.012</text:p>
          </table:table-cell>
          <table:table-cell office:value-type="float" office:value="3906.12">
            <text:p>3.906</text:p>
          </table:table-cell>
          <table:table-cell office:value-type="float" office:value="47.05">
            <text:p>47</text:p>
          </table:table-cell>
          <table:table-cell/>
          <table:table-cell office:value-type="float" office:value="13922.8">
            <text:p>13.923</text:p>
          </table:table-cell>
          <table:table-cell office:value-type="float" office:value="312633.05">
            <text:p>312.633</text:p>
          </table:table-cell>
          <table:table-cell office:value-type="float" office:value="263230.29">
            <text:p>263.230</text:p>
          </table:table-cell>
          <table:table-cell table:number-columns-repeated="3"/>
          <table:table-cell office:value-type="float" office:value="263230.29">
            <text:p>263.230</text:p>
          </table:table-cell>
          <table:table-cell table:number-columns-repeated="3"/>
          <table:table-cell office:value-type="float" office:value="263230.29">
            <text:p>263.230</text:p>
          </table:table-cell>
          <table:table-cell table:style-name="ce11"/>
          <table:table-cell office:value-type="float" office:value="23842.7">
            <text:p>23.843</text:p>
          </table:table-cell>
          <table:table-cell office:value-type="float" office:value="287072.99">
            <text:p>287.07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3</text:p>
            <draw:g table:end-cell-address="Tabelle1.A659" table:end-x="0.41cm" table:end-y="0.016cm" draw:z-index="82" draw:name="SAPBEXq0001 U13C0F4E5B9552">
              <draw:custom-shape draw:name="SAPBEXq0001 U13C0F4E5B955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55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55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59" table:end-x="0.41cm" table:end-y="0.016cm" draw:z-index="273" draw:name="SAPBEXq0001 U13C0F4CFB1A52">
              <draw:custom-shape draw:name="SAPBEXq0001 U13C0F4CFB1A5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Öffentliche Gewässer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60" table:end-x="0.41cm" table:end-y="0.016cm" draw:z-index="274" draw:name="SAPBEXq0001 U13C0F4CFB1A53">
              <draw:custom-shape draw:name="SAPBEXq0001 U13C0F4CFB1A5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9.35">
            <text:p>-79</text:p>
          </table:table-cell>
          <table:table-cell table:number-columns-repeated="3"/>
          <table:table-cell office:value-type="float" office:value="-72.96">
            <text:p>-73</text:p>
          </table:table-cell>
          <table:table-cell table:style-name="ce12" office:value-type="float" office:value="-48232.36">
            <text:p>-48.232</text:p>
          </table:table-cell>
          <table:table-cell table:style-name="ce12" office:value-type="float" office:value="-6761.8">
            <text:p>-6.762</text:p>
          </table:table-cell>
          <table:table-cell office:value-type="float" office:value="-55146.47">
            <text:p>-55.146</text:p>
          </table:table-cell>
          <table:table-cell office:value-type="float" office:value="173077.82">
            <text:p>173.078</text:p>
          </table:table-cell>
          <table:table-cell office:value-type="float" office:value="76352.42">
            <text:p>76.352</text:p>
          </table:table-cell>
          <table:table-cell office:value-type="float" office:value="136125.75">
            <text:p>136.126</text:p>
          </table:table-cell>
          <table:table-cell office:value-type="float" office:value="163940.3">
            <text:p>163.940</text:p>
          </table:table-cell>
          <table:table-cell/>
          <table:table-cell office:value-type="float" office:value="16483.37">
            <text:p>16.483</text:p>
          </table:table-cell>
          <table:table-cell office:value-type="float" office:value="565979.66">
            <text:p>565.980</text:p>
          </table:table-cell>
          <table:table-cell office:value-type="float" office:value="510833.19">
            <text:p>510.833</text:p>
          </table:table-cell>
          <table:table-cell table:number-columns-repeated="3"/>
          <table:table-cell office:value-type="float" office:value="510833.19">
            <text:p>510.833</text:p>
          </table:table-cell>
          <table:table-cell table:style-name="ce12" office:value-type="float" office:value="-24.21">
            <text:p>-24</text:p>
          </table:table-cell>
          <table:table-cell table:style-name="ce12" office:value-type="float" office:value="50.59">
            <text:p>51</text:p>
          </table:table-cell>
          <table:table-cell table:style-name="ce13" office:value-type="float" office:value="26.38">
            <text:p>26</text:p>
          </table:table-cell>
          <table:table-cell office:value-type="float" office:value="510859.57">
            <text:p>510.860</text:p>
          </table:table-cell>
          <table:table-cell table:style-name="ce11"/>
          <table:table-cell office:value-type="float" office:value="415502.23">
            <text:p>415.502</text:p>
          </table:table-cell>
          <table:table-cell office:value-type="float" office:value="926361.8">
            <text:p>926.36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38.76">
            <text:p>-39</text:p>
          </table:table-cell>
          <table:table-cell table:number-columns-repeated="2"/>
          <table:table-cell office:value-type="float" office:value="-38.76">
            <text:p>-39</text:p>
          </table:table-cell>
          <table:table-cell office:value-type="float" office:value="192954.41">
            <text:p>192.954</text:p>
          </table:table-cell>
          <table:table-cell office:value-type="float" office:value="24374.36">
            <text:p>24.374</text:p>
          </table:table-cell>
          <table:table-cell office:value-type="float" office:value="157323.48">
            <text:p>157.323</text:p>
          </table:table-cell>
          <table:table-cell office:value-type="float" office:value="7505.08">
            <text:p>7.505</text:p>
          </table:table-cell>
          <table:table-cell/>
          <table:table-cell office:value-type="float" office:value="59437.68">
            <text:p>59.438</text:p>
          </table:table-cell>
          <table:table-cell office:value-type="float" office:value="441595.01">
            <text:p>441.595</text:p>
          </table:table-cell>
          <table:table-cell office:value-type="float" office:value="441556.25">
            <text:p>441.556</text:p>
          </table:table-cell>
          <table:table-cell table:number-columns-repeated="3"/>
          <table:table-cell office:value-type="float" office:value="441556.25">
            <text:p>441.556</text:p>
          </table:table-cell>
          <table:table-cell table:number-columns-repeated="3"/>
          <table:table-cell office:value-type="float" office:value="441556.25">
            <text:p>441.556</text:p>
          </table:table-cell>
          <table:table-cell table:style-name="ce11"/>
          <table:table-cell office:value-type="float" office:value="284390.83">
            <text:p>284.391</text:p>
          </table:table-cell>
          <table:table-cell office:value-type="float" office:value="725947.08">
            <text:p>725.947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38.76">
            <text:p>-39</text:p>
          </table:table-cell>
          <table:table-cell table:number-columns-repeated="2"/>
          <table:table-cell office:value-type="float" office:value="-38.76">
            <text:p>-39</text:p>
          </table:table-cell>
          <table:table-cell office:value-type="float" office:value="222314.88">
            <text:p>222.315</text:p>
          </table:table-cell>
          <table:table-cell office:value-type="float" office:value="32539.68">
            <text:p>32.540</text:p>
          </table:table-cell>
          <table:table-cell office:value-type="float" office:value="147260.35">
            <text:p>147.260</text:p>
          </table:table-cell>
          <table:table-cell office:value-type="float" office:value="10161.36">
            <text:p>10.161</text:p>
          </table:table-cell>
          <table:table-cell/>
          <table:table-cell office:value-type="float" office:value="59437.68">
            <text:p>59.438</text:p>
          </table:table-cell>
          <table:table-cell office:value-type="float" office:value="471713.95">
            <text:p>471.714</text:p>
          </table:table-cell>
          <table:table-cell office:value-type="float" office:value="471675.19">
            <text:p>471.675</text:p>
          </table:table-cell>
          <table:table-cell table:number-columns-repeated="3"/>
          <table:table-cell office:value-type="float" office:value="471675.19">
            <text:p>471.675</text:p>
          </table:table-cell>
          <table:table-cell table:number-columns-repeated="3"/>
          <table:table-cell office:value-type="float" office:value="471675.19">
            <text:p>471.675</text:p>
          </table:table-cell>
          <table:table-cell table:style-name="ce11"/>
          <table:table-cell office:value-type="float" office:value="285046.2">
            <text:p>285.046</text:p>
          </table:table-cell>
          <table:table-cell office:value-type="float" office:value="756721.39">
            <text:p>756.72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00000">
            <text:p>-200.000</text:p>
          </table:table-cell>
          <table:table-cell/>
          <table:table-cell office:value-type="float" office:value="-200000">
            <text:p>-200.000</text:p>
          </table:table-cell>
          <table:table-cell office:value-type="float" office:value="403931.73">
            <text:p>403.932</text:p>
          </table:table-cell>
          <table:table-cell office:value-type="float" office:value="29911.2">
            <text:p>29.911</text:p>
          </table:table-cell>
          <table:table-cell office:value-type="float" office:value="145844.59">
            <text:p>145.845</text:p>
          </table:table-cell>
          <table:table-cell office:value-type="float" office:value="168104.65">
            <text:p>168.105</text:p>
          </table:table-cell>
          <table:table-cell/>
          <table:table-cell office:value-type="float" office:value="49481.36">
            <text:p>49.481</text:p>
          </table:table-cell>
          <table:table-cell office:value-type="float" office:value="797273.53">
            <text:p>797.274</text:p>
          </table:table-cell>
          <table:table-cell office:value-type="float" office:value="597273.53">
            <text:p>597.274</text:p>
          </table:table-cell>
          <table:table-cell table:number-columns-repeated="3"/>
          <table:table-cell office:value-type="float" office:value="597273.53">
            <text:p>597.274</text:p>
          </table:table-cell>
          <table:table-cell table:number-columns-repeated="3"/>
          <table:table-cell office:value-type="float" office:value="597273.53">
            <text:p>597.274</text:p>
          </table:table-cell>
          <table:table-cell table:style-name="ce11"/>
          <table:table-cell office:value-type="float" office:value="292022.94">
            <text:p>292.023</text:p>
          </table:table-cell>
          <table:table-cell office:value-type="float" office:value="889296.47">
            <text:p>889.29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00000">
            <text:p>-200.000</text:p>
          </table:table-cell>
          <table:table-cell/>
          <table:table-cell office:value-type="float" office:value="-200000">
            <text:p>-200.000</text:p>
          </table:table-cell>
          <table:table-cell office:value-type="float" office:value="425426.03">
            <text:p>425.426</text:p>
          </table:table-cell>
          <table:table-cell office:value-type="float" office:value="43464.84">
            <text:p>43.465</text:p>
          </table:table-cell>
          <table:table-cell office:value-type="float" office:value="145844.6">
            <text:p>145.845</text:p>
          </table:table-cell>
          <table:table-cell office:value-type="float" office:value="174341.9">
            <text:p>174.342</text:p>
          </table:table-cell>
          <table:table-cell/>
          <table:table-cell office:value-type="float" office:value="49665.33">
            <text:p>49.665</text:p>
          </table:table-cell>
          <table:table-cell office:value-type="float" office:value="838742.7">
            <text:p>838.743</text:p>
          </table:table-cell>
          <table:table-cell office:value-type="float" office:value="638742.7">
            <text:p>638.743</text:p>
          </table:table-cell>
          <table:table-cell table:number-columns-repeated="3"/>
          <table:table-cell office:value-type="float" office:value="638742.7">
            <text:p>638.743</text:p>
          </table:table-cell>
          <table:table-cell table:number-columns-repeated="3"/>
          <table:table-cell office:value-type="float" office:value="638742.7">
            <text:p>638.743</text:p>
          </table:table-cell>
          <table:table-cell table:style-name="ce11"/>
          <table:table-cell office:value-type="float" office:value="294499.63">
            <text:p>294.500</text:p>
          </table:table-cell>
          <table:table-cell office:value-type="float" office:value="933242.33">
            <text:p>933.24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00000">
            <text:p>-200.000</text:p>
          </table:table-cell>
          <table:table-cell/>
          <table:table-cell office:value-type="float" office:value="-200000">
            <text:p>-200.000</text:p>
          </table:table-cell>
          <table:table-cell office:value-type="float" office:value="406480.83">
            <text:p>406.481</text:p>
          </table:table-cell>
          <table:table-cell office:value-type="float" office:value="42468.72">
            <text:p>42.469</text:p>
          </table:table-cell>
          <table:table-cell office:value-type="float" office:value="145844.6">
            <text:p>145.845</text:p>
          </table:table-cell>
          <table:table-cell office:value-type="float" office:value="174508.76">
            <text:p>174.509</text:p>
          </table:table-cell>
          <table:table-cell/>
          <table:table-cell office:value-type="float" office:value="49604.68">
            <text:p>49.605</text:p>
          </table:table-cell>
          <table:table-cell office:value-type="float" office:value="818907.59">
            <text:p>818.908</text:p>
          </table:table-cell>
          <table:table-cell office:value-type="float" office:value="618907.59">
            <text:p>618.908</text:p>
          </table:table-cell>
          <table:table-cell table:number-columns-repeated="3"/>
          <table:table-cell office:value-type="float" office:value="618907.59">
            <text:p>618.908</text:p>
          </table:table-cell>
          <table:table-cell table:number-columns-repeated="3"/>
          <table:table-cell office:value-type="float" office:value="618907.59">
            <text:p>618.908</text:p>
          </table:table-cell>
          <table:table-cell table:style-name="ce11"/>
          <table:table-cell office:value-type="float" office:value="293622.38">
            <text:p>293.622</text:p>
          </table:table-cell>
          <table:table-cell office:value-type="float" office:value="912529.97">
            <text:p>912.53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00000">
            <text:p>-200.000</text:p>
          </table:table-cell>
          <table:table-cell/>
          <table:table-cell office:value-type="float" office:value="-200000">
            <text:p>-200.000</text:p>
          </table:table-cell>
          <table:table-cell office:value-type="float" office:value="397243.16">
            <text:p>397.243</text:p>
          </table:table-cell>
          <table:table-cell office:value-type="float" office:value="42084.98">
            <text:p>42.085</text:p>
          </table:table-cell>
          <table:table-cell office:value-type="float" office:value="145844.59">
            <text:p>145.845</text:p>
          </table:table-cell>
          <table:table-cell office:value-type="float" office:value="175688.53">
            <text:p>175.689</text:p>
          </table:table-cell>
          <table:table-cell/>
          <table:table-cell office:value-type="float" office:value="49605.68">
            <text:p>49.606</text:p>
          </table:table-cell>
          <table:table-cell office:value-type="float" office:value="810466.94">
            <text:p>810.467</text:p>
          </table:table-cell>
          <table:table-cell office:value-type="float" office:value="610466.94">
            <text:p>610.467</text:p>
          </table:table-cell>
          <table:table-cell table:number-columns-repeated="3"/>
          <table:table-cell office:value-type="float" office:value="610466.94">
            <text:p>610.467</text:p>
          </table:table-cell>
          <table:table-cell table:number-columns-repeated="3"/>
          <table:table-cell office:value-type="float" office:value="610466.94">
            <text:p>610.467</text:p>
          </table:table-cell>
          <table:table-cell table:style-name="ce11"/>
          <table:table-cell office:value-type="float" office:value="293855.78">
            <text:p>293.856</text:p>
          </table:table-cell>
          <table:table-cell office:value-type="float" office:value="904322.72">
            <text:p>904.323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4</text:p>
            <draw:g table:end-cell-address="Tabelle1.A667" table:end-x="0.41cm" table:end-y="0.016cm" draw:z-index="83" draw:name="SAPBEXq0001 U13C0F4E5B9553">
              <draw:custom-shape draw:name="SAPBEXq0001 U13C0F4E5B955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55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55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67" table:end-x="0.41cm" table:end-y="0.016cm" draw:z-index="275" draw:name="SAPBEXq0001 U13C0F4CFB1A53">
              <draw:custom-shape draw:name="SAPBEXq0001 U13C0F4CFB1A5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bwasserbeseitig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68" table:end-x="0.41cm" table:end-y="0.016cm" draw:z-index="276" draw:name="SAPBEXq0001 U13C0F4CFB1A54">
              <draw:custom-shape draw:name="SAPBEXq0001 U13C0F4CFB1A5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23527.57">
            <text:p>-723.528</text:p>
          </table:table-cell>
          <table:table-cell/>
          <table:table-cell table:style-name="ce12" office:value-type="float" office:value="-67063103.71">
            <text:p>-67.063.104</text:p>
          </table:table-cell>
          <table:table-cell table:style-name="ce12" office:value-type="float" office:value="-11233.78">
            <text:p>-11.234</text:p>
          </table:table-cell>
          <table:table-cell office:value-type="float" office:value="-13111.46">
            <text:p>-13.111</text:p>
          </table:table-cell>
          <table:table-cell table:style-name="ce12" office:value-type="float" office:value="-388177.37">
            <text:p>-388.177</text:p>
          </table:table-cell>
          <table:table-cell table:style-name="ce12" office:value-type="float" office:value="-532005.29">
            <text:p>-532.005</text:p>
          </table:table-cell>
          <table:table-cell office:value-type="float" office:value="-68731159.18">
            <text:p>-68.731.159</text:p>
          </table:table-cell>
          <table:table-cell office:value-type="float" office:value="4112399.68">
            <text:p>4.112.400</text:p>
          </table:table-cell>
          <table:table-cell office:value-type="float" office:value="641794.02">
            <text:p>641.794</text:p>
          </table:table-cell>
          <table:table-cell office:value-type="float" office:value="1164169.54">
            <text:p>1.164.170</text:p>
          </table:table-cell>
          <table:table-cell office:value-type="float" office:value="11931535.07">
            <text:p>11.931.535</text:p>
          </table:table-cell>
          <table:table-cell/>
          <table:table-cell office:value-type="float" office:value="25217124.1">
            <text:p>25.217.124</text:p>
          </table:table-cell>
          <table:table-cell office:value-type="float" office:value="43067022.41">
            <text:p>43.067.022</text:p>
          </table:table-cell>
          <table:table-cell office:value-type="float" office:value="-25664136.77">
            <text:p>-25.664.137</text:p>
          </table:table-cell>
          <table:table-cell/>
          <table:table-cell table:style-name="ce12" office:value-type="float" office:value="110.65">
            <text:p>111</text:p>
          </table:table-cell>
          <table:table-cell table:style-name="ce13" office:value-type="float" office:value="110.65">
            <text:p>111</text:p>
          </table:table-cell>
          <table:table-cell office:value-type="float" office:value="-25664026.12">
            <text:p>-25.664.026</text:p>
          </table:table-cell>
          <table:table-cell table:style-name="ce12" office:value-type="float" office:value="-25.06">
            <text:p>-25</text:p>
          </table:table-cell>
          <table:table-cell table:style-name="ce12" office:value-type="float" office:value="52.58">
            <text:p>53</text:p>
          </table:table-cell>
          <table:table-cell table:style-name="ce13" office:value-type="float" office:value="27.52">
            <text:p>28</text:p>
          </table:table-cell>
          <table:table-cell office:value-type="float" office:value="-25663998.6">
            <text:p>-25.663.999</text:p>
          </table:table-cell>
          <table:table-cell office:value-type="float" office:value="-371369.74">
            <text:p>-371.370</text:p>
          </table:table-cell>
          <table:table-cell office:value-type="float" office:value="5180722.02">
            <text:p>5.180.722</text:p>
          </table:table-cell>
          <table:table-cell office:value-type="float" office:value="-20854646.32">
            <text:p>-20.854.64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65324400">
            <text:p>-65.32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824.84">
            <text:p>-12.825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698287">
            <text:p>-698.287</text:p>
          </table:table-cell>
          <table:table-cell office:value-type="float" office:value="-66043711.84">
            <text:p>-66.043.712</text:p>
          </table:table-cell>
          <table:table-cell office:value-type="float" office:value="3895658.04">
            <text:p>3.895.658</text:p>
          </table:table-cell>
          <table:table-cell office:value-type="float" office:value="205072.19">
            <text:p>205.072</text:p>
          </table:table-cell>
          <table:table-cell office:value-type="float" office:value="1929295.01">
            <text:p>1.929.295</text:p>
          </table:table-cell>
          <table:table-cell office:value-type="float" office:value="235527.1">
            <text:p>235.527</text:p>
          </table:table-cell>
          <table:table-cell/>
          <table:table-cell office:value-type="float" office:value="27794082.44">
            <text:p>27.794.082</text:p>
          </table:table-cell>
          <table:table-cell office:value-type="float" office:value="34059634.78">
            <text:p>34.059.635</text:p>
          </table:table-cell>
          <table:table-cell office:value-type="float" office:value="-31984077.06">
            <text:p>-31.984.077</text:p>
          </table:table-cell>
          <table:table-cell table:number-columns-repeated="3"/>
          <table:table-cell office:value-type="float" office:value="-31984077.06">
            <text:p>-31.984.077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32007377.06">
            <text:p>-32.007.377</text:p>
          </table:table-cell>
          <table:table-cell office:value-type="float" office:value="-53982.14">
            <text:p>-53.982</text:p>
          </table:table-cell>
          <table:table-cell office:value-type="float" office:value="6384403.19">
            <text:p>6.384.403</text:p>
          </table:table-cell>
          <table:table-cell office:value-type="float" office:value="-25676956.01">
            <text:p>-25.676.95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65574400">
            <text:p>-65.57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824.72">
            <text:p>-12.825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734089">
            <text:p>-734.089</text:p>
          </table:table-cell>
          <table:table-cell office:value-type="float" office:value="-66329513.72">
            <text:p>-66.329.514</text:p>
          </table:table-cell>
          <table:table-cell office:value-type="float" office:value="4990532.11">
            <text:p>4.990.532</text:p>
          </table:table-cell>
          <table:table-cell office:value-type="float" office:value="273774.79">
            <text:p>273.775</text:p>
          </table:table-cell>
          <table:table-cell office:value-type="float" office:value="1905747.41">
            <text:p>1.905.747</text:p>
          </table:table-cell>
          <table:table-cell office:value-type="float" office:value="457677.04">
            <text:p>457.677</text:p>
          </table:table-cell>
          <table:table-cell/>
          <table:table-cell office:value-type="float" office:value="27794082.44">
            <text:p>27.794.082</text:p>
          </table:table-cell>
          <table:table-cell office:value-type="float" office:value="35421813.79">
            <text:p>35.421.814</text:p>
          </table:table-cell>
          <table:table-cell office:value-type="float" office:value="-30907699.93">
            <text:p>-30.907.700</text:p>
          </table:table-cell>
          <table:table-cell table:number-columns-repeated="3"/>
          <table:table-cell office:value-type="float" office:value="-30907699.93">
            <text:p>-30.907.700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30930999.93">
            <text:p>-30.931.000</text:p>
          </table:table-cell>
          <table:table-cell office:value-type="float" office:value="-53373.76">
            <text:p>-53.374</text:p>
          </table:table-cell>
          <table:table-cell office:value-type="float" office:value="5635626.4">
            <text:p>5.635.626</text:p>
          </table:table-cell>
          <table:table-cell office:value-type="float" office:value="-25348747.29">
            <text:p>-25.348.747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520430.95">
            <text:p>-520.431</text:p>
          </table:table-cell>
          <table:table-cell/>
          <table:table-cell table:style-name="ce12" office:value-type="float" office:value="-65724400">
            <text:p>-65.72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500">
            <text:p>-12.500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982667.92">
            <text:p>-982.668</text:p>
          </table:table-cell>
          <table:table-cell office:value-type="float" office:value="-67248198.87">
            <text:p>-67.248.199</text:p>
          </table:table-cell>
          <table:table-cell office:value-type="float" office:value="4641728">
            <text:p>4.641.728</text:p>
          </table:table-cell>
          <table:table-cell office:value-type="float" office:value="243961.04">
            <text:p>243.961</text:p>
          </table:table-cell>
          <table:table-cell office:value-type="float" office:value="1891063.7">
            <text:p>1.891.064</text:p>
          </table:table-cell>
          <table:table-cell office:value-type="float" office:value="12023299.78">
            <text:p>12.023.300</text:p>
          </table:table-cell>
          <table:table-cell/>
          <table:table-cell office:value-type="float" office:value="27701086.66">
            <text:p>27.701.087</text:p>
          </table:table-cell>
          <table:table-cell office:value-type="float" office:value="46501139.18">
            <text:p>46.501.139</text:p>
          </table:table-cell>
          <table:table-cell office:value-type="float" office:value="-20747059.69">
            <text:p>-20.747.060</text:p>
          </table:table-cell>
          <table:table-cell table:number-columns-repeated="3"/>
          <table:table-cell office:value-type="float" office:value="-20747059.69">
            <text:p>-20.747.060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20770359.69">
            <text:p>-20.770.360</text:p>
          </table:table-cell>
          <table:table-cell office:value-type="float" office:value="-51410.73">
            <text:p>-51.411</text:p>
          </table:table-cell>
          <table:table-cell office:value-type="float" office:value="5256128.21">
            <text:p>5.256.128</text:p>
          </table:table-cell>
          <table:table-cell office:value-type="float" office:value="-15565642.21">
            <text:p>-15.565.64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520269.77">
            <text:p>-520.270</text:p>
          </table:table-cell>
          <table:table-cell/>
          <table:table-cell table:style-name="ce12" office:value-type="float" office:value="-65724400">
            <text:p>-65.72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500">
            <text:p>-12.500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1021335.12">
            <text:p>-1.021.335</text:p>
          </table:table-cell>
          <table:table-cell office:value-type="float" office:value="-67286704.89">
            <text:p>-67.286.705</text:p>
          </table:table-cell>
          <table:table-cell office:value-type="float" office:value="4868727.06">
            <text:p>4.868.727</text:p>
          </table:table-cell>
          <table:table-cell office:value-type="float" office:value="354859.48">
            <text:p>354.859</text:p>
          </table:table-cell>
          <table:table-cell office:value-type="float" office:value="1891063.79">
            <text:p>1.891.064</text:p>
          </table:table-cell>
          <table:table-cell office:value-type="float" office:value="12363290.17">
            <text:p>12.363.290</text:p>
          </table:table-cell>
          <table:table-cell/>
          <table:table-cell office:value-type="float" office:value="27702580.94">
            <text:p>27.702.581</text:p>
          </table:table-cell>
          <table:table-cell office:value-type="float" office:value="47180521.44">
            <text:p>47.180.521</text:p>
          </table:table-cell>
          <table:table-cell office:value-type="float" office:value="-20106183.45">
            <text:p>-20.106.183</text:p>
          </table:table-cell>
          <table:table-cell table:number-columns-repeated="3"/>
          <table:table-cell office:value-type="float" office:value="-20106183.45">
            <text:p>-20.106.183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20129483.45">
            <text:p>-20.129.483</text:p>
          </table:table-cell>
          <table:table-cell office:value-type="float" office:value="-51503.61">
            <text:p>-51.504</text:p>
          </table:table-cell>
          <table:table-cell office:value-type="float" office:value="5317910.53">
            <text:p>5.317.911</text:p>
          </table:table-cell>
          <table:table-cell office:value-type="float" office:value="-14863076.53">
            <text:p>-14.863.077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519977.52">
            <text:p>-519.978</text:p>
          </table:table-cell>
          <table:table-cell/>
          <table:table-cell table:style-name="ce12" office:value-type="float" office:value="-65724400">
            <text:p>-65.72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500">
            <text:p>-12.500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970643.08">
            <text:p>-970.643</text:p>
          </table:table-cell>
          <table:table-cell office:value-type="float" office:value="-67235720.6">
            <text:p>-67.235.721</text:p>
          </table:table-cell>
          <table:table-cell office:value-type="float" office:value="4645939.78">
            <text:p>4.645.940</text:p>
          </table:table-cell>
          <table:table-cell office:value-type="float" office:value="347277.1">
            <text:p>347.277</text:p>
          </table:table-cell>
          <table:table-cell office:value-type="float" office:value="1891063.79">
            <text:p>1.891.064</text:p>
          </table:table-cell>
          <table:table-cell office:value-type="float" office:value="12683470.52">
            <text:p>12.683.471</text:p>
          </table:table-cell>
          <table:table-cell/>
          <table:table-cell office:value-type="float" office:value="27702090.94">
            <text:p>27.702.091</text:p>
          </table:table-cell>
          <table:table-cell office:value-type="float" office:value="47269842.13">
            <text:p>47.269.842</text:p>
          </table:table-cell>
          <table:table-cell office:value-type="float" office:value="-19965878.47">
            <text:p>-19.965.878</text:p>
          </table:table-cell>
          <table:table-cell table:number-columns-repeated="3"/>
          <table:table-cell office:value-type="float" office:value="-19965878.47">
            <text:p>-19.965.878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19989178.47">
            <text:p>-19.989.178</text:p>
          </table:table-cell>
          <table:table-cell office:value-type="float" office:value="-51405.04">
            <text:p>-51.405</text:p>
          </table:table-cell>
          <table:table-cell office:value-type="float" office:value="5301230.82">
            <text:p>5.301.231</text:p>
          </table:table-cell>
          <table:table-cell office:value-type="float" office:value="-14739352.69">
            <text:p>-14.739.35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518222.82">
            <text:p>-518.223</text:p>
          </table:table-cell>
          <table:table-cell/>
          <table:table-cell table:style-name="ce12" office:value-type="float" office:value="-65724400">
            <text:p>-65.724.400</text:p>
          </table:table-cell>
          <table:table-cell table:style-name="ce12" office:value-type="float" office:value="-7000">
            <text:p>-7.000</text:p>
          </table:table-cell>
          <table:table-cell office:value-type="float" office:value="-12500">
            <text:p>-12.500</text:p>
          </table:table-cell>
          <table:table-cell table:style-name="ce12" office:value-type="float" office:value="-1200">
            <text:p>-1.200</text:p>
          </table:table-cell>
          <table:table-cell table:style-name="ce12" office:value-type="float" office:value="-946101.64">
            <text:p>-946.102</text:p>
          </table:table-cell>
          <table:table-cell office:value-type="float" office:value="-67209424.46">
            <text:p>-67.209.424</text:p>
          </table:table-cell>
          <table:table-cell office:value-type="float" office:value="4537191.03">
            <text:p>4.537.191</text:p>
          </table:table-cell>
          <table:table-cell office:value-type="float" office:value="344752.99">
            <text:p>344.753</text:p>
          </table:table-cell>
          <table:table-cell office:value-type="float" office:value="1891063.7">
            <text:p>1.891.064</text:p>
          </table:table-cell>
          <table:table-cell office:value-type="float" office:value="12922837.4">
            <text:p>12.922.837</text:p>
          </table:table-cell>
          <table:table-cell/>
          <table:table-cell office:value-type="float" office:value="27702101.61">
            <text:p>27.702.102</text:p>
          </table:table-cell>
          <table:table-cell office:value-type="float" office:value="47397946.73">
            <text:p>47.397.947</text:p>
          </table:table-cell>
          <table:table-cell office:value-type="float" office:value="-19811477.73">
            <text:p>-19.811.478</text:p>
          </table:table-cell>
          <table:table-cell table:number-columns-repeated="3"/>
          <table:table-cell office:value-type="float" office:value="-19811477.73">
            <text:p>-19.811.478</text:p>
          </table:table-cell>
          <table:table-cell table:style-name="ce12" office:value-type="float" office:value="-23300">
            <text:p>-23.300</text:p>
          </table:table-cell>
          <table:table-cell/>
          <table:table-cell table:style-name="ce13" office:value-type="float" office:value="-23300">
            <text:p>-23.300</text:p>
          </table:table-cell>
          <table:table-cell office:value-type="float" office:value="-19834777.73">
            <text:p>-19.834.778</text:p>
          </table:table-cell>
          <table:table-cell office:value-type="float" office:value="-51403.49">
            <text:p>-51.403</text:p>
          </table:table-cell>
          <table:table-cell office:value-type="float" office:value="5321143.59">
            <text:p>5.321.144</text:p>
          </table:table-cell>
          <table:table-cell office:value-type="float" office:value="-14565037.63">
            <text:p>-14.565.03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5</text:p>
            <draw:g table:end-cell-address="Tabelle1.A675" table:end-x="0.41cm" table:end-y="0.016cm" draw:z-index="84" draw:name="SAPBEXq0001 U13C0F4E5B9554">
              <draw:custom-shape draw:name="SAPBEXq0001 U13C0F4E5B955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55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55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75" table:end-x="0.41cm" table:end-y="0.016cm" draw:z-index="277" draw:name="SAPBEXq0001 U13C0F4CFB1A54">
              <draw:custom-shape draw:name="SAPBEXq0001 U13C0F4CFB1A5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ewmr/Holdi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76" table:end-x="0.41cm" table:end-y="0.016cm" draw:z-index="278" draw:name="SAPBEXq0001 U13C0F4CFB1A55">
              <draw:custom-shape draw:name="SAPBEXq0001 U13C0F4CFB1A5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485300">
            <text:p>-485.300</text:p>
          </table:table-cell>
          <table:table-cell/>
          <table:table-cell office:value-type="float" office:value="-485300">
            <text:p>-485.300</text:p>
          </table:table-cell>
          <table:table-cell table:style-name="ce11" table:number-columns-repeated="4"/>
          <table:table-cell/>
          <table:table-cell table:number-columns-repeated="2" office:value-type="float" office:value="506400">
            <text:p>506.400</text:p>
          </table:table-cell>
          <table:table-cell office:value-type="float" office:value="21100">
            <text:p>21.100</text:p>
          </table:table-cell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378900">
            <text:p>-2.378.900</text:p>
          </table:table-cell>
          <table:table-cell table:number-columns-repeated="3"/>
          <table:table-cell office:value-type="float" office:value="-2378900">
            <text:p>-2.378.900</text:p>
          </table:table-cell>
          <table:table-cell table:style-name="ce11" table:number-columns-repeated="2"/>
          <table:table-cell office:value-type="float" office:value="-2378900">
            <text:p>-2.378.9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506400">
            <text:p>-506.400</text:p>
          </table:table-cell>
          <table:table-cell/>
          <table:table-cell office:value-type="float" office:value="-506400">
            <text:p>-506.400</text:p>
          </table:table-cell>
          <table:table-cell table:style-name="ce11" table:number-columns-repeated="4"/>
          <table:table-cell/>
          <table:table-cell table:number-columns-repeated="2" office:value-type="float" office:value="506400">
            <text:p>506.400</text:p>
          </table:table-cell>
          <table:table-cell table:style-name="ce14"/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400000">
            <text:p>-2.400.000</text:p>
          </table:table-cell>
          <table:table-cell table:number-columns-repeated="3"/>
          <table:table-cell office:value-type="float" office:value="-2400000">
            <text:p>-2.400.000</text:p>
          </table:table-cell>
          <table:table-cell table:style-name="ce11" table:number-columns-repeated="2"/>
          <table:table-cell office:value-type="float" office:value="-2400000">
            <text:p>-2.400.0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506400">
            <text:p>-506.400</text:p>
          </table:table-cell>
          <table:table-cell/>
          <table:table-cell office:value-type="float" office:value="-506400">
            <text:p>-506.400</text:p>
          </table:table-cell>
          <table:table-cell table:style-name="ce11" table:number-columns-repeated="4"/>
          <table:table-cell/>
          <table:table-cell table:number-columns-repeated="2" office:value-type="float" office:value="506400">
            <text:p>506.400</text:p>
          </table:table-cell>
          <table:table-cell table:style-name="ce14"/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400000">
            <text:p>-2.400.000</text:p>
          </table:table-cell>
          <table:table-cell table:number-columns-repeated="3"/>
          <table:table-cell office:value-type="float" office:value="-2400000">
            <text:p>-2.400.000</text:p>
          </table:table-cell>
          <table:table-cell table:style-name="ce11" table:number-columns-repeated="2"/>
          <table:table-cell office:value-type="float" office:value="-2400000">
            <text:p>-2.400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506400">
            <text:p>-506.400</text:p>
          </table:table-cell>
          <table:table-cell/>
          <table:table-cell office:value-type="float" office:value="-506400">
            <text:p>-506.400</text:p>
          </table:table-cell>
          <table:table-cell table:style-name="ce11" table:number-columns-repeated="4"/>
          <table:table-cell/>
          <table:table-cell table:number-columns-repeated="2" office:value-type="float" office:value="306400">
            <text:p>306.400</text:p>
          </table:table-cell>
          <table:table-cell office:value-type="float" office:value="-200000">
            <text:p>-200.000</text:p>
          </table:table-cell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600000">
            <text:p>-2.600.000</text:p>
          </table:table-cell>
          <table:table-cell table:number-columns-repeated="3"/>
          <table:table-cell office:value-type="float" office:value="-2600000">
            <text:p>-2.600.000</text:p>
          </table:table-cell>
          <table:table-cell table:style-name="ce11" table:number-columns-repeated="2"/>
          <table:table-cell office:value-type="float" office:value="-2600000">
            <text:p>-2.600.0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506400">
            <text:p>-506.400</text:p>
          </table:table-cell>
          <table:table-cell/>
          <table:table-cell office:value-type="float" office:value="-506400">
            <text:p>-506.400</text:p>
          </table:table-cell>
          <table:table-cell table:style-name="ce11" table:number-columns-repeated="4"/>
          <table:table-cell/>
          <table:table-cell table:number-columns-repeated="2" office:value-type="float" office:value="306400">
            <text:p>306.400</text:p>
          </table:table-cell>
          <table:table-cell office:value-type="float" office:value="-200000">
            <text:p>-200.000</text:p>
          </table:table-cell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600000">
            <text:p>-2.600.000</text:p>
          </table:table-cell>
          <table:table-cell table:number-columns-repeated="3"/>
          <table:table-cell office:value-type="float" office:value="-2600000">
            <text:p>-2.600.000</text:p>
          </table:table-cell>
          <table:table-cell table:style-name="ce11" table:number-columns-repeated="2"/>
          <table:table-cell office:value-type="float" office:value="-2600000">
            <text:p>-2.600.0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506400">
            <text:p>-506.400</text:p>
          </table:table-cell>
          <table:table-cell/>
          <table:table-cell office:value-type="float" office:value="-506400">
            <text:p>-506.400</text:p>
          </table:table-cell>
          <table:table-cell table:style-name="ce11" table:number-columns-repeated="4"/>
          <table:table-cell/>
          <table:table-cell table:number-columns-repeated="2" office:value-type="float" office:value="306400">
            <text:p>306.400</text:p>
          </table:table-cell>
          <table:table-cell office:value-type="float" office:value="-200000">
            <text:p>-200.000</text:p>
          </table:table-cell>
          <table:table-cell table:style-name="ce12" office:value-type="float" office:value="-2400000">
            <text:p>-2.400.000</text:p>
          </table:table-cell>
          <table:table-cell/>
          <table:table-cell table:style-name="ce13" office:value-type="float" office:value="-2400000">
            <text:p>-2.400.000</text:p>
          </table:table-cell>
          <table:table-cell office:value-type="float" office:value="-2600000">
            <text:p>-2.600.000</text:p>
          </table:table-cell>
          <table:table-cell table:number-columns-repeated="3"/>
          <table:table-cell office:value-type="float" office:value="-2600000">
            <text:p>-2.600.000</text:p>
          </table:table-cell>
          <table:table-cell table:style-name="ce11" table:number-columns-repeated="2"/>
          <table:table-cell office:value-type="float" office:value="-2600000">
            <text:p>-2.600.0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306</text:p>
            <draw:g table:end-cell-address="Tabelle1.A683" table:end-x="0.41cm" table:end-y="0.016cm" draw:z-index="85" draw:name="SAPBEXq0001 U13C0F4E5B9555">
              <draw:custom-shape draw:name="SAPBEXq0001 U13C0F4E5B955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55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55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83" table:end-x="0.41cm" table:end-y="0.016cm" draw:z-index="279" draw:name="SAPBEXq0001 U13C0F4CFB1A55">
              <draw:custom-shape draw:name="SAPBEXq0001 U13C0F4CFB1A5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Stadtwerk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84" table:end-x="0.41cm" table:end-y="0.016cm" draw:z-index="280" draw:name="SAPBEXq0001 U13C0F4CFB1A56">
              <draw:custom-shape draw:name="SAPBEXq0001 U13C0F4CFB1A5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3219717.93">
            <text:p>-23.219.718</text:p>
          </table:table-cell>
          <table:table-cell/>
          <table:table-cell office:value-type="float" office:value="-23219717.93">
            <text:p>-23.219.718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3219717.93">
            <text:p>-23.219.718</text:p>
          </table:table-cell>
          <table:table-cell table:number-columns-repeated="3"/>
          <table:table-cell office:value-type="float" office:value="-23219717.93">
            <text:p>-23.219.718</text:p>
          </table:table-cell>
          <table:table-cell table:number-columns-repeated="3"/>
          <table:table-cell office:value-type="float" office:value="-23219717.93">
            <text:p>-23.219.718</text:p>
          </table:table-cell>
          <table:table-cell table:style-name="ce11" table:number-columns-repeated="2"/>
          <table:table-cell office:value-type="float" office:value="-23219717.93">
            <text:p>-23.219.71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24000100">
            <text:p>-24.000.100</text:p>
          </table:table-cell>
          <table:table-cell table:number-columns-repeated="3"/>
          <table:table-cell office:value-type="float" office:value="-24000100">
            <text:p>-24.000.100</text:p>
          </table:table-cell>
          <table:table-cell table:style-name="ce11" table:number-columns-repeated="2"/>
          <table:table-cell office:value-type="float" office:value="-24000100">
            <text:p>-24.000.1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24000100">
            <text:p>-24.000.100</text:p>
          </table:table-cell>
          <table:table-cell table:number-columns-repeated="3"/>
          <table:table-cell office:value-type="float" office:value="-24000100">
            <text:p>-24.000.100</text:p>
          </table:table-cell>
          <table:table-cell table:style-name="ce11" table:number-columns-repeated="2"/>
          <table:table-cell office:value-type="float" office:value="-24000100">
            <text:p>-24.000.1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style-name="ce11" table:number-columns-repeated="2"/>
          <table:table-cell office:value-type="float" office:value="-24000000">
            <text:p>-24.000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style-name="ce11" table:number-columns-repeated="2"/>
          <table:table-cell office:value-type="float" office:value="-24000000">
            <text:p>-24.000.0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style-name="ce11" table:number-columns-repeated="2"/>
          <table:table-cell office:value-type="float" office:value="-24000000">
            <text:p>-24.000.0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24000000">
            <text:p>-24.000.000</text:p>
          </table:table-cell>
          <table:table-cell/>
          <table:table-cell office:value-type="float" office:value="-24000000">
            <text:p>-24.000.000</text:p>
          </table:table-cell>
          <table:table-cell table:style-name="ce11" table:number-columns-repeated="4"/>
          <table:table-cell/>
          <table:table-cell table:style-name="ce11"/>
          <table:table-cell table:style-name="ce14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number-columns-repeated="3"/>
          <table:table-cell office:value-type="float" office:value="-24000000">
            <text:p>-24.000.000</text:p>
          </table:table-cell>
          <table:table-cell table:style-name="ce11" table:number-columns-repeated="2"/>
          <table:table-cell office:value-type="float" office:value="-24000000">
            <text:p>-24.000.0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1</text:p>
            <draw:g table:end-cell-address="Tabelle1.A691" table:end-x="0.41cm" table:end-y="0.016cm" draw:z-index="86" draw:name="SAPBEXq0001 U13C0F4E5B9556">
              <draw:custom-shape draw:name="SAPBEXq0001 U13C0F4E5B955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55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55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91" table:end-x="0.41cm" table:end-y="0.016cm" draw:z-index="281" draw:name="SAPBEXq0001 U13C0F4CFB1A56">
              <draw:custom-shape draw:name="SAPBEXq0001 U13C0F4CFB1A5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Verkehrsflächen, Signalanl. u Beleuchtu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692" table:end-x="0.41cm" table:end-y="0.016cm" draw:z-index="282" draw:name="SAPBEXq0001 U13C0F4CFB1A57">
              <draw:custom-shape draw:name="SAPBEXq0001 U13C0F4CFB1A5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9849598.47">
            <text:p>-9.849.598</text:p>
          </table:table-cell>
          <table:table-cell/>
          <table:table-cell table:style-name="ce12" office:value-type="float" office:value="-8403299.12">
            <text:p>-8.403.299</text:p>
          </table:table-cell>
          <table:table-cell table:style-name="ce12" office:value-type="float" office:value="-61029.06">
            <text:p>-61.029</text:p>
          </table:table-cell>
          <table:table-cell office:value-type="float" office:value="-270239.44">
            <text:p>-270.239</text:p>
          </table:table-cell>
          <table:table-cell table:style-name="ce12" office:value-type="float" office:value="-635697.98">
            <text:p>-635.698</text:p>
          </table:table-cell>
          <table:table-cell table:style-name="ce12" office:value-type="float" office:value="-709554.08">
            <text:p>-709.554</text:p>
          </table:table-cell>
          <table:table-cell office:value-type="float" office:value="-19929418.15">
            <text:p>-19.929.418</text:p>
          </table:table-cell>
          <table:table-cell office:value-type="float" office:value="4905251.35">
            <text:p>4.905.251</text:p>
          </table:table-cell>
          <table:table-cell office:value-type="float" office:value="891135.27">
            <text:p>891.135</text:p>
          </table:table-cell>
          <table:table-cell office:value-type="float" office:value="19117533.56">
            <text:p>19.117.534</text:p>
          </table:table-cell>
          <table:table-cell office:value-type="float" office:value="26060295.91">
            <text:p>26.060.296</text:p>
          </table:table-cell>
          <table:table-cell table:style-name="ce12" office:value-type="float" office:value="165000">
            <text:p>165.000</text:p>
          </table:table-cell>
          <table:table-cell office:value-type="float" office:value="1345098.3">
            <text:p>1.345.098</text:p>
          </table:table-cell>
          <table:table-cell office:value-type="float" office:value="52484314.39">
            <text:p>52.484.314</text:p>
          </table:table-cell>
          <table:table-cell office:value-type="float" office:value="32554896.24">
            <text:p>32.554.896</text:p>
          </table:table-cell>
          <table:table-cell/>
          <table:table-cell table:style-name="ce12" office:value-type="float" office:value="1632.83">
            <text:p>1.633</text:p>
          </table:table-cell>
          <table:table-cell table:style-name="ce13" office:value-type="float" office:value="1632.83">
            <text:p>1.633</text:p>
          </table:table-cell>
          <table:table-cell office:value-type="float" office:value="32556529.07">
            <text:p>32.556.529</text:p>
          </table:table-cell>
          <table:table-cell table:style-name="ce12" office:value-type="float" office:value="27.99">
            <text:p>28</text:p>
          </table:table-cell>
          <table:table-cell table:style-name="ce12" office:value-type="float" office:value="-55.28">
            <text:p>-55</text:p>
          </table:table-cell>
          <table:table-cell table:style-name="ce13" office:value-type="float" office:value="-27.29">
            <text:p>-27</text:p>
          </table:table-cell>
          <table:table-cell office:value-type="float" office:value="32556501.78">
            <text:p>32.556.502</text:p>
          </table:table-cell>
          <table:table-cell office:value-type="float" office:value="-369526.33">
            <text:p>-369.526</text:p>
          </table:table-cell>
          <table:table-cell office:value-type="float" office:value="6209982.45">
            <text:p>6.209.982</text:p>
          </table:table-cell>
          <table:table-cell office:value-type="float" office:value="38396957.9">
            <text:p>38.396.95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698991.61">
            <text:p>-1.698.992</text:p>
          </table:table-cell>
          <table:table-cell/>
          <table:table-cell table:style-name="ce12" office:value-type="float" office:value="-1893600">
            <text:p>-1.893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172918.76">
            <text:p>-172.919</text:p>
          </table:table-cell>
          <table:table-cell table:style-name="ce12" office:value-type="float" office:value="-1386.54">
            <text:p>-1.387</text:p>
          </table:table-cell>
          <table:table-cell table:style-name="ce12" office:value-type="float" office:value="-490173">
            <text:p>-490.173</text:p>
          </table:table-cell>
          <table:table-cell office:value-type="float" office:value="-4435569.91">
            <text:p>-4.435.570</text:p>
          </table:table-cell>
          <table:table-cell office:value-type="float" office:value="4470625.52">
            <text:p>4.470.626</text:p>
          </table:table-cell>
          <table:table-cell office:value-type="float" office:value="302029.16">
            <text:p>302.029</text:p>
          </table:table-cell>
          <table:table-cell office:value-type="float" office:value="20376955.53">
            <text:p>20.376.956</text:p>
          </table:table-cell>
          <table:table-cell office:value-type="float" office:value="237601.2">
            <text:p>237.601</text:p>
          </table:table-cell>
          <table:table-cell/>
          <table:table-cell office:value-type="float" office:value="3527036.8">
            <text:p>3.527.037</text:p>
          </table:table-cell>
          <table:table-cell office:value-type="float" office:value="28914248.21">
            <text:p>28.914.248</text:p>
          </table:table-cell>
          <table:table-cell office:value-type="float" office:value="24478678.3">
            <text:p>24.478.678</text:p>
          </table:table-cell>
          <table:table-cell table:number-columns-repeated="3"/>
          <table:table-cell office:value-type="float" office:value="24478678.3">
            <text:p>24.478.678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24443578.3">
            <text:p>24.443.578</text:p>
          </table:table-cell>
          <table:table-cell office:value-type="float" office:value="-455925.11">
            <text:p>-455.925</text:p>
          </table:table-cell>
          <table:table-cell office:value-type="float" office:value="7980039.7">
            <text:p>7.980.040</text:p>
          </table:table-cell>
          <table:table-cell office:value-type="float" office:value="31967692.89">
            <text:p>31.967.69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311784.28">
            <text:p>-311.784</text:p>
          </table:table-cell>
          <table:table-cell/>
          <table:table-cell table:style-name="ce12" office:value-type="float" office:value="-1926600">
            <text:p>-1.926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70118.28">
            <text:p>-70.118</text:p>
          </table:table-cell>
          <table:table-cell table:style-name="ce12" office:value-type="float" office:value="-1386.54">
            <text:p>-1.387</text:p>
          </table:table-cell>
          <table:table-cell table:style-name="ce12" office:value-type="float" office:value="-512164">
            <text:p>-512.164</text:p>
          </table:table-cell>
          <table:table-cell office:value-type="float" office:value="-3000553.1">
            <text:p>-3.000.553</text:p>
          </table:table-cell>
          <table:table-cell office:value-type="float" office:value="4685385.73">
            <text:p>4.685.386</text:p>
          </table:table-cell>
          <table:table-cell office:value-type="float" office:value="403205.73">
            <text:p>403.206</text:p>
          </table:table-cell>
          <table:table-cell office:value-type="float" office:value="22181384.27">
            <text:p>22.181.384</text:p>
          </table:table-cell>
          <table:table-cell office:value-type="float" office:value="554296.53">
            <text:p>554.297</text:p>
          </table:table-cell>
          <table:table-cell/>
          <table:table-cell office:value-type="float" office:value="1207036.8">
            <text:p>1.207.037</text:p>
          </table:table-cell>
          <table:table-cell office:value-type="float" office:value="29031309.06">
            <text:p>29.031.309</text:p>
          </table:table-cell>
          <table:table-cell office:value-type="float" office:value="26030755.96">
            <text:p>26.030.756</text:p>
          </table:table-cell>
          <table:table-cell table:number-columns-repeated="3"/>
          <table:table-cell office:value-type="float" office:value="26030755.96">
            <text:p>26.030.756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25995655.96">
            <text:p>25.995.656</text:p>
          </table:table-cell>
          <table:table-cell office:value-type="float" office:value="-424200.5">
            <text:p>-424.201</text:p>
          </table:table-cell>
          <table:table-cell office:value-type="float" office:value="7152638.45">
            <text:p>7.152.638</text:p>
          </table:table-cell>
          <table:table-cell office:value-type="float" office:value="32724093.91">
            <text:p>32.724.09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0170305.44">
            <text:p>-10.170.305</text:p>
          </table:table-cell>
          <table:table-cell/>
          <table:table-cell table:style-name="ce12" office:value-type="float" office:value="-1926600">
            <text:p>-1.926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172400">
            <text:p>-172.400</text:p>
          </table:table-cell>
          <table:table-cell table:style-name="ce12" office:value-type="float" office:value="-6458878.32">
            <text:p>-6.458.878</text:p>
          </table:table-cell>
          <table:table-cell table:style-name="ce12" office:value-type="float" office:value="-426079.56">
            <text:p>-426.080</text:p>
          </table:table-cell>
          <table:table-cell office:value-type="float" office:value="-19332763.32">
            <text:p>-19.332.763</text:p>
          </table:table-cell>
          <table:table-cell office:value-type="float" office:value="5907917.2">
            <text:p>5.907.917</text:p>
          </table:table-cell>
          <table:table-cell office:value-type="float" office:value="354898.64">
            <text:p>354.899</text:p>
          </table:table-cell>
          <table:table-cell office:value-type="float" office:value="24327116.79">
            <text:p>24.327.117</text:p>
          </table:table-cell>
          <table:table-cell office:value-type="float" office:value="26319352.87">
            <text:p>26.319.353</text:p>
          </table:table-cell>
          <table:table-cell/>
          <table:table-cell office:value-type="float" office:value="1517818.48">
            <text:p>1.517.818</text:p>
          </table:table-cell>
          <table:table-cell office:value-type="float" office:value="58427103.98">
            <text:p>58.427.104</text:p>
          </table:table-cell>
          <table:table-cell office:value-type="float" office:value="39094340.66">
            <text:p>39.094.341</text:p>
          </table:table-cell>
          <table:table-cell table:number-columns-repeated="3"/>
          <table:table-cell office:value-type="float" office:value="39094340.66">
            <text:p>39.094.341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39059240.66">
            <text:p>39.059.241</text:p>
          </table:table-cell>
          <table:table-cell office:value-type="float" office:value="-408509.35">
            <text:p>-408.509</text:p>
          </table:table-cell>
          <table:table-cell office:value-type="float" office:value="7846998.41">
            <text:p>7.846.998</text:p>
          </table:table-cell>
          <table:table-cell office:value-type="float" office:value="46497729.72">
            <text:p>46.497.73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0183956.03">
            <text:p>-10.183.956</text:p>
          </table:table-cell>
          <table:table-cell/>
          <table:table-cell table:style-name="ce12" office:value-type="float" office:value="-1926600">
            <text:p>-1.926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172400">
            <text:p>-172.400</text:p>
          </table:table-cell>
          <table:table-cell table:style-name="ce12" office:value-type="float" office:value="-6458842.35">
            <text:p>-6.458.842</text:p>
          </table:table-cell>
          <table:table-cell table:style-name="ce12" office:value-type="float" office:value="-441562.2">
            <text:p>-441.562</text:p>
          </table:table-cell>
          <table:table-cell office:value-type="float" office:value="-19361860.58">
            <text:p>-19.361.861</text:p>
          </table:table-cell>
          <table:table-cell office:value-type="float" office:value="6195665.51">
            <text:p>6.195.666</text:p>
          </table:table-cell>
          <table:table-cell office:value-type="float" office:value="516316.72">
            <text:p>516.317</text:p>
          </table:table-cell>
          <table:table-cell office:value-type="float" office:value="23582492.77">
            <text:p>23.582.493</text:p>
          </table:table-cell>
          <table:table-cell office:value-type="float" office:value="26724398.77">
            <text:p>26.724.399</text:p>
          </table:table-cell>
          <table:table-cell/>
          <table:table-cell office:value-type="float" office:value="1519953.34">
            <text:p>1.519.953</text:p>
          </table:table-cell>
          <table:table-cell office:value-type="float" office:value="58538827.11">
            <text:p>58.538.827</text:p>
          </table:table-cell>
          <table:table-cell office:value-type="float" office:value="39176966.53">
            <text:p>39.176.967</text:p>
          </table:table-cell>
          <table:table-cell table:number-columns-repeated="3"/>
          <table:table-cell office:value-type="float" office:value="39176966.53">
            <text:p>39.176.967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39141866.53">
            <text:p>39.141.867</text:p>
          </table:table-cell>
          <table:table-cell office:value-type="float" office:value="-408921.6">
            <text:p>-408.922</text:p>
          </table:table-cell>
          <table:table-cell office:value-type="float" office:value="7909705.51">
            <text:p>7.909.706</text:p>
          </table:table-cell>
          <table:table-cell office:value-type="float" office:value="46642650.44">
            <text:p>46.642.65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0359235.65">
            <text:p>-10.359.236</text:p>
          </table:table-cell>
          <table:table-cell/>
          <table:table-cell table:style-name="ce12" office:value-type="float" office:value="-1926600">
            <text:p>-1.926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172400">
            <text:p>-172.400</text:p>
          </table:table-cell>
          <table:table-cell table:style-name="ce12" office:value-type="float" office:value="-5979318.27">
            <text:p>-5.979.318</text:p>
          </table:table-cell>
          <table:table-cell table:style-name="ce12" office:value-type="float" office:value="-420981">
            <text:p>-420.981</text:p>
          </table:table-cell>
          <table:table-cell office:value-type="float" office:value="-19037034.92">
            <text:p>-19.037.035</text:p>
          </table:table-cell>
          <table:table-cell office:value-type="float" office:value="5929763.77">
            <text:p>5.929.764</text:p>
          </table:table-cell>
          <table:table-cell office:value-type="float" office:value="505565.54">
            <text:p>505.566</text:p>
          </table:table-cell>
          <table:table-cell office:value-type="float" office:value="24891077.77">
            <text:p>24.891.078</text:p>
          </table:table-cell>
          <table:table-cell office:value-type="float" office:value="25521917.44">
            <text:p>25.521.917</text:p>
          </table:table-cell>
          <table:table-cell/>
          <table:table-cell office:value-type="float" office:value="1519254.77">
            <text:p>1.519.255</text:p>
          </table:table-cell>
          <table:table-cell office:value-type="float" office:value="58367579.29">
            <text:p>58.367.579</text:p>
          </table:table-cell>
          <table:table-cell office:value-type="float" office:value="39330544.37">
            <text:p>39.330.544</text:p>
          </table:table-cell>
          <table:table-cell table:number-columns-repeated="3"/>
          <table:table-cell office:value-type="float" office:value="39330544.37">
            <text:p>39.330.544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39295444.37">
            <text:p>39.295.444</text:p>
          </table:table-cell>
          <table:table-cell office:value-type="float" office:value="-408503.52">
            <text:p>-408.504</text:p>
          </table:table-cell>
          <table:table-cell office:value-type="float" office:value="7838533.54">
            <text:p>7.838.534</text:p>
          </table:table-cell>
          <table:table-cell office:value-type="float" office:value="46725474.39">
            <text:p>46.725.47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9557261.46">
            <text:p>-9.557.261</text:p>
          </table:table-cell>
          <table:table-cell/>
          <table:table-cell table:style-name="ce12" office:value-type="float" office:value="-1926600">
            <text:p>-1.926.600</text:p>
          </table:table-cell>
          <table:table-cell table:style-name="ce12" office:value-type="float" office:value="-178500">
            <text:p>-178.500</text:p>
          </table:table-cell>
          <table:table-cell office:value-type="float" office:value="-172400">
            <text:p>-172.400</text:p>
          </table:table-cell>
          <table:table-cell table:style-name="ce12" office:value-type="float" office:value="-5979299.51">
            <text:p>-5.979.300</text:p>
          </table:table-cell>
          <table:table-cell table:style-name="ce12" office:value-type="float" office:value="-410684.8">
            <text:p>-410.685</text:p>
          </table:table-cell>
          <table:table-cell office:value-type="float" office:value="-18224745.77">
            <text:p>-18.224.746</text:p>
          </table:table-cell>
          <table:table-cell office:value-type="float" office:value="5798782.98">
            <text:p>5.798.783</text:p>
          </table:table-cell>
          <table:table-cell office:value-type="float" office:value="502161.79">
            <text:p>502.162</text:p>
          </table:table-cell>
          <table:table-cell office:value-type="float" office:value="23177362.79">
            <text:p>23.177.363</text:p>
          </table:table-cell>
          <table:table-cell office:value-type="float" office:value="25748304.95">
            <text:p>25.748.305</text:p>
          </table:table-cell>
          <table:table-cell/>
          <table:table-cell office:value-type="float" office:value="1519270.46">
            <text:p>1.519.270</text:p>
          </table:table-cell>
          <table:table-cell office:value-type="float" office:value="56745882.97">
            <text:p>56.745.883</text:p>
          </table:table-cell>
          <table:table-cell office:value-type="float" office:value="38521137.2">
            <text:p>38.521.137</text:p>
          </table:table-cell>
          <table:table-cell table:number-columns-repeated="3"/>
          <table:table-cell office:value-type="float" office:value="38521137.2">
            <text:p>38.521.137</text:p>
          </table:table-cell>
          <table:table-cell table:style-name="ce12" office:value-type="float" office:value="-35100">
            <text:p>-35.100</text:p>
          </table:table-cell>
          <table:table-cell/>
          <table:table-cell table:style-name="ce13" office:value-type="float" office:value="-35100">
            <text:p>-35.100</text:p>
          </table:table-cell>
          <table:table-cell office:value-type="float" office:value="38486037.2">
            <text:p>38.486.037</text:p>
          </table:table-cell>
          <table:table-cell office:value-type="float" office:value="-408501.27">
            <text:p>-408.501</text:p>
          </table:table-cell>
          <table:table-cell office:value-type="float" office:value="7855601.25">
            <text:p>7.855.601</text:p>
          </table:table-cell>
          <table:table-cell office:value-type="float" office:value="45933137.18">
            <text:p>45.933.137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2</text:p>
            <draw:g table:end-cell-address="Tabelle1.A699" table:end-x="0.41cm" table:end-y="0.016cm" draw:z-index="87" draw:name="SAPBEXq0001 U13C0F4E5B9657">
              <draw:custom-shape draw:name="SAPBEXq0001 U13C0F4E5B965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699" table:end-x="0.41cm" table:end-y="0.016cm" draw:z-index="283" draw:name="SAPBEXq0001 U13C0F4CFB1A57">
              <draw:custom-shape draw:name="SAPBEXq0001 U13C0F4CFB1A5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A5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A5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adtbahn und ÖPNV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00" table:end-x="0.41cm" table:end-y="0.016cm" draw:z-index="284" draw:name="SAPBEXq0001 U13C0F4CFB1B58">
              <draw:custom-shape draw:name="SAPBEXq0001 U13C0F4CFB1B5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189154.62">
            <text:p>-1.189.155</text:p>
          </table:table-cell>
          <table:table-cell table:number-columns-repeated="2"/>
          <table:table-cell table:style-name="ce12" office:value-type="float" office:value="-598.5">
            <text:p>-599</text:p>
          </table:table-cell>
          <table:table-cell office:value-type="float" office:value="-272.89">
            <text:p>-273</text:p>
          </table:table-cell>
          <table:table-cell table:style-name="ce12" office:value-type="float" office:value="-134671.63">
            <text:p>-134.672</text:p>
          </table:table-cell>
          <table:table-cell table:style-name="ce12" office:value-type="float" office:value="-2905.97">
            <text:p>-2.906</text:p>
          </table:table-cell>
          <table:table-cell office:value-type="float" office:value="-1327603.61">
            <text:p>-1.327.604</text:p>
          </table:table-cell>
          <table:table-cell office:value-type="float" office:value="1486846.3">
            <text:p>1.486.846</text:p>
          </table:table-cell>
          <table:table-cell office:value-type="float" office:value="233348.63">
            <text:p>233.349</text:p>
          </table:table-cell>
          <table:table-cell office:value-type="float" office:value="622377.24">
            <text:p>622.377</text:p>
          </table:table-cell>
          <table:table-cell office:value-type="float" office:value="1368886.42">
            <text:p>1.368.886</text:p>
          </table:table-cell>
          <table:table-cell/>
          <table:table-cell office:value-type="float" office:value="40035.85">
            <text:p>40.036</text:p>
          </table:table-cell>
          <table:table-cell office:value-type="float" office:value="3751494.44">
            <text:p>3.751.494</text:p>
          </table:table-cell>
          <table:table-cell office:value-type="float" office:value="2423890.83">
            <text:p>2.423.891</text:p>
          </table:table-cell>
          <table:table-cell/>
          <table:table-cell table:style-name="ce12" office:value-type="float" office:value="293500">
            <text:p>293.500</text:p>
          </table:table-cell>
          <table:table-cell table:style-name="ce13" office:value-type="float" office:value="293500">
            <text:p>293.500</text:p>
          </table:table-cell>
          <table:table-cell office:value-type="float" office:value="2717390.83">
            <text:p>2.717.391</text:p>
          </table:table-cell>
          <table:table-cell table:style-name="ce12" office:value-type="float" office:value="35.06">
            <text:p>35</text:p>
          </table:table-cell>
          <table:table-cell table:style-name="ce12" office:value-type="float" office:value="-76.66">
            <text:p>-77</text:p>
          </table:table-cell>
          <table:table-cell table:style-name="ce13" office:value-type="float" office:value="-41.6">
            <text:p>-42</text:p>
          </table:table-cell>
          <table:table-cell office:value-type="float" office:value="2717349.23">
            <text:p>2.717.349</text:p>
          </table:table-cell>
          <table:table-cell office:value-type="float" office:value="-119079.23">
            <text:p>-119.079</text:p>
          </table:table-cell>
          <table:table-cell office:value-type="float" office:value="415487.13">
            <text:p>415.487</text:p>
          </table:table-cell>
          <table:table-cell office:value-type="float" office:value="3013757.13">
            <text:p>3.013.75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62017.57">
            <text:p>-62.018</text:p>
          </table:table-cell>
          <table:table-cell table:number-columns-repeated="3"/>
          <table:table-cell office:value-type="float" office:value="-145.32">
            <text:p>-145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63762.89">
            <text:p>-63.763</text:p>
          </table:table-cell>
          <table:table-cell office:value-type="float" office:value="1379781.64">
            <text:p>1.379.782</text:p>
          </table:table-cell>
          <table:table-cell office:value-type="float" office:value="84087.8">
            <text:p>84.088</text:p>
          </table:table-cell>
          <table:table-cell office:value-type="float" office:value="600771.7">
            <text:p>600.772</text:p>
          </table:table-cell>
          <table:table-cell office:value-type="float" office:value="69873.43">
            <text:p>69.873</text:p>
          </table:table-cell>
          <table:table-cell/>
          <table:table-cell office:value-type="float" office:value="65936.68">
            <text:p>65.937</text:p>
          </table:table-cell>
          <table:table-cell office:value-type="float" office:value="2200451.25">
            <text:p>2.200.451</text:p>
          </table:table-cell>
          <table:table-cell office:value-type="float" office:value="2136688.36">
            <text:p>2.136.688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131688.36">
            <text:p>2.131.688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131188.36">
            <text:p>2.131.188</text:p>
          </table:table-cell>
          <table:table-cell office:value-type="float" office:value="-73836.46">
            <text:p>-73.836</text:p>
          </table:table-cell>
          <table:table-cell office:value-type="float" office:value="297581.07">
            <text:p>297.581</text:p>
          </table:table-cell>
          <table:table-cell office:value-type="float" office:value="2354932.97">
            <text:p>2.354.93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30350.83">
            <text:p>-130.351</text:p>
          </table:table-cell>
          <table:table-cell table:number-columns-repeated="3"/>
          <table:table-cell office:value-type="float" office:value="-145.32">
            <text:p>-145</text:p>
          </table:table-cell>
          <table:table-cell table:style-name="ce12" office:value-type="float" office:value="-1600">
            <text:p>-1.600</text:p>
          </table:table-cell>
          <table:table-cell/>
          <table:table-cell office:value-type="float" office:value="-132096.15">
            <text:p>-132.096</text:p>
          </table:table-cell>
          <table:table-cell office:value-type="float" office:value="1446428.77">
            <text:p>1.446.429</text:p>
          </table:table-cell>
          <table:table-cell office:value-type="float" office:value="112243.08">
            <text:p>112.243</text:p>
          </table:table-cell>
          <table:table-cell office:value-type="float" office:value="589866.07">
            <text:p>589.866</text:p>
          </table:table-cell>
          <table:table-cell office:value-type="float" office:value="153140.12">
            <text:p>153.140</text:p>
          </table:table-cell>
          <table:table-cell/>
          <table:table-cell office:value-type="float" office:value="65936.68">
            <text:p>65.937</text:p>
          </table:table-cell>
          <table:table-cell office:value-type="float" office:value="2367614.72">
            <text:p>2.367.615</text:p>
          </table:table-cell>
          <table:table-cell office:value-type="float" office:value="2235518.57">
            <text:p>2.235.519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230518.57">
            <text:p>2.230.519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230018.57">
            <text:p>2.230.019</text:p>
          </table:table-cell>
          <table:table-cell office:value-type="float" office:value="-71887.03">
            <text:p>-71.887</text:p>
          </table:table-cell>
          <table:table-cell office:value-type="float" office:value="296061.62">
            <text:p>296.062</text:p>
          </table:table-cell>
          <table:table-cell office:value-type="float" office:value="2454193.16">
            <text:p>2.454.19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244807.21">
            <text:p>-1.244.807</text:p>
          </table:table-cell>
          <table:table-cell table:number-columns-repeated="3"/>
          <table:table-cell table:style-name="ce11"/>
          <table:table-cell table:style-name="ce12" office:value-type="float" office:value="-1600">
            <text:p>-1.600</text:p>
          </table:table-cell>
          <table:table-cell/>
          <table:table-cell office:value-type="float" office:value="-1246407.21">
            <text:p>-1.246.407</text:p>
          </table:table-cell>
          <table:table-cell office:value-type="float" office:value="1558130.95">
            <text:p>1.558.131</text:p>
          </table:table-cell>
          <table:table-cell office:value-type="float" office:value="97394.92">
            <text:p>97.395</text:p>
          </table:table-cell>
          <table:table-cell office:value-type="float" office:value="850224.15">
            <text:p>850.224</text:p>
          </table:table-cell>
          <table:table-cell office:value-type="float" office:value="1425989.87">
            <text:p>1.425.990</text:p>
          </table:table-cell>
          <table:table-cell/>
          <table:table-cell office:value-type="float" office:value="151823.05">
            <text:p>151.823</text:p>
          </table:table-cell>
          <table:table-cell office:value-type="float" office:value="4083562.94">
            <text:p>4.083.563</text:p>
          </table:table-cell>
          <table:table-cell office:value-type="float" office:value="2837155.73">
            <text:p>2.837.156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832155.73">
            <text:p>2.832.156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831655.73">
            <text:p>2.831.656</text:p>
          </table:table-cell>
          <table:table-cell office:value-type="float" office:value="-70228.25">
            <text:p>-70.228</text:p>
          </table:table-cell>
          <table:table-cell office:value-type="float" office:value="304466.05">
            <text:p>304.466</text:p>
          </table:table-cell>
          <table:table-cell office:value-type="float" office:value="3065893.53">
            <text:p>3.065.89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1238541.46">
            <text:p>-1.238.541</text:p>
          </table:table-cell>
          <table:table-cell table:number-columns-repeated="3"/>
          <table:table-cell table:style-name="ce11"/>
          <table:table-cell table:style-name="ce12" office:value-type="float" office:value="-1600">
            <text:p>-1.600</text:p>
          </table:table-cell>
          <table:table-cell/>
          <table:table-cell office:value-type="float" office:value="-1240141.46">
            <text:p>-1.240.141</text:p>
          </table:table-cell>
          <table:table-cell office:value-type="float" office:value="1634919.1">
            <text:p>1.634.919</text:p>
          </table:table-cell>
          <table:table-cell office:value-type="float" office:value="141750.56">
            <text:p>141.751</text:p>
          </table:table-cell>
          <table:table-cell office:value-type="float" office:value="830224.13">
            <text:p>830.224</text:p>
          </table:table-cell>
          <table:table-cell office:value-type="float" office:value="1427354.93">
            <text:p>1.427.355</text:p>
          </table:table-cell>
          <table:table-cell/>
          <table:table-cell office:value-type="float" office:value="152407.14">
            <text:p>152.407</text:p>
          </table:table-cell>
          <table:table-cell office:value-type="float" office:value="4186655.86">
            <text:p>4.186.656</text:p>
          </table:table-cell>
          <table:table-cell office:value-type="float" office:value="2946514.4">
            <text:p>2.946.514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941514.4">
            <text:p>2.941.514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941014.4">
            <text:p>2.941.014</text:p>
          </table:table-cell>
          <table:table-cell office:value-type="float" office:value="-70498.02">
            <text:p>-70.498</text:p>
          </table:table-cell>
          <table:table-cell office:value-type="float" office:value="311538.61">
            <text:p>311.539</text:p>
          </table:table-cell>
          <table:table-cell office:value-type="float" office:value="3182054.99">
            <text:p>3.182.05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207321.29">
            <text:p>-1.207.321</text:p>
          </table:table-cell>
          <table:table-cell table:number-columns-repeated="3"/>
          <table:table-cell table:style-name="ce11"/>
          <table:table-cell table:style-name="ce12" office:value-type="float" office:value="-1600">
            <text:p>-1.600</text:p>
          </table:table-cell>
          <table:table-cell/>
          <table:table-cell office:value-type="float" office:value="-1208921.29">
            <text:p>-1.208.921</text:p>
          </table:table-cell>
          <table:table-cell office:value-type="float" office:value="1565389.6">
            <text:p>1.565.390</text:p>
          </table:table-cell>
          <table:table-cell office:value-type="float" office:value="138907.3">
            <text:p>138.907</text:p>
          </table:table-cell>
          <table:table-cell office:value-type="float" office:value="830224.13">
            <text:p>830.224</text:p>
          </table:table-cell>
          <table:table-cell office:value-type="float" office:value="1393378.75">
            <text:p>1.393.379</text:p>
          </table:table-cell>
          <table:table-cell/>
          <table:table-cell office:value-type="float" office:value="152216.4">
            <text:p>152.216</text:p>
          </table:table-cell>
          <table:table-cell office:value-type="float" office:value="4080116.18">
            <text:p>4.080.116</text:p>
          </table:table-cell>
          <table:table-cell office:value-type="float" office:value="2871194.89">
            <text:p>2.871.195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866194.89">
            <text:p>2.866.195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865694.89">
            <text:p>2.865.695</text:p>
          </table:table-cell>
          <table:table-cell office:value-type="float" office:value="-70222.9">
            <text:p>-70.223</text:p>
          </table:table-cell>
          <table:table-cell office:value-type="float" office:value="305891.35">
            <text:p>305.891</text:p>
          </table:table-cell>
          <table:table-cell office:value-type="float" office:value="3101363.34">
            <text:p>3.101.36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176105.14">
            <text:p>-1.176.105</text:p>
          </table:table-cell>
          <table:table-cell table:number-columns-repeated="3"/>
          <table:table-cell table:style-name="ce11"/>
          <table:table-cell table:style-name="ce12" office:value-type="float" office:value="-1600">
            <text:p>-1.600</text:p>
          </table:table-cell>
          <table:table-cell/>
          <table:table-cell office:value-type="float" office:value="-1177705.14">
            <text:p>-1.177.705</text:p>
          </table:table-cell>
          <table:table-cell office:value-type="float" office:value="1531512.13">
            <text:p>1.531.512</text:p>
          </table:table-cell>
          <table:table-cell office:value-type="float" office:value="138101.32">
            <text:p>138.101</text:p>
          </table:table-cell>
          <table:table-cell office:value-type="float" office:value="760224.15">
            <text:p>760.224</text:p>
          </table:table-cell>
          <table:table-cell office:value-type="float" office:value="1358068.3">
            <text:p>1.358.068</text:p>
          </table:table-cell>
          <table:table-cell/>
          <table:table-cell office:value-type="float" office:value="152221.23">
            <text:p>152.221</text:p>
          </table:table-cell>
          <table:table-cell office:value-type="float" office:value="3940127.13">
            <text:p>3.940.127</text:p>
          </table:table-cell>
          <table:table-cell office:value-type="float" office:value="2762421.99">
            <text:p>2.762.422</text:p>
          </table:table-cell>
          <table:table-cell table:style-name="ce12" office:value-type="float" office:value="-5000">
            <text:p>-5.000</text:p>
          </table:table-cell>
          <table:table-cell/>
          <table:table-cell table:style-name="ce13" office:value-type="float" office:value="-5000">
            <text:p>-5.000</text:p>
          </table:table-cell>
          <table:table-cell office:value-type="float" office:value="2757421.99">
            <text:p>2.757.422</text:p>
          </table:table-cell>
          <table:table-cell table:style-name="ce12" office:value-type="float" office:value="-500">
            <text:p>-500</text:p>
          </table:table-cell>
          <table:table-cell/>
          <table:table-cell table:style-name="ce13" office:value-type="float" office:value="-500">
            <text:p>-500</text:p>
          </table:table-cell>
          <table:table-cell office:value-type="float" office:value="2756921.99">
            <text:p>2.756.922</text:p>
          </table:table-cell>
          <table:table-cell office:value-type="float" office:value="-70221.37">
            <text:p>-70.221</text:p>
          </table:table-cell>
          <table:table-cell office:value-type="float" office:value="303108.44">
            <text:p>303.108</text:p>
          </table:table-cell>
          <table:table-cell office:value-type="float" office:value="2989809.06">
            <text:p>2.989.80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3</text:p>
            <draw:g table:end-cell-address="Tabelle1.A707" table:end-x="0.41cm" table:end-y="0.016cm" draw:z-index="88" draw:name="SAPBEXq0001 U13C0F4E5B9658">
              <draw:custom-shape draw:name="SAPBEXq0001 U13C0F4E5B965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07" table:end-x="0.41cm" table:end-y="0.016cm" draw:z-index="285" draw:name="SAPBEXq0001 U13C0F4CFB1B58">
              <draw:custom-shape draw:name="SAPBEXq0001 U13C0F4CFB1B5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Nahverkehrsangelegenheiten ÖPNV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08" table:end-x="0.41cm" table:end-y="0.016cm" draw:z-index="286" draw:name="SAPBEXq0001 U13C0F4CFB1B59">
              <draw:custom-shape draw:name="SAPBEXq0001 U13C0F4CFB1B5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5.06">
            <text:p>-15</text:p>
          </table:table-cell>
          <table:table-cell table:number-columns-repeated="3"/>
          <table:table-cell office:value-type="float" office:value="-294892.5">
            <text:p>-294.893</text:p>
          </table:table-cell>
          <table:table-cell table:style-name="ce12" office:value-type="float" office:value="-22935.54">
            <text:p>-22.936</text:p>
          </table:table-cell>
          <table:table-cell/>
          <table:table-cell office:value-type="float" office:value="-317843.1">
            <text:p>-317.843</text:p>
          </table:table-cell>
          <table:table-cell office:value-type="float" office:value="145711.89">
            <text:p>145.712</text:p>
          </table:table-cell>
          <table:table-cell office:value-type="float" office:value="55457.54">
            <text:p>55.458</text:p>
          </table:table-cell>
          <table:table-cell office:value-type="float" office:value="358987.74">
            <text:p>358.988</text:p>
          </table:table-cell>
          <table:table-cell office:value-type="float" office:value="495.86">
            <text:p>496</text:p>
          </table:table-cell>
          <table:table-cell table:style-name="ce12" office:value-type="float" office:value="82135.17">
            <text:p>82.135</text:p>
          </table:table-cell>
          <table:table-cell office:value-type="float" office:value="16023.42">
            <text:p>16.023</text:p>
          </table:table-cell>
          <table:table-cell office:value-type="float" office:value="658811.62">
            <text:p>658.812</text:p>
          </table:table-cell>
          <table:table-cell office:value-type="float" office:value="340968.52">
            <text:p>340.969</text:p>
          </table:table-cell>
          <table:table-cell table:number-columns-repeated="3"/>
          <table:table-cell office:value-type="float" office:value="340968.52">
            <text:p>340.969</text:p>
          </table:table-cell>
          <table:table-cell table:style-name="ce12" office:value-type="float" office:value="-2.71">
            <text:p>-3</text:p>
          </table:table-cell>
          <table:table-cell table:style-name="ce12" office:value-type="float" office:value="5.57">
            <text:p>6</text:p>
          </table:table-cell>
          <table:table-cell table:style-name="ce13" office:value-type="float" office:value="2.86">
            <text:p>3</text:p>
          </table:table-cell>
          <table:table-cell office:value-type="float" office:value="340971.38">
            <text:p>340.971</text:p>
          </table:table-cell>
          <table:table-cell table:style-name="ce11"/>
          <table:table-cell office:value-type="float" office:value="52538.16">
            <text:p>52.538</text:p>
          </table:table-cell>
          <table:table-cell office:value-type="float" office:value="393509.54">
            <text:p>393.51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47.4">
            <text:p>-295.047</text:p>
          </table:table-cell>
          <table:table-cell table:number-columns-repeated="2"/>
          <table:table-cell office:value-type="float" office:value="-295047.4">
            <text:p>-295.047</text:p>
          </table:table-cell>
          <table:table-cell office:value-type="float" office:value="86748.53">
            <text:p>86.749</text:p>
          </table:table-cell>
          <table:table-cell office:value-type="float" office:value="18209.28">
            <text:p>18.209</text:p>
          </table:table-cell>
          <table:table-cell office:value-type="float" office:value="297068.8">
            <text:p>297.069</text:p>
          </table:table-cell>
          <table:table-cell office:value-type="float" office:value="190.2">
            <text:p>190</text:p>
          </table:table-cell>
          <table:table-cell/>
          <table:table-cell office:value-type="float" office:value="9196.11">
            <text:p>9.196</text:p>
          </table:table-cell>
          <table:table-cell office:value-type="float" office:value="411412.92">
            <text:p>411.413</text:p>
          </table:table-cell>
          <table:table-cell office:value-type="float" office:value="116365.52">
            <text:p>116.366</text:p>
          </table:table-cell>
          <table:table-cell table:number-columns-repeated="3"/>
          <table:table-cell office:value-type="float" office:value="116365.52">
            <text:p>116.366</text:p>
          </table:table-cell>
          <table:table-cell table:number-columns-repeated="3"/>
          <table:table-cell office:value-type="float" office:value="116365.52">
            <text:p>116.366</text:p>
          </table:table-cell>
          <table:table-cell table:style-name="ce11"/>
          <table:table-cell office:value-type="float" office:value="33304.26">
            <text:p>33.304</text:p>
          </table:table-cell>
          <table:table-cell office:value-type="float" office:value="149669.78">
            <text:p>149.67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47.64">
            <text:p>-295.048</text:p>
          </table:table-cell>
          <table:table-cell table:number-columns-repeated="2"/>
          <table:table-cell office:value-type="float" office:value="-295047.64">
            <text:p>-295.048</text:p>
          </table:table-cell>
          <table:table-cell office:value-type="float" office:value="87496.51">
            <text:p>87.497</text:p>
          </table:table-cell>
          <table:table-cell office:value-type="float" office:value="23852.54">
            <text:p>23.853</text:p>
          </table:table-cell>
          <table:table-cell office:value-type="float" office:value="297080.45">
            <text:p>297.080</text:p>
          </table:table-cell>
          <table:table-cell office:value-type="float" office:value="95.4">
            <text:p>95</text:p>
          </table:table-cell>
          <table:table-cell/>
          <table:table-cell office:value-type="float" office:value="9196.12">
            <text:p>9.196</text:p>
          </table:table-cell>
          <table:table-cell office:value-type="float" office:value="417721.02">
            <text:p>417.721</text:p>
          </table:table-cell>
          <table:table-cell office:value-type="float" office:value="122673.38">
            <text:p>122.673</text:p>
          </table:table-cell>
          <table:table-cell table:number-columns-repeated="3"/>
          <table:table-cell office:value-type="float" office:value="122673.38">
            <text:p>122.673</text:p>
          </table:table-cell>
          <table:table-cell table:number-columns-repeated="3"/>
          <table:table-cell office:value-type="float" office:value="122673.38">
            <text:p>122.673</text:p>
          </table:table-cell>
          <table:table-cell table:style-name="ce11"/>
          <table:table-cell office:value-type="float" office:value="33198.58">
            <text:p>33.199</text:p>
          </table:table-cell>
          <table:table-cell office:value-type="float" office:value="155871.96">
            <text:p>155.87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00">
            <text:p>-295.000</text:p>
          </table:table-cell>
          <table:table-cell table:number-columns-repeated="2"/>
          <table:table-cell office:value-type="float" office:value="-295000">
            <text:p>-295.000</text:p>
          </table:table-cell>
          <table:table-cell office:value-type="float" office:value="3273.96">
            <text:p>3.274</text:p>
          </table:table-cell>
          <table:table-cell table:style-name="ce11"/>
          <table:table-cell office:value-type="float" office:value="295000">
            <text:p>295.000</text:p>
          </table:table-cell>
          <table:table-cell table:style-name="ce11"/>
          <table:table-cell/>
          <table:table-cell table:style-name="ce11"/>
          <table:table-cell office:value-type="float" office:value="298273.96">
            <text:p>298.274</text:p>
          </table:table-cell>
          <table:table-cell office:value-type="float" office:value="3273.96">
            <text:p>3.274</text:p>
          </table:table-cell>
          <table:table-cell table:number-columns-repeated="3"/>
          <table:table-cell office:value-type="float" office:value="3273.96">
            <text:p>3.274</text:p>
          </table:table-cell>
          <table:table-cell table:number-columns-repeated="3"/>
          <table:table-cell office:value-type="float" office:value="3273.96">
            <text:p>3.274</text:p>
          </table:table-cell>
          <table:table-cell table:style-name="ce11"/>
          <table:table-cell office:value-type="float" office:value="8286">
            <text:p>8.286</text:p>
          </table:table-cell>
          <table:table-cell office:value-type="float" office:value="11559.96">
            <text:p>11.56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00">
            <text:p>-295.000</text:p>
          </table:table-cell>
          <table:table-cell table:number-columns-repeated="2"/>
          <table:table-cell office:value-type="float" office:value="-295000">
            <text:p>-295.000</text:p>
          </table:table-cell>
          <table:table-cell office:value-type="float" office:value="3381.84">
            <text:p>3.382</text:p>
          </table:table-cell>
          <table:table-cell table:style-name="ce11"/>
          <table:table-cell office:value-type="float" office:value="295000">
            <text:p>295.000</text:p>
          </table:table-cell>
          <table:table-cell table:style-name="ce11"/>
          <table:table-cell/>
          <table:table-cell table:style-name="ce11"/>
          <table:table-cell office:value-type="float" office:value="298381.84">
            <text:p>298.382</text:p>
          </table:table-cell>
          <table:table-cell office:value-type="float" office:value="3381.84">
            <text:p>3.382</text:p>
          </table:table-cell>
          <table:table-cell table:number-columns-repeated="3"/>
          <table:table-cell office:value-type="float" office:value="3381.84">
            <text:p>3.382</text:p>
          </table:table-cell>
          <table:table-cell table:number-columns-repeated="3"/>
          <table:table-cell office:value-type="float" office:value="3381.84">
            <text:p>3.382</text:p>
          </table:table-cell>
          <table:table-cell table:style-name="ce11"/>
          <table:table-cell office:value-type="float" office:value="8536.68">
            <text:p>8.537</text:p>
          </table:table-cell>
          <table:table-cell office:value-type="float" office:value="11918.52">
            <text:p>11.91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00">
            <text:p>-295.000</text:p>
          </table:table-cell>
          <table:table-cell table:number-columns-repeated="2"/>
          <table:table-cell office:value-type="float" office:value="-295000">
            <text:p>-295.000</text:p>
          </table:table-cell>
          <table:table-cell office:value-type="float" office:value="3257.88">
            <text:p>3.258</text:p>
          </table:table-cell>
          <table:table-cell table:style-name="ce11"/>
          <table:table-cell office:value-type="float" office:value="295000">
            <text:p>295.000</text:p>
          </table:table-cell>
          <table:table-cell table:style-name="ce11"/>
          <table:table-cell/>
          <table:table-cell table:style-name="ce11"/>
          <table:table-cell office:value-type="float" office:value="298257.88">
            <text:p>298.258</text:p>
          </table:table-cell>
          <table:table-cell office:value-type="float" office:value="3257.88">
            <text:p>3.258</text:p>
          </table:table-cell>
          <table:table-cell table:number-columns-repeated="3"/>
          <table:table-cell office:value-type="float" office:value="3257.88">
            <text:p>3.258</text:p>
          </table:table-cell>
          <table:table-cell table:number-columns-repeated="3"/>
          <table:table-cell office:value-type="float" office:value="3257.88">
            <text:p>3.258</text:p>
          </table:table-cell>
          <table:table-cell table:style-name="ce11"/>
          <table:table-cell office:value-type="float" office:value="8395.92">
            <text:p>8.396</text:p>
          </table:table-cell>
          <table:table-cell office:value-type="float" office:value="11653.8">
            <text:p>11.65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295000">
            <text:p>-295.000</text:p>
          </table:table-cell>
          <table:table-cell table:number-columns-repeated="2"/>
          <table:table-cell office:value-type="float" office:value="-295000">
            <text:p>-295.000</text:p>
          </table:table-cell>
          <table:table-cell office:value-type="float" office:value="3199.56">
            <text:p>3.200</text:p>
          </table:table-cell>
          <table:table-cell table:style-name="ce11"/>
          <table:table-cell office:value-type="float" office:value="295000">
            <text:p>295.000</text:p>
          </table:table-cell>
          <table:table-cell table:style-name="ce11"/>
          <table:table-cell/>
          <table:table-cell table:style-name="ce11"/>
          <table:table-cell office:value-type="float" office:value="298199.56">
            <text:p>298.200</text:p>
          </table:table-cell>
          <table:table-cell office:value-type="float" office:value="3199.56">
            <text:p>3.200</text:p>
          </table:table-cell>
          <table:table-cell table:number-columns-repeated="3"/>
          <table:table-cell office:value-type="float" office:value="3199.56">
            <text:p>3.200</text:p>
          </table:table-cell>
          <table:table-cell table:number-columns-repeated="3"/>
          <table:table-cell office:value-type="float" office:value="3199.56">
            <text:p>3.200</text:p>
          </table:table-cell>
          <table:table-cell table:style-name="ce11"/>
          <table:table-cell office:value-type="float" office:value="8480.76">
            <text:p>8.481</text:p>
          </table:table-cell>
          <table:table-cell office:value-type="float" office:value="11680.32">
            <text:p>11.68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4</text:p>
            <draw:g table:end-cell-address="Tabelle1.A715" table:end-x="0.41cm" table:end-y="0.016cm" draw:z-index="89" draw:name="SAPBEXq0001 U13C0F4E5B9659">
              <draw:custom-shape draw:name="SAPBEXq0001 U13C0F4E5B965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15" table:end-x="0.41cm" table:end-y="0.016cm" draw:z-index="287" draw:name="SAPBEXq0001 U13C0F4CFB1B59">
              <draw:custom-shape draw:name="SAPBEXq0001 U13C0F4CFB1B5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raßenreinigung, Winterdienst i Satz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16" table:end-x="0.41cm" table:end-y="0.016cm" draw:z-index="288" draw:name="SAPBEXq0001 U13C0F4CFB1B5A">
              <draw:custom-shape draw:name="SAPBEXq0001 U13C0F4CFB1B5A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A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0.93">
            <text:p>-11</text:p>
          </table:table-cell>
          <table:table-cell table:number-columns-repeated="3"/>
          <table:table-cell office:value-type="float" office:value="-10146.2">
            <text:p>-10.146</text:p>
          </table:table-cell>
          <table:table-cell table:style-name="ce12" office:value-type="float" office:value="-6789.32">
            <text:p>-6.789</text:p>
          </table:table-cell>
          <table:table-cell/>
          <table:table-cell office:value-type="float" office:value="-16946.45">
            <text:p>-16.946</text:p>
          </table:table-cell>
          <table:table-cell office:value-type="float" office:value="62285.91">
            <text:p>62.286</text:p>
          </table:table-cell>
          <table:table-cell office:value-type="float" office:value="17181.31">
            <text:p>17.181</text:p>
          </table:table-cell>
          <table:table-cell office:value-type="float" office:value="582.94">
            <text:p>583</text:p>
          </table:table-cell>
          <table:table-cell office:value-type="float" office:value="171.22">
            <text:p>171</text:p>
          </table:table-cell>
          <table:table-cell/>
          <table:table-cell office:value-type="float" office:value="2662.02">
            <text:p>2.662</text:p>
          </table:table-cell>
          <table:table-cell office:value-type="float" office:value="82883.4">
            <text:p>82.883</text:p>
          </table:table-cell>
          <table:table-cell office:value-type="float" office:value="65936.95">
            <text:p>65.937</text:p>
          </table:table-cell>
          <table:table-cell table:number-columns-repeated="3"/>
          <table:table-cell office:value-type="float" office:value="65936.95">
            <text:p>65.937</text:p>
          </table:table-cell>
          <table:table-cell table:style-name="ce12" office:value-type="float" office:value="-3.21">
            <text:p>-3</text:p>
          </table:table-cell>
          <table:table-cell table:style-name="ce12" office:value-type="float" office:value="6.43">
            <text:p>6</text:p>
          </table:table-cell>
          <table:table-cell table:style-name="ce13" office:value-type="float" office:value="3.22">
            <text:p>3</text:p>
          </table:table-cell>
          <table:table-cell office:value-type="float" office:value="65940.17">
            <text:p>65.940</text:p>
          </table:table-cell>
          <table:table-cell table:style-name="ce11"/>
          <table:table-cell office:value-type="float" office:value="93472.06">
            <text:p>93.472</text:p>
          </table:table-cell>
          <table:table-cell office:value-type="float" office:value="159412.23">
            <text:p>159.41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5.88">
            <text:p>-6</text:p>
          </table:table-cell>
          <table:table-cell table:number-columns-repeated="3"/>
          <table:table-cell office:value-type="float" office:value="-8100.12">
            <text:p>-8.100</text:p>
          </table:table-cell>
          <table:table-cell table:number-columns-repeated="2"/>
          <table:table-cell office:value-type="float" office:value="-8106">
            <text:p>-8.106</text:p>
          </table:table-cell>
          <table:table-cell office:value-type="float" office:value="58993.83">
            <text:p>58.994</text:p>
          </table:table-cell>
          <table:table-cell office:value-type="float" office:value="5709.48">
            <text:p>5.709</text:p>
          </table:table-cell>
          <table:table-cell office:value-type="float" office:value="1229.44">
            <text:p>1.229</text:p>
          </table:table-cell>
          <table:table-cell office:value-type="float" office:value="10.75">
            <text:p>11</text:p>
          </table:table-cell>
          <table:table-cell/>
          <table:table-cell office:value-type="float" office:value="3085.32">
            <text:p>3.085</text:p>
          </table:table-cell>
          <table:table-cell office:value-type="float" office:value="69028.82">
            <text:p>69.029</text:p>
          </table:table-cell>
          <table:table-cell office:value-type="float" office:value="60922.82">
            <text:p>60.923</text:p>
          </table:table-cell>
          <table:table-cell table:number-columns-repeated="3"/>
          <table:table-cell office:value-type="float" office:value="60922.82">
            <text:p>60.923</text:p>
          </table:table-cell>
          <table:table-cell table:number-columns-repeated="3"/>
          <table:table-cell office:value-type="float" office:value="60922.82">
            <text:p>60.923</text:p>
          </table:table-cell>
          <table:table-cell table:style-name="ce11"/>
          <table:table-cell office:value-type="float" office:value="12400.91">
            <text:p>12.401</text:p>
          </table:table-cell>
          <table:table-cell office:value-type="float" office:value="73323.73">
            <text:p>73.32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office:value-type="float" office:value="-8100.12">
            <text:p>-8.100</text:p>
          </table:table-cell>
          <table:table-cell table:number-columns-repeated="2"/>
          <table:table-cell office:value-type="float" office:value="-8100.12">
            <text:p>-8.100</text:p>
          </table:table-cell>
          <table:table-cell office:value-type="float" office:value="59380.82">
            <text:p>59.381</text:p>
          </table:table-cell>
          <table:table-cell office:value-type="float" office:value="6943.56">
            <text:p>6.944</text:p>
          </table:table-cell>
          <table:table-cell office:value-type="float" office:value="1220.28">
            <text:p>1.220</text:p>
          </table:table-cell>
          <table:table-cell office:value-type="float" office:value="2.59">
            <text:p>3</text:p>
          </table:table-cell>
          <table:table-cell/>
          <table:table-cell office:value-type="float" office:value="3085.32">
            <text:p>3.085</text:p>
          </table:table-cell>
          <table:table-cell office:value-type="float" office:value="70632.57">
            <text:p>70.633</text:p>
          </table:table-cell>
          <table:table-cell office:value-type="float" office:value="62532.45">
            <text:p>62.532</text:p>
          </table:table-cell>
          <table:table-cell table:number-columns-repeated="3"/>
          <table:table-cell office:value-type="float" office:value="62532.45">
            <text:p>62.532</text:p>
          </table:table-cell>
          <table:table-cell table:number-columns-repeated="3"/>
          <table:table-cell office:value-type="float" office:value="62532.45">
            <text:p>62.532</text:p>
          </table:table-cell>
          <table:table-cell table:style-name="ce11"/>
          <table:table-cell office:value-type="float" office:value="12301.79">
            <text:p>12.302</text:p>
          </table:table-cell>
          <table:table-cell office:value-type="float" office:value="74834.24">
            <text:p>74.834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.6">
            <text:p>-7</text:p>
          </table:table-cell>
          <table:table-cell table:number-columns-repeated="3"/>
          <table:table-cell office:value-type="float" office:value="-8948.76">
            <text:p>-8.949</text:p>
          </table:table-cell>
          <table:table-cell table:number-columns-repeated="2"/>
          <table:table-cell office:value-type="float" office:value="-8955.36">
            <text:p>-8.955</text:p>
          </table:table-cell>
          <table:table-cell office:value-type="float" office:value="61830.28">
            <text:p>61.830</text:p>
          </table:table-cell>
          <table:table-cell office:value-type="float" office:value="6191.92">
            <text:p>6.192</text:p>
          </table:table-cell>
          <table:table-cell office:value-type="float" office:value="1333.56">
            <text:p>1.334</text:p>
          </table:table-cell>
          <table:table-cell office:value-type="float" office:value="27.74">
            <text:p>28</text:p>
          </table:table-cell>
          <table:table-cell/>
          <table:table-cell office:value-type="float" office:value="3747.2">
            <text:p>3.747</text:p>
          </table:table-cell>
          <table:table-cell office:value-type="float" office:value="73130.7">
            <text:p>73.131</text:p>
          </table:table-cell>
          <table:table-cell office:value-type="float" office:value="64175.34">
            <text:p>64.175</text:p>
          </table:table-cell>
          <table:table-cell table:number-columns-repeated="3"/>
          <table:table-cell office:value-type="float" office:value="64175.34">
            <text:p>64.175</text:p>
          </table:table-cell>
          <table:table-cell table:number-columns-repeated="3"/>
          <table:table-cell office:value-type="float" office:value="64175.34">
            <text:p>64.175</text:p>
          </table:table-cell>
          <table:table-cell table:style-name="ce11"/>
          <table:table-cell office:value-type="float" office:value="6149.02">
            <text:p>6.149</text:p>
          </table:table-cell>
          <table:table-cell office:value-type="float" office:value="70324.36">
            <text:p>70.32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.6">
            <text:p>-7</text:p>
          </table:table-cell>
          <table:table-cell table:number-columns-repeated="3"/>
          <table:table-cell office:value-type="float" office:value="-8948.76">
            <text:p>-8.949</text:p>
          </table:table-cell>
          <table:table-cell table:number-columns-repeated="2"/>
          <table:table-cell office:value-type="float" office:value="-8955.36">
            <text:p>-8.955</text:p>
          </table:table-cell>
          <table:table-cell office:value-type="float" office:value="68495.16">
            <text:p>68.495</text:p>
          </table:table-cell>
          <table:table-cell office:value-type="float" office:value="10028.48">
            <text:p>10.028</text:p>
          </table:table-cell>
          <table:table-cell office:value-type="float" office:value="1132.44">
            <text:p>1.132</text:p>
          </table:table-cell>
          <table:table-cell office:value-type="float" office:value="28.15">
            <text:p>28</text:p>
          </table:table-cell>
          <table:table-cell/>
          <table:table-cell office:value-type="float" office:value="3780.16">
            <text:p>3.780</text:p>
          </table:table-cell>
          <table:table-cell office:value-type="float" office:value="83464.39">
            <text:p>83.464</text:p>
          </table:table-cell>
          <table:table-cell office:value-type="float" office:value="74509.03">
            <text:p>74.509</text:p>
          </table:table-cell>
          <table:table-cell table:number-columns-repeated="3"/>
          <table:table-cell office:value-type="float" office:value="74509.03">
            <text:p>74.509</text:p>
          </table:table-cell>
          <table:table-cell table:number-columns-repeated="3"/>
          <table:table-cell office:value-type="float" office:value="74509.03">
            <text:p>74.509</text:p>
          </table:table-cell>
          <table:table-cell table:style-name="ce11"/>
          <table:table-cell office:value-type="float" office:value="6520.34">
            <text:p>6.520</text:p>
          </table:table-cell>
          <table:table-cell office:value-type="float" office:value="81029.37">
            <text:p>81.02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.36">
            <text:p>-6</text:p>
          </table:table-cell>
          <table:table-cell table:number-columns-repeated="3"/>
          <table:table-cell office:value-type="float" office:value="-8948.76">
            <text:p>-8.949</text:p>
          </table:table-cell>
          <table:table-cell table:number-columns-repeated="2"/>
          <table:table-cell office:value-type="float" office:value="-8955.12">
            <text:p>-8.955</text:p>
          </table:table-cell>
          <table:table-cell office:value-type="float" office:value="68256.38">
            <text:p>68.256</text:p>
          </table:table-cell>
          <table:table-cell office:value-type="float" office:value="9405.16">
            <text:p>9.405</text:p>
          </table:table-cell>
          <table:table-cell office:value-type="float" office:value="1132.44">
            <text:p>1.132</text:p>
          </table:table-cell>
          <table:table-cell office:value-type="float" office:value="12.34">
            <text:p>12</text:p>
          </table:table-cell>
          <table:table-cell/>
          <table:table-cell office:value-type="float" office:value="3765.08">
            <text:p>3.765</text:p>
          </table:table-cell>
          <table:table-cell office:value-type="float" office:value="82571.4">
            <text:p>82.571</text:p>
          </table:table-cell>
          <table:table-cell office:value-type="float" office:value="73616.28">
            <text:p>73.616</text:p>
          </table:table-cell>
          <table:table-cell table:number-columns-repeated="3"/>
          <table:table-cell office:value-type="float" office:value="73616.28">
            <text:p>73.616</text:p>
          </table:table-cell>
          <table:table-cell table:number-columns-repeated="3"/>
          <table:table-cell office:value-type="float" office:value="73616.28">
            <text:p>73.616</text:p>
          </table:table-cell>
          <table:table-cell table:style-name="ce11"/>
          <table:table-cell office:value-type="float" office:value="6438.17">
            <text:p>6.438</text:p>
          </table:table-cell>
          <table:table-cell office:value-type="float" office:value="80054.45">
            <text:p>80.05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.24">
            <text:p>-6</text:p>
          </table:table-cell>
          <table:table-cell table:number-columns-repeated="3"/>
          <table:table-cell office:value-type="float" office:value="-8948.76">
            <text:p>-8.949</text:p>
          </table:table-cell>
          <table:table-cell table:number-columns-repeated="2"/>
          <table:table-cell office:value-type="float" office:value="-8955">
            <text:p>-8.955</text:p>
          </table:table-cell>
          <table:table-cell office:value-type="float" office:value="68843.41">
            <text:p>68.843</text:p>
          </table:table-cell>
          <table:table-cell office:value-type="float" office:value="9450.4">
            <text:p>9.450</text:p>
          </table:table-cell>
          <table:table-cell office:value-type="float" office:value="1132.44">
            <text:p>1.132</text:p>
          </table:table-cell>
          <table:table-cell office:value-type="float" office:value="12.58">
            <text:p>13</text:p>
          </table:table-cell>
          <table:table-cell/>
          <table:table-cell office:value-type="float" office:value="3765.8">
            <text:p>3.766</text:p>
          </table:table-cell>
          <table:table-cell office:value-type="float" office:value="83204.63">
            <text:p>83.205</text:p>
          </table:table-cell>
          <table:table-cell office:value-type="float" office:value="74249.63">
            <text:p>74.250</text:p>
          </table:table-cell>
          <table:table-cell table:number-columns-repeated="3"/>
          <table:table-cell office:value-type="float" office:value="74249.63">
            <text:p>74.250</text:p>
          </table:table-cell>
          <table:table-cell table:number-columns-repeated="3"/>
          <table:table-cell office:value-type="float" office:value="74249.63">
            <text:p>74.250</text:p>
          </table:table-cell>
          <table:table-cell table:style-name="ce11"/>
          <table:table-cell office:value-type="float" office:value="6478.21">
            <text:p>6.478</text:p>
          </table:table-cell>
          <table:table-cell office:value-type="float" office:value="80727.84">
            <text:p>80.72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5</text:p>
            <draw:g table:end-cell-address="Tabelle1.A723" table:end-x="0.41cm" table:end-y="0.016cm" draw:z-index="90" draw:name="SAPBEXq0001 U13C0F4E5B965A">
              <draw:custom-shape draw:name="SAPBEXq0001 U13C0F4E5B965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23" table:end-x="0.41cm" table:end-y="0.016cm" draw:z-index="289" draw:name="SAPBEXq0001 U13C0F4CFB1B5A">
              <draw:custom-shape draw:name="SAPBEXq0001 U13C0F4CFB1B5A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A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A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traßenreinigung, Winterdienst a Satz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24" table:end-x="0.41cm" table:end-y="0.016cm" draw:z-index="290" draw:name="SAPBEXq0001 U13C0F4CFB1B5B">
              <draw:custom-shape draw:name="SAPBEXq0001 U13C0F4CFB1B5B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B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88.6">
            <text:p>-389</text:p>
          </table:table-cell>
          <table:table-cell table:number-columns-repeated="2"/>
          <table:table-cell table:style-name="ce12" office:value-type="float" office:value="-24634.32">
            <text:p>-24.634</text:p>
          </table:table-cell>
          <table:table-cell office:value-type="float" office:value="-60.13">
            <text:p>-60</text:p>
          </table:table-cell>
          <table:table-cell table:style-name="ce12" office:value-type="float" office:value="-57603.95">
            <text:p>-57.604</text:p>
          </table:table-cell>
          <table:table-cell/>
          <table:table-cell office:value-type="float" office:value="-82687">
            <text:p>-82.687</text:p>
          </table:table-cell>
          <table:table-cell office:value-type="float" office:value="154019.35">
            <text:p>154.019</text:p>
          </table:table-cell>
          <table:table-cell office:value-type="float" office:value="59602.11">
            <text:p>59.602</text:p>
          </table:table-cell>
          <table:table-cell office:value-type="float" office:value="821400.14">
            <text:p>821.400</text:p>
          </table:table-cell>
          <table:table-cell office:value-type="float" office:value="1950.86">
            <text:p>1.951</text:p>
          </table:table-cell>
          <table:table-cell/>
          <table:table-cell office:value-type="float" office:value="7293.47">
            <text:p>7.293</text:p>
          </table:table-cell>
          <table:table-cell office:value-type="float" office:value="1044265.93">
            <text:p>1.044.266</text:p>
          </table:table-cell>
          <table:table-cell office:value-type="float" office:value="961578.93">
            <text:p>961.579</text:p>
          </table:table-cell>
          <table:table-cell table:number-columns-repeated="3"/>
          <table:table-cell office:value-type="float" office:value="961578.93">
            <text:p>961.579</text:p>
          </table:table-cell>
          <table:table-cell table:style-name="ce12" office:value-type="float" office:value="-13.78">
            <text:p>-14</text:p>
          </table:table-cell>
          <table:table-cell table:style-name="ce12" office:value-type="float" office:value="28.77">
            <text:p>29</text:p>
          </table:table-cell>
          <table:table-cell table:style-name="ce13" office:value-type="float" office:value="14.99">
            <text:p>15</text:p>
          </table:table-cell>
          <table:table-cell office:value-type="float" office:value="961593.92">
            <text:p>961.594</text:p>
          </table:table-cell>
          <table:table-cell table:style-name="ce11"/>
          <table:table-cell office:value-type="float" office:value="167953.52">
            <text:p>167.954</text:p>
          </table:table-cell>
          <table:table-cell office:value-type="float" office:value="1129547.44">
            <text:p>1.129.547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7000">
            <text:p>-7.000</text:p>
          </table:table-cell>
          <table:table-cell office:value-type="float" office:value="-32.04">
            <text:p>-32</text:p>
          </table:table-cell>
          <table:table-cell table:number-columns-repeated="2"/>
          <table:table-cell office:value-type="float" office:value="-7032.04">
            <text:p>-7.032</text:p>
          </table:table-cell>
          <table:table-cell office:value-type="float" office:value="146684.77">
            <text:p>146.685</text:p>
          </table:table-cell>
          <table:table-cell office:value-type="float" office:value="19191.4">
            <text:p>19.191</text:p>
          </table:table-cell>
          <table:table-cell office:value-type="float" office:value="722353.58">
            <text:p>722.354</text:p>
          </table:table-cell>
          <table:table-cell office:value-type="float" office:value="4463.35">
            <text:p>4.463</text:p>
          </table:table-cell>
          <table:table-cell/>
          <table:table-cell office:value-type="float" office:value="25714.4">
            <text:p>25.714</text:p>
          </table:table-cell>
          <table:table-cell office:value-type="float" office:value="918407.5">
            <text:p>918.408</text:p>
          </table:table-cell>
          <table:table-cell office:value-type="float" office:value="911375.46">
            <text:p>911.375</text:p>
          </table:table-cell>
          <table:table-cell table:number-columns-repeated="3"/>
          <table:table-cell office:value-type="float" office:value="911375.46">
            <text:p>911.375</text:p>
          </table:table-cell>
          <table:table-cell table:number-columns-repeated="3"/>
          <table:table-cell office:value-type="float" office:value="911375.46">
            <text:p>911.375</text:p>
          </table:table-cell>
          <table:table-cell table:style-name="ce11"/>
          <table:table-cell office:value-type="float" office:value="200397.88">
            <text:p>200.398</text:p>
          </table:table-cell>
          <table:table-cell office:value-type="float" office:value="1111773.34">
            <text:p>1.111.77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2"/>
          <table:table-cell table:style-name="ce12" office:value-type="float" office:value="-7000">
            <text:p>-7.000</text:p>
          </table:table-cell>
          <table:table-cell office:value-type="float" office:value="-32.04">
            <text:p>-32</text:p>
          </table:table-cell>
          <table:table-cell table:number-columns-repeated="2"/>
          <table:table-cell office:value-type="float" office:value="-7032.04">
            <text:p>-7.032</text:p>
          </table:table-cell>
          <table:table-cell office:value-type="float" office:value="154022.49">
            <text:p>154.022</text:p>
          </table:table-cell>
          <table:table-cell office:value-type="float" office:value="25618.63">
            <text:p>25.619</text:p>
          </table:table-cell>
          <table:table-cell office:value-type="float" office:value="518047.99">
            <text:p>518.048</text:p>
          </table:table-cell>
          <table:table-cell office:value-type="float" office:value="5232.14">
            <text:p>5.232</text:p>
          </table:table-cell>
          <table:table-cell/>
          <table:table-cell office:value-type="float" office:value="25714.4">
            <text:p>25.714</text:p>
          </table:table-cell>
          <table:table-cell office:value-type="float" office:value="728635.65">
            <text:p>728.636</text:p>
          </table:table-cell>
          <table:table-cell office:value-type="float" office:value="721603.61">
            <text:p>721.604</text:p>
          </table:table-cell>
          <table:table-cell table:number-columns-repeated="3"/>
          <table:table-cell office:value-type="float" office:value="721603.61">
            <text:p>721.604</text:p>
          </table:table-cell>
          <table:table-cell table:number-columns-repeated="3"/>
          <table:table-cell office:value-type="float" office:value="721603.61">
            <text:p>721.604</text:p>
          </table:table-cell>
          <table:table-cell table:style-name="ce11"/>
          <table:table-cell office:value-type="float" office:value="174691.77">
            <text:p>174.692</text:p>
          </table:table-cell>
          <table:table-cell office:value-type="float" office:value="896295.38">
            <text:p>896.295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17.59">
            <text:p>-218</text:p>
          </table:table-cell>
          <table:table-cell table:number-columns-repeated="2"/>
          <table:table-cell table:style-name="ce12" office:value-type="float" office:value="-7000">
            <text:p>-7.000</text:p>
          </table:table-cell>
          <table:table-cell table:style-name="ce11"/>
          <table:table-cell table:number-columns-repeated="2"/>
          <table:table-cell office:value-type="float" office:value="-7217.59">
            <text:p>-7.218</text:p>
          </table:table-cell>
          <table:table-cell office:value-type="float" office:value="258480.8">
            <text:p>258.481</text:p>
          </table:table-cell>
          <table:table-cell office:value-type="float" office:value="29374">
            <text:p>29.374</text:p>
          </table:table-cell>
          <table:table-cell office:value-type="float" office:value="763226.39">
            <text:p>763.226</text:p>
          </table:table-cell>
          <table:table-cell office:value-type="float" office:value="4425.08">
            <text:p>4.425</text:p>
          </table:table-cell>
          <table:table-cell/>
          <table:table-cell office:value-type="float" office:value="36379.72">
            <text:p>36.380</text:p>
          </table:table-cell>
          <table:table-cell office:value-type="float" office:value="1091885.99">
            <text:p>1.091.886</text:p>
          </table:table-cell>
          <table:table-cell office:value-type="float" office:value="1084668.4">
            <text:p>1.084.668</text:p>
          </table:table-cell>
          <table:table-cell table:number-columns-repeated="3"/>
          <table:table-cell office:value-type="float" office:value="1084668.4">
            <text:p>1.084.668</text:p>
          </table:table-cell>
          <table:table-cell table:number-columns-repeated="3"/>
          <table:table-cell office:value-type="float" office:value="1084668.4">
            <text:p>1.084.668</text:p>
          </table:table-cell>
          <table:table-cell table:style-name="ce11"/>
          <table:table-cell office:value-type="float" office:value="176301.23">
            <text:p>176.301</text:p>
          </table:table-cell>
          <table:table-cell office:value-type="float" office:value="1260969.63">
            <text:p>1.260.97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08.83">
            <text:p>-209</text:p>
          </table:table-cell>
          <table:table-cell table:number-columns-repeated="2"/>
          <table:table-cell table:style-name="ce12" office:value-type="float" office:value="-7000">
            <text:p>-7.000</text:p>
          </table:table-cell>
          <table:table-cell table:style-name="ce11"/>
          <table:table-cell table:number-columns-repeated="2"/>
          <table:table-cell office:value-type="float" office:value="-7208.83">
            <text:p>-7.209</text:p>
          </table:table-cell>
          <table:table-cell office:value-type="float" office:value="270997.4">
            <text:p>270.997</text:p>
          </table:table-cell>
          <table:table-cell office:value-type="float" office:value="42414.96">
            <text:p>42.415</text:p>
          </table:table-cell>
          <table:table-cell office:value-type="float" office:value="763226.33">
            <text:p>763.226</text:p>
          </table:table-cell>
          <table:table-cell office:value-type="float" office:value="6540.1">
            <text:p>6.540</text:p>
          </table:table-cell>
          <table:table-cell/>
          <table:table-cell office:value-type="float" office:value="36564.24">
            <text:p>36.564</text:p>
          </table:table-cell>
          <table:table-cell office:value-type="float" office:value="1119743.03">
            <text:p>1.119.743</text:p>
          </table:table-cell>
          <table:table-cell office:value-type="float" office:value="1112534.2">
            <text:p>1.112.534</text:p>
          </table:table-cell>
          <table:table-cell table:number-columns-repeated="3"/>
          <table:table-cell office:value-type="float" office:value="1112534.2">
            <text:p>1.112.534</text:p>
          </table:table-cell>
          <table:table-cell table:number-columns-repeated="3"/>
          <table:table-cell office:value-type="float" office:value="1112534.2">
            <text:p>1.112.534</text:p>
          </table:table-cell>
          <table:table-cell table:style-name="ce11"/>
          <table:table-cell office:value-type="float" office:value="178197.3">
            <text:p>178.197</text:p>
          </table:table-cell>
          <table:table-cell office:value-type="float" office:value="1290731.5">
            <text:p>1.290.73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97.61">
            <text:p>-198</text:p>
          </table:table-cell>
          <table:table-cell table:number-columns-repeated="2"/>
          <table:table-cell table:style-name="ce12" office:value-type="float" office:value="-7000">
            <text:p>-7.000</text:p>
          </table:table-cell>
          <table:table-cell table:style-name="ce11"/>
          <table:table-cell table:number-columns-repeated="2"/>
          <table:table-cell office:value-type="float" office:value="-7197.61">
            <text:p>-7.198</text:p>
          </table:table-cell>
          <table:table-cell office:value-type="float" office:value="260477.54">
            <text:p>260.478</text:p>
          </table:table-cell>
          <table:table-cell office:value-type="float" office:value="41025.62">
            <text:p>41.026</text:p>
          </table:table-cell>
          <table:table-cell office:value-type="float" office:value="763226.33">
            <text:p>763.226</text:p>
          </table:table-cell>
          <table:table-cell office:value-type="float" office:value="8661.5">
            <text:p>8.662</text:p>
          </table:table-cell>
          <table:table-cell/>
          <table:table-cell office:value-type="float" office:value="36502.16">
            <text:p>36.502</text:p>
          </table:table-cell>
          <table:table-cell office:value-type="float" office:value="1109893.15">
            <text:p>1.109.893</text:p>
          </table:table-cell>
          <table:table-cell office:value-type="float" office:value="1102695.54">
            <text:p>1.102.696</text:p>
          </table:table-cell>
          <table:table-cell table:number-columns-repeated="3"/>
          <table:table-cell office:value-type="float" office:value="1102695.54">
            <text:p>1.102.696</text:p>
          </table:table-cell>
          <table:table-cell table:number-columns-repeated="3"/>
          <table:table-cell office:value-type="float" office:value="1102695.54">
            <text:p>1.102.696</text:p>
          </table:table-cell>
          <table:table-cell table:style-name="ce11"/>
          <table:table-cell office:value-type="float" office:value="177263.76">
            <text:p>177.264</text:p>
          </table:table-cell>
          <table:table-cell office:value-type="float" office:value="1279959.3">
            <text:p>1.279.959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92">
            <text:p>-192</text:p>
          </table:table-cell>
          <table:table-cell table:number-columns-repeated="2"/>
          <table:table-cell table:style-name="ce12" office:value-type="float" office:value="-7000">
            <text:p>-7.000</text:p>
          </table:table-cell>
          <table:table-cell table:style-name="ce11"/>
          <table:table-cell table:number-columns-repeated="2"/>
          <table:table-cell office:value-type="float" office:value="-7192">
            <text:p>-7.192</text:p>
          </table:table-cell>
          <table:table-cell office:value-type="float" office:value="253856.87">
            <text:p>253.857</text:p>
          </table:table-cell>
          <table:table-cell office:value-type="float" office:value="40187.62">
            <text:p>40.188</text:p>
          </table:table-cell>
          <table:table-cell office:value-type="float" office:value="763226.39">
            <text:p>763.226</text:p>
          </table:table-cell>
          <table:table-cell office:value-type="float" office:value="10169.35">
            <text:p>10.169</text:p>
          </table:table-cell>
          <table:table-cell/>
          <table:table-cell office:value-type="float" office:value="36501.41">
            <text:p>36.501</text:p>
          </table:table-cell>
          <table:table-cell office:value-type="float" office:value="1103941.64">
            <text:p>1.103.942</text:p>
          </table:table-cell>
          <table:table-cell office:value-type="float" office:value="1096749.64">
            <text:p>1.096.750</text:p>
          </table:table-cell>
          <table:table-cell table:number-columns-repeated="3"/>
          <table:table-cell office:value-type="float" office:value="1096749.64">
            <text:p>1.096.750</text:p>
          </table:table-cell>
          <table:table-cell table:number-columns-repeated="3"/>
          <table:table-cell office:value-type="float" office:value="1096749.64">
            <text:p>1.096.750</text:p>
          </table:table-cell>
          <table:table-cell table:style-name="ce11"/>
          <table:table-cell office:value-type="float" office:value="177456.85">
            <text:p>177.457</text:p>
          </table:table-cell>
          <table:table-cell office:value-type="float" office:value="1274206.49">
            <text:p>1.274.20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406</text:p>
            <draw:g table:end-cell-address="Tabelle1.A731" table:end-x="0.41cm" table:end-y="0.016cm" draw:z-index="91" draw:name="SAPBEXq0001 U13C0F4E5B965B">
              <draw:custom-shape draw:name="SAPBEXq0001 U13C0F4E5B965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31" table:end-x="0.41cm" table:end-y="0.016cm" draw:z-index="291" draw:name="SAPBEXq0001 U13C0F4CFB1B5B">
              <draw:custom-shape draw:name="SAPBEXq0001 U13C0F4CFB1B5B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B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B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im Bereich ÖPNV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32" table:end-x="0.41cm" table:end-y="0.016cm" draw:z-index="292" draw:name="SAPBEXq0001 U13C0F4CFB1B5C">
              <draw:custom-shape draw:name="SAPBEXq0001 U13C0F4CFB1B5C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C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5286310.93">
            <text:p>-25.286.311</text:p>
          </table:table-cell>
          <table:table-cell table:number-columns-repeated="2"/>
          <table:table-cell table:style-name="ce12" office:value-type="float" office:value="-1349.69">
            <text:p>-1.350</text:p>
          </table:table-cell>
          <table:table-cell table:style-name="ce11"/>
          <table:table-cell table:number-columns-repeated="2"/>
          <table:table-cell office:value-type="float" office:value="-25287660.62">
            <text:p>-25.287.661</text:p>
          </table:table-cell>
          <table:table-cell table:style-name="ce11" table:number-columns-repeated="4"/>
          <table:table-cell table:style-name="ce12" office:value-type="float" office:value="11000000">
            <text:p>11.000.000</text:p>
          </table:table-cell>
          <table:table-cell office:value-type="float" office:value="927750">
            <text:p>927.750</text:p>
          </table:table-cell>
          <table:table-cell office:value-type="float" office:value="11927750">
            <text:p>11.927.750</text:p>
          </table:table-cell>
          <table:table-cell office:value-type="float" office:value="-13359910.62">
            <text:p>-13.359.911</text:p>
          </table:table-cell>
          <table:table-cell/>
          <table:table-cell table:style-name="ce12" office:value-type="float" office:value="49628.42">
            <text:p>49.628</text:p>
          </table:table-cell>
          <table:table-cell table:style-name="ce13" office:value-type="float" office:value="49628.42">
            <text:p>49.628</text:p>
          </table:table-cell>
          <table:table-cell office:value-type="float" office:value="-13310282.2">
            <text:p>-13.310.282</text:p>
          </table:table-cell>
          <table:table-cell table:number-columns-repeated="3"/>
          <table:table-cell office:value-type="float" office:value="-13310282.2">
            <text:p>-13.310.282</text:p>
          </table:table-cell>
          <table:table-cell table:style-name="ce11" table:number-columns-repeated="2"/>
          <table:table-cell office:value-type="float" office:value="-13310282.2">
            <text:p>-13.310.282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5000100">
            <text:p>-25.000.100</text:p>
          </table:table-cell>
          <table:table-cell table:number-columns-repeated="2"/>
          <table:table-cell table:style-name="ce12" office:value-type="float" office:value="-9000">
            <text:p>-9.000</text:p>
          </table:table-cell>
          <table:table-cell office:value-type="float" office:value="-200">
            <text:p>-200</text:p>
          </table:table-cell>
          <table:table-cell table:number-columns-repeated="2"/>
          <table:table-cell office:value-type="float" office:value="-25009300">
            <text:p>-25.009.300</text:p>
          </table:table-cell>
          <table:table-cell table:style-name="ce11" table:number-columns-repeated="4"/>
          <table:table-cell table:style-name="ce12" office:value-type="float" office:value="23000100">
            <text:p>23.000.100</text:p>
          </table:table-cell>
          <table:table-cell office:value-type="float" office:value="1940000">
            <text:p>1.940.000</text:p>
          </table:table-cell>
          <table:table-cell office:value-type="float" office:value="24940100">
            <text:p>24.940.100</text:p>
          </table:table-cell>
          <table:table-cell office:value-type="float" office:value="-69200">
            <text:p>-69.2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250100">
            <text:p>250.100</text:p>
          </table:table-cell>
          <table:table-cell table:style-name="ce13" office:value-type="float" office:value="250000">
            <text:p>250.000</text:p>
          </table:table-cell>
          <table:table-cell office:value-type="float" office:value="180800">
            <text:p>180.800</text:p>
          </table:table-cell>
          <table:table-cell table:number-columns-repeated="3"/>
          <table:table-cell office:value-type="float" office:value="180800">
            <text:p>180.800</text:p>
          </table:table-cell>
          <table:table-cell table:style-name="ce11" table:number-columns-repeated="2"/>
          <table:table-cell office:value-type="float" office:value="180800">
            <text:p>180.8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2000100">
            <text:p>-22.000.100</text:p>
          </table:table-cell>
          <table:table-cell table:number-columns-repeated="2"/>
          <table:table-cell table:style-name="ce12" office:value-type="float" office:value="-9000">
            <text:p>-9.000</text:p>
          </table:table-cell>
          <table:table-cell office:value-type="float" office:value="-200">
            <text:p>-200</text:p>
          </table:table-cell>
          <table:table-cell table:number-columns-repeated="2"/>
          <table:table-cell office:value-type="float" office:value="-22009300">
            <text:p>-22.009.300</text:p>
          </table:table-cell>
          <table:table-cell table:style-name="ce11" table:number-columns-repeated="4"/>
          <table:table-cell table:style-name="ce12" office:value-type="float" office:value="18000000">
            <text:p>18.000.000</text:p>
          </table:table-cell>
          <table:table-cell office:value-type="float" office:value="1940000">
            <text:p>1.940.000</text:p>
          </table:table-cell>
          <table:table-cell office:value-type="float" office:value="19940000">
            <text:p>19.940.000</text:p>
          </table:table-cell>
          <table:table-cell office:value-type="float" office:value="-2069300">
            <text:p>-2.069.300</text:p>
          </table:table-cell>
          <table:table-cell table:style-name="ce12" office:value-type="float" office:value="-100">
            <text:p>-100</text:p>
          </table:table-cell>
          <table:table-cell table:style-name="ce12" office:value-type="float" office:value="250100">
            <text:p>250.100</text:p>
          </table:table-cell>
          <table:table-cell table:style-name="ce13" office:value-type="float" office:value="250000">
            <text:p>250.000</text:p>
          </table:table-cell>
          <table:table-cell office:value-type="float" office:value="-1819300">
            <text:p>-1.819.300</text:p>
          </table:table-cell>
          <table:table-cell table:number-columns-repeated="3"/>
          <table:table-cell office:value-type="float" office:value="-1819300">
            <text:p>-1.819.300</text:p>
          </table:table-cell>
          <table:table-cell table:style-name="ce11" table:number-columns-repeated="2"/>
          <table:table-cell office:value-type="float" office:value="-1819300">
            <text:p>-1.819.3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5000000">
            <text:p>-25.000.000</text:p>
          </table:table-cell>
          <table:table-cell table:number-columns-repeated="2"/>
          <table:table-cell table:style-name="ce12" office:value-type="float" office:value="-1500">
            <text:p>-1.500</text:p>
          </table:table-cell>
          <table:table-cell table:style-name="ce11"/>
          <table:table-cell table:number-columns-repeated="2"/>
          <table:table-cell office:value-type="float" office:value="-25001500">
            <text:p>-25.001.500</text:p>
          </table:table-cell>
          <table:table-cell table:style-name="ce11" table:number-columns-repeated="4"/>
          <table:table-cell table:style-name="ce12" office:value-type="float" office:value="18000000">
            <text:p>18.000.000</text:p>
          </table:table-cell>
          <table:table-cell office:value-type="float" office:value="2300000">
            <text:p>2.300.000</text:p>
          </table:table-cell>
          <table:table-cell office:value-type="float" office:value="20300000">
            <text:p>20.300.000</text:p>
          </table:table-cell>
          <table:table-cell office:value-type="float" office:value="-4701500">
            <text:p>-4.701.500</text:p>
          </table:table-cell>
          <table:table-cell/>
          <table:table-cell table:style-name="ce12" office:value-type="float" office:value="220100">
            <text:p>220.100</text:p>
          </table:table-cell>
          <table:table-cell table:style-name="ce13" office:value-type="float" office:value="220100">
            <text:p>220.100</text:p>
          </table:table-cell>
          <table:table-cell office:value-type="float" office:value="-4481400">
            <text:p>-4.481.400</text:p>
          </table:table-cell>
          <table:table-cell table:number-columns-repeated="3"/>
          <table:table-cell office:value-type="float" office:value="-4481400">
            <text:p>-4.481.400</text:p>
          </table:table-cell>
          <table:table-cell table:style-name="ce11" table:number-columns-repeated="2"/>
          <table:table-cell office:value-type="float" office:value="-4481400">
            <text:p>-4.481.4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5000000">
            <text:p>-25.000.000</text:p>
          </table:table-cell>
          <table:table-cell table:number-columns-repeated="2"/>
          <table:table-cell table:style-name="ce12" office:value-type="float" office:value="-1500">
            <text:p>-1.500</text:p>
          </table:table-cell>
          <table:table-cell table:style-name="ce11"/>
          <table:table-cell table:number-columns-repeated="2"/>
          <table:table-cell office:value-type="float" office:value="-25001500">
            <text:p>-25.001.500</text:p>
          </table:table-cell>
          <table:table-cell table:style-name="ce11" table:number-columns-repeated="4"/>
          <table:table-cell table:style-name="ce12" office:value-type="float" office:value="8000000">
            <text:p>8.000.000</text:p>
          </table:table-cell>
          <table:table-cell office:value-type="float" office:value="2300000">
            <text:p>2.300.000</text:p>
          </table:table-cell>
          <table:table-cell office:value-type="float" office:value="10300000">
            <text:p>10.300.000</text:p>
          </table:table-cell>
          <table:table-cell office:value-type="float" office:value="-14701500">
            <text:p>-14.701.500</text:p>
          </table:table-cell>
          <table:table-cell/>
          <table:table-cell table:style-name="ce12" office:value-type="float" office:value="220100">
            <text:p>220.100</text:p>
          </table:table-cell>
          <table:table-cell table:style-name="ce13" office:value-type="float" office:value="220100">
            <text:p>220.100</text:p>
          </table:table-cell>
          <table:table-cell office:value-type="float" office:value="-14481400">
            <text:p>-14.481.400</text:p>
          </table:table-cell>
          <table:table-cell table:number-columns-repeated="3"/>
          <table:table-cell office:value-type="float" office:value="-14481400">
            <text:p>-14.481.400</text:p>
          </table:table-cell>
          <table:table-cell table:style-name="ce11" table:number-columns-repeated="2"/>
          <table:table-cell office:value-type="float" office:value="-14481400">
            <text:p>-14.481.4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5000000">
            <text:p>-25.000.000</text:p>
          </table:table-cell>
          <table:table-cell table:number-columns-repeated="2"/>
          <table:table-cell table:style-name="ce12" office:value-type="float" office:value="-1500">
            <text:p>-1.500</text:p>
          </table:table-cell>
          <table:table-cell table:style-name="ce11"/>
          <table:table-cell table:number-columns-repeated="2"/>
          <table:table-cell office:value-type="float" office:value="-25001500">
            <text:p>-25.001.500</text:p>
          </table:table-cell>
          <table:table-cell table:style-name="ce11" table:number-columns-repeated="4"/>
          <table:table-cell table:style-name="ce12" office:value-type="float" office:value="6000000">
            <text:p>6.000.000</text:p>
          </table:table-cell>
          <table:table-cell office:value-type="float" office:value="2300000">
            <text:p>2.300.000</text:p>
          </table:table-cell>
          <table:table-cell office:value-type="float" office:value="8300000">
            <text:p>8.300.000</text:p>
          </table:table-cell>
          <table:table-cell office:value-type="float" office:value="-16701500">
            <text:p>-16.701.500</text:p>
          </table:table-cell>
          <table:table-cell/>
          <table:table-cell table:style-name="ce12" office:value-type="float" office:value="220100">
            <text:p>220.100</text:p>
          </table:table-cell>
          <table:table-cell table:style-name="ce13" office:value-type="float" office:value="220100">
            <text:p>220.100</text:p>
          </table:table-cell>
          <table:table-cell office:value-type="float" office:value="-16481400">
            <text:p>-16.481.400</text:p>
          </table:table-cell>
          <table:table-cell table:number-columns-repeated="3"/>
          <table:table-cell office:value-type="float" office:value="-16481400">
            <text:p>-16.481.400</text:p>
          </table:table-cell>
          <table:table-cell table:style-name="ce11" table:number-columns-repeated="2"/>
          <table:table-cell office:value-type="float" office:value="-16481400">
            <text:p>-16.481.4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5000000">
            <text:p>-25.000.000</text:p>
          </table:table-cell>
          <table:table-cell table:number-columns-repeated="2"/>
          <table:table-cell table:style-name="ce12" office:value-type="float" office:value="-1500">
            <text:p>-1.500</text:p>
          </table:table-cell>
          <table:table-cell table:style-name="ce11"/>
          <table:table-cell table:number-columns-repeated="2"/>
          <table:table-cell office:value-type="float" office:value="-25001500">
            <text:p>-25.001.500</text:p>
          </table:table-cell>
          <table:table-cell table:style-name="ce11" table:number-columns-repeated="4"/>
          <table:table-cell table:style-name="ce12" office:value-type="float" office:value="3000000">
            <text:p>3.000.000</text:p>
          </table:table-cell>
          <table:table-cell office:value-type="float" office:value="2300000">
            <text:p>2.300.000</text:p>
          </table:table-cell>
          <table:table-cell office:value-type="float" office:value="5300000">
            <text:p>5.300.000</text:p>
          </table:table-cell>
          <table:table-cell office:value-type="float" office:value="-19701500">
            <text:p>-19.701.500</text:p>
          </table:table-cell>
          <table:table-cell/>
          <table:table-cell table:style-name="ce12" office:value-type="float" office:value="220100">
            <text:p>220.100</text:p>
          </table:table-cell>
          <table:table-cell table:style-name="ce13" office:value-type="float" office:value="220100">
            <text:p>220.100</text:p>
          </table:table-cell>
          <table:table-cell office:value-type="float" office:value="-19481400">
            <text:p>-19.481.400</text:p>
          </table:table-cell>
          <table:table-cell table:number-columns-repeated="3"/>
          <table:table-cell office:value-type="float" office:value="-19481400">
            <text:p>-19.481.400</text:p>
          </table:table-cell>
          <table:table-cell table:style-name="ce11" table:number-columns-repeated="2"/>
          <table:table-cell office:value-type="float" office:value="-19481400">
            <text:p>-19.481.4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501</text:p>
            <draw:g table:end-cell-address="Tabelle1.A739" table:end-x="0.41cm" table:end-y="0.016cm" draw:z-index="92" draw:name="SAPBEXq0001 U13C0F4E5B965C">
              <draw:custom-shape draw:name="SAPBEXq0001 U13C0F4E5B965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65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65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39" table:end-x="0.41cm" table:end-y="0.016cm" draw:z-index="293" draw:name="SAPBEXq0001 U13C0F4CFB1B5C">
              <draw:custom-shape draw:name="SAPBEXq0001 U13C0F4CFB1B5C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B5C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B5C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Öffentliches Grü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40" table:end-x="0.41cm" table:end-y="0.016cm" draw:z-index="294" draw:name="SAPBEXq0001 U13C0F4CFB1D5D">
              <draw:custom-shape draw:name="SAPBEXq0001 U13C0F4CFB1D5D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D5D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D5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83396.3">
            <text:p>-383.396</text:p>
          </table:table-cell>
          <table:table-cell/>
          <table:table-cell table:style-name="ce12" office:value-type="float" office:value="-4133.7">
            <text:p>-4.134</text:p>
          </table:table-cell>
          <table:table-cell table:style-name="ce12" office:value-type="float" office:value="-46888.32">
            <text:p>-46.888</text:p>
          </table:table-cell>
          <table:table-cell office:value-type="float" office:value="-845.27">
            <text:p>-845</text:p>
          </table:table-cell>
          <table:table-cell table:style-name="ce12" office:value-type="float" office:value="-76804.4">
            <text:p>-76.804</text:p>
          </table:table-cell>
          <table:table-cell/>
          <table:table-cell office:value-type="float" office:value="-512067.99">
            <text:p>-512.068</text:p>
          </table:table-cell>
          <table:table-cell office:value-type="float" office:value="1678042.68">
            <text:p>1.678.043</text:p>
          </table:table-cell>
          <table:table-cell office:value-type="float" office:value="164500.73">
            <text:p>164.501</text:p>
          </table:table-cell>
          <table:table-cell office:value-type="float" office:value="3569356.81">
            <text:p>3.569.357</text:p>
          </table:table-cell>
          <table:table-cell office:value-type="float" office:value="74229.07">
            <text:p>74.229</text:p>
          </table:table-cell>
          <table:table-cell table:style-name="ce12" office:value-type="float" office:value="1081467.58">
            <text:p>1.081.468</text:p>
          </table:table-cell>
          <table:table-cell office:value-type="float" office:value="2588706.38">
            <text:p>2.588.706</text:p>
          </table:table-cell>
          <table:table-cell office:value-type="float" office:value="9156303.25">
            <text:p>9.156.303</text:p>
          </table:table-cell>
          <table:table-cell office:value-type="float" office:value="8644235.26">
            <text:p>8.644.235</text:p>
          </table:table-cell>
          <table:table-cell table:number-columns-repeated="3"/>
          <table:table-cell office:value-type="float" office:value="8644235.26">
            <text:p>8.644.235</text:p>
          </table:table-cell>
          <table:table-cell table:style-name="ce12" office:value-type="float" office:value="53.7">
            <text:p>54</text:p>
          </table:table-cell>
          <table:table-cell table:style-name="ce12" office:value-type="float" office:value="-111.43">
            <text:p>-111</text:p>
          </table:table-cell>
          <table:table-cell table:style-name="ce13" office:value-type="float" office:value="-57.73">
            <text:p>-58</text:p>
          </table:table-cell>
          <table:table-cell office:value-type="float" office:value="8644177.53">
            <text:p>8.644.178</text:p>
          </table:table-cell>
          <table:table-cell office:value-type="float" office:value="-2577736.5">
            <text:p>-2.577.737</text:p>
          </table:table-cell>
          <table:table-cell office:value-type="float" office:value="11489458.22">
            <text:p>11.489.458</text:p>
          </table:table-cell>
          <table:table-cell office:value-type="float" office:value="17555899.25">
            <text:p>17.555.89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552174.43">
            <text:p>-1.552.174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42500">
            <text:p>-42.500</text:p>
          </table:table-cell>
          <table:table-cell office:value-type="float" office:value="-72.72">
            <text:p>-73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597847.15">
            <text:p>-1.597.847</text:p>
          </table:table-cell>
          <table:table-cell office:value-type="float" office:value="1706009.66">
            <text:p>1.706.010</text:p>
          </table:table-cell>
          <table:table-cell office:value-type="float" office:value="50487.72">
            <text:p>50.488</text:p>
          </table:table-cell>
          <table:table-cell office:value-type="float" office:value="4115679.93">
            <text:p>4.115.680</text:p>
          </table:table-cell>
          <table:table-cell office:value-type="float" office:value="8650.21">
            <text:p>8.650</text:p>
          </table:table-cell>
          <table:table-cell table:style-name="ce12" office:value-type="float" office:value="919500">
            <text:p>919.500</text:p>
          </table:table-cell>
          <table:table-cell office:value-type="float" office:value="2653027.8">
            <text:p>2.653.028</text:p>
          </table:table-cell>
          <table:table-cell office:value-type="float" office:value="9453355.32">
            <text:p>9.453.355</text:p>
          </table:table-cell>
          <table:table-cell office:value-type="float" office:value="7855508.17">
            <text:p>7.855.508</text:p>
          </table:table-cell>
          <table:table-cell table:number-columns-repeated="3"/>
          <table:table-cell office:value-type="float" office:value="7855508.17">
            <text:p>7.855.508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7827308.17">
            <text:p>7.827.308</text:p>
          </table:table-cell>
          <table:table-cell office:value-type="float" office:value="-2925490.22">
            <text:p>-2.925.490</text:p>
          </table:table-cell>
          <table:table-cell office:value-type="float" office:value="13094427.91">
            <text:p>13.094.428</text:p>
          </table:table-cell>
          <table:table-cell office:value-type="float" office:value="17996245.86">
            <text:p>17.996.246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1135926.14">
            <text:p>-1.135.926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42500">
            <text:p>-42.500</text:p>
          </table:table-cell>
          <table:table-cell office:value-type="float" office:value="-72.72">
            <text:p>-73</text:p>
          </table:table-cell>
          <table:table-cell table:style-name="ce12" office:value-type="float" office:value="-100">
            <text:p>-100</text:p>
          </table:table-cell>
          <table:table-cell/>
          <table:table-cell office:value-type="float" office:value="-1181598.86">
            <text:p>-1.181.599</text:p>
          </table:table-cell>
          <table:table-cell office:value-type="float" office:value="1627553.59">
            <text:p>1.627.554</text:p>
          </table:table-cell>
          <table:table-cell office:value-type="float" office:value="61385.88">
            <text:p>61.386</text:p>
          </table:table-cell>
          <table:table-cell office:value-type="float" office:value="4321080.88">
            <text:p>4.321.081</text:p>
          </table:table-cell>
          <table:table-cell office:value-type="float" office:value="188746.81">
            <text:p>188.747</text:p>
          </table:table-cell>
          <table:table-cell table:style-name="ce12" office:value-type="float" office:value="919500">
            <text:p>919.500</text:p>
          </table:table-cell>
          <table:table-cell office:value-type="float" office:value="2516413.48">
            <text:p>2.516.413</text:p>
          </table:table-cell>
          <table:table-cell office:value-type="float" office:value="9634680.64">
            <text:p>9.634.681</text:p>
          </table:table-cell>
          <table:table-cell office:value-type="float" office:value="8453081.78">
            <text:p>8.453.082</text:p>
          </table:table-cell>
          <table:table-cell table:number-columns-repeated="3"/>
          <table:table-cell office:value-type="float" office:value="8453081.78">
            <text:p>8.453.082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8424881.78">
            <text:p>8.424.882</text:p>
          </table:table-cell>
          <table:table-cell office:value-type="float" office:value="-2368147">
            <text:p>-2.368.147</text:p>
          </table:table-cell>
          <table:table-cell office:value-type="float" office:value="10570375">
            <text:p>10.570.375</text:p>
          </table:table-cell>
          <table:table-cell office:value-type="float" office:value="16627109.78">
            <text:p>16.627.11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1287409.31">
            <text:p>-1.287.409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52500">
            <text:p>-52.500</text:p>
          </table:table-cell>
          <table:table-cell office:value-type="float" office:value="-16000">
            <text:p>-16.000</text:p>
          </table:table-cell>
          <table:table-cell table:style-name="ce12" office:value-type="float" office:value="-6468.11">
            <text:p>-6.468</text:p>
          </table:table-cell>
          <table:table-cell/>
          <table:table-cell office:value-type="float" office:value="-1365377.42">
            <text:p>-1.365.377</text:p>
          </table:table-cell>
          <table:table-cell office:value-type="float" office:value="1716011.56">
            <text:p>1.716.012</text:p>
          </table:table-cell>
          <table:table-cell office:value-type="float" office:value="50631.56">
            <text:p>50.632</text:p>
          </table:table-cell>
          <table:table-cell office:value-type="float" office:value="4547191.88">
            <text:p>4.547.192</text:p>
          </table:table-cell>
          <table:table-cell office:value-type="float" office:value="49779.75">
            <text:p>49.780</text:p>
          </table:table-cell>
          <table:table-cell table:style-name="ce12" office:value-type="float" office:value="896128.04">
            <text:p>896.128</text:p>
          </table:table-cell>
          <table:table-cell office:value-type="float" office:value="2946199.96">
            <text:p>2.946.200</text:p>
          </table:table-cell>
          <table:table-cell office:value-type="float" office:value="10205942.75">
            <text:p>10.205.943</text:p>
          </table:table-cell>
          <table:table-cell office:value-type="float" office:value="8840565.33">
            <text:p>8.840.565</text:p>
          </table:table-cell>
          <table:table-cell table:number-columns-repeated="3"/>
          <table:table-cell office:value-type="float" office:value="8840565.33">
            <text:p>8.840.565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8812365.33">
            <text:p>8.812.365</text:p>
          </table:table-cell>
          <table:table-cell office:value-type="float" office:value="-10286250.35">
            <text:p>-10.286.250</text:p>
          </table:table-cell>
          <table:table-cell office:value-type="float" office:value="19105833.51">
            <text:p>19.105.834</text:p>
          </table:table-cell>
          <table:table-cell office:value-type="float" office:value="17631948.49">
            <text:p>17.631.94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767233.51">
            <text:p>-767.234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52500">
            <text:p>-52.500</text:p>
          </table:table-cell>
          <table:table-cell office:value-type="float" office:value="-22500">
            <text:p>-22.500</text:p>
          </table:table-cell>
          <table:table-cell table:style-name="ce12" office:value-type="float" office:value="-6468.11">
            <text:p>-6.468</text:p>
          </table:table-cell>
          <table:table-cell/>
          <table:table-cell office:value-type="float" office:value="-851701.62">
            <text:p>-851.702</text:p>
          </table:table-cell>
          <table:table-cell office:value-type="float" office:value="1739910.84">
            <text:p>1.739.911</text:p>
          </table:table-cell>
          <table:table-cell office:value-type="float" office:value="70872.16">
            <text:p>70.872</text:p>
          </table:table-cell>
          <table:table-cell office:value-type="float" office:value="3645514.64">
            <text:p>3.645.515</text:p>
          </table:table-cell>
          <table:table-cell office:value-type="float" office:value="47732.36">
            <text:p>47.732</text:p>
          </table:table-cell>
          <table:table-cell table:style-name="ce12" office:value-type="float" office:value="876128.04">
            <text:p>876.128</text:p>
          </table:table-cell>
          <table:table-cell office:value-type="float" office:value="2766767.36">
            <text:p>2.766.767</text:p>
          </table:table-cell>
          <table:table-cell office:value-type="float" office:value="9146925.4">
            <text:p>9.146.925</text:p>
          </table:table-cell>
          <table:table-cell office:value-type="float" office:value="8295223.78">
            <text:p>8.295.224</text:p>
          </table:table-cell>
          <table:table-cell table:number-columns-repeated="3"/>
          <table:table-cell office:value-type="float" office:value="8295223.78">
            <text:p>8.295.224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8267023.78">
            <text:p>8.267.024</text:p>
          </table:table-cell>
          <table:table-cell office:value-type="float" office:value="-10286563.26">
            <text:p>-10.286.563</text:p>
          </table:table-cell>
          <table:table-cell office:value-type="float" office:value="19091654.84">
            <text:p>19.091.655</text:p>
          </table:table-cell>
          <table:table-cell office:value-type="float" office:value="17072115.36">
            <text:p>17.072.115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795891.92">
            <text:p>-795.892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52500">
            <text:p>-52.500</text:p>
          </table:table-cell>
          <table:table-cell table:style-name="ce11"/>
          <table:table-cell table:style-name="ce12" office:value-type="float" office:value="-6468.11">
            <text:p>-6.468</text:p>
          </table:table-cell>
          <table:table-cell/>
          <table:table-cell office:value-type="float" office:value="-857860.03">
            <text:p>-857.860</text:p>
          </table:table-cell>
          <table:table-cell office:value-type="float" office:value="1621053.94">
            <text:p>1.621.054</text:p>
          </table:table-cell>
          <table:table-cell office:value-type="float" office:value="64897.36">
            <text:p>64.897</text:p>
          </table:table-cell>
          <table:table-cell office:value-type="float" office:value="3530614.64">
            <text:p>3.530.615</text:p>
          </table:table-cell>
          <table:table-cell office:value-type="float" office:value="47400.76">
            <text:p>47.401</text:p>
          </table:table-cell>
          <table:table-cell table:style-name="ce12" office:value-type="float" office:value="856128.04">
            <text:p>856.128</text:p>
          </table:table-cell>
          <table:table-cell office:value-type="float" office:value="2588657.4">
            <text:p>2.588.657</text:p>
          </table:table-cell>
          <table:table-cell office:value-type="float" office:value="8708752.14">
            <text:p>8.708.752</text:p>
          </table:table-cell>
          <table:table-cell office:value-type="float" office:value="7850892.11">
            <text:p>7.850.892</text:p>
          </table:table-cell>
          <table:table-cell table:number-columns-repeated="3"/>
          <table:table-cell office:value-type="float" office:value="7850892.11">
            <text:p>7.850.892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7822692.11">
            <text:p>7.822.692</text:p>
          </table:table-cell>
          <table:table-cell office:value-type="float" office:value="-10285993.78">
            <text:p>-10.285.994</text:p>
          </table:table-cell>
          <table:table-cell office:value-type="float" office:value="19070164.94">
            <text:p>19.070.165</text:p>
          </table:table-cell>
          <table:table-cell office:value-type="float" office:value="16606863.27">
            <text:p>16.606.86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328976.84">
            <text:p>-328.977</text:p>
          </table:table-cell>
          <table:table-cell/>
          <table:table-cell table:style-name="ce12" office:value-type="float" office:value="-3000">
            <text:p>-3.000</text:p>
          </table:table-cell>
          <table:table-cell table:style-name="ce12" office:value-type="float" office:value="-52500">
            <text:p>-52.500</text:p>
          </table:table-cell>
          <table:table-cell table:style-name="ce11"/>
          <table:table-cell table:style-name="ce12" office:value-type="float" office:value="-6468.11">
            <text:p>-6.468</text:p>
          </table:table-cell>
          <table:table-cell/>
          <table:table-cell office:value-type="float" office:value="-390944.95">
            <text:p>-390.945</text:p>
          </table:table-cell>
          <table:table-cell office:value-type="float" office:value="1625683.26">
            <text:p>1.625.683</text:p>
          </table:table-cell>
          <table:table-cell office:value-type="float" office:value="64302.96">
            <text:p>64.303</text:p>
          </table:table-cell>
          <table:table-cell office:value-type="float" office:value="2888611.26">
            <text:p>2.888.611</text:p>
          </table:table-cell>
          <table:table-cell office:value-type="float" office:value="47425.55">
            <text:p>47.426</text:p>
          </table:table-cell>
          <table:table-cell table:style-name="ce12" office:value-type="float" office:value="836128.04">
            <text:p>836.128</text:p>
          </table:table-cell>
          <table:table-cell office:value-type="float" office:value="2410657.44">
            <text:p>2.410.657</text:p>
          </table:table-cell>
          <table:table-cell office:value-type="float" office:value="7872808.51">
            <text:p>7.872.809</text:p>
          </table:table-cell>
          <table:table-cell office:value-type="float" office:value="7481863.56">
            <text:p>7.481.864</text:p>
          </table:table-cell>
          <table:table-cell table:number-columns-repeated="3"/>
          <table:table-cell office:value-type="float" office:value="7481863.56">
            <text:p>7.481.864</text:p>
          </table:table-cell>
          <table:table-cell table:style-name="ce12" office:value-type="float" office:value="-28200">
            <text:p>-28.200</text:p>
          </table:table-cell>
          <table:table-cell/>
          <table:table-cell table:style-name="ce13" office:value-type="float" office:value="-28200">
            <text:p>-28.200</text:p>
          </table:table-cell>
          <table:table-cell office:value-type="float" office:value="7453663.56">
            <text:p>7.453.664</text:p>
          </table:table-cell>
          <table:table-cell office:value-type="float" office:value="-10286160.44">
            <text:p>-10.286.160</text:p>
          </table:table-cell>
          <table:table-cell office:value-type="float" office:value="19051648.58">
            <text:p>19.051.649</text:p>
          </table:table-cell>
          <table:table-cell office:value-type="float" office:value="16219151.7">
            <text:p>16.219.152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502</text:p>
            <draw:g table:end-cell-address="Tabelle1.A747" table:end-x="0.41cm" table:end-y="0.016cm" draw:z-index="93" draw:name="SAPBEXq0001 U13C0F4E5B985D">
              <draw:custom-shape draw:name="SAPBEXq0001 U13C0F4E5B985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5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5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47" table:end-x="0.41cm" table:end-y="0.016cm" draw:z-index="295" draw:name="SAPBEXq0001 U13C0F4CFB1D5D">
              <draw:custom-shape draw:name="SAPBEXq0001 U13C0F4CFB1D5D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D5D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D5D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Friedhofs- und Bestattungswes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48" table:end-x="0.41cm" table:end-y="0.016cm" draw:z-index="296" draw:name="SAPBEXq0001 U13C0F4CFB1D5E">
              <draw:custom-shape draw:name="SAPBEXq0001 U13C0F4CFB1D5E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D5E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D5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21931.66">
            <text:p>-221.932</text:p>
          </table:table-cell>
          <table:table-cell/>
          <table:table-cell table:style-name="ce12" office:value-type="float" office:value="-4694559.2">
            <text:p>-4.694.559</text:p>
          </table:table-cell>
          <table:table-cell table:style-name="ce12" office:value-type="float" office:value="-408">
            <text:p>-408</text:p>
          </table:table-cell>
          <table:table-cell office:value-type="float" office:value="-4487.5">
            <text:p>-4.488</text:p>
          </table:table-cell>
          <table:table-cell table:style-name="ce12" office:value-type="float" office:value="-3176320.47">
            <text:p>-3.176.320</text:p>
          </table:table-cell>
          <table:table-cell/>
          <table:table-cell office:value-type="float" office:value="-8097706.83">
            <text:p>-8.097.707</text:p>
          </table:table-cell>
          <table:table-cell office:value-type="float" office:value="725357.44">
            <text:p>725.357</text:p>
          </table:table-cell>
          <table:table-cell office:value-type="float" office:value="69273.34">
            <text:p>69.273</text:p>
          </table:table-cell>
          <table:table-cell office:value-type="float" office:value="1759403.92">
            <text:p>1.759.404</text:p>
          </table:table-cell>
          <table:table-cell office:value-type="float" office:value="320415.22">
            <text:p>320.415</text:p>
          </table:table-cell>
          <table:table-cell table:style-name="ce12" office:value-type="float" office:value="674.65">
            <text:p>675</text:p>
          </table:table-cell>
          <table:table-cell office:value-type="float" office:value="263367.13">
            <text:p>263.367</text:p>
          </table:table-cell>
          <table:table-cell office:value-type="float" office:value="3138491.7">
            <text:p>3.138.492</text:p>
          </table:table-cell>
          <table:table-cell office:value-type="float" office:value="-4959215.13">
            <text:p>-4.959.215</text:p>
          </table:table-cell>
          <table:table-cell table:number-columns-repeated="3"/>
          <table:table-cell office:value-type="float" office:value="-4959215.13">
            <text:p>-4.959.215</text:p>
          </table:table-cell>
          <table:table-cell table:style-name="ce12" office:value-type="float" office:value="-15.86">
            <text:p>-16</text:p>
          </table:table-cell>
          <table:table-cell table:style-name="ce12" office:value-type="float" office:value="31.41">
            <text:p>31</text:p>
          </table:table-cell>
          <table:table-cell table:style-name="ce13" office:value-type="float" office:value="15.55">
            <text:p>16</text:p>
          </table:table-cell>
          <table:table-cell office:value-type="float" office:value="-4959199.58">
            <text:p>-4.959.200</text:p>
          </table:table-cell>
          <table:table-cell office:value-type="float" office:value="-1227804.78">
            <text:p>-1.227.805</text:p>
          </table:table-cell>
          <table:table-cell office:value-type="float" office:value="9343140.11">
            <text:p>9.343.140</text:p>
          </table:table-cell>
          <table:table-cell office:value-type="float" office:value="3156135.75">
            <text:p>3.156.13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0100">
            <text:p>-80.100</text:p>
          </table:table-cell>
          <table:table-cell/>
          <table:table-cell table:style-name="ce12" office:value-type="float" office:value="-6801200">
            <text:p>-6.801.200</text:p>
          </table:table-cell>
          <table:table-cell/>
          <table:table-cell office:value-type="float" office:value="-208425.68">
            <text:p>-208.426</text:p>
          </table:table-cell>
          <table:table-cell table:style-name="ce12" office:value-type="float" office:value="-2968800">
            <text:p>-2.968.800</text:p>
          </table:table-cell>
          <table:table-cell/>
          <table:table-cell office:value-type="float" office:value="-10058525.68">
            <text:p>-10.058.526</text:p>
          </table:table-cell>
          <table:table-cell office:value-type="float" office:value="646801.84">
            <text:p>646.802</text:p>
          </table:table-cell>
          <table:table-cell office:value-type="float" office:value="20882.76">
            <text:p>20.883</text:p>
          </table:table-cell>
          <table:table-cell office:value-type="float" office:value="1228714.08">
            <text:p>1.228.714</text:p>
          </table:table-cell>
          <table:table-cell office:value-type="float" office:value="8886.36">
            <text:p>8.886</text:p>
          </table:table-cell>
          <table:table-cell/>
          <table:table-cell office:value-type="float" office:value="383384.2">
            <text:p>383.384</text:p>
          </table:table-cell>
          <table:table-cell office:value-type="float" office:value="2288669.24">
            <text:p>2.288.669</text:p>
          </table:table-cell>
          <table:table-cell office:value-type="float" office:value="-7769856.44">
            <text:p>-7.769.856</text:p>
          </table:table-cell>
          <table:table-cell table:number-columns-repeated="3"/>
          <table:table-cell office:value-type="float" office:value="-7769856.44">
            <text:p>-7.769.856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7769956.44">
            <text:p>-7.769.956</text:p>
          </table:table-cell>
          <table:table-cell office:value-type="float" office:value="-1325173.06">
            <text:p>-1.325.173</text:p>
          </table:table-cell>
          <table:table-cell office:value-type="float" office:value="10403611.53">
            <text:p>10.403.612</text:p>
          </table:table-cell>
          <table:table-cell office:value-type="float" office:value="1308482.03">
            <text:p>1.308.48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80100">
            <text:p>-80.100</text:p>
          </table:table-cell>
          <table:table-cell/>
          <table:table-cell table:style-name="ce12" office:value-type="float" office:value="-7279500">
            <text:p>-7.279.500</text:p>
          </table:table-cell>
          <table:table-cell/>
          <table:table-cell office:value-type="float" office:value="-208425.68">
            <text:p>-208.426</text:p>
          </table:table-cell>
          <table:table-cell table:style-name="ce12" office:value-type="float" office:value="-2790800">
            <text:p>-2.790.800</text:p>
          </table:table-cell>
          <table:table-cell/>
          <table:table-cell office:value-type="float" office:value="-10358825.68">
            <text:p>-10.358.826</text:p>
          </table:table-cell>
          <table:table-cell office:value-type="float" office:value="616563.68">
            <text:p>616.564</text:p>
          </table:table-cell>
          <table:table-cell office:value-type="float" office:value="25349.52">
            <text:p>25.350</text:p>
          </table:table-cell>
          <table:table-cell office:value-type="float" office:value="1200613.46">
            <text:p>1.200.613</text:p>
          </table:table-cell>
          <table:table-cell office:value-type="float" office:value="8658.1">
            <text:p>8.658</text:p>
          </table:table-cell>
          <table:table-cell/>
          <table:table-cell office:value-type="float" office:value="371726.56">
            <text:p>371.727</text:p>
          </table:table-cell>
          <table:table-cell office:value-type="float" office:value="2222911.32">
            <text:p>2.222.911</text:p>
          </table:table-cell>
          <table:table-cell office:value-type="float" office:value="-8135914.36">
            <text:p>-8.135.914</text:p>
          </table:table-cell>
          <table:table-cell table:number-columns-repeated="3"/>
          <table:table-cell office:value-type="float" office:value="-8135914.36">
            <text:p>-8.135.91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8136014.36">
            <text:p>-8.136.014</text:p>
          </table:table-cell>
          <table:table-cell office:value-type="float" office:value="-1067351.68">
            <text:p>-1.067.352</text:p>
          </table:table-cell>
          <table:table-cell office:value-type="float" office:value="8410714.21">
            <text:p>8.410.714</text:p>
          </table:table-cell>
          <table:table-cell office:value-type="float" office:value="-792651.83">
            <text:p>-792.65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9389.06">
            <text:p>-89.389</text:p>
          </table:table-cell>
          <table:table-cell/>
          <table:table-cell table:style-name="ce12" office:value-type="float" office:value="-7758000">
            <text:p>-7.758.000</text:p>
          </table:table-cell>
          <table:table-cell/>
          <table:table-cell office:value-type="float" office:value="-208400">
            <text:p>-208.400</text:p>
          </table:table-cell>
          <table:table-cell table:style-name="ce12" office:value-type="float" office:value="-2612800">
            <text:p>-2.612.800</text:p>
          </table:table-cell>
          <table:table-cell/>
          <table:table-cell office:value-type="float" office:value="-10668589.06">
            <text:p>-10.668.589</text:p>
          </table:table-cell>
          <table:table-cell office:value-type="float" office:value="717931.04">
            <text:p>717.931</text:p>
          </table:table-cell>
          <table:table-cell office:value-type="float" office:value="24091">
            <text:p>24.091</text:p>
          </table:table-cell>
          <table:table-cell office:value-type="float" office:value="1112340">
            <text:p>1.112.340</text:p>
          </table:table-cell>
          <table:table-cell office:value-type="float" office:value="194866.34">
            <text:p>194.866</text:p>
          </table:table-cell>
          <table:table-cell table:style-name="ce12" office:value-type="float" office:value="4423.84">
            <text:p>4.424</text:p>
          </table:table-cell>
          <table:table-cell office:value-type="float" office:value="215382.24">
            <text:p>215.382</text:p>
          </table:table-cell>
          <table:table-cell office:value-type="float" office:value="2269034.46">
            <text:p>2.269.034</text:p>
          </table:table-cell>
          <table:table-cell office:value-type="float" office:value="-8399554.6">
            <text:p>-8.399.555</text:p>
          </table:table-cell>
          <table:table-cell table:number-columns-repeated="3"/>
          <table:table-cell office:value-type="float" office:value="-8399554.6">
            <text:p>-8.399.555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8399654.6">
            <text:p>-8.399.655</text:p>
          </table:table-cell>
          <table:table-cell office:value-type="float" office:value="-3930.95">
            <text:p>-3.931</text:p>
          </table:table-cell>
          <table:table-cell office:value-type="float" office:value="9501947.5">
            <text:p>9.501.948</text:p>
          </table:table-cell>
          <table:table-cell office:value-type="float" office:value="1098361.95">
            <text:p>1.098.362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88120.75">
            <text:p>-88.121</text:p>
          </table:table-cell>
          <table:table-cell/>
          <table:table-cell table:style-name="ce12" office:value-type="float" office:value="-7936000">
            <text:p>-7.936.000</text:p>
          </table:table-cell>
          <table:table-cell/>
          <table:table-cell office:value-type="float" office:value="-208400">
            <text:p>-208.400</text:p>
          </table:table-cell>
          <table:table-cell table:style-name="ce12" office:value-type="float" office:value="-2434800">
            <text:p>-2.434.800</text:p>
          </table:table-cell>
          <table:table-cell/>
          <table:table-cell office:value-type="float" office:value="-10667320.75">
            <text:p>-10.667.321</text:p>
          </table:table-cell>
          <table:table-cell office:value-type="float" office:value="727948.12">
            <text:p>727.948</text:p>
          </table:table-cell>
          <table:table-cell office:value-type="float" office:value="33725.12">
            <text:p>33.725</text:p>
          </table:table-cell>
          <table:table-cell office:value-type="float" office:value="1102649.58">
            <text:p>1.102.650</text:p>
          </table:table-cell>
          <table:table-cell office:value-type="float" office:value="198392.04">
            <text:p>198.392</text:p>
          </table:table-cell>
          <table:table-cell table:style-name="ce12" office:value-type="float" office:value="4423.84">
            <text:p>4.424</text:p>
          </table:table-cell>
          <table:table-cell office:value-type="float" office:value="214579.88">
            <text:p>214.580</text:p>
          </table:table-cell>
          <table:table-cell office:value-type="float" office:value="2281718.58">
            <text:p>2.281.719</text:p>
          </table:table-cell>
          <table:table-cell office:value-type="float" office:value="-8385602.17">
            <text:p>-8.385.602</text:p>
          </table:table-cell>
          <table:table-cell table:number-columns-repeated="3"/>
          <table:table-cell office:value-type="float" office:value="-8385602.17">
            <text:p>-8.385.602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8385702.17">
            <text:p>-8.385.702</text:p>
          </table:table-cell>
          <table:table-cell office:value-type="float" office:value="-3938.59">
            <text:p>-3.939</text:p>
          </table:table-cell>
          <table:table-cell office:value-type="float" office:value="9512902.67">
            <text:p>9.512.903</text:p>
          </table:table-cell>
          <table:table-cell office:value-type="float" office:value="1123261.91">
            <text:p>1.123.26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88107.06">
            <text:p>-88.107</text:p>
          </table:table-cell>
          <table:table-cell/>
          <table:table-cell table:style-name="ce12" office:value-type="float" office:value="-8115000">
            <text:p>-8.115.000</text:p>
          </table:table-cell>
          <table:table-cell/>
          <table:table-cell office:value-type="float" office:value="-208400">
            <text:p>-208.400</text:p>
          </table:table-cell>
          <table:table-cell table:style-name="ce12" office:value-type="float" office:value="-2256800">
            <text:p>-2.256.800</text:p>
          </table:table-cell>
          <table:table-cell/>
          <table:table-cell office:value-type="float" office:value="-10668307.06">
            <text:p>-10.668.307</text:p>
          </table:table-cell>
          <table:table-cell office:value-type="float" office:value="682568.33">
            <text:p>682.568</text:p>
          </table:table-cell>
          <table:table-cell office:value-type="float" office:value="30890.24">
            <text:p>30.890</text:p>
          </table:table-cell>
          <table:table-cell office:value-type="float" office:value="1102149.58">
            <text:p>1.102.150</text:p>
          </table:table-cell>
          <table:table-cell office:value-type="float" office:value="203243.61">
            <text:p>203.244</text:p>
          </table:table-cell>
          <table:table-cell table:style-name="ce12" office:value-type="float" office:value="4423.84">
            <text:p>4.424</text:p>
          </table:table-cell>
          <table:table-cell office:value-type="float" office:value="214527.24">
            <text:p>214.527</text:p>
          </table:table-cell>
          <table:table-cell office:value-type="float" office:value="2237802.84">
            <text:p>2.237.803</text:p>
          </table:table-cell>
          <table:table-cell office:value-type="float" office:value="-8430504.22">
            <text:p>-8.430.504</text:p>
          </table:table-cell>
          <table:table-cell table:number-columns-repeated="3"/>
          <table:table-cell office:value-type="float" office:value="-8430504.22">
            <text:p>-8.430.504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8430604.22">
            <text:p>-8.430.604</text:p>
          </table:table-cell>
          <table:table-cell office:value-type="float" office:value="-3930.19">
            <text:p>-3.930</text:p>
          </table:table-cell>
          <table:table-cell office:value-type="float" office:value="9505675.74">
            <text:p>9.505.676</text:p>
          </table:table-cell>
          <table:table-cell office:value-type="float" office:value="1071141.33">
            <text:p>1.071.14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88100.84">
            <text:p>-88.101</text:p>
          </table:table-cell>
          <table:table-cell/>
          <table:table-cell table:style-name="ce12" office:value-type="float" office:value="-8295000">
            <text:p>-8.295.000</text:p>
          </table:table-cell>
          <table:table-cell/>
          <table:table-cell office:value-type="float" office:value="-208400">
            <text:p>-208.400</text:p>
          </table:table-cell>
          <table:table-cell table:style-name="ce12" office:value-type="float" office:value="-2078800">
            <text:p>-2.078.800</text:p>
          </table:table-cell>
          <table:table-cell/>
          <table:table-cell office:value-type="float" office:value="-10670300.84">
            <text:p>-10.670.301</text:p>
          </table:table-cell>
          <table:table-cell office:value-type="float" office:value="684360.63">
            <text:p>684.361</text:p>
          </table:table-cell>
          <table:table-cell office:value-type="float" office:value="30644.56">
            <text:p>30.645</text:p>
          </table:table-cell>
          <table:table-cell office:value-type="float" office:value="1101619.6">
            <text:p>1.101.620</text:p>
          </table:table-cell>
          <table:table-cell office:value-type="float" office:value="208108.79">
            <text:p>208.109</text:p>
          </table:table-cell>
          <table:table-cell table:style-name="ce12" office:value-type="float" office:value="4423.84">
            <text:p>4.424</text:p>
          </table:table-cell>
          <table:table-cell office:value-type="float" office:value="214528.52">
            <text:p>214.529</text:p>
          </table:table-cell>
          <table:table-cell office:value-type="float" office:value="2243685.94">
            <text:p>2.243.686</text:p>
          </table:table-cell>
          <table:table-cell office:value-type="float" office:value="-8426614.9">
            <text:p>-8.426.615</text:p>
          </table:table-cell>
          <table:table-cell table:number-columns-repeated="3"/>
          <table:table-cell office:value-type="float" office:value="-8426614.9">
            <text:p>-8.426.615</text:p>
          </table:table-cell>
          <table:table-cell table:style-name="ce12" office:value-type="float" office:value="-100">
            <text:p>-100</text:p>
          </table:table-cell>
          <table:table-cell/>
          <table:table-cell table:style-name="ce13" office:value-type="float" office:value="-100">
            <text:p>-100</text:p>
          </table:table-cell>
          <table:table-cell office:value-type="float" office:value="-8426714.9">
            <text:p>-8.426.715</text:p>
          </table:table-cell>
          <table:table-cell office:value-type="float" office:value="-3929.88">
            <text:p>-3.930</text:p>
          </table:table-cell>
          <table:table-cell office:value-type="float" office:value="9509674.6">
            <text:p>9.509.675</text:p>
          </table:table-cell>
          <table:table-cell office:value-type="float" office:value="1079029.82">
            <text:p>1.079.03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503</text:p>
            <draw:g table:end-cell-address="Tabelle1.A755" table:end-x="0.41cm" table:end-y="0.016cm" draw:z-index="94" draw:name="SAPBEXq0001 U13C0F4E5B985E">
              <draw:custom-shape draw:name="SAPBEXq0001 U13C0F4E5B985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5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5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55" table:end-x="0.41cm" table:end-y="0.016cm" draw:z-index="297" draw:name="SAPBEXq0001 U13C0F4CFB1D5E">
              <draw:custom-shape draw:name="SAPBEXq0001 U13C0F4CFB1D5E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D5E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D5E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Krematorium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56" table:end-x="0.41cm" table:end-y="0.016cm" draw:z-index="298" draw:name="SAPBEXq0001 U13C0F4CFB1E5F">
              <draw:custom-shape draw:name="SAPBEXq0001 U13C0F4CFB1E5F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5F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5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531.44">
            <text:p>-531</text:p>
          </table:table-cell>
          <table:table-cell/>
          <table:table-cell table:style-name="ce12" office:value-type="float" office:value="-1281973.99">
            <text:p>-1.281.974</text:p>
          </table:table-cell>
          <table:table-cell table:style-name="ce12" office:value-type="float" office:value="-101273.19">
            <text:p>-101.273</text:p>
          </table:table-cell>
          <table:table-cell office:value-type="float" office:value="-3.71">
            <text:p>-4</text:p>
          </table:table-cell>
          <table:table-cell table:style-name="ce12" office:value-type="float" office:value="-1651.88">
            <text:p>-1.652</text:p>
          </table:table-cell>
          <table:table-cell/>
          <table:table-cell office:value-type="float" office:value="-1385434.21">
            <text:p>-1.385.434</text:p>
          </table:table-cell>
          <table:table-cell office:value-type="float" office:value="33047.66">
            <text:p>33.048</text:p>
          </table:table-cell>
          <table:table-cell office:value-type="float" office:value="3743.89">
            <text:p>3.744</text:p>
          </table:table-cell>
          <table:table-cell office:value-type="float" office:value="180564.02">
            <text:p>180.564</text:p>
          </table:table-cell>
          <table:table-cell office:value-type="float" office:value="13588.95">
            <text:p>13.589</text:p>
          </table:table-cell>
          <table:table-cell table:style-name="ce12" office:value-type="float" office:value="20.6">
            <text:p>21</text:p>
          </table:table-cell>
          <table:table-cell office:value-type="float" office:value="376433.61">
            <text:p>376.434</text:p>
          </table:table-cell>
          <table:table-cell office:value-type="float" office:value="607398.73">
            <text:p>607.399</text:p>
          </table:table-cell>
          <table:table-cell office:value-type="float" office:value="-778035.48">
            <text:p>-778.035</text:p>
          </table:table-cell>
          <table:table-cell table:number-columns-repeated="3"/>
          <table:table-cell office:value-type="float" office:value="-778035.48">
            <text:p>-778.035</text:p>
          </table:table-cell>
          <table:table-cell table:style-name="ce12" office:value-type="float" office:value="-3.29">
            <text:p>-3</text:p>
          </table:table-cell>
          <table:table-cell table:style-name="ce12" office:value-type="float" office:value="7.16">
            <text:p>7</text:p>
          </table:table-cell>
          <table:table-cell table:style-name="ce13" office:value-type="float" office:value="3.87">
            <text:p>4</text:p>
          </table:table-cell>
          <table:table-cell office:value-type="float" office:value="-778031.61">
            <text:p>-778.032</text:p>
          </table:table-cell>
          <table:table-cell table:style-name="ce11"/>
          <table:table-cell office:value-type="float" office:value="950996.2">
            <text:p>950.996</text:p>
          </table:table-cell>
          <table:table-cell office:value-type="float" office:value="172964.59">
            <text:p>172.96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324000">
            <text:p>-1.324.000</text:p>
          </table:table-cell>
          <table:table-cell table:style-name="ce12" office:value-type="float" office:value="-121000">
            <text:p>-121.000</text:p>
          </table:table-cell>
          <table:table-cell office:value-type="float" office:value="-1.44">
            <text:p>-1</text:p>
          </table:table-cell>
          <table:table-cell table:number-columns-repeated="2"/>
          <table:table-cell office:value-type="float" office:value="-1445001.44">
            <text:p>-1.445.001</text:p>
          </table:table-cell>
          <table:table-cell office:value-type="float" office:value="42933.28">
            <text:p>42.933</text:p>
          </table:table-cell>
          <table:table-cell office:value-type="float" office:value="1132.2">
            <text:p>1.132</text:p>
          </table:table-cell>
          <table:table-cell office:value-type="float" office:value="183779.82">
            <text:p>183.780</text:p>
          </table:table-cell>
          <table:table-cell office:value-type="float" office:value="1202.55">
            <text:p>1.203</text:p>
          </table:table-cell>
          <table:table-cell/>
          <table:table-cell office:value-type="float" office:value="510938.44">
            <text:p>510.938</text:p>
          </table:table-cell>
          <table:table-cell office:value-type="float" office:value="739986.29">
            <text:p>739.986</text:p>
          </table:table-cell>
          <table:table-cell office:value-type="float" office:value="-705015.15">
            <text:p>-705.015</text:p>
          </table:table-cell>
          <table:table-cell table:number-columns-repeated="3"/>
          <table:table-cell office:value-type="float" office:value="-705015.15">
            <text:p>-705.015</text:p>
          </table:table-cell>
          <table:table-cell table:number-columns-repeated="3"/>
          <table:table-cell office:value-type="float" office:value="-705015.15">
            <text:p>-705.015</text:p>
          </table:table-cell>
          <table:table-cell table:style-name="ce11"/>
          <table:table-cell office:value-type="float" office:value="1079990.51">
            <text:p>1.079.991</text:p>
          </table:table-cell>
          <table:table-cell office:value-type="float" office:value="374975.36">
            <text:p>374.975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336000">
            <text:p>-1.336.000</text:p>
          </table:table-cell>
          <table:table-cell table:style-name="ce12" office:value-type="float" office:value="-121000">
            <text:p>-121.000</text:p>
          </table:table-cell>
          <table:table-cell office:value-type="float" office:value="-1.44">
            <text:p>-1</text:p>
          </table:table-cell>
          <table:table-cell table:number-columns-repeated="2"/>
          <table:table-cell office:value-type="float" office:value="-1457001.44">
            <text:p>-1.457.001</text:p>
          </table:table-cell>
          <table:table-cell office:value-type="float" office:value="41452.24">
            <text:p>41.452</text:p>
          </table:table-cell>
          <table:table-cell office:value-type="float" office:value="1374.6">
            <text:p>1.375</text:p>
          </table:table-cell>
          <table:table-cell office:value-type="float" office:value="187227.52">
            <text:p>187.228</text:p>
          </table:table-cell>
          <table:table-cell office:value-type="float" office:value="622.9">
            <text:p>623</text:p>
          </table:table-cell>
          <table:table-cell/>
          <table:table-cell office:value-type="float" office:value="498582.52">
            <text:p>498.583</text:p>
          </table:table-cell>
          <table:table-cell office:value-type="float" office:value="729259.78">
            <text:p>729.260</text:p>
          </table:table-cell>
          <table:table-cell office:value-type="float" office:value="-727741.66">
            <text:p>-727.742</text:p>
          </table:table-cell>
          <table:table-cell table:number-columns-repeated="3"/>
          <table:table-cell office:value-type="float" office:value="-727741.66">
            <text:p>-727.742</text:p>
          </table:table-cell>
          <table:table-cell table:number-columns-repeated="3"/>
          <table:table-cell office:value-type="float" office:value="-727741.66">
            <text:p>-727.742</text:p>
          </table:table-cell>
          <table:table-cell table:style-name="ce11"/>
          <table:table-cell office:value-type="float" office:value="876948.05">
            <text:p>876.948</text:p>
          </table:table-cell>
          <table:table-cell office:value-type="float" office:value="149206.39">
            <text:p>149.20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2.31">
            <text:p>-82</text:p>
          </table:table-cell>
          <table:table-cell/>
          <table:table-cell table:style-name="ce12" office:value-type="float" office:value="-1348000">
            <text:p>-1.348.000</text:p>
          </table:table-cell>
          <table:table-cell table:style-name="ce12" office:value-type="float" office:value="-121000">
            <text:p>-121.000</text:p>
          </table:table-cell>
          <table:table-cell table:style-name="ce11"/>
          <table:table-cell table:number-columns-repeated="2"/>
          <table:table-cell office:value-type="float" office:value="-1469082.31">
            <text:p>-1.469.082</text:p>
          </table:table-cell>
          <table:table-cell office:value-type="float" office:value="43065.16">
            <text:p>43.065</text:p>
          </table:table-cell>
          <table:table-cell office:value-type="float" office:value="882.48">
            <text:p>882</text:p>
          </table:table-cell>
          <table:table-cell office:value-type="float" office:value="181830.3">
            <text:p>181.830</text:p>
          </table:table-cell>
          <table:table-cell office:value-type="float" office:value="10912.53">
            <text:p>10.913</text:p>
          </table:table-cell>
          <table:table-cell table:style-name="ce12" office:value-type="float" office:value="266.2">
            <text:p>266</text:p>
          </table:table-cell>
          <table:table-cell office:value-type="float" office:value="485630.68">
            <text:p>485.631</text:p>
          </table:table-cell>
          <table:table-cell office:value-type="float" office:value="722587.35">
            <text:p>722.587</text:p>
          </table:table-cell>
          <table:table-cell office:value-type="float" office:value="-746494.96">
            <text:p>-746.495</text:p>
          </table:table-cell>
          <table:table-cell table:number-columns-repeated="3"/>
          <table:table-cell office:value-type="float" office:value="-746494.96">
            <text:p>-746.495</text:p>
          </table:table-cell>
          <table:table-cell table:number-columns-repeated="3"/>
          <table:table-cell office:value-type="float" office:value="-746494.96">
            <text:p>-746.495</text:p>
          </table:table-cell>
          <table:table-cell table:style-name="ce11"/>
          <table:table-cell office:value-type="float" office:value="603907.16">
            <text:p>603.907</text:p>
          </table:table-cell>
          <table:table-cell office:value-type="float" office:value="-142587.8">
            <text:p>-142.58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">
            <text:p>-6</text:p>
          </table:table-cell>
          <table:table-cell/>
          <table:table-cell table:style-name="ce12" office:value-type="float" office:value="-1360000">
            <text:p>-1.360.000</text:p>
          </table:table-cell>
          <table:table-cell table:style-name="ce12" office:value-type="float" office:value="-121000">
            <text:p>-121.000</text:p>
          </table:table-cell>
          <table:table-cell table:style-name="ce11"/>
          <table:table-cell table:number-columns-repeated="2"/>
          <table:table-cell office:value-type="float" office:value="-1481006">
            <text:p>-1.481.006</text:p>
          </table:table-cell>
          <table:table-cell office:value-type="float" office:value="43624.36">
            <text:p>43.624</text:p>
          </table:table-cell>
          <table:table-cell office:value-type="float" office:value="1236.72">
            <text:p>1.237</text:p>
          </table:table-cell>
          <table:table-cell office:value-type="float" office:value="181243.23">
            <text:p>181.243</text:p>
          </table:table-cell>
          <table:table-cell office:value-type="float" office:value="10975.04">
            <text:p>10.975</text:p>
          </table:table-cell>
          <table:table-cell table:style-name="ce12" office:value-type="float" office:value="266.2">
            <text:p>266</text:p>
          </table:table-cell>
          <table:table-cell office:value-type="float" office:value="497609.2">
            <text:p>497.609</text:p>
          </table:table-cell>
          <table:table-cell office:value-type="float" office:value="734954.75">
            <text:p>734.955</text:p>
          </table:table-cell>
          <table:table-cell office:value-type="float" office:value="-746051.25">
            <text:p>-746.051</text:p>
          </table:table-cell>
          <table:table-cell table:number-columns-repeated="3"/>
          <table:table-cell office:value-type="float" office:value="-746051.25">
            <text:p>-746.051</text:p>
          </table:table-cell>
          <table:table-cell table:number-columns-repeated="3"/>
          <table:table-cell office:value-type="float" office:value="-746051.25">
            <text:p>-746.051</text:p>
          </table:table-cell>
          <table:table-cell table:style-name="ce11"/>
          <table:table-cell office:value-type="float" office:value="605401.51">
            <text:p>605.402</text:p>
          </table:table-cell>
          <table:table-cell office:value-type="float" office:value="-140649.74">
            <text:p>-140.65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5.2">
            <text:p>-5</text:p>
          </table:table-cell>
          <table:table-cell/>
          <table:table-cell table:style-name="ce12" office:value-type="float" office:value="-1372000">
            <text:p>-1.372.000</text:p>
          </table:table-cell>
          <table:table-cell table:style-name="ce12" office:value-type="float" office:value="-121000">
            <text:p>-121.000</text:p>
          </table:table-cell>
          <table:table-cell table:style-name="ce11"/>
          <table:table-cell table:number-columns-repeated="2"/>
          <table:table-cell office:value-type="float" office:value="-1493005.2">
            <text:p>-1.493.005</text:p>
          </table:table-cell>
          <table:table-cell office:value-type="float" office:value="40641.12">
            <text:p>40.641</text:p>
          </table:table-cell>
          <table:table-cell office:value-type="float" office:value="1135.92">
            <text:p>1.136</text:p>
          </table:table-cell>
          <table:table-cell office:value-type="float" office:value="181243.23">
            <text:p>181.243</text:p>
          </table:table-cell>
          <table:table-cell office:value-type="float" office:value="11115.21">
            <text:p>11.115</text:p>
          </table:table-cell>
          <table:table-cell table:style-name="ce12" office:value-type="float" office:value="266.2">
            <text:p>266</text:p>
          </table:table-cell>
          <table:table-cell office:value-type="float" office:value="485607.16">
            <text:p>485.607</text:p>
          </table:table-cell>
          <table:table-cell office:value-type="float" office:value="720008.84">
            <text:p>720.009</text:p>
          </table:table-cell>
          <table:table-cell office:value-type="float" office:value="-772996.36">
            <text:p>-772.996</text:p>
          </table:table-cell>
          <table:table-cell table:number-columns-repeated="3"/>
          <table:table-cell office:value-type="float" office:value="-772996.36">
            <text:p>-772.996</text:p>
          </table:table-cell>
          <table:table-cell table:number-columns-repeated="3"/>
          <table:table-cell office:value-type="float" office:value="-772996.36">
            <text:p>-772.996</text:p>
          </table:table-cell>
          <table:table-cell table:style-name="ce11"/>
          <table:table-cell office:value-type="float" office:value="604332.91">
            <text:p>604.333</text:p>
          </table:table-cell>
          <table:table-cell office:value-type="float" office:value="-168663.45">
            <text:p>-168.663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4.8">
            <text:p>-5</text:p>
          </table:table-cell>
          <table:table-cell/>
          <table:table-cell table:style-name="ce12" office:value-type="float" office:value="-1384000">
            <text:p>-1.384.000</text:p>
          </table:table-cell>
          <table:table-cell table:style-name="ce12" office:value-type="float" office:value="-121000">
            <text:p>-121.000</text:p>
          </table:table-cell>
          <table:table-cell table:style-name="ce11"/>
          <table:table-cell table:number-columns-repeated="2"/>
          <table:table-cell office:value-type="float" office:value="-1505004.8">
            <text:p>-1.505.005</text:p>
          </table:table-cell>
          <table:table-cell office:value-type="float" office:value="40760.4">
            <text:p>40.760</text:p>
          </table:table-cell>
          <table:table-cell office:value-type="float" office:value="1120.2">
            <text:p>1.120</text:p>
          </table:table-cell>
          <table:table-cell office:value-type="float" office:value="181226.9">
            <text:p>181.227</text:p>
          </table:table-cell>
          <table:table-cell office:value-type="float" office:value="11268.37">
            <text:p>11.268</text:p>
          </table:table-cell>
          <table:table-cell table:style-name="ce12" office:value-type="float" office:value="266.2">
            <text:p>266</text:p>
          </table:table-cell>
          <table:table-cell office:value-type="float" office:value="485607.08">
            <text:p>485.607</text:p>
          </table:table-cell>
          <table:table-cell office:value-type="float" office:value="720249.15">
            <text:p>720.249</text:p>
          </table:table-cell>
          <table:table-cell office:value-type="float" office:value="-784755.65">
            <text:p>-784.756</text:p>
          </table:table-cell>
          <table:table-cell table:number-columns-repeated="3"/>
          <table:table-cell office:value-type="float" office:value="-784755.65">
            <text:p>-784.756</text:p>
          </table:table-cell>
          <table:table-cell table:number-columns-repeated="3"/>
          <table:table-cell office:value-type="float" office:value="-784755.65">
            <text:p>-784.756</text:p>
          </table:table-cell>
          <table:table-cell table:style-name="ce11"/>
          <table:table-cell office:value-type="float" office:value="604746.55">
            <text:p>604.747</text:p>
          </table:table-cell>
          <table:table-cell office:value-type="float" office:value="-180009.1">
            <text:p>-180.00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504</text:p>
            <draw:g table:end-cell-address="Tabelle1.A763" table:end-x="0.41cm" table:end-y="0.016cm" draw:z-index="95" draw:name="SAPBEXq0001 U13C0F4E5B985F">
              <draw:custom-shape draw:name="SAPBEXq0001 U13C0F4E5B985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5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5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63" table:end-x="0.41cm" table:end-y="0.016cm" draw:z-index="299" draw:name="SAPBEXq0001 U13C0F4CFB1E5F">
              <draw:custom-shape draw:name="SAPBEXq0001 U13C0F4CFB1E5F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5F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5F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Natur und Land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64" table:end-x="0.41cm" table:end-y="0.016cm" draw:z-index="300" draw:name="SAPBEXq0001 U13C0F4CFB1E60">
              <draw:custom-shape draw:name="SAPBEXq0001 U13C0F4CFB1E60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0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951.97">
            <text:p>-952</text:p>
          </table:table-cell>
          <table:table-cell/>
          <table:table-cell table:style-name="ce12" office:value-type="float" office:value="-55294.6">
            <text:p>-55.295</text:p>
          </table:table-cell>
          <table:table-cell table:style-name="ce12" office:value-type="float" office:value="-71440">
            <text:p>-71.440</text:p>
          </table:table-cell>
          <table:table-cell office:value-type="float" office:value="-16.31">
            <text:p>-16</text:p>
          </table:table-cell>
          <table:table-cell table:style-name="ce12" office:value-type="float" office:value="-246320.97">
            <text:p>-246.321</text:p>
          </table:table-cell>
          <table:table-cell/>
          <table:table-cell office:value-type="float" office:value="-374023.85">
            <text:p>-374.024</text:p>
          </table:table-cell>
          <table:table-cell office:value-type="float" office:value="1123334.77">
            <text:p>1.123.335</text:p>
          </table:table-cell>
          <table:table-cell office:value-type="float" office:value="16616.53">
            <text:p>16.617</text:p>
          </table:table-cell>
          <table:table-cell office:value-type="float" office:value="311598.98">
            <text:p>311.599</text:p>
          </table:table-cell>
          <table:table-cell office:value-type="float" office:value="3017.42">
            <text:p>3.017</text:p>
          </table:table-cell>
          <table:table-cell table:style-name="ce12" office:value-type="float" office:value="24937.13">
            <text:p>24.937</text:p>
          </table:table-cell>
          <table:table-cell office:value-type="float" office:value="33934.24">
            <text:p>33.934</text:p>
          </table:table-cell>
          <table:table-cell office:value-type="float" office:value="1513439.07">
            <text:p>1.513.439</text:p>
          </table:table-cell>
          <table:table-cell office:value-type="float" office:value="1139415.22">
            <text:p>1.139.415</text:p>
          </table:table-cell>
          <table:table-cell table:number-columns-repeated="3"/>
          <table:table-cell office:value-type="float" office:value="1139415.22">
            <text:p>1.139.415</text:p>
          </table:table-cell>
          <table:table-cell table:style-name="ce12" office:value-type="float" office:value="-6.95">
            <text:p>-7</text:p>
          </table:table-cell>
          <table:table-cell table:style-name="ce12" office:value-type="float" office:value="14.01">
            <text:p>14</text:p>
          </table:table-cell>
          <table:table-cell table:style-name="ce13" office:value-type="float" office:value="7.06">
            <text:p>7</text:p>
          </table:table-cell>
          <table:table-cell office:value-type="float" office:value="1139422.28">
            <text:p>1.139.422</text:p>
          </table:table-cell>
          <table:table-cell table:style-name="ce11"/>
          <table:table-cell office:value-type="float" office:value="187426.86">
            <text:p>187.427</text:p>
          </table:table-cell>
          <table:table-cell office:value-type="float" office:value="1326849.14">
            <text:p>1.326.84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28436.1">
            <text:p>-28.436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office:value-type="float" office:value="-106.48">
            <text:p>-106</text:p>
          </table:table-cell>
          <table:table-cell table:number-columns-repeated="2"/>
          <table:table-cell office:value-type="float" office:value="-91642.58">
            <text:p>-91.643</text:p>
          </table:table-cell>
          <table:table-cell office:value-type="float" office:value="1227095.24">
            <text:p>1.227.095</text:p>
          </table:table-cell>
          <table:table-cell office:value-type="float" office:value="5011.68">
            <text:p>5.012</text:p>
          </table:table-cell>
          <table:table-cell office:value-type="float" office:value="96451.43">
            <text:p>96.451</text:p>
          </table:table-cell>
          <table:table-cell office:value-type="float" office:value="485.84">
            <text:p>486</text:p>
          </table:table-cell>
          <table:table-cell table:style-name="ce12" office:value-type="float" office:value="22500">
            <text:p>22.500</text:p>
          </table:table-cell>
          <table:table-cell office:value-type="float" office:value="147045.88">
            <text:p>147.046</text:p>
          </table:table-cell>
          <table:table-cell office:value-type="float" office:value="1498590.07">
            <text:p>1.498.590</text:p>
          </table:table-cell>
          <table:table-cell office:value-type="float" office:value="1406947.49">
            <text:p>1.406.947</text:p>
          </table:table-cell>
          <table:table-cell table:number-columns-repeated="3"/>
          <table:table-cell office:value-type="float" office:value="1406947.49">
            <text:p>1.406.947</text:p>
          </table:table-cell>
          <table:table-cell table:number-columns-repeated="3"/>
          <table:table-cell office:value-type="float" office:value="1406947.49">
            <text:p>1.406.947</text:p>
          </table:table-cell>
          <table:table-cell table:style-name="ce11"/>
          <table:table-cell office:value-type="float" office:value="188305.59">
            <text:p>188.306</text:p>
          </table:table-cell>
          <table:table-cell office:value-type="float" office:value="1595253.08">
            <text:p>1.595.25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30062.08">
            <text:p>-30.062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office:value-type="float" office:value="-106.48">
            <text:p>-106</text:p>
          </table:table-cell>
          <table:table-cell table:number-columns-repeated="2"/>
          <table:table-cell office:value-type="float" office:value="-93268.56">
            <text:p>-93.269</text:p>
          </table:table-cell>
          <table:table-cell office:value-type="float" office:value="1180927.55">
            <text:p>1.180.928</text:p>
          </table:table-cell>
          <table:table-cell office:value-type="float" office:value="6082.92">
            <text:p>6.083</text:p>
          </table:table-cell>
          <table:table-cell office:value-type="float" office:value="97907.87">
            <text:p>97.908</text:p>
          </table:table-cell>
          <table:table-cell office:value-type="float" office:value="12112.36">
            <text:p>12.112</text:p>
          </table:table-cell>
          <table:table-cell table:style-name="ce12" office:value-type="float" office:value="22500">
            <text:p>22.500</text:p>
          </table:table-cell>
          <table:table-cell office:value-type="float" office:value="152045.88">
            <text:p>152.046</text:p>
          </table:table-cell>
          <table:table-cell office:value-type="float" office:value="1471576.58">
            <text:p>1.471.577</text:p>
          </table:table-cell>
          <table:table-cell office:value-type="float" office:value="1378308.02">
            <text:p>1.378.308</text:p>
          </table:table-cell>
          <table:table-cell table:number-columns-repeated="3"/>
          <table:table-cell office:value-type="float" office:value="1378308.02">
            <text:p>1.378.308</text:p>
          </table:table-cell>
          <table:table-cell table:number-columns-repeated="3"/>
          <table:table-cell office:value-type="float" office:value="1378308.02">
            <text:p>1.378.308</text:p>
          </table:table-cell>
          <table:table-cell table:style-name="ce11"/>
          <table:table-cell office:value-type="float" office:value="184354.24">
            <text:p>184.354</text:p>
          </table:table-cell>
          <table:table-cell office:value-type="float" office:value="1562662.26">
            <text:p>1.562.662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9119.65">
            <text:p>-29.120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number-columns-repeated="2"/>
          <table:table-cell office:value-type="float" office:value="-92219.65">
            <text:p>-92.220</text:p>
          </table:table-cell>
          <table:table-cell office:value-type="float" office:value="1140523.62">
            <text:p>1.140.524</text:p>
          </table:table-cell>
          <table:table-cell office:value-type="float" office:value="5729.4">
            <text:p>5.729</text:p>
          </table:table-cell>
          <table:table-cell office:value-type="float" office:value="103861.8">
            <text:p>103.862</text:p>
          </table:table-cell>
          <table:table-cell office:value-type="float" office:value="1183.14">
            <text:p>1.183</text:p>
          </table:table-cell>
          <table:table-cell table:style-name="ce12" office:value-type="float" office:value="22500">
            <text:p>22.500</text:p>
          </table:table-cell>
          <table:table-cell office:value-type="float" office:value="175420.6">
            <text:p>175.421</text:p>
          </table:table-cell>
          <table:table-cell office:value-type="float" office:value="1449218.56">
            <text:p>1.449.219</text:p>
          </table:table-cell>
          <table:table-cell office:value-type="float" office:value="1356998.91">
            <text:p>1.356.999</text:p>
          </table:table-cell>
          <table:table-cell table:number-columns-repeated="3"/>
          <table:table-cell office:value-type="float" office:value="1356998.91">
            <text:p>1.356.999</text:p>
          </table:table-cell>
          <table:table-cell table:number-columns-repeated="3"/>
          <table:table-cell office:value-type="float" office:value="1356998.91">
            <text:p>1.356.999</text:p>
          </table:table-cell>
          <table:table-cell table:style-name="ce11"/>
          <table:table-cell office:value-type="float" office:value="172475.35">
            <text:p>172.475</text:p>
          </table:table-cell>
          <table:table-cell office:value-type="float" office:value="1529474.26">
            <text:p>1.529.47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9150.42">
            <text:p>-29.150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number-columns-repeated="2"/>
          <table:table-cell office:value-type="float" office:value="-92250.42">
            <text:p>-92.250</text:p>
          </table:table-cell>
          <table:table-cell office:value-type="float" office:value="1136884.44">
            <text:p>1.136.884</text:p>
          </table:table-cell>
          <table:table-cell office:value-type="float" office:value="8018.76">
            <text:p>8.019</text:p>
          </table:table-cell>
          <table:table-cell office:value-type="float" office:value="99804.74">
            <text:p>99.805</text:p>
          </table:table-cell>
          <table:table-cell office:value-type="float" office:value="1206.9">
            <text:p>1.207</text:p>
          </table:table-cell>
          <table:table-cell table:style-name="ce12" office:value-type="float" office:value="22500">
            <text:p>22.500</text:p>
          </table:table-cell>
          <table:table-cell office:value-type="float" office:value="173313.16">
            <text:p>173.313</text:p>
          </table:table-cell>
          <table:table-cell office:value-type="float" office:value="1441728">
            <text:p>1.441.728</text:p>
          </table:table-cell>
          <table:table-cell office:value-type="float" office:value="1349477.58">
            <text:p>1.349.478</text:p>
          </table:table-cell>
          <table:table-cell table:number-columns-repeated="3"/>
          <table:table-cell office:value-type="float" office:value="1349477.58">
            <text:p>1.349.478</text:p>
          </table:table-cell>
          <table:table-cell table:number-columns-repeated="3"/>
          <table:table-cell office:value-type="float" office:value="1349477.58">
            <text:p>1.349.478</text:p>
          </table:table-cell>
          <table:table-cell table:style-name="ce11"/>
          <table:table-cell office:value-type="float" office:value="173936.34">
            <text:p>173.936</text:p>
          </table:table-cell>
          <table:table-cell office:value-type="float" office:value="1523413.92">
            <text:p>1.523.414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9182.6">
            <text:p>-29.183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number-columns-repeated="2"/>
          <table:table-cell office:value-type="float" office:value="-92282.6">
            <text:p>-92.283</text:p>
          </table:table-cell>
          <table:table-cell office:value-type="float" office:value="1068566.31">
            <text:p>1.068.566</text:p>
          </table:table-cell>
          <table:table-cell office:value-type="float" office:value="7338.48">
            <text:p>7.338</text:p>
          </table:table-cell>
          <table:table-cell office:value-type="float" office:value="98804.74">
            <text:p>98.805</text:p>
          </table:table-cell>
          <table:table-cell office:value-type="float" office:value="1201.33">
            <text:p>1.201</text:p>
          </table:table-cell>
          <table:table-cell table:style-name="ce12" office:value-type="float" office:value="22500">
            <text:p>22.500</text:p>
          </table:table-cell>
          <table:table-cell office:value-type="float" office:value="173300.16">
            <text:p>173.300</text:p>
          </table:table-cell>
          <table:table-cell office:value-type="float" office:value="1371711.02">
            <text:p>1.371.711</text:p>
          </table:table-cell>
          <table:table-cell office:value-type="float" office:value="1279428.42">
            <text:p>1.279.428</text:p>
          </table:table-cell>
          <table:table-cell table:number-columns-repeated="3"/>
          <table:table-cell office:value-type="float" office:value="1279428.42">
            <text:p>1.279.428</text:p>
          </table:table-cell>
          <table:table-cell table:number-columns-repeated="3"/>
          <table:table-cell office:value-type="float" office:value="1279428.42">
            <text:p>1.279.428</text:p>
          </table:table-cell>
          <table:table-cell table:style-name="ce11"/>
          <table:table-cell office:value-type="float" office:value="170842.77">
            <text:p>170.843</text:p>
          </table:table-cell>
          <table:table-cell office:value-type="float" office:value="1450271.19">
            <text:p>1.450.271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9224.97">
            <text:p>-29.225</text:p>
          </table:table-cell>
          <table:table-cell/>
          <table:table-cell table:style-name="ce12" office:value-type="float" office:value="-62600">
            <text:p>-62.600</text:p>
          </table:table-cell>
          <table:table-cell table:style-name="ce12" office:value-type="float" office:value="-500">
            <text:p>-500</text:p>
          </table:table-cell>
          <table:table-cell table:style-name="ce11"/>
          <table:table-cell table:number-columns-repeated="2"/>
          <table:table-cell office:value-type="float" office:value="-92324.97">
            <text:p>-92.325</text:p>
          </table:table-cell>
          <table:table-cell office:value-type="float" office:value="1074841.72">
            <text:p>1.074.842</text:p>
          </table:table-cell>
          <table:table-cell office:value-type="float" office:value="7258.8">
            <text:p>7.259</text:p>
          </table:table-cell>
          <table:table-cell office:value-type="float" office:value="97804.2">
            <text:p>97.804</text:p>
          </table:table-cell>
          <table:table-cell office:value-type="float" office:value="1226.31">
            <text:p>1.226</text:p>
          </table:table-cell>
          <table:table-cell table:style-name="ce12" office:value-type="float" office:value="22500">
            <text:p>22.500</text:p>
          </table:table-cell>
          <table:table-cell office:value-type="float" office:value="173300.16">
            <text:p>173.300</text:p>
          </table:table-cell>
          <table:table-cell office:value-type="float" office:value="1376931.19">
            <text:p>1.376.931</text:p>
          </table:table-cell>
          <table:table-cell office:value-type="float" office:value="1284606.22">
            <text:p>1.284.606</text:p>
          </table:table-cell>
          <table:table-cell table:number-columns-repeated="3"/>
          <table:table-cell office:value-type="float" office:value="1284606.22">
            <text:p>1.284.606</text:p>
          </table:table-cell>
          <table:table-cell table:number-columns-repeated="3"/>
          <table:table-cell office:value-type="float" office:value="1284606.22">
            <text:p>1.284.606</text:p>
          </table:table-cell>
          <table:table-cell table:style-name="ce11"/>
          <table:table-cell office:value-type="float" office:value="171414.61">
            <text:p>171.415</text:p>
          </table:table-cell>
          <table:table-cell office:value-type="float" office:value="1456020.83">
            <text:p>1.456.021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505</text:p>
            <draw:g table:end-cell-address="Tabelle1.A771" table:end-x="0.41cm" table:end-y="0.016cm" draw:z-index="96" draw:name="SAPBEXq0001 U13C0F4E5B9860">
              <draw:custom-shape draw:name="SAPBEXq0001 U13C0F4E5B986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6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6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71" table:end-x="0.41cm" table:end-y="0.016cm" draw:z-index="301" draw:name="SAPBEXq0001 U13C0F4CFB1E60">
              <draw:custom-shape draw:name="SAPBEXq0001 U13C0F4CFB1E60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0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0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Land- u Forstwirt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72" table:end-x="0.41cm" table:end-y="0.016cm" draw:z-index="302" draw:name="SAPBEXq0001 U13C0F4CFB1E61">
              <draw:custom-shape draw:name="SAPBEXq0001 U13C0F4CFB1E61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1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15313.67">
            <text:p>-15.314</text:p>
          </table:table-cell>
          <table:table-cell table:number-columns-repeated="2"/>
          <table:table-cell table:style-name="ce12" office:value-type="float" office:value="-25553.05">
            <text:p>-25.553</text:p>
          </table:table-cell>
          <table:table-cell office:value-type="float" office:value="-29.59">
            <text:p>-30</text:p>
          </table:table-cell>
          <table:table-cell table:style-name="ce12" office:value-type="float" office:value="-3886.13">
            <text:p>-3.886</text:p>
          </table:table-cell>
          <table:table-cell/>
          <table:table-cell office:value-type="float" office:value="-44782.44">
            <text:p>-44.782</text:p>
          </table:table-cell>
          <table:table-cell office:value-type="float" office:value="95299.18">
            <text:p>95.299</text:p>
          </table:table-cell>
          <table:table-cell office:value-type="float" office:value="9821.1">
            <text:p>9.821</text:p>
          </table:table-cell>
          <table:table-cell office:value-type="float" office:value="95393.3">
            <text:p>95.393</text:p>
          </table:table-cell>
          <table:table-cell office:value-type="float" office:value="3231.93">
            <text:p>3.232</text:p>
          </table:table-cell>
          <table:table-cell table:style-name="ce12" office:value-type="float" office:value="1699.59">
            <text:p>1.700</text:p>
          </table:table-cell>
          <table:table-cell office:value-type="float" office:value="556423.62">
            <text:p>556.424</text:p>
          </table:table-cell>
          <table:table-cell office:value-type="float" office:value="761868.72">
            <text:p>761.869</text:p>
          </table:table-cell>
          <table:table-cell office:value-type="float" office:value="717086.28">
            <text:p>717.086</text:p>
          </table:table-cell>
          <table:table-cell table:number-columns-repeated="3"/>
          <table:table-cell office:value-type="float" office:value="717086.28">
            <text:p>717.086</text:p>
          </table:table-cell>
          <table:table-cell table:style-name="ce12" office:value-type="float" office:value="-7.32">
            <text:p>-7</text:p>
          </table:table-cell>
          <table:table-cell table:style-name="ce12" office:value-type="float" office:value="15.54">
            <text:p>16</text:p>
          </table:table-cell>
          <table:table-cell table:style-name="ce13" office:value-type="float" office:value="8.22">
            <text:p>8</text:p>
          </table:table-cell>
          <table:table-cell office:value-type="float" office:value="717094.5">
            <text:p>717.095</text:p>
          </table:table-cell>
          <table:table-cell table:style-name="ce11"/>
          <table:table-cell office:value-type="float" office:value="1803521.1">
            <text:p>1.803.521</text:p>
          </table:table-cell>
          <table:table-cell office:value-type="float" office:value="2520615.6">
            <text:p>2.520.61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80100">
            <text:p>-80.100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office:value-type="float" office:value="-7.32">
            <text:p>-7</text:p>
          </table:table-cell>
          <table:table-cell table:number-columns-repeated="2"/>
          <table:table-cell office:value-type="float" office:value="-118907.32">
            <text:p>-118.907</text:p>
          </table:table-cell>
          <table:table-cell office:value-type="float" office:value="98509.23">
            <text:p>98.509</text:p>
          </table:table-cell>
          <table:table-cell office:value-type="float" office:value="3156">
            <text:p>3.156</text:p>
          </table:table-cell>
          <table:table-cell office:value-type="float" office:value="130627.44">
            <text:p>130.627</text:p>
          </table:table-cell>
          <table:table-cell office:value-type="float" office:value="436.86">
            <text:p>437</text:p>
          </table:table-cell>
          <table:table-cell/>
          <table:table-cell office:value-type="float" office:value="537700.6">
            <text:p>537.701</text:p>
          </table:table-cell>
          <table:table-cell office:value-type="float" office:value="770430.13">
            <text:p>770.430</text:p>
          </table:table-cell>
          <table:table-cell office:value-type="float" office:value="651522.81">
            <text:p>651.523</text:p>
          </table:table-cell>
          <table:table-cell table:number-columns-repeated="3"/>
          <table:table-cell office:value-type="float" office:value="651522.81">
            <text:p>651.523</text:p>
          </table:table-cell>
          <table:table-cell table:number-columns-repeated="3"/>
          <table:table-cell office:value-type="float" office:value="651522.81">
            <text:p>651.523</text:p>
          </table:table-cell>
          <table:table-cell table:style-name="ce11"/>
          <table:table-cell office:value-type="float" office:value="2000645.34">
            <text:p>2.000.645</text:p>
          </table:table-cell>
          <table:table-cell office:value-type="float" office:value="2652168.15">
            <text:p>2.652.16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6100">
            <text:p>-6.100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office:value-type="float" office:value="-7.32">
            <text:p>-7</text:p>
          </table:table-cell>
          <table:table-cell table:number-columns-repeated="2"/>
          <table:table-cell office:value-type="float" office:value="-44907.32">
            <text:p>-44.907</text:p>
          </table:table-cell>
          <table:table-cell office:value-type="float" office:value="94063.63">
            <text:p>94.064</text:p>
          </table:table-cell>
          <table:table-cell office:value-type="float" office:value="3856.15">
            <text:p>3.856</text:p>
          </table:table-cell>
          <table:table-cell office:value-type="float" office:value="44580.64">
            <text:p>44.581</text:p>
          </table:table-cell>
          <table:table-cell office:value-type="float" office:value="344.54">
            <text:p>345</text:p>
          </table:table-cell>
          <table:table-cell/>
          <table:table-cell office:value-type="float" office:value="477728.48">
            <text:p>477.728</text:p>
          </table:table-cell>
          <table:table-cell office:value-type="float" office:value="620573.44">
            <text:p>620.573</text:p>
          </table:table-cell>
          <table:table-cell office:value-type="float" office:value="575666.12">
            <text:p>575.666</text:p>
          </table:table-cell>
          <table:table-cell table:number-columns-repeated="3"/>
          <table:table-cell office:value-type="float" office:value="575666.12">
            <text:p>575.666</text:p>
          </table:table-cell>
          <table:table-cell table:number-columns-repeated="3"/>
          <table:table-cell office:value-type="float" office:value="575666.12">
            <text:p>575.666</text:p>
          </table:table-cell>
          <table:table-cell table:style-name="ce11"/>
          <table:table-cell office:value-type="float" office:value="1587039.44">
            <text:p>1.587.039</text:p>
          </table:table-cell>
          <table:table-cell office:value-type="float" office:value="2162705.56">
            <text:p>2.162.70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6826.79">
            <text:p>-6.827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table:style-name="ce11"/>
          <table:table-cell table:number-columns-repeated="2"/>
          <table:table-cell office:value-type="float" office:value="-45626.79">
            <text:p>-45.627</text:p>
          </table:table-cell>
          <table:table-cell office:value-type="float" office:value="95657.64">
            <text:p>95.658</text:p>
          </table:table-cell>
          <table:table-cell office:value-type="float" office:value="2235.16">
            <text:p>2.235</text:p>
          </table:table-cell>
          <table:table-cell office:value-type="float" office:value="88326.52">
            <text:p>88.327</text:p>
          </table:table-cell>
          <table:table-cell office:value-type="float" office:value="2637.99">
            <text:p>2.638</text:p>
          </table:table-cell>
          <table:table-cell table:style-name="ce12" office:value-type="float" office:value="681.92">
            <text:p>682</text:p>
          </table:table-cell>
          <table:table-cell office:value-type="float" office:value="8612.56">
            <text:p>8.613</text:p>
          </table:table-cell>
          <table:table-cell office:value-type="float" office:value="198151.79">
            <text:p>198.152</text:p>
          </table:table-cell>
          <table:table-cell office:value-type="float" office:value="152525">
            <text:p>152.525</text:p>
          </table:table-cell>
          <table:table-cell table:number-columns-repeated="3"/>
          <table:table-cell office:value-type="float" office:value="152525">
            <text:p>152.525</text:p>
          </table:table-cell>
          <table:table-cell table:number-columns-repeated="3"/>
          <table:table-cell office:value-type="float" office:value="152525">
            <text:p>152.525</text:p>
          </table:table-cell>
          <table:table-cell table:style-name="ce11"/>
          <table:table-cell office:value-type="float" office:value="523398.69">
            <text:p>523.399</text:p>
          </table:table-cell>
          <table:table-cell office:value-type="float" office:value="675923.69">
            <text:p>675.924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6631.46">
            <text:p>-6.631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table:style-name="ce11"/>
          <table:table-cell table:number-columns-repeated="2"/>
          <table:table-cell office:value-type="float" office:value="-45431.46">
            <text:p>-45.431</text:p>
          </table:table-cell>
          <table:table-cell office:value-type="float" office:value="96916.8">
            <text:p>96.917</text:p>
          </table:table-cell>
          <table:table-cell office:value-type="float" office:value="3130.08">
            <text:p>3.130</text:p>
          </table:table-cell>
          <table:table-cell office:value-type="float" office:value="72453.94">
            <text:p>72.454</text:p>
          </table:table-cell>
          <table:table-cell office:value-type="float" office:value="2444.2">
            <text:p>2.444</text:p>
          </table:table-cell>
          <table:table-cell table:style-name="ce12" office:value-type="float" office:value="681.92">
            <text:p>682</text:p>
          </table:table-cell>
          <table:table-cell office:value-type="float" office:value="8528.04">
            <text:p>8.528</text:p>
          </table:table-cell>
          <table:table-cell office:value-type="float" office:value="184154.98">
            <text:p>184.155</text:p>
          </table:table-cell>
          <table:table-cell office:value-type="float" office:value="138723.52">
            <text:p>138.724</text:p>
          </table:table-cell>
          <table:table-cell table:number-columns-repeated="3"/>
          <table:table-cell office:value-type="float" office:value="138723.52">
            <text:p>138.724</text:p>
          </table:table-cell>
          <table:table-cell table:number-columns-repeated="3"/>
          <table:table-cell office:value-type="float" office:value="138723.52">
            <text:p>138.724</text:p>
          </table:table-cell>
          <table:table-cell table:style-name="ce11"/>
          <table:table-cell office:value-type="float" office:value="523599.9">
            <text:p>523.600</text:p>
          </table:table-cell>
          <table:table-cell office:value-type="float" office:value="662323.42">
            <text:p>662.323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6630.24">
            <text:p>-6.630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table:style-name="ce11"/>
          <table:table-cell table:number-columns-repeated="2"/>
          <table:table-cell office:value-type="float" office:value="-45430.24">
            <text:p>-45.430</text:p>
          </table:table-cell>
          <table:table-cell office:value-type="float" office:value="90224.58">
            <text:p>90.225</text:p>
          </table:table-cell>
          <table:table-cell office:value-type="float" office:value="2870.12">
            <text:p>2.870</text:p>
          </table:table-cell>
          <table:table-cell office:value-type="float" office:value="72453.94">
            <text:p>72.454</text:p>
          </table:table-cell>
          <table:table-cell office:value-type="float" office:value="2437.23">
            <text:p>2.437</text:p>
          </table:table-cell>
          <table:table-cell table:style-name="ce12" office:value-type="float" office:value="681.92">
            <text:p>682</text:p>
          </table:table-cell>
          <table:table-cell office:value-type="float" office:value="8522.48">
            <text:p>8.522</text:p>
          </table:table-cell>
          <table:table-cell office:value-type="float" office:value="177190.27">
            <text:p>177.190</text:p>
          </table:table-cell>
          <table:table-cell office:value-type="float" office:value="131760.03">
            <text:p>131.760</text:p>
          </table:table-cell>
          <table:table-cell table:number-columns-repeated="3"/>
          <table:table-cell office:value-type="float" office:value="131760.03">
            <text:p>131.760</text:p>
          </table:table-cell>
          <table:table-cell table:number-columns-repeated="3"/>
          <table:table-cell office:value-type="float" office:value="131760.03">
            <text:p>131.760</text:p>
          </table:table-cell>
          <table:table-cell table:style-name="ce11"/>
          <table:table-cell office:value-type="float" office:value="523063.83">
            <text:p>523.064</text:p>
          </table:table-cell>
          <table:table-cell office:value-type="float" office:value="654823.86">
            <text:p>654.82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6629.66">
            <text:p>-6.630</text:p>
          </table:table-cell>
          <table:table-cell table:number-columns-repeated="2"/>
          <table:table-cell table:style-name="ce12" office:value-type="float" office:value="-38800">
            <text:p>-38.800</text:p>
          </table:table-cell>
          <table:table-cell table:style-name="ce11"/>
          <table:table-cell table:number-columns-repeated="2"/>
          <table:table-cell office:value-type="float" office:value="-45429.66">
            <text:p>-45.430</text:p>
          </table:table-cell>
          <table:table-cell office:value-type="float" office:value="90554.36">
            <text:p>90.554</text:p>
          </table:table-cell>
          <table:table-cell office:value-type="float" office:value="2845.64">
            <text:p>2.846</text:p>
          </table:table-cell>
          <table:table-cell office:value-type="float" office:value="72453.76">
            <text:p>72.454</text:p>
          </table:table-cell>
          <table:table-cell office:value-type="float" office:value="2362.71">
            <text:p>2.363</text:p>
          </table:table-cell>
          <table:table-cell table:style-name="ce12" office:value-type="float" office:value="681.92">
            <text:p>682</text:p>
          </table:table-cell>
          <table:table-cell office:value-type="float" office:value="8522.8">
            <text:p>8.523</text:p>
          </table:table-cell>
          <table:table-cell office:value-type="float" office:value="177421.19">
            <text:p>177.421</text:p>
          </table:table-cell>
          <table:table-cell office:value-type="float" office:value="131991.53">
            <text:p>131.992</text:p>
          </table:table-cell>
          <table:table-cell table:number-columns-repeated="3"/>
          <table:table-cell office:value-type="float" office:value="131991.53">
            <text:p>131.992</text:p>
          </table:table-cell>
          <table:table-cell table:number-columns-repeated="3"/>
          <table:table-cell office:value-type="float" office:value="131991.53">
            <text:p>131.992</text:p>
          </table:table-cell>
          <table:table-cell table:style-name="ce11"/>
          <table:table-cell office:value-type="float" office:value="523276.74">
            <text:p>523.277</text:p>
          </table:table-cell>
          <table:table-cell office:value-type="float" office:value="655268.27">
            <text:p>655.26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601</text:p>
            <draw:g table:end-cell-address="Tabelle1.A779" table:end-x="0.41cm" table:end-y="0.016cm" draw:z-index="97" draw:name="SAPBEXq0001 U13C0F4E5B9861">
              <draw:custom-shape draw:name="SAPBEXq0001 U13C0F4E5B986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6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6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79" table:end-x="0.41cm" table:end-y="0.016cm" draw:z-index="303" draw:name="SAPBEXq0001 U13C0F4CFB1E61">
              <draw:custom-shape draw:name="SAPBEXq0001 U13C0F4CFB1E61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1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1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Umwel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80" table:end-x="0.41cm" table:end-y="0.016cm" draw:z-index="304" draw:name="SAPBEXq0001 U13C0F4CFB1E62">
              <draw:custom-shape draw:name="SAPBEXq0001 U13C0F4CFB1E62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2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205372.35">
            <text:p>-205.372</text:p>
          </table:table-cell>
          <table:table-cell/>
          <table:table-cell table:style-name="ce12" office:value-type="float" office:value="-33961.6">
            <text:p>-33.962</text:p>
          </table:table-cell>
          <table:table-cell table:style-name="ce12" office:value-type="float" office:value="-892.5">
            <text:p>-893</text:p>
          </table:table-cell>
          <table:table-cell office:value-type="float" office:value="-129751.1">
            <text:p>-129.751</text:p>
          </table:table-cell>
          <table:table-cell table:style-name="ce12" office:value-type="float" office:value="-170080.35">
            <text:p>-170.080</text:p>
          </table:table-cell>
          <table:table-cell/>
          <table:table-cell office:value-type="float" office:value="-540057.9">
            <text:p>-540.058</text:p>
          </table:table-cell>
          <table:table-cell office:value-type="float" office:value="1868427.39">
            <text:p>1.868.427</text:p>
          </table:table-cell>
          <table:table-cell office:value-type="float" office:value="403565.27">
            <text:p>403.565</text:p>
          </table:table-cell>
          <table:table-cell office:value-type="float" office:value="327916.01">
            <text:p>327.916</text:p>
          </table:table-cell>
          <table:table-cell office:value-type="float" office:value="72069.86">
            <text:p>72.070</text:p>
          </table:table-cell>
          <table:table-cell table:style-name="ce12" office:value-type="float" office:value="191988.4">
            <text:p>191.988</text:p>
          </table:table-cell>
          <table:table-cell office:value-type="float" office:value="151456.16">
            <text:p>151.456</text:p>
          </table:table-cell>
          <table:table-cell office:value-type="float" office:value="3015423.09">
            <text:p>3.015.423</text:p>
          </table:table-cell>
          <table:table-cell office:value-type="float" office:value="2475365.19">
            <text:p>2.475.365</text:p>
          </table:table-cell>
          <table:table-cell table:number-columns-repeated="3"/>
          <table:table-cell office:value-type="float" office:value="2475365.19">
            <text:p>2.475.365</text:p>
          </table:table-cell>
          <table:table-cell table:style-name="ce12" office:value-type="float" office:value="-45.41">
            <text:p>-45</text:p>
          </table:table-cell>
          <table:table-cell table:style-name="ce12" office:value-type="float" office:value="93.13">
            <text:p>93</text:p>
          </table:table-cell>
          <table:table-cell table:style-name="ce13" office:value-type="float" office:value="47.72">
            <text:p>48</text:p>
          </table:table-cell>
          <table:table-cell office:value-type="float" office:value="2475412.91">
            <text:p>2.475.413</text:p>
          </table:table-cell>
          <table:table-cell office:value-type="float" office:value="-37593.72">
            <text:p>-37.594</text:p>
          </table:table-cell>
          <table:table-cell office:value-type="float" office:value="396616.88">
            <text:p>396.617</text:p>
          </table:table-cell>
          <table:table-cell office:value-type="float" office:value="2834436.07">
            <text:p>2.834.43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193866.17">
            <text:p>-193.866</text:p>
          </table:table-cell>
          <table:table-cell/>
          <table:table-cell table:style-name="ce12" office:value-type="float" office:value="-16700">
            <text:p>-16.700</text:p>
          </table:table-cell>
          <table:table-cell table:style-name="ce12" office:value-type="float" office:value="-100">
            <text:p>-100</text:p>
          </table:table-cell>
          <table:table-cell office:value-type="float" office:value="-129142.96">
            <text:p>-129.143</text:p>
          </table:table-cell>
          <table:table-cell table:number-columns-repeated="2"/>
          <table:table-cell office:value-type="float" office:value="-339809.13">
            <text:p>-339.809</text:p>
          </table:table-cell>
          <table:table-cell office:value-type="float" office:value="1770354.08">
            <text:p>1.770.354</text:p>
          </table:table-cell>
          <table:table-cell office:value-type="float" office:value="130189.72">
            <text:p>130.190</text:p>
          </table:table-cell>
          <table:table-cell office:value-type="float" office:value="374443.47">
            <text:p>374.443</text:p>
          </table:table-cell>
          <table:table-cell office:value-type="float" office:value="37818.9">
            <text:p>37.819</text:p>
          </table:table-cell>
          <table:table-cell table:style-name="ce12" office:value-type="float" office:value="100">
            <text:p>100</text:p>
          </table:table-cell>
          <table:table-cell office:value-type="float" office:value="414515.36">
            <text:p>414.515</text:p>
          </table:table-cell>
          <table:table-cell office:value-type="float" office:value="2727421.53">
            <text:p>2.727.422</text:p>
          </table:table-cell>
          <table:table-cell office:value-type="float" office:value="2387612.4">
            <text:p>2.387.612</text:p>
          </table:table-cell>
          <table:table-cell table:number-columns-repeated="3"/>
          <table:table-cell office:value-type="float" office:value="2387612.4">
            <text:p>2.387.612</text:p>
          </table:table-cell>
          <table:table-cell table:number-columns-repeated="3"/>
          <table:table-cell office:value-type="float" office:value="2387612.4">
            <text:p>2.387.612</text:p>
          </table:table-cell>
          <table:table-cell office:value-type="float" office:value="-6401.96">
            <text:p>-6.402</text:p>
          </table:table-cell>
          <table:table-cell office:value-type="float" office:value="500443.32">
            <text:p>500.443</text:p>
          </table:table-cell>
          <table:table-cell office:value-type="float" office:value="2881653.76">
            <text:p>2.881.654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19759.26">
            <text:p>-219.759</text:p>
          </table:table-cell>
          <table:table-cell/>
          <table:table-cell table:style-name="ce12" office:value-type="float" office:value="-16700">
            <text:p>-16.700</text:p>
          </table:table-cell>
          <table:table-cell table:style-name="ce12" office:value-type="float" office:value="-100">
            <text:p>-100</text:p>
          </table:table-cell>
          <table:table-cell office:value-type="float" office:value="-129142.6">
            <text:p>-129.143</text:p>
          </table:table-cell>
          <table:table-cell table:number-columns-repeated="2"/>
          <table:table-cell office:value-type="float" office:value="-365701.86">
            <text:p>-365.702</text:p>
          </table:table-cell>
          <table:table-cell office:value-type="float" office:value="1707750.94">
            <text:p>1.707.751</text:p>
          </table:table-cell>
          <table:table-cell office:value-type="float" office:value="158625.96">
            <text:p>158.626</text:p>
          </table:table-cell>
          <table:table-cell office:value-type="float" office:value="429115.21">
            <text:p>429.115</text:p>
          </table:table-cell>
          <table:table-cell office:value-type="float" office:value="15257.92">
            <text:p>15.258</text:p>
          </table:table-cell>
          <table:table-cell table:style-name="ce12" office:value-type="float" office:value="100">
            <text:p>100</text:p>
          </table:table-cell>
          <table:table-cell office:value-type="float" office:value="414515.36">
            <text:p>414.515</text:p>
          </table:table-cell>
          <table:table-cell office:value-type="float" office:value="2725365.39">
            <text:p>2.725.365</text:p>
          </table:table-cell>
          <table:table-cell office:value-type="float" office:value="2359663.53">
            <text:p>2.359.664</text:p>
          </table:table-cell>
          <table:table-cell table:number-columns-repeated="3"/>
          <table:table-cell office:value-type="float" office:value="2359663.53">
            <text:p>2.359.664</text:p>
          </table:table-cell>
          <table:table-cell table:number-columns-repeated="3"/>
          <table:table-cell office:value-type="float" office:value="2359663.53">
            <text:p>2.359.664</text:p>
          </table:table-cell>
          <table:table-cell office:value-type="float" office:value="-6351.97">
            <text:p>-6.352</text:p>
          </table:table-cell>
          <table:table-cell office:value-type="float" office:value="493129.91">
            <text:p>493.130</text:p>
          </table:table-cell>
          <table:table-cell office:value-type="float" office:value="2846441.47">
            <text:p>2.846.441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244459.56">
            <text:p>-244.460</text:p>
          </table:table-cell>
          <table:table-cell/>
          <table:table-cell table:style-name="ce12" office:value-type="float" office:value="-29700">
            <text:p>-29.700</text:p>
          </table:table-cell>
          <table:table-cell table:style-name="ce12" office:value-type="float" office:value="-100">
            <text:p>-100</text:p>
          </table:table-cell>
          <table:table-cell office:value-type="float" office:value="-137819.56">
            <text:p>-137.820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413079.12">
            <text:p>-413.079</text:p>
          </table:table-cell>
          <table:table-cell office:value-type="float" office:value="1738558.58">
            <text:p>1.738.559</text:p>
          </table:table-cell>
          <table:table-cell office:value-type="float" office:value="117447.24">
            <text:p>117.447</text:p>
          </table:table-cell>
          <table:table-cell office:value-type="float" office:value="418812.01">
            <text:p>418.812</text:p>
          </table:table-cell>
          <table:table-cell office:value-type="float" office:value="38527.63">
            <text:p>38.528</text:p>
          </table:table-cell>
          <table:table-cell table:style-name="ce12" office:value-type="float" office:value="160100">
            <text:p>160.100</text:p>
          </table:table-cell>
          <table:table-cell office:value-type="float" office:value="300519.88">
            <text:p>300.520</text:p>
          </table:table-cell>
          <table:table-cell office:value-type="float" office:value="2773965.34">
            <text:p>2.773.965</text:p>
          </table:table-cell>
          <table:table-cell office:value-type="float" office:value="2360886.22">
            <text:p>2.360.886</text:p>
          </table:table-cell>
          <table:table-cell table:number-columns-repeated="3"/>
          <table:table-cell office:value-type="float" office:value="2360886.22">
            <text:p>2.360.886</text:p>
          </table:table-cell>
          <table:table-cell table:number-columns-repeated="3"/>
          <table:table-cell office:value-type="float" office:value="2360886.22">
            <text:p>2.360.886</text:p>
          </table:table-cell>
          <table:table-cell office:value-type="float" office:value="-942.84">
            <text:p>-943</text:p>
          </table:table-cell>
          <table:table-cell office:value-type="float" office:value="268346.29">
            <text:p>268.346</text:p>
          </table:table-cell>
          <table:table-cell office:value-type="float" office:value="2628289.67">
            <text:p>2.628.29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66640.82">
            <text:p>-266.641</text:p>
          </table:table-cell>
          <table:table-cell/>
          <table:table-cell table:style-name="ce12" office:value-type="float" office:value="-29700">
            <text:p>-29.700</text:p>
          </table:table-cell>
          <table:table-cell table:style-name="ce12" office:value-type="float" office:value="-100">
            <text:p>-100</text:p>
          </table:table-cell>
          <table:table-cell office:value-type="float" office:value="-137819.56">
            <text:p>-137.820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435260.38">
            <text:p>-435.260</text:p>
          </table:table-cell>
          <table:table-cell office:value-type="float" office:value="1803134.25">
            <text:p>1.803.134</text:p>
          </table:table-cell>
          <table:table-cell office:value-type="float" office:value="174149.77">
            <text:p>174.150</text:p>
          </table:table-cell>
          <table:table-cell office:value-type="float" office:value="406247.86">
            <text:p>406.248</text:p>
          </table:table-cell>
          <table:table-cell office:value-type="float" office:value="38546.87">
            <text:p>38.547</text:p>
          </table:table-cell>
          <table:table-cell table:style-name="ce12" office:value-type="float" office:value="160100">
            <text:p>160.100</text:p>
          </table:table-cell>
          <table:table-cell office:value-type="float" office:value="287237.4">
            <text:p>287.237</text:p>
          </table:table-cell>
          <table:table-cell office:value-type="float" office:value="2869416.15">
            <text:p>2.869.416</text:p>
          </table:table-cell>
          <table:table-cell office:value-type="float" office:value="2434155.77">
            <text:p>2.434.156</text:p>
          </table:table-cell>
          <table:table-cell table:number-columns-repeated="3"/>
          <table:table-cell office:value-type="float" office:value="2434155.77">
            <text:p>2.434.156</text:p>
          </table:table-cell>
          <table:table-cell table:number-columns-repeated="3"/>
          <table:table-cell office:value-type="float" office:value="2434155.77">
            <text:p>2.434.156</text:p>
          </table:table-cell>
          <table:table-cell office:value-type="float" office:value="-947.28">
            <text:p>-947</text:p>
          </table:table-cell>
          <table:table-cell office:value-type="float" office:value="273949.09">
            <text:p>273.949</text:p>
          </table:table-cell>
          <table:table-cell office:value-type="float" office:value="2707157.58">
            <text:p>2.707.15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216631.13">
            <text:p>-216.631</text:p>
          </table:table-cell>
          <table:table-cell/>
          <table:table-cell table:style-name="ce12" office:value-type="float" office:value="-29700">
            <text:p>-29.700</text:p>
          </table:table-cell>
          <table:table-cell table:style-name="ce12" office:value-type="float" office:value="-100">
            <text:p>-100</text:p>
          </table:table-cell>
          <table:table-cell office:value-type="float" office:value="-137819.56">
            <text:p>-137.820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85250.69">
            <text:p>-385.251</text:p>
          </table:table-cell>
          <table:table-cell office:value-type="float" office:value="1706036.33">
            <text:p>1.706.036</text:p>
          </table:table-cell>
          <table:table-cell office:value-type="float" office:value="161114.72">
            <text:p>161.115</text:p>
          </table:table-cell>
          <table:table-cell office:value-type="float" office:value="346247.86">
            <text:p>346.248</text:p>
          </table:table-cell>
          <table:table-cell office:value-type="float" office:value="65994.89">
            <text:p>65.995</text:p>
          </table:table-cell>
          <table:table-cell table:style-name="ce12" office:value-type="float" office:value="165100">
            <text:p>165.100</text:p>
          </table:table-cell>
          <table:table-cell office:value-type="float" office:value="286963.88">
            <text:p>286.964</text:p>
          </table:table-cell>
          <table:table-cell office:value-type="float" office:value="2731457.68">
            <text:p>2.731.458</text:p>
          </table:table-cell>
          <table:table-cell office:value-type="float" office:value="2346206.99">
            <text:p>2.346.207</text:p>
          </table:table-cell>
          <table:table-cell table:number-columns-repeated="3"/>
          <table:table-cell office:value-type="float" office:value="2346206.99">
            <text:p>2.346.207</text:p>
          </table:table-cell>
          <table:table-cell table:number-columns-repeated="3"/>
          <table:table-cell office:value-type="float" office:value="2346206.99">
            <text:p>2.346.207</text:p>
          </table:table-cell>
          <table:table-cell office:value-type="float" office:value="-942.72">
            <text:p>-943</text:p>
          </table:table-cell>
          <table:table-cell office:value-type="float" office:value="268155.39">
            <text:p>268.155</text:p>
          </table:table-cell>
          <table:table-cell office:value-type="float" office:value="2613419.66">
            <text:p>2.613.42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216626.28">
            <text:p>-216.626</text:p>
          </table:table-cell>
          <table:table-cell/>
          <table:table-cell table:style-name="ce12" office:value-type="float" office:value="-29700">
            <text:p>-29.700</text:p>
          </table:table-cell>
          <table:table-cell table:style-name="ce12" office:value-type="float" office:value="-100">
            <text:p>-100</text:p>
          </table:table-cell>
          <table:table-cell office:value-type="float" office:value="-137819.56">
            <text:p>-137.820</text:p>
          </table:table-cell>
          <table:table-cell table:style-name="ce12" office:value-type="float" office:value="-1000">
            <text:p>-1.000</text:p>
          </table:table-cell>
          <table:table-cell/>
          <table:table-cell office:value-type="float" office:value="-385245.84">
            <text:p>-385.246</text:p>
          </table:table-cell>
          <table:table-cell office:value-type="float" office:value="1714540.83">
            <text:p>1.714.541</text:p>
          </table:table-cell>
          <table:table-cell office:value-type="float" office:value="161199.66">
            <text:p>161.200</text:p>
          </table:table-cell>
          <table:table-cell office:value-type="float" office:value="360247.29">
            <text:p>360.247</text:p>
          </table:table-cell>
          <table:table-cell office:value-type="float" office:value="66003.55">
            <text:p>66.004</text:p>
          </table:table-cell>
          <table:table-cell table:style-name="ce12" office:value-type="float" office:value="165100">
            <text:p>165.100</text:p>
          </table:table-cell>
          <table:table-cell office:value-type="float" office:value="286974.68">
            <text:p>286.975</text:p>
          </table:table-cell>
          <table:table-cell office:value-type="float" office:value="2754066.01">
            <text:p>2.754.066</text:p>
          </table:table-cell>
          <table:table-cell office:value-type="float" office:value="2368820.17">
            <text:p>2.368.820</text:p>
          </table:table-cell>
          <table:table-cell table:number-columns-repeated="3"/>
          <table:table-cell office:value-type="float" office:value="2368820.17">
            <text:p>2.368.820</text:p>
          </table:table-cell>
          <table:table-cell table:number-columns-repeated="3"/>
          <table:table-cell office:value-type="float" office:value="2368820.17">
            <text:p>2.368.820</text:p>
          </table:table-cell>
          <table:table-cell office:value-type="float" office:value="-942.71">
            <text:p>-943</text:p>
          </table:table-cell>
          <table:table-cell office:value-type="float" office:value="269591.45">
            <text:p>269.591</text:p>
          </table:table-cell>
          <table:table-cell office:value-type="float" office:value="2637468.91">
            <text:p>2.637.469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701</text:p>
            <draw:g table:end-cell-address="Tabelle1.A787" table:end-x="0.41cm" table:end-y="0.016cm" draw:z-index="98" draw:name="SAPBEXq0001 U13C0F4E5B9862">
              <draw:custom-shape draw:name="SAPBEXq0001 U13C0F4E5B986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86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86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87" table:end-x="0.41cm" table:end-y="0.016cm" draw:z-index="305" draw:name="SAPBEXq0001 U13C0F4CFB1E62">
              <draw:custom-shape draw:name="SAPBEXq0001 U13C0F4CFB1E62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2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2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Wochenmärkt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88" table:end-x="0.41cm" table:end-y="0.016cm" draw:z-index="306" draw:name="SAPBEXq0001 U13C0F4CFB1E63">
              <draw:custom-shape draw:name="SAPBEXq0001 U13C0F4CFB1E63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3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73.72">
            <text:p>-74</text:p>
          </table:table-cell>
          <table:table-cell/>
          <table:table-cell table:style-name="ce12" office:value-type="float" office:value="-801155.67">
            <text:p>-801.156</text:p>
          </table:table-cell>
          <table:table-cell/>
          <table:table-cell office:value-type="float" office:value="-37.56">
            <text:p>-38</text:p>
          </table:table-cell>
          <table:table-cell table:style-name="ce12" office:value-type="float" office:value="-24732.49">
            <text:p>-24.732</text:p>
          </table:table-cell>
          <table:table-cell/>
          <table:table-cell office:value-type="float" office:value="-825999.44">
            <text:p>-825.999</text:p>
          </table:table-cell>
          <table:table-cell office:value-type="float" office:value="167643.2">
            <text:p>167.643</text:p>
          </table:table-cell>
          <table:table-cell office:value-type="float" office:value="34116.33">
            <text:p>34.116</text:p>
          </table:table-cell>
          <table:table-cell office:value-type="float" office:value="590589.93">
            <text:p>590.590</text:p>
          </table:table-cell>
          <table:table-cell office:value-type="float" office:value="85.52">
            <text:p>86</text:p>
          </table:table-cell>
          <table:table-cell table:style-name="ce12" office:value-type="float" office:value="89422.63">
            <text:p>89.423</text:p>
          </table:table-cell>
          <table:table-cell office:value-type="float" office:value="43592.7">
            <text:p>43.593</text:p>
          </table:table-cell>
          <table:table-cell office:value-type="float" office:value="925450.31">
            <text:p>925.450</text:p>
          </table:table-cell>
          <table:table-cell office:value-type="float" office:value="99450.87">
            <text:p>99.451</text:p>
          </table:table-cell>
          <table:table-cell table:number-columns-repeated="3"/>
          <table:table-cell office:value-type="float" office:value="99450.87">
            <text:p>99.451</text:p>
          </table:table-cell>
          <table:table-cell table:style-name="ce12" office:value-type="float" office:value="-10.48">
            <text:p>-10</text:p>
          </table:table-cell>
          <table:table-cell table:style-name="ce12" office:value-type="float" office:value="21.25">
            <text:p>21</text:p>
          </table:table-cell>
          <table:table-cell table:style-name="ce13" office:value-type="float" office:value="10.77">
            <text:p>11</text:p>
          </table:table-cell>
          <table:table-cell office:value-type="float" office:value="99461.64">
            <text:p>99.462</text:p>
          </table:table-cell>
          <table:table-cell table:style-name="ce11"/>
          <table:table-cell office:value-type="float" office:value="46426.36">
            <text:p>46.426</text:p>
          </table:table-cell>
          <table:table-cell office:value-type="float" office:value="145888">
            <text:p>145.888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36.67">
            <text:p>-37</text:p>
          </table:table-cell>
          <table:table-cell/>
          <table:table-cell table:style-name="ce12" office:value-type="float" office:value="-1078500">
            <text:p>-1.078.500</text:p>
          </table:table-cell>
          <table:table-cell/>
          <table:table-cell office:value-type="float" office:value="-20.76">
            <text:p>-21</text:p>
          </table:table-cell>
          <table:table-cell table:number-columns-repeated="2"/>
          <table:table-cell office:value-type="float" office:value="-1078557.43">
            <text:p>-1.078.557</text:p>
          </table:table-cell>
          <table:table-cell office:value-type="float" office:value="222714.23">
            <text:p>222.714</text:p>
          </table:table-cell>
          <table:table-cell office:value-type="float" office:value="12060.14">
            <text:p>12.060</text:p>
          </table:table-cell>
          <table:table-cell office:value-type="float" office:value="765955.13">
            <text:p>765.955</text:p>
          </table:table-cell>
          <table:table-cell office:value-type="float" office:value="364.52">
            <text:p>365</text:p>
          </table:table-cell>
          <table:table-cell table:style-name="ce12" office:value-type="float" office:value="116000">
            <text:p>116.000</text:p>
          </table:table-cell>
          <table:table-cell office:value-type="float" office:value="63822.8">
            <text:p>63.823</text:p>
          </table:table-cell>
          <table:table-cell office:value-type="float" office:value="1180916.82">
            <text:p>1.180.917</text:p>
          </table:table-cell>
          <table:table-cell office:value-type="float" office:value="102359.39">
            <text:p>102.359</text:p>
          </table:table-cell>
          <table:table-cell table:number-columns-repeated="3"/>
          <table:table-cell office:value-type="float" office:value="102359.39">
            <text:p>102.359</text:p>
          </table:table-cell>
          <table:table-cell table:number-columns-repeated="3"/>
          <table:table-cell office:value-type="float" office:value="102359.39">
            <text:p>102.359</text:p>
          </table:table-cell>
          <table:table-cell table:style-name="ce11"/>
          <table:table-cell office:value-type="float" office:value="94062.22">
            <text:p>94.062</text:p>
          </table:table-cell>
          <table:table-cell office:value-type="float" office:value="196421.61">
            <text:p>196.422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/>
          <table:table-cell table:style-name="ce12" office:value-type="float" office:value="-1078500">
            <text:p>-1.078.500</text:p>
          </table:table-cell>
          <table:table-cell/>
          <table:table-cell office:value-type="float" office:value="-20.76">
            <text:p>-21</text:p>
          </table:table-cell>
          <table:table-cell table:number-columns-repeated="2"/>
          <table:table-cell office:value-type="float" office:value="-1078520.76">
            <text:p>-1.078.521</text:p>
          </table:table-cell>
          <table:table-cell office:value-type="float" office:value="198148.32">
            <text:p>198.148</text:p>
          </table:table-cell>
          <table:table-cell office:value-type="float" office:value="10047.04">
            <text:p>10.047</text:p>
          </table:table-cell>
          <table:table-cell office:value-type="float" office:value="765966.5">
            <text:p>765.967</text:p>
          </table:table-cell>
          <table:table-cell office:value-type="float" office:value="134.25">
            <text:p>134</text:p>
          </table:table-cell>
          <table:table-cell table:style-name="ce12" office:value-type="float" office:value="116000">
            <text:p>116.000</text:p>
          </table:table-cell>
          <table:table-cell office:value-type="float" office:value="63102.24">
            <text:p>63.102</text:p>
          </table:table-cell>
          <table:table-cell office:value-type="float" office:value="1153398.35">
            <text:p>1.153.398</text:p>
          </table:table-cell>
          <table:table-cell office:value-type="float" office:value="74877.59">
            <text:p>74.878</text:p>
          </table:table-cell>
          <table:table-cell table:number-columns-repeated="3"/>
          <table:table-cell office:value-type="float" office:value="74877.59">
            <text:p>74.878</text:p>
          </table:table-cell>
          <table:table-cell table:number-columns-repeated="3"/>
          <table:table-cell office:value-type="float" office:value="74877.59">
            <text:p>74.878</text:p>
          </table:table-cell>
          <table:table-cell table:style-name="ce11"/>
          <table:table-cell office:value-type="float" office:value="91888.48">
            <text:p>91.888</text:p>
          </table:table-cell>
          <table:table-cell office:value-type="float" office:value="166766.07">
            <text:p>166.766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82.39">
            <text:p>-82</text:p>
          </table:table-cell>
          <table:table-cell/>
          <table:table-cell table:style-name="ce12" office:value-type="float" office:value="-966000">
            <text:p>-966.000</text:p>
          </table:table-cell>
          <table:table-cell/>
          <table:table-cell table:style-name="ce11"/>
          <table:table-cell table:number-columns-repeated="2"/>
          <table:table-cell office:value-type="float" office:value="-966082.39">
            <text:p>-966.082</text:p>
          </table:table-cell>
          <table:table-cell office:value-type="float" office:value="162140.24">
            <text:p>162.140</text:p>
          </table:table-cell>
          <table:table-cell office:value-type="float" office:value="5928.2">
            <text:p>5.928</text:p>
          </table:table-cell>
          <table:table-cell office:value-type="float" office:value="656288.24">
            <text:p>656.288</text:p>
          </table:table-cell>
          <table:table-cell office:value-type="float" office:value="255.27">
            <text:p>255</text:p>
          </table:table-cell>
          <table:table-cell table:style-name="ce12" office:value-type="float" office:value="130000">
            <text:p>130.000</text:p>
          </table:table-cell>
          <table:table-cell office:value-type="float" office:value="49667.88">
            <text:p>49.668</text:p>
          </table:table-cell>
          <table:table-cell office:value-type="float" office:value="1004279.83">
            <text:p>1.004.280</text:p>
          </table:table-cell>
          <table:table-cell office:value-type="float" office:value="38197.44">
            <text:p>38.197</text:p>
          </table:table-cell>
          <table:table-cell table:number-columns-repeated="3"/>
          <table:table-cell office:value-type="float" office:value="38197.44">
            <text:p>38.197</text:p>
          </table:table-cell>
          <table:table-cell table:number-columns-repeated="3"/>
          <table:table-cell office:value-type="float" office:value="38197.44">
            <text:p>38.197</text:p>
          </table:table-cell>
          <table:table-cell table:style-name="ce11"/>
          <table:table-cell office:value-type="float" office:value="71258.03">
            <text:p>71.258</text:p>
          </table:table-cell>
          <table:table-cell office:value-type="float" office:value="109455.47">
            <text:p>109.455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76.18">
            <text:p>-76</text:p>
          </table:table-cell>
          <table:table-cell/>
          <table:table-cell table:style-name="ce12" office:value-type="float" office:value="-966000">
            <text:p>-966.000</text:p>
          </table:table-cell>
          <table:table-cell/>
          <table:table-cell table:style-name="ce11"/>
          <table:table-cell table:number-columns-repeated="2"/>
          <table:table-cell office:value-type="float" office:value="-966076.18">
            <text:p>-966.076</text:p>
          </table:table-cell>
          <table:table-cell office:value-type="float" office:value="162810.92">
            <text:p>162.811</text:p>
          </table:table-cell>
          <table:table-cell office:value-type="float" office:value="7918.04">
            <text:p>7.918</text:p>
          </table:table-cell>
          <table:table-cell office:value-type="float" office:value="655824.2">
            <text:p>655.824</text:p>
          </table:table-cell>
          <table:table-cell office:value-type="float" office:value="356.35">
            <text:p>356</text:p>
          </table:table-cell>
          <table:table-cell table:style-name="ce12" office:value-type="float" office:value="130000">
            <text:p>130.000</text:p>
          </table:table-cell>
          <table:table-cell office:value-type="float" office:value="49565.4">
            <text:p>49.565</text:p>
          </table:table-cell>
          <table:table-cell office:value-type="float" office:value="1006474.91">
            <text:p>1.006.475</text:p>
          </table:table-cell>
          <table:table-cell office:value-type="float" office:value="40398.73">
            <text:p>40.399</text:p>
          </table:table-cell>
          <table:table-cell table:number-columns-repeated="3"/>
          <table:table-cell office:value-type="float" office:value="40398.73">
            <text:p>40.399</text:p>
          </table:table-cell>
          <table:table-cell table:number-columns-repeated="3"/>
          <table:table-cell office:value-type="float" office:value="40398.73">
            <text:p>40.399</text:p>
          </table:table-cell>
          <table:table-cell table:style-name="ce11"/>
          <table:table-cell office:value-type="float" office:value="72233.38">
            <text:p>72.233</text:p>
          </table:table-cell>
          <table:table-cell office:value-type="float" office:value="112632.11">
            <text:p>112.632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76.15">
            <text:p>-76</text:p>
          </table:table-cell>
          <table:table-cell/>
          <table:table-cell table:style-name="ce12" office:value-type="float" office:value="-966000">
            <text:p>-966.000</text:p>
          </table:table-cell>
          <table:table-cell/>
          <table:table-cell table:style-name="ce11"/>
          <table:table-cell table:number-columns-repeated="2"/>
          <table:table-cell office:value-type="float" office:value="-966076.15">
            <text:p>-966.076</text:p>
          </table:table-cell>
          <table:table-cell office:value-type="float" office:value="162435.42">
            <text:p>162.435</text:p>
          </table:table-cell>
          <table:table-cell office:value-type="float" office:value="7404.84">
            <text:p>7.405</text:p>
          </table:table-cell>
          <table:table-cell office:value-type="float" office:value="656288.2">
            <text:p>656.288</text:p>
          </table:table-cell>
          <table:table-cell office:value-type="float" office:value="466.65">
            <text:p>467</text:p>
          </table:table-cell>
          <table:table-cell table:style-name="ce12" office:value-type="float" office:value="130000">
            <text:p>130.000</text:p>
          </table:table-cell>
          <table:table-cell office:value-type="float" office:value="49686.04">
            <text:p>49.686</text:p>
          </table:table-cell>
          <table:table-cell office:value-type="float" office:value="1006281.15">
            <text:p>1.006.281</text:p>
          </table:table-cell>
          <table:table-cell office:value-type="float" office:value="40205">
            <text:p>40.205</text:p>
          </table:table-cell>
          <table:table-cell table:number-columns-repeated="3"/>
          <table:table-cell office:value-type="float" office:value="40205">
            <text:p>40.205</text:p>
          </table:table-cell>
          <table:table-cell table:number-columns-repeated="3"/>
          <table:table-cell office:value-type="float" office:value="40205">
            <text:p>40.205</text:p>
          </table:table-cell>
          <table:table-cell table:style-name="ce11"/>
          <table:table-cell office:value-type="float" office:value="71691.03">
            <text:p>71.691</text:p>
          </table:table-cell>
          <table:table-cell office:value-type="float" office:value="111896.03">
            <text:p>111.896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76.18">
            <text:p>-76</text:p>
          </table:table-cell>
          <table:table-cell/>
          <table:table-cell table:style-name="ce12" office:value-type="float" office:value="-966000">
            <text:p>-966.000</text:p>
          </table:table-cell>
          <table:table-cell/>
          <table:table-cell table:style-name="ce11"/>
          <table:table-cell table:number-columns-repeated="2"/>
          <table:table-cell office:value-type="float" office:value="-966076.18">
            <text:p>-966.076</text:p>
          </table:table-cell>
          <table:table-cell office:value-type="float" office:value="163074.7">
            <text:p>163.075</text:p>
          </table:table-cell>
          <table:table-cell office:value-type="float" office:value="7299.24">
            <text:p>7.299</text:p>
          </table:table-cell>
          <table:table-cell office:value-type="float" office:value="655824.24">
            <text:p>655.824</text:p>
          </table:table-cell>
          <table:table-cell office:value-type="float" office:value="549.59">
            <text:p>550</text:p>
          </table:table-cell>
          <table:table-cell table:style-name="ce12" office:value-type="float" office:value="130000">
            <text:p>130.000</text:p>
          </table:table-cell>
          <table:table-cell office:value-type="float" office:value="49555.44">
            <text:p>49.555</text:p>
          </table:table-cell>
          <table:table-cell office:value-type="float" office:value="1006303.21">
            <text:p>1.006.303</text:p>
          </table:table-cell>
          <table:table-cell office:value-type="float" office:value="40227.03">
            <text:p>40.227</text:p>
          </table:table-cell>
          <table:table-cell table:number-columns-repeated="3"/>
          <table:table-cell office:value-type="float" office:value="40227.03">
            <text:p>40.227</text:p>
          </table:table-cell>
          <table:table-cell table:number-columns-repeated="3"/>
          <table:table-cell office:value-type="float" office:value="40227.03">
            <text:p>40.227</text:p>
          </table:table-cell>
          <table:table-cell table:style-name="ce11"/>
          <table:table-cell office:value-type="float" office:value="71987.57">
            <text:p>71.988</text:p>
          </table:table-cell>
          <table:table-cell office:value-type="float" office:value="112214.6">
            <text:p>112.215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702</text:p>
            <draw:g table:end-cell-address="Tabelle1.A795" table:end-x="0.41cm" table:end-y="0.016cm" draw:z-index="99" draw:name="SAPBEXq0001 U13C0F4E5B9963">
              <draw:custom-shape draw:name="SAPBEXq0001 U13C0F4E5B996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96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96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795" table:end-x="0.41cm" table:end-y="0.016cm" draw:z-index="307" draw:name="SAPBEXq0001 U13C0F4CFB1E63">
              <draw:custom-shape draw:name="SAPBEXq0001 U13C0F4CFB1E63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3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3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Wirtschaftsförderung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796" table:end-x="0.41cm" table:end-y="0.016cm" draw:z-index="308" draw:name="SAPBEXq0001 U13C0F4CFB1E64">
              <draw:custom-shape draw:name="SAPBEXq0001 U13C0F4CFB1E64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4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office:value-type="float" office:value="-36991.07">
            <text:p>-36.991</text:p>
          </table:table-cell>
          <table:table-cell table:number-columns-repeated="2"/>
          <table:table-cell table:style-name="ce12" office:value-type="float" office:value="-562259.47">
            <text:p>-562.259</text:p>
          </table:table-cell>
          <table:table-cell office:value-type="float" office:value="-22625.26">
            <text:p>-22.625</text:p>
          </table:table-cell>
          <table:table-cell table:style-name="ce12" office:value-type="float" office:value="-240926.44">
            <text:p>-240.926</text:p>
          </table:table-cell>
          <table:table-cell/>
          <table:table-cell office:value-type="float" office:value="-862802.24">
            <text:p>-862.802</text:p>
          </table:table-cell>
          <table:table-cell office:value-type="float" office:value="2793930.13">
            <text:p>2.793.930</text:p>
          </table:table-cell>
          <table:table-cell office:value-type="float" office:value="540060.3">
            <text:p>540.060</text:p>
          </table:table-cell>
          <table:table-cell office:value-type="float" office:value="339675">
            <text:p>339.675</text:p>
          </table:table-cell>
          <table:table-cell office:value-type="float" office:value="10391.39">
            <text:p>10.391</text:p>
          </table:table-cell>
          <table:table-cell table:style-name="ce12" office:value-type="float" office:value="12845204.84">
            <text:p>12.845.205</text:p>
          </table:table-cell>
          <table:table-cell office:value-type="float" office:value="1868510.66">
            <text:p>1.868.511</text:p>
          </table:table-cell>
          <table:table-cell office:value-type="float" office:value="18397772.32">
            <text:p>18.397.772</text:p>
          </table:table-cell>
          <table:table-cell office:value-type="float" office:value="17534970.08">
            <text:p>17.534.970</text:p>
          </table:table-cell>
          <table:table-cell table:number-columns-repeated="3"/>
          <table:table-cell office:value-type="float" office:value="17534970.08">
            <text:p>17.534.970</text:p>
          </table:table-cell>
          <table:table-cell table:number-columns-repeated="3"/>
          <table:table-cell office:value-type="float" office:value="17534970.08">
            <text:p>17.534.970</text:p>
          </table:table-cell>
          <table:table-cell table:style-name="ce11"/>
          <table:table-cell office:value-type="float" office:value="786248.72">
            <text:p>786.249</text:p>
          </table:table-cell>
          <table:table-cell office:value-type="float" office:value="18321218.8">
            <text:p>18.321.21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office:value-type="float" office:value="-633.82">
            <text:p>-634</text:p>
          </table:table-cell>
          <table:table-cell table:number-columns-repeated="2"/>
          <table:table-cell table:style-name="ce12" office:value-type="float" office:value="-565000">
            <text:p>-565.000</text:p>
          </table:table-cell>
          <table:table-cell office:value-type="float" office:value="-298247.48">
            <text:p>-298.247</text:p>
          </table:table-cell>
          <table:table-cell table:number-columns-repeated="2"/>
          <table:table-cell office:value-type="float" office:value="-863881.3">
            <text:p>-863.881</text:p>
          </table:table-cell>
          <table:table-cell office:value-type="float" office:value="3059879.75">
            <text:p>3.059.880</text:p>
          </table:table-cell>
          <table:table-cell office:value-type="float" office:value="167098.1">
            <text:p>167.098</text:p>
          </table:table-cell>
          <table:table-cell office:value-type="float" office:value="1201918.36">
            <text:p>1.201.918</text:p>
          </table:table-cell>
          <table:table-cell office:value-type="float" office:value="12511.62">
            <text:p>12.512</text:p>
          </table:table-cell>
          <table:table-cell table:style-name="ce12" office:value-type="float" office:value="1295000">
            <text:p>1.295.000</text:p>
          </table:table-cell>
          <table:table-cell office:value-type="float" office:value="2176264">
            <text:p>2.176.264</text:p>
          </table:table-cell>
          <table:table-cell office:value-type="float" office:value="7912671.83">
            <text:p>7.912.672</text:p>
          </table:table-cell>
          <table:table-cell office:value-type="float" office:value="7048790.53">
            <text:p>7.048.791</text:p>
          </table:table-cell>
          <table:table-cell table:number-columns-repeated="3"/>
          <table:table-cell office:value-type="float" office:value="7048790.53">
            <text:p>7.048.791</text:p>
          </table:table-cell>
          <table:table-cell table:number-columns-repeated="3"/>
          <table:table-cell office:value-type="float" office:value="7048790.53">
            <text:p>7.048.791</text:p>
          </table:table-cell>
          <table:table-cell table:style-name="ce11"/>
          <table:table-cell office:value-type="float" office:value="650604.88">
            <text:p>650.605</text:p>
          </table:table-cell>
          <table:table-cell office:value-type="float" office:value="7699395.41">
            <text:p>7.699.395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office:value-type="float" office:value="-24900">
            <text:p>-24.900</text:p>
          </table:table-cell>
          <table:table-cell table:number-columns-repeated="2"/>
          <table:table-cell table:style-name="ce12" office:value-type="float" office:value="-700000">
            <text:p>-700.000</text:p>
          </table:table-cell>
          <table:table-cell office:value-type="float" office:value="-138747">
            <text:p>-138.747</text:p>
          </table:table-cell>
          <table:table-cell table:number-columns-repeated="2"/>
          <table:table-cell office:value-type="float" office:value="-863647">
            <text:p>-863.647</text:p>
          </table:table-cell>
          <table:table-cell office:value-type="float" office:value="2779691.73">
            <text:p>2.779.692</text:p>
          </table:table-cell>
          <table:table-cell office:value-type="float" office:value="234686.26">
            <text:p>234.686</text:p>
          </table:table-cell>
          <table:table-cell office:value-type="float" office:value="672715.85">
            <text:p>672.716</text:p>
          </table:table-cell>
          <table:table-cell office:value-type="float" office:value="24117.37">
            <text:p>24.117</text:p>
          </table:table-cell>
          <table:table-cell table:style-name="ce12" office:value-type="float" office:value="1400000">
            <text:p>1.400.000</text:p>
          </table:table-cell>
          <table:table-cell office:value-type="float" office:value="1893883">
            <text:p>1.893.883</text:p>
          </table:table-cell>
          <table:table-cell office:value-type="float" office:value="7005094.21">
            <text:p>7.005.094</text:p>
          </table:table-cell>
          <table:table-cell office:value-type="float" office:value="6141447.21">
            <text:p>6.141.447</text:p>
          </table:table-cell>
          <table:table-cell table:number-columns-repeated="3"/>
          <table:table-cell office:value-type="float" office:value="6141447.21">
            <text:p>6.141.447</text:p>
          </table:table-cell>
          <table:table-cell table:number-columns-repeated="3"/>
          <table:table-cell office:value-type="float" office:value="6141447.21">
            <text:p>6.141.447</text:p>
          </table:table-cell>
          <table:table-cell table:style-name="ce11"/>
          <table:table-cell office:value-type="float" office:value="609959.41">
            <text:p>609.959</text:p>
          </table:table-cell>
          <table:table-cell office:value-type="float" office:value="6751406.62">
            <text:p>6.751.407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office:value-type="float" office:value="-77080.05">
            <text:p>-77.080</text:p>
          </table:table-cell>
          <table:table-cell table:number-columns-repeated="2"/>
          <table:table-cell table:style-name="ce12" office:value-type="float" office:value="-700000">
            <text:p>-700.000</text:p>
          </table:table-cell>
          <table:table-cell office:value-type="float" office:value="-120200">
            <text:p>-120.200</text:p>
          </table:table-cell>
          <table:table-cell table:number-columns-repeated="2"/>
          <table:table-cell office:value-type="float" office:value="-897280.05">
            <text:p>-897.280</text:p>
          </table:table-cell>
          <table:table-cell office:value-type="float" office:value="2503773.72">
            <text:p>2.503.774</text:p>
          </table:table-cell>
          <table:table-cell office:value-type="float" office:value="175722.88">
            <text:p>175.723</text:p>
          </table:table-cell>
          <table:table-cell office:value-type="float" office:value="593447.77">
            <text:p>593.448</text:p>
          </table:table-cell>
          <table:table-cell office:value-type="float" office:value="9229.6">
            <text:p>9.230</text:p>
          </table:table-cell>
          <table:table-cell table:style-name="ce12" office:value-type="float" office:value="1221000">
            <text:p>1.221.000</text:p>
          </table:table-cell>
          <table:table-cell office:value-type="float" office:value="1130122.76">
            <text:p>1.130.123</text:p>
          </table:table-cell>
          <table:table-cell office:value-type="float" office:value="5633296.73">
            <text:p>5.633.297</text:p>
          </table:table-cell>
          <table:table-cell office:value-type="float" office:value="4736016.68">
            <text:p>4.736.017</text:p>
          </table:table-cell>
          <table:table-cell table:number-columns-repeated="3"/>
          <table:table-cell office:value-type="float" office:value="4736016.68">
            <text:p>4.736.017</text:p>
          </table:table-cell>
          <table:table-cell table:number-columns-repeated="3"/>
          <table:table-cell office:value-type="float" office:value="4736016.68">
            <text:p>4.736.017</text:p>
          </table:table-cell>
          <table:table-cell table:style-name="ce11"/>
          <table:table-cell office:value-type="float" office:value="463469.76">
            <text:p>463.470</text:p>
          </table:table-cell>
          <table:table-cell office:value-type="float" office:value="5199486.44">
            <text:p>5.199.486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office:value-type="float" office:value="-2080.02">
            <text:p>-2.080</text:p>
          </table:table-cell>
          <table:table-cell table:number-columns-repeated="2"/>
          <table:table-cell table:style-name="ce12" office:value-type="float" office:value="-700000">
            <text:p>-700.000</text:p>
          </table:table-cell>
          <table:table-cell office:value-type="float" office:value="-120200">
            <text:p>-120.200</text:p>
          </table:table-cell>
          <table:table-cell table:number-columns-repeated="2"/>
          <table:table-cell office:value-type="float" office:value="-822280.02">
            <text:p>-822.280</text:p>
          </table:table-cell>
          <table:table-cell office:value-type="float" office:value="2301817.04">
            <text:p>2.301.817</text:p>
          </table:table-cell>
          <table:table-cell office:value-type="float" office:value="257168.36">
            <text:p>257.168</text:p>
          </table:table-cell>
          <table:table-cell office:value-type="float" office:value="473985.04">
            <text:p>473.985</text:p>
          </table:table-cell>
          <table:table-cell office:value-type="float" office:value="9392.99">
            <text:p>9.393</text:p>
          </table:table-cell>
          <table:table-cell table:style-name="ce12" office:value-type="float" office:value="1221000">
            <text:p>1.221.000</text:p>
          </table:table-cell>
          <table:table-cell office:value-type="float" office:value="1085665.2">
            <text:p>1.085.665</text:p>
          </table:table-cell>
          <table:table-cell office:value-type="float" office:value="5349028.63">
            <text:p>5.349.029</text:p>
          </table:table-cell>
          <table:table-cell office:value-type="float" office:value="4526748.61">
            <text:p>4.526.749</text:p>
          </table:table-cell>
          <table:table-cell table:number-columns-repeated="3"/>
          <table:table-cell office:value-type="float" office:value="4526748.61">
            <text:p>4.526.749</text:p>
          </table:table-cell>
          <table:table-cell table:number-columns-repeated="3"/>
          <table:table-cell office:value-type="float" office:value="4526748.61">
            <text:p>4.526.749</text:p>
          </table:table-cell>
          <table:table-cell table:style-name="ce11"/>
          <table:table-cell office:value-type="float" office:value="460040.13">
            <text:p>460.040</text:p>
          </table:table-cell>
          <table:table-cell office:value-type="float" office:value="4986788.74">
            <text:p>4.986.789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office:value-type="float" office:value="-1803.75">
            <text:p>-1.804</text:p>
          </table:table-cell>
          <table:table-cell table:number-columns-repeated="2"/>
          <table:table-cell table:style-name="ce12" office:value-type="float" office:value="-700000">
            <text:p>-700.000</text:p>
          </table:table-cell>
          <table:table-cell office:value-type="float" office:value="-120200">
            <text:p>-120.200</text:p>
          </table:table-cell>
          <table:table-cell table:number-columns-repeated="2"/>
          <table:table-cell office:value-type="float" office:value="-822003.75">
            <text:p>-822.004</text:p>
          </table:table-cell>
          <table:table-cell office:value-type="float" office:value="2136102.6">
            <text:p>2.136.103</text:p>
          </table:table-cell>
          <table:table-cell office:value-type="float" office:value="254095.2">
            <text:p>254.095</text:p>
          </table:table-cell>
          <table:table-cell office:value-type="float" office:value="388985.04">
            <text:p>388.985</text:p>
          </table:table-cell>
          <table:table-cell office:value-type="float" office:value="9193.44">
            <text:p>9.193</text:p>
          </table:table-cell>
          <table:table-cell table:style-name="ce12" office:value-type="float" office:value="1221000">
            <text:p>1.221.000</text:p>
          </table:table-cell>
          <table:table-cell office:value-type="float" office:value="1033332.8">
            <text:p>1.033.333</text:p>
          </table:table-cell>
          <table:table-cell office:value-type="float" office:value="5042709.08">
            <text:p>5.042.709</text:p>
          </table:table-cell>
          <table:table-cell office:value-type="float" office:value="4220705.33">
            <text:p>4.220.705</text:p>
          </table:table-cell>
          <table:table-cell table:number-columns-repeated="3"/>
          <table:table-cell office:value-type="float" office:value="4220705.33">
            <text:p>4.220.705</text:p>
          </table:table-cell>
          <table:table-cell table:number-columns-repeated="3"/>
          <table:table-cell office:value-type="float" office:value="4220705.33">
            <text:p>4.220.705</text:p>
          </table:table-cell>
          <table:table-cell table:style-name="ce11"/>
          <table:table-cell office:value-type="float" office:value="446568.53">
            <text:p>446.569</text:p>
          </table:table-cell>
          <table:table-cell office:value-type="float" office:value="4667273.86">
            <text:p>4.667.274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office:value-type="float" office:value="-1041.3">
            <text:p>-1.041</text:p>
          </table:table-cell>
          <table:table-cell table:number-columns-repeated="2"/>
          <table:table-cell table:style-name="ce12" office:value-type="float" office:value="-700000">
            <text:p>-700.000</text:p>
          </table:table-cell>
          <table:table-cell office:value-type="float" office:value="-120200">
            <text:p>-120.200</text:p>
          </table:table-cell>
          <table:table-cell table:number-columns-repeated="2"/>
          <table:table-cell office:value-type="float" office:value="-821241.3">
            <text:p>-821.241</text:p>
          </table:table-cell>
          <table:table-cell office:value-type="float" office:value="2022196.63">
            <text:p>2.022.197</text:p>
          </table:table-cell>
          <table:table-cell office:value-type="float" office:value="255003.93">
            <text:p>255.004</text:p>
          </table:table-cell>
          <table:table-cell office:value-type="float" office:value="388983.37">
            <text:p>388.983</text:p>
          </table:table-cell>
          <table:table-cell office:value-type="float" office:value="8378.88">
            <text:p>8.379</text:p>
          </table:table-cell>
          <table:table-cell table:style-name="ce12" office:value-type="float" office:value="1221000">
            <text:p>1.221.000</text:p>
          </table:table-cell>
          <table:table-cell office:value-type="float" office:value="1033351.4">
            <text:p>1.033.351</text:p>
          </table:table-cell>
          <table:table-cell office:value-type="float" office:value="4928914.21">
            <text:p>4.928.914</text:p>
          </table:table-cell>
          <table:table-cell office:value-type="float" office:value="4107672.91">
            <text:p>4.107.673</text:p>
          </table:table-cell>
          <table:table-cell table:number-columns-repeated="3"/>
          <table:table-cell office:value-type="float" office:value="4107672.91">
            <text:p>4.107.673</text:p>
          </table:table-cell>
          <table:table-cell table:number-columns-repeated="3"/>
          <table:table-cell office:value-type="float" office:value="4107672.91">
            <text:p>4.107.673</text:p>
          </table:table-cell>
          <table:table-cell table:style-name="ce11"/>
          <table:table-cell office:value-type="float" office:value="444882.64">
            <text:p>444.883</text:p>
          </table:table-cell>
          <table:table-cell office:value-type="float" office:value="4552555.55">
            <text:p>4.552.556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703</text:p>
            <draw:g table:end-cell-address="Tabelle1.A803" table:end-x="0.41cm" table:end-y="0.016cm" draw:z-index="100" draw:name="SAPBEXq0001 U13C0F4E5B9964">
              <draw:custom-shape draw:name="SAPBEXq0001 U13C0F4E5B996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96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96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03" table:end-x="0.41cm" table:end-y="0.016cm" draw:z-index="309" draw:name="SAPBEXq0001 U13C0F4CFB1E64">
              <draw:custom-shape draw:name="SAPBEXq0001 U13C0F4CFB1E64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1E64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1E64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Entwicklungsgesell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04" table:end-x="0.41cm" table:end-y="0.016cm" draw:z-index="310" draw:name="SAPBEXq0001 U13C0F4CFB2065">
              <draw:custom-shape draw:name="SAPBEXq0001 U13C0F4CFB2065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5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689559.17">
            <text:p>689.559</text:p>
          </table:table-cell>
          <table:table-cell table:style-name="ce11"/>
          <table:table-cell table:number-columns-repeated="2" office:value-type="float" office:value="689559.17">
            <text:p>689.559</text:p>
          </table:table-cell>
          <table:table-cell table:number-columns-repeated="3"/>
          <table:table-cell office:value-type="float" office:value="689559.17">
            <text:p>689.559</text:p>
          </table:table-cell>
          <table:table-cell table:number-columns-repeated="3"/>
          <table:table-cell office:value-type="float" office:value="689559.17">
            <text:p>689.559</text:p>
          </table:table-cell>
          <table:table-cell table:style-name="ce11" table:number-columns-repeated="2"/>
          <table:table-cell office:value-type="float" office:value="689559.17">
            <text:p>689.559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6840000">
            <text:p>6.840.000</text:p>
          </table:table-cell>
          <table:table-cell table:style-name="ce11"/>
          <table:table-cell table:number-columns-repeated="2" office:value-type="float" office:value="6840000">
            <text:p>6.84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6839400">
            <text:p>6.839.400</text:p>
          </table:table-cell>
          <table:table-cell table:number-columns-repeated="3"/>
          <table:table-cell office:value-type="float" office:value="6839400">
            <text:p>6.839.400</text:p>
          </table:table-cell>
          <table:table-cell table:style-name="ce11" table:number-columns-repeated="2"/>
          <table:table-cell office:value-type="float" office:value="6839400">
            <text:p>6.839.4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6690000">
            <text:p>6.690.000</text:p>
          </table:table-cell>
          <table:table-cell table:style-name="ce11"/>
          <table:table-cell table:number-columns-repeated="2" office:value-type="float" office:value="6690000">
            <text:p>6.69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6689400">
            <text:p>6.689.400</text:p>
          </table:table-cell>
          <table:table-cell table:number-columns-repeated="3"/>
          <table:table-cell office:value-type="float" office:value="6689400">
            <text:p>6.689.400</text:p>
          </table:table-cell>
          <table:table-cell table:style-name="ce11" table:number-columns-repeated="2"/>
          <table:table-cell office:value-type="float" office:value="6689400">
            <text:p>6.689.4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500000">
            <text:p>4.500.000</text:p>
          </table:table-cell>
          <table:table-cell table:style-name="ce11"/>
          <table:table-cell table:number-columns-repeated="2" office:value-type="float" office:value="4500000">
            <text:p>4.50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4499400">
            <text:p>4.499.400</text:p>
          </table:table-cell>
          <table:table-cell table:number-columns-repeated="3"/>
          <table:table-cell office:value-type="float" office:value="4499400">
            <text:p>4.499.400</text:p>
          </table:table-cell>
          <table:table-cell table:style-name="ce11" table:number-columns-repeated="2"/>
          <table:table-cell office:value-type="float" office:value="4499400">
            <text:p>4.499.4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500000">
            <text:p>4.500.000</text:p>
          </table:table-cell>
          <table:table-cell table:style-name="ce11"/>
          <table:table-cell table:number-columns-repeated="2" office:value-type="float" office:value="4500000">
            <text:p>4.50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4499400">
            <text:p>4.499.400</text:p>
          </table:table-cell>
          <table:table-cell table:number-columns-repeated="3"/>
          <table:table-cell office:value-type="float" office:value="4499400">
            <text:p>4.499.400</text:p>
          </table:table-cell>
          <table:table-cell table:style-name="ce11" table:number-columns-repeated="2"/>
          <table:table-cell office:value-type="float" office:value="4499400">
            <text:p>4.499.4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500000">
            <text:p>4.500.000</text:p>
          </table:table-cell>
          <table:table-cell table:style-name="ce11"/>
          <table:table-cell table:number-columns-repeated="2" office:value-type="float" office:value="4500000">
            <text:p>4.50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4499400">
            <text:p>4.499.400</text:p>
          </table:table-cell>
          <table:table-cell table:number-columns-repeated="3"/>
          <table:table-cell office:value-type="float" office:value="4499400">
            <text:p>4.499.400</text:p>
          </table:table-cell>
          <table:table-cell table:style-name="ce11" table:number-columns-repeated="2"/>
          <table:table-cell office:value-type="float" office:value="4499400">
            <text:p>4.499.4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500000">
            <text:p>4.500.000</text:p>
          </table:table-cell>
          <table:table-cell table:style-name="ce11"/>
          <table:table-cell table:number-columns-repeated="2" office:value-type="float" office:value="4500000">
            <text:p>4.500.000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3" office:value-type="float" office:value="-600">
            <text:p>-600</text:p>
          </table:table-cell>
          <table:table-cell office:value-type="float" office:value="4499400">
            <text:p>4.499.400</text:p>
          </table:table-cell>
          <table:table-cell table:number-columns-repeated="3"/>
          <table:table-cell office:value-type="float" office:value="4499400">
            <text:p>4.499.400</text:p>
          </table:table-cell>
          <table:table-cell table:style-name="ce11" table:number-columns-repeated="2"/>
          <table:table-cell office:value-type="float" office:value="4499400">
            <text:p>4.499.4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704</text:p>
            <draw:g table:end-cell-address="Tabelle1.A811" table:end-x="0.41cm" table:end-y="0.016cm" draw:z-index="101" draw:name="SAPBEXq0001 U13C0F4E5B9965">
              <draw:custom-shape draw:name="SAPBEXq0001 U13C0F4E5B996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96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96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11" table:end-x="0.41cm" table:end-y="0.016cm" draw:z-index="311" draw:name="SAPBEXq0001 U13C0F4CFB2065">
              <draw:custom-shape draw:name="SAPBEXq0001 U13C0F4CFB2065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5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5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Veranstaltungsgesell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12" table:end-x="0.41cm" table:end-y="0.016cm" draw:z-index="312" draw:name="SAPBEXq0001 U13C0F4CFB2066">
              <draw:custom-shape draw:name="SAPBEXq0001 U13C0F4CFB2066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6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00000">
            <text:p>400.000</text:p>
          </table:table-cell>
          <table:table-cell table:style-name="ce11"/>
          <table:table-cell table:number-columns-repeated="2" office:value-type="float" office:value="400000">
            <text:p>400.000</text:p>
          </table:table-cell>
          <table:table-cell table:number-columns-repeated="3"/>
          <table:table-cell office:value-type="float" office:value="400000">
            <text:p>400.000</text:p>
          </table:table-cell>
          <table:table-cell table:number-columns-repeated="3"/>
          <table:table-cell office:value-type="float" office:value="400000">
            <text:p>400.000</text:p>
          </table:table-cell>
          <table:table-cell table:style-name="ce11" table:number-columns-repeated="2"/>
          <table:table-cell office:value-type="float" office:value="400000">
            <text:p>400.000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400000">
            <text:p>400.000</text:p>
          </table:table-cell>
          <table:table-cell table:style-name="ce11"/>
          <table:table-cell table:number-columns-repeated="2" office:value-type="float" office:value="400000">
            <text:p>400.000</text:p>
          </table:table-cell>
          <table:table-cell table:number-columns-repeated="3"/>
          <table:table-cell office:value-type="float" office:value="400000">
            <text:p>400.000</text:p>
          </table:table-cell>
          <table:table-cell table:number-columns-repeated="3"/>
          <table:table-cell office:value-type="float" office:value="400000">
            <text:p>400.000</text:p>
          </table:table-cell>
          <table:table-cell table:style-name="ce11" table:number-columns-repeated="2"/>
          <table:table-cell office:value-type="float" office:value="400000">
            <text:p>400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 table:style-name="ce12" office:value-type="float" office:value="100000">
            <text:p>100.000</text:p>
          </table:table-cell>
          <table:table-cell table:style-name="ce11"/>
          <table:table-cell table:number-columns-repeated="2" office:value-type="float" office:value="100000">
            <text:p>100.000</text:p>
          </table:table-cell>
          <table:table-cell table:number-columns-repeated="3"/>
          <table:table-cell office:value-type="float" office:value="100000">
            <text:p>100.000</text:p>
          </table:table-cell>
          <table:table-cell table:number-columns-repeated="3"/>
          <table:table-cell office:value-type="float" office:value="100000">
            <text:p>100.000</text:p>
          </table:table-cell>
          <table:table-cell table:style-name="ce11" table:number-columns-repeated="2"/>
          <table:table-cell office:value-type="float" office:value="100000">
            <text:p>100.0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style-name="ce11"/>
          <table:table-cell table:style-name="ce14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5" office:value-type="string">
            <text:p>5705</text:p>
            <draw:g table:end-cell-address="Tabelle1.A819" table:end-x="0.41cm" table:end-y="0.016cm" draw:z-index="102" draw:name="SAPBEXq0001 U13C0F4E5B9966">
              <draw:custom-shape draw:name="SAPBEXq0001 U13C0F4E5B996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96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96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19" table:end-x="0.41cm" table:end-y="0.016cm" draw:z-index="313" draw:name="SAPBEXq0001 U13C0F4CFB2066">
              <draw:custom-shape draw:name="SAPBEXq0001 U13C0F4CFB2066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6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6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Sparkasse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20" table:end-x="0.41cm" table:end-y="0.015cm" draw:z-index="314" draw:name="SAPBEXq0001 U13C0F4CFB2067">
              <draw:custom-shape draw:name="SAPBEXq0001 U13C0F4CFB2067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7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1028625">
            <text:p>1.028.625</text:p>
          </table:table-cell>
          <table:table-cell table:style-name="ce12" office:value-type="float" office:value="-6500000">
            <text:p>-6.500.000</text:p>
          </table:table-cell>
          <table:table-cell/>
          <table:table-cell table:style-name="ce13" office:value-type="float" office:value="-6500000">
            <text:p>-6.500.000</text:p>
          </table:table-cell>
          <table:table-cell office:value-type="float" office:value="-5471375">
            <text:p>-5.471.375</text:p>
          </table:table-cell>
          <table:table-cell table:number-columns-repeated="3"/>
          <table:table-cell office:value-type="float" office:value="-5471375">
            <text:p>-5.471.375</text:p>
          </table:table-cell>
          <table:table-cell table:style-name="ce11" table:number-columns-repeated="2"/>
          <table:table-cell office:value-type="float" office:value="-5471375">
            <text:p>-5.471.37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1788225">
            <text:p>1.788.225</text:p>
          </table:table-cell>
          <table:table-cell table:style-name="ce12" office:value-type="float" office:value="-11300000">
            <text:p>-11.300.000</text:p>
          </table:table-cell>
          <table:table-cell/>
          <table:table-cell table:style-name="ce13" office:value-type="float" office:value="-11300000">
            <text:p>-11.300.000</text:p>
          </table:table-cell>
          <table:table-cell office:value-type="float" office:value="-9511775">
            <text:p>-9.511.775</text:p>
          </table:table-cell>
          <table:table-cell table:number-columns-repeated="3"/>
          <table:table-cell office:value-type="float" office:value="-9511775">
            <text:p>-9.511.775</text:p>
          </table:table-cell>
          <table:table-cell table:style-name="ce11" table:number-columns-repeated="2"/>
          <table:table-cell office:value-type="float" office:value="-9511775">
            <text:p>-9.511.775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1900000">
            <text:p>1.900.000</text:p>
          </table:table-cell>
          <table:table-cell table:style-name="ce12" office:value-type="float" office:value="-12300000">
            <text:p>-12.300.000</text:p>
          </table:table-cell>
          <table:table-cell/>
          <table:table-cell table:style-name="ce13" office:value-type="float" office:value="-12300000">
            <text:p>-12.300.000</text:p>
          </table:table-cell>
          <table:table-cell office:value-type="float" office:value="-10400000">
            <text:p>-10.400.000</text:p>
          </table:table-cell>
          <table:table-cell table:number-columns-repeated="3"/>
          <table:table-cell office:value-type="float" office:value="-10400000">
            <text:p>-10.400.000</text:p>
          </table:table-cell>
          <table:table-cell table:style-name="ce11" table:number-columns-repeated="2"/>
          <table:table-cell office:value-type="float" office:value="-10400000">
            <text:p>-10.400.0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1900000">
            <text:p>1.900.000</text:p>
          </table:table-cell>
          <table:table-cell table:style-name="ce12" office:value-type="float" office:value="-12300000">
            <text:p>-12.300.000</text:p>
          </table:table-cell>
          <table:table-cell/>
          <table:table-cell table:style-name="ce13" office:value-type="float" office:value="-12300000">
            <text:p>-12.300.000</text:p>
          </table:table-cell>
          <table:table-cell office:value-type="float" office:value="-10400000">
            <text:p>-10.400.000</text:p>
          </table:table-cell>
          <table:table-cell table:number-columns-repeated="3"/>
          <table:table-cell office:value-type="float" office:value="-10400000">
            <text:p>-10.400.000</text:p>
          </table:table-cell>
          <table:table-cell table:style-name="ce11" table:number-columns-repeated="2"/>
          <table:table-cell office:value-type="float" office:value="-10400000">
            <text:p>-10.400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2200000">
            <text:p>2.200.000</text:p>
          </table:table-cell>
          <table:table-cell table:style-name="ce12" office:value-type="float" office:value="-14300000">
            <text:p>-14.300.000</text:p>
          </table:table-cell>
          <table:table-cell/>
          <table:table-cell table:style-name="ce13" office:value-type="float" office:value="-14300000">
            <text:p>-14.300.000</text:p>
          </table:table-cell>
          <table:table-cell office:value-type="float" office:value="-12100000">
            <text:p>-12.100.000</text:p>
          </table:table-cell>
          <table:table-cell table:number-columns-repeated="3"/>
          <table:table-cell office:value-type="float" office:value="-12100000">
            <text:p>-12.100.000</text:p>
          </table:table-cell>
          <table:table-cell table:style-name="ce11" table:number-columns-repeated="2"/>
          <table:table-cell office:value-type="float" office:value="-12100000">
            <text:p>-12.100.0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2500000">
            <text:p>2.500.000</text:p>
          </table:table-cell>
          <table:table-cell table:style-name="ce12" office:value-type="float" office:value="-16300000">
            <text:p>-16.300.000</text:p>
          </table:table-cell>
          <table:table-cell/>
          <table:table-cell table:style-name="ce13" office:value-type="float" office:value="-16300000">
            <text:p>-16.300.000</text:p>
          </table:table-cell>
          <table:table-cell office:value-type="float" office:value="-13800000">
            <text:p>-13.800.000</text:p>
          </table:table-cell>
          <table:table-cell table:number-columns-repeated="3"/>
          <table:table-cell office:value-type="float" office:value="-13800000">
            <text:p>-13.800.000</text:p>
          </table:table-cell>
          <table:table-cell table:style-name="ce11" table:number-columns-repeated="2"/>
          <table:table-cell office:value-type="float" office:value="-13800000">
            <text:p>-13.800.0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2500000">
            <text:p>2.500.000</text:p>
          </table:table-cell>
          <table:table-cell table:style-name="ce12" office:value-type="float" office:value="-16300000">
            <text:p>-16.300.000</text:p>
          </table:table-cell>
          <table:table-cell/>
          <table:table-cell table:style-name="ce13" office:value-type="float" office:value="-16300000">
            <text:p>-16.300.000</text:p>
          </table:table-cell>
          <table:table-cell office:value-type="float" office:value="-13800000">
            <text:p>-13.800.000</text:p>
          </table:table-cell>
          <table:table-cell table:number-columns-repeated="3"/>
          <table:table-cell office:value-type="float" office:value="-13800000">
            <text:p>-13.800.000</text:p>
          </table:table-cell>
          <table:table-cell table:style-name="ce11" table:number-columns-repeated="2"/>
          <table:table-cell office:value-type="float" office:value="-13800000">
            <text:p>-13.800.0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5706</text:p>
            <draw:g table:end-cell-address="Tabelle1.A827" table:end-x="0.41cm" table:end-y="0.016cm" draw:z-index="103" draw:name="SAPBEXq0001 U13C0F4E5B9967">
              <draw:custom-shape draw:name="SAPBEXq0001 U13C0F4E5B996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96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96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27" table:end-x="0.41cm" table:end-y="0.016cm" draw:z-index="315" draw:name="SAPBEXq0001 U13C0F4CFB2067">
              <draw:custom-shape draw:name="SAPBEXq0001 U13C0F4CFB2067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7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7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Beteiligung Sonstige Unternehmen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28" table:end-x="0.41cm" table:end-y="0.015cm" draw:z-index="316" draw:name="SAPBEXq0001 U13C0F4CFB2068">
              <draw:custom-shape draw:name="SAPBEXq0001 U13C0F4CFB2068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8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4"/>
          <table:table-cell table:style-name="ce11" table:number-columns-repeated="4"/>
          <table:table-cell/>
          <table:table-cell table:number-columns-repeated="3" office:value-type="float" office:value="8243.26">
            <text:p>8.243</text:p>
          </table:table-cell>
          <table:table-cell table:style-name="ce12" office:value-type="float" office:value="-52718.53">
            <text:p>-52.719</text:p>
          </table:table-cell>
          <table:table-cell/>
          <table:table-cell table:style-name="ce13" office:value-type="float" office:value="-52718.53">
            <text:p>-52.719</text:p>
          </table:table-cell>
          <table:table-cell office:value-type="float" office:value="-44475.27">
            <text:p>-44.475</text:p>
          </table:table-cell>
          <table:table-cell table:number-columns-repeated="3"/>
          <table:table-cell office:value-type="float" office:value="-44475.27">
            <text:p>-44.475</text:p>
          </table:table-cell>
          <table:table-cell table:style-name="ce11" table:number-columns-repeated="2"/>
          <table:table-cell office:value-type="float" office:value="-44475.27">
            <text:p>-44.47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9356">
            <text:p>9.356</text:p>
          </table:table-cell>
          <table:table-cell office:value-type="float" office:value="9256">
            <text:p>9.256</text:p>
          </table:table-cell>
          <table:table-cell table:style-name="ce12" office:value-type="float" office:value="-43339">
            <text:p>-43.339</text:p>
          </table:table-cell>
          <table:table-cell/>
          <table:table-cell table:style-name="ce13" office:value-type="float" office:value="-43339">
            <text:p>-43.339</text:p>
          </table:table-cell>
          <table:table-cell office:value-type="float" office:value="-34083">
            <text:p>-34.083</text:p>
          </table:table-cell>
          <table:table-cell table:number-columns-repeated="3"/>
          <table:table-cell office:value-type="float" office:value="-34083">
            <text:p>-34.083</text:p>
          </table:table-cell>
          <table:table-cell table:style-name="ce11" table:number-columns-repeated="2"/>
          <table:table-cell office:value-type="float" office:value="-34083">
            <text:p>-34.083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9356">
            <text:p>9.356</text:p>
          </table:table-cell>
          <table:table-cell office:value-type="float" office:value="9256">
            <text:p>9.256</text:p>
          </table:table-cell>
          <table:table-cell table:style-name="ce12" office:value-type="float" office:value="-43339">
            <text:p>-43.339</text:p>
          </table:table-cell>
          <table:table-cell/>
          <table:table-cell table:style-name="ce13" office:value-type="float" office:value="-43339">
            <text:p>-43.339</text:p>
          </table:table-cell>
          <table:table-cell office:value-type="float" office:value="-34083">
            <text:p>-34.083</text:p>
          </table:table-cell>
          <table:table-cell table:number-columns-repeated="3"/>
          <table:table-cell office:value-type="float" office:value="-34083">
            <text:p>-34.083</text:p>
          </table:table-cell>
          <table:table-cell table:style-name="ce11" table:number-columns-repeated="2"/>
          <table:table-cell office:value-type="float" office:value="-34083">
            <text:p>-34.083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8606">
            <text:p>8.606</text:p>
          </table:table-cell>
          <table:table-cell office:value-type="float" office:value="8506">
            <text:p>8.506</text:p>
          </table:table-cell>
          <table:table-cell table:style-name="ce12" office:value-type="float" office:value="-38594">
            <text:p>-38.594</text:p>
          </table:table-cell>
          <table:table-cell/>
          <table:table-cell table:style-name="ce13" office:value-type="float" office:value="-38594">
            <text:p>-38.594</text:p>
          </table:table-cell>
          <table:table-cell office:value-type="float" office:value="-30088">
            <text:p>-30.088</text:p>
          </table:table-cell>
          <table:table-cell table:number-columns-repeated="3"/>
          <table:table-cell office:value-type="float" office:value="-30088">
            <text:p>-30.088</text:p>
          </table:table-cell>
          <table:table-cell table:style-name="ce11" table:number-columns-repeated="2"/>
          <table:table-cell office:value-type="float" office:value="-30088">
            <text:p>-30.088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8606">
            <text:p>8.606</text:p>
          </table:table-cell>
          <table:table-cell office:value-type="float" office:value="8506">
            <text:p>8.506</text:p>
          </table:table-cell>
          <table:table-cell table:style-name="ce12" office:value-type="float" office:value="-38594">
            <text:p>-38.594</text:p>
          </table:table-cell>
          <table:table-cell/>
          <table:table-cell table:style-name="ce13" office:value-type="float" office:value="-38594">
            <text:p>-38.594</text:p>
          </table:table-cell>
          <table:table-cell office:value-type="float" office:value="-30088">
            <text:p>-30.088</text:p>
          </table:table-cell>
          <table:table-cell table:number-columns-repeated="3"/>
          <table:table-cell office:value-type="float" office:value="-30088">
            <text:p>-30.088</text:p>
          </table:table-cell>
          <table:table-cell table:style-name="ce11" table:number-columns-repeated="2"/>
          <table:table-cell office:value-type="float" office:value="-30088">
            <text:p>-30.088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8606">
            <text:p>8.606</text:p>
          </table:table-cell>
          <table:table-cell office:value-type="float" office:value="8506">
            <text:p>8.506</text:p>
          </table:table-cell>
          <table:table-cell table:style-name="ce12" office:value-type="float" office:value="-38594">
            <text:p>-38.594</text:p>
          </table:table-cell>
          <table:table-cell/>
          <table:table-cell table:style-name="ce13" office:value-type="float" office:value="-38594">
            <text:p>-38.594</text:p>
          </table:table-cell>
          <table:table-cell office:value-type="float" office:value="-30088">
            <text:p>-30.088</text:p>
          </table:table-cell>
          <table:table-cell table:number-columns-repeated="3"/>
          <table:table-cell office:value-type="float" office:value="-30088">
            <text:p>-30.088</text:p>
          </table:table-cell>
          <table:table-cell table:style-name="ce11" table:number-columns-repeated="2"/>
          <table:table-cell office:value-type="float" office:value="-30088">
            <text:p>-30.088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">
            <text:p>-100</text:p>
          </table:table-cell>
          <table:table-cell/>
          <table:table-cell office:value-type="float" office:value="-100">
            <text:p>-100</text:p>
          </table:table-cell>
          <table:table-cell table:style-name="ce11" table:number-columns-repeated="4"/>
          <table:table-cell/>
          <table:table-cell table:number-columns-repeated="2" office:value-type="float" office:value="8606">
            <text:p>8.606</text:p>
          </table:table-cell>
          <table:table-cell office:value-type="float" office:value="8506">
            <text:p>8.506</text:p>
          </table:table-cell>
          <table:table-cell table:style-name="ce12" office:value-type="float" office:value="-38594">
            <text:p>-38.594</text:p>
          </table:table-cell>
          <table:table-cell/>
          <table:table-cell table:style-name="ce13" office:value-type="float" office:value="-38594">
            <text:p>-38.594</text:p>
          </table:table-cell>
          <table:table-cell office:value-type="float" office:value="-30088">
            <text:p>-30.088</text:p>
          </table:table-cell>
          <table:table-cell table:number-columns-repeated="3"/>
          <table:table-cell office:value-type="float" office:value="-30088">
            <text:p>-30.088</text:p>
          </table:table-cell>
          <table:table-cell table:style-name="ce11" table:number-columns-repeated="2"/>
          <table:table-cell office:value-type="float" office:value="-30088">
            <text:p>-30.088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6101</text:p>
            <draw:g table:end-cell-address="Tabelle1.A835" table:end-x="0.41cm" table:end-y="0.016cm" draw:z-index="104" draw:name="SAPBEXq0001 U13C0F4E5B9B68">
              <draw:custom-shape draw:name="SAPBEXq0001 U13C0F4E5B9B6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B6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B6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35" table:end-x="0.41cm" table:end-y="0.016cm" draw:z-index="317" draw:name="SAPBEXq0001 U13C0F4CFB2068">
              <draw:custom-shape draw:name="SAPBEXq0001 U13C0F4CFB2068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8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8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Allgemeine Finanzwirt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  <draw:g table:end-cell-address="Tabelle1.A836" table:end-x="0.41cm" table:end-y="0.015cm" draw:z-index="318" draw:name="SAPBEXq0001 U13C0F4CFB2069">
              <draw:custom-shape draw:name="SAPBEXq0001 U13C0F4CFB2069 0" draw:style-name="gr1" draw:text-style-name="P2" svg:width="0.384cm" svg:height="0.44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9 1" draw:style-name="gr2" draw:text-style-name="P3" svg:width="0.259cm" svg:height="0.273cm" svg:x="0.098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/>
          <table:table-cell table:style-name="ce12" office:value-type="float" office:value="-335567784.03">
            <text:p>-335.567.784</text:p>
          </table:table-cell>
          <table:table-cell office:value-type="float" office:value="-192520197">
            <text:p>-192.520.197</text:p>
          </table:table-cell>
          <table:table-cell table:number-columns-repeated="3"/>
          <table:table-cell table:style-name="ce11"/>
          <table:table-cell table:style-name="ce12" office:value-type="float" office:value="-44597.98">
            <text:p>-44.598</text:p>
          </table:table-cell>
          <table:table-cell/>
          <table:table-cell office:value-type="float" office:value="-528132579.01">
            <text:p>-528.132.579</text:p>
          </table:table-cell>
          <table:table-cell table:style-name="ce11" table:number-columns-repeated="4"/>
          <table:table-cell table:style-name="ce12" office:value-type="float" office:value="103093005.66">
            <text:p>103.093.006</text:p>
          </table:table-cell>
          <table:table-cell office:value-type="float" office:value="8.64">
            <text:p>9</text:p>
          </table:table-cell>
          <table:table-cell office:value-type="float" office:value="103093014.3">
            <text:p>103.093.014</text:p>
          </table:table-cell>
          <table:table-cell office:value-type="float" office:value="-425039564.71">
            <text:p>-425.039.565</text:p>
          </table:table-cell>
          <table:table-cell table:style-name="ce12" office:value-type="float" office:value="-2190640.68">
            <text:p>-2.190.641</text:p>
          </table:table-cell>
          <table:table-cell/>
          <table:table-cell table:style-name="ce13" office:value-type="float" office:value="-2190640.68">
            <text:p>-2.190.641</text:p>
          </table:table-cell>
          <table:table-cell office:value-type="float" office:value="-427230205.39">
            <text:p>-427.230.205</text:p>
          </table:table-cell>
          <table:table-cell table:number-columns-repeated="3"/>
          <table:table-cell office:value-type="float" office:value="-427230205.39">
            <text:p>-427.230.205</text:p>
          </table:table-cell>
          <table:table-cell table:style-name="ce11" table:number-columns-repeated="2"/>
          <table:table-cell office:value-type="float" office:value="-427230205.39">
            <text:p>-427.230.205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/>
          <table:table-cell table:style-name="ce12" office:value-type="float" office:value="-326888566">
            <text:p>-326.888.566</text:p>
          </table:table-cell>
          <table:table-cell office:value-type="float" office:value="-214844372">
            <text:p>-214.844.372</text:p>
          </table:table-cell>
          <table:table-cell table:number-columns-repeated="3"/>
          <table:table-cell table:style-name="ce11"/>
          <table:table-cell table:style-name="ce12" office:value-type="float" office:value="-155000">
            <text:p>-155.000</text:p>
          </table:table-cell>
          <table:table-cell/>
          <table:table-cell office:value-type="float" office:value="-541887938">
            <text:p>-541.887.938</text:p>
          </table:table-cell>
          <table:table-cell table:style-name="ce11" table:number-columns-repeated="4"/>
          <table:table-cell table:style-name="ce12" office:value-type="float" office:value="102832000">
            <text:p>102.832.000</text:p>
          </table:table-cell>
          <table:table-cell table:style-name="ce11"/>
          <table:table-cell office:value-type="float" office:value="102832000">
            <text:p>102.832.000</text:p>
          </table:table-cell>
          <table:table-cell office:value-type="float" office:value="-439055938">
            <text:p>-439.055.938</text:p>
          </table:table-cell>
          <table:table-cell table:style-name="ce12" office:value-type="float" office:value="-1000000">
            <text:p>-1.000.000</text:p>
          </table:table-cell>
          <table:table-cell table:style-name="ce12" office:value-type="float" office:value="2500">
            <text:p>2.500</text:p>
          </table:table-cell>
          <table:table-cell table:style-name="ce13" office:value-type="float" office:value="-997500">
            <text:p>-997.500</text:p>
          </table:table-cell>
          <table:table-cell office:value-type="float" office:value="-440053438">
            <text:p>-440.053.438</text:p>
          </table:table-cell>
          <table:table-cell table:number-columns-repeated="3"/>
          <table:table-cell office:value-type="float" office:value="-440053438">
            <text:p>-440.053.438</text:p>
          </table:table-cell>
          <table:table-cell table:style-name="ce11" table:number-columns-repeated="2"/>
          <table:table-cell office:value-type="float" office:value="-440053438">
            <text:p>-440.053.438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/>
          <table:table-cell table:style-name="ce12" office:value-type="float" office:value="-355116000">
            <text:p>-355.116.000</text:p>
          </table:table-cell>
          <table:table-cell office:value-type="float" office:value="-209300000">
            <text:p>-209.300.000</text:p>
          </table:table-cell>
          <table:table-cell table:number-columns-repeated="3"/>
          <table:table-cell table:style-name="ce11"/>
          <table:table-cell table:style-name="ce12" office:value-type="float" office:value="-155000">
            <text:p>-155.000</text:p>
          </table:table-cell>
          <table:table-cell/>
          <table:table-cell office:value-type="float" office:value="-564571000">
            <text:p>-564.571.000</text:p>
          </table:table-cell>
          <table:table-cell table:style-name="ce11" table:number-columns-repeated="4"/>
          <table:table-cell table:style-name="ce12" office:value-type="float" office:value="108308000">
            <text:p>108.308.000</text:p>
          </table:table-cell>
          <table:table-cell table:style-name="ce11"/>
          <table:table-cell office:value-type="float" office:value="108308000">
            <text:p>108.308.000</text:p>
          </table:table-cell>
          <table:table-cell office:value-type="float" office:value="-456263000">
            <text:p>-456.263.000</text:p>
          </table:table-cell>
          <table:table-cell table:style-name="ce12" office:value-type="float" office:value="-1000000">
            <text:p>-1.000.000</text:p>
          </table:table-cell>
          <table:table-cell table:style-name="ce12" office:value-type="float" office:value="2500">
            <text:p>2.500</text:p>
          </table:table-cell>
          <table:table-cell table:style-name="ce13" office:value-type="float" office:value="-997500">
            <text:p>-997.500</text:p>
          </table:table-cell>
          <table:table-cell office:value-type="float" office:value="-457260500">
            <text:p>-457.260.500</text:p>
          </table:table-cell>
          <table:table-cell table:number-columns-repeated="3"/>
          <table:table-cell office:value-type="float" office:value="-457260500">
            <text:p>-457.260.500</text:p>
          </table:table-cell>
          <table:table-cell table:style-name="ce11" table:number-columns-repeated="2"/>
          <table:table-cell office:value-type="float" office:value="-457260500">
            <text:p>-457.260.5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/>
          <table:table-cell table:style-name="ce12" office:value-type="float" office:value="-375416000">
            <text:p>-375.416.000</text:p>
          </table:table-cell>
          <table:table-cell office:value-type="float" office:value="-203000000">
            <text:p>-203.000.000</text:p>
          </table:table-cell>
          <table:table-cell table:number-columns-repeated="3"/>
          <table:table-cell table:style-name="ce11"/>
          <table:table-cell table:style-name="ce12" office:value-type="float" office:value="-1005000">
            <text:p>-1.005.000</text:p>
          </table:table-cell>
          <table:table-cell/>
          <table:table-cell office:value-type="float" office:value="-579421000">
            <text:p>-579.421.000</text:p>
          </table:table-cell>
          <table:table-cell table:style-name="ce11" table:number-columns-repeated="4"/>
          <table:table-cell table:style-name="ce12" office:value-type="float" office:value="109512000">
            <text:p>109.512.000</text:p>
          </table:table-cell>
          <table:table-cell office:value-type="float" office:value="2500">
            <text:p>2.500</text:p>
          </table:table-cell>
          <table:table-cell office:value-type="float" office:value="109514500">
            <text:p>109.514.500</text:p>
          </table:table-cell>
          <table:table-cell office:value-type="float" office:value="-469906500">
            <text:p>-469.906.500</text:p>
          </table:table-cell>
          <table:table-cell table:style-name="ce12" office:value-type="float" office:value="-150000">
            <text:p>-150.000</text:p>
          </table:table-cell>
          <table:table-cell/>
          <table:table-cell table:style-name="ce13" office:value-type="float" office:value="-150000">
            <text:p>-150.000</text:p>
          </table:table-cell>
          <table:table-cell office:value-type="float" office:value="-470056500">
            <text:p>-470.056.500</text:p>
          </table:table-cell>
          <table:table-cell table:number-columns-repeated="3"/>
          <table:table-cell office:value-type="float" office:value="-470056500">
            <text:p>-470.056.500</text:p>
          </table:table-cell>
          <table:table-cell table:style-name="ce11" table:number-columns-repeated="2"/>
          <table:table-cell office:value-type="float" office:value="-470056500">
            <text:p>-470.056.5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/>
          <table:table-cell table:style-name="ce12" office:value-type="float" office:value="-394516000">
            <text:p>-394.516.000</text:p>
          </table:table-cell>
          <table:table-cell office:value-type="float" office:value="-188000000">
            <text:p>-188.000.000</text:p>
          </table:table-cell>
          <table:table-cell table:number-columns-repeated="3"/>
          <table:table-cell table:style-name="ce11"/>
          <table:table-cell table:style-name="ce12" office:value-type="float" office:value="-1005000">
            <text:p>-1.005.000</text:p>
          </table:table-cell>
          <table:table-cell/>
          <table:table-cell office:value-type="float" office:value="-583521000">
            <text:p>-583.521.000</text:p>
          </table:table-cell>
          <table:table-cell table:style-name="ce11" table:number-columns-repeated="4"/>
          <table:table-cell table:style-name="ce12" office:value-type="float" office:value="111179000">
            <text:p>111.179.000</text:p>
          </table:table-cell>
          <table:table-cell office:value-type="float" office:value="2500">
            <text:p>2.500</text:p>
          </table:table-cell>
          <table:table-cell office:value-type="float" office:value="111181500">
            <text:p>111.181.500</text:p>
          </table:table-cell>
          <table:table-cell office:value-type="float" office:value="-472339500">
            <text:p>-472.339.500</text:p>
          </table:table-cell>
          <table:table-cell table:style-name="ce12" office:value-type="float" office:value="-150000">
            <text:p>-150.000</text:p>
          </table:table-cell>
          <table:table-cell/>
          <table:table-cell table:style-name="ce13" office:value-type="float" office:value="-150000">
            <text:p>-150.000</text:p>
          </table:table-cell>
          <table:table-cell office:value-type="float" office:value="-472489500">
            <text:p>-472.489.500</text:p>
          </table:table-cell>
          <table:table-cell table:number-columns-repeated="3"/>
          <table:table-cell office:value-type="float" office:value="-472489500">
            <text:p>-472.489.500</text:p>
          </table:table-cell>
          <table:table-cell table:style-name="ce11" table:number-columns-repeated="2"/>
          <table:table-cell office:value-type="float" office:value="-472489500">
            <text:p>-472.489.5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/>
          <table:table-cell table:style-name="ce12" office:value-type="float" office:value="-413216000">
            <text:p>-413.216.000</text:p>
          </table:table-cell>
          <table:table-cell office:value-type="float" office:value="-199800000">
            <text:p>-199.800.000</text:p>
          </table:table-cell>
          <table:table-cell table:number-columns-repeated="3"/>
          <table:table-cell table:style-name="ce11"/>
          <table:table-cell table:style-name="ce12" office:value-type="float" office:value="-1005000">
            <text:p>-1.005.000</text:p>
          </table:table-cell>
          <table:table-cell/>
          <table:table-cell office:value-type="float" office:value="-614021000">
            <text:p>-614.021.000</text:p>
          </table:table-cell>
          <table:table-cell table:style-name="ce11" table:number-columns-repeated="4"/>
          <table:table-cell table:style-name="ce12" office:value-type="float" office:value="113746000">
            <text:p>113.746.000</text:p>
          </table:table-cell>
          <table:table-cell office:value-type="float" office:value="2500">
            <text:p>2.500</text:p>
          </table:table-cell>
          <table:table-cell office:value-type="float" office:value="113748500">
            <text:p>113.748.500</text:p>
          </table:table-cell>
          <table:table-cell office:value-type="float" office:value="-500272500">
            <text:p>-500.272.500</text:p>
          </table:table-cell>
          <table:table-cell table:style-name="ce12" office:value-type="float" office:value="-150000">
            <text:p>-150.000</text:p>
          </table:table-cell>
          <table:table-cell/>
          <table:table-cell table:style-name="ce13" office:value-type="float" office:value="-150000">
            <text:p>-150.000</text:p>
          </table:table-cell>
          <table:table-cell office:value-type="float" office:value="-500422500">
            <text:p>-500.422.500</text:p>
          </table:table-cell>
          <table:table-cell table:number-columns-repeated="3"/>
          <table:table-cell office:value-type="float" office:value="-500422500">
            <text:p>-500.422.500</text:p>
          </table:table-cell>
          <table:table-cell table:style-name="ce11" table:number-columns-repeated="2"/>
          <table:table-cell office:value-type="float" office:value="-500422500">
            <text:p>-500.422.5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/>
          <table:table-cell table:style-name="ce12" office:value-type="float" office:value="-421116000">
            <text:p>-421.116.000</text:p>
          </table:table-cell>
          <table:table-cell office:value-type="float" office:value="-204600000">
            <text:p>-204.600.000</text:p>
          </table:table-cell>
          <table:table-cell table:number-columns-repeated="3"/>
          <table:table-cell table:style-name="ce11"/>
          <table:table-cell table:style-name="ce12" office:value-type="float" office:value="-1005000">
            <text:p>-1.005.000</text:p>
          </table:table-cell>
          <table:table-cell/>
          <table:table-cell office:value-type="float" office:value="-626721000">
            <text:p>-626.721.000</text:p>
          </table:table-cell>
          <table:table-cell table:style-name="ce11" table:number-columns-repeated="4"/>
          <table:table-cell table:style-name="ce12" office:value-type="float" office:value="115183000">
            <text:p>115.183.000</text:p>
          </table:table-cell>
          <table:table-cell office:value-type="float" office:value="2500">
            <text:p>2.500</text:p>
          </table:table-cell>
          <table:table-cell office:value-type="float" office:value="115185500">
            <text:p>115.185.500</text:p>
          </table:table-cell>
          <table:table-cell office:value-type="float" office:value="-511535500">
            <text:p>-511.535.500</text:p>
          </table:table-cell>
          <table:table-cell table:style-name="ce12" office:value-type="float" office:value="-150000">
            <text:p>-150.000</text:p>
          </table:table-cell>
          <table:table-cell/>
          <table:table-cell table:style-name="ce13" office:value-type="float" office:value="-150000">
            <text:p>-150.000</text:p>
          </table:table-cell>
          <table:table-cell office:value-type="float" office:value="-511685500">
            <text:p>-511.685.500</text:p>
          </table:table-cell>
          <table:table-cell table:number-columns-repeated="3"/>
          <table:table-cell office:value-type="float" office:value="-511685500">
            <text:p>-511.685.500</text:p>
          </table:table-cell>
          <table:table-cell table:style-name="ce11" table:number-columns-repeated="2"/>
          <table:table-cell office:value-type="float" office:value="-511685500">
            <text:p>-511.685.500</text:p>
          </table:table-cell>
          <table:table-cell table:number-columns-repeated="994"/>
        </table:table-row>
        <table:table-row table:style-name="ro1">
          <table:table-cell table:style-name="ce5" office:value-type="string">
            <text:p>6102</text:p>
            <draw:g table:end-cell-address="Tabelle1.A843" table:end-x="0.41cm" table:end-y="0.016cm" draw:z-index="105" draw:name="SAPBEXq0001 U13C0F4E5B9B69">
              <draw:custom-shape draw:name="SAPBEXq0001 U13C0F4E5B9B6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E5B9B6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E5B9B6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table:end-cell-address="Tabelle1.A843" table:end-x="0.41cm" table:end-y="0.016cm" draw:z-index="319" draw:name="SAPBEXq0001 U13C0F4CFB2069">
              <draw:custom-shape draw:name="SAPBEXq0001 U13C0F4CFB2069 0" draw:style-name="gr1" draw:text-style-name="P2" svg:width="0.384cm" svg:height="0.441cm" svg:x="0.026cm" svg:y="0.027cm">
                <text:p text:style-name="P1"><text:span text:style-name="T1">.</text:span></text:p>
                <draw:enhanced-geometry svg:viewBox="0 0 21600 21600" draw:type="rectangle" draw:enhanced-path="M 0 0 L 21600 0 21600 21600 0 21600 0 0 Z N"/>
              </draw:custom-shape>
              <draw:custom-shape draw:name="SAPBEXq0001 U13C0F4CFB2069 1" draw:style-name="gr2" draw:text-style-name="P3" svg:width="0.259cm" svg:height="0.274cm" svg:x="0.098cm" svg:y="0.11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name="SAPBEXq0001 U13C0F4CFB2069 2" draw:style-name="gr2" draw:text-style-name="P3" svg:width="0.103cm" svg:height="0.107cm" svg:x="0.171cm" svg:y="0.108cm">
                <text:p/>
      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table:table-cell>
          <table:table-cell table:style-name="ce8" office:value-type="string">
            <text:p>Sonstige Allgemeine Finanzwirtschaft</text:p>
          </table:table-cell>
          <table:table-cell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 table:number-columns-repeated="5"/>
          <table:table-cell/>
          <table:table-cell table:style-name="ce11" table:number-columns-repeated="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994"/>
        </table:table-row>
        <table:table-row table:style-name="ro1">
          <table:table-cell office:value-type="string">
            <text:p>Ergebnis 2009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374512.18">
            <text:p>-1.374.512</text:p>
          </table:table-cell>
          <table:table-cell/>
          <table:table-cell office:value-type="float" office:value="-1374512.18">
            <text:p>-1.374.512</text:p>
          </table:table-cell>
          <table:table-cell table:style-name="ce11" table:number-columns-repeated="4"/>
          <table:table-cell/>
          <table:table-cell table:number-columns-repeated="2" office:value-type="float" office:value="115648.11">
            <text:p>115.648</text:p>
          </table:table-cell>
          <table:table-cell office:value-type="float" office:value="-1258864.07">
            <text:p>-1.258.864</text:p>
          </table:table-cell>
          <table:table-cell table:style-name="ce12" office:value-type="float" office:value="-76092532.78">
            <text:p>-76.092.533</text:p>
          </table:table-cell>
          <table:table-cell table:style-name="ce12" office:value-type="float" office:value="117949412.57">
            <text:p>117.949.413</text:p>
          </table:table-cell>
          <table:table-cell table:style-name="ce13" office:value-type="float" office:value="41856879.79">
            <text:p>41.856.880</text:p>
          </table:table-cell>
          <table:table-cell office:value-type="float" office:value="40598015.72">
            <text:p>40.598.016</text:p>
          </table:table-cell>
          <table:table-cell table:number-columns-repeated="3"/>
          <table:table-cell office:value-type="float" office:value="40598015.72">
            <text:p>40.598.016</text:p>
          </table:table-cell>
          <table:table-cell table:style-name="ce11" table:number-columns-repeated="2"/>
          <table:table-cell office:value-type="float" office:value="40598015.72">
            <text:p>40.598.016</text:p>
          </table:table-cell>
          <table:table-cell table:number-columns-repeated="994"/>
        </table:table-row>
        <table:table-row table:style-name="ro1">
          <table:table-cell office:value-type="string">
            <text:p>Ansatz 2010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1005000">
            <text:p>-1.005.000</text:p>
          </table:table-cell>
          <table:table-cell/>
          <table:table-cell office:value-type="float" office:value="-1005000">
            <text:p>-1.005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905000">
            <text:p>-905.000</text:p>
          </table:table-cell>
          <table:table-cell table:style-name="ce12" office:value-type="float" office:value="-2000000">
            <text:p>-2.000.000</text:p>
          </table:table-cell>
          <table:table-cell table:style-name="ce12" office:value-type="float" office:value="58362000">
            <text:p>58.362.000</text:p>
          </table:table-cell>
          <table:table-cell table:style-name="ce13" office:value-type="float" office:value="56362000">
            <text:p>56.362.000</text:p>
          </table:table-cell>
          <table:table-cell office:value-type="float" office:value="55457000">
            <text:p>55.457.000</text:p>
          </table:table-cell>
          <table:table-cell table:number-columns-repeated="3"/>
          <table:table-cell office:value-type="float" office:value="55457000">
            <text:p>55.457.000</text:p>
          </table:table-cell>
          <table:table-cell table:style-name="ce11" table:number-columns-repeated="2"/>
          <table:table-cell office:value-type="float" office:value="55457000">
            <text:p>55.457.000</text:p>
          </table:table-cell>
          <table:table-cell table:number-columns-repeated="994"/>
        </table:table-row>
        <table:table-row table:style-name="ro1">
          <table:table-cell office:value-type="string">
            <text:p>Ansatz 2011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984000">
            <text:p>-984.000</text:p>
          </table:table-cell>
          <table:table-cell/>
          <table:table-cell office:value-type="float" office:value="-984000">
            <text:p>-984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884000">
            <text:p>-884.000</text:p>
          </table:table-cell>
          <table:table-cell table:style-name="ce12" office:value-type="float" office:value="-2370000">
            <text:p>-2.370.000</text:p>
          </table:table-cell>
          <table:table-cell table:style-name="ce12" office:value-type="float" office:value="64832000">
            <text:p>64.832.000</text:p>
          </table:table-cell>
          <table:table-cell table:style-name="ce13" office:value-type="float" office:value="62462000">
            <text:p>62.462.000</text:p>
          </table:table-cell>
          <table:table-cell office:value-type="float" office:value="61578000">
            <text:p>61.578.000</text:p>
          </table:table-cell>
          <table:table-cell table:number-columns-repeated="3"/>
          <table:table-cell office:value-type="float" office:value="61578000">
            <text:p>61.578.000</text:p>
          </table:table-cell>
          <table:table-cell table:style-name="ce11" table:number-columns-repeated="2"/>
          <table:table-cell office:value-type="float" office:value="61578000">
            <text:p>61.578.000</text:p>
          </table:table-cell>
          <table:table-cell table:number-columns-repeated="994"/>
        </table:table-row>
        <table:table-row table:style-name="ro1">
          <table:table-cell office:value-type="string">
            <text:p>Plan 2012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971000">
            <text:p>-971.000</text:p>
          </table:table-cell>
          <table:table-cell/>
          <table:table-cell office:value-type="float" office:value="-971000">
            <text:p>-971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871000">
            <text:p>-871.000</text:p>
          </table:table-cell>
          <table:table-cell table:style-name="ce12" office:value-type="float" office:value="-2630000">
            <text:p>-2.630.000</text:p>
          </table:table-cell>
          <table:table-cell table:style-name="ce12" office:value-type="float" office:value="72392000">
            <text:p>72.392.000</text:p>
          </table:table-cell>
          <table:table-cell table:style-name="ce13" office:value-type="float" office:value="69762000">
            <text:p>69.762.000</text:p>
          </table:table-cell>
          <table:table-cell office:value-type="float" office:value="68891000">
            <text:p>68.891.000</text:p>
          </table:table-cell>
          <table:table-cell table:number-columns-repeated="3"/>
          <table:table-cell office:value-type="float" office:value="68891000">
            <text:p>68.891.000</text:p>
          </table:table-cell>
          <table:table-cell table:style-name="ce11" table:number-columns-repeated="2"/>
          <table:table-cell office:value-type="float" office:value="68891000">
            <text:p>68.891.000</text:p>
          </table:table-cell>
          <table:table-cell table:number-columns-repeated="994"/>
        </table:table-row>
        <table:table-row table:style-name="ro1">
          <table:table-cell office:value-type="string">
            <text:p>Plan 2013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948000">
            <text:p>-948.000</text:p>
          </table:table-cell>
          <table:table-cell/>
          <table:table-cell office:value-type="float" office:value="-948000">
            <text:p>-948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848000">
            <text:p>-848.000</text:p>
          </table:table-cell>
          <table:table-cell table:style-name="ce12" office:value-type="float" office:value="-2920000">
            <text:p>-2.920.000</text:p>
          </table:table-cell>
          <table:table-cell table:style-name="ce12" office:value-type="float" office:value="79582000">
            <text:p>79.582.000</text:p>
          </table:table-cell>
          <table:table-cell table:style-name="ce13" office:value-type="float" office:value="76662000">
            <text:p>76.662.000</text:p>
          </table:table-cell>
          <table:table-cell office:value-type="float" office:value="75814000">
            <text:p>75.814.000</text:p>
          </table:table-cell>
          <table:table-cell table:number-columns-repeated="3"/>
          <table:table-cell office:value-type="float" office:value="75814000">
            <text:p>75.814.000</text:p>
          </table:table-cell>
          <table:table-cell table:style-name="ce11" table:number-columns-repeated="2"/>
          <table:table-cell office:value-type="float" office:value="75814000">
            <text:p>75.814.000</text:p>
          </table:table-cell>
          <table:table-cell table:number-columns-repeated="994"/>
        </table:table-row>
        <table:table-row table:style-name="ro1">
          <table:table-cell office:value-type="string">
            <text:p>Plan 2014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925000">
            <text:p>-925.000</text:p>
          </table:table-cell>
          <table:table-cell/>
          <table:table-cell office:value-type="float" office:value="-925000">
            <text:p>-925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825000">
            <text:p>-825.000</text:p>
          </table:table-cell>
          <table:table-cell table:style-name="ce12" office:value-type="float" office:value="-3050000">
            <text:p>-3.050.000</text:p>
          </table:table-cell>
          <table:table-cell table:style-name="ce12" office:value-type="float" office:value="83412000">
            <text:p>83.412.000</text:p>
          </table:table-cell>
          <table:table-cell table:style-name="ce13" office:value-type="float" office:value="80362000">
            <text:p>80.362.000</text:p>
          </table:table-cell>
          <table:table-cell office:value-type="float" office:value="79537000">
            <text:p>79.537.000</text:p>
          </table:table-cell>
          <table:table-cell table:number-columns-repeated="3"/>
          <table:table-cell office:value-type="float" office:value="79537000">
            <text:p>79.537.000</text:p>
          </table:table-cell>
          <table:table-cell table:style-name="ce11" table:number-columns-repeated="2"/>
          <table:table-cell office:value-type="float" office:value="79537000">
            <text:p>79.537.000</text:p>
          </table:table-cell>
          <table:table-cell table:number-columns-repeated="994"/>
        </table:table-row>
        <table:table-row table:style-name="ro1">
          <table:table-cell office:value-type="string">
            <text:p>Plan 2015</text:p>
          </table:table-cell>
          <table:table-cell table:number-columns-repeated="2"/>
          <table:table-cell table:style-name="ce11"/>
          <table:table-cell table:number-columns-repeated="3"/>
          <table:table-cell table:style-name="ce11"/>
          <table:table-cell table:style-name="ce12" office:value-type="float" office:value="-900000">
            <text:p>-900.000</text:p>
          </table:table-cell>
          <table:table-cell/>
          <table:table-cell office:value-type="float" office:value="-900000">
            <text:p>-900.000</text:p>
          </table:table-cell>
          <table:table-cell table:style-name="ce11" table:number-columns-repeated="4"/>
          <table:table-cell/>
          <table:table-cell table:number-columns-repeated="2" office:value-type="float" office:value="100000">
            <text:p>100.000</text:p>
          </table:table-cell>
          <table:table-cell office:value-type="float" office:value="-800000">
            <text:p>-800.000</text:p>
          </table:table-cell>
          <table:table-cell table:style-name="ce12" office:value-type="float" office:value="-3110000">
            <text:p>-3.110.000</text:p>
          </table:table-cell>
          <table:table-cell table:style-name="ce12" office:value-type="float" office:value="84972000">
            <text:p>84.972.000</text:p>
          </table:table-cell>
          <table:table-cell table:style-name="ce13" office:value-type="float" office:value="81862000">
            <text:p>81.862.000</text:p>
          </table:table-cell>
          <table:table-cell office:value-type="float" office:value="81062000">
            <text:p>81.062.000</text:p>
          </table:table-cell>
          <table:table-cell table:number-columns-repeated="3"/>
          <table:table-cell office:value-type="float" office:value="81062000">
            <text:p>81.062.000</text:p>
          </table:table-cell>
          <table:table-cell table:style-name="ce11" table:number-columns-repeated="2"/>
          <table:table-cell office:value-type="float" office:value="81062000">
            <text:p>81.062.000</text:p>
          </table:table-cell>
          <table:table-cell table:number-columns-repeated="994"/>
        </table:table-row>
      </table:table>
      <table:named-expressions>
        <table:named-range table:name="Excel_BuiltIn__FilterDatabase" table:base-cell-address="$SAPBEXqueries.$A$1" table:cell-range-address="$Tabelle1.$A$1:.$AD$849"/>
        <table:named-range table:name="SAPBEXq0001" table:base-cell-address="$SAPBEXqueries.$A$1" table:cell-range-address="$Tabelle1.$A$1:.$AD$849"/>
        <table:named-expression table:name="SAPBEXq0001fCV1T9WJPMRV7EGEWCAMOKHPA4" table:base-cell-address="$SAPBEXqueries.$A$1" table:expression="[$Tabelle1.$#REF!$#REF!:.$#REF!$#REF!]"/>
        <table:named-expression table:name="SAPBEXq0001fEVHWQCGWNZO0NR5MH92XNKAPO" table:base-cell-address="$SAPBEXqueries.$A$1" table:expression="[$Tabelle1.$#REF!$#REF!:.$#REF!$#REF!]"/>
        <table:named-expression table:name="SAPBEXq0001fNKF_KOPL" table:base-cell-address="$SAPBEXqueries.$A$1" table:expression="[$Tabelle1.$#REF!$#REF!:.$#REF!$#REF!]"/>
        <table:named-expression table:name="SAPBEXq0001fNKF_PRCTR" table:base-cell-address="$SAPBEXqueries.$A$1" table:expression="[$Tabelle1.$#REF!$#REF!:.$#REF!$#REF!]"/>
        <table:named-expression table:name="SAPBEXq0001tFILTER_0SOURSYSTEM" table:base-cell-address="$SAPBEXqueries.$A$1" table:expression="[$Tabelle1.$#REF!$#REF!:.$#REF!$#REF!]"/>
        <table:named-expression table:name="SAPBEXq0001tFILTER_NKF_KOKRS" table:base-cell-address="$SAPBEXqueries.$A$1" table:expression="[$Tabelle1.$#REF!$#REF!:.$#REF!$#REF!]"/>
        <table:named-expression table:name="SAPBEXq0001tFILTER_NKF_PRCTR" table:base-cell-address="$SAPBEXqueries.$A$1" table:expression="[$Tabelle1.$#REF!$#REF!:.$#REF!$#REF!]"/>
        <table:named-expression table:name="SAPBEXq0001tFILTER_NKF_WAETP" table:base-cell-address="$SAPBEXqueries.$A$1" table:expression="[$Tabelle1.$#REF!$#REF!:.$#REF!$#REF!]"/>
        <table:named-expression table:name="SAPBEXq0001tREPTXTLG" table:base-cell-address="$SAPBEXqueries.$A$1" table:expression="[$Tabelle1.$#REF!$#REF!: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0e5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87c7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2f2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0e5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bbb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ac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87c7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5bcb7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4d4d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c0cac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c0cac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87c7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5bcb7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d4d4d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33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5bcb7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cc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2f2f2" style:diagonal-bl-tr="none" style:diagonal-tl-br="none" fo:border="0.035cm solid #c0c4c7" style:rotation-align="none"/>
      <style:text-properties fo:color="#ff88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c0c4c7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c0c4c7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60ed84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acf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c0cacf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c0c4c7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8800" style:border-line-width-bottom="0.035cm 0.035cm 0.035cm" style:diagonal-bl-tr="none" style:diagonal-tl-br="none" fo:border-left="none" fo:border-right="none" style:rotation-align="none" fo:border-top="none"/>
      <style:text-properties fo:color="#ff88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4c7" style:rotation-align="none"/>
    </style:style>
    <style:style style:name="Output" style:family="table-cell" style:parent-style-name="Default">
      <style:table-cell-properties fo:background-color="#f2f2f2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PBEXaggData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aggDataEmph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aggItem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aggItemX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chaText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excBad7" style:family="table-cell" style:parent-style-name="Default">
      <style:table-cell-properties style:glyph-orientation-vertical="0" fo:background-color="#ffbbbb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Bad8" style:family="table-cell" style:parent-style-name="Default">
      <style:table-cell-properties style:glyph-orientation-vertical="0" fo:background-color="#f87c7c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Bad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Critical4" style:family="table-cell" style:parent-style-name="Default">
      <style:table-cell-properties style:glyph-orientation-vertical="0" fo:background-color="#ffcc33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Critical5" style:family="table-cell" style:parent-style-name="Default">
      <style:table-cell-properties style:glyph-orientation-vertical="0" fo:background-color="#ffab1d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Critical6" style:family="table-cell" style:parent-style-name="Default">
      <style:table-cell-properties style:glyph-orientation-vertical="0" fo:background-color="#ff8800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Good1" style:family="table-cell" style:parent-style-name="Default">
      <style:table-cell-properties style:glyph-orientation-vertical="0" fo:background-color="#5bcb77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Good2" style:family="table-cell" style:parent-style-name="Default">
      <style:table-cell-properties style:glyph-orientation-vertical="0" fo:background-color="#60ed84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excGood3" style:family="table-cell" style:parent-style-name="Default">
      <style:table-cell-properties style:glyph-orientation-vertical="0" fo:background-color="#99ff99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filterDrill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SAPBEXfilterItem" style:family="table-cell" style:parent-style-name="Default">
      <style:table-cell-properties style:glyph-orientation-vertical="0" fo:border-bottom="0.035cm solid #333333" fo:background-color="#f2f2f2" style:diagonal-bl-tr="none" style:diagonal-tl-br="none" style:text-align-source="fix" style:repeat-content="false" fo:wrap-option="no-wrap" fo:border-left="0.035cm solid #333333" style:direction="ltr" fo:border-right="0.035cm solid #333333" style:rotation-angle="0" style:rotation-align="none" style:shrink-to-fit="false" fo:border-top="0.035cm solid #000000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filterText" style:family="table-cell" style:parent-style-name="Default">
      <style:table-cell-properties style:glyph-orientation-vertical="0"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SAPBEXformats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eaderItem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headerText" style:family="table-cell" style:parent-style-name="Default">
      <style:table-cell-properties style:glyph-orientation-vertical="0" fo:background-color="#c0c4c7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HLevel0" style:family="table-cell" style:parent-style-name="Default">
      <style:table-cell-properties style:glyph-orientation-vertical="0" fo:background-color="#c0c4c7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0X" style:family="table-cell" style:parent-style-name="Default">
      <style:table-cell-properties style:glyph-orientation-vertical="0" fo:background-color="#c0c4c7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1" style:family="table-cell" style:parent-style-name="Default">
      <style:table-cell-properties style:glyph-orientation-vertical="0" fo:background-color="#c0cacf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1X" style:family="table-cell" style:parent-style-name="Default">
      <style:table-cell-properties style:glyph-orientation-vertical="0" fo:background-color="#c0cacf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2" style:family="table-cell" style:parent-style-name="Default">
      <style:table-cell-properties style:glyph-orientation-vertical="0" fo:background-color="#d4d4d4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2X" style:family="table-cell" style:parent-style-name="Default">
      <style:table-cell-properties style:glyph-orientation-vertical="0" fo:background-color="#d4d4d4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3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HLevel3X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resData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resDataEmph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resItem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resItemX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stdData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stdDataEmph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PBEXstdItem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stdItemX" style:family="table-cell" style:parent-style-name="Default">
      <style:table-cell-properties style:glyph-orientation-vertical="0" fo:background-color="#e0e5e8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SAPBEX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c0c4c7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SAPBEXundefined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0.035cm solid #333333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name-asian="Cambria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33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5">05.10.2011</text:date>, <text:time>22:27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APBEXqueries" style:display-name="PageStyle_SAPBEXqu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PBEXfilters" style:display-name="PageStyle_SAPBEX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200205</meta:initial-creator>
    <meta:creation-date>2011-09-08T13:14:14</meta:creation-date>
    <dc:creator>BD20738</dc:creator>
    <dc:date>2011-09-12T13:59:39</dc:date>
    <meta:generator>OpenOffice.org/3.3$Unix OpenOffice.org_project/330m20$Build-9567</meta:generator>
    <meta:document-statistic meta:table-count="3" meta:cell-count="14874" meta:object-count="324"/>
  </office:meta>
</office:document-meta>
</file>